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29pt"/>
    </style:style>
    <style:style style:name="co2" style:family="table-column">
      <style:table-column-properties fo:break-before="auto" style:column-width="133.31pt"/>
    </style:style>
    <style:style style:name="co3" style:family="table-column">
      <style:table-column-properties fo:break-before="auto" style:column-width="107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_norm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RAND()" office:value-type="float" office:value="0.141698532970622" calcext:value-type="float">
            <text:p>0.141698533</text:p>
          </table:table-cell>
          <table:table-cell table:formula="of:=NORMINV([.A2];10;3)" office:value-type="float" office:value="6.78184201772693" calcext:value-type="float">
            <text:p>6.7818420177</text:p>
          </table:table-cell>
          <table:table-cell table:formula="of:=COM.MICROSOFT.NORM.INV(RAND(); 0; 1)" office:value-type="float" office:value="-0.275678581667985" calcext:value-type="float">
            <text:p>-0.2756785817</text:p>
          </table:table-cell>
          <table:table-cell table:formula="of:=NORMINV(RAND(); 62; 4)" office:value-type="float" office:value="59.4058462248849" calcext:value-type="float">
            <text:p>59.4058462249</text:p>
          </table:table-cell>
          <table:table-cell table:formula="of:=12 + 3 * [.D2] + 5 * [.C2]" office:value-type="float" office:value="188.839145766315" calcext:value-type="float">
            <text:p>188.8391457663</text:p>
          </table:table-cell>
          <table:table-cell/>
        </table:table-row>
        <table:table-row table:style-name="ro1">
          <table:table-cell table:formula="of:=RAND()" office:value-type="float" office:value="0.780899733537808" calcext:value-type="float">
            <text:p>0.7808997335</text:p>
          </table:table-cell>
          <table:table-cell table:formula="of:=NORMINV([.A3];10;3)" office:value-type="float" office:value="12.325706407419" calcext:value-type="float">
            <text:p>12.3257064074</text:p>
          </table:table-cell>
          <table:table-cell table:formula="of:=COM.MICROSOFT.NORM.INV(RAND(); 0; 1)" office:value-type="float" office:value="-0.249049422668115" calcext:value-type="float">
            <text:p>-0.2490494227</text:p>
          </table:table-cell>
          <table:table-cell table:formula="of:=NORMINV(RAND(); 62; 4)" office:value-type="float" office:value="64.4039519980907" calcext:value-type="float">
            <text:p>64.4039519981</text:p>
          </table:table-cell>
          <table:table-cell table:formula="of:=12 + 3 * [.D3] + 5 * [.C3]" office:value-type="float" office:value="203.966608880931" calcext:value-type="float">
            <text:p>203.9666088809</text:p>
          </table:table-cell>
          <table:table-cell/>
        </table:table-row>
        <table:table-row table:style-name="ro1">
          <table:table-cell table:formula="of:=RAND()" office:value-type="float" office:value="0.182507896795869" calcext:value-type="float">
            <text:p>0.1825078968</text:p>
          </table:table-cell>
          <table:table-cell table:formula="of:=NORMINV([.A4];10;3)" office:value-type="float" office:value="7.28245306879903" calcext:value-type="float">
            <text:p>7.2824530688</text:p>
          </table:table-cell>
          <table:table-cell table:formula="of:=COM.MICROSOFT.NORM.INV(RAND(); 0; 1)" office:value-type="float" office:value="0.703204617732884" calcext:value-type="float">
            <text:p>0.7032046177</text:p>
          </table:table-cell>
          <table:table-cell table:formula="of:=NORMINV(RAND(); 62; 4)" office:value-type="float" office:value="67.3096604932076" calcext:value-type="float">
            <text:p>67.3096604932</text:p>
          </table:table-cell>
          <table:table-cell table:formula="of:=12 + 3 * [.D4] + 5 * [.C4]" office:value-type="float" office:value="217.445004568287" calcext:value-type="float">
            <text:p>217.4450045683</text:p>
          </table:table-cell>
          <table:table-cell/>
        </table:table-row>
        <table:table-row table:style-name="ro1">
          <table:table-cell table:formula="of:=RAND()" office:value-type="float" office:value="0.230349764926359" calcext:value-type="float">
            <text:p>0.2303497649</text:p>
          </table:table-cell>
          <table:table-cell table:formula="of:=NORMINV([.A5];10;3)" office:value-type="float" office:value="7.78691361142894" calcext:value-type="float">
            <text:p>7.7869136114</text:p>
          </table:table-cell>
          <table:table-cell table:formula="of:=COM.MICROSOFT.NORM.INV(RAND(); 0; 1)" office:value-type="float" office:value="0.0162092086946826" calcext:value-type="float">
            <text:p>0.0162092087</text:p>
          </table:table-cell>
          <table:table-cell table:formula="of:=NORMINV(RAND(); 62; 4)" office:value-type="float" office:value="56.7067125767956" calcext:value-type="float">
            <text:p>56.7067125768</text:p>
          </table:table-cell>
          <table:table-cell table:formula="of:=12 + 3 * [.D5] + 5 * [.C5]" office:value-type="float" office:value="182.20118377386" calcext:value-type="float">
            <text:p>182.2011837739</text:p>
          </table:table-cell>
          <table:table-cell/>
        </table:table-row>
        <table:table-row table:style-name="ro1">
          <table:table-cell table:formula="of:=RAND()" office:value-type="float" office:value="0.553293992998078" calcext:value-type="float">
            <text:p>0.553293993</text:p>
          </table:table-cell>
          <table:table-cell table:formula="of:=NORMINV([.A6];10;3)" office:value-type="float" office:value="10.4019641877098" calcext:value-type="float">
            <text:p>10.4019641877</text:p>
          </table:table-cell>
          <table:table-cell table:formula="of:=COM.MICROSOFT.NORM.INV(RAND(); 0; 1)" office:value-type="float" office:value="0.581880345125908" calcext:value-type="float">
            <text:p>0.5818803451</text:p>
          </table:table-cell>
          <table:table-cell table:formula="of:=NORMINV(RAND(); 62; 4)" office:value-type="float" office:value="62.1674978813911" calcext:value-type="float">
            <text:p>62.1674978814</text:p>
          </table:table-cell>
          <table:table-cell table:formula="of:=12 + 3 * [.D6] + 5 * [.C6]" office:value-type="float" office:value="201.411895369803" calcext:value-type="float">
            <text:p>201.4118953698</text:p>
          </table:table-cell>
          <table:table-cell/>
        </table:table-row>
        <table:table-row table:style-name="ro1">
          <table:table-cell table:formula="of:=RAND()" office:value-type="float" office:value="0.938229983439669" calcext:value-type="float">
            <text:p>0.9382299834</text:p>
          </table:table-cell>
          <table:table-cell table:formula="of:=NORMINV([.A7];10;3)" office:value-type="float" office:value="14.6202501068854" calcext:value-type="float">
            <text:p>14.6202501069</text:p>
          </table:table-cell>
          <table:table-cell table:formula="of:=COM.MICROSOFT.NORM.INV(RAND(); 0; 1)" office:value-type="float" office:value="-0.30886115399682" calcext:value-type="float">
            <text:p>-0.308861154</text:p>
          </table:table-cell>
          <table:table-cell table:formula="of:=NORMINV(RAND(); 62; 4)" office:value-type="float" office:value="62.4419817097678" calcext:value-type="float">
            <text:p>62.4419817098</text:p>
          </table:table-cell>
          <table:table-cell table:formula="of:=12 + 3 * [.D7] + 5 * [.C7]" office:value-type="float" office:value="197.781639359319" calcext:value-type="float">
            <text:p>197.7816393593</text:p>
          </table:table-cell>
          <table:table-cell/>
        </table:table-row>
        <table:table-row table:style-name="ro1">
          <table:table-cell table:formula="of:=RAND()" office:value-type="float" office:value="0.780830800766125" calcext:value-type="float">
            <text:p>0.7808308008</text:p>
          </table:table-cell>
          <table:table-cell table:formula="of:=NORMINV([.A8];10;3)" office:value-type="float" office:value="12.3250064026783" calcext:value-type="float">
            <text:p>12.3250064027</text:p>
          </table:table-cell>
          <table:table-cell table:formula="of:=COM.MICROSOFT.NORM.INV(RAND(); 0; 1)" office:value-type="float" office:value="0.596449249649881" calcext:value-type="float">
            <text:p>0.5964492496</text:p>
          </table:table-cell>
          <table:table-cell table:formula="of:=NORMINV(RAND(); 62; 4)" office:value-type="float" office:value="58.5109348974266" calcext:value-type="float">
            <text:p>58.5109348974</text:p>
          </table:table-cell>
          <table:table-cell table:formula="of:=12 + 3 * [.D8] + 5 * [.C8]" office:value-type="float" office:value="190.515050940529" calcext:value-type="float">
            <text:p>190.5150509405</text:p>
          </table:table-cell>
          <table:table-cell/>
        </table:table-row>
        <table:table-row table:style-name="ro1">
          <table:table-cell table:formula="of:=RAND()" office:value-type="float" office:value="0.474446791922674" calcext:value-type="float">
            <text:p>0.4744467919</text:p>
          </table:table-cell>
          <table:table-cell table:formula="of:=NORMINV([.A9];10;3)" office:value-type="float" office:value="9.8077112351957" calcext:value-type="float">
            <text:p>9.8077112352</text:p>
          </table:table-cell>
          <table:table-cell table:formula="of:=COM.MICROSOFT.NORM.INV(RAND(); 0; 1)" office:value-type="float" office:value="1.49602970067403" calcext:value-type="float">
            <text:p>1.4960297007</text:p>
          </table:table-cell>
          <table:table-cell table:formula="of:=NORMINV(RAND(); 62; 4)" office:value-type="float" office:value="58.1491016228627" calcext:value-type="float">
            <text:p>58.1491016229</text:p>
          </table:table-cell>
          <table:table-cell table:formula="of:=12 + 3 * [.D9] + 5 * [.C9]" office:value-type="float" office:value="193.927453371958" calcext:value-type="float">
            <text:p>193.927453372</text:p>
          </table:table-cell>
          <table:table-cell/>
        </table:table-row>
        <table:table-row table:style-name="ro1">
          <table:table-cell table:formula="of:=RAND()" office:value-type="float" office:value="0.205550150945783" calcext:value-type="float">
            <text:p>0.2055501509</text:p>
          </table:table-cell>
          <table:table-cell table:formula="of:=NORMINV([.A10];10;3)" office:value-type="float" office:value="7.53412336874925" calcext:value-type="float">
            <text:p>7.5341233687</text:p>
          </table:table-cell>
          <table:table-cell table:formula="of:=COM.MICROSOFT.NORM.INV(RAND(); 0; 1)" office:value-type="float" office:value="0.319189035649965" calcext:value-type="float">
            <text:p>0.3191890356</text:p>
          </table:table-cell>
          <table:table-cell table:formula="of:=NORMINV(RAND(); 62; 4)" office:value-type="float" office:value="62.6038119570045" calcext:value-type="float">
            <text:p>62.603811957</text:p>
          </table:table-cell>
          <table:table-cell table:formula="of:=12 + 3 * [.D10] + 5 * [.C10]" office:value-type="float" office:value="201.407381049263" calcext:value-type="float">
            <text:p>201.4073810493</text:p>
          </table:table-cell>
          <table:table-cell/>
        </table:table-row>
        <table:table-row table:style-name="ro1">
          <table:table-cell table:formula="of:=RAND()" office:value-type="float" office:value="0.948043087963015" calcext:value-type="float">
            <text:p>0.948043088</text:p>
          </table:table-cell>
          <table:table-cell table:formula="of:=NORMINV([.A11];10;3)" office:value-type="float" office:value="14.878505374652" calcext:value-type="float">
            <text:p>14.8785053747</text:p>
          </table:table-cell>
          <table:table-cell table:formula="of:=COM.MICROSOFT.NORM.INV(RAND(); 0; 1)" office:value-type="float" office:value="0.730611228771899" calcext:value-type="float">
            <text:p>0.7306112288</text:p>
          </table:table-cell>
          <table:table-cell table:formula="of:=NORMINV(RAND(); 62; 4)" office:value-type="float" office:value="62.2190417441104" calcext:value-type="float">
            <text:p>62.2190417441</text:p>
          </table:table-cell>
          <table:table-cell table:formula="of:=12 + 3 * [.D11] + 5 * [.C11]" office:value-type="float" office:value="202.310181376191" calcext:value-type="float">
            <text:p>202.3101813762</text:p>
          </table:table-cell>
          <table:table-cell/>
        </table:table-row>
        <table:table-row table:style-name="ro1">
          <table:table-cell table:formula="of:=RAND()" office:value-type="float" office:value="0.390066882129759" calcext:value-type="float">
            <text:p>0.3900668821</text:p>
          </table:table-cell>
          <table:table-cell table:formula="of:=NORMINV([.A12];10;3)" office:value-type="float" office:value="9.16256583724428" calcext:value-type="float">
            <text:p>9.1625658372</text:p>
          </table:table-cell>
          <table:table-cell table:formula="of:=COM.MICROSOFT.NORM.INV(RAND(); 0; 1)" office:value-type="float" office:value="-1.78927438894141" calcext:value-type="float">
            <text:p>-1.7892743889</text:p>
          </table:table-cell>
          <table:table-cell table:formula="of:=NORMINV(RAND(); 62; 4)" office:value-type="float" office:value="66.3947524791081" calcext:value-type="float">
            <text:p>66.3947524791</text:p>
          </table:table-cell>
          <table:table-cell table:formula="of:=12 + 3 * [.D12] + 5 * [.C12]" office:value-type="float" office:value="202.237885492617" calcext:value-type="float">
            <text:p>202.2378854926</text:p>
          </table:table-cell>
          <table:table-cell/>
        </table:table-row>
        <table:table-row table:style-name="ro1">
          <table:table-cell table:formula="of:=RAND()" office:value-type="float" office:value="0.226574830012396" calcext:value-type="float">
            <text:p>0.22657483</text:p>
          </table:table-cell>
          <table:table-cell table:formula="of:=NORMINV([.A13];10;3)" office:value-type="float" office:value="7.74947672595978" calcext:value-type="float">
            <text:p>7.749476726</text:p>
          </table:table-cell>
          <table:table-cell table:formula="of:=COM.MICROSOFT.NORM.INV(RAND(); 0; 1)" office:value-type="float" office:value="1.18307607749484" calcext:value-type="float">
            <text:p>1.1830760775</text:p>
          </table:table-cell>
          <table:table-cell table:formula="of:=NORMINV(RAND(); 62; 4)" office:value-type="float" office:value="62.137933472077" calcext:value-type="float">
            <text:p>62.1379334721</text:p>
          </table:table-cell>
          <table:table-cell table:formula="of:=12 + 3 * [.D13] + 5 * [.C13]" office:value-type="float" office:value="204.329180803705" calcext:value-type="float">
            <text:p>204.3291808037</text:p>
          </table:table-cell>
          <table:table-cell/>
        </table:table-row>
        <table:table-row table:style-name="ro1">
          <table:table-cell table:formula="of:=RAND()" office:value-type="float" office:value="0.710834983503446" calcext:value-type="float">
            <text:p>0.7108349835</text:p>
          </table:table-cell>
          <table:table-cell table:formula="of:=NORMINV([.A14];10;3)" office:value-type="float" office:value="11.6674770200072" calcext:value-type="float">
            <text:p>11.66747702</text:p>
          </table:table-cell>
          <table:table-cell table:formula="of:=COM.MICROSOFT.NORM.INV(RAND(); 0; 1)" office:value-type="float" office:value="-0.183203571105211" calcext:value-type="float">
            <text:p>-0.1832035711</text:p>
          </table:table-cell>
          <table:table-cell table:formula="of:=NORMINV(RAND(); 62; 4)" office:value-type="float" office:value="59.020439666101" calcext:value-type="float">
            <text:p>59.0204396661</text:p>
          </table:table-cell>
          <table:table-cell table:formula="of:=12 + 3 * [.D14] + 5 * [.C14]" office:value-type="float" office:value="188.145301142777" calcext:value-type="float">
            <text:p>188.1453011428</text:p>
          </table:table-cell>
          <table:table-cell/>
        </table:table-row>
        <table:table-row table:style-name="ro1">
          <table:table-cell table:formula="of:=RAND()" office:value-type="float" office:value="0.468014471232891" calcext:value-type="float">
            <text:p>0.4680144712</text:p>
          </table:table-cell>
          <table:table-cell table:formula="of:=NORMINV([.A15];10;3)" office:value-type="float" office:value="9.75921423456738" calcext:value-type="float">
            <text:p>9.7592142346</text:p>
          </table:table-cell>
          <table:table-cell table:formula="of:=COM.MICROSOFT.NORM.INV(RAND(); 0; 1)" office:value-type="float" office:value="-1.0555945642002" calcext:value-type="float">
            <text:p>-1.0555945642</text:p>
          </table:table-cell>
          <table:table-cell table:formula="of:=NORMINV(RAND(); 62; 4)" office:value-type="float" office:value="61.1508187817671" calcext:value-type="float">
            <text:p>61.1508187818</text:p>
          </table:table-cell>
          <table:table-cell table:formula="of:=12 + 3 * [.D15] + 5 * [.C15]" office:value-type="float" office:value="190.1744835243" calcext:value-type="float">
            <text:p>190.1744835243</text:p>
          </table:table-cell>
          <table:table-cell/>
        </table:table-row>
        <table:table-row table:style-name="ro1">
          <table:table-cell table:formula="of:=RAND()" office:value-type="float" office:value="0.721878255950287" calcext:value-type="float">
            <text:p>0.721878256</text:p>
          </table:table-cell>
          <table:table-cell table:formula="of:=NORMINV([.A16];10;3)" office:value-type="float" office:value="11.7652909749064" calcext:value-type="float">
            <text:p>11.7652909749</text:p>
          </table:table-cell>
          <table:table-cell table:formula="of:=COM.MICROSOFT.NORM.INV(RAND(); 0; 1)" office:value-type="float" office:value="0.800709207185763" calcext:value-type="float">
            <text:p>0.8007092072</text:p>
          </table:table-cell>
          <table:table-cell table:formula="of:=NORMINV(RAND(); 62; 4)" office:value-type="float" office:value="62.5626211082379" calcext:value-type="float">
            <text:p>62.5626211082</text:p>
          </table:table-cell>
          <table:table-cell table:formula="of:=12 + 3 * [.D16] + 5 * [.C16]" office:value-type="float" office:value="203.691409360643" calcext:value-type="float">
            <text:p>203.6914093606</text:p>
          </table:table-cell>
          <table:table-cell/>
        </table:table-row>
        <table:table-row table:style-name="ro1">
          <table:table-cell table:formula="of:=RAND()" office:value-type="float" office:value="0.0559936873614788" calcext:value-type="float">
            <text:p>0.0559936874</text:p>
          </table:table-cell>
          <table:table-cell table:formula="of:=NORMINV([.A17];10;3)" office:value-type="float" office:value="5.23202948489183" calcext:value-type="float">
            <text:p>5.2320294849</text:p>
          </table:table-cell>
          <table:table-cell table:formula="of:=COM.MICROSOFT.NORM.INV(RAND(); 0; 1)" office:value-type="float" office:value="0.667644019373357" calcext:value-type="float">
            <text:p>0.6676440194</text:p>
          </table:table-cell>
          <table:table-cell table:formula="of:=NORMINV(RAND(); 62; 4)" office:value-type="float" office:value="61.1157701881978" calcext:value-type="float">
            <text:p>61.1157701882</text:p>
          </table:table-cell>
          <table:table-cell table:formula="of:=12 + 3 * [.D17] + 5 * [.C17]" office:value-type="float" office:value="198.68553066146" calcext:value-type="float">
            <text:p>198.6855306615</text:p>
          </table:table-cell>
          <table:table-cell/>
        </table:table-row>
        <table:table-row table:style-name="ro1">
          <table:table-cell table:formula="of:=RAND()" office:value-type="float" office:value="0.0832420859951526" calcext:value-type="float">
            <text:p>0.083242086</text:p>
          </table:table-cell>
          <table:table-cell table:formula="of:=NORMINV([.A18];10;3)" office:value-type="float" office:value="5.84923137039297" calcext:value-type="float">
            <text:p>5.8492313704</text:p>
          </table:table-cell>
          <table:table-cell table:formula="of:=COM.MICROSOFT.NORM.INV(RAND(); 0; 1)" office:value-type="float" office:value="0.509048627629358" calcext:value-type="float">
            <text:p>0.5090486276</text:p>
          </table:table-cell>
          <table:table-cell table:formula="of:=NORMINV(RAND(); 62; 4)" office:value-type="float" office:value="62.7615128194088" calcext:value-type="float">
            <text:p>62.7615128194</text:p>
          </table:table-cell>
          <table:table-cell table:formula="of:=12 + 3 * [.D18] + 5 * [.C18]" office:value-type="float" office:value="202.829781596373" calcext:value-type="float">
            <text:p>202.8297815964</text:p>
          </table:table-cell>
          <table:table-cell/>
        </table:table-row>
        <table:table-row table:style-name="ro1">
          <table:table-cell table:formula="of:=RAND()" office:value-type="float" office:value="0.863921934505925" calcext:value-type="float">
            <text:p>0.8639219345</text:p>
          </table:table-cell>
          <table:table-cell table:formula="of:=NORMINV([.A19];10;3)" office:value-type="float" office:value="13.2943322554104" calcext:value-type="float">
            <text:p>13.2943322554</text:p>
          </table:table-cell>
          <table:table-cell table:formula="of:=COM.MICROSOFT.NORM.INV(RAND(); 0; 1)" office:value-type="float" office:value="-0.139569747578079" calcext:value-type="float">
            <text:p>-0.1395697476</text:p>
          </table:table-cell>
          <table:table-cell table:formula="of:=NORMINV(RAND(); 62; 4)" office:value-type="float" office:value="63.9230935076436" calcext:value-type="float">
            <text:p>63.9230935076</text:p>
          </table:table-cell>
          <table:table-cell table:formula="of:=12 + 3 * [.D19] + 5 * [.C19]" office:value-type="float" office:value="203.071431785041" calcext:value-type="float">
            <text:p>203.071431785</text:p>
          </table:table-cell>
          <table:table-cell/>
        </table:table-row>
        <table:table-row table:style-name="ro1">
          <table:table-cell table:formula="of:=RAND()" office:value-type="float" office:value="0.552414221921936" calcext:value-type="float">
            <text:p>0.5524142219</text:p>
          </table:table-cell>
          <table:table-cell table:formula="of:=NORMINV([.A20];10;3)" office:value-type="float" office:value="10.3952897467574" calcext:value-type="float">
            <text:p>10.3952897468</text:p>
          </table:table-cell>
          <table:table-cell table:formula="of:=COM.MICROSOFT.NORM.INV(RAND(); 0; 1)" office:value-type="float" office:value="-0.127179478850676" calcext:value-type="float">
            <text:p>-0.1271794789</text:p>
          </table:table-cell>
          <table:table-cell table:formula="of:=NORMINV(RAND(); 62; 4)" office:value-type="float" office:value="59.6556696223971" calcext:value-type="float">
            <text:p>59.6556696224</text:p>
          </table:table-cell>
          <table:table-cell table:formula="of:=12 + 3 * [.D20] + 5 * [.C20]" office:value-type="float" office:value="190.331111472938" calcext:value-type="float">
            <text:p>190.3311114729</text:p>
          </table:table-cell>
          <table:table-cell/>
        </table:table-row>
        <table:table-row table:style-name="ro1">
          <table:table-cell table:formula="of:=RAND()" office:value-type="float" office:value="0.992735429666936" calcext:value-type="float">
            <text:p>0.9927354297</text:p>
          </table:table-cell>
          <table:table-cell table:formula="of:=NORMINV([.A21];10;3)" office:value-type="float" office:value="17.3317232809589" calcext:value-type="float">
            <text:p>17.331723281</text:p>
          </table:table-cell>
          <table:table-cell table:formula="of:=COM.MICROSOFT.NORM.INV(RAND(); 0; 1)" office:value-type="float" office:value="0.533593153225888" calcext:value-type="float">
            <text:p>0.5335931532</text:p>
          </table:table-cell>
          <table:table-cell table:formula="of:=NORMINV(RAND(); 62; 4)" office:value-type="float" office:value="57.324005655977" calcext:value-type="float">
            <text:p>57.324005656</text:p>
          </table:table-cell>
          <table:table-cell table:formula="of:=12 + 3 * [.D21] + 5 * [.C21]" office:value-type="float" office:value="186.63998273406" calcext:value-type="float">
            <text:p>186.6399827341</text:p>
          </table:table-cell>
          <table:table-cell/>
        </table:table-row>
        <table:table-row table:style-name="ro1">
          <table:table-cell table:formula="of:=RAND()" office:value-type="float" office:value="0.92610589065589" calcext:value-type="float">
            <text:p>0.9261058907</text:p>
          </table:table-cell>
          <table:table-cell table:formula="of:=NORMINV([.A22];10;3)" office:value-type="float" office:value="14.3421647080547" calcext:value-type="float">
            <text:p>14.3421647081</text:p>
          </table:table-cell>
          <table:table-cell table:formula="of:=COM.MICROSOFT.NORM.INV(RAND(); 0; 1)" office:value-type="float" office:value="-0.0272094739434688" calcext:value-type="float">
            <text:p>-0.0272094739</text:p>
          </table:table-cell>
          <table:table-cell table:formula="of:=NORMINV(RAND(); 62; 4)" office:value-type="float" office:value="63.3593653375493" calcext:value-type="float">
            <text:p>63.3593653375</text:p>
          </table:table-cell>
          <table:table-cell table:formula="of:=12 + 3 * [.D22] + 5 * [.C22]" office:value-type="float" office:value="201.94204864293" calcext:value-type="float">
            <text:p>201.9420486429</text:p>
          </table:table-cell>
          <table:table-cell/>
        </table:table-row>
        <table:table-row table:style-name="ro1">
          <table:table-cell table:formula="of:=RAND()" office:value-type="float" office:value="0.811976668890566" calcext:value-type="float">
            <text:p>0.8119766689</text:p>
          </table:table-cell>
          <table:table-cell table:formula="of:=NORMINV([.A23];10;3)" office:value-type="float" office:value="12.6556117392819" calcext:value-type="float">
            <text:p>12.6556117393</text:p>
          </table:table-cell>
          <table:table-cell table:formula="of:=COM.MICROSOFT.NORM.INV(RAND(); 0; 1)" office:value-type="float" office:value="-1.48618685195491" calcext:value-type="float">
            <text:p>-1.486186852</text:p>
          </table:table-cell>
          <table:table-cell table:formula="of:=NORMINV(RAND(); 62; 4)" office:value-type="float" office:value="67.5334441794421" calcext:value-type="float">
            <text:p>67.5334441794</text:p>
          </table:table-cell>
          <table:table-cell table:formula="of:=12 + 3 * [.D23] + 5 * [.C23]" office:value-type="float" office:value="207.169398278552" calcext:value-type="float">
            <text:p>207.1693982786</text:p>
          </table:table-cell>
          <table:table-cell/>
        </table:table-row>
        <table:table-row table:style-name="ro1">
          <table:table-cell table:formula="of:=RAND()" office:value-type="float" office:value="0.44968489697203" calcext:value-type="float">
            <text:p>0.449684897</text:p>
          </table:table-cell>
          <table:table-cell table:formula="of:=NORMINV([.A24];10;3)" office:value-type="float" office:value="9.62062751875954" calcext:value-type="float">
            <text:p>9.6206275188</text:p>
          </table:table-cell>
          <table:table-cell table:formula="of:=COM.MICROSOFT.NORM.INV(RAND(); 0; 1)" office:value-type="float" office:value="0.539616130732244" calcext:value-type="float">
            <text:p>0.5396161307</text:p>
          </table:table-cell>
          <table:table-cell table:formula="of:=NORMINV(RAND(); 62; 4)" office:value-type="float" office:value="67.1143295669621" calcext:value-type="float">
            <text:p>67.114329567</text:p>
          </table:table-cell>
          <table:table-cell table:formula="of:=12 + 3 * [.D24] + 5 * [.C24]" office:value-type="float" office:value="216.041069354548" calcext:value-type="float">
            <text:p>216.0410693545</text:p>
          </table:table-cell>
          <table:table-cell/>
        </table:table-row>
        <table:table-row table:style-name="ro1">
          <table:table-cell table:formula="of:=RAND()" office:value-type="float" office:value="0.191388639621437" calcext:value-type="float">
            <text:p>0.1913886396</text:p>
          </table:table-cell>
          <table:table-cell table:formula="of:=NORMINV([.A25];10;3)" office:value-type="float" office:value="7.38162850333215" calcext:value-type="float">
            <text:p>7.3816285033</text:p>
          </table:table-cell>
          <table:table-cell table:formula="of:=COM.MICROSOFT.NORM.INV(RAND(); 0; 1)" office:value-type="float" office:value="0.255139594593891" calcext:value-type="float">
            <text:p>0.2551395946</text:p>
          </table:table-cell>
          <table:table-cell table:formula="of:=NORMINV(RAND(); 62; 4)" office:value-type="float" office:value="56.2671289947083" calcext:value-type="float">
            <text:p>56.2671289947</text:p>
          </table:table-cell>
          <table:table-cell table:formula="of:=12 + 3 * [.D25] + 5 * [.C25]" office:value-type="float" office:value="182.077084957094" calcext:value-type="float">
            <text:p>182.0770849571</text:p>
          </table:table-cell>
          <table:table-cell/>
        </table:table-row>
        <table:table-row table:style-name="ro1">
          <table:table-cell table:formula="of:=RAND()" office:value-type="float" office:value="0.666901586111635" calcext:value-type="float">
            <text:p>0.6669015861</text:p>
          </table:table-cell>
          <table:table-cell table:formula="of:=NORMINV([.A26];10;3)" office:value-type="float" office:value="11.2941204482235" calcext:value-type="float">
            <text:p>11.2941204482</text:p>
          </table:table-cell>
          <table:table-cell table:formula="of:=COM.MICROSOFT.NORM.INV(RAND(); 0; 1)" office:value-type="float" office:value="-0.322858893358136" calcext:value-type="float">
            <text:p>-0.3228588934</text:p>
          </table:table-cell>
          <table:table-cell table:formula="of:=NORMINV(RAND(); 62; 4)" office:value-type="float" office:value="58.3518788688152" calcext:value-type="float">
            <text:p>58.3518788688</text:p>
          </table:table-cell>
          <table:table-cell table:formula="of:=12 + 3 * [.D26] + 5 * [.C26]" office:value-type="float" office:value="185.441342139655" calcext:value-type="float">
            <text:p>185.4413421397</text:p>
          </table:table-cell>
          <table:table-cell/>
        </table:table-row>
        <table:table-row table:style-name="ro1">
          <table:table-cell table:formula="of:=RAND()" office:value-type="float" office:value="0.333400798030198" calcext:value-type="float">
            <text:p>0.333400798</text:p>
          </table:table-cell>
          <table:table-cell table:formula="of:=NORMINV([.A27];10;3)" office:value-type="float" office:value="8.70837471963271" calcext:value-type="float">
            <text:p>8.7083747196</text:p>
          </table:table-cell>
          <table:table-cell table:formula="of:=COM.MICROSOFT.NORM.INV(RAND(); 0; 1)" office:value-type="float" office:value="-0.321792204838259" calcext:value-type="float">
            <text:p>-0.3217922048</text:p>
          </table:table-cell>
          <table:table-cell table:formula="of:=NORMINV(RAND(); 62; 4)" office:value-type="float" office:value="62.1958803991322" calcext:value-type="float">
            <text:p>62.1958803991</text:p>
          </table:table-cell>
          <table:table-cell table:formula="of:=12 + 3 * [.D27] + 5 * [.C27]" office:value-type="float" office:value="196.978680173205" calcext:value-type="float">
            <text:p>196.9786801732</text:p>
          </table:table-cell>
          <table:table-cell/>
        </table:table-row>
        <table:table-row table:style-name="ro1">
          <table:table-cell table:formula="of:=RAND()" office:value-type="float" office:value="0.634496000828221" calcext:value-type="float">
            <text:p>0.6344960008</text:p>
          </table:table-cell>
          <table:table-cell table:formula="of:=NORMINV([.A28];10;3)" office:value-type="float" office:value="11.0313549336386" calcext:value-type="float">
            <text:p>11.0313549336</text:p>
          </table:table-cell>
          <table:table-cell table:formula="of:=COM.MICROSOFT.NORM.INV(RAND(); 0; 1)" office:value-type="float" office:value="-0.429276865447594" calcext:value-type="float">
            <text:p>-0.4292768654</text:p>
          </table:table-cell>
          <table:table-cell table:formula="of:=NORMINV(RAND(); 62; 4)" office:value-type="float" office:value="59.5546224500839" calcext:value-type="float">
            <text:p>59.5546224501</text:p>
          </table:table-cell>
          <table:table-cell table:formula="of:=12 + 3 * [.D28] + 5 * [.C28]" office:value-type="float" office:value="188.517483023014" calcext:value-type="float">
            <text:p>188.517483023</text:p>
          </table:table-cell>
          <table:table-cell/>
        </table:table-row>
        <table:table-row table:style-name="ro1">
          <table:table-cell table:formula="of:=RAND()" office:value-type="float" office:value="0.386087925406173" calcext:value-type="float">
            <text:p>0.3860879254</text:p>
          </table:table-cell>
          <table:table-cell table:formula="of:=NORMINV([.A29];10;3)" office:value-type="float" office:value="9.13141009810658" calcext:value-type="float">
            <text:p>9.1314100981</text:p>
          </table:table-cell>
          <table:table-cell table:formula="of:=COM.MICROSOFT.NORM.INV(RAND(); 0; 1)" office:value-type="float" office:value="0.32102616557435" calcext:value-type="float">
            <text:p>0.3210261656</text:p>
          </table:table-cell>
          <table:table-cell table:formula="of:=NORMINV(RAND(); 62; 4)" office:value-type="float" office:value="62.3369394976595" calcext:value-type="float">
            <text:p>62.3369394977</text:p>
          </table:table-cell>
          <table:table-cell table:formula="of:=12 + 3 * [.D29] + 5 * [.C29]" office:value-type="float" office:value="200.61594932085" calcext:value-type="float">
            <text:p>200.6159493209</text:p>
          </table:table-cell>
          <table:table-cell/>
        </table:table-row>
        <table:table-row table:style-name="ro1">
          <table:table-cell table:formula="of:=RAND()" office:value-type="float" office:value="0.198774782707915" calcext:value-type="float">
            <text:p>0.1987747827</text:p>
          </table:table-cell>
          <table:table-cell table:formula="of:=NORMINV([.A30];10;3)" office:value-type="float" office:value="7.46198290501059" calcext:value-type="float">
            <text:p>7.461982905</text:p>
          </table:table-cell>
          <table:table-cell table:formula="of:=COM.MICROSOFT.NORM.INV(RAND(); 0; 1)" office:value-type="float" office:value="-0.847063726016452" calcext:value-type="float">
            <text:p>-0.847063726</text:p>
          </table:table-cell>
          <table:table-cell table:formula="of:=NORMINV(RAND(); 62; 4)" office:value-type="float" office:value="63.4105345348065" calcext:value-type="float">
            <text:p>63.4105345348</text:p>
          </table:table-cell>
          <table:table-cell table:formula="of:=12 + 3 * [.D30] + 5 * [.C30]" office:value-type="float" office:value="197.996284974337" calcext:value-type="float">
            <text:p>197.9962849743</text:p>
          </table:table-cell>
          <table:table-cell/>
        </table:table-row>
        <table:table-row table:style-name="ro1">
          <table:table-cell table:formula="of:=RAND()" office:value-type="float" office:value="0.0988638903945684" calcext:value-type="float">
            <text:p>0.0988638904</text:p>
          </table:table-cell>
          <table:table-cell table:formula="of:=NORMINV([.A31];10;3)" office:value-type="float" office:value="6.13584329532359" calcext:value-type="float">
            <text:p>6.1358432953</text:p>
          </table:table-cell>
          <table:table-cell table:formula="of:=COM.MICROSOFT.NORM.INV(RAND(); 0; 1)" office:value-type="float" office:value="-0.711052323313413" calcext:value-type="float">
            <text:p>-0.7110523233</text:p>
          </table:table-cell>
          <table:table-cell table:formula="of:=NORMINV(RAND(); 62; 4)" office:value-type="float" office:value="60.2445607978999" calcext:value-type="float">
            <text:p>60.2445607979</text:p>
          </table:table-cell>
          <table:table-cell table:formula="of:=12 + 3 * [.D31] + 5 * [.C31]" office:value-type="float" office:value="189.178420777133" calcext:value-type="float">
            <text:p>189.1784207771</text:p>
          </table:table-cell>
          <table:table-cell/>
        </table:table-row>
        <table:table-row table:style-name="ro1">
          <table:table-cell table:formula="of:=RAND()" office:value-type="float" office:value="0.344534188741818" calcext:value-type="float">
            <text:p>0.3445341887</text:p>
          </table:table-cell>
          <table:table-cell table:formula="of:=NORMINV([.A32];10;3)" office:value-type="float" office:value="8.79964099150672" calcext:value-type="float">
            <text:p>8.7996409915</text:p>
          </table:table-cell>
          <table:table-cell table:formula="of:=COM.MICROSOFT.NORM.INV(RAND(); 0; 1)" office:value-type="float" office:value="-1.59774921062205" calcext:value-type="float">
            <text:p>-1.5977492106</text:p>
          </table:table-cell>
          <table:table-cell table:formula="of:=NORMINV(RAND(); 62; 4)" office:value-type="float" office:value="58.5421531464716" calcext:value-type="float">
            <text:p>58.5421531465</text:p>
          </table:table-cell>
          <table:table-cell table:formula="of:=12 + 3 * [.D32] + 5 * [.C32]" office:value-type="float" office:value="179.637713386304" calcext:value-type="float">
            <text:p>179.6377133863</text:p>
          </table:table-cell>
          <table:table-cell/>
        </table:table-row>
        <table:table-row table:style-name="ro1">
          <table:table-cell table:formula="of:=RAND()" office:value-type="float" office:value="0.961615013191476" calcext:value-type="float">
            <text:p>0.9616150132</text:p>
          </table:table-cell>
          <table:table-cell table:formula="of:=NORMINV([.A33];10;3)" office:value-type="float" office:value="15.3092288118025" calcext:value-type="float">
            <text:p>15.3092288118</text:p>
          </table:table-cell>
          <table:table-cell table:formula="of:=COM.MICROSOFT.NORM.INV(RAND(); 0; 1)" office:value-type="float" office:value="-0.52624620704667" calcext:value-type="float">
            <text:p>-0.526246207</text:p>
          </table:table-cell>
          <table:table-cell table:formula="of:=NORMINV(RAND(); 62; 4)" office:value-type="float" office:value="62.4091512254463" calcext:value-type="float">
            <text:p>62.4091512254</text:p>
          </table:table-cell>
          <table:table-cell table:formula="of:=12 + 3 * [.D33] + 5 * [.C33]" office:value-type="float" office:value="196.596222641106" calcext:value-type="float">
            <text:p>196.5962226411</text:p>
          </table:table-cell>
          <table:table-cell/>
        </table:table-row>
        <table:table-row table:style-name="ro1">
          <table:table-cell table:formula="of:=RAND()" office:value-type="float" office:value="0.490212513133884" calcext:value-type="float">
            <text:p>0.4902125131</text:p>
          </table:table-cell>
          <table:table-cell table:formula="of:=NORMINV([.A34];10;3)" office:value-type="float" office:value="9.92639184114686" calcext:value-type="float">
            <text:p>9.9263918411</text:p>
          </table:table-cell>
          <table:table-cell table:formula="of:=COM.MICROSOFT.NORM.INV(RAND(); 0; 1)" office:value-type="float" office:value="-0.199231302867586" calcext:value-type="float">
            <text:p>-0.1992313029</text:p>
          </table:table-cell>
          <table:table-cell table:formula="of:=NORMINV(RAND(); 62; 4)" office:value-type="float" office:value="63.5194255303307" calcext:value-type="float">
            <text:p>63.5194255303</text:p>
          </table:table-cell>
          <table:table-cell table:formula="of:=12 + 3 * [.D34] + 5 * [.C34]" office:value-type="float" office:value="201.562120076654" calcext:value-type="float">
            <text:p>201.5621200767</text:p>
          </table:table-cell>
          <table:table-cell/>
        </table:table-row>
        <table:table-row table:style-name="ro1">
          <table:table-cell table:formula="of:=RAND()" office:value-type="float" office:value="0.500178779475391" calcext:value-type="float">
            <text:p>0.5001787795</text:p>
          </table:table-cell>
          <table:table-cell table:formula="of:=NORMINV([.A35];10;3)" office:value-type="float" office:value="10.0013444011088" calcext:value-type="float">
            <text:p>10.0013444011</text:p>
          </table:table-cell>
          <table:table-cell table:formula="of:=COM.MICROSOFT.NORM.INV(RAND(); 0; 1)" office:value-type="float" office:value="-0.214800116875266" calcext:value-type="float">
            <text:p>-0.2148001169</text:p>
          </table:table-cell>
          <table:table-cell table:formula="of:=NORMINV(RAND(); 62; 4)" office:value-type="float" office:value="64.2465553616774" calcext:value-type="float">
            <text:p>64.2465553617</text:p>
          </table:table-cell>
          <table:table-cell table:formula="of:=12 + 3 * [.D35] + 5 * [.C35]" office:value-type="float" office:value="203.665665500656" calcext:value-type="float">
            <text:p>203.6656655007</text:p>
          </table:table-cell>
          <table:table-cell/>
        </table:table-row>
        <table:table-row table:style-name="ro1">
          <table:table-cell table:formula="of:=RAND()" office:value-type="float" office:value="0.589303706074134" calcext:value-type="float">
            <text:p>0.5893037061</text:p>
          </table:table-cell>
          <table:table-cell table:formula="of:=NORMINV([.A36];10;3)" office:value-type="float" office:value="10.6772626490183" calcext:value-type="float">
            <text:p>10.677262649</text:p>
          </table:table-cell>
          <table:table-cell table:formula="of:=COM.MICROSOFT.NORM.INV(RAND(); 0; 1)" office:value-type="float" office:value="-1.10451630885873" calcext:value-type="float">
            <text:p>-1.1045163089</text:p>
          </table:table-cell>
          <table:table-cell table:formula="of:=NORMINV(RAND(); 62; 4)" office:value-type="float" office:value="60.5360917859148" calcext:value-type="float">
            <text:p>60.5360917859</text:p>
          </table:table-cell>
          <table:table-cell table:formula="of:=12 + 3 * [.D36] + 5 * [.C36]" office:value-type="float" office:value="188.085693813451" calcext:value-type="float">
            <text:p>188.0856938135</text:p>
          </table:table-cell>
          <table:table-cell/>
        </table:table-row>
        <table:table-row table:style-name="ro1">
          <table:table-cell table:formula="of:=RAND()" office:value-type="float" office:value="0.26945504010655" calcext:value-type="float">
            <text:p>0.2694550401</text:p>
          </table:table-cell>
          <table:table-cell table:formula="of:=NORMINV([.A37];10;3)" office:value-type="float" office:value="8.15661401720736" calcext:value-type="float">
            <text:p>8.1566140172</text:p>
          </table:table-cell>
          <table:table-cell table:formula="of:=COM.MICROSOFT.NORM.INV(RAND(); 0; 1)" office:value-type="float" office:value="0.640509564813751" calcext:value-type="float">
            <text:p>0.6405095648</text:p>
          </table:table-cell>
          <table:table-cell table:formula="of:=NORMINV(RAND(); 62; 4)" office:value-type="float" office:value="65.6293759052068" calcext:value-type="float">
            <text:p>65.6293759052</text:p>
          </table:table-cell>
          <table:table-cell table:formula="of:=12 + 3 * [.D37] + 5 * [.C37]" office:value-type="float" office:value="212.090675539689" calcext:value-type="float">
            <text:p>212.0906755397</text:p>
          </table:table-cell>
          <table:table-cell/>
        </table:table-row>
        <table:table-row table:style-name="ro1">
          <table:table-cell table:formula="of:=RAND()" office:value-type="float" office:value="0.251384474802762" calcext:value-type="float">
            <text:p>0.2513844748</text:p>
          </table:table-cell>
          <table:table-cell table:formula="of:=NORMINV([.A38];10;3)" office:value-type="float" office:value="7.98958189026665" calcext:value-type="float">
            <text:p>7.9895818903</text:p>
          </table:table-cell>
          <table:table-cell table:formula="of:=COM.MICROSOFT.NORM.INV(RAND(); 0; 1)" office:value-type="float" office:value="-1.23195819720511" calcext:value-type="float">
            <text:p>-1.2319581972</text:p>
          </table:table-cell>
          <table:table-cell table:formula="of:=NORMINV(RAND(); 62; 4)" office:value-type="float" office:value="53.6349563723239" calcext:value-type="float">
            <text:p>53.6349563723</text:p>
          </table:table-cell>
          <table:table-cell table:formula="of:=12 + 3 * [.D38] + 5 * [.C38]" office:value-type="float" office:value="166.745078130946" calcext:value-type="float">
            <text:p>166.7450781309</text:p>
          </table:table-cell>
          <table:table-cell/>
        </table:table-row>
        <table:table-row table:style-name="ro1">
          <table:table-cell table:formula="of:=RAND()" office:value-type="float" office:value="0.968281478388235" calcext:value-type="float">
            <text:p>0.9682814784</text:p>
          </table:table-cell>
          <table:table-cell table:formula="of:=NORMINV([.A39];10;3)" office:value-type="float" office:value="15.5683476297979" calcext:value-type="float">
            <text:p>15.5683476298</text:p>
          </table:table-cell>
          <table:table-cell table:formula="of:=COM.MICROSOFT.NORM.INV(RAND(); 0; 1)" office:value-type="float" office:value="-0.312137330976363" calcext:value-type="float">
            <text:p>-0.312137331</text:p>
          </table:table-cell>
          <table:table-cell table:formula="of:=NORMINV(RAND(); 62; 4)" office:value-type="float" office:value="59.3187989090132" calcext:value-type="float">
            <text:p>59.318798909</text:p>
          </table:table-cell>
          <table:table-cell table:formula="of:=12 + 3 * [.D39] + 5 * [.C39]" office:value-type="float" office:value="188.395710072158" calcext:value-type="float">
            <text:p>188.3957100722</text:p>
          </table:table-cell>
          <table:table-cell/>
        </table:table-row>
        <table:table-row table:style-name="ro1">
          <table:table-cell table:formula="of:=RAND()" office:value-type="float" office:value="0.851726874476299" calcext:value-type="float">
            <text:p>0.8517268745</text:p>
          </table:table-cell>
          <table:table-cell table:formula="of:=NORMINV([.A40];10;3)" office:value-type="float" office:value="13.1316053882448" calcext:value-type="float">
            <text:p>13.1316053882</text:p>
          </table:table-cell>
          <table:table-cell table:formula="of:=COM.MICROSOFT.NORM.INV(RAND(); 0; 1)" office:value-type="float" office:value="1.11612995478577" calcext:value-type="float">
            <text:p>1.1161299548</text:p>
          </table:table-cell>
          <table:table-cell table:formula="of:=NORMINV(RAND(); 62; 4)" office:value-type="float" office:value="60.9140124271037" calcext:value-type="float">
            <text:p>60.9140124271</text:p>
          </table:table-cell>
          <table:table-cell table:formula="of:=12 + 3 * [.D40] + 5 * [.C40]" office:value-type="float" office:value="200.32268705524" calcext:value-type="float">
            <text:p>200.3226870552</text:p>
          </table:table-cell>
          <table:table-cell/>
        </table:table-row>
        <table:table-row table:style-name="ro1">
          <table:table-cell table:formula="of:=RAND()" office:value-type="float" office:value="0.55496838549152" calcext:value-type="float">
            <text:p>0.5549683855</text:p>
          </table:table-cell>
          <table:table-cell table:formula="of:=NORMINV([.A41];10;3)" office:value-type="float" office:value="10.4146726031141" calcext:value-type="float">
            <text:p>10.4146726031</text:p>
          </table:table-cell>
          <table:table-cell table:formula="of:=COM.MICROSOFT.NORM.INV(RAND(); 0; 1)" office:value-type="float" office:value="-1.28043267614202" calcext:value-type="float">
            <text:p>-1.2804326761</text:p>
          </table:table-cell>
          <table:table-cell table:formula="of:=NORMINV(RAND(); 62; 4)" office:value-type="float" office:value="58.4067201143443" calcext:value-type="float">
            <text:p>58.4067201143</text:p>
          </table:table-cell>
          <table:table-cell table:formula="of:=12 + 3 * [.D41] + 5 * [.C41]" office:value-type="float" office:value="180.817996962323" calcext:value-type="float">
            <text:p>180.8179969623</text:p>
          </table:table-cell>
          <table:table-cell/>
        </table:table-row>
        <table:table-row table:style-name="ro1">
          <table:table-cell table:formula="of:=RAND()" office:value-type="float" office:value="0.159828690579161" calcext:value-type="float">
            <text:p>0.1598286906</text:p>
          </table:table-cell>
          <table:table-cell table:formula="of:=NORMINV([.A42];10;3)" office:value-type="float" office:value="7.01451338900513" calcext:value-type="float">
            <text:p>7.014513389</text:p>
          </table:table-cell>
          <table:table-cell table:formula="of:=COM.MICROSOFT.NORM.INV(RAND(); 0; 1)" office:value-type="float" office:value="-0.441841981026864" calcext:value-type="float">
            <text:p>-0.441841981</text:p>
          </table:table-cell>
          <table:table-cell table:formula="of:=NORMINV(RAND(); 62; 4)" office:value-type="float" office:value="58.7752374931612" calcext:value-type="float">
            <text:p>58.7752374932</text:p>
          </table:table-cell>
          <table:table-cell table:formula="of:=12 + 3 * [.D42] + 5 * [.C42]" office:value-type="float" office:value="186.116502574349" calcext:value-type="float">
            <text:p>186.1165025744</text:p>
          </table:table-cell>
          <table:table-cell/>
        </table:table-row>
        <table:table-row table:style-name="ro1">
          <table:table-cell table:formula="of:=RAND()" office:value-type="float" office:value="0.827238026307896" calcext:value-type="float">
            <text:p>0.8272380263</text:p>
          </table:table-cell>
          <table:table-cell table:formula="of:=NORMINV([.A43];10;3)" office:value-type="float" office:value="12.8299207010865" calcext:value-type="float">
            <text:p>12.8299207011</text:p>
          </table:table-cell>
          <table:table-cell table:formula="of:=COM.MICROSOFT.NORM.INV(RAND(); 0; 1)" office:value-type="float" office:value="1.68483932648685" calcext:value-type="float">
            <text:p>1.6848393265</text:p>
          </table:table-cell>
          <table:table-cell table:formula="of:=NORMINV(RAND(); 62; 4)" office:value-type="float" office:value="60.3904784988518" calcext:value-type="float">
            <text:p>60.3904784989</text:p>
          </table:table-cell>
          <table:table-cell table:formula="of:=12 + 3 * [.D43] + 5 * [.C43]" office:value-type="float" office:value="201.59563212899" calcext:value-type="float">
            <text:p>201.595632129</text:p>
          </table:table-cell>
          <table:table-cell/>
        </table:table-row>
        <table:table-row table:style-name="ro1">
          <table:table-cell table:formula="of:=RAND()" office:value-type="float" office:value="0.111995984334499" calcext:value-type="float">
            <text:p>0.1119959843</text:p>
          </table:table-cell>
          <table:table-cell table:formula="of:=NORMINV([.A44];10;3)" office:value-type="float" office:value="6.35205549394746" calcext:value-type="float">
            <text:p>6.3520554939</text:p>
          </table:table-cell>
          <table:table-cell table:formula="of:=COM.MICROSOFT.NORM.INV(RAND(); 0; 1)" office:value-type="float" office:value="0.337540735402474" calcext:value-type="float">
            <text:p>0.3375407354</text:p>
          </table:table-cell>
          <table:table-cell table:formula="of:=NORMINV(RAND(); 62; 4)" office:value-type="float" office:value="62.3519997297317" calcext:value-type="float">
            <text:p>62.3519997297</text:p>
          </table:table-cell>
          <table:table-cell table:formula="of:=12 + 3 * [.D44] + 5 * [.C44]" office:value-type="float" office:value="200.743702866207" calcext:value-type="float">
            <text:p>200.7437028662</text:p>
          </table:table-cell>
          <table:table-cell/>
        </table:table-row>
        <table:table-row table:style-name="ro1">
          <table:table-cell table:formula="of:=RAND()" office:value-type="float" office:value="0.900831873528659" calcext:value-type="float">
            <text:p>0.9008318735</text:p>
          </table:table-cell>
          <table:table-cell table:formula="of:=NORMINV([.A45];10;3)" office:value-type="float" office:value="13.8589183129167" calcext:value-type="float">
            <text:p>13.8589183129</text:p>
          </table:table-cell>
          <table:table-cell table:formula="of:=COM.MICROSOFT.NORM.INV(RAND(); 0; 1)" office:value-type="float" office:value="0.184062955601964" calcext:value-type="float">
            <text:p>0.1840629556</text:p>
          </table:table-cell>
          <table:table-cell table:formula="of:=NORMINV(RAND(); 62; 4)" office:value-type="float" office:value="63.131393690317" calcext:value-type="float">
            <text:p>63.1313936903</text:p>
          </table:table-cell>
          <table:table-cell table:formula="of:=12 + 3 * [.D45] + 5 * [.C45]" office:value-type="float" office:value="202.314495848961" calcext:value-type="float">
            <text:p>202.314495849</text:p>
          </table:table-cell>
          <table:table-cell/>
        </table:table-row>
        <table:table-row table:style-name="ro1">
          <table:table-cell table:formula="of:=RAND()" office:value-type="float" office:value="0.0401371400803328" calcext:value-type="float">
            <text:p>0.0401371401</text:p>
          </table:table-cell>
          <table:table-cell table:formula="of:=NORMINV([.A46];10;3)" office:value-type="float" office:value="4.75270945889882" calcext:value-type="float">
            <text:p>4.7527094589</text:p>
          </table:table-cell>
          <table:table-cell table:formula="of:=COM.MICROSOFT.NORM.INV(RAND(); 0; 1)" office:value-type="float" office:value="0.637440688348153" calcext:value-type="float">
            <text:p>0.6374406883</text:p>
          </table:table-cell>
          <table:table-cell table:formula="of:=NORMINV(RAND(); 62; 4)" office:value-type="float" office:value="61.4076876870534" calcext:value-type="float">
            <text:p>61.4076876871</text:p>
          </table:table-cell>
          <table:table-cell table:formula="of:=12 + 3 * [.D46] + 5 * [.C46]" office:value-type="float" office:value="199.410266502901" calcext:value-type="float">
            <text:p>199.4102665029</text:p>
          </table:table-cell>
          <table:table-cell/>
        </table:table-row>
        <table:table-row table:style-name="ro1">
          <table:table-cell table:formula="of:=RAND()" office:value-type="float" office:value="0.843586508883163" calcext:value-type="float">
            <text:p>0.8435865089</text:p>
          </table:table-cell>
          <table:table-cell table:formula="of:=NORMINV([.A47];10;3)" office:value-type="float" office:value="13.0279237646498" calcext:value-type="float">
            <text:p>13.0279237646</text:p>
          </table:table-cell>
          <table:table-cell table:formula="of:=COM.MICROSOFT.NORM.INV(RAND(); 0; 1)" office:value-type="float" office:value="0.797728777985515" calcext:value-type="float">
            <text:p>0.797728778</text:p>
          </table:table-cell>
          <table:table-cell table:formula="of:=NORMINV(RAND(); 62; 4)" office:value-type="float" office:value="60.163962230271" calcext:value-type="float">
            <text:p>60.1639622303</text:p>
          </table:table-cell>
          <table:table-cell table:formula="of:=12 + 3 * [.D47] + 5 * [.C47]" office:value-type="float" office:value="196.480530580741" calcext:value-type="float">
            <text:p>196.4805305807</text:p>
          </table:table-cell>
          <table:table-cell/>
        </table:table-row>
        <table:table-row table:style-name="ro1">
          <table:table-cell table:formula="of:=RAND()" office:value-type="float" office:value="0.809320409782231" calcext:value-type="float">
            <text:p>0.8093204098</text:p>
          </table:table-cell>
          <table:table-cell table:formula="of:=NORMINV([.A48];10;3)" office:value-type="float" office:value="12.6261841118039" calcext:value-type="float">
            <text:p>12.6261841118</text:p>
          </table:table-cell>
          <table:table-cell table:formula="of:=COM.MICROSOFT.NORM.INV(RAND(); 0; 1)" office:value-type="float" office:value="0.447964415380957" calcext:value-type="float">
            <text:p>0.4479644154</text:p>
          </table:table-cell>
          <table:table-cell table:formula="of:=NORMINV(RAND(); 62; 4)" office:value-type="float" office:value="61.3348134477999" calcext:value-type="float">
            <text:p>61.3348134478</text:p>
          </table:table-cell>
          <table:table-cell table:formula="of:=12 + 3 * [.D48] + 5 * [.C48]" office:value-type="float" office:value="198.244262420304" calcext:value-type="float">
            <text:p>198.2442624203</text:p>
          </table:table-cell>
          <table:table-cell/>
        </table:table-row>
        <table:table-row table:style-name="ro1">
          <table:table-cell table:formula="of:=RAND()" office:value-type="float" office:value="0.0746533889323473" calcext:value-type="float">
            <text:p>0.0746533889</text:p>
          </table:table-cell>
          <table:table-cell table:formula="of:=NORMINV([.A49];10;3)" office:value-type="float" office:value="5.67404683566572" calcext:value-type="float">
            <text:p>5.6740468357</text:p>
          </table:table-cell>
          <table:table-cell table:formula="of:=COM.MICROSOFT.NORM.INV(RAND(); 0; 1)" office:value-type="float" office:value="0.198015197099997" calcext:value-type="float">
            <text:p>0.1980151971</text:p>
          </table:table-cell>
          <table:table-cell table:formula="of:=NORMINV(RAND(); 62; 4)" office:value-type="float" office:value="60.3875056628371" calcext:value-type="float">
            <text:p>60.3875056628</text:p>
          </table:table-cell>
          <table:table-cell table:formula="of:=12 + 3 * [.D49] + 5 * [.C49]" office:value-type="float" office:value="194.152592974011" calcext:value-type="float">
            <text:p>194.152592974</text:p>
          </table:table-cell>
          <table:table-cell/>
        </table:table-row>
        <table:table-row table:style-name="ro1">
          <table:table-cell table:formula="of:=RAND()" office:value-type="float" office:value="0.248772328952327" calcext:value-type="float">
            <text:p>0.248772329</text:p>
          </table:table-cell>
          <table:table-cell table:formula="of:=NORMINV([.A50];10;3)" office:value-type="float" office:value="7.96492564836931" calcext:value-type="float">
            <text:p>7.9649256484</text:p>
          </table:table-cell>
          <table:table-cell table:formula="of:=COM.MICROSOFT.NORM.INV(RAND(); 0; 1)" office:value-type="float" office:value="-0.11141549330123" calcext:value-type="float">
            <text:p>-0.1114154933</text:p>
          </table:table-cell>
          <table:table-cell table:formula="of:=NORMINV(RAND(); 62; 4)" office:value-type="float" office:value="66.3591072996356" calcext:value-type="float">
            <text:p>66.3591072996</text:p>
          </table:table-cell>
          <table:table-cell table:formula="of:=12 + 3 * [.D50] + 5 * [.C50]" office:value-type="float" office:value="210.520244432401" calcext:value-type="float">
            <text:p>210.5202444324</text:p>
          </table:table-cell>
          <table:table-cell/>
        </table:table-row>
        <table:table-row table:style-name="ro1">
          <table:table-cell table:formula="of:=RAND()" office:value-type="float" office:value="0.94285382470116" calcext:value-type="float">
            <text:p>0.9428538247</text:p>
          </table:table-cell>
          <table:table-cell table:formula="of:=NORMINV([.A51];10;3)" office:value-type="float" office:value="14.737571732007" calcext:value-type="float">
            <text:p>14.737571732</text:p>
          </table:table-cell>
          <table:table-cell table:formula="of:=COM.MICROSOFT.NORM.INV(RAND(); 0; 1)" office:value-type="float" office:value="-0.838128904313459" calcext:value-type="float">
            <text:p>-0.8381289043</text:p>
          </table:table-cell>
          <table:table-cell table:formula="of:=NORMINV(RAND(); 62; 4)" office:value-type="float" office:value="66.0457369566282" calcext:value-type="float">
            <text:p>66.0457369566</text:p>
          </table:table-cell>
          <table:table-cell table:formula="of:=12 + 3 * [.D51] + 5 * [.C51]" office:value-type="float" office:value="205.946566348317" calcext:value-type="float">
            <text:p>205.9465663483</text:p>
          </table:table-cell>
          <table:table-cell/>
        </table:table-row>
        <table:table-row table:style-name="ro1">
          <table:table-cell table:formula="of:=RAND()" office:value-type="float" office:value="0.105287097394466" calcext:value-type="float">
            <text:p>0.1052870974</text:p>
          </table:table-cell>
          <table:table-cell table:formula="of:=NORMINV([.A52];10;3)" office:value-type="float" office:value="6.24403565560767" calcext:value-type="float">
            <text:p>6.2440356556</text:p>
          </table:table-cell>
          <table:table-cell table:formula="of:=COM.MICROSOFT.NORM.INV(RAND(); 0; 1)" office:value-type="float" office:value="0.16175963882115" calcext:value-type="float">
            <text:p>0.1617596388</text:p>
          </table:table-cell>
          <table:table-cell table:formula="of:=NORMINV(RAND(); 62; 4)" office:value-type="float" office:value="68.4735901051969" calcext:value-type="float">
            <text:p>68.4735901052</text:p>
          </table:table-cell>
          <table:table-cell table:formula="of:=12 + 3 * [.D52] + 5 * [.C52]" office:value-type="float" office:value="218.229568509696" calcext:value-type="float">
            <text:p>218.2295685097</text:p>
          </table:table-cell>
          <table:table-cell/>
        </table:table-row>
        <table:table-row table:style-name="ro1">
          <table:table-cell table:formula="of:=RAND()" office:value-type="float" office:value="0.512877217493951" calcext:value-type="float">
            <text:p>0.5128772175</text:p>
          </table:table-cell>
          <table:table-cell table:formula="of:=NORMINV([.A53];10;3)" office:value-type="float" office:value="10.096852013891" calcext:value-type="float">
            <text:p>10.0968520139</text:p>
          </table:table-cell>
          <table:table-cell table:formula="of:=COM.MICROSOFT.NORM.INV(RAND(); 0; 1)" office:value-type="float" office:value="-1.59324995379676" calcext:value-type="float">
            <text:p>-1.5932499538</text:p>
          </table:table-cell>
          <table:table-cell table:formula="of:=NORMINV(RAND(); 62; 4)" office:value-type="float" office:value="64.1503851569041" calcext:value-type="float">
            <text:p>64.1503851569</text:p>
          </table:table-cell>
          <table:table-cell table:formula="of:=12 + 3 * [.D53] + 5 * [.C53]" office:value-type="float" office:value="196.484905701728" calcext:value-type="float">
            <text:p>196.4849057017</text:p>
          </table:table-cell>
          <table:table-cell/>
        </table:table-row>
        <table:table-row table:style-name="ro1">
          <table:table-cell table:formula="of:=RAND()" office:value-type="float" office:value="0.533313171705231" calcext:value-type="float">
            <text:p>0.5333131717</text:p>
          </table:table-cell>
          <table:table-cell table:formula="of:=NORMINV([.A54];10;3)" office:value-type="float" office:value="10.2508030575288" calcext:value-type="float">
            <text:p>10.2508030575</text:p>
          </table:table-cell>
          <table:table-cell table:formula="of:=COM.MICROSOFT.NORM.INV(RAND(); 0; 1)" office:value-type="float" office:value="0.366929929581192" calcext:value-type="float">
            <text:p>0.3669299296</text:p>
          </table:table-cell>
          <table:table-cell table:formula="of:=NORMINV(RAND(); 62; 4)" office:value-type="float" office:value="59.5118166152517" calcext:value-type="float">
            <text:p>59.5118166153</text:p>
          </table:table-cell>
          <table:table-cell table:formula="of:=12 + 3 * [.D54] + 5 * [.C54]" office:value-type="float" office:value="192.370099493661" calcext:value-type="float">
            <text:p>192.3700994937</text:p>
          </table:table-cell>
          <table:table-cell/>
        </table:table-row>
        <table:table-row table:style-name="ro1">
          <table:table-cell table:formula="of:=RAND()" office:value-type="float" office:value="0.63013228145428" calcext:value-type="float">
            <text:p>0.6301322815</text:p>
          </table:table-cell>
          <table:table-cell table:formula="of:=NORMINV([.A55];10;3)" office:value-type="float" office:value="10.9966111515743" calcext:value-type="float">
            <text:p>10.9966111516</text:p>
          </table:table-cell>
          <table:table-cell table:formula="of:=COM.MICROSOFT.NORM.INV(RAND(); 0; 1)" office:value-type="float" office:value="0.00761459477073522" calcext:value-type="float">
            <text:p>0.0076145948</text:p>
          </table:table-cell>
          <table:table-cell table:formula="of:=NORMINV(RAND(); 62; 4)" office:value-type="float" office:value="61.8418164205051" calcext:value-type="float">
            <text:p>61.8418164205</text:p>
          </table:table-cell>
          <table:table-cell table:formula="of:=12 + 3 * [.D55] + 5 * [.C55]" office:value-type="float" office:value="197.563522235369" calcext:value-type="float">
            <text:p>197.5635222354</text:p>
          </table:table-cell>
          <table:table-cell/>
        </table:table-row>
        <table:table-row table:style-name="ro1">
          <table:table-cell table:formula="of:=RAND()" office:value-type="float" office:value="0.118913626065478" calcext:value-type="float">
            <text:p>0.1189136261</text:p>
          </table:table-cell>
          <table:table-cell table:formula="of:=NORMINV([.A56];10;3)" office:value-type="float" office:value="6.45869502817437" calcext:value-type="float">
            <text:p>6.4586950282</text:p>
          </table:table-cell>
          <table:table-cell table:formula="of:=COM.MICROSOFT.NORM.INV(RAND(); 0; 1)" office:value-type="float" office:value="0.029781510129896" calcext:value-type="float">
            <text:p>0.0297815101</text:p>
          </table:table-cell>
          <table:table-cell table:formula="of:=NORMINV(RAND(); 62; 4)" office:value-type="float" office:value="65.6780302211095" calcext:value-type="float">
            <text:p>65.6780302211</text:p>
          </table:table-cell>
          <table:table-cell table:formula="of:=12 + 3 * [.D56] + 5 * [.C56]" office:value-type="float" office:value="209.182998213978" calcext:value-type="float">
            <text:p>209.182998214</text:p>
          </table:table-cell>
          <table:table-cell/>
        </table:table-row>
        <table:table-row table:style-name="ro1">
          <table:table-cell table:formula="of:=RAND()" office:value-type="float" office:value="0.898458726238459" calcext:value-type="float">
            <text:p>0.8984587262</text:p>
          </table:table-cell>
          <table:table-cell table:formula="of:=NORMINV([.A57];10;3)" office:value-type="float" office:value="13.8184547166807" calcext:value-type="float">
            <text:p>13.8184547167</text:p>
          </table:table-cell>
          <table:table-cell table:formula="of:=COM.MICROSOFT.NORM.INV(RAND(); 0; 1)" office:value-type="float" office:value="1.08832235621279" calcext:value-type="float">
            <text:p>1.0883223562</text:p>
          </table:table-cell>
          <table:table-cell table:formula="of:=NORMINV(RAND(); 62; 4)" office:value-type="float" office:value="57.2012268660843" calcext:value-type="float">
            <text:p>57.2012268661</text:p>
          </table:table-cell>
          <table:table-cell table:formula="of:=12 + 3 * [.D57] + 5 * [.C57]" office:value-type="float" office:value="189.045292379317" calcext:value-type="float">
            <text:p>189.0452923793</text:p>
          </table:table-cell>
          <table:table-cell/>
        </table:table-row>
        <table:table-row table:style-name="ro1">
          <table:table-cell table:formula="of:=RAND()" office:value-type="float" office:value="0.768892654683441" calcext:value-type="float">
            <text:p>0.7688926547</text:p>
          </table:table-cell>
          <table:table-cell table:formula="of:=NORMINV([.A58];10;3)" office:value-type="float" office:value="12.2056148214306" calcext:value-type="float">
            <text:p>12.2056148214</text:p>
          </table:table-cell>
          <table:table-cell table:formula="of:=COM.MICROSOFT.NORM.INV(RAND(); 0; 1)" office:value-type="float" office:value="0.350107230408465" calcext:value-type="float">
            <text:p>0.3501072304</text:p>
          </table:table-cell>
          <table:table-cell table:formula="of:=NORMINV(RAND(); 62; 4)" office:value-type="float" office:value="66.2945359091951" calcext:value-type="float">
            <text:p>66.2945359092</text:p>
          </table:table-cell>
          <table:table-cell table:formula="of:=12 + 3 * [.D58] + 5 * [.C58]" office:value-type="float" office:value="212.634143879627" calcext:value-type="float">
            <text:p>212.6341438796</text:p>
          </table:table-cell>
          <table:table-cell/>
        </table:table-row>
        <table:table-row table:style-name="ro1">
          <table:table-cell table:formula="of:=RAND()" office:value-type="float" office:value="0.0319599998183548" calcext:value-type="float">
            <text:p>0.0319599998</text:p>
          </table:table-cell>
          <table:table-cell table:formula="of:=NORMINV([.A59];10;3)" office:value-type="float" office:value="4.44178765351944" calcext:value-type="float">
            <text:p>4.4417876535</text:p>
          </table:table-cell>
          <table:table-cell table:formula="of:=COM.MICROSOFT.NORM.INV(RAND(); 0; 1)" office:value-type="float" office:value="-1.45277868743555" calcext:value-type="float">
            <text:p>-1.4527786874</text:p>
          </table:table-cell>
          <table:table-cell table:formula="of:=NORMINV(RAND(); 62; 4)" office:value-type="float" office:value="63.9508544316476" calcext:value-type="float">
            <text:p>63.9508544316</text:p>
          </table:table-cell>
          <table:table-cell table:formula="of:=12 + 3 * [.D59] + 5 * [.C59]" office:value-type="float" office:value="196.588669857765" calcext:value-type="float">
            <text:p>196.5886698578</text:p>
          </table:table-cell>
          <table:table-cell/>
        </table:table-row>
        <table:table-row table:style-name="ro1">
          <table:table-cell table:formula="of:=RAND()" office:value-type="float" office:value="0.96211639768444" calcext:value-type="float">
            <text:p>0.9621163977</text:p>
          </table:table-cell>
          <table:table-cell table:formula="of:=NORMINV([.A60];10;3)" office:value-type="float" office:value="15.327376039305" calcext:value-type="float">
            <text:p>15.3273760393</text:p>
          </table:table-cell>
          <table:table-cell table:formula="of:=COM.MICROSOFT.NORM.INV(RAND(); 0; 1)" office:value-type="float" office:value="0.764241659567856" calcext:value-type="float">
            <text:p>0.7642416596</text:p>
          </table:table-cell>
          <table:table-cell table:formula="of:=NORMINV(RAND(); 62; 4)" office:value-type="float" office:value="62.4738816784314" calcext:value-type="float">
            <text:p>62.4738816784</text:p>
          </table:table-cell>
          <table:table-cell table:formula="of:=12 + 3 * [.D60] + 5 * [.C60]" office:value-type="float" office:value="203.242853333134" calcext:value-type="float">
            <text:p>203.2428533331</text:p>
          </table:table-cell>
          <table:table-cell/>
        </table:table-row>
        <table:table-row table:style-name="ro1">
          <table:table-cell table:formula="of:=RAND()" office:value-type="float" office:value="0.837726747849956" calcext:value-type="float">
            <text:p>0.8377267478</text:p>
          </table:table-cell>
          <table:table-cell table:formula="of:=NORMINV([.A61];10;3)" office:value-type="float" office:value="12.9554737745928" calcext:value-type="float">
            <text:p>12.9554737746</text:p>
          </table:table-cell>
          <table:table-cell table:formula="of:=COM.MICROSOFT.NORM.INV(RAND(); 0; 1)" office:value-type="float" office:value="-0.134946122583754" calcext:value-type="float">
            <text:p>-0.1349461226</text:p>
          </table:table-cell>
          <table:table-cell table:formula="of:=NORMINV(RAND(); 62; 4)" office:value-type="float" office:value="55.0489565445295" calcext:value-type="float">
            <text:p>55.0489565445</text:p>
          </table:table-cell>
          <table:table-cell table:formula="of:=12 + 3 * [.D61] + 5 * [.C61]" office:value-type="float" office:value="176.47213902067" calcext:value-type="float">
            <text:p>176.4721390207</text:p>
          </table:table-cell>
          <table:table-cell/>
        </table:table-row>
        <table:table-row table:style-name="ro1">
          <table:table-cell table:formula="of:=RAND()" office:value-type="float" office:value="0.489932375494391" calcext:value-type="float">
            <text:p>0.4899323755</text:p>
          </table:table-cell>
          <table:table-cell table:formula="of:=NORMINV([.A62];10;3)" office:value-type="float" office:value="9.9242845858293" calcext:value-type="float">
            <text:p>9.9242845858</text:p>
          </table:table-cell>
          <table:table-cell table:formula="of:=COM.MICROSOFT.NORM.INV(RAND(); 0; 1)" office:value-type="float" office:value="-0.823530054020955" calcext:value-type="float">
            <text:p>-0.823530054</text:p>
          </table:table-cell>
          <table:table-cell table:formula="of:=NORMINV(RAND(); 62; 4)" office:value-type="float" office:value="56.0318982617282" calcext:value-type="float">
            <text:p>56.0318982617</text:p>
          </table:table-cell>
          <table:table-cell table:formula="of:=12 + 3 * [.D62] + 5 * [.C62]" office:value-type="float" office:value="175.97804451508" calcext:value-type="float">
            <text:p>175.9780445151</text:p>
          </table:table-cell>
          <table:table-cell/>
        </table:table-row>
        <table:table-row table:style-name="ro1">
          <table:table-cell table:formula="of:=RAND()" office:value-type="float" office:value="0.559815588640049" calcext:value-type="float">
            <text:p>0.5598155886</text:p>
          </table:table-cell>
          <table:table-cell table:formula="of:=NORMINV([.A63];10;3)" office:value-type="float" office:value="10.4515050501417" calcext:value-type="float">
            <text:p>10.4515050501</text:p>
          </table:table-cell>
          <table:table-cell table:formula="of:=COM.MICROSOFT.NORM.INV(RAND(); 0; 1)" office:value-type="float" office:value="0.463803904337782" calcext:value-type="float">
            <text:p>0.4638039043</text:p>
          </table:table-cell>
          <table:table-cell table:formula="of:=NORMINV(RAND(); 62; 4)" office:value-type="float" office:value="60.0792365449967" calcext:value-type="float">
            <text:p>60.079236545</text:p>
          </table:table-cell>
          <table:table-cell table:formula="of:=12 + 3 * [.D63] + 5 * [.C63]" office:value-type="float" office:value="194.556729156679" calcext:value-type="float">
            <text:p>194.5567291567</text:p>
          </table:table-cell>
          <table:table-cell/>
        </table:table-row>
        <table:table-row table:style-name="ro1">
          <table:table-cell table:formula="of:=RAND()" office:value-type="float" office:value="0.236925657838583" calcext:value-type="float">
            <text:p>0.2369256578</text:p>
          </table:table-cell>
          <table:table-cell table:formula="of:=NORMINV([.A64];10;3)" office:value-type="float" office:value="7.85131959198142" calcext:value-type="float">
            <text:p>7.851319592</text:p>
          </table:table-cell>
          <table:table-cell table:formula="of:=COM.MICROSOFT.NORM.INV(RAND(); 0; 1)" office:value-type="float" office:value="-0.571593574395401" calcext:value-type="float">
            <text:p>-0.5715935744</text:p>
          </table:table-cell>
          <table:table-cell table:formula="of:=NORMINV(RAND(); 62; 4)" office:value-type="float" office:value="63.891448725645" calcext:value-type="float">
            <text:p>63.8914487256</text:p>
          </table:table-cell>
          <table:table-cell table:formula="of:=12 + 3 * [.D64] + 5 * [.C64]" office:value-type="float" office:value="200.816378304958" calcext:value-type="float">
            <text:p>200.816378305</text:p>
          </table:table-cell>
          <table:table-cell/>
        </table:table-row>
        <table:table-row table:style-name="ro1">
          <table:table-cell table:formula="of:=RAND()" office:value-type="float" office:value="0.748300001956522" calcext:value-type="float">
            <text:p>0.748300002</text:p>
          </table:table-cell>
          <table:table-cell table:formula="of:=NORMINV([.A65];10;3)" office:value-type="float" office:value="12.0074490663564" calcext:value-type="float">
            <text:p>12.0074490664</text:p>
          </table:table-cell>
          <table:table-cell table:formula="of:=COM.MICROSOFT.NORM.INV(RAND(); 0; 1)" office:value-type="float" office:value="-0.990297256938229" calcext:value-type="float">
            <text:p>-0.9902972569</text:p>
          </table:table-cell>
          <table:table-cell table:formula="of:=NORMINV(RAND(); 62; 4)" office:value-type="float" office:value="62.3477138237214" calcext:value-type="float">
            <text:p>62.3477138237</text:p>
          </table:table-cell>
          <table:table-cell table:formula="of:=12 + 3 * [.D65] + 5 * [.C65]" office:value-type="float" office:value="194.091655186473" calcext:value-type="float">
            <text:p>194.0916551865</text:p>
          </table:table-cell>
          <table:table-cell/>
        </table:table-row>
        <table:table-row table:style-name="ro1">
          <table:table-cell table:formula="of:=RAND()" office:value-type="float" office:value="0.710335967829451" calcext:value-type="float">
            <text:p>0.7103359678</text:p>
          </table:table-cell>
          <table:table-cell table:formula="of:=NORMINV([.A66];10;3)" office:value-type="float" office:value="11.6630994274169" calcext:value-type="float">
            <text:p>11.6630994274</text:p>
          </table:table-cell>
          <table:table-cell table:formula="of:=COM.MICROSOFT.NORM.INV(RAND(); 0; 1)" office:value-type="float" office:value="-0.2465557409609" calcext:value-type="float">
            <text:p>-0.246555741</text:p>
          </table:table-cell>
          <table:table-cell table:formula="of:=NORMINV(RAND(); 62; 4)" office:value-type="float" office:value="60.9083428919882" calcext:value-type="float">
            <text:p>60.908342892</text:p>
          </table:table-cell>
          <table:table-cell table:formula="of:=12 + 3 * [.D66] + 5 * [.C66]" office:value-type="float" office:value="193.49224997116" calcext:value-type="float">
            <text:p>193.4922499712</text:p>
          </table:table-cell>
          <table:table-cell/>
        </table:table-row>
        <table:table-row table:style-name="ro1">
          <table:table-cell table:formula="of:=RAND()" office:value-type="float" office:value="0.878128720913082" calcext:value-type="float">
            <text:p>0.8781287209</text:p>
          </table:table-cell>
          <table:table-cell table:formula="of:=NORMINV([.A67];10;3)" office:value-type="float" office:value="13.497049576879" calcext:value-type="float">
            <text:p>13.4970495769</text:p>
          </table:table-cell>
          <table:table-cell table:formula="of:=COM.MICROSOFT.NORM.INV(RAND(); 0; 1)" office:value-type="float" office:value="-0.189489963939007" calcext:value-type="float">
            <text:p>-0.1894899639</text:p>
          </table:table-cell>
          <table:table-cell table:formula="of:=NORMINV(RAND(); 62; 4)" office:value-type="float" office:value="59.9513979938325" calcext:value-type="float">
            <text:p>59.9513979938</text:p>
          </table:table-cell>
          <table:table-cell table:formula="of:=12 + 3 * [.D67] + 5 * [.C67]" office:value-type="float" office:value="190.906744161802" calcext:value-type="float">
            <text:p>190.9067441618</text:p>
          </table:table-cell>
          <table:table-cell/>
        </table:table-row>
        <table:table-row table:style-name="ro1">
          <table:table-cell table:formula="of:=RAND()" office:value-type="float" office:value="0.654713017400354" calcext:value-type="float">
            <text:p>0.6547130174</text:p>
          </table:table-cell>
          <table:table-cell table:formula="of:=NORMINV([.A68];10;3)" office:value-type="float" office:value="11.1942288125555" calcext:value-type="float">
            <text:p>11.1942288126</text:p>
          </table:table-cell>
          <table:table-cell table:formula="of:=COM.MICROSOFT.NORM.INV(RAND(); 0; 1)" office:value-type="float" office:value="0.141321226282981" calcext:value-type="float">
            <text:p>0.1413212263</text:p>
          </table:table-cell>
          <table:table-cell table:formula="of:=NORMINV(RAND(); 62; 4)" office:value-type="float" office:value="58.993320272557" calcext:value-type="float">
            <text:p>58.9933202726</text:p>
          </table:table-cell>
          <table:table-cell table:formula="of:=12 + 3 * [.D68] + 5 * [.C68]" office:value-type="float" office:value="189.686566949086" calcext:value-type="float">
            <text:p>189.6865669491</text:p>
          </table:table-cell>
          <table:table-cell/>
        </table:table-row>
        <table:table-row table:style-name="ro1">
          <table:table-cell table:formula="of:=RAND()" office:value-type="float" office:value="0.239316673949361" calcext:value-type="float">
            <text:p>0.2393166739</text:p>
          </table:table-cell>
          <table:table-cell table:formula="of:=NORMINV([.A69];10;3)" office:value-type="float" office:value="7.87449292365959" calcext:value-type="float">
            <text:p>7.8744929237</text:p>
          </table:table-cell>
          <table:table-cell table:formula="of:=COM.MICROSOFT.NORM.INV(RAND(); 0; 1)" office:value-type="float" office:value="0.620195666271548" calcext:value-type="float">
            <text:p>0.6201956663</text:p>
          </table:table-cell>
          <table:table-cell table:formula="of:=NORMINV(RAND(); 62; 4)" office:value-type="float" office:value="63.1983256216911" calcext:value-type="float">
            <text:p>63.1983256217</text:p>
          </table:table-cell>
          <table:table-cell table:formula="of:=12 + 3 * [.D69] + 5 * [.C69]" office:value-type="float" office:value="204.695955196431" calcext:value-type="float">
            <text:p>204.6959551964</text:p>
          </table:table-cell>
          <table:table-cell/>
        </table:table-row>
        <table:table-row table:style-name="ro1">
          <table:table-cell table:formula="of:=RAND()" office:value-type="float" office:value="0.889110633404925" calcext:value-type="float">
            <text:p>0.8891106334</text:p>
          </table:table-cell>
          <table:table-cell table:formula="of:=NORMINV([.A70];10;3)" office:value-type="float" office:value="13.6654359711767" calcext:value-type="float">
            <text:p>13.6654359712</text:p>
          </table:table-cell>
          <table:table-cell table:formula="of:=COM.MICROSOFT.NORM.INV(RAND(); 0; 1)" office:value-type="float" office:value="-0.0900083541423096" calcext:value-type="float">
            <text:p>-0.0900083541</text:p>
          </table:table-cell>
          <table:table-cell table:formula="of:=NORMINV(RAND(); 62; 4)" office:value-type="float" office:value="57.6818090978653" calcext:value-type="float">
            <text:p>57.6818090979</text:p>
          </table:table-cell>
          <table:table-cell table:formula="of:=12 + 3 * [.D70] + 5 * [.C70]" office:value-type="float" office:value="184.595385522884" calcext:value-type="float">
            <text:p>184.5953855229</text:p>
          </table:table-cell>
          <table:table-cell/>
        </table:table-row>
        <table:table-row table:style-name="ro1">
          <table:table-cell table:formula="of:=RAND()" office:value-type="float" office:value="0.610617800615728" calcext:value-type="float">
            <text:p>0.6106178006</text:p>
          </table:table-cell>
          <table:table-cell table:formula="of:=NORMINV([.A71];10;3)" office:value-type="float" office:value="10.8427887930181" calcext:value-type="float">
            <text:p>10.842788793</text:p>
          </table:table-cell>
          <table:table-cell table:formula="of:=COM.MICROSOFT.NORM.INV(RAND(); 0; 1)" office:value-type="float" office:value="-0.25572655050808" calcext:value-type="float">
            <text:p>-0.2557265505</text:p>
          </table:table-cell>
          <table:table-cell table:formula="of:=NORMINV(RAND(); 62; 4)" office:value-type="float" office:value="67.6885998719503" calcext:value-type="float">
            <text:p>67.688599872</text:p>
          </table:table-cell>
          <table:table-cell table:formula="of:=12 + 3 * [.D71] + 5 * [.C71]" office:value-type="float" office:value="213.787166863311" calcext:value-type="float">
            <text:p>213.7871668633</text:p>
          </table:table-cell>
          <table:table-cell/>
        </table:table-row>
        <table:table-row table:style-name="ro1">
          <table:table-cell table:formula="of:=RAND()" office:value-type="float" office:value="0.342015521368012" calcext:value-type="float">
            <text:p>0.3420155214</text:p>
          </table:table-cell>
          <table:table-cell table:formula="of:=NORMINV([.A72];10;3)" office:value-type="float" office:value="8.7790941683868" calcext:value-type="float">
            <text:p>8.7790941684</text:p>
          </table:table-cell>
          <table:table-cell table:formula="of:=COM.MICROSOFT.NORM.INV(RAND(); 0; 1)" office:value-type="float" office:value="-0.342643249964021" calcext:value-type="float">
            <text:p>-0.34264325</text:p>
          </table:table-cell>
          <table:table-cell table:formula="of:=NORMINV(RAND(); 62; 4)" office:value-type="float" office:value="61.1795688668663" calcext:value-type="float">
            <text:p>61.1795688669</text:p>
          </table:table-cell>
          <table:table-cell table:formula="of:=12 + 3 * [.D72] + 5 * [.C72]" office:value-type="float" office:value="193.825490350779" calcext:value-type="float">
            <text:p>193.8254903508</text:p>
          </table:table-cell>
          <table:table-cell/>
        </table:table-row>
        <table:table-row table:style-name="ro1">
          <table:table-cell table:formula="of:=RAND()" office:value-type="float" office:value="0.68116006324999" calcext:value-type="float">
            <text:p>0.6811600632</text:p>
          </table:table-cell>
          <table:table-cell table:formula="of:=NORMINV([.A73];10;3)" office:value-type="float" office:value="11.4128355806225" calcext:value-type="float">
            <text:p>11.4128355806</text:p>
          </table:table-cell>
          <table:table-cell table:formula="of:=COM.MICROSOFT.NORM.INV(RAND(); 0; 1)" office:value-type="float" office:value="-0.862180471406668" calcext:value-type="float">
            <text:p>-0.8621804714</text:p>
          </table:table-cell>
          <table:table-cell table:formula="of:=NORMINV(RAND(); 62; 4)" office:value-type="float" office:value="60.6444139315339" calcext:value-type="float">
            <text:p>60.6444139315</text:p>
          </table:table-cell>
          <table:table-cell table:formula="of:=12 + 3 * [.D73] + 5 * [.C73]" office:value-type="float" office:value="189.622339437568" calcext:value-type="float">
            <text:p>189.6223394376</text:p>
          </table:table-cell>
          <table:table-cell/>
        </table:table-row>
        <table:table-row table:style-name="ro1">
          <table:table-cell table:formula="of:=RAND()" office:value-type="float" office:value="0.769434439949691" calcext:value-type="float">
            <text:p>0.7694344399</text:p>
          </table:table-cell>
          <table:table-cell table:formula="of:=NORMINV([.A74];10;3)" office:value-type="float" office:value="12.2109567324288" calcext:value-type="float">
            <text:p>12.2109567324</text:p>
          </table:table-cell>
          <table:table-cell table:formula="of:=COM.MICROSOFT.NORM.INV(RAND(); 0; 1)" office:value-type="float" office:value="0.798482088676414" calcext:value-type="float">
            <text:p>0.7984820887</text:p>
          </table:table-cell>
          <table:table-cell table:formula="of:=NORMINV(RAND(); 62; 4)" office:value-type="float" office:value="56.4249965252733" calcext:value-type="float">
            <text:p>56.4249965253</text:p>
          </table:table-cell>
          <table:table-cell table:formula="of:=12 + 3 * [.D74] + 5 * [.C74]" office:value-type="float" office:value="185.267400019202" calcext:value-type="float">
            <text:p>185.2674000192</text:p>
          </table:table-cell>
          <table:table-cell/>
        </table:table-row>
        <table:table-row table:style-name="ro1">
          <table:table-cell table:formula="of:=RAND()" office:value-type="float" office:value="0.883700287435204" calcext:value-type="float">
            <text:p>0.8837002874</text:p>
          </table:table-cell>
          <table:table-cell table:formula="of:=NORMINV([.A75];10;3)" office:value-type="float" office:value="13.5810686853043" calcext:value-type="float">
            <text:p>13.5810686853</text:p>
          </table:table-cell>
          <table:table-cell table:formula="of:=COM.MICROSOFT.NORM.INV(RAND(); 0; 1)" office:value-type="float" office:value="-0.386511329606014" calcext:value-type="float">
            <text:p>-0.3865113296</text:p>
          </table:table-cell>
          <table:table-cell table:formula="of:=NORMINV(RAND(); 62; 4)" office:value-type="float" office:value="59.8388215621915" calcext:value-type="float">
            <text:p>59.8388215622</text:p>
          </table:table-cell>
          <table:table-cell table:formula="of:=12 + 3 * [.D75] + 5 * [.C75]" office:value-type="float" office:value="189.583908038544" calcext:value-type="float">
            <text:p>189.5839080385</text:p>
          </table:table-cell>
          <table:table-cell/>
        </table:table-row>
        <table:table-row table:style-name="ro1">
          <table:table-cell table:formula="of:=RAND()" office:value-type="float" office:value="0.00649564433842897" calcext:value-type="float">
            <text:p>0.0064956443</text:p>
          </table:table-cell>
          <table:table-cell table:formula="of:=NORMINV([.A76];10;3)" office:value-type="float" office:value="2.54797597806133" calcext:value-type="float">
            <text:p>2.5479759781</text:p>
          </table:table-cell>
          <table:table-cell table:formula="of:=COM.MICROSOFT.NORM.INV(RAND(); 0; 1)" office:value-type="float" office:value="-0.661852771926108" calcext:value-type="float">
            <text:p>-0.6618527719</text:p>
          </table:table-cell>
          <table:table-cell table:formula="of:=NORMINV(RAND(); 62; 4)" office:value-type="float" office:value="61.4402055918724" calcext:value-type="float">
            <text:p>61.4402055919</text:p>
          </table:table-cell>
          <table:table-cell table:formula="of:=12 + 3 * [.D76] + 5 * [.C76]" office:value-type="float" office:value="193.011352915987" calcext:value-type="float">
            <text:p>193.011352916</text:p>
          </table:table-cell>
          <table:table-cell/>
        </table:table-row>
        <table:table-row table:style-name="ro1">
          <table:table-cell table:formula="of:=RAND()" office:value-type="float" office:value="0.000707577913999558" calcext:value-type="float">
            <text:p>0.0007075779</text:p>
          </table:table-cell>
          <table:table-cell table:formula="of:=NORMINV([.A77];10;3)" office:value-type="float" office:value="0.425374295193333" calcext:value-type="float">
            <text:p>0.4253742952</text:p>
          </table:table-cell>
          <table:table-cell table:formula="of:=COM.MICROSOFT.NORM.INV(RAND(); 0; 1)" office:value-type="float" office:value="0.533466964755694" calcext:value-type="float">
            <text:p>0.5334669648</text:p>
          </table:table-cell>
          <table:table-cell table:formula="of:=NORMINV(RAND(); 62; 4)" office:value-type="float" office:value="65.2265357799053" calcext:value-type="float">
            <text:p>65.2265357799</text:p>
          </table:table-cell>
          <table:table-cell table:formula="of:=12 + 3 * [.D77] + 5 * [.C77]" office:value-type="float" office:value="210.346942163494" calcext:value-type="float">
            <text:p>210.3469421635</text:p>
          </table:table-cell>
          <table:table-cell/>
        </table:table-row>
        <table:table-row table:style-name="ro1">
          <table:table-cell table:formula="of:=RAND()" office:value-type="float" office:value="0.654984927969053" calcext:value-type="float">
            <text:p>0.654984928</text:p>
          </table:table-cell>
          <table:table-cell table:formula="of:=NORMINV([.A78];10;3)" office:value-type="float" office:value="11.196442474377" calcext:value-type="float">
            <text:p>11.1964424744</text:p>
          </table:table-cell>
          <table:table-cell table:formula="of:=COM.MICROSOFT.NORM.INV(RAND(); 0; 1)" office:value-type="float" office:value="-0.71156274152489" calcext:value-type="float">
            <text:p>-0.7115627415</text:p>
          </table:table-cell>
          <table:table-cell table:formula="of:=NORMINV(RAND(); 62; 4)" office:value-type="float" office:value="61.7032411446766" calcext:value-type="float">
            <text:p>61.7032411447</text:p>
          </table:table-cell>
          <table:table-cell table:formula="of:=12 + 3 * [.D78] + 5 * [.C78]" office:value-type="float" office:value="193.551909726405" calcext:value-type="float">
            <text:p>193.5519097264</text:p>
          </table:table-cell>
          <table:table-cell/>
        </table:table-row>
        <table:table-row table:style-name="ro1">
          <table:table-cell table:formula="of:=RAND()" office:value-type="float" office:value="0.597785038873553" calcext:value-type="float">
            <text:p>0.5977850389</text:p>
          </table:table-cell>
          <table:table-cell table:formula="of:=NORMINV([.A79];10;3)" office:value-type="float" office:value="10.7428542331518" calcext:value-type="float">
            <text:p>10.7428542332</text:p>
          </table:table-cell>
          <table:table-cell table:formula="of:=COM.MICROSOFT.NORM.INV(RAND(); 0; 1)" office:value-type="float" office:value="0.0256340765195424" calcext:value-type="float">
            <text:p>0.0256340765</text:p>
          </table:table-cell>
          <table:table-cell table:formula="of:=NORMINV(RAND(); 62; 4)" office:value-type="float" office:value="63.2799543437258" calcext:value-type="float">
            <text:p>63.2799543437</text:p>
          </table:table-cell>
          <table:table-cell table:formula="of:=12 + 3 * [.D79] + 5 * [.C79]" office:value-type="float" office:value="201.968033413775" calcext:value-type="float">
            <text:p>201.9680334138</text:p>
          </table:table-cell>
          <table:table-cell/>
        </table:table-row>
        <table:table-row table:style-name="ro1">
          <table:table-cell table:formula="of:=RAND()" office:value-type="float" office:value="0.909189326921478" calcext:value-type="float">
            <text:p>0.9091893269</text:p>
          </table:table-cell>
          <table:table-cell table:formula="of:=NORMINV([.A80];10;3)" office:value-type="float" office:value="14.0073385847754" calcext:value-type="float">
            <text:p>14.0073385848</text:p>
          </table:table-cell>
          <table:table-cell table:formula="of:=COM.MICROSOFT.NORM.INV(RAND(); 0; 1)" office:value-type="float" office:value="-1.68509814654054" calcext:value-type="float">
            <text:p>-1.6850981465</text:p>
          </table:table-cell>
          <table:table-cell table:formula="of:=NORMINV(RAND(); 62; 4)" office:value-type="float" office:value="57.5946640788842" calcext:value-type="float">
            <text:p>57.5946640789</text:p>
          </table:table-cell>
          <table:table-cell table:formula="of:=12 + 3 * [.D80] + 5 * [.C80]" office:value-type="float" office:value="176.35850150395" calcext:value-type="float">
            <text:p>176.358501504</text:p>
          </table:table-cell>
          <table:table-cell/>
        </table:table-row>
        <table:table-row table:style-name="ro1">
          <table:table-cell table:formula="of:=RAND()" office:value-type="float" office:value="0.756406405009329" calcext:value-type="float">
            <text:p>0.756406405</text:p>
          </table:table-cell>
          <table:table-cell table:formula="of:=NORMINV([.A81];10;3)" office:value-type="float" office:value="12.0843686885669" calcext:value-type="float">
            <text:p>12.0843686886</text:p>
          </table:table-cell>
          <table:table-cell table:formula="of:=COM.MICROSOFT.NORM.INV(RAND(); 0; 1)" office:value-type="float" office:value="0.280083164774984" calcext:value-type="float">
            <text:p>0.2800831648</text:p>
          </table:table-cell>
          <table:table-cell table:formula="of:=NORMINV(RAND(); 62; 4)" office:value-type="float" office:value="61.547479711001" calcext:value-type="float">
            <text:p>61.547479711</text:p>
          </table:table-cell>
          <table:table-cell table:formula="of:=12 + 3 * [.D81] + 5 * [.C81]" office:value-type="float" office:value="198.042854956878" calcext:value-type="float">
            <text:p>198.0428549569</text:p>
          </table:table-cell>
          <table:table-cell/>
        </table:table-row>
        <table:table-row table:style-name="ro1">
          <table:table-cell table:formula="of:=RAND()" office:value-type="float" office:value="0.597195921698585" calcext:value-type="float">
            <text:p>0.5971959217</text:p>
          </table:table-cell>
          <table:table-cell table:formula="of:=NORMINV([.A82];10;3)" office:value-type="float" office:value="10.7382870807802" calcext:value-type="float">
            <text:p>10.7382870808</text:p>
          </table:table-cell>
          <table:table-cell table:formula="of:=COM.MICROSOFT.NORM.INV(RAND(); 0; 1)" office:value-type="float" office:value="1.10726902281175" calcext:value-type="float">
            <text:p>1.1072690228</text:p>
          </table:table-cell>
          <table:table-cell table:formula="of:=NORMINV(RAND(); 62; 4)" office:value-type="float" office:value="62.6311920352397" calcext:value-type="float">
            <text:p>62.6311920352</text:p>
          </table:table-cell>
          <table:table-cell table:formula="of:=12 + 3 * [.D82] + 5 * [.C82]" office:value-type="float" office:value="205.429921219778" calcext:value-type="float">
            <text:p>205.4299212198</text:p>
          </table:table-cell>
          <table:table-cell/>
        </table:table-row>
        <table:table-row table:style-name="ro1">
          <table:table-cell table:formula="of:=RAND()" office:value-type="float" office:value="0.0327655859291553" calcext:value-type="float">
            <text:p>0.0327655859</text:p>
          </table:table-cell>
          <table:table-cell table:formula="of:=NORMINV([.A83];10;3)" office:value-type="float" office:value="4.47514857486074" calcext:value-type="float">
            <text:p>4.4751485749</text:p>
          </table:table-cell>
          <table:table-cell table:formula="of:=COM.MICROSOFT.NORM.INV(RAND(); 0; 1)" office:value-type="float" office:value="0.320597162913977" calcext:value-type="float">
            <text:p>0.3205971629</text:p>
          </table:table-cell>
          <table:table-cell table:formula="of:=NORMINV(RAND(); 62; 4)" office:value-type="float" office:value="53.0696942590639" calcext:value-type="float">
            <text:p>53.0696942591</text:p>
          </table:table-cell>
          <table:table-cell table:formula="of:=12 + 3 * [.D83] + 5 * [.C83]" office:value-type="float" office:value="172.812068591761" calcext:value-type="float">
            <text:p>172.8120685918</text:p>
          </table:table-cell>
          <table:table-cell/>
        </table:table-row>
        <table:table-row table:style-name="ro1">
          <table:table-cell table:formula="of:=RAND()" office:value-type="float" office:value="0.458632442634553" calcext:value-type="float">
            <text:p>0.4586324426</text:p>
          </table:table-cell>
          <table:table-cell table:formula="of:=NORMINV([.A84];10;3)" office:value-type="float" office:value="9.68836115810544" calcext:value-type="float">
            <text:p>9.6883611581</text:p>
          </table:table-cell>
          <table:table-cell table:formula="of:=COM.MICROSOFT.NORM.INV(RAND(); 0; 1)" office:value-type="float" office:value="0.257802994447" calcext:value-type="float">
            <text:p>0.2578029944</text:p>
          </table:table-cell>
          <table:table-cell table:formula="of:=NORMINV(RAND(); 62; 4)" office:value-type="float" office:value="60.3708992895473" calcext:value-type="float">
            <text:p>60.3708992895</text:p>
          </table:table-cell>
          <table:table-cell table:formula="of:=12 + 3 * [.D84] + 5 * [.C84]" office:value-type="float" office:value="194.401712840877" calcext:value-type="float">
            <text:p>194.4017128409</text:p>
          </table:table-cell>
          <table:table-cell/>
        </table:table-row>
        <table:table-row table:style-name="ro1">
          <table:table-cell table:formula="of:=RAND()" office:value-type="float" office:value="0.36512105516158" calcext:value-type="float">
            <text:p>0.3651210552</text:p>
          </table:table-cell>
          <table:table-cell table:formula="of:=NORMINV([.A85];10;3)" office:value-type="float" office:value="8.96558953462638" calcext:value-type="float">
            <text:p>8.9655895346</text:p>
          </table:table-cell>
          <table:table-cell table:formula="of:=COM.MICROSOFT.NORM.INV(RAND(); 0; 1)" office:value-type="float" office:value="0.462423344656291" calcext:value-type="float">
            <text:p>0.4624233447</text:p>
          </table:table-cell>
          <table:table-cell table:formula="of:=NORMINV(RAND(); 62; 4)" office:value-type="float" office:value="50.0950788128157" calcext:value-type="float">
            <text:p>50.0950788128</text:p>
          </table:table-cell>
          <table:table-cell table:formula="of:=12 + 3 * [.D85] + 5 * [.C85]" office:value-type="float" office:value="164.597353161728" calcext:value-type="float">
            <text:p>164.5973531617</text:p>
          </table:table-cell>
          <table:table-cell/>
        </table:table-row>
        <table:table-row table:style-name="ro1">
          <table:table-cell table:formula="of:=RAND()" office:value-type="float" office:value="0.910243959864602" calcext:value-type="float">
            <text:p>0.9102439599</text:p>
          </table:table-cell>
          <table:table-cell table:formula="of:=NORMINV([.A86];10;3)" office:value-type="float" office:value="14.0267765556685" calcext:value-type="float">
            <text:p>14.0267765557</text:p>
          </table:table-cell>
          <table:table-cell table:formula="of:=COM.MICROSOFT.NORM.INV(RAND(); 0; 1)" office:value-type="float" office:value="1.4839334478741" calcext:value-type="float">
            <text:p>1.4839334479</text:p>
          </table:table-cell>
          <table:table-cell table:formula="of:=NORMINV(RAND(); 62; 4)" office:value-type="float" office:value="60.1937676354228" calcext:value-type="float">
            <text:p>60.1937676354</text:p>
          </table:table-cell>
          <table:table-cell table:formula="of:=12 + 3 * [.D86] + 5 * [.C86]" office:value-type="float" office:value="200.000970145639" calcext:value-type="float">
            <text:p>200.0009701456</text:p>
          </table:table-cell>
          <table:table-cell/>
        </table:table-row>
        <table:table-row table:style-name="ro1">
          <table:table-cell table:formula="of:=RAND()" office:value-type="float" office:value="0.996937037911266" calcext:value-type="float">
            <text:p>0.9969370379</text:p>
          </table:table-cell>
          <table:table-cell table:formula="of:=NORMINV([.A87];10;3)" office:value-type="float" office:value="18.2228916334438" calcext:value-type="float">
            <text:p>18.2228916334</text:p>
          </table:table-cell>
          <table:table-cell table:formula="of:=COM.MICROSOFT.NORM.INV(RAND(); 0; 1)" office:value-type="float" office:value="0.812818842908033" calcext:value-type="float">
            <text:p>0.8128188429</text:p>
          </table:table-cell>
          <table:table-cell table:formula="of:=NORMINV(RAND(); 62; 4)" office:value-type="float" office:value="60.798914527731" calcext:value-type="float">
            <text:p>60.7989145277</text:p>
          </table:table-cell>
          <table:table-cell table:formula="of:=12 + 3 * [.D87] + 5 * [.C87]" office:value-type="float" office:value="198.460837797733" calcext:value-type="float">
            <text:p>198.4608377977</text:p>
          </table:table-cell>
          <table:table-cell/>
        </table:table-row>
        <table:table-row table:style-name="ro1">
          <table:table-cell table:formula="of:=RAND()" office:value-type="float" office:value="0.382714168634266" calcext:value-type="float">
            <text:p>0.3827141686</text:p>
          </table:table-cell>
          <table:table-cell table:formula="of:=NORMINV([.A88];10;3)" office:value-type="float" office:value="9.10491969490145" calcext:value-type="float">
            <text:p>9.1049196949</text:p>
          </table:table-cell>
          <table:table-cell table:formula="of:=COM.MICROSOFT.NORM.INV(RAND(); 0; 1)" office:value-type="float" office:value="-1.91681053646311" calcext:value-type="float">
            <text:p>-1.9168105365</text:p>
          </table:table-cell>
          <table:table-cell table:formula="of:=NORMINV(RAND(); 62; 4)" office:value-type="float" office:value="62.3840085535736" calcext:value-type="float">
            <text:p>62.3840085536</text:p>
          </table:table-cell>
          <table:table-cell table:formula="of:=12 + 3 * [.D88] + 5 * [.C88]" office:value-type="float" office:value="189.567972978405" calcext:value-type="float">
            <text:p>189.5679729784</text:p>
          </table:table-cell>
          <table:table-cell/>
        </table:table-row>
        <table:table-row table:style-name="ro1">
          <table:table-cell table:formula="of:=RAND()" office:value-type="float" office:value="0.745067773154005" calcext:value-type="float">
            <text:p>0.7450677732</text:p>
          </table:table-cell>
          <table:table-cell table:formula="of:=NORMINV([.A89];10;3)" office:value-type="float" office:value="11.9771462995748" calcext:value-type="float">
            <text:p>11.9771462996</text:p>
          </table:table-cell>
          <table:table-cell table:formula="of:=COM.MICROSOFT.NORM.INV(RAND(); 0; 1)" office:value-type="float" office:value="-0.0538044225237154" calcext:value-type="float">
            <text:p>-0.0538044225</text:p>
          </table:table-cell>
          <table:table-cell table:formula="of:=NORMINV(RAND(); 62; 4)" office:value-type="float" office:value="59.2449259396352" calcext:value-type="float">
            <text:p>59.2449259396</text:p>
          </table:table-cell>
          <table:table-cell table:formula="of:=12 + 3 * [.D89] + 5 * [.C89]" office:value-type="float" office:value="189.465755706287" calcext:value-type="float">
            <text:p>189.4657557063</text:p>
          </table:table-cell>
          <table:table-cell/>
        </table:table-row>
        <table:table-row table:style-name="ro1">
          <table:table-cell table:formula="of:=RAND()" office:value-type="float" office:value="0.0355597515590489" calcext:value-type="float">
            <text:p>0.0355597516</text:p>
          </table:table-cell>
          <table:table-cell table:formula="of:=NORMINV([.A90];10;3)" office:value-type="float" office:value="4.5858590579543" calcext:value-type="float">
            <text:p>4.585859058</text:p>
          </table:table-cell>
          <table:table-cell table:formula="of:=COM.MICROSOFT.NORM.INV(RAND(); 0; 1)" office:value-type="float" office:value="0.28037767815622" calcext:value-type="float">
            <text:p>0.2803776782</text:p>
          </table:table-cell>
          <table:table-cell table:formula="of:=NORMINV(RAND(); 62; 4)" office:value-type="float" office:value="57.9804388714401" calcext:value-type="float">
            <text:p>57.9804388714</text:p>
          </table:table-cell>
          <table:table-cell table:formula="of:=12 + 3 * [.D90] + 5 * [.C90]" office:value-type="float" office:value="187.343205005101" calcext:value-type="float">
            <text:p>187.3432050051</text:p>
          </table:table-cell>
          <table:table-cell/>
        </table:table-row>
        <table:table-row table:style-name="ro1">
          <table:table-cell table:formula="of:=RAND()" office:value-type="float" office:value="0.170329719781876" calcext:value-type="float">
            <text:p>0.1703297198</text:p>
          </table:table-cell>
          <table:table-cell table:formula="of:=NORMINV([.A91];10;3)" office:value-type="float" office:value="7.14141070737991" calcext:value-type="float">
            <text:p>7.1414107074</text:p>
          </table:table-cell>
          <table:table-cell table:formula="of:=COM.MICROSOFT.NORM.INV(RAND(); 0; 1)" office:value-type="float" office:value="1.80460966857266" calcext:value-type="float">
            <text:p>1.8046096686</text:p>
          </table:table-cell>
          <table:table-cell table:formula="of:=NORMINV(RAND(); 62; 4)" office:value-type="float" office:value="66.7516908929628" calcext:value-type="float">
            <text:p>66.751690893</text:p>
          </table:table-cell>
          <table:table-cell table:formula="of:=12 + 3 * [.D91] + 5 * [.C91]" office:value-type="float" office:value="221.278121021752" calcext:value-type="float">
            <text:p>221.2781210218</text:p>
          </table:table-cell>
          <table:table-cell/>
        </table:table-row>
        <table:table-row table:style-name="ro1">
          <table:table-cell table:formula="of:=RAND()" office:value-type="float" office:value="0.805812153266743" calcext:value-type="float">
            <text:p>0.8058121533</text:p>
          </table:table-cell>
          <table:table-cell table:formula="of:=NORMINV([.A92];10;3)" office:value-type="float" office:value="12.587700385167" calcext:value-type="float">
            <text:p>12.5877003852</text:p>
          </table:table-cell>
          <table:table-cell table:formula="of:=COM.MICROSOFT.NORM.INV(RAND(); 0; 1)" office:value-type="float" office:value="0.0846171613569252" calcext:value-type="float">
            <text:p>0.0846171614</text:p>
          </table:table-cell>
          <table:table-cell table:formula="of:=NORMINV(RAND(); 62; 4)" office:value-type="float" office:value="60.6182575155152" calcext:value-type="float">
            <text:p>60.6182575155</text:p>
          </table:table-cell>
          <table:table-cell table:formula="of:=12 + 3 * [.D92] + 5 * [.C92]" office:value-type="float" office:value="194.27785835333" calcext:value-type="float">
            <text:p>194.2778583533</text:p>
          </table:table-cell>
          <table:table-cell/>
        </table:table-row>
        <table:table-row table:style-name="ro1">
          <table:table-cell table:formula="of:=RAND()" office:value-type="float" office:value="0.959934531478211" calcext:value-type="float">
            <text:p>0.9599345315</text:p>
          </table:table-cell>
          <table:table-cell table:formula="of:=NORMINV([.A93];10;3)" office:value-type="float" office:value="15.2497805476312" calcext:value-type="float">
            <text:p>15.2497805476</text:p>
          </table:table-cell>
          <table:table-cell table:formula="of:=COM.MICROSOFT.NORM.INV(RAND(); 0; 1)" office:value-type="float" office:value="0.617674495833942" calcext:value-type="float">
            <text:p>0.6176744958</text:p>
          </table:table-cell>
          <table:table-cell table:formula="of:=NORMINV(RAND(); 62; 4)" office:value-type="float" office:value="66.5199962049124" calcext:value-type="float">
            <text:p>66.5199962049</text:p>
          </table:table-cell>
          <table:table-cell table:formula="of:=12 + 3 * [.D93] + 5 * [.C93]" office:value-type="float" office:value="214.648361093907" calcext:value-type="float">
            <text:p>214.6483610939</text:p>
          </table:table-cell>
          <table:table-cell/>
        </table:table-row>
        <table:table-row table:style-name="ro1">
          <table:table-cell table:formula="of:=RAND()" office:value-type="float" office:value="0.116324531845748" calcext:value-type="float">
            <text:p>0.1163245318</text:p>
          </table:table-cell>
          <table:table-cell table:formula="of:=NORMINV([.A94];10;3)" office:value-type="float" office:value="6.41931183643659" calcext:value-type="float">
            <text:p>6.4193118364</text:p>
          </table:table-cell>
          <table:table-cell table:formula="of:=COM.MICROSOFT.NORM.INV(RAND(); 0; 1)" office:value-type="float" office:value="-0.210761501747153" calcext:value-type="float">
            <text:p>-0.2107615017</text:p>
          </table:table-cell>
          <table:table-cell table:formula="of:=NORMINV(RAND(); 62; 4)" office:value-type="float" office:value="62.4718732463746" calcext:value-type="float">
            <text:p>62.4718732464</text:p>
          </table:table-cell>
          <table:table-cell table:formula="of:=12 + 3 * [.D94] + 5 * [.C94]" office:value-type="float" office:value="198.361812230388" calcext:value-type="float">
            <text:p>198.3618122304</text:p>
          </table:table-cell>
          <table:table-cell/>
        </table:table-row>
        <table:table-row table:style-name="ro1">
          <table:table-cell table:formula="of:=RAND()" office:value-type="float" office:value="0.287068856181577" calcext:value-type="float">
            <text:p>0.2870688562</text:p>
          </table:table-cell>
          <table:table-cell table:formula="of:=NORMINV([.A95];10;3)" office:value-type="float" office:value="8.31409551831485" calcext:value-type="float">
            <text:p>8.3140955183</text:p>
          </table:table-cell>
          <table:table-cell table:formula="of:=COM.MICROSOFT.NORM.INV(RAND(); 0; 1)" office:value-type="float" office:value="1.02865027744592" calcext:value-type="float">
            <text:p>1.0286502774</text:p>
          </table:table-cell>
          <table:table-cell table:formula="of:=NORMINV(RAND(); 62; 4)" office:value-type="float" office:value="67.360998182844" calcext:value-type="float">
            <text:p>67.3609981828</text:p>
          </table:table-cell>
          <table:table-cell table:formula="of:=12 + 3 * [.D95] + 5 * [.C95]" office:value-type="float" office:value="219.226245935762" calcext:value-type="float">
            <text:p>219.2262459358</text:p>
          </table:table-cell>
          <table:table-cell/>
        </table:table-row>
        <table:table-row table:style-name="ro1">
          <table:table-cell table:formula="of:=RAND()" office:value-type="float" office:value="0.577047278173268" calcext:value-type="float">
            <text:p>0.5770472782</text:p>
          </table:table-cell>
          <table:table-cell table:formula="of:=NORMINV([.A96];10;3)" office:value-type="float" office:value="10.5830361829029" calcext:value-type="float">
            <text:p>10.5830361829</text:p>
          </table:table-cell>
          <table:table-cell table:formula="of:=COM.MICROSOFT.NORM.INV(RAND(); 0; 1)" office:value-type="float" office:value="-1.7344052259914" calcext:value-type="float">
            <text:p>-1.734405226</text:p>
          </table:table-cell>
          <table:table-cell table:formula="of:=NORMINV(RAND(); 62; 4)" office:value-type="float" office:value="69.8657634963588" calcext:value-type="float">
            <text:p>69.8657634964</text:p>
          </table:table-cell>
          <table:table-cell table:formula="of:=12 + 3 * [.D96] + 5 * [.C96]" office:value-type="float" office:value="212.925264359119" calcext:value-type="float">
            <text:p>212.9252643591</text:p>
          </table:table-cell>
          <table:table-cell/>
        </table:table-row>
        <table:table-row table:style-name="ro1">
          <table:table-cell table:formula="of:=RAND()" office:value-type="float" office:value="0.811011480400339" calcext:value-type="float">
            <text:p>0.8110114804</text:p>
          </table:table-cell>
          <table:table-cell table:formula="of:=NORMINV([.A97];10;3)" office:value-type="float" office:value="12.6448893743982" calcext:value-type="float">
            <text:p>12.6448893744</text:p>
          </table:table-cell>
          <table:table-cell table:formula="of:=COM.MICROSOFT.NORM.INV(RAND(); 0; 1)" office:value-type="float" office:value="-0.410199901174606" calcext:value-type="float">
            <text:p>-0.4101999012</text:p>
          </table:table-cell>
          <table:table-cell table:formula="of:=NORMINV(RAND(); 62; 4)" office:value-type="float" office:value="63.0565931102677" calcext:value-type="float">
            <text:p>63.0565931103</text:p>
          </table:table-cell>
          <table:table-cell table:formula="of:=12 + 3 * [.D97] + 5 * [.C97]" office:value-type="float" office:value="199.11877982493" calcext:value-type="float">
            <text:p>199.1187798249</text:p>
          </table:table-cell>
          <table:table-cell/>
        </table:table-row>
        <table:table-row table:style-name="ro1">
          <table:table-cell table:formula="of:=RAND()" office:value-type="float" office:value="0.796044094720855" calcext:value-type="float">
            <text:p>0.7960440947</text:p>
          </table:table-cell>
          <table:table-cell table:formula="of:=NORMINV([.A98];10;3)" office:value-type="float" office:value="12.4827219324921" calcext:value-type="float">
            <text:p>12.4827219325</text:p>
          </table:table-cell>
          <table:table-cell table:formula="of:=COM.MICROSOFT.NORM.INV(RAND(); 0; 1)" office:value-type="float" office:value="1.18576340913369" calcext:value-type="float">
            <text:p>1.1857634091</text:p>
          </table:table-cell>
          <table:table-cell table:formula="of:=NORMINV(RAND(); 62; 4)" office:value-type="float" office:value="61.8643453363193" calcext:value-type="float">
            <text:p>61.8643453363</text:p>
          </table:table-cell>
          <table:table-cell table:formula="of:=12 + 3 * [.D98] + 5 * [.C98]" office:value-type="float" office:value="203.521853054626" calcext:value-type="float">
            <text:p>203.5218530546</text:p>
          </table:table-cell>
          <table:table-cell/>
        </table:table-row>
        <table:table-row table:style-name="ro1">
          <table:table-cell table:formula="of:=RAND()" office:value-type="float" office:value="0.861925483448431" calcext:value-type="float">
            <text:p>0.8619254834</text:p>
          </table:table-cell>
          <table:table-cell table:formula="of:=NORMINV([.A99];10;3)" office:value-type="float" office:value="13.267033012324" calcext:value-type="float">
            <text:p>13.2670330123</text:p>
          </table:table-cell>
          <table:table-cell table:formula="of:=COM.MICROSOFT.NORM.INV(RAND(); 0; 1)" office:value-type="float" office:value="-0.843135025660999" calcext:value-type="float">
            <text:p>-0.8431350257</text:p>
          </table:table-cell>
          <table:table-cell table:formula="of:=NORMINV(RAND(); 62; 4)" office:value-type="float" office:value="61.5715897679106" calcext:value-type="float">
            <text:p>61.5715897679</text:p>
          </table:table-cell>
          <table:table-cell table:formula="of:=12 + 3 * [.D99] + 5 * [.C99]" office:value-type="float" office:value="192.499094175427" calcext:value-type="float">
            <text:p>192.4990941754</text:p>
          </table:table-cell>
          <table:table-cell/>
        </table:table-row>
        <table:table-row table:style-name="ro1">
          <table:table-cell table:formula="of:=RAND()" office:value-type="float" office:value="0.771914780372754" calcext:value-type="float">
            <text:p>0.7719147804</text:p>
          </table:table-cell>
          <table:table-cell table:formula="of:=NORMINV([.A100];10;3)" office:value-type="float" office:value="12.2355026397598" calcext:value-type="float">
            <text:p>12.2355026398</text:p>
          </table:table-cell>
          <table:table-cell table:formula="of:=COM.MICROSOFT.NORM.INV(RAND(); 0; 1)" office:value-type="float" office:value="-0.896826720651" calcext:value-type="float">
            <text:p>-0.8968267207</text:p>
          </table:table-cell>
          <table:table-cell table:formula="of:=NORMINV(RAND(); 62; 4)" office:value-type="float" office:value="59.1727825566003" calcext:value-type="float">
            <text:p>59.1727825566</text:p>
          </table:table-cell>
          <table:table-cell table:formula="of:=12 + 3 * [.D100] + 5 * [.C100]" office:value-type="float" office:value="185.034214066546" calcext:value-type="float">
            <text:p>185.0342140665</text:p>
          </table:table-cell>
          <table:table-cell/>
        </table:table-row>
        <table:table-row table:style-name="ro1">
          <table:table-cell table:formula="of:=RAND()" office:value-type="float" office:value="0.861105191521347" calcext:value-type="float">
            <text:p>0.8611051915</text:p>
          </table:table-cell>
          <table:table-cell table:formula="of:=NORMINV([.A101];10;3)" office:value-type="float" office:value="13.2558945045769" calcext:value-type="float">
            <text:p>13.2558945046</text:p>
          </table:table-cell>
          <table:table-cell table:formula="of:=COM.MICROSOFT.NORM.INV(RAND(); 0; 1)" office:value-type="float" office:value="-0.158634490312896" calcext:value-type="float">
            <text:p>-0.1586344903</text:p>
          </table:table-cell>
          <table:table-cell table:formula="of:=NORMINV(RAND(); 62; 4)" office:value-type="float" office:value="62.2039578744162" calcext:value-type="float">
            <text:p>62.2039578744</text:p>
          </table:table-cell>
          <table:table-cell table:formula="of:=12 + 3 * [.D101] + 5 * [.C101]" office:value-type="float" office:value="197.818701171684" calcext:value-type="float">
            <text:p>197.8187011717</text:p>
          </table:table-cell>
          <table:table-cell/>
        </table:table-row>
        <table:table-row table:style-name="ro1">
          <table:table-cell table:formula="of:=RAND()" office:value-type="float" office:value="0.122189082205296" calcext:value-type="float">
            <text:p>0.1221890822</text:p>
          </table:table-cell>
          <table:table-cell table:formula="of:=NORMINV([.A102];10;3)" office:value-type="float" office:value="6.5076605810649" calcext:value-type="float">
            <text:p>6.5076605811</text:p>
          </table:table-cell>
          <table:table-cell table:formula="of:=COM.MICROSOFT.NORM.INV(RAND(); 0; 1)" office:value-type="float" office:value="0.160244515237618" calcext:value-type="float">
            <text:p>0.1602445152</text:p>
          </table:table-cell>
          <table:table-cell table:formula="of:=NORMINV(RAND(); 62; 4)" office:value-type="float" office:value="60.4296657118663" calcext:value-type="float">
            <text:p>60.4296657119</text:p>
          </table:table-cell>
          <table:table-cell table:formula="of:=12 + 3 * [.D102] + 5 * [.C102]" office:value-type="float" office:value="194.090219711787" calcext:value-type="float">
            <text:p>194.0902197118</text:p>
          </table:table-cell>
          <table:table-cell/>
        </table:table-row>
        <table:table-row table:style-name="ro1">
          <table:table-cell table:formula="of:=RAND()" office:value-type="float" office:value="0.230082139372826" calcext:value-type="float">
            <text:p>0.2300821394</text:p>
          </table:table-cell>
          <table:table-cell table:formula="of:=NORMINV([.A103];10;3)" office:value-type="float" office:value="7.78427089672026" calcext:value-type="float">
            <text:p>7.7842708967</text:p>
          </table:table-cell>
          <table:table-cell table:formula="of:=COM.MICROSOFT.NORM.INV(RAND(); 0; 1)" office:value-type="float" office:value="0.133409280259009" calcext:value-type="float">
            <text:p>0.1334092803</text:p>
          </table:table-cell>
          <table:table-cell table:formula="of:=NORMINV(RAND(); 62; 4)" office:value-type="float" office:value="65.230365618322" calcext:value-type="float">
            <text:p>65.2303656183</text:p>
          </table:table-cell>
          <table:table-cell table:formula="of:=12 + 3 * [.D103] + 5 * [.C103]" office:value-type="float" office:value="208.358143256261" calcext:value-type="float">
            <text:p>208.3581432563</text:p>
          </table:table-cell>
          <table:table-cell/>
        </table:table-row>
        <table:table-row table:style-name="ro1">
          <table:table-cell table:formula="of:=RAND()" office:value-type="float" office:value="0.733155784895644" calcext:value-type="float">
            <text:p>0.7331557849</text:p>
          </table:table-cell>
          <table:table-cell table:formula="of:=NORMINV([.A104];10;3)" office:value-type="float" office:value="11.8671564196265" calcext:value-type="float">
            <text:p>11.8671564196</text:p>
          </table:table-cell>
          <table:table-cell table:formula="of:=COM.MICROSOFT.NORM.INV(RAND(); 0; 1)" office:value-type="float" office:value="1.25606732951349" calcext:value-type="float">
            <text:p>1.2560673295</text:p>
          </table:table-cell>
          <table:table-cell table:formula="of:=NORMINV(RAND(); 62; 4)" office:value-type="float" office:value="63.0331179497861" calcext:value-type="float">
            <text:p>63.0331179498</text:p>
          </table:table-cell>
          <table:table-cell table:formula="of:=12 + 3 * [.D104] + 5 * [.C104]" office:value-type="float" office:value="207.379690496926" calcext:value-type="float">
            <text:p>207.3796904969</text:p>
          </table:table-cell>
          <table:table-cell/>
        </table:table-row>
        <table:table-row table:style-name="ro1">
          <table:table-cell table:formula="of:=RAND()" office:value-type="float" office:value="0.0352835808880627" calcext:value-type="float">
            <text:p>0.0352835809</text:p>
          </table:table-cell>
          <table:table-cell table:formula="of:=NORMINV([.A105];10;3)" office:value-type="float" office:value="4.57524155095063" calcext:value-type="float">
            <text:p>4.575241551</text:p>
          </table:table-cell>
          <table:table-cell table:formula="of:=COM.MICROSOFT.NORM.INV(RAND(); 0; 1)" office:value-type="float" office:value="0.494006122713687" calcext:value-type="float">
            <text:p>0.4940061227</text:p>
          </table:table-cell>
          <table:table-cell table:formula="of:=NORMINV(RAND(); 62; 4)" office:value-type="float" office:value="63.4800583361497" calcext:value-type="float">
            <text:p>63.4800583361</text:p>
          </table:table-cell>
          <table:table-cell table:formula="of:=12 + 3 * [.D105] + 5 * [.C105]" office:value-type="float" office:value="204.910205622018" calcext:value-type="float">
            <text:p>204.910205622</text:p>
          </table:table-cell>
          <table:table-cell/>
        </table:table-row>
        <table:table-row table:style-name="ro1">
          <table:table-cell table:formula="of:=RAND()" office:value-type="float" office:value="0.0551605036016554" calcext:value-type="float">
            <text:p>0.0551605036</text:p>
          </table:table-cell>
          <table:table-cell table:formula="of:=NORMINV([.A106];10;3)" office:value-type="float" office:value="5.2097441053492" calcext:value-type="float">
            <text:p>5.2097441053</text:p>
          </table:table-cell>
          <table:table-cell table:formula="of:=COM.MICROSOFT.NORM.INV(RAND(); 0; 1)" office:value-type="float" office:value="-0.377802920186957" calcext:value-type="float">
            <text:p>-0.3778029202</text:p>
          </table:table-cell>
          <table:table-cell table:formula="of:=NORMINV(RAND(); 62; 4)" office:value-type="float" office:value="64.08611686278" calcext:value-type="float">
            <text:p>64.0861168628</text:p>
          </table:table-cell>
          <table:table-cell table:formula="of:=12 + 3 * [.D106] + 5 * [.C106]" office:value-type="float" office:value="202.369335987405" calcext:value-type="float">
            <text:p>202.3693359874</text:p>
          </table:table-cell>
          <table:table-cell/>
        </table:table-row>
        <table:table-row table:style-name="ro1">
          <table:table-cell table:formula="of:=RAND()" office:value-type="float" office:value="0.829414038918912" calcext:value-type="float">
            <text:p>0.8294140389</text:p>
          </table:table-cell>
          <table:table-cell table:formula="of:=NORMINV([.A107];10;3)" office:value-type="float" office:value="12.8555567309779" calcext:value-type="float">
            <text:p>12.855556731</text:p>
          </table:table-cell>
          <table:table-cell table:formula="of:=COM.MICROSOFT.NORM.INV(RAND(); 0; 1)" office:value-type="float" office:value="0.267678652073546" calcext:value-type="float">
            <text:p>0.2676786521</text:p>
          </table:table-cell>
          <table:table-cell table:formula="of:=NORMINV(RAND(); 62; 4)" office:value-type="float" office:value="59.970841656115" calcext:value-type="float">
            <text:p>59.9708416561</text:p>
          </table:table-cell>
          <table:table-cell table:formula="of:=12 + 3 * [.D107] + 5 * [.C107]" office:value-type="float" office:value="193.250918228713" calcext:value-type="float">
            <text:p>193.2509182287</text:p>
          </table:table-cell>
          <table:table-cell/>
        </table:table-row>
        <table:table-row table:style-name="ro1">
          <table:table-cell table:formula="of:=RAND()" office:value-type="float" office:value="0.759818276157603" calcext:value-type="float">
            <text:p>0.7598182762</text:p>
          </table:table-cell>
          <table:table-cell table:formula="of:=NORMINV([.A108];10;3)" office:value-type="float" office:value="12.1171543721946" calcext:value-type="float">
            <text:p>12.1171543722</text:p>
          </table:table-cell>
          <table:table-cell table:formula="of:=COM.MICROSOFT.NORM.INV(RAND(); 0; 1)" office:value-type="float" office:value="-1.4710703579782" calcext:value-type="float">
            <text:p>-1.471070358</text:p>
          </table:table-cell>
          <table:table-cell table:formula="of:=NORMINV(RAND(); 62; 4)" office:value-type="float" office:value="60.4754004689741" calcext:value-type="float">
            <text:p>60.475400469</text:p>
          </table:table-cell>
          <table:table-cell table:formula="of:=12 + 3 * [.D108] + 5 * [.C108]" office:value-type="float" office:value="186.070849617031" calcext:value-type="float">
            <text:p>186.070849617</text:p>
          </table:table-cell>
          <table:table-cell/>
        </table:table-row>
        <table:table-row table:style-name="ro1">
          <table:table-cell table:formula="of:=RAND()" office:value-type="float" office:value="0.804016870912164" calcext:value-type="float">
            <text:p>0.8040168709</text:p>
          </table:table-cell>
          <table:table-cell table:formula="of:=NORMINV([.A109];10;3)" office:value-type="float" office:value="12.5681709649525" calcext:value-type="float">
            <text:p>12.568170965</text:p>
          </table:table-cell>
          <table:table-cell table:formula="of:=COM.MICROSOFT.NORM.INV(RAND(); 0; 1)" office:value-type="float" office:value="0.239549860825291" calcext:value-type="float">
            <text:p>0.2395498608</text:p>
          </table:table-cell>
          <table:table-cell table:formula="of:=NORMINV(RAND(); 62; 4)" office:value-type="float" office:value="65.4032618794374" calcext:value-type="float">
            <text:p>65.4032618794</text:p>
          </table:table-cell>
          <table:table-cell table:formula="of:=12 + 3 * [.D109] + 5 * [.C109]" office:value-type="float" office:value="209.407534942439" calcext:value-type="float">
            <text:p>209.4075349424</text:p>
          </table:table-cell>
          <table:table-cell/>
        </table:table-row>
        <table:table-row table:style-name="ro1">
          <table:table-cell table:formula="of:=RAND()" office:value-type="float" office:value="0.106448115315288" calcext:value-type="float">
            <text:p>0.1064481153</text:p>
          </table:table-cell>
          <table:table-cell table:formula="of:=NORMINV([.A110];10;3)" office:value-type="float" office:value="6.26307706229624" calcext:value-type="float">
            <text:p>6.2630770623</text:p>
          </table:table-cell>
          <table:table-cell table:formula="of:=COM.MICROSOFT.NORM.INV(RAND(); 0; 1)" office:value-type="float" office:value="0.0055452658111704" calcext:value-type="float">
            <text:p>0.0055452658</text:p>
          </table:table-cell>
          <table:table-cell table:formula="of:=NORMINV(RAND(); 62; 4)" office:value-type="float" office:value="63.2856487016785" calcext:value-type="float">
            <text:p>63.2856487017</text:p>
          </table:table-cell>
          <table:table-cell table:formula="of:=12 + 3 * [.D110] + 5 * [.C110]" office:value-type="float" office:value="201.884672434091" calcext:value-type="float">
            <text:p>201.8846724341</text:p>
          </table:table-cell>
          <table:table-cell/>
        </table:table-row>
        <table:table-row table:style-name="ro1">
          <table:table-cell table:formula="of:=RAND()" office:value-type="float" office:value="0.325933513697237" calcext:value-type="float">
            <text:p>0.3259335137</text:p>
          </table:table-cell>
          <table:table-cell table:formula="of:=NORMINV([.A111];10;3)" office:value-type="float" office:value="8.64648999030472" calcext:value-type="float">
            <text:p>8.6464899903</text:p>
          </table:table-cell>
          <table:table-cell table:formula="of:=COM.MICROSOFT.NORM.INV(RAND(); 0; 1)" office:value-type="float" office:value="2.47241781224901" calcext:value-type="float">
            <text:p>2.4724178122</text:p>
          </table:table-cell>
          <table:table-cell table:formula="of:=NORMINV(RAND(); 62; 4)" office:value-type="float" office:value="64.8151261092632" calcext:value-type="float">
            <text:p>64.8151261093</text:p>
          </table:table-cell>
          <table:table-cell table:formula="of:=12 + 3 * [.D111] + 5 * [.C111]" office:value-type="float" office:value="218.807467389035" calcext:value-type="float">
            <text:p>218.807467389</text:p>
          </table:table-cell>
          <table:table-cell/>
        </table:table-row>
        <table:table-row table:style-name="ro1">
          <table:table-cell table:formula="of:=RAND()" office:value-type="float" office:value="0.470977444667369" calcext:value-type="float">
            <text:p>0.4709774447</text:p>
          </table:table-cell>
          <table:table-cell table:formula="of:=NORMINV([.A112];10;3)" office:value-type="float" office:value="9.78156086209943" calcext:value-type="float">
            <text:p>9.7815608621</text:p>
          </table:table-cell>
          <table:table-cell table:formula="of:=COM.MICROSOFT.NORM.INV(RAND(); 0; 1)" office:value-type="float" office:value="1.82654135002385" calcext:value-type="float">
            <text:p>1.82654135</text:p>
          </table:table-cell>
          <table:table-cell table:formula="of:=NORMINV(RAND(); 62; 4)" office:value-type="float" office:value="56.4654758902363" calcext:value-type="float">
            <text:p>56.4654758902</text:p>
          </table:table-cell>
          <table:table-cell table:formula="of:=12 + 3 * [.D112] + 5 * [.C112]" office:value-type="float" office:value="190.529134420828" calcext:value-type="float">
            <text:p>190.5291344208</text:p>
          </table:table-cell>
          <table:table-cell/>
        </table:table-row>
        <table:table-row table:style-name="ro1">
          <table:table-cell table:formula="of:=RAND()" office:value-type="float" office:value="0.392653777496889" calcext:value-type="float">
            <text:p>0.3926537775</text:p>
          </table:table-cell>
          <table:table-cell table:formula="of:=NORMINV([.A113];10;3)" office:value-type="float" office:value="9.18277300666667" calcext:value-type="float">
            <text:p>9.1827730067</text:p>
          </table:table-cell>
          <table:table-cell table:formula="of:=COM.MICROSOFT.NORM.INV(RAND(); 0; 1)" office:value-type="float" office:value="1.11666941934201" calcext:value-type="float">
            <text:p>1.1166694193</text:p>
          </table:table-cell>
          <table:table-cell table:formula="of:=NORMINV(RAND(); 62; 4)" office:value-type="float" office:value="62.7013565709097" calcext:value-type="float">
            <text:p>62.7013565709</text:p>
          </table:table-cell>
          <table:table-cell table:formula="of:=12 + 3 * [.D113] + 5 * [.C113]" office:value-type="float" office:value="205.687416809439" calcext:value-type="float">
            <text:p>205.6874168094</text:p>
          </table:table-cell>
          <table:table-cell/>
        </table:table-row>
        <table:table-row table:style-name="ro1">
          <table:table-cell table:formula="of:=RAND()" office:value-type="float" office:value="0.716449276544154" calcext:value-type="float">
            <text:p>0.7164492765</text:p>
          </table:table-cell>
          <table:table-cell table:formula="of:=NORMINV([.A114];10;3)" office:value-type="float" office:value="11.716976634289" calcext:value-type="float">
            <text:p>11.7169766343</text:p>
          </table:table-cell>
          <table:table-cell table:formula="of:=COM.MICROSOFT.NORM.INV(RAND(); 0; 1)" office:value-type="float" office:value="0.564141770513939" calcext:value-type="float">
            <text:p>0.5641417705</text:p>
          </table:table-cell>
          <table:table-cell table:formula="of:=NORMINV(RAND(); 62; 4)" office:value-type="float" office:value="59.7850689698965" calcext:value-type="float">
            <text:p>59.7850689699</text:p>
          </table:table-cell>
          <table:table-cell table:formula="of:=12 + 3 * [.D114] + 5 * [.C114]" office:value-type="float" office:value="194.175915762259" calcext:value-type="float">
            <text:p>194.1759157623</text:p>
          </table:table-cell>
          <table:table-cell/>
        </table:table-row>
        <table:table-row table:style-name="ro1">
          <table:table-cell table:formula="of:=RAND()" office:value-type="float" office:value="0.81028548348695" calcext:value-type="float">
            <text:p>0.8102854835</text:p>
          </table:table-cell>
          <table:table-cell table:formula="of:=NORMINV([.A115];10;3)" office:value-type="float" office:value="12.6368464238524" calcext:value-type="float">
            <text:p>12.6368464239</text:p>
          </table:table-cell>
          <table:table-cell table:formula="of:=COM.MICROSOFT.NORM.INV(RAND(); 0; 1)" office:value-type="float" office:value="0.661436156464232" calcext:value-type="float">
            <text:p>0.6614361565</text:p>
          </table:table-cell>
          <table:table-cell table:formula="of:=NORMINV(RAND(); 62; 4)" office:value-type="float" office:value="59.6679761523074" calcext:value-type="float">
            <text:p>59.6679761523</text:p>
          </table:table-cell>
          <table:table-cell table:formula="of:=12 + 3 * [.D115] + 5 * [.C115]" office:value-type="float" office:value="194.311109239243" calcext:value-type="float">
            <text:p>194.3111092392</text:p>
          </table:table-cell>
          <table:table-cell/>
        </table:table-row>
        <table:table-row table:style-name="ro1">
          <table:table-cell table:formula="of:=RAND()" office:value-type="float" office:value="0.280852773692459" calcext:value-type="float">
            <text:p>0.2808527737</text:p>
          </table:table-cell>
          <table:table-cell table:formula="of:=NORMINV([.A116];10;3)" office:value-type="float" office:value="8.25906983250886" calcext:value-type="float">
            <text:p>8.2590698325</text:p>
          </table:table-cell>
          <table:table-cell table:formula="of:=COM.MICROSOFT.NORM.INV(RAND(); 0; 1)" office:value-type="float" office:value="-2.01918315795814" calcext:value-type="float">
            <text:p>-2.019183158</text:p>
          </table:table-cell>
          <table:table-cell table:formula="of:=NORMINV(RAND(); 62; 4)" office:value-type="float" office:value="63.7718434171763" calcext:value-type="float">
            <text:p>63.7718434172</text:p>
          </table:table-cell>
          <table:table-cell table:formula="of:=12 + 3 * [.D116] + 5 * [.C116]" office:value-type="float" office:value="193.219614461738" calcext:value-type="float">
            <text:p>193.2196144617</text:p>
          </table:table-cell>
          <table:table-cell/>
        </table:table-row>
        <table:table-row table:style-name="ro1">
          <table:table-cell table:formula="of:=RAND()" office:value-type="float" office:value="0.141933279111981" calcext:value-type="float">
            <text:p>0.1419332791</text:p>
          </table:table-cell>
          <table:table-cell table:formula="of:=NORMINV([.A117];10;3)" office:value-type="float" office:value="6.78497850342802" calcext:value-type="float">
            <text:p>6.7849785034</text:p>
          </table:table-cell>
          <table:table-cell table:formula="of:=COM.MICROSOFT.NORM.INV(RAND(); 0; 1)" office:value-type="float" office:value="0.341248764169293" calcext:value-type="float">
            <text:p>0.3412487642</text:p>
          </table:table-cell>
          <table:table-cell table:formula="of:=NORMINV(RAND(); 62; 4)" office:value-type="float" office:value="59.4158633624618" calcext:value-type="float">
            <text:p>59.4158633625</text:p>
          </table:table-cell>
          <table:table-cell table:formula="of:=12 + 3 * [.D117] + 5 * [.C117]" office:value-type="float" office:value="191.953833908232" calcext:value-type="float">
            <text:p>191.9538339082</text:p>
          </table:table-cell>
          <table:table-cell/>
        </table:table-row>
        <table:table-row table:style-name="ro1">
          <table:table-cell table:formula="of:=RAND()" office:value-type="float" office:value="0.461721664760262" calcext:value-type="float">
            <text:p>0.4617216648</text:p>
          </table:table-cell>
          <table:table-cell table:formula="of:=NORMINV([.A118];10;3)" office:value-type="float" office:value="9.71170822785661" calcext:value-type="float">
            <text:p>9.7117082279</text:p>
          </table:table-cell>
          <table:table-cell table:formula="of:=COM.MICROSOFT.NORM.INV(RAND(); 0; 1)" office:value-type="float" office:value="0.162630724776952" calcext:value-type="float">
            <text:p>0.1626307248</text:p>
          </table:table-cell>
          <table:table-cell table:formula="of:=NORMINV(RAND(); 62; 4)" office:value-type="float" office:value="54.4070358759114" calcext:value-type="float">
            <text:p>54.4070358759</text:p>
          </table:table-cell>
          <table:table-cell table:formula="of:=12 + 3 * [.D118] + 5 * [.C118]" office:value-type="float" office:value="176.034261251619" calcext:value-type="float">
            <text:p>176.0342612516</text:p>
          </table:table-cell>
          <table:table-cell/>
        </table:table-row>
        <table:table-row table:style-name="ro1">
          <table:table-cell table:formula="of:=RAND()" office:value-type="float" office:value="0.647008875850588" calcext:value-type="float">
            <text:p>0.6470088759</text:p>
          </table:table-cell>
          <table:table-cell table:formula="of:=NORMINV([.A119];10;3)" office:value-type="float" office:value="11.1317725181246" calcext:value-type="float">
            <text:p>11.1317725181</text:p>
          </table:table-cell>
          <table:table-cell table:formula="of:=COM.MICROSOFT.NORM.INV(RAND(); 0; 1)" office:value-type="float" office:value="0.722374271612802" calcext:value-type="float">
            <text:p>0.7223742716</text:p>
          </table:table-cell>
          <table:table-cell table:formula="of:=NORMINV(RAND(); 62; 4)" office:value-type="float" office:value="58.1314495068154" calcext:value-type="float">
            <text:p>58.1314495068</text:p>
          </table:table-cell>
          <table:table-cell table:formula="of:=12 + 3 * [.D119] + 5 * [.C119]" office:value-type="float" office:value="190.00621987851" calcext:value-type="float">
            <text:p>190.0062198785</text:p>
          </table:table-cell>
          <table:table-cell/>
        </table:table-row>
        <table:table-row table:style-name="ro1">
          <table:table-cell table:formula="of:=RAND()" office:value-type="float" office:value="0.857158861355856" calcext:value-type="float">
            <text:p>0.8571588614</text:p>
          </table:table-cell>
          <table:table-cell table:formula="of:=NORMINV([.A120];10;3)" office:value-type="float" office:value="13.2029243591515" calcext:value-type="float">
            <text:p>13.2029243592</text:p>
          </table:table-cell>
          <table:table-cell table:formula="of:=COM.MICROSOFT.NORM.INV(RAND(); 0; 1)" office:value-type="float" office:value="-2.36599873297001" calcext:value-type="float">
            <text:p>-2.365998733</text:p>
          </table:table-cell>
          <table:table-cell table:formula="of:=NORMINV(RAND(); 62; 4)" office:value-type="float" office:value="61.28183930566" calcext:value-type="float">
            <text:p>61.2818393057</text:p>
          </table:table-cell>
          <table:table-cell table:formula="of:=12 + 3 * [.D120] + 5 * [.C120]" office:value-type="float" office:value="184.01552425213" calcext:value-type="float">
            <text:p>184.0155242521</text:p>
          </table:table-cell>
          <table:table-cell/>
        </table:table-row>
        <table:table-row table:style-name="ro1">
          <table:table-cell table:formula="of:=RAND()" office:value-type="float" office:value="0.804036793764681" calcext:value-type="float">
            <text:p>0.8040367938</text:p>
          </table:table-cell>
          <table:table-cell table:formula="of:=NORMINV([.A121];10;3)" office:value-type="float" office:value="12.5683870918844" calcext:value-type="float">
            <text:p>12.5683870919</text:p>
          </table:table-cell>
          <table:table-cell table:formula="of:=COM.MICROSOFT.NORM.INV(RAND(); 0; 1)" office:value-type="float" office:value="-0.91104405184954" calcext:value-type="float">
            <text:p>-0.9110440518</text:p>
          </table:table-cell>
          <table:table-cell table:formula="of:=NORMINV(RAND(); 62; 4)" office:value-type="float" office:value="61.9101381624365" calcext:value-type="float">
            <text:p>61.9101381624</text:p>
          </table:table-cell>
          <table:table-cell table:formula="of:=12 + 3 * [.D121] + 5 * [.C121]" office:value-type="float" office:value="193.175194228062" calcext:value-type="float">
            <text:p>193.1751942281</text:p>
          </table:table-cell>
          <table:table-cell/>
        </table:table-row>
        <table:table-row table:style-name="ro1">
          <table:table-cell table:formula="of:=RAND()" office:value-type="float" office:value="0.0447418205440044" calcext:value-type="float">
            <text:p>0.0447418205</text:p>
          </table:table-cell>
          <table:table-cell table:formula="of:=NORMINV([.A122];10;3)" office:value-type="float" office:value="4.90561655872952" calcext:value-type="float">
            <text:p>4.9056165587</text:p>
          </table:table-cell>
          <table:table-cell table:formula="of:=COM.MICROSOFT.NORM.INV(RAND(); 0; 1)" office:value-type="float" office:value="-2.81030740016879" calcext:value-type="float">
            <text:p>-2.8103074002</text:p>
          </table:table-cell>
          <table:table-cell table:formula="of:=NORMINV(RAND(); 62; 4)" office:value-type="float" office:value="56.3950893557952" calcext:value-type="float">
            <text:p>56.3950893558</text:p>
          </table:table-cell>
          <table:table-cell table:formula="of:=12 + 3 * [.D122] + 5 * [.C122]" office:value-type="float" office:value="167.133731066542" calcext:value-type="float">
            <text:p>167.1337310665</text:p>
          </table:table-cell>
          <table:table-cell/>
        </table:table-row>
        <table:table-row table:style-name="ro1">
          <table:table-cell table:formula="of:=RAND()" office:value-type="float" office:value="0.0840706848539412" calcext:value-type="float">
            <text:p>0.0840706849</text:p>
          </table:table-cell>
          <table:table-cell table:formula="of:=NORMINV([.A123];10;3)" office:value-type="float" office:value="5.86539827424145" calcext:value-type="float">
            <text:p>5.8653982742</text:p>
          </table:table-cell>
          <table:table-cell table:formula="of:=COM.MICROSOFT.NORM.INV(RAND(); 0; 1)" office:value-type="float" office:value="-3.00007244940562" calcext:value-type="float">
            <text:p>-3.0000724494</text:p>
          </table:table-cell>
          <table:table-cell table:formula="of:=NORMINV(RAND(); 62; 4)" office:value-type="float" office:value="61.2818627450579" calcext:value-type="float">
            <text:p>61.2818627451</text:p>
          </table:table-cell>
          <table:table-cell table:formula="of:=12 + 3 * [.D123] + 5 * [.C123]" office:value-type="float" office:value="180.845225988146" calcext:value-type="float">
            <text:p>180.8452259881</text:p>
          </table:table-cell>
          <table:table-cell/>
        </table:table-row>
        <table:table-row table:style-name="ro1">
          <table:table-cell table:formula="of:=RAND()" office:value-type="float" office:value="0.774370193248615" calcext:value-type="float">
            <text:p>0.7743701932</text:p>
          </table:table-cell>
          <table:table-cell table:formula="of:=NORMINV([.A124];10;3)" office:value-type="float" office:value="12.2599501614293" calcext:value-type="float">
            <text:p>12.2599501614</text:p>
          </table:table-cell>
          <table:table-cell table:formula="of:=COM.MICROSOFT.NORM.INV(RAND(); 0; 1)" office:value-type="float" office:value="-0.247652469515049" calcext:value-type="float">
            <text:p>-0.2476524695</text:p>
          </table:table-cell>
          <table:table-cell table:formula="of:=NORMINV(RAND(); 62; 4)" office:value-type="float" office:value="55.2616888876924" calcext:value-type="float">
            <text:p>55.2616888877</text:p>
          </table:table-cell>
          <table:table-cell table:formula="of:=12 + 3 * [.D124] + 5 * [.C124]" office:value-type="float" office:value="176.546804315502" calcext:value-type="float">
            <text:p>176.5468043155</text:p>
          </table:table-cell>
          <table:table-cell/>
        </table:table-row>
        <table:table-row table:style-name="ro1">
          <table:table-cell table:formula="of:=RAND()" office:value-type="float" office:value="0.592418180312961" calcext:value-type="float">
            <text:p>0.5924181803</text:p>
          </table:table-cell>
          <table:table-cell table:formula="of:=NORMINV([.A125];10;3)" office:value-type="float" office:value="10.7013096192461" calcext:value-type="float">
            <text:p>10.7013096192</text:p>
          </table:table-cell>
          <table:table-cell table:formula="of:=COM.MICROSOFT.NORM.INV(RAND(); 0; 1)" office:value-type="float" office:value="-2.80805477424572" calcext:value-type="float">
            <text:p>-2.8080547742</text:p>
          </table:table-cell>
          <table:table-cell table:formula="of:=NORMINV(RAND(); 62; 4)" office:value-type="float" office:value="61.5764107212529" calcext:value-type="float">
            <text:p>61.5764107213</text:p>
          </table:table-cell>
          <table:table-cell table:formula="of:=12 + 3 * [.D125] + 5 * [.C125]" office:value-type="float" office:value="182.68895829253" calcext:value-type="float">
            <text:p>182.6889582925</text:p>
          </table:table-cell>
          <table:table-cell/>
        </table:table-row>
        <table:table-row table:style-name="ro1">
          <table:table-cell table:formula="of:=RAND()" office:value-type="float" office:value="0.97438654047437" calcext:value-type="float">
            <text:p>0.9743865405</text:p>
          </table:table-cell>
          <table:table-cell table:formula="of:=NORMINV([.A126];10;3)" office:value-type="float" office:value="15.848721893749" calcext:value-type="float">
            <text:p>15.8487218937</text:p>
          </table:table-cell>
          <table:table-cell table:formula="of:=COM.MICROSOFT.NORM.INV(RAND(); 0; 1)" office:value-type="float" office:value="1.83283056519521" calcext:value-type="float">
            <text:p>1.8328305652</text:p>
          </table:table-cell>
          <table:table-cell table:formula="of:=NORMINV(RAND(); 62; 4)" office:value-type="float" office:value="62.4817002355688" calcext:value-type="float">
            <text:p>62.4817002356</text:p>
          </table:table-cell>
          <table:table-cell table:formula="of:=12 + 3 * [.D126] + 5 * [.C126]" office:value-type="float" office:value="208.609253532682" calcext:value-type="float">
            <text:p>208.6092535327</text:p>
          </table:table-cell>
          <table:table-cell/>
        </table:table-row>
        <table:table-row table:style-name="ro1">
          <table:table-cell table:formula="of:=RAND()" office:value-type="float" office:value="0.445283109555021" calcext:value-type="float">
            <text:p>0.4452831096</text:p>
          </table:table-cell>
          <table:table-cell table:formula="of:=NORMINV([.A127];10;3)" office:value-type="float" office:value="9.58723668008609" calcext:value-type="float">
            <text:p>9.5872366801</text:p>
          </table:table-cell>
          <table:table-cell table:formula="of:=COM.MICROSOFT.NORM.INV(RAND(); 0; 1)" office:value-type="float" office:value="0.0716509860468863" calcext:value-type="float">
            <text:p>0.071650986</text:p>
          </table:table-cell>
          <table:table-cell table:formula="of:=NORMINV(RAND(); 62; 4)" office:value-type="float" office:value="60.1455177213197" calcext:value-type="float">
            <text:p>60.1455177213</text:p>
          </table:table-cell>
          <table:table-cell table:formula="of:=12 + 3 * [.D127] + 5 * [.C127]" office:value-type="float" office:value="192.794808094194" calcext:value-type="float">
            <text:p>192.7948080942</text:p>
          </table:table-cell>
          <table:table-cell/>
        </table:table-row>
        <table:table-row table:style-name="ro1">
          <table:table-cell table:formula="of:=RAND()" office:value-type="float" office:value="0.843798449728638" calcext:value-type="float">
            <text:p>0.8437984497</text:p>
          </table:table-cell>
          <table:table-cell table:formula="of:=NORMINV([.A128];10;3)" office:value-type="float" office:value="13.0305773202087" calcext:value-type="float">
            <text:p>13.0305773202</text:p>
          </table:table-cell>
          <table:table-cell table:formula="of:=COM.MICROSOFT.NORM.INV(RAND(); 0; 1)" office:value-type="float" office:value="0.733587398144736" calcext:value-type="float">
            <text:p>0.7335873981</text:p>
          </table:table-cell>
          <table:table-cell table:formula="of:=NORMINV(RAND(); 62; 4)" office:value-type="float" office:value="68.3165685973444" calcext:value-type="float">
            <text:p>68.3165685973</text:p>
          </table:table-cell>
          <table:table-cell table:formula="of:=12 + 3 * [.D128] + 5 * [.C128]" office:value-type="float" office:value="220.617642782757" calcext:value-type="float">
            <text:p>220.6176427828</text:p>
          </table:table-cell>
          <table:table-cell/>
        </table:table-row>
        <table:table-row table:style-name="ro1">
          <table:table-cell table:formula="of:=RAND()" office:value-type="float" office:value="0.760883657960221" calcext:value-type="float">
            <text:p>0.760883658</text:p>
          </table:table-cell>
          <table:table-cell table:formula="of:=NORMINV([.A129];10;3)" office:value-type="float" office:value="12.1274437804816" calcext:value-type="float">
            <text:p>12.1274437805</text:p>
          </table:table-cell>
          <table:table-cell table:formula="of:=COM.MICROSOFT.NORM.INV(RAND(); 0; 1)" office:value-type="float" office:value="1.05749958867869" calcext:value-type="float">
            <text:p>1.0574995887</text:p>
          </table:table-cell>
          <table:table-cell table:formula="of:=NORMINV(RAND(); 62; 4)" office:value-type="float" office:value="65.0788521067083" calcext:value-type="float">
            <text:p>65.0788521067</text:p>
          </table:table-cell>
          <table:table-cell table:formula="of:=12 + 3 * [.D129] + 5 * [.C129]" office:value-type="float" office:value="212.524054263518" calcext:value-type="float">
            <text:p>212.5240542635</text:p>
          </table:table-cell>
          <table:table-cell/>
        </table:table-row>
        <table:table-row table:style-name="ro1">
          <table:table-cell table:formula="of:=RAND()" office:value-type="float" office:value="0.982738257851452" calcext:value-type="float">
            <text:p>0.9827382579</text:p>
          </table:table-cell>
          <table:table-cell table:formula="of:=NORMINV([.A130];10;3)" office:value-type="float" office:value="16.3417114113171" calcext:value-type="float">
            <text:p>16.3417114113</text:p>
          </table:table-cell>
          <table:table-cell table:formula="of:=COM.MICROSOFT.NORM.INV(RAND(); 0; 1)" office:value-type="float" office:value="-1.25436341920878" calcext:value-type="float">
            <text:p>-1.2543634192</text:p>
          </table:table-cell>
          <table:table-cell table:formula="of:=NORMINV(RAND(); 62; 4)" office:value-type="float" office:value="59.8660247484069" calcext:value-type="float">
            <text:p>59.8660247484</text:p>
          </table:table-cell>
          <table:table-cell table:formula="of:=12 + 3 * [.D130] + 5 * [.C130]" office:value-type="float" office:value="185.326257149177" calcext:value-type="float">
            <text:p>185.3262571492</text:p>
          </table:table-cell>
          <table:table-cell/>
        </table:table-row>
        <table:table-row table:style-name="ro1">
          <table:table-cell table:formula="of:=RAND()" office:value-type="float" office:value="0.710087855579332" calcext:value-type="float">
            <text:p>0.7100878556</text:p>
          </table:table-cell>
          <table:table-cell table:formula="of:=NORMINV([.A131];10;3)" office:value-type="float" office:value="11.6609241917656" calcext:value-type="float">
            <text:p>11.6609241918</text:p>
          </table:table-cell>
          <table:table-cell table:formula="of:=COM.MICROSOFT.NORM.INV(RAND(); 0; 1)" office:value-type="float" office:value="1.49940448137707" calcext:value-type="float">
            <text:p>1.4994044814</text:p>
          </table:table-cell>
          <table:table-cell table:formula="of:=NORMINV(RAND(); 62; 4)" office:value-type="float" office:value="59.7195706352719" calcext:value-type="float">
            <text:p>59.7195706353</text:p>
          </table:table-cell>
          <table:table-cell table:formula="of:=12 + 3 * [.D131] + 5 * [.C131]" office:value-type="float" office:value="198.655734312701" calcext:value-type="float">
            <text:p>198.6557343127</text:p>
          </table:table-cell>
          <table:table-cell/>
        </table:table-row>
        <table:table-row table:style-name="ro1">
          <table:table-cell table:formula="of:=RAND()" office:value-type="float" office:value="0.0884071877226234" calcext:value-type="float">
            <text:p>0.0884071877</text:p>
          </table:table-cell>
          <table:table-cell table:formula="of:=NORMINV([.A132];10;3)" office:value-type="float" office:value="5.94811364722498" calcext:value-type="float">
            <text:p>5.9481136472</text:p>
          </table:table-cell>
          <table:table-cell table:formula="of:=COM.MICROSOFT.NORM.INV(RAND(); 0; 1)" office:value-type="float" office:value="-0.545121937327857" calcext:value-type="float">
            <text:p>-0.5451219373</text:p>
          </table:table-cell>
          <table:table-cell table:formula="of:=NORMINV(RAND(); 62; 4)" office:value-type="float" office:value="61.3765189575183" calcext:value-type="float">
            <text:p>61.3765189575</text:p>
          </table:table-cell>
          <table:table-cell table:formula="of:=12 + 3 * [.D132] + 5 * [.C132]" office:value-type="float" office:value="193.403947185916" calcext:value-type="float">
            <text:p>193.4039471859</text:p>
          </table:table-cell>
          <table:table-cell/>
        </table:table-row>
        <table:table-row table:style-name="ro1">
          <table:table-cell table:formula="of:=RAND()" office:value-type="float" office:value="0.23959174961783" calcext:value-type="float">
            <text:p>0.2395917496</text:p>
          </table:table-cell>
          <table:table-cell table:formula="of:=NORMINV([.A133];10;3)" office:value-type="float" office:value="7.87715076913543" calcext:value-type="float">
            <text:p>7.8771507691</text:p>
          </table:table-cell>
          <table:table-cell table:formula="of:=COM.MICROSOFT.NORM.INV(RAND(); 0; 1)" office:value-type="float" office:value="-0.907319515391487" calcext:value-type="float">
            <text:p>-0.9073195154</text:p>
          </table:table-cell>
          <table:table-cell table:formula="of:=NORMINV(RAND(); 62; 4)" office:value-type="float" office:value="63.5420247034157" calcext:value-type="float">
            <text:p>63.5420247034</text:p>
          </table:table-cell>
          <table:table-cell table:formula="of:=12 + 3 * [.D133] + 5 * [.C133]" office:value-type="float" office:value="198.08947653329" calcext:value-type="float">
            <text:p>198.0894765333</text:p>
          </table:table-cell>
          <table:table-cell/>
        </table:table-row>
        <table:table-row table:style-name="ro1">
          <table:table-cell table:formula="of:=RAND()" office:value-type="float" office:value="0.250639165984467" calcext:value-type="float">
            <text:p>0.250639166</text:p>
          </table:table-cell>
          <table:table-cell table:formula="of:=NORMINV([.A134];10;3)" office:value-type="float" office:value="7.98256077144108" calcext:value-type="float">
            <text:p>7.9825607714</text:p>
          </table:table-cell>
          <table:table-cell table:formula="of:=COM.MICROSOFT.NORM.INV(RAND(); 0; 1)" office:value-type="float" office:value="-0.144115140239227" calcext:value-type="float">
            <text:p>-0.1441151402</text:p>
          </table:table-cell>
          <table:table-cell table:formula="of:=NORMINV(RAND(); 62; 4)" office:value-type="float" office:value="58.0268443367624" calcext:value-type="float">
            <text:p>58.0268443368</text:p>
          </table:table-cell>
          <table:table-cell table:formula="of:=12 + 3 * [.D134] + 5 * [.C134]" office:value-type="float" office:value="185.359957309091" calcext:value-type="float">
            <text:p>185.3599573091</text:p>
          </table:table-cell>
          <table:table-cell/>
        </table:table-row>
        <table:table-row table:style-name="ro1">
          <table:table-cell table:formula="of:=RAND()" office:value-type="float" office:value="0.977081889286637" calcext:value-type="float">
            <text:p>0.9770818893</text:p>
          </table:table-cell>
          <table:table-cell table:formula="of:=NORMINV([.A135];10;3)" office:value-type="float" office:value="15.9906951895827" calcext:value-type="float">
            <text:p>15.9906951896</text:p>
          </table:table-cell>
          <table:table-cell table:formula="of:=COM.MICROSOFT.NORM.INV(RAND(); 0; 1)" office:value-type="float" office:value="0.865960241721142" calcext:value-type="float">
            <text:p>0.8659602417</text:p>
          </table:table-cell>
          <table:table-cell table:formula="of:=NORMINV(RAND(); 62; 4)" office:value-type="float" office:value="61.464447791251" calcext:value-type="float">
            <text:p>61.4644477913</text:p>
          </table:table-cell>
          <table:table-cell table:formula="of:=12 + 3 * [.D135] + 5 * [.C135]" office:value-type="float" office:value="200.723144582359" calcext:value-type="float">
            <text:p>200.7231445824</text:p>
          </table:table-cell>
          <table:table-cell/>
        </table:table-row>
        <table:table-row table:style-name="ro1">
          <table:table-cell table:formula="of:=RAND()" office:value-type="float" office:value="0.927573325345293" calcext:value-type="float">
            <text:p>0.9275733253</text:p>
          </table:table-cell>
          <table:table-cell table:formula="of:=NORMINV([.A136];10;3)" office:value-type="float" office:value="14.3738606221626" calcext:value-type="float">
            <text:p>14.3738606222</text:p>
          </table:table-cell>
          <table:table-cell table:formula="of:=COM.MICROSOFT.NORM.INV(RAND(); 0; 1)" office:value-type="float" office:value="-1.30181981856399" calcext:value-type="float">
            <text:p>-1.3018198186</text:p>
          </table:table-cell>
          <table:table-cell table:formula="of:=NORMINV(RAND(); 62; 4)" office:value-type="float" office:value="63.559645182337" calcext:value-type="float">
            <text:p>63.5596451823</text:p>
          </table:table-cell>
          <table:table-cell table:formula="of:=12 + 3 * [.D136] + 5 * [.C136]" office:value-type="float" office:value="196.169836454191" calcext:value-type="float">
            <text:p>196.1698364542</text:p>
          </table:table-cell>
          <table:table-cell/>
        </table:table-row>
        <table:table-row table:style-name="ro1">
          <table:table-cell table:formula="of:=RAND()" office:value-type="float" office:value="0.791502142325044" calcext:value-type="float">
            <text:p>0.7915021423</text:p>
          </table:table-cell>
          <table:table-cell table:formula="of:=NORMINV([.A137];10;3)" office:value-type="float" office:value="12.4349331536379" calcext:value-type="float">
            <text:p>12.4349331536</text:p>
          </table:table-cell>
          <table:table-cell table:formula="of:=COM.MICROSOFT.NORM.INV(RAND(); 0; 1)" office:value-type="float" office:value="0.320547083209997" calcext:value-type="float">
            <text:p>0.3205470832</text:p>
          </table:table-cell>
          <table:table-cell table:formula="of:=NORMINV(RAND(); 62; 4)" office:value-type="float" office:value="62.8111110698554" calcext:value-type="float">
            <text:p>62.8111110699</text:p>
          </table:table-cell>
          <table:table-cell table:formula="of:=12 + 3 * [.D137] + 5 * [.C137]" office:value-type="float" office:value="202.036068625616" calcext:value-type="float">
            <text:p>202.0360686256</text:p>
          </table:table-cell>
          <table:table-cell/>
        </table:table-row>
        <table:table-row table:style-name="ro1">
          <table:table-cell table:formula="of:=RAND()" office:value-type="float" office:value="0.463297322858125" calcext:value-type="float">
            <text:p>0.4632973229</text:p>
          </table:table-cell>
          <table:table-cell table:formula="of:=NORMINV([.A138];10;3)" office:value-type="float" office:value="9.72360959394246" calcext:value-type="float">
            <text:p>9.7236095939</text:p>
          </table:table-cell>
          <table:table-cell table:formula="of:=COM.MICROSOFT.NORM.INV(RAND(); 0; 1)" office:value-type="float" office:value="-0.278075930194924" calcext:value-type="float">
            <text:p>-0.2780759302</text:p>
          </table:table-cell>
          <table:table-cell table:formula="of:=NORMINV(RAND(); 62; 4)" office:value-type="float" office:value="66.0490260197409" calcext:value-type="float">
            <text:p>66.0490260197</text:p>
          </table:table-cell>
          <table:table-cell table:formula="of:=12 + 3 * [.D138] + 5 * [.C138]" office:value-type="float" office:value="208.756698408248" calcext:value-type="float">
            <text:p>208.7566984082</text:p>
          </table:table-cell>
          <table:table-cell/>
        </table:table-row>
        <table:table-row table:style-name="ro1">
          <table:table-cell table:formula="of:=RAND()" office:value-type="float" office:value="0.713742275722325" calcext:value-type="float">
            <text:p>0.7137422757</text:p>
          </table:table-cell>
          <table:table-cell table:formula="of:=NORMINV([.A139];10;3)" office:value-type="float" office:value="11.6930522535096" calcext:value-type="float">
            <text:p>11.6930522535</text:p>
          </table:table-cell>
          <table:table-cell table:formula="of:=COM.MICROSOFT.NORM.INV(RAND(); 0; 1)" office:value-type="float" office:value="1.20925093314214" calcext:value-type="float">
            <text:p>1.2092509331</text:p>
          </table:table-cell>
          <table:table-cell table:formula="of:=NORMINV(RAND(); 62; 4)" office:value-type="float" office:value="56.0233039589977" calcext:value-type="float">
            <text:p>56.023303959</text:p>
          </table:table-cell>
          <table:table-cell table:formula="of:=12 + 3 * [.D139] + 5 * [.C139]" office:value-type="float" office:value="186.116166542704" calcext:value-type="float">
            <text:p>186.1161665427</text:p>
          </table:table-cell>
          <table:table-cell/>
        </table:table-row>
        <table:table-row table:style-name="ro1">
          <table:table-cell table:formula="of:=RAND()" office:value-type="float" office:value="0.442970364587382" calcext:value-type="float">
            <text:p>0.4429703646</text:p>
          </table:table-cell>
          <table:table-cell table:formula="of:=NORMINV([.A140];10;3)" office:value-type="float" office:value="9.56967253541187" calcext:value-type="float">
            <text:p>9.5696725354</text:p>
          </table:table-cell>
          <table:table-cell table:formula="of:=COM.MICROSOFT.NORM.INV(RAND(); 0; 1)" office:value-type="float" office:value="1.68184925378216" calcext:value-type="float">
            <text:p>1.6818492538</text:p>
          </table:table-cell>
          <table:table-cell table:formula="of:=NORMINV(RAND(); 62; 4)" office:value-type="float" office:value="67.7856626755218" calcext:value-type="float">
            <text:p>67.7856626755</text:p>
          </table:table-cell>
          <table:table-cell table:formula="of:=12 + 3 * [.D140] + 5 * [.C140]" office:value-type="float" office:value="223.766234295476" calcext:value-type="float">
            <text:p>223.7662342955</text:p>
          </table:table-cell>
          <table:table-cell/>
        </table:table-row>
        <table:table-row table:style-name="ro1">
          <table:table-cell table:formula="of:=RAND()" office:value-type="float" office:value="0.340764214517549" calcext:value-type="float">
            <text:p>0.3407642145</text:p>
          </table:table-cell>
          <table:table-cell table:formula="of:=NORMINV([.A141];10;3)" office:value-type="float" office:value="8.76886496489729" calcext:value-type="float">
            <text:p>8.7688649649</text:p>
          </table:table-cell>
          <table:table-cell table:formula="of:=COM.MICROSOFT.NORM.INV(RAND(); 0; 1)" office:value-type="float" office:value="0.135973600830088" calcext:value-type="float">
            <text:p>0.1359736008</text:p>
          </table:table-cell>
          <table:table-cell table:formula="of:=NORMINV(RAND(); 62; 4)" office:value-type="float" office:value="56.1726103256239" calcext:value-type="float">
            <text:p>56.1726103256</text:p>
          </table:table-cell>
          <table:table-cell table:formula="of:=12 + 3 * [.D141] + 5 * [.C141]" office:value-type="float" office:value="181.197698981022" calcext:value-type="float">
            <text:p>181.197698981</text:p>
          </table:table-cell>
          <table:table-cell/>
        </table:table-row>
        <table:table-row table:style-name="ro1">
          <table:table-cell table:formula="of:=RAND()" office:value-type="float" office:value="0.883061523782089" calcext:value-type="float">
            <text:p>0.8830615238</text:p>
          </table:table-cell>
          <table:table-cell table:formula="of:=NORMINV([.A142];10;3)" office:value-type="float" office:value="13.5712936291132" calcext:value-type="float">
            <text:p>13.5712936291</text:p>
          </table:table-cell>
          <table:table-cell table:formula="of:=COM.MICROSOFT.NORM.INV(RAND(); 0; 1)" office:value-type="float" office:value="0.255939186650328" calcext:value-type="float">
            <text:p>0.2559391867</text:p>
          </table:table-cell>
          <table:table-cell table:formula="of:=NORMINV(RAND(); 62; 4)" office:value-type="float" office:value="63.0664288948862" calcext:value-type="float">
            <text:p>63.0664288949</text:p>
          </table:table-cell>
          <table:table-cell table:formula="of:=12 + 3 * [.D142] + 5 * [.C142]" office:value-type="float" office:value="202.47898261791" calcext:value-type="float">
            <text:p>202.4789826179</text:p>
          </table:table-cell>
          <table:table-cell/>
        </table:table-row>
        <table:table-row table:style-name="ro1">
          <table:table-cell table:formula="of:=RAND()" office:value-type="float" office:value="0.729733123444021" calcext:value-type="float">
            <text:p>0.7297331234</text:p>
          </table:table-cell>
          <table:table-cell table:formula="of:=NORMINV([.A143];10;3)" office:value-type="float" office:value="11.8360181575052" calcext:value-type="float">
            <text:p>11.8360181575</text:p>
          </table:table-cell>
          <table:table-cell table:formula="of:=COM.MICROSOFT.NORM.INV(RAND(); 0; 1)" office:value-type="float" office:value="-0.220511141548679" calcext:value-type="float">
            <text:p>-0.2205111415</text:p>
          </table:table-cell>
          <table:table-cell table:formula="of:=NORMINV(RAND(); 62; 4)" office:value-type="float" office:value="68.0165840033605" calcext:value-type="float">
            <text:p>68.0165840034</text:p>
          </table:table-cell>
          <table:table-cell table:formula="of:=12 + 3 * [.D143] + 5 * [.C143]" office:value-type="float" office:value="214.947196302338" calcext:value-type="float">
            <text:p>214.9471963023</text:p>
          </table:table-cell>
          <table:table-cell/>
        </table:table-row>
        <table:table-row table:style-name="ro1">
          <table:table-cell table:formula="of:=RAND()" office:value-type="float" office:value="0.769865180831403" calcext:value-type="float">
            <text:p>0.7698651808</text:p>
          </table:table-cell>
          <table:table-cell table:formula="of:=NORMINV([.A144];10;3)" office:value-type="float" office:value="12.2152087716795" calcext:value-type="float">
            <text:p>12.2152087717</text:p>
          </table:table-cell>
          <table:table-cell table:formula="of:=COM.MICROSOFT.NORM.INV(RAND(); 0; 1)" office:value-type="float" office:value="-0.189888453893486" calcext:value-type="float">
            <text:p>-0.1898884539</text:p>
          </table:table-cell>
          <table:table-cell table:formula="of:=NORMINV(RAND(); 62; 4)" office:value-type="float" office:value="65.7620413269516" calcext:value-type="float">
            <text:p>65.762041327</text:p>
          </table:table-cell>
          <table:table-cell table:formula="of:=12 + 3 * [.D144] + 5 * [.C144]" office:value-type="float" office:value="208.336681711387" calcext:value-type="float">
            <text:p>208.3366817114</text:p>
          </table:table-cell>
          <table:table-cell/>
        </table:table-row>
        <table:table-row table:style-name="ro1">
          <table:table-cell table:formula="of:=RAND()" office:value-type="float" office:value="0.227799556683749" calcext:value-type="float">
            <text:p>0.2277995567</text:p>
          </table:table-cell>
          <table:table-cell table:formula="of:=NORMINV([.A145];10;3)" office:value-type="float" office:value="7.76166078367161" calcext:value-type="float">
            <text:p>7.7616607837</text:p>
          </table:table-cell>
          <table:table-cell table:formula="of:=COM.MICROSOFT.NORM.INV(RAND(); 0; 1)" office:value-type="float" office:value="0.596973244674813" calcext:value-type="float">
            <text:p>0.5969732447</text:p>
          </table:table-cell>
          <table:table-cell table:formula="of:=NORMINV(RAND(); 62; 4)" office:value-type="float" office:value="63.2535357460567" calcext:value-type="float">
            <text:p>63.2535357461</text:p>
          </table:table-cell>
          <table:table-cell table:formula="of:=12 + 3 * [.D145] + 5 * [.C145]" office:value-type="float" office:value="204.745473461544" calcext:value-type="float">
            <text:p>204.7454734615</text:p>
          </table:table-cell>
          <table:table-cell/>
        </table:table-row>
        <table:table-row table:style-name="ro1">
          <table:table-cell table:formula="of:=RAND()" office:value-type="float" office:value="0.875852317316458" calcext:value-type="float">
            <text:p>0.8758523173</text:p>
          </table:table-cell>
          <table:table-cell table:formula="of:=NORMINV([.A146];10;3)" office:value-type="float" office:value="13.4634990716026" calcext:value-type="float">
            <text:p>13.4634990716</text:p>
          </table:table-cell>
          <table:table-cell table:formula="of:=COM.MICROSOFT.NORM.INV(RAND(); 0; 1)" office:value-type="float" office:value="0.451998308555688" calcext:value-type="float">
            <text:p>0.4519983086</text:p>
          </table:table-cell>
          <table:table-cell table:formula="of:=NORMINV(RAND(); 62; 4)" office:value-type="float" office:value="66.8090245539863" calcext:value-type="float">
            <text:p>66.809024554</text:p>
          </table:table-cell>
          <table:table-cell table:formula="of:=12 + 3 * [.D146] + 5 * [.C146]" office:value-type="float" office:value="214.687065204737" calcext:value-type="float">
            <text:p>214.6870652047</text:p>
          </table:table-cell>
          <table:table-cell/>
        </table:table-row>
        <table:table-row table:style-name="ro1">
          <table:table-cell table:formula="of:=RAND()" office:value-type="float" office:value="0.519676475320011" calcext:value-type="float">
            <text:p>0.5196764753</text:p>
          </table:table-cell>
          <table:table-cell table:formula="of:=NORMINV([.A147];10;3)" office:value-type="float" office:value="10.1480248696724" calcext:value-type="float">
            <text:p>10.1480248697</text:p>
          </table:table-cell>
          <table:table-cell table:formula="of:=COM.MICROSOFT.NORM.INV(RAND(); 0; 1)" office:value-type="float" office:value="0.108302055596326" calcext:value-type="float">
            <text:p>0.1083020556</text:p>
          </table:table-cell>
          <table:table-cell table:formula="of:=NORMINV(RAND(); 62; 4)" office:value-type="float" office:value="69.9872102193613" calcext:value-type="float">
            <text:p>69.9872102194</text:p>
          </table:table-cell>
          <table:table-cell table:formula="of:=12 + 3 * [.D147] + 5 * [.C147]" office:value-type="float" office:value="222.503140936066" calcext:value-type="float">
            <text:p>222.5031409361</text:p>
          </table:table-cell>
          <table:table-cell/>
        </table:table-row>
        <table:table-row table:style-name="ro1">
          <table:table-cell table:formula="of:=RAND()" office:value-type="float" office:value="0.189885580446571" calcext:value-type="float">
            <text:p>0.1898855804</text:p>
          </table:table-cell>
          <table:table-cell table:formula="of:=NORMINV([.A148];10;3)" office:value-type="float" office:value="7.3650459484915" calcext:value-type="float">
            <text:p>7.3650459485</text:p>
          </table:table-cell>
          <table:table-cell table:formula="of:=COM.MICROSOFT.NORM.INV(RAND(); 0; 1)" office:value-type="float" office:value="0.0739896269492109" calcext:value-type="float">
            <text:p>0.0739896269</text:p>
          </table:table-cell>
          <table:table-cell table:formula="of:=NORMINV(RAND(); 62; 4)" office:value-type="float" office:value="57.5052603007188" calcext:value-type="float">
            <text:p>57.5052603007</text:p>
          </table:table-cell>
          <table:table-cell table:formula="of:=12 + 3 * [.D148] + 5 * [.C148]" office:value-type="float" office:value="184.885729036903" calcext:value-type="float">
            <text:p>184.8857290369</text:p>
          </table:table-cell>
          <table:table-cell/>
        </table:table-row>
        <table:table-row table:style-name="ro1">
          <table:table-cell table:formula="of:=RAND()" office:value-type="float" office:value="0.761013155104592" calcext:value-type="float">
            <text:p>0.7610131551</text:p>
          </table:table-cell>
          <table:table-cell table:formula="of:=NORMINV([.A149];10;3)" office:value-type="float" office:value="12.1286961630725" calcext:value-type="float">
            <text:p>12.1286961631</text:p>
          </table:table-cell>
          <table:table-cell table:formula="of:=COM.MICROSOFT.NORM.INV(RAND(); 0; 1)" office:value-type="float" office:value="-0.556299999584501" calcext:value-type="float">
            <text:p>-0.5562999996</text:p>
          </table:table-cell>
          <table:table-cell table:formula="of:=NORMINV(RAND(); 62; 4)" office:value-type="float" office:value="64.2072961744735" calcext:value-type="float">
            <text:p>64.2072961745</text:p>
          </table:table-cell>
          <table:table-cell table:formula="of:=12 + 3 * [.D149] + 5 * [.C149]" office:value-type="float" office:value="201.840388525498" calcext:value-type="float">
            <text:p>201.8403885255</text:p>
          </table:table-cell>
          <table:table-cell/>
        </table:table-row>
        <table:table-row table:style-name="ro1">
          <table:table-cell table:formula="of:=RAND()" office:value-type="float" office:value="0.794994425261393" calcext:value-type="float">
            <text:p>0.7949944253</text:p>
          </table:table-cell>
          <table:table-cell table:formula="of:=NORMINV([.A150];10;3)" office:value-type="float" office:value="12.4716220294392" calcext:value-type="float">
            <text:p>12.4716220294</text:p>
          </table:table-cell>
          <table:table-cell table:formula="of:=COM.MICROSOFT.NORM.INV(RAND(); 0; 1)" office:value-type="float" office:value="-0.336071524412119" calcext:value-type="float">
            <text:p>-0.3360715244</text:p>
          </table:table-cell>
          <table:table-cell table:formula="of:=NORMINV(RAND(); 62; 4)" office:value-type="float" office:value="67.9828495222651" calcext:value-type="float">
            <text:p>67.9828495223</text:p>
          </table:table-cell>
          <table:table-cell table:formula="of:=12 + 3 * [.D150] + 5 * [.C150]" office:value-type="float" office:value="214.268190944735" calcext:value-type="float">
            <text:p>214.2681909447</text:p>
          </table:table-cell>
          <table:table-cell/>
        </table:table-row>
        <table:table-row table:style-name="ro1">
          <table:table-cell table:formula="of:=RAND()" office:value-type="float" office:value="0.954330094158649" calcext:value-type="float">
            <text:p>0.9543300942</text:p>
          </table:table-cell>
          <table:table-cell table:formula="of:=NORMINV([.A151];10;3)" office:value-type="float" office:value="15.0651164723473" calcext:value-type="float">
            <text:p>15.0651164723</text:p>
          </table:table-cell>
          <table:table-cell table:formula="of:=COM.MICROSOFT.NORM.INV(RAND(); 0; 1)" office:value-type="float" office:value="-0.911290230562368" calcext:value-type="float">
            <text:p>-0.9112902306</text:p>
          </table:table-cell>
          <table:table-cell table:formula="of:=NORMINV(RAND(); 62; 4)" office:value-type="float" office:value="60.8541779679261" calcext:value-type="float">
            <text:p>60.8541779679</text:p>
          </table:table-cell>
          <table:table-cell table:formula="of:=12 + 3 * [.D151] + 5 * [.C151]" office:value-type="float" office:value="190.006082750967" calcext:value-type="float">
            <text:p>190.006082751</text:p>
          </table:table-cell>
          <table:table-cell/>
        </table:table-row>
        <table:table-row table:style-name="ro1">
          <table:table-cell table:formula="of:=RAND()" office:value-type="float" office:value="0.0590884201228619" calcext:value-type="float">
            <text:p>0.0590884201</text:p>
          </table:table-cell>
          <table:table-cell table:formula="of:=NORMINV([.A152];10;3)" office:value-type="float" office:value="5.31258404082652" calcext:value-type="float">
            <text:p>5.3125840408</text:p>
          </table:table-cell>
          <table:table-cell table:formula="of:=COM.MICROSOFT.NORM.INV(RAND(); 0; 1)" office:value-type="float" office:value="0.680181000907915" calcext:value-type="float">
            <text:p>0.6801810009</text:p>
          </table:table-cell>
          <table:table-cell table:formula="of:=NORMINV(RAND(); 62; 4)" office:value-type="float" office:value="62.3889645759872" calcext:value-type="float">
            <text:p>62.388964576</text:p>
          </table:table-cell>
          <table:table-cell table:formula="of:=12 + 3 * [.D152] + 5 * [.C152]" office:value-type="float" office:value="202.567798732501" calcext:value-type="float">
            <text:p>202.5677987325</text:p>
          </table:table-cell>
          <table:table-cell/>
        </table:table-row>
        <table:table-row table:style-name="ro1">
          <table:table-cell table:formula="of:=RAND()" office:value-type="float" office:value="0.928447627695277" calcext:value-type="float">
            <text:p>0.9284476277</text:p>
          </table:table-cell>
          <table:table-cell table:formula="of:=NORMINV([.A153];10;3)" office:value-type="float" office:value="14.3929796678898" calcext:value-type="float">
            <text:p>14.3929796679</text:p>
          </table:table-cell>
          <table:table-cell table:formula="of:=COM.MICROSOFT.NORM.INV(RAND(); 0; 1)" office:value-type="float" office:value="-0.514091678514447" calcext:value-type="float">
            <text:p>-0.5140916785</text:p>
          </table:table-cell>
          <table:table-cell table:formula="of:=NORMINV(RAND(); 62; 4)" office:value-type="float" office:value="69.9040790342793" calcext:value-type="float">
            <text:p>69.9040790343</text:p>
          </table:table-cell>
          <table:table-cell table:formula="of:=12 + 3 * [.D153] + 5 * [.C153]" office:value-type="float" office:value="219.141778710266" calcext:value-type="float">
            <text:p>219.1417787103</text:p>
          </table:table-cell>
          <table:table-cell/>
        </table:table-row>
        <table:table-row table:style-name="ro1">
          <table:table-cell table:formula="of:=RAND()" office:value-type="float" office:value="0.933846493251622" calcext:value-type="float">
            <text:p>0.9338464933</text:p>
          </table:table-cell>
          <table:table-cell table:formula="of:=NORMINV([.A154];10;3)" office:value-type="float" office:value="14.5151991169977" calcext:value-type="float">
            <text:p>14.515199117</text:p>
          </table:table-cell>
          <table:table-cell table:formula="of:=COM.MICROSOFT.NORM.INV(RAND(); 0; 1)" office:value-type="float" office:value="-0.17343957853593" calcext:value-type="float">
            <text:p>-0.1734395785</text:p>
          </table:table-cell>
          <table:table-cell table:formula="of:=NORMINV(RAND(); 62; 4)" office:value-type="float" office:value="65.6340977880145" calcext:value-type="float">
            <text:p>65.634097788</text:p>
          </table:table-cell>
          <table:table-cell table:formula="of:=12 + 3 * [.D154] + 5 * [.C154]" office:value-type="float" office:value="208.035095471364" calcext:value-type="float">
            <text:p>208.0350954714</text:p>
          </table:table-cell>
          <table:table-cell/>
        </table:table-row>
        <table:table-row table:style-name="ro1">
          <table:table-cell table:formula="of:=RAND()" office:value-type="float" office:value="0.268675698898733" calcext:value-type="float">
            <text:p>0.2686756989</text:p>
          </table:table-cell>
          <table:table-cell table:formula="of:=NORMINV([.A155];10;3)" office:value-type="float" office:value="8.14953062778651" calcext:value-type="float">
            <text:p>8.1495306278</text:p>
          </table:table-cell>
          <table:table-cell table:formula="of:=COM.MICROSOFT.NORM.INV(RAND(); 0; 1)" office:value-type="float" office:value="-1.58243622354706" calcext:value-type="float">
            <text:p>-1.5824362235</text:p>
          </table:table-cell>
          <table:table-cell table:formula="of:=NORMINV(RAND(); 62; 4)" office:value-type="float" office:value="61.3884957039404" calcext:value-type="float">
            <text:p>61.3884957039</text:p>
          </table:table-cell>
          <table:table-cell table:formula="of:=12 + 3 * [.D155] + 5 * [.C155]" office:value-type="float" office:value="188.253305994086" calcext:value-type="float">
            <text:p>188.2533059941</text:p>
          </table:table-cell>
          <table:table-cell/>
        </table:table-row>
        <table:table-row table:style-name="ro1">
          <table:table-cell table:formula="of:=RAND()" office:value-type="float" office:value="0.376722295535728" calcext:value-type="float">
            <text:p>0.3767222955</text:p>
          </table:table-cell>
          <table:table-cell table:formula="of:=NORMINV([.A156];10;3)" office:value-type="float" office:value="9.05769803104538" calcext:value-type="float">
            <text:p>9.057698031</text:p>
          </table:table-cell>
          <table:table-cell table:formula="of:=COM.MICROSOFT.NORM.INV(RAND(); 0; 1)" office:value-type="float" office:value="0.0342809529253038" calcext:value-type="float">
            <text:p>0.0342809529</text:p>
          </table:table-cell>
          <table:table-cell table:formula="of:=NORMINV(RAND(); 62; 4)" office:value-type="float" office:value="66.3185740036905" calcext:value-type="float">
            <text:p>66.3185740037</text:p>
          </table:table-cell>
          <table:table-cell table:formula="of:=12 + 3 * [.D156] + 5 * [.C156]" office:value-type="float" office:value="211.127126775698" calcext:value-type="float">
            <text:p>211.1271267757</text:p>
          </table:table-cell>
          <table:table-cell/>
        </table:table-row>
        <table:table-row table:style-name="ro1">
          <table:table-cell table:formula="of:=RAND()" office:value-type="float" office:value="0.798833426320925" calcext:value-type="float">
            <text:p>0.7988334263</text:p>
          </table:table-cell>
          <table:table-cell table:formula="of:=NORMINV([.A157];10;3)" office:value-type="float" office:value="12.5123848295571" calcext:value-type="float">
            <text:p>12.5123848296</text:p>
          </table:table-cell>
          <table:table-cell table:formula="of:=COM.MICROSOFT.NORM.INV(RAND(); 0; 1)" office:value-type="float" office:value="1.31432730162355" calcext:value-type="float">
            <text:p>1.3143273016</text:p>
          </table:table-cell>
          <table:table-cell table:formula="of:=NORMINV(RAND(); 62; 4)" office:value-type="float" office:value="60.6228006826628" calcext:value-type="float">
            <text:p>60.6228006827</text:p>
          </table:table-cell>
          <table:table-cell table:formula="of:=12 + 3 * [.D157] + 5 * [.C157]" office:value-type="float" office:value="200.440038556106" calcext:value-type="float">
            <text:p>200.4400385561</text:p>
          </table:table-cell>
          <table:table-cell/>
        </table:table-row>
        <table:table-row table:style-name="ro1">
          <table:table-cell table:formula="of:=RAND()" office:value-type="float" office:value="0.601502936799079" calcext:value-type="float">
            <text:p>0.6015029368</text:p>
          </table:table-cell>
          <table:table-cell table:formula="of:=NORMINV([.A158];10;3)" office:value-type="float" office:value="10.7717175933163" calcext:value-type="float">
            <text:p>10.7717175933</text:p>
          </table:table-cell>
          <table:table-cell table:formula="of:=COM.MICROSOFT.NORM.INV(RAND(); 0; 1)" office:value-type="float" office:value="-0.124624359566245" calcext:value-type="float">
            <text:p>-0.1246243596</text:p>
          </table:table-cell>
          <table:table-cell table:formula="of:=NORMINV(RAND(); 62; 4)" office:value-type="float" office:value="72.5599399088932" calcext:value-type="float">
            <text:p>72.5599399089</text:p>
          </table:table-cell>
          <table:table-cell table:formula="of:=12 + 3 * [.D158] + 5 * [.C158]" office:value-type="float" office:value="229.056697928848" calcext:value-type="float">
            <text:p>229.0566979288</text:p>
          </table:table-cell>
          <table:table-cell/>
        </table:table-row>
        <table:table-row table:style-name="ro1">
          <table:table-cell table:formula="of:=RAND()" office:value-type="float" office:value="0.633287240285426" calcext:value-type="float">
            <text:p>0.6332872403</text:p>
          </table:table-cell>
          <table:table-cell table:formula="of:=NORMINV([.A159];10;3)" office:value-type="float" office:value="11.0217171630335" calcext:value-type="float">
            <text:p>11.021717163</text:p>
          </table:table-cell>
          <table:table-cell table:formula="of:=COM.MICROSOFT.NORM.INV(RAND(); 0; 1)" office:value-type="float" office:value="1.82858530605838" calcext:value-type="float">
            <text:p>1.8285853061</text:p>
          </table:table-cell>
          <table:table-cell table:formula="of:=NORMINV(RAND(); 62; 4)" office:value-type="float" office:value="59.6053753089273" calcext:value-type="float">
            <text:p>59.6053753089</text:p>
          </table:table-cell>
          <table:table-cell table:formula="of:=12 + 3 * [.D159] + 5 * [.C159]" office:value-type="float" office:value="199.959052457074" calcext:value-type="float">
            <text:p>199.9590524571</text:p>
          </table:table-cell>
          <table:table-cell/>
        </table:table-row>
        <table:table-row table:style-name="ro1">
          <table:table-cell table:formula="of:=RAND()" office:value-type="float" office:value="0.637242033146322" calcext:value-type="float">
            <text:p>0.6372420331</text:p>
          </table:table-cell>
          <table:table-cell table:formula="of:=NORMINV([.A160];10;3)" office:value-type="float" office:value="11.0532895796192" calcext:value-type="float">
            <text:p>11.0532895796</text:p>
          </table:table-cell>
          <table:table-cell table:formula="of:=COM.MICROSOFT.NORM.INV(RAND(); 0; 1)" office:value-type="float" office:value="1.44923084247068" calcext:value-type="float">
            <text:p>1.4492308425</text:p>
          </table:table-cell>
          <table:table-cell table:formula="of:=NORMINV(RAND(); 62; 4)" office:value-type="float" office:value="65.2323266667439" calcext:value-type="float">
            <text:p>65.2323266667</text:p>
          </table:table-cell>
          <table:table-cell table:formula="of:=12 + 3 * [.D160] + 5 * [.C160]" office:value-type="float" office:value="214.943134212585" calcext:value-type="float">
            <text:p>214.9431342126</text:p>
          </table:table-cell>
          <table:table-cell/>
        </table:table-row>
        <table:table-row table:style-name="ro1">
          <table:table-cell table:formula="of:=RAND()" office:value-type="float" office:value="0.562058571260423" calcext:value-type="float">
            <text:p>0.5620585713</text:p>
          </table:table-cell>
          <table:table-cell table:formula="of:=NORMINV([.A161];10;3)" office:value-type="float" office:value="10.4685715276251" calcext:value-type="float">
            <text:p>10.4685715276</text:p>
          </table:table-cell>
          <table:table-cell table:formula="of:=COM.MICROSOFT.NORM.INV(RAND(); 0; 1)" office:value-type="float" office:value="0.894776932588144" calcext:value-type="float">
            <text:p>0.8947769326</text:p>
          </table:table-cell>
          <table:table-cell table:formula="of:=NORMINV(RAND(); 62; 4)" office:value-type="float" office:value="59.4710513104773" calcext:value-type="float">
            <text:p>59.4710513105</text:p>
          </table:table-cell>
          <table:table-cell table:formula="of:=12 + 3 * [.D161] + 5 * [.C161]" office:value-type="float" office:value="194.887038594372" calcext:value-type="float">
            <text:p>194.8870385944</text:p>
          </table:table-cell>
          <table:table-cell/>
        </table:table-row>
        <table:table-row table:style-name="ro1">
          <table:table-cell table:formula="of:=RAND()" office:value-type="float" office:value="0.357219215482473" calcext:value-type="float">
            <text:p>0.3572192155</text:p>
          </table:table-cell>
          <table:table-cell table:formula="of:=NORMINV([.A162];10;3)" office:value-type="float" office:value="8.90229491278924" calcext:value-type="float">
            <text:p>8.9022949128</text:p>
          </table:table-cell>
          <table:table-cell table:formula="of:=COM.MICROSOFT.NORM.INV(RAND(); 0; 1)" office:value-type="float" office:value="0.218528822548699" calcext:value-type="float">
            <text:p>0.2185288225</text:p>
          </table:table-cell>
          <table:table-cell table:formula="of:=NORMINV(RAND(); 62; 4)" office:value-type="float" office:value="56.2733064512897" calcext:value-type="float">
            <text:p>56.2733064513</text:p>
          </table:table-cell>
          <table:table-cell table:formula="of:=12 + 3 * [.D162] + 5 * [.C162]" office:value-type="float" office:value="181.912563466613" calcext:value-type="float">
            <text:p>181.9125634666</text:p>
          </table:table-cell>
          <table:table-cell/>
        </table:table-row>
        <table:table-row table:style-name="ro1">
          <table:table-cell table:formula="of:=RAND()" office:value-type="float" office:value="0.331048207823187" calcext:value-type="float">
            <text:p>0.3310482078</text:p>
          </table:table-cell>
          <table:table-cell table:formula="of:=NORMINV([.A163];10;3)" office:value-type="float" office:value="8.6889382295271" calcext:value-type="float">
            <text:p>8.6889382295</text:p>
          </table:table-cell>
          <table:table-cell table:formula="of:=COM.MICROSOFT.NORM.INV(RAND(); 0; 1)" office:value-type="float" office:value="0.487129484829693" calcext:value-type="float">
            <text:p>0.4871294848</text:p>
          </table:table-cell>
          <table:table-cell table:formula="of:=NORMINV(RAND(); 62; 4)" office:value-type="float" office:value="65.7260956918513" calcext:value-type="float">
            <text:p>65.7260956919</text:p>
          </table:table-cell>
          <table:table-cell table:formula="of:=12 + 3 * [.D163] + 5 * [.C163]" office:value-type="float" office:value="211.613934499702" calcext:value-type="float">
            <text:p>211.6139344997</text:p>
          </table:table-cell>
          <table:table-cell/>
        </table:table-row>
        <table:table-row table:style-name="ro1">
          <table:table-cell table:formula="of:=RAND()" office:value-type="float" office:value="0.0585368282627314" calcext:value-type="float">
            <text:p>0.0585368283</text:p>
          </table:table-cell>
          <table:table-cell table:formula="of:=NORMINV([.A164];10;3)" office:value-type="float" office:value="5.2984732567451" calcext:value-type="float">
            <text:p>5.2984732567</text:p>
          </table:table-cell>
          <table:table-cell table:formula="of:=COM.MICROSOFT.NORM.INV(RAND(); 0; 1)" office:value-type="float" office:value="0.322009370793632" calcext:value-type="float">
            <text:p>0.3220093708</text:p>
          </table:table-cell>
          <table:table-cell table:formula="of:=NORMINV(RAND(); 62; 4)" office:value-type="float" office:value="58.7690448459853" calcext:value-type="float">
            <text:p>58.769044846</text:p>
          </table:table-cell>
          <table:table-cell table:formula="of:=12 + 3 * [.D164] + 5 * [.C164]" office:value-type="float" office:value="189.917181391924" calcext:value-type="float">
            <text:p>189.9171813919</text:p>
          </table:table-cell>
          <table:table-cell/>
        </table:table-row>
        <table:table-row table:style-name="ro1">
          <table:table-cell table:formula="of:=RAND()" office:value-type="float" office:value="0.661980864126235" calcext:value-type="float">
            <text:p>0.6619808641</text:p>
          </table:table-cell>
          <table:table-cell table:formula="of:=NORMINV([.A165];10;3)" office:value-type="float" office:value="11.2536259850768" calcext:value-type="float">
            <text:p>11.2536259851</text:p>
          </table:table-cell>
          <table:table-cell table:formula="of:=COM.MICROSOFT.NORM.INV(RAND(); 0; 1)" office:value-type="float" office:value="0.24167978034956" calcext:value-type="float">
            <text:p>0.2416797803</text:p>
          </table:table-cell>
          <table:table-cell table:formula="of:=NORMINV(RAND(); 62; 4)" office:value-type="float" office:value="60.8290252771379" calcext:value-type="float">
            <text:p>60.8290252771</text:p>
          </table:table-cell>
          <table:table-cell table:formula="of:=12 + 3 * [.D165] + 5 * [.C165]" office:value-type="float" office:value="195.695474733161" calcext:value-type="float">
            <text:p>195.6954747332</text:p>
          </table:table-cell>
          <table:table-cell/>
        </table:table-row>
        <table:table-row table:style-name="ro1">
          <table:table-cell table:formula="of:=RAND()" office:value-type="float" office:value="0.367583151441067" calcext:value-type="float">
            <text:p>0.3675831514</text:p>
          </table:table-cell>
          <table:table-cell table:formula="of:=NORMINV([.A166];10;3)" office:value-type="float" office:value="8.98521617241627" calcext:value-type="float">
            <text:p>8.9852161724</text:p>
          </table:table-cell>
          <table:table-cell table:formula="of:=COM.MICROSOFT.NORM.INV(RAND(); 0; 1)" office:value-type="float" office:value="-0.536653747727287" calcext:value-type="float">
            <text:p>-0.5366537477</text:p>
          </table:table-cell>
          <table:table-cell table:formula="of:=NORMINV(RAND(); 62; 4)" office:value-type="float" office:value="51.556745129141" calcext:value-type="float">
            <text:p>51.5567451291</text:p>
          </table:table-cell>
          <table:table-cell table:formula="of:=12 + 3 * [.D166] + 5 * [.C166]" office:value-type="float" office:value="163.986966648787" calcext:value-type="float">
            <text:p>163.9869666488</text:p>
          </table:table-cell>
          <table:table-cell/>
        </table:table-row>
        <table:table-row table:style-name="ro1">
          <table:table-cell table:formula="of:=RAND()" office:value-type="float" office:value="0.0173562520649284" calcext:value-type="float">
            <text:p>0.0173562521</text:p>
          </table:table-cell>
          <table:table-cell table:formula="of:=NORMINV([.A167];10;3)" office:value-type="float" office:value="3.66491101399188" calcext:value-type="float">
            <text:p>3.664911014</text:p>
          </table:table-cell>
          <table:table-cell table:formula="of:=COM.MICROSOFT.NORM.INV(RAND(); 0; 1)" office:value-type="float" office:value="0.196881234964594" calcext:value-type="float">
            <text:p>0.196881235</text:p>
          </table:table-cell>
          <table:table-cell table:formula="of:=NORMINV(RAND(); 62; 4)" office:value-type="float" office:value="63.4174684911304" calcext:value-type="float">
            <text:p>63.4174684911</text:p>
          </table:table-cell>
          <table:table-cell table:formula="of:=12 + 3 * [.D167] + 5 * [.C167]" office:value-type="float" office:value="203.236811648214" calcext:value-type="float">
            <text:p>203.2368116482</text:p>
          </table:table-cell>
          <table:table-cell/>
        </table:table-row>
        <table:table-row table:style-name="ro1">
          <table:table-cell table:formula="of:=RAND()" office:value-type="float" office:value="0.816903652390465" calcext:value-type="float">
            <text:p>0.8169036524</text:p>
          </table:table-cell>
          <table:table-cell table:formula="of:=NORMINV([.A168];10;3)" office:value-type="float" office:value="12.7108839648379" calcext:value-type="float">
            <text:p>12.7108839648</text:p>
          </table:table-cell>
          <table:table-cell table:formula="of:=COM.MICROSOFT.NORM.INV(RAND(); 0; 1)" office:value-type="float" office:value="-0.299422916034792" calcext:value-type="float">
            <text:p>-0.299422916</text:p>
          </table:table-cell>
          <table:table-cell table:formula="of:=NORMINV(RAND(); 62; 4)" office:value-type="float" office:value="71.0842550522184" calcext:value-type="float">
            <text:p>71.0842550522</text:p>
          </table:table-cell>
          <table:table-cell table:formula="of:=12 + 3 * [.D168] + 5 * [.C168]" office:value-type="float" office:value="223.755650576481" calcext:value-type="float">
            <text:p>223.7556505765</text:p>
          </table:table-cell>
          <table:table-cell/>
        </table:table-row>
        <table:table-row table:style-name="ro1">
          <table:table-cell table:formula="of:=RAND()" office:value-type="float" office:value="0.310797690879554" calcext:value-type="float">
            <text:p>0.3107976909</text:p>
          </table:table-cell>
          <table:table-cell table:formula="of:=NORMINV([.A169];10;3)" office:value-type="float" office:value="8.51922837432121" calcext:value-type="float">
            <text:p>8.5192283743</text:p>
          </table:table-cell>
          <table:table-cell table:formula="of:=COM.MICROSOFT.NORM.INV(RAND(); 0; 1)" office:value-type="float" office:value="-0.769105252732307" calcext:value-type="float">
            <text:p>-0.7691052527</text:p>
          </table:table-cell>
          <table:table-cell table:formula="of:=NORMINV(RAND(); 62; 4)" office:value-type="float" office:value="67.9594962835587" calcext:value-type="float">
            <text:p>67.9594962836</text:p>
          </table:table-cell>
          <table:table-cell table:formula="of:=12 + 3 * [.D169] + 5 * [.C169]" office:value-type="float" office:value="212.032962587015" calcext:value-type="float">
            <text:p>212.032962587</text:p>
          </table:table-cell>
          <table:table-cell/>
        </table:table-row>
        <table:table-row table:style-name="ro1">
          <table:table-cell table:formula="of:=RAND()" office:value-type="float" office:value="0.461134816287085" calcext:value-type="float">
            <text:p>0.4611348163</text:p>
          </table:table-cell>
          <table:table-cell table:formula="of:=NORMINV([.A170];10;3)" office:value-type="float" office:value="9.70727445488323" calcext:value-type="float">
            <text:p>9.7072744549</text:p>
          </table:table-cell>
          <table:table-cell table:formula="of:=COM.MICROSOFT.NORM.INV(RAND(); 0; 1)" office:value-type="float" office:value="0.181794517174206" calcext:value-type="float">
            <text:p>0.1817945172</text:p>
          </table:table-cell>
          <table:table-cell table:formula="of:=NORMINV(RAND(); 62; 4)" office:value-type="float" office:value="57.9388188482292" calcext:value-type="float">
            <text:p>57.9388188482</text:p>
          </table:table-cell>
          <table:table-cell table:formula="of:=12 + 3 * [.D170] + 5 * [.C170]" office:value-type="float" office:value="186.725429130559" calcext:value-type="float">
            <text:p>186.7254291306</text:p>
          </table:table-cell>
          <table:table-cell/>
        </table:table-row>
        <table:table-row table:style-name="ro1">
          <table:table-cell table:formula="of:=RAND()" office:value-type="float" office:value="0.89611890213564" calcext:value-type="float">
            <text:p>0.8961189021</text:p>
          </table:table-cell>
          <table:table-cell table:formula="of:=NORMINV([.A171];10;3)" office:value-type="float" office:value="13.7792281046634" calcext:value-type="float">
            <text:p>13.7792281047</text:p>
          </table:table-cell>
          <table:table-cell table:formula="of:=COM.MICROSOFT.NORM.INV(RAND(); 0; 1)" office:value-type="float" office:value="-0.645395797492603" calcext:value-type="float">
            <text:p>-0.6453957975</text:p>
          </table:table-cell>
          <table:table-cell table:formula="of:=NORMINV(RAND(); 62; 4)" office:value-type="float" office:value="61.9712332007802" calcext:value-type="float">
            <text:p>61.9712332008</text:p>
          </table:table-cell>
          <table:table-cell table:formula="of:=12 + 3 * [.D171] + 5 * [.C171]" office:value-type="float" office:value="194.686720614877" calcext:value-type="float">
            <text:p>194.6867206149</text:p>
          </table:table-cell>
          <table:table-cell/>
        </table:table-row>
        <table:table-row table:style-name="ro1">
          <table:table-cell table:formula="of:=RAND()" office:value-type="float" office:value="0.859622042160481" calcext:value-type="float">
            <text:p>0.8596220422</text:p>
          </table:table-cell>
          <table:table-cell table:formula="of:=NORMINV([.A172];10;3)" office:value-type="float" office:value="13.2358683826054" calcext:value-type="float">
            <text:p>13.2358683826</text:p>
          </table:table-cell>
          <table:table-cell table:formula="of:=COM.MICROSOFT.NORM.INV(RAND(); 0; 1)" office:value-type="float" office:value="1.44709924262555" calcext:value-type="float">
            <text:p>1.4470992426</text:p>
          </table:table-cell>
          <table:table-cell table:formula="of:=NORMINV(RAND(); 62; 4)" office:value-type="float" office:value="63.5688462463145" calcext:value-type="float">
            <text:p>63.5688462463</text:p>
          </table:table-cell>
          <table:table-cell table:formula="of:=12 + 3 * [.D172] + 5 * [.C172]" office:value-type="float" office:value="209.942034952071" calcext:value-type="float">
            <text:p>209.9420349521</text:p>
          </table:table-cell>
          <table:table-cell/>
        </table:table-row>
        <table:table-row table:style-name="ro1">
          <table:table-cell table:formula="of:=RAND()" office:value-type="float" office:value="0.414230083813891" calcext:value-type="float">
            <text:p>0.4142300838</text:p>
          </table:table-cell>
          <table:table-cell table:formula="of:=NORMINV([.A173];10;3)" office:value-type="float" office:value="9.34996936219337" calcext:value-type="float">
            <text:p>9.3499693622</text:p>
          </table:table-cell>
          <table:table-cell table:formula="of:=COM.MICROSOFT.NORM.INV(RAND(); 0; 1)" office:value-type="float" office:value="0.118317396110764" calcext:value-type="float">
            <text:p>0.1183173961</text:p>
          </table:table-cell>
          <table:table-cell table:formula="of:=NORMINV(RAND(); 62; 4)" office:value-type="float" office:value="58.516652492517" calcext:value-type="float">
            <text:p>58.5166524925</text:p>
          </table:table-cell>
          <table:table-cell table:formula="of:=12 + 3 * [.D173] + 5 * [.C173]" office:value-type="float" office:value="188.141544458105" calcext:value-type="float">
            <text:p>188.1415444581</text:p>
          </table:table-cell>
          <table:table-cell/>
        </table:table-row>
        <table:table-row table:style-name="ro1">
          <table:table-cell table:formula="of:=RAND()" office:value-type="float" office:value="0.436810277635232" calcext:value-type="float">
            <text:p>0.4368102776</text:p>
          </table:table-cell>
          <table:table-cell table:formula="of:=NORMINV([.A174];10;3)" office:value-type="float" office:value="9.5228160130583" calcext:value-type="float">
            <text:p>9.5228160131</text:p>
          </table:table-cell>
          <table:table-cell table:formula="of:=COM.MICROSOFT.NORM.INV(RAND(); 0; 1)" office:value-type="float" office:value="-0.0484008174933788" calcext:value-type="float">
            <text:p>-0.0484008175</text:p>
          </table:table-cell>
          <table:table-cell table:formula="of:=NORMINV(RAND(); 62; 4)" office:value-type="float" office:value="61.1720872045403" calcext:value-type="float">
            <text:p>61.1720872045</text:p>
          </table:table-cell>
          <table:table-cell table:formula="of:=12 + 3 * [.D174] + 5 * [.C174]" office:value-type="float" office:value="195.274257526154" calcext:value-type="float">
            <text:p>195.2742575262</text:p>
          </table:table-cell>
          <table:table-cell/>
        </table:table-row>
        <table:table-row table:style-name="ro1">
          <table:table-cell table:formula="of:=RAND()" office:value-type="float" office:value="0.939437643857673" calcext:value-type="float">
            <text:p>0.9394376439</text:p>
          </table:table-cell>
          <table:table-cell table:formula="of:=NORMINV([.A175];10;3)" office:value-type="float" office:value="14.6502100421366" calcext:value-type="float">
            <text:p>14.6502100421</text:p>
          </table:table-cell>
          <table:table-cell table:formula="of:=COM.MICROSOFT.NORM.INV(RAND(); 0; 1)" office:value-type="float" office:value="-1.13355857353766" calcext:value-type="float">
            <text:p>-1.1335585735</text:p>
          </table:table-cell>
          <table:table-cell table:formula="of:=NORMINV(RAND(); 62; 4)" office:value-type="float" office:value="63.9721942673835" calcext:value-type="float">
            <text:p>63.9721942674</text:p>
          </table:table-cell>
          <table:table-cell table:formula="of:=12 + 3 * [.D175] + 5 * [.C175]" office:value-type="float" office:value="198.248789934462" calcext:value-type="float">
            <text:p>198.2487899345</text:p>
          </table:table-cell>
          <table:table-cell/>
        </table:table-row>
        <table:table-row table:style-name="ro1">
          <table:table-cell table:formula="of:=RAND()" office:value-type="float" office:value="0.107248221291229" calcext:value-type="float">
            <text:p>0.1072482213</text:p>
          </table:table-cell>
          <table:table-cell table:formula="of:=NORMINV([.A176];10;3)" office:value-type="float" office:value="6.27611216868872" calcext:value-type="float">
            <text:p>6.2761121687</text:p>
          </table:table-cell>
          <table:table-cell table:formula="of:=COM.MICROSOFT.NORM.INV(RAND(); 0; 1)" office:value-type="float" office:value="0.129066572304226" calcext:value-type="float">
            <text:p>0.1290665723</text:p>
          </table:table-cell>
          <table:table-cell table:formula="of:=NORMINV(RAND(); 62; 4)" office:value-type="float" office:value="62.6812679425241" calcext:value-type="float">
            <text:p>62.6812679425</text:p>
          </table:table-cell>
          <table:table-cell table:formula="of:=12 + 3 * [.D176] + 5 * [.C176]" office:value-type="float" office:value="200.689136689093" calcext:value-type="float">
            <text:p>200.6891366891</text:p>
          </table:table-cell>
          <table:table-cell/>
        </table:table-row>
        <table:table-row table:style-name="ro1">
          <table:table-cell table:formula="of:=RAND()" office:value-type="float" office:value="0.503683532588184" calcext:value-type="float">
            <text:p>0.5036835326</text:p>
          </table:table-cell>
          <table:table-cell table:formula="of:=NORMINV([.A177];10;3)" office:value-type="float" office:value="10.0277001344002" calcext:value-type="float">
            <text:p>10.0277001344</text:p>
          </table:table-cell>
          <table:table-cell table:formula="of:=COM.MICROSOFT.NORM.INV(RAND(); 0; 1)" office:value-type="float" office:value="-0.545148804440466" calcext:value-type="float">
            <text:p>-0.5451488044</text:p>
          </table:table-cell>
          <table:table-cell table:formula="of:=NORMINV(RAND(); 62; 4)" office:value-type="float" office:value="58.851851183474" calcext:value-type="float">
            <text:p>58.8518511835</text:p>
          </table:table-cell>
          <table:table-cell table:formula="of:=12 + 3 * [.D177] + 5 * [.C177]" office:value-type="float" office:value="185.82980952822" calcext:value-type="float">
            <text:p>185.8298095282</text:p>
          </table:table-cell>
          <table:table-cell/>
        </table:table-row>
        <table:table-row table:style-name="ro1">
          <table:table-cell table:formula="of:=RAND()" office:value-type="float" office:value="0.403023584745824" calcext:value-type="float">
            <text:p>0.4030235847</text:p>
          </table:table-cell>
          <table:table-cell table:formula="of:=NORMINV([.A178];10;3)" office:value-type="float" office:value="9.26341421290387" calcext:value-type="float">
            <text:p>9.2634142129</text:p>
          </table:table-cell>
          <table:table-cell table:formula="of:=COM.MICROSOFT.NORM.INV(RAND(); 0; 1)" office:value-type="float" office:value="-0.16835227665993" calcext:value-type="float">
            <text:p>-0.1683522767</text:p>
          </table:table-cell>
          <table:table-cell table:formula="of:=NORMINV(RAND(); 62; 4)" office:value-type="float" office:value="68.1695151922486" calcext:value-type="float">
            <text:p>68.1695151922</text:p>
          </table:table-cell>
          <table:table-cell table:formula="of:=12 + 3 * [.D178] + 5 * [.C178]" office:value-type="float" office:value="215.666784193446" calcext:value-type="float">
            <text:p>215.6667841934</text:p>
          </table:table-cell>
          <table:table-cell/>
        </table:table-row>
        <table:table-row table:style-name="ro1">
          <table:table-cell table:formula="of:=RAND()" office:value-type="float" office:value="0.433666105847806" calcext:value-type="float">
            <text:p>0.4336661058</text:p>
          </table:table-cell>
          <table:table-cell table:formula="of:=NORMINV([.A179];10;3)" office:value-type="float" office:value="9.49885573589629" calcext:value-type="float">
            <text:p>9.4988557359</text:p>
          </table:table-cell>
          <table:table-cell table:formula="of:=COM.MICROSOFT.NORM.INV(RAND(); 0; 1)" office:value-type="float" office:value="1.15284898918141" calcext:value-type="float">
            <text:p>1.1528489892</text:p>
          </table:table-cell>
          <table:table-cell table:formula="of:=NORMINV(RAND(); 62; 4)" office:value-type="float" office:value="56.6667807402414" calcext:value-type="float">
            <text:p>56.6667807402</text:p>
          </table:table-cell>
          <table:table-cell table:formula="of:=12 + 3 * [.D179] + 5 * [.C179]" office:value-type="float" office:value="187.764587166631" calcext:value-type="float">
            <text:p>187.7645871666</text:p>
          </table:table-cell>
          <table:table-cell/>
        </table:table-row>
        <table:table-row table:style-name="ro1">
          <table:table-cell table:formula="of:=RAND()" office:value-type="float" office:value="0.596504390472546" calcext:value-type="float">
            <text:p>0.5965043905</text:p>
          </table:table-cell>
          <table:table-cell table:formula="of:=NORMINV([.A180];10;3)" office:value-type="float" office:value="10.7329281411948" calcext:value-type="float">
            <text:p>10.7329281412</text:p>
          </table:table-cell>
          <table:table-cell table:formula="of:=COM.MICROSOFT.NORM.INV(RAND(); 0; 1)" office:value-type="float" office:value="0.84592326374373" calcext:value-type="float">
            <text:p>0.8459232637</text:p>
          </table:table-cell>
          <table:table-cell table:formula="of:=NORMINV(RAND(); 62; 4)" office:value-type="float" office:value="60.8749850490776" calcext:value-type="float">
            <text:p>60.8749850491</text:p>
          </table:table-cell>
          <table:table-cell table:formula="of:=12 + 3 * [.D180] + 5 * [.C180]" office:value-type="float" office:value="198.854571465951" calcext:value-type="float">
            <text:p>198.854571466</text:p>
          </table:table-cell>
          <table:table-cell/>
        </table:table-row>
        <table:table-row table:style-name="ro1">
          <table:table-cell table:formula="of:=RAND()" office:value-type="float" office:value="0.26093567116186" calcext:value-type="float">
            <text:p>0.2609356712</text:p>
          </table:table-cell>
          <table:table-cell table:formula="of:=NORMINV([.A181];10;3)" office:value-type="float" office:value="8.07860964289241" calcext:value-type="float">
            <text:p>8.0786096429</text:p>
          </table:table-cell>
          <table:table-cell table:formula="of:=COM.MICROSOFT.NORM.INV(RAND(); 0; 1)" office:value-type="float" office:value="-0.860461219329504" calcext:value-type="float">
            <text:p>-0.8604612193</text:p>
          </table:table-cell>
          <table:table-cell table:formula="of:=NORMINV(RAND(); 62; 4)" office:value-type="float" office:value="66.08664487419" calcext:value-type="float">
            <text:p>66.0866448742</text:p>
          </table:table-cell>
          <table:table-cell table:formula="of:=12 + 3 * [.D181] + 5 * [.C181]" office:value-type="float" office:value="205.957628525923" calcext:value-type="float">
            <text:p>205.9576285259</text:p>
          </table:table-cell>
          <table:table-cell/>
        </table:table-row>
        <table:table-row table:style-name="ro1">
          <table:table-cell table:formula="of:=RAND()" office:value-type="float" office:value="0.712654658593237" calcext:value-type="float">
            <text:p>0.7126546586</text:p>
          </table:table-cell>
          <table:table-cell table:formula="of:=NORMINV([.A182];10;3)" office:value-type="float" office:value="11.6834702549534" calcext:value-type="float">
            <text:p>11.683470255</text:p>
          </table:table-cell>
          <table:table-cell table:formula="of:=COM.MICROSOFT.NORM.INV(RAND(); 0; 1)" office:value-type="float" office:value="-0.749830849356145" calcext:value-type="float">
            <text:p>-0.7498308494</text:p>
          </table:table-cell>
          <table:table-cell table:formula="of:=NORMINV(RAND(); 62; 4)" office:value-type="float" office:value="60.8139332417145" calcext:value-type="float">
            <text:p>60.8139332417</text:p>
          </table:table-cell>
          <table:table-cell table:formula="of:=12 + 3 * [.D182] + 5 * [.C182]" office:value-type="float" office:value="190.692645478363" calcext:value-type="float">
            <text:p>190.6926454784</text:p>
          </table:table-cell>
          <table:table-cell/>
        </table:table-row>
        <table:table-row table:style-name="ro1">
          <table:table-cell table:formula="of:=RAND()" office:value-type="float" office:value="0.80206388188526" calcext:value-type="float">
            <text:p>0.8020638819</text:p>
          </table:table-cell>
          <table:table-cell table:formula="of:=NORMINV([.A183];10;3)" office:value-type="float" office:value="12.5470488250765" calcext:value-type="float">
            <text:p>12.5470488251</text:p>
          </table:table-cell>
          <table:table-cell table:formula="of:=COM.MICROSOFT.NORM.INV(RAND(); 0; 1)" office:value-type="float" office:value="0.100361298734546" calcext:value-type="float">
            <text:p>0.1003612987</text:p>
          </table:table-cell>
          <table:table-cell table:formula="of:=NORMINV(RAND(); 62; 4)" office:value-type="float" office:value="72.0820042818028" calcext:value-type="float">
            <text:p>72.0820042818</text:p>
          </table:table-cell>
          <table:table-cell table:formula="of:=12 + 3 * [.D183] + 5 * [.C183]" office:value-type="float" office:value="228.747819339081" calcext:value-type="float">
            <text:p>228.7478193391</text:p>
          </table:table-cell>
          <table:table-cell/>
        </table:table-row>
        <table:table-row table:style-name="ro1">
          <table:table-cell table:formula="of:=RAND()" office:value-type="float" office:value="0.0400102050043643" calcext:value-type="float">
            <text:p>0.040010205</text:p>
          </table:table-cell>
          <table:table-cell table:formula="of:=NORMINV([.A184];10;3)" office:value-type="float" office:value="4.74829702007605" calcext:value-type="float">
            <text:p>4.7482970201</text:p>
          </table:table-cell>
          <table:table-cell table:formula="of:=COM.MICROSOFT.NORM.INV(RAND(); 0; 1)" office:value-type="float" office:value="-1.09459410065028" calcext:value-type="float">
            <text:p>-1.0945941007</text:p>
          </table:table-cell>
          <table:table-cell table:formula="of:=NORMINV(RAND(); 62; 4)" office:value-type="float" office:value="63.062993309584" calcext:value-type="float">
            <text:p>63.0629933096</text:p>
          </table:table-cell>
          <table:table-cell table:formula="of:=12 + 3 * [.D184] + 5 * [.C184]" office:value-type="float" office:value="195.716009425501" calcext:value-type="float">
            <text:p>195.7160094255</text:p>
          </table:table-cell>
          <table:table-cell/>
        </table:table-row>
        <table:table-row table:style-name="ro1">
          <table:table-cell table:formula="of:=RAND()" office:value-type="float" office:value="0.961268001468852" calcext:value-type="float">
            <text:p>0.9612680015</text:p>
          </table:table-cell>
          <table:table-cell table:formula="of:=NORMINV([.A185];10;3)" office:value-type="float" office:value="15.2967818266451" calcext:value-type="float">
            <text:p>15.2967818266</text:p>
          </table:table-cell>
          <table:table-cell table:formula="of:=COM.MICROSOFT.NORM.INV(RAND(); 0; 1)" office:value-type="float" office:value="-1.07033892538119" calcext:value-type="float">
            <text:p>-1.0703389254</text:p>
          </table:table-cell>
          <table:table-cell table:formula="of:=NORMINV(RAND(); 62; 4)" office:value-type="float" office:value="65.3700915443928" calcext:value-type="float">
            <text:p>65.3700915444</text:p>
          </table:table-cell>
          <table:table-cell table:formula="of:=12 + 3 * [.D185] + 5 * [.C185]" office:value-type="float" office:value="202.758580006272" calcext:value-type="float">
            <text:p>202.7585800063</text:p>
          </table:table-cell>
          <table:table-cell/>
        </table:table-row>
        <table:table-row table:style-name="ro1">
          <table:table-cell table:formula="of:=RAND()" office:value-type="float" office:value="0.581694302614778" calcext:value-type="float">
            <text:p>0.5816943026</text:p>
          </table:table-cell>
          <table:table-cell table:formula="of:=NORMINV([.A186];10;3)" office:value-type="float" office:value="10.6186894627292" calcext:value-type="float">
            <text:p>10.6186894627</text:p>
          </table:table-cell>
          <table:table-cell table:formula="of:=COM.MICROSOFT.NORM.INV(RAND(); 0; 1)" office:value-type="float" office:value="-0.909256797283923" calcext:value-type="float">
            <text:p>-0.9092567973</text:p>
          </table:table-cell>
          <table:table-cell table:formula="of:=NORMINV(RAND(); 62; 4)" office:value-type="float" office:value="59.8514699558302" calcext:value-type="float">
            <text:p>59.8514699558</text:p>
          </table:table-cell>
          <table:table-cell table:formula="of:=12 + 3 * [.D186] + 5 * [.C186]" office:value-type="float" office:value="187.008125881071" calcext:value-type="float">
            <text:p>187.0081258811</text:p>
          </table:table-cell>
          <table:table-cell/>
        </table:table-row>
        <table:table-row table:style-name="ro1">
          <table:table-cell table:formula="of:=RAND()" office:value-type="float" office:value="0.307918542996049" calcext:value-type="float">
            <text:p>0.307918543</text:p>
          </table:table-cell>
          <table:table-cell table:formula="of:=NORMINV([.A187];10;3)" office:value-type="float" office:value="8.49472312461101" calcext:value-type="float">
            <text:p>8.4947231246</text:p>
          </table:table-cell>
          <table:table-cell table:formula="of:=COM.MICROSOFT.NORM.INV(RAND(); 0; 1)" office:value-type="float" office:value="-1.36153517572295" calcext:value-type="float">
            <text:p>-1.3615351757</text:p>
          </table:table-cell>
          <table:table-cell table:formula="of:=NORMINV(RAND(); 62; 4)" office:value-type="float" office:value="60.3854901636342" calcext:value-type="float">
            <text:p>60.3854901636</text:p>
          </table:table-cell>
          <table:table-cell table:formula="of:=12 + 3 * [.D187] + 5 * [.C187]" office:value-type="float" office:value="186.348794612288" calcext:value-type="float">
            <text:p>186.3487946123</text:p>
          </table:table-cell>
          <table:table-cell/>
        </table:table-row>
        <table:table-row table:style-name="ro1">
          <table:table-cell table:formula="of:=RAND()" office:value-type="float" office:value="0.23565145698376" calcext:value-type="float">
            <text:p>0.235651457</text:p>
          </table:table-cell>
          <table:table-cell table:formula="of:=NORMINV([.A188];10;3)" office:value-type="float" office:value="7.83891777068952" calcext:value-type="float">
            <text:p>7.8389177707</text:p>
          </table:table-cell>
          <table:table-cell table:formula="of:=COM.MICROSOFT.NORM.INV(RAND(); 0; 1)" office:value-type="float" office:value="0.95611506104617" calcext:value-type="float">
            <text:p>0.956115061</text:p>
          </table:table-cell>
          <table:table-cell table:formula="of:=NORMINV(RAND(); 62; 4)" office:value-type="float" office:value="58.0786848500778" calcext:value-type="float">
            <text:p>58.0786848501</text:p>
          </table:table-cell>
          <table:table-cell table:formula="of:=12 + 3 * [.D188] + 5 * [.C188]" office:value-type="float" office:value="191.016629855464" calcext:value-type="float">
            <text:p>191.0166298555</text:p>
          </table:table-cell>
          <table:table-cell/>
        </table:table-row>
        <table:table-row table:style-name="ro1">
          <table:table-cell table:formula="of:=RAND()" office:value-type="float" office:value="0.927812147187069" calcext:value-type="float">
            <text:p>0.9278121472</text:p>
          </table:table-cell>
          <table:table-cell table:formula="of:=NORMINV([.A189];10;3)" office:value-type="float" office:value="14.3790654812211" calcext:value-type="float">
            <text:p>14.3790654812</text:p>
          </table:table-cell>
          <table:table-cell table:formula="of:=COM.MICROSOFT.NORM.INV(RAND(); 0; 1)" office:value-type="float" office:value="1.25960309130346" calcext:value-type="float">
            <text:p>1.2596030913</text:p>
          </table:table-cell>
          <table:table-cell table:formula="of:=NORMINV(RAND(); 62; 4)" office:value-type="float" office:value="63.6502117995274" calcext:value-type="float">
            <text:p>63.6502117995</text:p>
          </table:table-cell>
          <table:table-cell table:formula="of:=12 + 3 * [.D189] + 5 * [.C189]" office:value-type="float" office:value="209.248650855099" calcext:value-type="float">
            <text:p>209.2486508551</text:p>
          </table:table-cell>
          <table:table-cell/>
        </table:table-row>
        <table:table-row table:style-name="ro1">
          <table:table-cell table:formula="of:=RAND()" office:value-type="float" office:value="0.144556514685974" calcext:value-type="float">
            <text:p>0.1445565147</text:p>
          </table:table-cell>
          <table:table-cell table:formula="of:=NORMINV([.A190];10;3)" office:value-type="float" office:value="6.8197918109988" calcext:value-type="float">
            <text:p>6.819791811</text:p>
          </table:table-cell>
          <table:table-cell table:formula="of:=COM.MICROSOFT.NORM.INV(RAND(); 0; 1)" office:value-type="float" office:value="0.0515519894576879" calcext:value-type="float">
            <text:p>0.0515519895</text:p>
          </table:table-cell>
          <table:table-cell table:formula="of:=NORMINV(RAND(); 62; 4)" office:value-type="float" office:value="60.2020584919483" calcext:value-type="float">
            <text:p>60.2020584919</text:p>
          </table:table-cell>
          <table:table-cell table:formula="of:=12 + 3 * [.D190] + 5 * [.C190]" office:value-type="float" office:value="192.863935423133" calcext:value-type="float">
            <text:p>192.8639354231</text:p>
          </table:table-cell>
          <table:table-cell/>
        </table:table-row>
        <table:table-row table:style-name="ro1">
          <table:table-cell table:formula="of:=RAND()" office:value-type="float" office:value="0.824845711700618" calcext:value-type="float">
            <text:p>0.8248457117</text:p>
          </table:table-cell>
          <table:table-cell table:formula="of:=NORMINV([.A191];10;3)" office:value-type="float" office:value="12.8019727611195" calcext:value-type="float">
            <text:p>12.8019727611</text:p>
          </table:table-cell>
          <table:table-cell table:formula="of:=COM.MICROSOFT.NORM.INV(RAND(); 0; 1)" office:value-type="float" office:value="-0.101529662521074" calcext:value-type="float">
            <text:p>-0.1015296625</text:p>
          </table:table-cell>
          <table:table-cell table:formula="of:=NORMINV(RAND(); 62; 4)" office:value-type="float" office:value="69.1543208496071" calcext:value-type="float">
            <text:p>69.1543208496</text:p>
          </table:table-cell>
          <table:table-cell table:formula="of:=12 + 3 * [.D191] + 5 * [.C191]" office:value-type="float" office:value="218.955314236216" calcext:value-type="float">
            <text:p>218.9553142362</text:p>
          </table:table-cell>
          <table:table-cell/>
        </table:table-row>
        <table:table-row table:style-name="ro1">
          <table:table-cell table:formula="of:=RAND()" office:value-type="float" office:value="0.455603123875335" calcext:value-type="float">
            <text:p>0.4556031239</text:p>
          </table:table-cell>
          <table:table-cell table:formula="of:=NORMINV([.A192];10;3)" office:value-type="float" office:value="9.66544847834804" calcext:value-type="float">
            <text:p>9.6654484783</text:p>
          </table:table-cell>
          <table:table-cell table:formula="of:=COM.MICROSOFT.NORM.INV(RAND(); 0; 1)" office:value-type="float" office:value="1.40391186940548" calcext:value-type="float">
            <text:p>1.4039118694</text:p>
          </table:table-cell>
          <table:table-cell table:formula="of:=NORMINV(RAND(); 62; 4)" office:value-type="float" office:value="58.2792181276921" calcext:value-type="float">
            <text:p>58.2792181277</text:p>
          </table:table-cell>
          <table:table-cell table:formula="of:=12 + 3 * [.D192] + 5 * [.C192]" office:value-type="float" office:value="193.857213730104" calcext:value-type="float">
            <text:p>193.8572137301</text:p>
          </table:table-cell>
          <table:table-cell/>
        </table:table-row>
        <table:table-row table:style-name="ro1">
          <table:table-cell table:formula="of:=RAND()" office:value-type="float" office:value="0.338670240715146" calcext:value-type="float">
            <text:p>0.3386702407</text:p>
          </table:table-cell>
          <table:table-cell table:formula="of:=NORMINV([.A193];10;3)" office:value-type="float" office:value="8.75171497081822" calcext:value-type="float">
            <text:p>8.7517149708</text:p>
          </table:table-cell>
          <table:table-cell table:formula="of:=COM.MICROSOFT.NORM.INV(RAND(); 0; 1)" office:value-type="float" office:value="-1.05801267933983" calcext:value-type="float">
            <text:p>-1.0580126793</text:p>
          </table:table-cell>
          <table:table-cell table:formula="of:=NORMINV(RAND(); 62; 4)" office:value-type="float" office:value="59.2398733388337" calcext:value-type="float">
            <text:p>59.2398733388</text:p>
          </table:table-cell>
          <table:table-cell table:formula="of:=12 + 3 * [.D193] + 5 * [.C193]" office:value-type="float" office:value="184.429556619802" calcext:value-type="float">
            <text:p>184.4295566198</text:p>
          </table:table-cell>
          <table:table-cell/>
        </table:table-row>
        <table:table-row table:style-name="ro1">
          <table:table-cell table:formula="of:=RAND()" office:value-type="float" office:value="0.213892738567665" calcext:value-type="float">
            <text:p>0.2138927386</text:p>
          </table:table-cell>
          <table:table-cell table:formula="of:=NORMINV([.A194];10;3)" office:value-type="float" office:value="7.62103941307413" calcext:value-type="float">
            <text:p>7.6210394131</text:p>
          </table:table-cell>
          <table:table-cell table:formula="of:=COM.MICROSOFT.NORM.INV(RAND(); 0; 1)" office:value-type="float" office:value="-1.34673287816481" calcext:value-type="float">
            <text:p>-1.3467328782</text:p>
          </table:table-cell>
          <table:table-cell table:formula="of:=NORMINV(RAND(); 62; 4)" office:value-type="float" office:value="70.156943356011" calcext:value-type="float">
            <text:p>70.156943356</text:p>
          </table:table-cell>
          <table:table-cell table:formula="of:=12 + 3 * [.D194] + 5 * [.C194]" office:value-type="float" office:value="215.737165677209" calcext:value-type="float">
            <text:p>215.7371656772</text:p>
          </table:table-cell>
          <table:table-cell/>
        </table:table-row>
        <table:table-row table:style-name="ro1">
          <table:table-cell table:formula="of:=RAND()" office:value-type="float" office:value="0.920756926992908" calcext:value-type="float">
            <text:p>0.920756927</text:p>
          </table:table-cell>
          <table:table-cell table:formula="of:=NORMINV([.A195];10;3)" office:value-type="float" office:value="14.23054400176" calcext:value-type="float">
            <text:p>14.2305440018</text:p>
          </table:table-cell>
          <table:table-cell table:formula="of:=COM.MICROSOFT.NORM.INV(RAND(); 0; 1)" office:value-type="float" office:value="0.418635098710612" calcext:value-type="float">
            <text:p>0.4186350987</text:p>
          </table:table-cell>
          <table:table-cell table:formula="of:=NORMINV(RAND(); 62; 4)" office:value-type="float" office:value="63.5382062090784" calcext:value-type="float">
            <text:p>63.5382062091</text:p>
          </table:table-cell>
          <table:table-cell table:formula="of:=12 + 3 * [.D195] + 5 * [.C195]" office:value-type="float" office:value="204.707794120788" calcext:value-type="float">
            <text:p>204.7077941208</text:p>
          </table:table-cell>
          <table:table-cell/>
        </table:table-row>
        <table:table-row table:style-name="ro1">
          <table:table-cell table:formula="of:=RAND()" office:value-type="float" office:value="0.885129449889064" calcext:value-type="float">
            <text:p>0.8851294499</text:p>
          </table:table-cell>
          <table:table-cell table:formula="of:=NORMINV([.A196];10;3)" office:value-type="float" office:value="13.6030781214553" calcext:value-type="float">
            <text:p>13.6030781215</text:p>
          </table:table-cell>
          <table:table-cell table:formula="of:=COM.MICROSOFT.NORM.INV(RAND(); 0; 1)" office:value-type="float" office:value="0.314527897267109" calcext:value-type="float">
            <text:p>0.3145278973</text:p>
          </table:table-cell>
          <table:table-cell table:formula="of:=NORMINV(RAND(); 62; 4)" office:value-type="float" office:value="65.21099682442" calcext:value-type="float">
            <text:p>65.2109968244</text:p>
          </table:table-cell>
          <table:table-cell table:formula="of:=12 + 3 * [.D196] + 5 * [.C196]" office:value-type="float" office:value="209.205629959595" calcext:value-type="float">
            <text:p>209.2056299596</text:p>
          </table:table-cell>
          <table:table-cell/>
        </table:table-row>
        <table:table-row table:style-name="ro1">
          <table:table-cell table:formula="of:=RAND()" office:value-type="float" office:value="0.240486508235335" calcext:value-type="float">
            <text:p>0.2404865082</text:p>
          </table:table-cell>
          <table:table-cell table:formula="of:=NORMINV([.A197];10;3)" office:value-type="float" office:value="7.88578464033535" calcext:value-type="float">
            <text:p>7.8857846403</text:p>
          </table:table-cell>
          <table:table-cell table:formula="of:=COM.MICROSOFT.NORM.INV(RAND(); 0; 1)" office:value-type="float" office:value="0.346332448653111" calcext:value-type="float">
            <text:p>0.3463324487</text:p>
          </table:table-cell>
          <table:table-cell table:formula="of:=NORMINV(RAND(); 62; 4)" office:value-type="float" office:value="63.6709606444874" calcext:value-type="float">
            <text:p>63.6709606445</text:p>
          </table:table-cell>
          <table:table-cell table:formula="of:=12 + 3 * [.D197] + 5 * [.C197]" office:value-type="float" office:value="204.744544176728" calcext:value-type="float">
            <text:p>204.7445441767</text:p>
          </table:table-cell>
          <table:table-cell/>
        </table:table-row>
        <table:table-row table:style-name="ro1">
          <table:table-cell table:formula="of:=RAND()" office:value-type="float" office:value="0.032757923938334" calcext:value-type="float">
            <text:p>0.0327579239</text:p>
          </table:table-cell>
          <table:table-cell table:formula="of:=NORMINV([.A198];10;3)" office:value-type="float" office:value="4.47483447972315" calcext:value-type="float">
            <text:p>4.4748344797</text:p>
          </table:table-cell>
          <table:table-cell table:formula="of:=COM.MICROSOFT.NORM.INV(RAND(); 0; 1)" office:value-type="float" office:value="0.568265725769856" calcext:value-type="float">
            <text:p>0.5682657258</text:p>
          </table:table-cell>
          <table:table-cell table:formula="of:=NORMINV(RAND(); 62; 4)" office:value-type="float" office:value="63.1420535840932" calcext:value-type="float">
            <text:p>63.1420535841</text:p>
          </table:table-cell>
          <table:table-cell table:formula="of:=12 + 3 * [.D198] + 5 * [.C198]" office:value-type="float" office:value="204.267489381129" calcext:value-type="float">
            <text:p>204.2674893811</text:p>
          </table:table-cell>
          <table:table-cell/>
        </table:table-row>
        <table:table-row table:style-name="ro1">
          <table:table-cell table:formula="of:=RAND()" office:value-type="float" office:value="0.966691144742072" calcext:value-type="float">
            <text:p>0.9666911447</text:p>
          </table:table-cell>
          <table:table-cell table:formula="of:=NORMINV([.A199];10;3)" office:value-type="float" office:value="15.5027334596947" calcext:value-type="float">
            <text:p>15.5027334597</text:p>
          </table:table-cell>
          <table:table-cell table:formula="of:=COM.MICROSOFT.NORM.INV(RAND(); 0; 1)" office:value-type="float" office:value="0.973532095997551" calcext:value-type="float">
            <text:p>0.973532096</text:p>
          </table:table-cell>
          <table:table-cell table:formula="of:=NORMINV(RAND(); 62; 4)" office:value-type="float" office:value="56.7449187027203" calcext:value-type="float">
            <text:p>56.7449187027</text:p>
          </table:table-cell>
          <table:table-cell table:formula="of:=12 + 3 * [.D199] + 5 * [.C199]" office:value-type="float" office:value="187.102416588149" calcext:value-type="float">
            <text:p>187.1024165881</text:p>
          </table:table-cell>
          <table:table-cell/>
        </table:table-row>
        <table:table-row table:style-name="ro1">
          <table:table-cell table:formula="of:=RAND()" office:value-type="float" office:value="0.410849411739036" calcext:value-type="float">
            <text:p>0.4108494117</text:p>
          </table:table-cell>
          <table:table-cell table:formula="of:=NORMINV([.A200];10;3)" office:value-type="float" office:value="9.32391844513548" calcext:value-type="float">
            <text:p>9.3239184451</text:p>
          </table:table-cell>
          <table:table-cell table:formula="of:=COM.MICROSOFT.NORM.INV(RAND(); 0; 1)" office:value-type="float" office:value="0.400164782787112" calcext:value-type="float">
            <text:p>0.4001647828</text:p>
          </table:table-cell>
          <table:table-cell table:formula="of:=NORMINV(RAND(); 62; 4)" office:value-type="float" office:value="60.6606419522166" calcext:value-type="float">
            <text:p>60.6606419522</text:p>
          </table:table-cell>
          <table:table-cell table:formula="of:=12 + 3 * [.D200] + 5 * [.C200]" office:value-type="float" office:value="195.982749770585" calcext:value-type="float">
            <text:p>195.9827497706</text:p>
          </table:table-cell>
          <table:table-cell/>
        </table:table-row>
        <table:table-row table:style-name="ro1">
          <table:table-cell table:formula="of:=RAND()" office:value-type="float" office:value="0.903901568381116" calcext:value-type="float">
            <text:p>0.9039015684</text:p>
          </table:table-cell>
          <table:table-cell table:formula="of:=NORMINV([.A201];10;3)" office:value-type="float" office:value="13.9123231058161" calcext:value-type="float">
            <text:p>13.9123231058</text:p>
          </table:table-cell>
          <table:table-cell table:formula="of:=COM.MICROSOFT.NORM.INV(RAND(); 0; 1)" office:value-type="float" office:value="-0.186073845734422" calcext:value-type="float">
            <text:p>-0.1860738457</text:p>
          </table:table-cell>
          <table:table-cell table:formula="of:=NORMINV(RAND(); 62; 4)" office:value-type="float" office:value="58.7695846889836" calcext:value-type="float">
            <text:p>58.769584689</text:p>
          </table:table-cell>
          <table:table-cell table:formula="of:=12 + 3 * [.D201] + 5 * [.C201]" office:value-type="float" office:value="187.378384838279" calcext:value-type="float">
            <text:p>187.3783848383</text:p>
          </table:table-cell>
          <table:table-cell/>
        </table:table-row>
        <table:table-row table:style-name="ro1">
          <table:table-cell table:formula="of:=RAND()" office:value-type="float" office:value="0.112781838513911" calcext:value-type="float">
            <text:p>0.1127818385</text:p>
          </table:table-cell>
          <table:table-cell table:formula="of:=NORMINV([.A202];10;3)" office:value-type="float" office:value="6.3644019850463" calcext:value-type="float">
            <text:p>6.364401985</text:p>
          </table:table-cell>
          <table:table-cell table:formula="of:=COM.MICROSOFT.NORM.INV(RAND(); 0; 1)" office:value-type="float" office:value="1.13345965319489" calcext:value-type="float">
            <text:p>1.1334596532</text:p>
          </table:table-cell>
          <table:table-cell table:formula="of:=NORMINV(RAND(); 62; 4)" office:value-type="float" office:value="60.1687485089746" calcext:value-type="float">
            <text:p>60.168748509</text:p>
          </table:table-cell>
          <table:table-cell table:formula="of:=12 + 3 * [.D202] + 5 * [.C202]" office:value-type="float" office:value="198.173543792898" calcext:value-type="float">
            <text:p>198.1735437929</text:p>
          </table:table-cell>
          <table:table-cell/>
        </table:table-row>
        <table:table-row table:style-name="ro1">
          <table:table-cell table:formula="of:=RAND()" office:value-type="float" office:value="0.542638167273253" calcext:value-type="float">
            <text:p>0.5426381673</text:p>
          </table:table-cell>
          <table:table-cell table:formula="of:=NORMINV([.A203];10;3)" office:value-type="float" office:value="10.3212469889461" calcext:value-type="float">
            <text:p>10.3212469889</text:p>
          </table:table-cell>
          <table:table-cell table:formula="of:=COM.MICROSOFT.NORM.INV(RAND(); 0; 1)" office:value-type="float" office:value="1.68234611535424" calcext:value-type="float">
            <text:p>1.6823461154</text:p>
          </table:table-cell>
          <table:table-cell table:formula="of:=NORMINV(RAND(); 62; 4)" office:value-type="float" office:value="64.0178741064434" calcext:value-type="float">
            <text:p>64.0178741064</text:p>
          </table:table-cell>
          <table:table-cell table:formula="of:=12 + 3 * [.D203] + 5 * [.C203]" office:value-type="float" office:value="212.465352896101" calcext:value-type="float">
            <text:p>212.4653528961</text:p>
          </table:table-cell>
          <table:table-cell/>
        </table:table-row>
        <table:table-row table:style-name="ro1">
          <table:table-cell table:formula="of:=RAND()" office:value-type="float" office:value="0.375455814879388" calcext:value-type="float">
            <text:p>0.3754558149</text:p>
          </table:table-cell>
          <table:table-cell table:formula="of:=NORMINV([.A204];10;3)" office:value-type="float" office:value="9.047687394147" calcext:value-type="float">
            <text:p>9.0476873941</text:p>
          </table:table-cell>
          <table:table-cell table:formula="of:=COM.MICROSOFT.NORM.INV(RAND(); 0; 1)" office:value-type="float" office:value="-0.585859988792494" calcext:value-type="float">
            <text:p>-0.5858599888</text:p>
          </table:table-cell>
          <table:table-cell table:formula="of:=NORMINV(RAND(); 62; 4)" office:value-type="float" office:value="54.1099658359796" calcext:value-type="float">
            <text:p>54.109965836</text:p>
          </table:table-cell>
          <table:table-cell table:formula="of:=12 + 3 * [.D204] + 5 * [.C204]" office:value-type="float" office:value="171.400597563976" calcext:value-type="float">
            <text:p>171.400597564</text:p>
          </table:table-cell>
          <table:table-cell/>
        </table:table-row>
        <table:table-row table:style-name="ro1">
          <table:table-cell table:formula="of:=RAND()" office:value-type="float" office:value="0.725082906661555" calcext:value-type="float">
            <text:p>0.7250829067</text:p>
          </table:table-cell>
          <table:table-cell table:formula="of:=NORMINV([.A205];10;3)" office:value-type="float" office:value="11.7940258363539" calcext:value-type="float">
            <text:p>11.7940258364</text:p>
          </table:table-cell>
          <table:table-cell table:formula="of:=COM.MICROSOFT.NORM.INV(RAND(); 0; 1)" office:value-type="float" office:value="0.995812485308356" calcext:value-type="float">
            <text:p>0.9958124853</text:p>
          </table:table-cell>
          <table:table-cell table:formula="of:=NORMINV(RAND(); 62; 4)" office:value-type="float" office:value="63.4067470284095" calcext:value-type="float">
            <text:p>63.4067470284</text:p>
          </table:table-cell>
          <table:table-cell table:formula="of:=12 + 3 * [.D205] + 5 * [.C205]" office:value-type="float" office:value="207.19930351177" calcext:value-type="float">
            <text:p>207.1993035118</text:p>
          </table:table-cell>
          <table:table-cell/>
        </table:table-row>
        <table:table-row table:style-name="ro1">
          <table:table-cell table:formula="of:=RAND()" office:value-type="float" office:value="0.076144015416503" calcext:value-type="float">
            <text:p>0.0761440154</text:p>
          </table:table-cell>
          <table:table-cell table:formula="of:=NORMINV([.A206];10;3)" office:value-type="float" office:value="5.70551114393384" calcext:value-type="float">
            <text:p>5.7055111439</text:p>
          </table:table-cell>
          <table:table-cell table:formula="of:=COM.MICROSOFT.NORM.INV(RAND(); 0; 1)" office:value-type="float" office:value="1.0389505142779" calcext:value-type="float">
            <text:p>1.0389505143</text:p>
          </table:table-cell>
          <table:table-cell table:formula="of:=NORMINV(RAND(); 62; 4)" office:value-type="float" office:value="60.058261845172" calcext:value-type="float">
            <text:p>60.0582618452</text:p>
          </table:table-cell>
          <table:table-cell table:formula="of:=12 + 3 * [.D206] + 5 * [.C206]" office:value-type="float" office:value="197.369538106906" calcext:value-type="float">
            <text:p>197.3695381069</text:p>
          </table:table-cell>
          <table:table-cell/>
        </table:table-row>
        <table:table-row table:style-name="ro1">
          <table:table-cell table:formula="of:=RAND()" office:value-type="float" office:value="0.83800537744537" calcext:value-type="float">
            <text:p>0.8380053774</text:p>
          </table:table-cell>
          <table:table-cell table:formula="of:=NORMINV([.A207];10;3)" office:value-type="float" office:value="12.9588796645799" calcext:value-type="float">
            <text:p>12.9588796646</text:p>
          </table:table-cell>
          <table:table-cell table:formula="of:=COM.MICROSOFT.NORM.INV(RAND(); 0; 1)" office:value-type="float" office:value="-0.701106835958695" calcext:value-type="float">
            <text:p>-0.701106836</text:p>
          </table:table-cell>
          <table:table-cell table:formula="of:=NORMINV(RAND(); 62; 4)" office:value-type="float" office:value="63.8415626769057" calcext:value-type="float">
            <text:p>63.8415626769</text:p>
          </table:table-cell>
          <table:table-cell table:formula="of:=12 + 3 * [.D207] + 5 * [.C207]" office:value-type="float" office:value="200.019153850923" calcext:value-type="float">
            <text:p>200.0191538509</text:p>
          </table:table-cell>
          <table:table-cell/>
        </table:table-row>
        <table:table-row table:style-name="ro1">
          <table:table-cell table:formula="of:=RAND()" office:value-type="float" office:value="0.868306535063311" calcext:value-type="float">
            <text:p>0.8683065351</text:p>
          </table:table-cell>
          <table:table-cell table:formula="of:=NORMINV([.A208];10;3)" office:value-type="float" office:value="13.3552651056562" calcext:value-type="float">
            <text:p>13.3552651057</text:p>
          </table:table-cell>
          <table:table-cell table:formula="of:=COM.MICROSOFT.NORM.INV(RAND(); 0; 1)" office:value-type="float" office:value="1.5335220766113" calcext:value-type="float">
            <text:p>1.5335220766</text:p>
          </table:table-cell>
          <table:table-cell table:formula="of:=NORMINV(RAND(); 62; 4)" office:value-type="float" office:value="57.2874307232718" calcext:value-type="float">
            <text:p>57.2874307233</text:p>
          </table:table-cell>
          <table:table-cell table:formula="of:=12 + 3 * [.D208] + 5 * [.C208]" office:value-type="float" office:value="191.529902552872" calcext:value-type="float">
            <text:p>191.5299025529</text:p>
          </table:table-cell>
          <table:table-cell/>
        </table:table-row>
        <table:table-row table:style-name="ro1">
          <table:table-cell table:formula="of:=RAND()" office:value-type="float" office:value="0.534539147047326" calcext:value-type="float">
            <text:p>0.534539147</text:p>
          </table:table-cell>
          <table:table-cell table:formula="of:=NORMINV([.A209];10;3)" office:value-type="float" office:value="10.2600557317673" calcext:value-type="float">
            <text:p>10.2600557318</text:p>
          </table:table-cell>
          <table:table-cell table:formula="of:=COM.MICROSOFT.NORM.INV(RAND(); 0; 1)" office:value-type="float" office:value="-0.153627665184059" calcext:value-type="float">
            <text:p>-0.1536276652</text:p>
          </table:table-cell>
          <table:table-cell table:formula="of:=NORMINV(RAND(); 62; 4)" office:value-type="float" office:value="58.3150289334455" calcext:value-type="float">
            <text:p>58.3150289334</text:p>
          </table:table-cell>
          <table:table-cell table:formula="of:=12 + 3 * [.D209] + 5 * [.C209]" office:value-type="float" office:value="186.176948474416" calcext:value-type="float">
            <text:p>186.1769484744</text:p>
          </table:table-cell>
          <table:table-cell/>
        </table:table-row>
        <table:table-row table:style-name="ro1">
          <table:table-cell table:formula="of:=RAND()" office:value-type="float" office:value="0.890740767354146" calcext:value-type="float">
            <text:p>0.8907407674</text:p>
          </table:table-cell>
          <table:table-cell table:formula="of:=NORMINV([.A210];10;3)" office:value-type="float" office:value="13.6914315560472" calcext:value-type="float">
            <text:p>13.691431556</text:p>
          </table:table-cell>
          <table:table-cell table:formula="of:=COM.MICROSOFT.NORM.INV(RAND(); 0; 1)" office:value-type="float" office:value="-1.60179982392724" calcext:value-type="float">
            <text:p>-1.6017998239</text:p>
          </table:table-cell>
          <table:table-cell table:formula="of:=NORMINV(RAND(); 62; 4)" office:value-type="float" office:value="64.2745776718645" calcext:value-type="float">
            <text:p>64.2745776719</text:p>
          </table:table-cell>
          <table:table-cell table:formula="of:=12 + 3 * [.D210] + 5 * [.C210]" office:value-type="float" office:value="196.814733895957" calcext:value-type="float">
            <text:p>196.814733896</text:p>
          </table:table-cell>
          <table:table-cell/>
        </table:table-row>
        <table:table-row table:style-name="ro1">
          <table:table-cell table:formula="of:=RAND()" office:value-type="float" office:value="0.216755328932777" calcext:value-type="float">
            <text:p>0.2167553289</text:p>
          </table:table-cell>
          <table:table-cell table:formula="of:=NORMINV([.A211];10;3)" office:value-type="float" office:value="7.65040502243448" calcext:value-type="float">
            <text:p>7.6504050224</text:p>
          </table:table-cell>
          <table:table-cell table:formula="of:=COM.MICROSOFT.NORM.INV(RAND(); 0; 1)" office:value-type="float" office:value="2.26271250657953" calcext:value-type="float">
            <text:p>2.2627125066</text:p>
          </table:table-cell>
          <table:table-cell table:formula="of:=NORMINV(RAND(); 62; 4)" office:value-type="float" office:value="56.265541236246" calcext:value-type="float">
            <text:p>56.2655412362</text:p>
          </table:table-cell>
          <table:table-cell table:formula="of:=12 + 3 * [.D211] + 5 * [.C211]" office:value-type="float" office:value="192.110186241636" calcext:value-type="float">
            <text:p>192.1101862416</text:p>
          </table:table-cell>
          <table:table-cell/>
        </table:table-row>
        <table:table-row table:style-name="ro1">
          <table:table-cell table:formula="of:=RAND()" office:value-type="float" office:value="0.594151000259444" calcext:value-type="float">
            <text:p>0.5941510003</text:p>
          </table:table-cell>
          <table:table-cell table:formula="of:=NORMINV([.A212];10;3)" office:value-type="float" office:value="10.7147082218307" calcext:value-type="float">
            <text:p>10.7147082218</text:p>
          </table:table-cell>
          <table:table-cell table:formula="of:=COM.MICROSOFT.NORM.INV(RAND(); 0; 1)" office:value-type="float" office:value="1.01286007200642" calcext:value-type="float">
            <text:p>1.012860072</text:p>
          </table:table-cell>
          <table:table-cell table:formula="of:=NORMINV(RAND(); 62; 4)" office:value-type="float" office:value="66.4107541398639" calcext:value-type="float">
            <text:p>66.4107541399</text:p>
          </table:table-cell>
          <table:table-cell table:formula="of:=12 + 3 * [.D212] + 5 * [.C212]" office:value-type="float" office:value="216.296562779624" calcext:value-type="float">
            <text:p>216.2965627796</text:p>
          </table:table-cell>
          <table:table-cell/>
        </table:table-row>
        <table:table-row table:style-name="ro1">
          <table:table-cell table:formula="of:=RAND()" office:value-type="float" office:value="0.0562432364095002" calcext:value-type="float">
            <text:p>0.0562432364</text:p>
          </table:table-cell>
          <table:table-cell table:formula="of:=NORMINV([.A213];10;3)" office:value-type="float" office:value="5.23865329905791" calcext:value-type="float">
            <text:p>5.2386532991</text:p>
          </table:table-cell>
          <table:table-cell table:formula="of:=COM.MICROSOFT.NORM.INV(RAND(); 0; 1)" office:value-type="float" office:value="1.12622092079079" calcext:value-type="float">
            <text:p>1.1262209208</text:p>
          </table:table-cell>
          <table:table-cell table:formula="of:=NORMINV(RAND(); 62; 4)" office:value-type="float" office:value="59.5606961345568" calcext:value-type="float">
            <text:p>59.5606961346</text:p>
          </table:table-cell>
          <table:table-cell table:formula="of:=12 + 3 * [.D213] + 5 * [.C213]" office:value-type="float" office:value="196.313193007624" calcext:value-type="float">
            <text:p>196.3131930076</text:p>
          </table:table-cell>
          <table:table-cell/>
        </table:table-row>
        <table:table-row table:style-name="ro1">
          <table:table-cell table:formula="of:=RAND()" office:value-type="float" office:value="0.295874051516876" calcext:value-type="float">
            <text:p>0.2958740515</text:p>
          </table:table-cell>
          <table:table-cell table:formula="of:=NORMINV([.A214];10;3)" office:value-type="float" office:value="8.39108642170591" calcext:value-type="float">
            <text:p>8.3910864217</text:p>
          </table:table-cell>
          <table:table-cell table:formula="of:=COM.MICROSOFT.NORM.INV(RAND(); 0; 1)" office:value-type="float" office:value="0.608161588091659" calcext:value-type="float">
            <text:p>0.6081615881</text:p>
          </table:table-cell>
          <table:table-cell table:formula="of:=NORMINV(RAND(); 62; 4)" office:value-type="float" office:value="59.7541329609505" calcext:value-type="float">
            <text:p>59.754132961</text:p>
          </table:table-cell>
          <table:table-cell table:formula="of:=12 + 3 * [.D214] + 5 * [.C214]" office:value-type="float" office:value="194.30320682331" calcext:value-type="float">
            <text:p>194.3032068233</text:p>
          </table:table-cell>
          <table:table-cell/>
        </table:table-row>
        <table:table-row table:style-name="ro1">
          <table:table-cell table:formula="of:=RAND()" office:value-type="float" office:value="0.0264552673324943" calcext:value-type="float">
            <text:p>0.0264552673</text:p>
          </table:table-cell>
          <table:table-cell table:formula="of:=NORMINV([.A215];10;3)" office:value-type="float" office:value="4.19304883817161" calcext:value-type="float">
            <text:p>4.1930488382</text:p>
          </table:table-cell>
          <table:table-cell table:formula="of:=COM.MICROSOFT.NORM.INV(RAND(); 0; 1)" office:value-type="float" office:value="-0.749598847242022" calcext:value-type="float">
            <text:p>-0.7495988472</text:p>
          </table:table-cell>
          <table:table-cell table:formula="of:=NORMINV(RAND(); 62; 4)" office:value-type="float" office:value="60.0670926276908" calcext:value-type="float">
            <text:p>60.0670926277</text:p>
          </table:table-cell>
          <table:table-cell table:formula="of:=12 + 3 * [.D215] + 5 * [.C215]" office:value-type="float" office:value="188.453283646862" calcext:value-type="float">
            <text:p>188.4532836469</text:p>
          </table:table-cell>
          <table:table-cell/>
        </table:table-row>
        <table:table-row table:style-name="ro1">
          <table:table-cell table:formula="of:=RAND()" office:value-type="float" office:value="0.667906373273581" calcext:value-type="float">
            <text:p>0.6679063733</text:p>
          </table:table-cell>
          <table:table-cell table:formula="of:=NORMINV([.A216];10;3)" office:value-type="float" office:value="11.3024180445897" calcext:value-type="float">
            <text:p>11.3024180446</text:p>
          </table:table-cell>
          <table:table-cell table:formula="of:=COM.MICROSOFT.NORM.INV(RAND(); 0; 1)" office:value-type="float" office:value="-0.648889604830654" calcext:value-type="float">
            <text:p>-0.6488896048</text:p>
          </table:table-cell>
          <table:table-cell table:formula="of:=NORMINV(RAND(); 62; 4)" office:value-type="float" office:value="60.1458482117985" calcext:value-type="float">
            <text:p>60.1458482118</text:p>
          </table:table-cell>
          <table:table-cell table:formula="of:=12 + 3 * [.D216] + 5 * [.C216]" office:value-type="float" office:value="189.193096611242" calcext:value-type="float">
            <text:p>189.1930966112</text:p>
          </table:table-cell>
          <table:table-cell/>
        </table:table-row>
        <table:table-row table:style-name="ro1">
          <table:table-cell table:formula="of:=RAND()" office:value-type="float" office:value="0.0486101447604597" calcext:value-type="float">
            <text:p>0.0486101448</text:p>
          </table:table-cell>
          <table:table-cell table:formula="of:=NORMINV([.A217];10;3)" office:value-type="float" office:value="5.02455506812151" calcext:value-type="float">
            <text:p>5.0245550681</text:p>
          </table:table-cell>
          <table:table-cell table:formula="of:=COM.MICROSOFT.NORM.INV(RAND(); 0; 1)" office:value-type="float" office:value="0.488376178056231" calcext:value-type="float">
            <text:p>0.4883761781</text:p>
          </table:table-cell>
          <table:table-cell table:formula="of:=NORMINV(RAND(); 62; 4)" office:value-type="float" office:value="60.1384770567167" calcext:value-type="float">
            <text:p>60.1384770567</text:p>
          </table:table-cell>
          <table:table-cell table:formula="of:=12 + 3 * [.D217] + 5 * [.C217]" office:value-type="float" office:value="194.857312060431" calcext:value-type="float">
            <text:p>194.8573120604</text:p>
          </table:table-cell>
          <table:table-cell/>
        </table:table-row>
        <table:table-row table:style-name="ro1">
          <table:table-cell table:formula="of:=RAND()" office:value-type="float" office:value="0.100964561337605" calcext:value-type="float">
            <text:p>0.1009645613</text:p>
          </table:table-cell>
          <table:table-cell table:formula="of:=NORMINV([.A218];10;3)" office:value-type="float" office:value="6.17177597275554" calcext:value-type="float">
            <text:p>6.1717759728</text:p>
          </table:table-cell>
          <table:table-cell table:formula="of:=COM.MICROSOFT.NORM.INV(RAND(); 0; 1)" office:value-type="float" office:value="-2.07155883975301" calcext:value-type="float">
            <text:p>-2.0715588398</text:p>
          </table:table-cell>
          <table:table-cell table:formula="of:=NORMINV(RAND(); 62; 4)" office:value-type="float" office:value="54.755771638547" calcext:value-type="float">
            <text:p>54.7557716385</text:p>
          </table:table-cell>
          <table:table-cell table:formula="of:=12 + 3 * [.D218] + 5 * [.C218]" office:value-type="float" office:value="165.909520716876" calcext:value-type="float">
            <text:p>165.9095207169</text:p>
          </table:table-cell>
          <table:table-cell/>
        </table:table-row>
        <table:table-row table:style-name="ro1">
          <table:table-cell table:formula="of:=RAND()" office:value-type="float" office:value="0.171675466932356" calcext:value-type="float">
            <text:p>0.1716754669</text:p>
          </table:table-cell>
          <table:table-cell table:formula="of:=NORMINV([.A219];10;3)" office:value-type="float" office:value="7.1573048981459" calcext:value-type="float">
            <text:p>7.1573048981</text:p>
          </table:table-cell>
          <table:table-cell table:formula="of:=COM.MICROSOFT.NORM.INV(RAND(); 0; 1)" office:value-type="float" office:value="0.539102892754604" calcext:value-type="float">
            <text:p>0.5391028928</text:p>
          </table:table-cell>
          <table:table-cell table:formula="of:=NORMINV(RAND(); 62; 4)" office:value-type="float" office:value="58.3542847543013" calcext:value-type="float">
            <text:p>58.3542847543</text:p>
          </table:table-cell>
          <table:table-cell table:formula="of:=12 + 3 * [.D219] + 5 * [.C219]" office:value-type="float" office:value="189.758368726677" calcext:value-type="float">
            <text:p>189.7583687267</text:p>
          </table:table-cell>
          <table:table-cell/>
        </table:table-row>
        <table:table-row table:style-name="ro1">
          <table:table-cell table:formula="of:=RAND()" office:value-type="float" office:value="0.502504671458155" calcext:value-type="float">
            <text:p>0.5025046715</text:p>
          </table:table-cell>
          <table:table-cell table:formula="of:=NORMINV([.A220];10;3)" office:value-type="float" office:value="10.0188349646236" calcext:value-type="float">
            <text:p>10.0188349646</text:p>
          </table:table-cell>
          <table:table-cell table:formula="of:=COM.MICROSOFT.NORM.INV(RAND(); 0; 1)" office:value-type="float" office:value="0.538642320622867" calcext:value-type="float">
            <text:p>0.5386423206</text:p>
          </table:table-cell>
          <table:table-cell table:formula="of:=NORMINV(RAND(); 62; 4)" office:value-type="float" office:value="62.113189075566" calcext:value-type="float">
            <text:p>62.1131890756</text:p>
          </table:table-cell>
          <table:table-cell table:formula="of:=12 + 3 * [.D220] + 5 * [.C220]" office:value-type="float" office:value="201.032778829812" calcext:value-type="float">
            <text:p>201.0327788298</text:p>
          </table:table-cell>
          <table:table-cell/>
        </table:table-row>
        <table:table-row table:style-name="ro1">
          <table:table-cell table:formula="of:=RAND()" office:value-type="float" office:value="0.256704367231578" calcext:value-type="float">
            <text:p>0.2567043672</text:p>
          </table:table-cell>
          <table:table-cell table:formula="of:=NORMINV([.A221];10;3)" office:value-type="float" office:value="8.0393824375089" calcext:value-type="float">
            <text:p>8.0393824375</text:p>
          </table:table-cell>
          <table:table-cell table:formula="of:=COM.MICROSOFT.NORM.INV(RAND(); 0; 1)" office:value-type="float" office:value="-1.21382208026787" calcext:value-type="float">
            <text:p>-1.2138220803</text:p>
          </table:table-cell>
          <table:table-cell table:formula="of:=NORMINV(RAND(); 62; 4)" office:value-type="float" office:value="56.8025819760058" calcext:value-type="float">
            <text:p>56.802581976</text:p>
          </table:table-cell>
          <table:table-cell table:formula="of:=12 + 3 * [.D221] + 5 * [.C221]" office:value-type="float" office:value="176.338635526678" calcext:value-type="float">
            <text:p>176.3386355267</text:p>
          </table:table-cell>
          <table:table-cell/>
        </table:table-row>
        <table:table-row table:style-name="ro1">
          <table:table-cell table:formula="of:=RAND()" office:value-type="float" office:value="0.749382295180112" calcext:value-type="float">
            <text:p>0.7493822952</text:p>
          </table:table-cell>
          <table:table-cell table:formula="of:=NORMINV([.A222];10;3)" office:value-type="float" office:value="12.0176415652315" calcext:value-type="float">
            <text:p>12.0176415652</text:p>
          </table:table-cell>
          <table:table-cell table:formula="of:=COM.MICROSOFT.NORM.INV(RAND(); 0; 1)" office:value-type="float" office:value="0.199326209427994" calcext:value-type="float">
            <text:p>0.1993262094</text:p>
          </table:table-cell>
          <table:table-cell table:formula="of:=NORMINV(RAND(); 62; 4)" office:value-type="float" office:value="61.8840858430928" calcext:value-type="float">
            <text:p>61.8840858431</text:p>
          </table:table-cell>
          <table:table-cell table:formula="of:=12 + 3 * [.D222] + 5 * [.C222]" office:value-type="float" office:value="198.648888576418" calcext:value-type="float">
            <text:p>198.6488885764</text:p>
          </table:table-cell>
          <table:table-cell/>
        </table:table-row>
        <table:table-row table:style-name="ro1">
          <table:table-cell table:formula="of:=RAND()" office:value-type="float" office:value="0.685715490020812" calcext:value-type="float">
            <text:p>0.68571549</text:p>
          </table:table-cell>
          <table:table-cell table:formula="of:=NORMINV([.A223];10;3)" office:value-type="float" office:value="11.4512258394644" calcext:value-type="float">
            <text:p>11.4512258395</text:p>
          </table:table-cell>
          <table:table-cell table:formula="of:=COM.MICROSOFT.NORM.INV(RAND(); 0; 1)" office:value-type="float" office:value="-1.5897549506772" calcext:value-type="float">
            <text:p>-1.5897549507</text:p>
          </table:table-cell>
          <table:table-cell table:formula="of:=NORMINV(RAND(); 62; 4)" office:value-type="float" office:value="60.4646411408698" calcext:value-type="float">
            <text:p>60.4646411409</text:p>
          </table:table-cell>
          <table:table-cell table:formula="of:=12 + 3 * [.D223] + 5 * [.C223]" office:value-type="float" office:value="185.445148669223" calcext:value-type="float">
            <text:p>185.4451486692</text:p>
          </table:table-cell>
          <table:table-cell/>
        </table:table-row>
        <table:table-row table:style-name="ro1">
          <table:table-cell table:formula="of:=RAND()" office:value-type="float" office:value="0.134676981950179" calcext:value-type="float">
            <text:p>0.134676982</text:p>
          </table:table-cell>
          <table:table-cell table:formula="of:=NORMINV([.A224];10;3)" office:value-type="float" office:value="6.68634541324747" calcext:value-type="float">
            <text:p>6.6863454132</text:p>
          </table:table-cell>
          <table:table-cell table:formula="of:=COM.MICROSOFT.NORM.INV(RAND(); 0; 1)" office:value-type="float" office:value="0.0891439106645673" calcext:value-type="float">
            <text:p>0.0891439107</text:p>
          </table:table-cell>
          <table:table-cell table:formula="of:=NORMINV(RAND(); 62; 4)" office:value-type="float" office:value="63.3560103555011" calcext:value-type="float">
            <text:p>63.3560103555</text:p>
          </table:table-cell>
          <table:table-cell table:formula="of:=12 + 3 * [.D224] + 5 * [.C224]" office:value-type="float" office:value="202.513750619826" calcext:value-type="float">
            <text:p>202.5137506198</text:p>
          </table:table-cell>
          <table:table-cell/>
        </table:table-row>
        <table:table-row table:style-name="ro1">
          <table:table-cell table:formula="of:=RAND()" office:value-type="float" office:value="0.86558780237101" calcext:value-type="float">
            <text:p>0.8655878024</text:p>
          </table:table-cell>
          <table:table-cell table:formula="of:=NORMINV([.A225];10;3)" office:value-type="float" office:value="13.3173216951658" calcext:value-type="float">
            <text:p>13.3173216952</text:p>
          </table:table-cell>
          <table:table-cell table:formula="of:=COM.MICROSOFT.NORM.INV(RAND(); 0; 1)" office:value-type="float" office:value="0.519319607686082" calcext:value-type="float">
            <text:p>0.5193196077</text:p>
          </table:table-cell>
          <table:table-cell table:formula="of:=NORMINV(RAND(); 62; 4)" office:value-type="float" office:value="61.0486811813249" calcext:value-type="float">
            <text:p>61.0486811813</text:p>
          </table:table-cell>
          <table:table-cell table:formula="of:=12 + 3 * [.D225] + 5 * [.C225]" office:value-type="float" office:value="197.742641582405" calcext:value-type="float">
            <text:p>197.7426415824</text:p>
          </table:table-cell>
          <table:table-cell/>
        </table:table-row>
        <table:table-row table:style-name="ro1">
          <table:table-cell table:formula="of:=RAND()" office:value-type="float" office:value="0.826018088264391" calcext:value-type="float">
            <text:p>0.8260180883</text:p>
          </table:table-cell>
          <table:table-cell table:formula="of:=NORMINV([.A226];10;3)" office:value-type="float" office:value="12.8156383818421" calcext:value-type="float">
            <text:p>12.8156383818</text:p>
          </table:table-cell>
          <table:table-cell table:formula="of:=COM.MICROSOFT.NORM.INV(RAND(); 0; 1)" office:value-type="float" office:value="0.519654077569861" calcext:value-type="float">
            <text:p>0.5196540776</text:p>
          </table:table-cell>
          <table:table-cell table:formula="of:=NORMINV(RAND(); 62; 4)" office:value-type="float" office:value="64.9153025601633" calcext:value-type="float">
            <text:p>64.9153025602</text:p>
          </table:table-cell>
          <table:table-cell table:formula="of:=12 + 3 * [.D226] + 5 * [.C226]" office:value-type="float" office:value="209.344178068339" calcext:value-type="float">
            <text:p>209.3441780683</text:p>
          </table:table-cell>
          <table:table-cell/>
        </table:table-row>
        <table:table-row table:style-name="ro1">
          <table:table-cell table:formula="of:=RAND()" office:value-type="float" office:value="0.85267457482405" calcext:value-type="float">
            <text:p>0.8526745748</text:p>
          </table:table-cell>
          <table:table-cell table:formula="of:=NORMINV([.A227];10;3)" office:value-type="float" office:value="13.1439202788865" calcext:value-type="float">
            <text:p>13.1439202789</text:p>
          </table:table-cell>
          <table:table-cell table:formula="of:=COM.MICROSOFT.NORM.INV(RAND(); 0; 1)" office:value-type="float" office:value="-1.43623698126834" calcext:value-type="float">
            <text:p>-1.4362369813</text:p>
          </table:table-cell>
          <table:table-cell table:formula="of:=NORMINV(RAND(); 62; 4)" office:value-type="float" office:value="65.7819232499684" calcext:value-type="float">
            <text:p>65.78192325</text:p>
          </table:table-cell>
          <table:table-cell table:formula="of:=12 + 3 * [.D227] + 5 * [.C227]" office:value-type="float" office:value="202.164584843563" calcext:value-type="float">
            <text:p>202.1645848436</text:p>
          </table:table-cell>
          <table:table-cell/>
        </table:table-row>
        <table:table-row table:style-name="ro1">
          <table:table-cell table:formula="of:=RAND()" office:value-type="float" office:value="0.659152288222685" calcext:value-type="float">
            <text:p>0.6591522882</text:p>
          </table:table-cell>
          <table:table-cell table:formula="of:=NORMINV([.A228];10;3)" office:value-type="float" office:value="11.2304520157997" calcext:value-type="float">
            <text:p>11.2304520158</text:p>
          </table:table-cell>
          <table:table-cell table:formula="of:=COM.MICROSOFT.NORM.INV(RAND(); 0; 1)" office:value-type="float" office:value="-1.05128288238463" calcext:value-type="float">
            <text:p>-1.0512828824</text:p>
          </table:table-cell>
          <table:table-cell table:formula="of:=NORMINV(RAND(); 62; 4)" office:value-type="float" office:value="63.2748866593275" calcext:value-type="float">
            <text:p>63.2748866593</text:p>
          </table:table-cell>
          <table:table-cell table:formula="of:=12 + 3 * [.D228] + 5 * [.C228]" office:value-type="float" office:value="196.568245566059" calcext:value-type="float">
            <text:p>196.5682455661</text:p>
          </table:table-cell>
          <table:table-cell/>
        </table:table-row>
        <table:table-row table:style-name="ro1">
          <table:table-cell table:formula="of:=RAND()" office:value-type="float" office:value="0.813733604736626" calcext:value-type="float">
            <text:p>0.8137336047</text:p>
          </table:table-cell>
          <table:table-cell table:formula="of:=NORMINV([.A229];10;3)" office:value-type="float" office:value="12.675217301273" calcext:value-type="float">
            <text:p>12.6752173013</text:p>
          </table:table-cell>
          <table:table-cell table:formula="of:=COM.MICROSOFT.NORM.INV(RAND(); 0; 1)" office:value-type="float" office:value="-0.7962355949616" calcext:value-type="float">
            <text:p>-0.796235595</text:p>
          </table:table-cell>
          <table:table-cell table:formula="of:=NORMINV(RAND(); 62; 4)" office:value-type="float" office:value="64.3961102222568" calcext:value-type="float">
            <text:p>64.3961102223</text:p>
          </table:table-cell>
          <table:table-cell table:formula="of:=12 + 3 * [.D229] + 5 * [.C229]" office:value-type="float" office:value="201.207152691963" calcext:value-type="float">
            <text:p>201.207152692</text:p>
          </table:table-cell>
          <table:table-cell/>
        </table:table-row>
        <table:table-row table:style-name="ro1">
          <table:table-cell table:formula="of:=RAND()" office:value-type="float" office:value="0.74280773033388" calcext:value-type="float">
            <text:p>0.7428077303</text:p>
          </table:table-cell>
          <table:table-cell table:formula="of:=NORMINV([.A230];10;3)" office:value-type="float" office:value="11.9560773512444" calcext:value-type="float">
            <text:p>11.9560773512</text:p>
          </table:table-cell>
          <table:table-cell table:formula="of:=COM.MICROSOFT.NORM.INV(RAND(); 0; 1)" office:value-type="float" office:value="-0.713028789212639" calcext:value-type="float">
            <text:p>-0.7130287892</text:p>
          </table:table-cell>
          <table:table-cell table:formula="of:=NORMINV(RAND(); 62; 4)" office:value-type="float" office:value="64.1366725771679" calcext:value-type="float">
            <text:p>64.1366725772</text:p>
          </table:table-cell>
          <table:table-cell table:formula="of:=12 + 3 * [.D230] + 5 * [.C230]" office:value-type="float" office:value="200.844873785441" calcext:value-type="float">
            <text:p>200.8448737854</text:p>
          </table:table-cell>
          <table:table-cell/>
        </table:table-row>
        <table:table-row table:style-name="ro1">
          <table:table-cell table:formula="of:=RAND()" office:value-type="float" office:value="0.225469511700794" calcext:value-type="float">
            <text:p>0.2254695117</text:p>
          </table:table-cell>
          <table:table-cell table:formula="of:=NORMINV([.A231];10;3)" office:value-type="float" office:value="7.73844863457567" calcext:value-type="float">
            <text:p>7.7384486346</text:p>
          </table:table-cell>
          <table:table-cell table:formula="of:=COM.MICROSOFT.NORM.INV(RAND(); 0; 1)" office:value-type="float" office:value="1.8143232738258" calcext:value-type="float">
            <text:p>1.8143232738</text:p>
          </table:table-cell>
          <table:table-cell table:formula="of:=NORMINV(RAND(); 62; 4)" office:value-type="float" office:value="63.6449434705277" calcext:value-type="float">
            <text:p>63.6449434705</text:p>
          </table:table-cell>
          <table:table-cell table:formula="of:=12 + 3 * [.D231] + 5 * [.C231]" office:value-type="float" office:value="212.006446780712" calcext:value-type="float">
            <text:p>212.0064467807</text:p>
          </table:table-cell>
          <table:table-cell/>
        </table:table-row>
        <table:table-row table:style-name="ro1">
          <table:table-cell table:formula="of:=RAND()" office:value-type="float" office:value="0.782207781681791" calcext:value-type="float">
            <text:p>0.7822077817</text:p>
          </table:table-cell>
          <table:table-cell table:formula="of:=NORMINV([.A232];10;3)" office:value-type="float" office:value="12.3390135915347" calcext:value-type="float">
            <text:p>12.3390135915</text:p>
          </table:table-cell>
          <table:table-cell table:formula="of:=COM.MICROSOFT.NORM.INV(RAND(); 0; 1)" office:value-type="float" office:value="-0.275146927785697" calcext:value-type="float">
            <text:p>-0.2751469278</text:p>
          </table:table-cell>
          <table:table-cell table:formula="of:=NORMINV(RAND(); 62; 4)" office:value-type="float" office:value="61.9897159855086" calcext:value-type="float">
            <text:p>61.9897159855</text:p>
          </table:table-cell>
          <table:table-cell table:formula="of:=12 + 3 * [.D232] + 5 * [.C232]" office:value-type="float" office:value="196.593413317597" calcext:value-type="float">
            <text:p>196.5934133176</text:p>
          </table:table-cell>
          <table:table-cell/>
        </table:table-row>
        <table:table-row table:style-name="ro1">
          <table:table-cell table:formula="of:=RAND()" office:value-type="float" office:value="0.552952523576096" calcext:value-type="float">
            <text:p>0.5529525236</text:p>
          </table:table-cell>
          <table:table-cell table:formula="of:=NORMINV([.A233];10;3)" office:value-type="float" office:value="10.3993733731052" calcext:value-type="float">
            <text:p>10.3993733731</text:p>
          </table:table-cell>
          <table:table-cell table:formula="of:=COM.MICROSOFT.NORM.INV(RAND(); 0; 1)" office:value-type="float" office:value="-1.1606158985225" calcext:value-type="float">
            <text:p>-1.1606158985</text:p>
          </table:table-cell>
          <table:table-cell table:formula="of:=NORMINV(RAND(); 62; 4)" office:value-type="float" office:value="58.2844664227929" calcext:value-type="float">
            <text:p>58.2844664228</text:p>
          </table:table-cell>
          <table:table-cell table:formula="of:=12 + 3 * [.D233] + 5 * [.C233]" office:value-type="float" office:value="181.050319775766" calcext:value-type="float">
            <text:p>181.0503197758</text:p>
          </table:table-cell>
          <table:table-cell/>
        </table:table-row>
        <table:table-row table:style-name="ro1">
          <table:table-cell table:formula="of:=RAND()" office:value-type="float" office:value="0.842315991874784" calcext:value-type="float">
            <text:p>0.8423159919</text:p>
          </table:table-cell>
          <table:table-cell table:formula="of:=NORMINV([.A234];10;3)" office:value-type="float" office:value="13.0120659584817" calcext:value-type="float">
            <text:p>13.0120659585</text:p>
          </table:table-cell>
          <table:table-cell table:formula="of:=COM.MICROSOFT.NORM.INV(RAND(); 0; 1)" office:value-type="float" office:value="-0.900833179924136" calcext:value-type="float">
            <text:p>-0.9008331799</text:p>
          </table:table-cell>
          <table:table-cell table:formula="of:=NORMINV(RAND(); 62; 4)" office:value-type="float" office:value="64.3317868922482" calcext:value-type="float">
            <text:p>64.3317868922</text:p>
          </table:table-cell>
          <table:table-cell table:formula="of:=12 + 3 * [.D234] + 5 * [.C234]" office:value-type="float" office:value="200.491194777124" calcext:value-type="float">
            <text:p>200.4911947771</text:p>
          </table:table-cell>
          <table:table-cell/>
        </table:table-row>
        <table:table-row table:style-name="ro1">
          <table:table-cell table:formula="of:=RAND()" office:value-type="float" office:value="0.312594573944807" calcext:value-type="float">
            <text:p>0.3125945739</text:p>
          </table:table-cell>
          <table:table-cell table:formula="of:=NORMINV([.A235];10;3)" office:value-type="float" office:value="8.53447213344394" calcext:value-type="float">
            <text:p>8.5344721334</text:p>
          </table:table-cell>
          <table:table-cell table:formula="of:=COM.MICROSOFT.NORM.INV(RAND(); 0; 1)" office:value-type="float" office:value="0.0800827826800581" calcext:value-type="float">
            <text:p>0.0800827827</text:p>
          </table:table-cell>
          <table:table-cell table:formula="of:=NORMINV(RAND(); 62; 4)" office:value-type="float" office:value="60.6999285982142" calcext:value-type="float">
            <text:p>60.6999285982</text:p>
          </table:table-cell>
          <table:table-cell table:formula="of:=12 + 3 * [.D235] + 5 * [.C235]" office:value-type="float" office:value="194.500199708043" calcext:value-type="float">
            <text:p>194.500199708</text:p>
          </table:table-cell>
          <table:table-cell/>
        </table:table-row>
        <table:table-row table:style-name="ro1">
          <table:table-cell table:formula="of:=RAND()" office:value-type="float" office:value="0.898980085970834" calcext:value-type="float">
            <text:p>0.898980086</text:p>
          </table:table-cell>
          <table:table-cell table:formula="of:=NORMINV([.A236];10;3)" office:value-type="float" office:value="13.827284610111" calcext:value-type="float">
            <text:p>13.8272846101</text:p>
          </table:table-cell>
          <table:table-cell table:formula="of:=COM.MICROSOFT.NORM.INV(RAND(); 0; 1)" office:value-type="float" office:value="-1.22783568634698" calcext:value-type="float">
            <text:p>-1.2278356863</text:p>
          </table:table-cell>
          <table:table-cell table:formula="of:=NORMINV(RAND(); 62; 4)" office:value-type="float" office:value="60.5483171288917" calcext:value-type="float">
            <text:p>60.5483171289</text:p>
          </table:table-cell>
          <table:table-cell table:formula="of:=12 + 3 * [.D236] + 5 * [.C236]" office:value-type="float" office:value="187.50577295494" calcext:value-type="float">
            <text:p>187.5057729549</text:p>
          </table:table-cell>
          <table:table-cell/>
        </table:table-row>
        <table:table-row table:style-name="ro1">
          <table:table-cell table:formula="of:=RAND()" office:value-type="float" office:value="0.197835059603676" calcext:value-type="float">
            <text:p>0.1978350596</text:p>
          </table:table-cell>
          <table:table-cell table:formula="of:=NORMINV([.A237];10;3)" office:value-type="float" office:value="7.4518612991009" calcext:value-type="float">
            <text:p>7.4518612991</text:p>
          </table:table-cell>
          <table:table-cell table:formula="of:=COM.MICROSOFT.NORM.INV(RAND(); 0; 1)" office:value-type="float" office:value="-0.0722399807971755" calcext:value-type="float">
            <text:p>-0.0722399808</text:p>
          </table:table-cell>
          <table:table-cell table:formula="of:=NORMINV(RAND(); 62; 4)" office:value-type="float" office:value="64.0817253746421" calcext:value-type="float">
            <text:p>64.0817253746</text:p>
          </table:table-cell>
          <table:table-cell table:formula="of:=12 + 3 * [.D237] + 5 * [.C237]" office:value-type="float" office:value="203.88397621994" calcext:value-type="float">
            <text:p>203.8839762199</text:p>
          </table:table-cell>
          <table:table-cell/>
        </table:table-row>
        <table:table-row table:style-name="ro1">
          <table:table-cell table:formula="of:=RAND()" office:value-type="float" office:value="0.485585927963257" calcext:value-type="float">
            <text:p>0.485585928</text:p>
          </table:table-cell>
          <table:table-cell table:formula="of:=NORMINV([.A238];10;3)" office:value-type="float" office:value="9.89158424461467" calcext:value-type="float">
            <text:p>9.8915842446</text:p>
          </table:table-cell>
          <table:table-cell table:formula="of:=COM.MICROSOFT.NORM.INV(RAND(); 0; 1)" office:value-type="float" office:value="-0.874753651671019" calcext:value-type="float">
            <text:p>-0.8747536517</text:p>
          </table:table-cell>
          <table:table-cell table:formula="of:=NORMINV(RAND(); 62; 4)" office:value-type="float" office:value="57.9884187614689" calcext:value-type="float">
            <text:p>57.9884187615</text:p>
          </table:table-cell>
          <table:table-cell table:formula="of:=12 + 3 * [.D238] + 5 * [.C238]" office:value-type="float" office:value="181.591488026052" calcext:value-type="float">
            <text:p>181.5914880261</text:p>
          </table:table-cell>
          <table:table-cell/>
        </table:table-row>
        <table:table-row table:style-name="ro1">
          <table:table-cell table:formula="of:=RAND()" office:value-type="float" office:value="0.0593522263225168" calcext:value-type="float">
            <text:p>0.0593522263</text:p>
          </table:table-cell>
          <table:table-cell table:formula="of:=NORMINV([.A239];10;3)" office:value-type="float" office:value="5.31929620907098" calcext:value-type="float">
            <text:p>5.3192962091</text:p>
          </table:table-cell>
          <table:table-cell table:formula="of:=COM.MICROSOFT.NORM.INV(RAND(); 0; 1)" office:value-type="float" office:value="-1.16622633852054" calcext:value-type="float">
            <text:p>-1.1662263385</text:p>
          </table:table-cell>
          <table:table-cell table:formula="of:=NORMINV(RAND(); 62; 4)" office:value-type="float" office:value="61.1060052641233" calcext:value-type="float">
            <text:p>61.1060052641</text:p>
          </table:table-cell>
          <table:table-cell table:formula="of:=12 + 3 * [.D239] + 5 * [.C239]" office:value-type="float" office:value="189.486884099767" calcext:value-type="float">
            <text:p>189.4868840998</text:p>
          </table:table-cell>
          <table:table-cell/>
        </table:table-row>
        <table:table-row table:style-name="ro1">
          <table:table-cell table:formula="of:=RAND()" office:value-type="float" office:value="0.925742616644129" calcext:value-type="float">
            <text:p>0.9257426166</text:p>
          </table:table-cell>
          <table:table-cell table:formula="of:=NORMINV([.A240];10;3)" office:value-type="float" office:value="14.3343925726806" calcext:value-type="float">
            <text:p>14.3343925727</text:p>
          </table:table-cell>
          <table:table-cell table:formula="of:=COM.MICROSOFT.NORM.INV(RAND(); 0; 1)" office:value-type="float" office:value="1.0143173180121" calcext:value-type="float">
            <text:p>1.014317318</text:p>
          </table:table-cell>
          <table:table-cell table:formula="of:=NORMINV(RAND(); 62; 4)" office:value-type="float" office:value="65.826625573549" calcext:value-type="float">
            <text:p>65.8266255735</text:p>
          </table:table-cell>
          <table:table-cell table:formula="of:=12 + 3 * [.D240] + 5 * [.C240]" office:value-type="float" office:value="214.551463310708" calcext:value-type="float">
            <text:p>214.5514633107</text:p>
          </table:table-cell>
          <table:table-cell/>
        </table:table-row>
        <table:table-row table:style-name="ro1">
          <table:table-cell table:formula="of:=RAND()" office:value-type="float" office:value="0.754871484125033" calcext:value-type="float">
            <text:p>0.7548714841</text:p>
          </table:table-cell>
          <table:table-cell table:formula="of:=NORMINV([.A241];10;3)" office:value-type="float" office:value="12.0697002103632" calcext:value-type="float">
            <text:p>12.0697002104</text:p>
          </table:table-cell>
          <table:table-cell table:formula="of:=COM.MICROSOFT.NORM.INV(RAND(); 0; 1)" office:value-type="float" office:value="0.118544486830545" calcext:value-type="float">
            <text:p>0.1185444868</text:p>
          </table:table-cell>
          <table:table-cell table:formula="of:=NORMINV(RAND(); 62; 4)" office:value-type="float" office:value="59.6271994754168" calcext:value-type="float">
            <text:p>59.6271994754</text:p>
          </table:table-cell>
          <table:table-cell table:formula="of:=12 + 3 * [.D241] + 5 * [.C241]" office:value-type="float" office:value="191.474320860403" calcext:value-type="float">
            <text:p>191.4743208604</text:p>
          </table:table-cell>
          <table:table-cell/>
        </table:table-row>
        <table:table-row table:style-name="ro1">
          <table:table-cell table:formula="of:=RAND()" office:value-type="float" office:value="0.370822532568127" calcext:value-type="float">
            <text:p>0.3708225326</text:p>
          </table:table-cell>
          <table:table-cell table:formula="of:=NORMINV([.A242];10;3)" office:value-type="float" office:value="9.01097309210672" calcext:value-type="float">
            <text:p>9.0109730921</text:p>
          </table:table-cell>
          <table:table-cell table:formula="of:=COM.MICROSOFT.NORM.INV(RAND(); 0; 1)" office:value-type="float" office:value="0.172323745527762" calcext:value-type="float">
            <text:p>0.1723237455</text:p>
          </table:table-cell>
          <table:table-cell table:formula="of:=NORMINV(RAND(); 62; 4)" office:value-type="float" office:value="68.0882271450593" calcext:value-type="float">
            <text:p>68.0882271451</text:p>
          </table:table-cell>
          <table:table-cell table:formula="of:=12 + 3 * [.D242] + 5 * [.C242]" office:value-type="float" office:value="217.126300162817" calcext:value-type="float">
            <text:p>217.1263001628</text:p>
          </table:table-cell>
          <table:table-cell/>
        </table:table-row>
        <table:table-row table:style-name="ro1">
          <table:table-cell table:formula="of:=RAND()" office:value-type="float" office:value="0.927643314469606" calcext:value-type="float">
            <text:p>0.9276433145</text:p>
          </table:table-cell>
          <table:table-cell table:formula="of:=NORMINV([.A243];10;3)" office:value-type="float" office:value="14.3753845940383" calcext:value-type="float">
            <text:p>14.375384594</text:p>
          </table:table-cell>
          <table:table-cell table:formula="of:=COM.MICROSOFT.NORM.INV(RAND(); 0; 1)" office:value-type="float" office:value="-0.476191651173363" calcext:value-type="float">
            <text:p>-0.4761916512</text:p>
          </table:table-cell>
          <table:table-cell table:formula="of:=NORMINV(RAND(); 62; 4)" office:value-type="float" office:value="53.4426849523782" calcext:value-type="float">
            <text:p>53.4426849524</text:p>
          </table:table-cell>
          <table:table-cell table:formula="of:=12 + 3 * [.D243] + 5 * [.C243]" office:value-type="float" office:value="169.947096601268" calcext:value-type="float">
            <text:p>169.9470966013</text:p>
          </table:table-cell>
          <table:table-cell/>
        </table:table-row>
        <table:table-row table:style-name="ro1">
          <table:table-cell table:formula="of:=RAND()" office:value-type="float" office:value="0.85465052886866" calcext:value-type="float">
            <text:p>0.8546505289</text:p>
          </table:table-cell>
          <table:table-cell table:formula="of:=NORMINV([.A244];10;3)" office:value-type="float" office:value="13.1697687126163" calcext:value-type="float">
            <text:p>13.1697687126</text:p>
          </table:table-cell>
          <table:table-cell table:formula="of:=COM.MICROSOFT.NORM.INV(RAND(); 0; 1)" office:value-type="float" office:value="2.00512170824038" calcext:value-type="float">
            <text:p>2.0051217082</text:p>
          </table:table-cell>
          <table:table-cell table:formula="of:=NORMINV(RAND(); 62; 4)" office:value-type="float" office:value="61.6557802218719" calcext:value-type="float">
            <text:p>61.6557802219</text:p>
          </table:table-cell>
          <table:table-cell table:formula="of:=12 + 3 * [.D244] + 5 * [.C244]" office:value-type="float" office:value="206.992949206817" calcext:value-type="float">
            <text:p>206.9929492068</text:p>
          </table:table-cell>
          <table:table-cell/>
        </table:table-row>
        <table:table-row table:style-name="ro1">
          <table:table-cell table:formula="of:=RAND()" office:value-type="float" office:value="0.980574206216261" calcext:value-type="float">
            <text:p>0.9805742062</text:p>
          </table:table-cell>
          <table:table-cell table:formula="of:=NORMINV([.A245];10;3)" office:value-type="float" office:value="16.197266001532" calcext:value-type="float">
            <text:p>16.1972660015</text:p>
          </table:table-cell>
          <table:table-cell table:formula="of:=COM.MICROSOFT.NORM.INV(RAND(); 0; 1)" office:value-type="float" office:value="-0.961991492214537" calcext:value-type="float">
            <text:p>-0.9619914922</text:p>
          </table:table-cell>
          <table:table-cell table:formula="of:=NORMINV(RAND(); 62; 4)" office:value-type="float" office:value="62.1226036164279" calcext:value-type="float">
            <text:p>62.1226036164</text:p>
          </table:table-cell>
          <table:table-cell table:formula="of:=12 + 3 * [.D245] + 5 * [.C245]" office:value-type="float" office:value="193.557853388211" calcext:value-type="float">
            <text:p>193.5578533882</text:p>
          </table:table-cell>
          <table:table-cell/>
        </table:table-row>
        <table:table-row table:style-name="ro1">
          <table:table-cell table:formula="of:=RAND()" office:value-type="float" office:value="0.28187239007093" calcext:value-type="float">
            <text:p>0.2818723901</text:p>
          </table:table-cell>
          <table:table-cell table:formula="of:=NORMINV([.A246];10;3)" office:value-type="float" office:value="8.26813538462423" calcext:value-type="float">
            <text:p>8.2681353846</text:p>
          </table:table-cell>
          <table:table-cell table:formula="of:=COM.MICROSOFT.NORM.INV(RAND(); 0; 1)" office:value-type="float" office:value="0.33594793399922" calcext:value-type="float">
            <text:p>0.335947934</text:p>
          </table:table-cell>
          <table:table-cell table:formula="of:=NORMINV(RAND(); 62; 4)" office:value-type="float" office:value="66.4427053121076" calcext:value-type="float">
            <text:p>66.4427053121</text:p>
          </table:table-cell>
          <table:table-cell table:formula="of:=12 + 3 * [.D246] + 5 * [.C246]" office:value-type="float" office:value="213.007855606319" calcext:value-type="float">
            <text:p>213.0078556063</text:p>
          </table:table-cell>
          <table:table-cell/>
        </table:table-row>
        <table:table-row table:style-name="ro1">
          <table:table-cell table:formula="of:=RAND()" office:value-type="float" office:value="0.0784663148224354" calcext:value-type="float">
            <text:p>0.0784663148</text:p>
          </table:table-cell>
          <table:table-cell table:formula="of:=NORMINV([.A247];10;3)" office:value-type="float" office:value="5.7536093645387" calcext:value-type="float">
            <text:p>5.7536093645</text:p>
          </table:table-cell>
          <table:table-cell table:formula="of:=COM.MICROSOFT.NORM.INV(RAND(); 0; 1)" office:value-type="float" office:value="0.09306850133784" calcext:value-type="float">
            <text:p>0.0930685013</text:p>
          </table:table-cell>
          <table:table-cell table:formula="of:=NORMINV(RAND(); 62; 4)" office:value-type="float" office:value="69.0757379244841" calcext:value-type="float">
            <text:p>69.0757379245</text:p>
          </table:table-cell>
          <table:table-cell table:formula="of:=12 + 3 * [.D247] + 5 * [.C247]" office:value-type="float" office:value="219.692556280142" calcext:value-type="float">
            <text:p>219.6925562801</text:p>
          </table:table-cell>
          <table:table-cell/>
        </table:table-row>
        <table:table-row table:style-name="ro1">
          <table:table-cell table:formula="of:=RAND()" office:value-type="float" office:value="0.67214151727967" calcext:value-type="float">
            <text:p>0.6721415173</text:p>
          </table:table-cell>
          <table:table-cell table:formula="of:=NORMINV([.A248];10;3)" office:value-type="float" office:value="11.3375028079774" calcext:value-type="float">
            <text:p>11.337502808</text:p>
          </table:table-cell>
          <table:table-cell table:formula="of:=COM.MICROSOFT.NORM.INV(RAND(); 0; 1)" office:value-type="float" office:value="0.259017085717564" calcext:value-type="float">
            <text:p>0.2590170857</text:p>
          </table:table-cell>
          <table:table-cell table:formula="of:=NORMINV(RAND(); 62; 4)" office:value-type="float" office:value="64.7917700163611" calcext:value-type="float">
            <text:p>64.7917700164</text:p>
          </table:table-cell>
          <table:table-cell table:formula="of:=12 + 3 * [.D248] + 5 * [.C248]" office:value-type="float" office:value="207.670395477671" calcext:value-type="float">
            <text:p>207.6703954777</text:p>
          </table:table-cell>
          <table:table-cell/>
        </table:table-row>
        <table:table-row table:style-name="ro1">
          <table:table-cell table:formula="of:=RAND()" office:value-type="float" office:value="0.122528828680515" calcext:value-type="float">
            <text:p>0.1225288287</text:p>
          </table:table-cell>
          <table:table-cell table:formula="of:=NORMINV([.A249];10;3)" office:value-type="float" office:value="6.51268645882165" calcext:value-type="float">
            <text:p>6.5126864588</text:p>
          </table:table-cell>
          <table:table-cell table:formula="of:=COM.MICROSOFT.NORM.INV(RAND(); 0; 1)" office:value-type="float" office:value="1.91881476981811" calcext:value-type="float">
            <text:p>1.9188147698</text:p>
          </table:table-cell>
          <table:table-cell table:formula="of:=NORMINV(RAND(); 62; 4)" office:value-type="float" office:value="57.4053227362071" calcext:value-type="float">
            <text:p>57.4053227362</text:p>
          </table:table-cell>
          <table:table-cell table:formula="of:=12 + 3 * [.D249] + 5 * [.C249]" office:value-type="float" office:value="193.810042057712" calcext:value-type="float">
            <text:p>193.8100420577</text:p>
          </table:table-cell>
          <table:table-cell/>
        </table:table-row>
        <table:table-row table:style-name="ro1">
          <table:table-cell table:formula="of:=RAND()" office:value-type="float" office:value="0.725163241615519" calcext:value-type="float">
            <text:p>0.7251632416</text:p>
          </table:table-cell>
          <table:table-cell table:formula="of:=NORMINV([.A250];10;3)" office:value-type="float" office:value="11.7947482766659" calcext:value-type="float">
            <text:p>11.7947482767</text:p>
          </table:table-cell>
          <table:table-cell table:formula="of:=COM.MICROSOFT.NORM.INV(RAND(); 0; 1)" office:value-type="float" office:value="0.636844203101099" calcext:value-type="float">
            <text:p>0.6368442031</text:p>
          </table:table-cell>
          <table:table-cell table:formula="of:=NORMINV(RAND(); 62; 4)" office:value-type="float" office:value="56.1082124776519" calcext:value-type="float">
            <text:p>56.1082124777</text:p>
          </table:table-cell>
          <table:table-cell table:formula="of:=12 + 3 * [.D250] + 5 * [.C250]" office:value-type="float" office:value="183.508858448461" calcext:value-type="float">
            <text:p>183.5088584485</text:p>
          </table:table-cell>
          <table:table-cell/>
        </table:table-row>
        <table:table-row table:style-name="ro1">
          <table:table-cell table:formula="of:=RAND()" office:value-type="float" office:value="0.73986950260587" calcext:value-type="float">
            <text:p>0.7398695026</text:p>
          </table:table-cell>
          <table:table-cell table:formula="of:=NORMINV([.A251];10;3)" office:value-type="float" office:value="11.9288294235947" calcext:value-type="float">
            <text:p>11.9288294236</text:p>
          </table:table-cell>
          <table:table-cell table:formula="of:=COM.MICROSOFT.NORM.INV(RAND(); 0; 1)" office:value-type="float" office:value="0.941489315398208" calcext:value-type="float">
            <text:p>0.9414893154</text:p>
          </table:table-cell>
          <table:table-cell table:formula="of:=NORMINV(RAND(); 62; 4)" office:value-type="float" office:value="49.5111210603135" calcext:value-type="float">
            <text:p>49.5111210603</text:p>
          </table:table-cell>
          <table:table-cell table:formula="of:=12 + 3 * [.D251] + 5 * [.C251]" office:value-type="float" office:value="165.240809757932" calcext:value-type="float">
            <text:p>165.2408097579</text:p>
          </table:table-cell>
          <table:table-cell/>
        </table:table-row>
        <table:table-row table:style-name="ro1">
          <table:table-cell table:formula="of:=RAND()" office:value-type="float" office:value="0.0131778996437788" calcext:value-type="float">
            <text:p>0.0131778996</text:p>
          </table:table-cell>
          <table:table-cell table:formula="of:=NORMINV([.A252];10;3)" office:value-type="float" office:value="3.3372142673656" calcext:value-type="float">
            <text:p>3.3372142674</text:p>
          </table:table-cell>
          <table:table-cell table:formula="of:=COM.MICROSOFT.NORM.INV(RAND(); 0; 1)" office:value-type="float" office:value="-0.831609291751279" calcext:value-type="float">
            <text:p>-0.8316092918</text:p>
          </table:table-cell>
          <table:table-cell table:formula="of:=NORMINV(RAND(); 62; 4)" office:value-type="float" office:value="68.9180252687121" calcext:value-type="float">
            <text:p>68.9180252687</text:p>
          </table:table-cell>
          <table:table-cell table:formula="of:=12 + 3 * [.D252] + 5 * [.C252]" office:value-type="float" office:value="214.59602934738" calcext:value-type="float">
            <text:p>214.5960293474</text:p>
          </table:table-cell>
          <table:table-cell/>
        </table:table-row>
        <table:table-row table:style-name="ro1">
          <table:table-cell table:formula="of:=RAND()" office:value-type="float" office:value="0.0381029937416315" calcext:value-type="float">
            <text:p>0.0381029937</text:p>
          </table:table-cell>
          <table:table-cell table:formula="of:=NORMINV([.A253];10;3)" office:value-type="float" office:value="4.68058862370593" calcext:value-type="float">
            <text:p>4.6805886237</text:p>
          </table:table-cell>
          <table:table-cell table:formula="of:=COM.MICROSOFT.NORM.INV(RAND(); 0; 1)" office:value-type="float" office:value="1.77579365676889" calcext:value-type="float">
            <text:p>1.7757936568</text:p>
          </table:table-cell>
          <table:table-cell table:formula="of:=NORMINV(RAND(); 62; 4)" office:value-type="float" office:value="62.6984047574343" calcext:value-type="float">
            <text:p>62.6984047574</text:p>
          </table:table-cell>
          <table:table-cell table:formula="of:=12 + 3 * [.D253] + 5 * [.C253]" office:value-type="float" office:value="208.974182556147" calcext:value-type="float">
            <text:p>208.9741825561</text:p>
          </table:table-cell>
          <table:table-cell/>
        </table:table-row>
        <table:table-row table:style-name="ro1">
          <table:table-cell table:formula="of:=RAND()" office:value-type="float" office:value="0.406317008193582" calcext:value-type="float">
            <text:p>0.4063170082</text:p>
          </table:table-cell>
          <table:table-cell table:formula="of:=NORMINV([.A254];10;3)" office:value-type="float" office:value="9.28891193233274" calcext:value-type="float">
            <text:p>9.2889119323</text:p>
          </table:table-cell>
          <table:table-cell table:formula="of:=COM.MICROSOFT.NORM.INV(RAND(); 0; 1)" office:value-type="float" office:value="0.114938515491632" calcext:value-type="float">
            <text:p>0.1149385155</text:p>
          </table:table-cell>
          <table:table-cell table:formula="of:=NORMINV(RAND(); 62; 4)" office:value-type="float" office:value="58.1537784748619" calcext:value-type="float">
            <text:p>58.1537784749</text:p>
          </table:table-cell>
          <table:table-cell table:formula="of:=12 + 3 * [.D254] + 5 * [.C254]" office:value-type="float" office:value="187.036028002044" calcext:value-type="float">
            <text:p>187.036028002</text:p>
          </table:table-cell>
          <table:table-cell/>
        </table:table-row>
        <table:table-row table:style-name="ro1">
          <table:table-cell table:formula="of:=RAND()" office:value-type="float" office:value="0.517463130410761" calcext:value-type="float">
            <text:p>0.5174631304</text:p>
          </table:table-cell>
          <table:table-cell table:formula="of:=NORMINV([.A255];10;3)" office:value-type="float" office:value="10.1313626953461" calcext:value-type="float">
            <text:p>10.1313626953</text:p>
          </table:table-cell>
          <table:table-cell table:formula="of:=COM.MICROSOFT.NORM.INV(RAND(); 0; 1)" office:value-type="float" office:value="0.179734113764842" calcext:value-type="float">
            <text:p>0.1797341138</text:p>
          </table:table-cell>
          <table:table-cell table:formula="of:=NORMINV(RAND(); 62; 4)" office:value-type="float" office:value="57.1180400870198" calcext:value-type="float">
            <text:p>57.118040087</text:p>
          </table:table-cell>
          <table:table-cell table:formula="of:=12 + 3 * [.D255] + 5 * [.C255]" office:value-type="float" office:value="184.252790829883" calcext:value-type="float">
            <text:p>184.2527908299</text:p>
          </table:table-cell>
          <table:table-cell/>
        </table:table-row>
        <table:table-row table:style-name="ro1">
          <table:table-cell table:formula="of:=RAND()" office:value-type="float" office:value="0.287895055953413" calcext:value-type="float">
            <text:p>0.287895056</text:p>
          </table:table-cell>
          <table:table-cell table:formula="of:=NORMINV([.A256];10;3)" office:value-type="float" office:value="8.32136624442629" calcext:value-type="float">
            <text:p>8.3213662444</text:p>
          </table:table-cell>
          <table:table-cell table:formula="of:=COM.MICROSOFT.NORM.INV(RAND(); 0; 1)" office:value-type="float" office:value="-0.926960645895815" calcext:value-type="float">
            <text:p>-0.9269606459</text:p>
          </table:table-cell>
          <table:table-cell table:formula="of:=NORMINV(RAND(); 62; 4)" office:value-type="float" office:value="68.2204464606074" calcext:value-type="float">
            <text:p>68.2204464606</text:p>
          </table:table-cell>
          <table:table-cell table:formula="of:=12 + 3 * [.D256] + 5 * [.C256]" office:value-type="float" office:value="212.026536152343" calcext:value-type="float">
            <text:p>212.0265361523</text:p>
          </table:table-cell>
          <table:table-cell/>
        </table:table-row>
        <table:table-row table:style-name="ro1">
          <table:table-cell table:formula="of:=RAND()" office:value-type="float" office:value="0.0814551825169474" calcext:value-type="float">
            <text:p>0.0814551825</text:p>
          </table:table-cell>
          <table:table-cell table:formula="of:=NORMINV([.A257];10;3)" office:value-type="float" office:value="5.8139504364733" calcext:value-type="float">
            <text:p>5.8139504365</text:p>
          </table:table-cell>
          <table:table-cell table:formula="of:=COM.MICROSOFT.NORM.INV(RAND(); 0; 1)" office:value-type="float" office:value="0.173837449784341" calcext:value-type="float">
            <text:p>0.1738374498</text:p>
          </table:table-cell>
          <table:table-cell table:formula="of:=NORMINV(RAND(); 62; 4)" office:value-type="float" office:value="65.1532123726764" calcext:value-type="float">
            <text:p>65.1532123727</text:p>
          </table:table-cell>
          <table:table-cell table:formula="of:=12 + 3 * [.D257] + 5 * [.C257]" office:value-type="float" office:value="208.328824366951" calcext:value-type="float">
            <text:p>208.328824367</text:p>
          </table:table-cell>
          <table:table-cell/>
        </table:table-row>
        <table:table-row table:style-name="ro1">
          <table:table-cell table:formula="of:=RAND()" office:value-type="float" office:value="0.334467732347548" calcext:value-type="float">
            <text:p>0.3344677323</text:p>
          </table:table-cell>
          <table:table-cell table:formula="of:=NORMINV([.A258];10;3)" office:value-type="float" office:value="8.71717156758146" calcext:value-type="float">
            <text:p>8.7171715676</text:p>
          </table:table-cell>
          <table:table-cell table:formula="of:=COM.MICROSOFT.NORM.INV(RAND(); 0; 1)" office:value-type="float" office:value="1.05713309370951" calcext:value-type="float">
            <text:p>1.0571330937</text:p>
          </table:table-cell>
          <table:table-cell table:formula="of:=NORMINV(RAND(); 62; 4)" office:value-type="float" office:value="58.914005539094" calcext:value-type="float">
            <text:p>58.9140055391</text:p>
          </table:table-cell>
          <table:table-cell table:formula="of:=12 + 3 * [.D258] + 5 * [.C258]" office:value-type="float" office:value="194.02768208583" calcext:value-type="float">
            <text:p>194.0276820858</text:p>
          </table:table-cell>
          <table:table-cell/>
        </table:table-row>
        <table:table-row table:style-name="ro1">
          <table:table-cell table:formula="of:=RAND()" office:value-type="float" office:value="0.127040895400569" calcext:value-type="float">
            <text:p>0.1270408954</text:p>
          </table:table-cell>
          <table:table-cell table:formula="of:=NORMINV([.A259];10;3)" office:value-type="float" office:value="6.5785269328366" calcext:value-type="float">
            <text:p>6.5785269328</text:p>
          </table:table-cell>
          <table:table-cell table:formula="of:=COM.MICROSOFT.NORM.INV(RAND(); 0; 1)" office:value-type="float" office:value="-1.26770864588421" calcext:value-type="float">
            <text:p>-1.2677086459</text:p>
          </table:table-cell>
          <table:table-cell table:formula="of:=NORMINV(RAND(); 62; 4)" office:value-type="float" office:value="65.2353844170323" calcext:value-type="float">
            <text:p>65.235384417</text:p>
          </table:table-cell>
          <table:table-cell table:formula="of:=12 + 3 * [.D259] + 5 * [.C259]" office:value-type="float" office:value="201.367610021676" calcext:value-type="float">
            <text:p>201.3676100217</text:p>
          </table:table-cell>
          <table:table-cell/>
        </table:table-row>
        <table:table-row table:style-name="ro1">
          <table:table-cell table:formula="of:=RAND()" office:value-type="float" office:value="0.274931194726378" calcext:value-type="float">
            <text:p>0.2749311947</text:p>
          </table:table-cell>
          <table:table-cell table:formula="of:=NORMINV([.A260];10;3)" office:value-type="float" office:value="8.20610096459963" calcext:value-type="float">
            <text:p>8.2061009646</text:p>
          </table:table-cell>
          <table:table-cell table:formula="of:=COM.MICROSOFT.NORM.INV(RAND(); 0; 1)" office:value-type="float" office:value="2.21638257896261" calcext:value-type="float">
            <text:p>2.216382579</text:p>
          </table:table-cell>
          <table:table-cell table:formula="of:=NORMINV(RAND(); 62; 4)" office:value-type="float" office:value="56.4607970088026" calcext:value-type="float">
            <text:p>56.4607970088</text:p>
          </table:table-cell>
          <table:table-cell table:formula="of:=12 + 3 * [.D260] + 5 * [.C260]" office:value-type="float" office:value="192.464303921221" calcext:value-type="float">
            <text:p>192.4643039212</text:p>
          </table:table-cell>
          <table:table-cell/>
        </table:table-row>
        <table:table-row table:style-name="ro1">
          <table:table-cell table:formula="of:=RAND()" office:value-type="float" office:value="0.49421134730801" calcext:value-type="float">
            <text:p>0.4942113473</text:p>
          </table:table-cell>
          <table:table-cell table:formula="of:=NORMINV([.A261];10;3)" office:value-type="float" office:value="9.95646847088956" calcext:value-type="float">
            <text:p>9.9564684709</text:p>
          </table:table-cell>
          <table:table-cell table:formula="of:=COM.MICROSOFT.NORM.INV(RAND(); 0; 1)" office:value-type="float" office:value="-0.785956369075741" calcext:value-type="float">
            <text:p>-0.7859563691</text:p>
          </table:table-cell>
          <table:table-cell table:formula="of:=NORMINV(RAND(); 62; 4)" office:value-type="float" office:value="56.8548699948733" calcext:value-type="float">
            <text:p>56.8548699949</text:p>
          </table:table-cell>
          <table:table-cell table:formula="of:=12 + 3 * [.D261] + 5 * [.C261]" office:value-type="float" office:value="178.634828139241" calcext:value-type="float">
            <text:p>178.6348281392</text:p>
          </table:table-cell>
          <table:table-cell/>
        </table:table-row>
        <table:table-row table:style-name="ro1">
          <table:table-cell table:formula="of:=RAND()" office:value-type="float" office:value="0.356277805520222" calcext:value-type="float">
            <text:p>0.3562778055</text:p>
          </table:table-cell>
          <table:table-cell table:formula="of:=NORMINV([.A262];10;3)" office:value-type="float" office:value="8.89472198973068" calcext:value-type="float">
            <text:p>8.8947219897</text:p>
          </table:table-cell>
          <table:table-cell table:formula="of:=COM.MICROSOFT.NORM.INV(RAND(); 0; 1)" office:value-type="float" office:value="0.902118144355999" calcext:value-type="float">
            <text:p>0.9021181444</text:p>
          </table:table-cell>
          <table:table-cell table:formula="of:=NORMINV(RAND(); 62; 4)" office:value-type="float" office:value="61.389321637514" calcext:value-type="float">
            <text:p>61.3893216375</text:p>
          </table:table-cell>
          <table:table-cell table:formula="of:=12 + 3 * [.D262] + 5 * [.C262]" office:value-type="float" office:value="200.678555634322" calcext:value-type="float">
            <text:p>200.6785556343</text:p>
          </table:table-cell>
          <table:table-cell/>
        </table:table-row>
        <table:table-row table:style-name="ro1">
          <table:table-cell table:formula="of:=RAND()" office:value-type="float" office:value="0.436580937355757" calcext:value-type="float">
            <text:p>0.4365809374</text:p>
          </table:table-cell>
          <table:table-cell table:formula="of:=NORMINV([.A263];10;3)" office:value-type="float" office:value="9.52106936423582" calcext:value-type="float">
            <text:p>9.5210693642</text:p>
          </table:table-cell>
          <table:table-cell table:formula="of:=COM.MICROSOFT.NORM.INV(RAND(); 0; 1)" office:value-type="float" office:value="0.349326255519281" calcext:value-type="float">
            <text:p>0.3493262555</text:p>
          </table:table-cell>
          <table:table-cell table:formula="of:=NORMINV(RAND(); 62; 4)" office:value-type="float" office:value="60.7123615579119" calcext:value-type="float">
            <text:p>60.7123615579</text:p>
          </table:table-cell>
          <table:table-cell table:formula="of:=12 + 3 * [.D263] + 5 * [.C263]" office:value-type="float" office:value="195.883715951332" calcext:value-type="float">
            <text:p>195.8837159513</text:p>
          </table:table-cell>
          <table:table-cell/>
        </table:table-row>
        <table:table-row table:style-name="ro1">
          <table:table-cell table:formula="of:=RAND()" office:value-type="float" office:value="0.0541726532392204" calcext:value-type="float">
            <text:p>0.0541726532</text:p>
          </table:table-cell>
          <table:table-cell table:formula="of:=NORMINV([.A264];10;3)" office:value-type="float" office:value="5.18297458325231" calcext:value-type="float">
            <text:p>5.1829745833</text:p>
          </table:table-cell>
          <table:table-cell table:formula="of:=COM.MICROSOFT.NORM.INV(RAND(); 0; 1)" office:value-type="float" office:value="0.618610754800937" calcext:value-type="float">
            <text:p>0.6186107548</text:p>
          </table:table-cell>
          <table:table-cell table:formula="of:=NORMINV(RAND(); 62; 4)" office:value-type="float" office:value="59.0465458969235" calcext:value-type="float">
            <text:p>59.0465458969</text:p>
          </table:table-cell>
          <table:table-cell table:formula="of:=12 + 3 * [.D264] + 5 * [.C264]" office:value-type="float" office:value="192.232691464775" calcext:value-type="float">
            <text:p>192.2326914648</text:p>
          </table:table-cell>
          <table:table-cell/>
        </table:table-row>
        <table:table-row table:style-name="ro1">
          <table:table-cell table:formula="of:=RAND()" office:value-type="float" office:value="0.860380735481158" calcext:value-type="float">
            <text:p>0.8603807355</text:p>
          </table:table-cell>
          <table:table-cell table:formula="of:=NORMINV([.A265];10;3)" office:value-type="float" office:value="13.2460945153309" calcext:value-type="float">
            <text:p>13.2460945153</text:p>
          </table:table-cell>
          <table:table-cell table:formula="of:=COM.MICROSOFT.NORM.INV(RAND(); 0; 1)" office:value-type="float" office:value="1.11812249467719" calcext:value-type="float">
            <text:p>1.1181224947</text:p>
          </table:table-cell>
          <table:table-cell table:formula="of:=NORMINV(RAND(); 62; 4)" office:value-type="float" office:value="61.6370421943857" calcext:value-type="float">
            <text:p>61.6370421944</text:p>
          </table:table-cell>
          <table:table-cell table:formula="of:=12 + 3 * [.D265] + 5 * [.C265]" office:value-type="float" office:value="202.501739056543" calcext:value-type="float">
            <text:p>202.5017390565</text:p>
          </table:table-cell>
          <table:table-cell/>
        </table:table-row>
        <table:table-row table:style-name="ro1">
          <table:table-cell table:formula="of:=RAND()" office:value-type="float" office:value="0.93097210675478" calcext:value-type="float">
            <text:p>0.9309721068</text:p>
          </table:table-cell>
          <table:table-cell table:formula="of:=NORMINV([.A266];10;3)" office:value-type="float" office:value="14.4492103065513" calcext:value-type="float">
            <text:p>14.4492103066</text:p>
          </table:table-cell>
          <table:table-cell table:formula="of:=COM.MICROSOFT.NORM.INV(RAND(); 0; 1)" office:value-type="float" office:value="-0.291249022556981" calcext:value-type="float">
            <text:p>-0.2912490226</text:p>
          </table:table-cell>
          <table:table-cell table:formula="of:=NORMINV(RAND(); 62; 4)" office:value-type="float" office:value="67.6387945874107" calcext:value-type="float">
            <text:p>67.6387945874</text:p>
          </table:table-cell>
          <table:table-cell table:formula="of:=12 + 3 * [.D266] + 5 * [.C266]" office:value-type="float" office:value="213.460138649447" calcext:value-type="float">
            <text:p>213.4601386494</text:p>
          </table:table-cell>
          <table:table-cell/>
        </table:table-row>
        <table:table-row table:style-name="ro1">
          <table:table-cell table:formula="of:=RAND()" office:value-type="float" office:value="0.130343115422875" calcext:value-type="float">
            <text:p>0.1303431154</text:p>
          </table:table-cell>
          <table:table-cell table:formula="of:=NORMINV([.A267];10;3)" office:value-type="float" office:value="6.62568802322021" calcext:value-type="float">
            <text:p>6.6256880232</text:p>
          </table:table-cell>
          <table:table-cell table:formula="of:=COM.MICROSOFT.NORM.INV(RAND(); 0; 1)" office:value-type="float" office:value="-0.472505923595241" calcext:value-type="float">
            <text:p>-0.4725059236</text:p>
          </table:table-cell>
          <table:table-cell table:formula="of:=NORMINV(RAND(); 62; 4)" office:value-type="float" office:value="63.5507171388525" calcext:value-type="float">
            <text:p>63.5507171389</text:p>
          </table:table-cell>
          <table:table-cell table:formula="of:=12 + 3 * [.D267] + 5 * [.C267]" office:value-type="float" office:value="200.289621798581" calcext:value-type="float">
            <text:p>200.2896217986</text:p>
          </table:table-cell>
          <table:table-cell/>
        </table:table-row>
        <table:table-row table:style-name="ro1">
          <table:table-cell table:formula="of:=RAND()" office:value-type="float" office:value="0.54045641166158" calcext:value-type="float">
            <text:p>0.5404564117</text:p>
          </table:table-cell>
          <table:table-cell table:formula="of:=NORMINV([.A268];10;3)" office:value-type="float" office:value="10.3047508783401" calcext:value-type="float">
            <text:p>10.3047508783</text:p>
          </table:table-cell>
          <table:table-cell table:formula="of:=COM.MICROSOFT.NORM.INV(RAND(); 0; 1)" office:value-type="float" office:value="-2.4926393716608" calcext:value-type="float">
            <text:p>-2.4926393717</text:p>
          </table:table-cell>
          <table:table-cell table:formula="of:=NORMINV(RAND(); 62; 4)" office:value-type="float" office:value="61.0523272528122" calcext:value-type="float">
            <text:p>61.0523272528</text:p>
          </table:table-cell>
          <table:table-cell table:formula="of:=12 + 3 * [.D268] + 5 * [.C268]" office:value-type="float" office:value="182.693784900132" calcext:value-type="float">
            <text:p>182.6937849001</text:p>
          </table:table-cell>
          <table:table-cell/>
        </table:table-row>
        <table:table-row table:style-name="ro1">
          <table:table-cell table:formula="of:=RAND()" office:value-type="float" office:value="0.585130833322182" calcext:value-type="float">
            <text:p>0.5851308333</text:p>
          </table:table-cell>
          <table:table-cell table:formula="of:=NORMINV([.A269];10;3)" office:value-type="float" office:value="10.6451115313403" calcext:value-type="float">
            <text:p>10.6451115313</text:p>
          </table:table-cell>
          <table:table-cell table:formula="of:=COM.MICROSOFT.NORM.INV(RAND(); 0; 1)" office:value-type="float" office:value="0.0627998836428433" calcext:value-type="float">
            <text:p>0.0627998836</text:p>
          </table:table-cell>
          <table:table-cell table:formula="of:=NORMINV(RAND(); 62; 4)" office:value-type="float" office:value="63.7356368557776" calcext:value-type="float">
            <text:p>63.7356368558</text:p>
          </table:table-cell>
          <table:table-cell table:formula="of:=12 + 3 * [.D269] + 5 * [.C269]" office:value-type="float" office:value="203.520909985547" calcext:value-type="float">
            <text:p>203.5209099855</text:p>
          </table:table-cell>
          <table:table-cell/>
        </table:table-row>
        <table:table-row table:style-name="ro1">
          <table:table-cell table:formula="of:=RAND()" office:value-type="float" office:value="0.944723945111036" calcext:value-type="float">
            <text:p>0.9447239451</text:p>
          </table:table-cell>
          <table:table-cell table:formula="of:=NORMINV([.A270];10;3)" office:value-type="float" office:value="14.7871494098757" calcext:value-type="float">
            <text:p>14.7871494099</text:p>
          </table:table-cell>
          <table:table-cell table:formula="of:=COM.MICROSOFT.NORM.INV(RAND(); 0; 1)" office:value-type="float" office:value="0.285446842044624" calcext:value-type="float">
            <text:p>0.285446842</text:p>
          </table:table-cell>
          <table:table-cell table:formula="of:=NORMINV(RAND(); 62; 4)" office:value-type="float" office:value="62.7742830486665" calcext:value-type="float">
            <text:p>62.7742830487</text:p>
          </table:table-cell>
          <table:table-cell table:formula="of:=12 + 3 * [.D270] + 5 * [.C270]" office:value-type="float" office:value="201.750083356223" calcext:value-type="float">
            <text:p>201.7500833562</text:p>
          </table:table-cell>
          <table:table-cell/>
        </table:table-row>
        <table:table-row table:style-name="ro1">
          <table:table-cell table:formula="of:=RAND()" office:value-type="float" office:value="0.0491257614921778" calcext:value-type="float">
            <text:p>0.0491257615</text:p>
          </table:table-cell>
          <table:table-cell table:formula="of:=NORMINV([.A271];10;3)" office:value-type="float" office:value="5.03983009218409" calcext:value-type="float">
            <text:p>5.0398300922</text:p>
          </table:table-cell>
          <table:table-cell table:formula="of:=COM.MICROSOFT.NORM.INV(RAND(); 0; 1)" office:value-type="float" office:value="-0.145365705921774" calcext:value-type="float">
            <text:p>-0.1453657059</text:p>
          </table:table-cell>
          <table:table-cell table:formula="of:=NORMINV(RAND(); 62; 4)" office:value-type="float" office:value="65.4570194254742" calcext:value-type="float">
            <text:p>65.4570194255</text:p>
          </table:table-cell>
          <table:table-cell table:formula="of:=12 + 3 * [.D271] + 5 * [.C271]" office:value-type="float" office:value="207.644229746814" calcext:value-type="float">
            <text:p>207.6442297468</text:p>
          </table:table-cell>
          <table:table-cell/>
        </table:table-row>
        <table:table-row table:style-name="ro1">
          <table:table-cell table:formula="of:=RAND()" office:value-type="float" office:value="0.447842014720663" calcext:value-type="float">
            <text:p>0.4478420147</text:p>
          </table:table-cell>
          <table:table-cell table:formula="of:=NORMINV([.A272];10;3)" office:value-type="float" office:value="9.60665383999953" calcext:value-type="float">
            <text:p>9.60665384</text:p>
          </table:table-cell>
          <table:table-cell table:formula="of:=COM.MICROSOFT.NORM.INV(RAND(); 0; 1)" office:value-type="float" office:value="-0.865292778821159" calcext:value-type="float">
            <text:p>-0.8652927788</text:p>
          </table:table-cell>
          <table:table-cell table:formula="of:=NORMINV(RAND(); 62; 4)" office:value-type="float" office:value="58.7833525068681" calcext:value-type="float">
            <text:p>58.7833525069</text:p>
          </table:table-cell>
          <table:table-cell table:formula="of:=12 + 3 * [.D272] + 5 * [.C272]" office:value-type="float" office:value="184.023593626498" calcext:value-type="float">
            <text:p>184.0235936265</text:p>
          </table:table-cell>
          <table:table-cell/>
        </table:table-row>
        <table:table-row table:style-name="ro1">
          <table:table-cell table:formula="of:=RAND()" office:value-type="float" office:value="0.543217032682151" calcext:value-type="float">
            <text:p>0.5432170327</text:p>
          </table:table-cell>
          <table:table-cell table:formula="of:=NORMINV([.A273];10;3)" office:value-type="float" office:value="10.325625362614" calcext:value-type="float">
            <text:p>10.3256253626</text:p>
          </table:table-cell>
          <table:table-cell table:formula="of:=COM.MICROSOFT.NORM.INV(RAND(); 0; 1)" office:value-type="float" office:value="-1.03930080833085" calcext:value-type="float">
            <text:p>-1.0393008083</text:p>
          </table:table-cell>
          <table:table-cell table:formula="of:=NORMINV(RAND(); 62; 4)" office:value-type="float" office:value="66.2765111014676" calcext:value-type="float">
            <text:p>66.2765111015</text:p>
          </table:table-cell>
          <table:table-cell table:formula="of:=12 + 3 * [.D273] + 5 * [.C273]" office:value-type="float" office:value="205.633029262749" calcext:value-type="float">
            <text:p>205.6330292627</text:p>
          </table:table-cell>
          <table:table-cell/>
        </table:table-row>
        <table:table-row table:style-name="ro1">
          <table:table-cell table:formula="of:=RAND()" office:value-type="float" office:value="0.127211296930909" calcext:value-type="float">
            <text:p>0.1272112969</text:p>
          </table:table-cell>
          <table:table-cell table:formula="of:=NORMINV([.A274];10;3)" office:value-type="float" office:value="6.5809812450863" calcext:value-type="float">
            <text:p>6.5809812451</text:p>
          </table:table-cell>
          <table:table-cell table:formula="of:=COM.MICROSOFT.NORM.INV(RAND(); 0; 1)" office:value-type="float" office:value="-0.0778318434571503" calcext:value-type="float">
            <text:p>-0.0778318435</text:p>
          </table:table-cell>
          <table:table-cell table:formula="of:=NORMINV(RAND(); 62; 4)" office:value-type="float" office:value="72.6825062400351" calcext:value-type="float">
            <text:p>72.68250624</text:p>
          </table:table-cell>
          <table:table-cell table:formula="of:=12 + 3 * [.D274] + 5 * [.C274]" office:value-type="float" office:value="229.65835950282" calcext:value-type="float">
            <text:p>229.6583595028</text:p>
          </table:table-cell>
          <table:table-cell/>
        </table:table-row>
        <table:table-row table:style-name="ro1">
          <table:table-cell table:formula="of:=RAND()" office:value-type="float" office:value="0.24530348717235" calcext:value-type="float">
            <text:p>0.2453034872</text:p>
          </table:table-cell>
          <table:table-cell table:formula="of:=NORMINV([.A275];10;3)" office:value-type="float" office:value="7.9319687596598" calcext:value-type="float">
            <text:p>7.9319687597</text:p>
          </table:table-cell>
          <table:table-cell table:formula="of:=COM.MICROSOFT.NORM.INV(RAND(); 0; 1)" office:value-type="float" office:value="1.5903242930199" calcext:value-type="float">
            <text:p>1.590324293</text:p>
          </table:table-cell>
          <table:table-cell table:formula="of:=NORMINV(RAND(); 62; 4)" office:value-type="float" office:value="60.3018595327615" calcext:value-type="float">
            <text:p>60.3018595328</text:p>
          </table:table-cell>
          <table:table-cell table:formula="of:=12 + 3 * [.D275] + 5 * [.C275]" office:value-type="float" office:value="200.857200063384" calcext:value-type="float">
            <text:p>200.8572000634</text:p>
          </table:table-cell>
          <table:table-cell/>
        </table:table-row>
        <table:table-row table:style-name="ro1">
          <table:table-cell table:formula="of:=RAND()" office:value-type="float" office:value="0.292206947691739" calcext:value-type="float">
            <text:p>0.2922069477</text:p>
          </table:table-cell>
          <table:table-cell table:formula="of:=NORMINV([.A276];10;3)" office:value-type="float" office:value="8.35915354534877" calcext:value-type="float">
            <text:p>8.3591535453</text:p>
          </table:table-cell>
          <table:table-cell table:formula="of:=COM.MICROSOFT.NORM.INV(RAND(); 0; 1)" office:value-type="float" office:value="0.59979465438806" calcext:value-type="float">
            <text:p>0.5997946544</text:p>
          </table:table-cell>
          <table:table-cell table:formula="of:=NORMINV(RAND(); 62; 4)" office:value-type="float" office:value="63.4529083449692" calcext:value-type="float">
            <text:p>63.452908345</text:p>
          </table:table-cell>
          <table:table-cell table:formula="of:=12 + 3 * [.D276] + 5 * [.C276]" office:value-type="float" office:value="205.357698306848" calcext:value-type="float">
            <text:p>205.3576983068</text:p>
          </table:table-cell>
          <table:table-cell/>
        </table:table-row>
        <table:table-row table:style-name="ro1">
          <table:table-cell table:formula="of:=RAND()" office:value-type="float" office:value="0.860223218565807" calcext:value-type="float">
            <text:p>0.8602232186</text:p>
          </table:table-cell>
          <table:table-cell table:formula="of:=NORMINV([.A277];10;3)" office:value-type="float" office:value="13.2439683052185" calcext:value-type="float">
            <text:p>13.2439683052</text:p>
          </table:table-cell>
          <table:table-cell table:formula="of:=COM.MICROSOFT.NORM.INV(RAND(); 0; 1)" office:value-type="float" office:value="-0.0185603596797089" calcext:value-type="float">
            <text:p>-0.0185603597</text:p>
          </table:table-cell>
          <table:table-cell table:formula="of:=NORMINV(RAND(); 62; 4)" office:value-type="float" office:value="62.5246468921112" calcext:value-type="float">
            <text:p>62.5246468921</text:p>
          </table:table-cell>
          <table:table-cell table:formula="of:=12 + 3 * [.D277] + 5 * [.C277]" office:value-type="float" office:value="199.481138877935" calcext:value-type="float">
            <text:p>199.4811388779</text:p>
          </table:table-cell>
          <table:table-cell/>
        </table:table-row>
        <table:table-row table:style-name="ro1">
          <table:table-cell table:formula="of:=RAND()" office:value-type="float" office:value="0.140674066962674" calcext:value-type="float">
            <text:p>0.140674067</text:p>
          </table:table-cell>
          <table:table-cell table:formula="of:=NORMINV([.A278];10;3)" office:value-type="float" office:value="6.76811257225336" calcext:value-type="float">
            <text:p>6.7681125723</text:p>
          </table:table-cell>
          <table:table-cell table:formula="of:=COM.MICROSOFT.NORM.INV(RAND(); 0; 1)" office:value-type="float" office:value="-0.0154034213671458" calcext:value-type="float">
            <text:p>-0.0154034214</text:p>
          </table:table-cell>
          <table:table-cell table:formula="of:=NORMINV(RAND(); 62; 4)" office:value-type="float" office:value="61.4454150164146" calcext:value-type="float">
            <text:p>61.4454150164</text:p>
          </table:table-cell>
          <table:table-cell table:formula="of:=12 + 3 * [.D278] + 5 * [.C278]" office:value-type="float" office:value="196.259227942408" calcext:value-type="float">
            <text:p>196.2592279424</text:p>
          </table:table-cell>
          <table:table-cell/>
        </table:table-row>
        <table:table-row table:style-name="ro1">
          <table:table-cell table:formula="of:=RAND()" office:value-type="float" office:value="0.471093804109842" calcext:value-type="float">
            <text:p>0.4710938041</text:p>
          </table:table-cell>
          <table:table-cell table:formula="of:=NORMINV([.A279];10;3)" office:value-type="float" office:value="9.78243818499047" calcext:value-type="float">
            <text:p>9.782438185</text:p>
          </table:table-cell>
          <table:table-cell table:formula="of:=COM.MICROSOFT.NORM.INV(RAND(); 0; 1)" office:value-type="float" office:value="-0.697319874995004" calcext:value-type="float">
            <text:p>-0.697319875</text:p>
          </table:table-cell>
          <table:table-cell table:formula="of:=NORMINV(RAND(); 62; 4)" office:value-type="float" office:value="56.4226978542493" calcext:value-type="float">
            <text:p>56.4226978542</text:p>
          </table:table-cell>
          <table:table-cell table:formula="of:=12 + 3 * [.D279] + 5 * [.C279]" office:value-type="float" office:value="177.781494187773" calcext:value-type="float">
            <text:p>177.7814941878</text:p>
          </table:table-cell>
          <table:table-cell/>
        </table:table-row>
        <table:table-row table:style-name="ro1">
          <table:table-cell table:formula="of:=RAND()" office:value-type="float" office:value="0.669066690374166" calcext:value-type="float">
            <text:p>0.6690666904</text:p>
          </table:table-cell>
          <table:table-cell table:formula="of:=NORMINV([.A280];10;3)" office:value-type="float" office:value="11.3120124338904" calcext:value-type="float">
            <text:p>11.3120124339</text:p>
          </table:table-cell>
          <table:table-cell table:formula="of:=COM.MICROSOFT.NORM.INV(RAND(); 0; 1)" office:value-type="float" office:value="0.0595491939915787" calcext:value-type="float">
            <text:p>0.059549194</text:p>
          </table:table-cell>
          <table:table-cell table:formula="of:=NORMINV(RAND(); 62; 4)" office:value-type="float" office:value="62.5622006627266" calcext:value-type="float">
            <text:p>62.5622006627</text:p>
          </table:table-cell>
          <table:table-cell table:formula="of:=12 + 3 * [.D280] + 5 * [.C280]" office:value-type="float" office:value="199.984347958138" calcext:value-type="float">
            <text:p>199.9843479581</text:p>
          </table:table-cell>
          <table:table-cell/>
        </table:table-row>
        <table:table-row table:style-name="ro1">
          <table:table-cell table:formula="of:=RAND()" office:value-type="float" office:value="0.0725012936163694" calcext:value-type="float">
            <text:p>0.0725012936</text:p>
          </table:table-cell>
          <table:table-cell table:formula="of:=NORMINV([.A281];10;3)" office:value-type="float" office:value="5.6277629194991" calcext:value-type="float">
            <text:p>5.6277629195</text:p>
          </table:table-cell>
          <table:table-cell table:formula="of:=COM.MICROSOFT.NORM.INV(RAND(); 0; 1)" office:value-type="float" office:value="0.458696477719247" calcext:value-type="float">
            <text:p>0.4586964777</text:p>
          </table:table-cell>
          <table:table-cell table:formula="of:=NORMINV(RAND(); 62; 4)" office:value-type="float" office:value="69.7794371204311" calcext:value-type="float">
            <text:p>69.7794371204</text:p>
          </table:table-cell>
          <table:table-cell table:formula="of:=12 + 3 * [.D281] + 5 * [.C281]" office:value-type="float" office:value="223.63179374989" calcext:value-type="float">
            <text:p>223.6317937499</text:p>
          </table:table-cell>
          <table:table-cell/>
        </table:table-row>
        <table:table-row table:style-name="ro1">
          <table:table-cell table:formula="of:=RAND()" office:value-type="float" office:value="0.0472616122569889" calcext:value-type="float">
            <text:p>0.0472616123</text:p>
          </table:table-cell>
          <table:table-cell table:formula="of:=NORMINV([.A282];10;3)" office:value-type="float" office:value="4.9839833019982" calcext:value-type="float">
            <text:p>4.983983302</text:p>
          </table:table-cell>
          <table:table-cell table:formula="of:=COM.MICROSOFT.NORM.INV(RAND(); 0; 1)" office:value-type="float" office:value="-0.622142239461578" calcext:value-type="float">
            <text:p>-0.6221422395</text:p>
          </table:table-cell>
          <table:table-cell table:formula="of:=NORMINV(RAND(); 62; 4)" office:value-type="float" office:value="67.0145338553536" calcext:value-type="float">
            <text:p>67.0145338554</text:p>
          </table:table-cell>
          <table:table-cell table:formula="of:=12 + 3 * [.D282] + 5 * [.C282]" office:value-type="float" office:value="209.932890368753" calcext:value-type="float">
            <text:p>209.9328903688</text:p>
          </table:table-cell>
          <table:table-cell/>
        </table:table-row>
        <table:table-row table:style-name="ro1">
          <table:table-cell table:formula="of:=RAND()" office:value-type="float" office:value="0.406054113758728" calcext:value-type="float">
            <text:p>0.4060541138</text:p>
          </table:table-cell>
          <table:table-cell table:formula="of:=NORMINV([.A283];10;3)" office:value-type="float" office:value="9.28687851057398" calcext:value-type="float">
            <text:p>9.2868785106</text:p>
          </table:table-cell>
          <table:table-cell table:formula="of:=COM.MICROSOFT.NORM.INV(RAND(); 0; 1)" office:value-type="float" office:value="-0.383246352220358" calcext:value-type="float">
            <text:p>-0.3832463522</text:p>
          </table:table-cell>
          <table:table-cell table:formula="of:=NORMINV(RAND(); 62; 4)" office:value-type="float" office:value="71.2487524556709" calcext:value-type="float">
            <text:p>71.2487524557</text:p>
          </table:table-cell>
          <table:table-cell table:formula="of:=12 + 3 * [.D283] + 5 * [.C283]" office:value-type="float" office:value="223.830025605911" calcext:value-type="float">
            <text:p>223.8300256059</text:p>
          </table:table-cell>
          <table:table-cell/>
        </table:table-row>
        <table:table-row table:style-name="ro1">
          <table:table-cell table:formula="of:=RAND()" office:value-type="float" office:value="0.961875410983339" calcext:value-type="float">
            <text:p>0.961875411</text:p>
          </table:table-cell>
          <table:table-cell table:formula="of:=NORMINV([.A284];10;3)" office:value-type="float" office:value="15.3186294176045" calcext:value-type="float">
            <text:p>15.3186294176</text:p>
          </table:table-cell>
          <table:table-cell table:formula="of:=COM.MICROSOFT.NORM.INV(RAND(); 0; 1)" office:value-type="float" office:value="-0.684295130654399" calcext:value-type="float">
            <text:p>-0.6842951307</text:p>
          </table:table-cell>
          <table:table-cell table:formula="of:=NORMINV(RAND(); 62; 4)" office:value-type="float" office:value="64.5534887059949" calcext:value-type="float">
            <text:p>64.553488706</text:p>
          </table:table-cell>
          <table:table-cell table:formula="of:=12 + 3 * [.D284] + 5 * [.C284]" office:value-type="float" office:value="202.238990464713" calcext:value-type="float">
            <text:p>202.2389904647</text:p>
          </table:table-cell>
          <table:table-cell/>
        </table:table-row>
        <table:table-row table:style-name="ro1">
          <table:table-cell table:formula="of:=RAND()" office:value-type="float" office:value="0.113400561269373" calcext:value-type="float">
            <text:p>0.1134005613</text:p>
          </table:table-cell>
          <table:table-cell table:formula="of:=NORMINV([.A285];10;3)" office:value-type="float" office:value="6.37407953612286" calcext:value-type="float">
            <text:p>6.3740795361</text:p>
          </table:table-cell>
          <table:table-cell table:formula="of:=COM.MICROSOFT.NORM.INV(RAND(); 0; 1)" office:value-type="float" office:value="-0.759482615689192" calcext:value-type="float">
            <text:p>-0.7594826157</text:p>
          </table:table-cell>
          <table:table-cell table:formula="of:=NORMINV(RAND(); 62; 4)" office:value-type="float" office:value="65.1592807376011" calcext:value-type="float">
            <text:p>65.1592807376</text:p>
          </table:table-cell>
          <table:table-cell table:formula="of:=12 + 3 * [.D285] + 5 * [.C285]" office:value-type="float" office:value="203.680429134357" calcext:value-type="float">
            <text:p>203.6804291344</text:p>
          </table:table-cell>
          <table:table-cell/>
        </table:table-row>
        <table:table-row table:style-name="ro1">
          <table:table-cell table:formula="of:=RAND()" office:value-type="float" office:value="0.455985471839085" calcext:value-type="float">
            <text:p>0.4559854718</text:p>
          </table:table-cell>
          <table:table-cell table:formula="of:=NORMINV([.A286];10;3)" office:value-type="float" office:value="9.66834146977203" calcext:value-type="float">
            <text:p>9.6683414698</text:p>
          </table:table-cell>
          <table:table-cell table:formula="of:=COM.MICROSOFT.NORM.INV(RAND(); 0; 1)" office:value-type="float" office:value="-1.95271276857233" calcext:value-type="float">
            <text:p>-1.9527127686</text:p>
          </table:table-cell>
          <table:table-cell table:formula="of:=NORMINV(RAND(); 62; 4)" office:value-type="float" office:value="59.8668204224458" calcext:value-type="float">
            <text:p>59.8668204224</text:p>
          </table:table-cell>
          <table:table-cell table:formula="of:=12 + 3 * [.D286] + 5 * [.C286]" office:value-type="float" office:value="181.836897424476" calcext:value-type="float">
            <text:p>181.8368974245</text:p>
          </table:table-cell>
          <table:table-cell/>
        </table:table-row>
        <table:table-row table:style-name="ro1">
          <table:table-cell table:formula="of:=RAND()" office:value-type="float" office:value="0.885579813504592" calcext:value-type="float">
            <text:p>0.8855798135</text:p>
          </table:table-cell>
          <table:table-cell table:formula="of:=NORMINV([.A287];10;3)" office:value-type="float" office:value="13.6100541486352" calcext:value-type="float">
            <text:p>13.6100541486</text:p>
          </table:table-cell>
          <table:table-cell table:formula="of:=COM.MICROSOFT.NORM.INV(RAND(); 0; 1)" office:value-type="float" office:value="0.619262487326623" calcext:value-type="float">
            <text:p>0.6192624873</text:p>
          </table:table-cell>
          <table:table-cell table:formula="of:=NORMINV(RAND(); 62; 4)" office:value-type="float" office:value="62.5686412069688" calcext:value-type="float">
            <text:p>62.568641207</text:p>
          </table:table-cell>
          <table:table-cell table:formula="of:=12 + 3 * [.D287] + 5 * [.C287]" office:value-type="float" office:value="202.802236057539" calcext:value-type="float">
            <text:p>202.8022360575</text:p>
          </table:table-cell>
          <table:table-cell/>
        </table:table-row>
        <table:table-row table:style-name="ro1">
          <table:table-cell table:formula="of:=RAND()" office:value-type="float" office:value="0.737386708613485" calcext:value-type="float">
            <text:p>0.7373867086</text:p>
          </table:table-cell>
          <table:table-cell table:formula="of:=NORMINV([.A288];10;3)" office:value-type="float" office:value="11.9059284821944" calcext:value-type="float">
            <text:p>11.9059284822</text:p>
          </table:table-cell>
          <table:table-cell table:formula="of:=COM.MICROSOFT.NORM.INV(RAND(); 0; 1)" office:value-type="float" office:value="-0.297486003661744" calcext:value-type="float">
            <text:p>-0.2974860037</text:p>
          </table:table-cell>
          <table:table-cell table:formula="of:=NORMINV(RAND(); 62; 4)" office:value-type="float" office:value="55.6306891908606" calcext:value-type="float">
            <text:p>55.6306891909</text:p>
          </table:table-cell>
          <table:table-cell table:formula="of:=12 + 3 * [.D288] + 5 * [.C288]" office:value-type="float" office:value="177.404637554273" calcext:value-type="float">
            <text:p>177.4046375543</text:p>
          </table:table-cell>
          <table:table-cell/>
        </table:table-row>
        <table:table-row table:style-name="ro1">
          <table:table-cell table:formula="of:=RAND()" office:value-type="float" office:value="0.0570981332566589" calcext:value-type="float">
            <text:p>0.0570981333</text:p>
          </table:table-cell>
          <table:table-cell table:formula="of:=NORMINV([.A289];10;3)" office:value-type="float" office:value="5.26117076944079" calcext:value-type="float">
            <text:p>5.2611707694</text:p>
          </table:table-cell>
          <table:table-cell table:formula="of:=COM.MICROSOFT.NORM.INV(RAND(); 0; 1)" office:value-type="float" office:value="0.239001690931421" calcext:value-type="float">
            <text:p>0.2390016909</text:p>
          </table:table-cell>
          <table:table-cell table:formula="of:=NORMINV(RAND(); 62; 4)" office:value-type="float" office:value="68.047417028849" calcext:value-type="float">
            <text:p>68.0474170288</text:p>
          </table:table-cell>
          <table:table-cell table:formula="of:=12 + 3 * [.D289] + 5 * [.C289]" office:value-type="float" office:value="217.337259541204" calcext:value-type="float">
            <text:p>217.3372595412</text:p>
          </table:table-cell>
          <table:table-cell/>
        </table:table-row>
        <table:table-row table:style-name="ro1">
          <table:table-cell table:formula="of:=RAND()" office:value-type="float" office:value="0.0117617079522461" calcext:value-type="float">
            <text:p>0.011761708</text:p>
          </table:table-cell>
          <table:table-cell table:formula="of:=NORMINV([.A290];10;3)" office:value-type="float" office:value="3.20552476830076" calcext:value-type="float">
            <text:p>3.2055247683</text:p>
          </table:table-cell>
          <table:table-cell table:formula="of:=COM.MICROSOFT.NORM.INV(RAND(); 0; 1)" office:value-type="float" office:value="0.335898632525405" calcext:value-type="float">
            <text:p>0.3358986325</text:p>
          </table:table-cell>
          <table:table-cell table:formula="of:=NORMINV(RAND(); 62; 4)" office:value-type="float" office:value="56.7235489599259" calcext:value-type="float">
            <text:p>56.7235489599</text:p>
          </table:table-cell>
          <table:table-cell table:formula="of:=12 + 3 * [.D290] + 5 * [.C290]" office:value-type="float" office:value="183.850140042405" calcext:value-type="float">
            <text:p>183.8501400424</text:p>
          </table:table-cell>
          <table:table-cell/>
        </table:table-row>
        <table:table-row table:style-name="ro1">
          <table:table-cell table:formula="of:=RAND()" office:value-type="float" office:value="0.479202202754095" calcext:value-type="float">
            <text:p>0.4792022028</text:p>
          </table:table-cell>
          <table:table-cell table:formula="of:=NORMINV([.A291];10;3)" office:value-type="float" office:value="9.84353205048887" calcext:value-type="float">
            <text:p>9.8435320505</text:p>
          </table:table-cell>
          <table:table-cell table:formula="of:=COM.MICROSOFT.NORM.INV(RAND(); 0; 1)" office:value-type="float" office:value="1.81665671165073" calcext:value-type="float">
            <text:p>1.8166567117</text:p>
          </table:table-cell>
          <table:table-cell table:formula="of:=NORMINV(RAND(); 62; 4)" office:value-type="float" office:value="59.4121619129572" calcext:value-type="float">
            <text:p>59.412161913</text:p>
          </table:table-cell>
          <table:table-cell table:formula="of:=12 + 3 * [.D291] + 5 * [.C291]" office:value-type="float" office:value="199.319769297125" calcext:value-type="float">
            <text:p>199.3197692971</text:p>
          </table:table-cell>
          <table:table-cell/>
        </table:table-row>
        <table:table-row table:style-name="ro1">
          <table:table-cell table:formula="of:=RAND()" office:value-type="float" office:value="0.345658726291731" calcext:value-type="float">
            <text:p>0.3456587263</text:p>
          </table:table-cell>
          <table:table-cell table:formula="of:=NORMINV([.A292];10;3)" office:value-type="float" office:value="8.80879655309506" calcext:value-type="float">
            <text:p>8.8087965531</text:p>
          </table:table-cell>
          <table:table-cell table:formula="of:=COM.MICROSOFT.NORM.INV(RAND(); 0; 1)" office:value-type="float" office:value="1.32925045774514" calcext:value-type="float">
            <text:p>1.3292504577</text:p>
          </table:table-cell>
          <table:table-cell table:formula="of:=NORMINV(RAND(); 62; 4)" office:value-type="float" office:value="59.1206898633898" calcext:value-type="float">
            <text:p>59.1206898634</text:p>
          </table:table-cell>
          <table:table-cell table:formula="of:=12 + 3 * [.D292] + 5 * [.C292]" office:value-type="float" office:value="196.008321878895" calcext:value-type="float">
            <text:p>196.0083218789</text:p>
          </table:table-cell>
          <table:table-cell/>
        </table:table-row>
        <table:table-row table:style-name="ro1">
          <table:table-cell table:formula="of:=RAND()" office:value-type="float" office:value="0.278895667288452" calcext:value-type="float">
            <text:p>0.2788956673</text:p>
          </table:table-cell>
          <table:table-cell table:formula="of:=NORMINV([.A293];10;3)" office:value-type="float" office:value="8.2416241842994" calcext:value-type="float">
            <text:p>8.2416241843</text:p>
          </table:table-cell>
          <table:table-cell table:formula="of:=COM.MICROSOFT.NORM.INV(RAND(); 0; 1)" office:value-type="float" office:value="-0.933430089669146" calcext:value-type="float">
            <text:p>-0.9334300897</text:p>
          </table:table-cell>
          <table:table-cell table:formula="of:=NORMINV(RAND(); 62; 4)" office:value-type="float" office:value="67.9620163477726" calcext:value-type="float">
            <text:p>67.9620163478</text:p>
          </table:table-cell>
          <table:table-cell table:formula="of:=12 + 3 * [.D293] + 5 * [.C293]" office:value-type="float" office:value="211.218898594972" calcext:value-type="float">
            <text:p>211.218898595</text:p>
          </table:table-cell>
          <table:table-cell/>
        </table:table-row>
        <table:table-row table:style-name="ro1">
          <table:table-cell table:formula="of:=RAND()" office:value-type="float" office:value="0.702750652097166" calcext:value-type="float">
            <text:p>0.7027506521</text:p>
          </table:table-cell>
          <table:table-cell table:formula="of:=NORMINV([.A294];10;3)" office:value-type="float" office:value="11.5969846363316" calcext:value-type="float">
            <text:p>11.5969846363</text:p>
          </table:table-cell>
          <table:table-cell table:formula="of:=COM.MICROSOFT.NORM.INV(RAND(); 0; 1)" office:value-type="float" office:value="1.95183748870292" calcext:value-type="float">
            <text:p>1.9518374887</text:p>
          </table:table-cell>
          <table:table-cell table:formula="of:=NORMINV(RAND(); 62; 4)" office:value-type="float" office:value="62.5125455319609" calcext:value-type="float">
            <text:p>62.512545532</text:p>
          </table:table-cell>
          <table:table-cell table:formula="of:=12 + 3 * [.D294] + 5 * [.C294]" office:value-type="float" office:value="209.296824039397" calcext:value-type="float">
            <text:p>209.2968240394</text:p>
          </table:table-cell>
          <table:table-cell/>
        </table:table-row>
        <table:table-row table:style-name="ro1">
          <table:table-cell table:formula="of:=RAND()" office:value-type="float" office:value="0.48885750840418" calcext:value-type="float">
            <text:p>0.4888575084</text:p>
          </table:table-cell>
          <table:table-cell table:formula="of:=NORMINV([.A295];10;3)" office:value-type="float" office:value="9.91619884958835" calcext:value-type="float">
            <text:p>9.9161988496</text:p>
          </table:table-cell>
          <table:table-cell table:formula="of:=COM.MICROSOFT.NORM.INV(RAND(); 0; 1)" office:value-type="float" office:value="1.12252364466388" calcext:value-type="float">
            <text:p>1.1225236447</text:p>
          </table:table-cell>
          <table:table-cell table:formula="of:=NORMINV(RAND(); 62; 4)" office:value-type="float" office:value="66.3043616296888" calcext:value-type="float">
            <text:p>66.3043616297</text:p>
          </table:table-cell>
          <table:table-cell table:formula="of:=12 + 3 * [.D295] + 5 * [.C295]" office:value-type="float" office:value="216.525703112386" calcext:value-type="float">
            <text:p>216.5257031124</text:p>
          </table:table-cell>
          <table:table-cell/>
        </table:table-row>
        <table:table-row table:style-name="ro1">
          <table:table-cell table:formula="of:=RAND()" office:value-type="float" office:value="0.0416381878312677" calcext:value-type="float">
            <text:p>0.0416381878</text:p>
          </table:table-cell>
          <table:table-cell table:formula="of:=NORMINV([.A296];10;3)" office:value-type="float" office:value="4.80404740048724" calcext:value-type="float">
            <text:p>4.8040474005</text:p>
          </table:table-cell>
          <table:table-cell table:formula="of:=COM.MICROSOFT.NORM.INV(RAND(); 0; 1)" office:value-type="float" office:value="1.07068014332641" calcext:value-type="float">
            <text:p>1.0706801433</text:p>
          </table:table-cell>
          <table:table-cell table:formula="of:=NORMINV(RAND(); 62; 4)" office:value-type="float" office:value="62.839727259466" calcext:value-type="float">
            <text:p>62.8397272595</text:p>
          </table:table-cell>
          <table:table-cell table:formula="of:=12 + 3 * [.D296] + 5 * [.C296]" office:value-type="float" office:value="205.87258249503" calcext:value-type="float">
            <text:p>205.872582495</text:p>
          </table:table-cell>
          <table:table-cell/>
        </table:table-row>
        <table:table-row table:style-name="ro1">
          <table:table-cell table:formula="of:=RAND()" office:value-type="float" office:value="0.538093481445685" calcext:value-type="float">
            <text:p>0.5380934814</text:p>
          </table:table-cell>
          <table:table-cell table:formula="of:=NORMINV([.A297];10;3)" office:value-type="float" office:value="10.2868952907756" calcext:value-type="float">
            <text:p>10.2868952908</text:p>
          </table:table-cell>
          <table:table-cell table:formula="of:=COM.MICROSOFT.NORM.INV(RAND(); 0; 1)" office:value-type="float" office:value="1.11823063275214" calcext:value-type="float">
            <text:p>1.1182306328</text:p>
          </table:table-cell>
          <table:table-cell table:formula="of:=NORMINV(RAND(); 62; 4)" office:value-type="float" office:value="60.864435470834" calcext:value-type="float">
            <text:p>60.8644354708</text:p>
          </table:table-cell>
          <table:table-cell table:formula="of:=12 + 3 * [.D297] + 5 * [.C297]" office:value-type="float" office:value="200.184459576263" calcext:value-type="float">
            <text:p>200.1844595763</text:p>
          </table:table-cell>
          <table:table-cell/>
        </table:table-row>
        <table:table-row table:style-name="ro1">
          <table:table-cell table:formula="of:=RAND()" office:value-type="float" office:value="0.799452079925686" calcext:value-type="float">
            <text:p>0.7994520799</text:p>
          </table:table-cell>
          <table:table-cell table:formula="of:=NORMINV([.A298];10;3)" office:value-type="float" office:value="12.5189971564893" calcext:value-type="float">
            <text:p>12.5189971565</text:p>
          </table:table-cell>
          <table:table-cell table:formula="of:=COM.MICROSOFT.NORM.INV(RAND(); 0; 1)" office:value-type="float" office:value="2.23488120678936" calcext:value-type="float">
            <text:p>2.2348812068</text:p>
          </table:table-cell>
          <table:table-cell table:formula="of:=NORMINV(RAND(); 62; 4)" office:value-type="float" office:value="58.9288194645171" calcext:value-type="float">
            <text:p>58.9288194645</text:p>
          </table:table-cell>
          <table:table-cell table:formula="of:=12 + 3 * [.D298] + 5 * [.C298]" office:value-type="float" office:value="199.960864427498" calcext:value-type="float">
            <text:p>199.9608644275</text:p>
          </table:table-cell>
          <table:table-cell/>
        </table:table-row>
        <table:table-row table:style-name="ro1">
          <table:table-cell table:formula="of:=RAND()" office:value-type="float" office:value="0.653911783592775" calcext:value-type="float">
            <text:p>0.6539117836</text:p>
          </table:table-cell>
          <table:table-cell table:formula="of:=NORMINV([.A299];10;3)" office:value-type="float" office:value="11.1877096303807" calcext:value-type="float">
            <text:p>11.1877096304</text:p>
          </table:table-cell>
          <table:table-cell table:formula="of:=COM.MICROSOFT.NORM.INV(RAND(); 0; 1)" office:value-type="float" office:value="2.44761228168246" calcext:value-type="float">
            <text:p>2.4476122817</text:p>
          </table:table-cell>
          <table:table-cell table:formula="of:=NORMINV(RAND(); 62; 4)" office:value-type="float" office:value="68.7311071888474" calcext:value-type="float">
            <text:p>68.7311071888</text:p>
          </table:table-cell>
          <table:table-cell table:formula="of:=12 + 3 * [.D299] + 5 * [.C299]" office:value-type="float" office:value="230.431382974955" calcext:value-type="float">
            <text:p>230.431382975</text:p>
          </table:table-cell>
          <table:table-cell/>
        </table:table-row>
        <table:table-row table:style-name="ro1">
          <table:table-cell table:formula="of:=RAND()" office:value-type="float" office:value="0.600445999065414" calcext:value-type="float">
            <text:p>0.6004459991</text:p>
          </table:table-cell>
          <table:table-cell table:formula="of:=NORMINV([.A300];10;3)" office:value-type="float" office:value="10.7635050574443" calcext:value-type="float">
            <text:p>10.7635050574</text:p>
          </table:table-cell>
          <table:table-cell table:formula="of:=COM.MICROSOFT.NORM.INV(RAND(); 0; 1)" office:value-type="float" office:value="0.0350139705427183" calcext:value-type="float">
            <text:p>0.0350139705</text:p>
          </table:table-cell>
          <table:table-cell table:formula="of:=NORMINV(RAND(); 62; 4)" office:value-type="float" office:value="62.3897361260973" calcext:value-type="float">
            <text:p>62.3897361261</text:p>
          </table:table-cell>
          <table:table-cell table:formula="of:=12 + 3 * [.D300] + 5 * [.C300]" office:value-type="float" office:value="199.344278231005" calcext:value-type="float">
            <text:p>199.344278231</text:p>
          </table:table-cell>
          <table:table-cell/>
        </table:table-row>
        <table:table-row table:style-name="ro1">
          <table:table-cell table:formula="of:=RAND()" office:value-type="float" office:value="0.481566788861528" calcext:value-type="float">
            <text:p>0.4815667889</text:p>
          </table:table-cell>
          <table:table-cell table:formula="of:=NORMINV([.A301];10;3)" office:value-type="float" office:value="9.86133501617461" calcext:value-type="float">
            <text:p>9.8613350162</text:p>
          </table:table-cell>
          <table:table-cell table:formula="of:=COM.MICROSOFT.NORM.INV(RAND(); 0; 1)" office:value-type="float" office:value="0.54803668327388" calcext:value-type="float">
            <text:p>0.5480366833</text:p>
          </table:table-cell>
          <table:table-cell table:formula="of:=NORMINV(RAND(); 62; 4)" office:value-type="float" office:value="69.8681517637038" calcext:value-type="float">
            <text:p>69.8681517637</text:p>
          </table:table-cell>
          <table:table-cell table:formula="of:=12 + 3 * [.D301] + 5 * [.C301]" office:value-type="float" office:value="224.344638707481" calcext:value-type="float">
            <text:p>224.3446387075</text:p>
          </table:table-cell>
          <table:table-cell/>
        </table:table-row>
        <table:table-row table:style-name="ro1">
          <table:table-cell table:formula="of:=RAND()" office:value-type="float" office:value="0.132370905950665" calcext:value-type="float">
            <text:p>0.132370906</text:p>
          </table:table-cell>
          <table:table-cell table:formula="of:=NORMINV([.A302];10;3)" office:value-type="float" office:value="6.65423954317509" calcext:value-type="float">
            <text:p>6.6542395432</text:p>
          </table:table-cell>
          <table:table-cell table:formula="of:=COM.MICROSOFT.NORM.INV(RAND(); 0; 1)" office:value-type="float" office:value="0.686429285982327" calcext:value-type="float">
            <text:p>0.686429286</text:p>
          </table:table-cell>
          <table:table-cell table:formula="of:=NORMINV(RAND(); 62; 4)" office:value-type="float" office:value="64.3013978327245" calcext:value-type="float">
            <text:p>64.3013978327</text:p>
          </table:table-cell>
          <table:table-cell table:formula="of:=12 + 3 * [.D302] + 5 * [.C302]" office:value-type="float" office:value="208.336339928085" calcext:value-type="float">
            <text:p>208.3363399281</text:p>
          </table:table-cell>
          <table:table-cell/>
        </table:table-row>
        <table:table-row table:style-name="ro1">
          <table:table-cell table:formula="of:=RAND()" office:value-type="float" office:value="0.181739185936749" calcext:value-type="float">
            <text:p>0.1817391859</text:p>
          </table:table-cell>
          <table:table-cell table:formula="of:=NORMINV([.A303];10;3)" office:value-type="float" office:value="7.27372878920704" calcext:value-type="float">
            <text:p>7.2737287892</text:p>
          </table:table-cell>
          <table:table-cell table:formula="of:=COM.MICROSOFT.NORM.INV(RAND(); 0; 1)" office:value-type="float" office:value="-0.691234557200796" calcext:value-type="float">
            <text:p>-0.6912345572</text:p>
          </table:table-cell>
          <table:table-cell table:formula="of:=NORMINV(RAND(); 62; 4)" office:value-type="float" office:value="65.0865499600157" calcext:value-type="float">
            <text:p>65.08654996</text:p>
          </table:table-cell>
          <table:table-cell table:formula="of:=12 + 3 * [.D303] + 5 * [.C303]" office:value-type="float" office:value="203.803477094043" calcext:value-type="float">
            <text:p>203.803477094</text:p>
          </table:table-cell>
          <table:table-cell/>
        </table:table-row>
        <table:table-row table:style-name="ro1">
          <table:table-cell table:formula="of:=RAND()" office:value-type="float" office:value="0.295953035587445" calcext:value-type="float">
            <text:p>0.2959530356</text:p>
          </table:table-cell>
          <table:table-cell table:formula="of:=NORMINV([.A304];10;3)" office:value-type="float" office:value="8.39177219493201" calcext:value-type="float">
            <text:p>8.3917721949</text:p>
          </table:table-cell>
          <table:table-cell table:formula="of:=COM.MICROSOFT.NORM.INV(RAND(); 0; 1)" office:value-type="float" office:value="0.0128930431470139" calcext:value-type="float">
            <text:p>0.0128930431</text:p>
          </table:table-cell>
          <table:table-cell table:formula="of:=NORMINV(RAND(); 62; 4)" office:value-type="float" office:value="59.4624974785192" calcext:value-type="float">
            <text:p>59.4624974785</text:p>
          </table:table-cell>
          <table:table-cell table:formula="of:=12 + 3 * [.D304] + 5 * [.C304]" office:value-type="float" office:value="190.451957651293" calcext:value-type="float">
            <text:p>190.4519576513</text:p>
          </table:table-cell>
          <table:table-cell/>
        </table:table-row>
        <table:table-row table:style-name="ro1">
          <table:table-cell table:formula="of:=RAND()" office:value-type="float" office:value="0.814505943562835" calcext:value-type="float">
            <text:p>0.8145059436</text:p>
          </table:table-cell>
          <table:table-cell table:formula="of:=NORMINV([.A305];10;3)" office:value-type="float" office:value="12.6838720279278" calcext:value-type="float">
            <text:p>12.6838720279</text:p>
          </table:table-cell>
          <table:table-cell table:formula="of:=COM.MICROSOFT.NORM.INV(RAND(); 0; 1)" office:value-type="float" office:value="-2.54664164480095" calcext:value-type="float">
            <text:p>-2.5466416448</text:p>
          </table:table-cell>
          <table:table-cell table:formula="of:=NORMINV(RAND(); 62; 4)" office:value-type="float" office:value="62.6754204274634" calcext:value-type="float">
            <text:p>62.6754204275</text:p>
          </table:table-cell>
          <table:table-cell table:formula="of:=12 + 3 * [.D305] + 5 * [.C305]" office:value-type="float" office:value="187.293053058385" calcext:value-type="float">
            <text:p>187.2930530584</text:p>
          </table:table-cell>
          <table:table-cell/>
        </table:table-row>
        <table:table-row table:style-name="ro1">
          <table:table-cell table:formula="of:=RAND()" office:value-type="float" office:value="0.969766021706164" calcext:value-type="float">
            <text:p>0.9697660217</text:p>
          </table:table-cell>
          <table:table-cell table:formula="of:=NORMINV([.A306];10;3)" office:value-type="float" office:value="15.632097814128" calcext:value-type="float">
            <text:p>15.6320978141</text:p>
          </table:table-cell>
          <table:table-cell table:formula="of:=COM.MICROSOFT.NORM.INV(RAND(); 0; 1)" office:value-type="float" office:value="-0.373958525279676" calcext:value-type="float">
            <text:p>-0.3739585253</text:p>
          </table:table-cell>
          <table:table-cell table:formula="of:=NORMINV(RAND(); 62; 4)" office:value-type="float" office:value="64.0962916272694" calcext:value-type="float">
            <text:p>64.0962916273</text:p>
          </table:table-cell>
          <table:table-cell table:formula="of:=12 + 3 * [.D306] + 5 * [.C306]" office:value-type="float" office:value="202.41908225541" calcext:value-type="float">
            <text:p>202.4190822554</text:p>
          </table:table-cell>
          <table:table-cell/>
        </table:table-row>
        <table:table-row table:style-name="ro1">
          <table:table-cell table:formula="of:=RAND()" office:value-type="float" office:value="0.234336565248668" calcext:value-type="float">
            <text:p>0.2343365652</text:p>
          </table:table-cell>
          <table:table-cell table:formula="of:=NORMINV([.A307];10;3)" office:value-type="float" office:value="7.82608106391838" calcext:value-type="float">
            <text:p>7.8260810639</text:p>
          </table:table-cell>
          <table:table-cell table:formula="of:=COM.MICROSOFT.NORM.INV(RAND(); 0; 1)" office:value-type="float" office:value="0.636889659361858" calcext:value-type="float">
            <text:p>0.6368896594</text:p>
          </table:table-cell>
          <table:table-cell table:formula="of:=NORMINV(RAND(); 62; 4)" office:value-type="float" office:value="63.5960313056427" calcext:value-type="float">
            <text:p>63.5960313056</text:p>
          </table:table-cell>
          <table:table-cell table:formula="of:=12 + 3 * [.D307] + 5 * [.C307]" office:value-type="float" office:value="205.972542213737" calcext:value-type="float">
            <text:p>205.9725422137</text:p>
          </table:table-cell>
          <table:table-cell/>
        </table:table-row>
        <table:table-row table:style-name="ro1">
          <table:table-cell table:formula="of:=RAND()" office:value-type="float" office:value="0.640630343230441" calcext:value-type="float">
            <text:p>0.6406303432</text:p>
          </table:table-cell>
          <table:table-cell table:formula="of:=NORMINV([.A308];10;3)" office:value-type="float" office:value="11.0804325478683" calcext:value-type="float">
            <text:p>11.0804325479</text:p>
          </table:table-cell>
          <table:table-cell table:formula="of:=COM.MICROSOFT.NORM.INV(RAND(); 0; 1)" office:value-type="float" office:value="-1.11690698216616" calcext:value-type="float">
            <text:p>-1.1169069822</text:p>
          </table:table-cell>
          <table:table-cell table:formula="of:=NORMINV(RAND(); 62; 4)" office:value-type="float" office:value="61.8265909148289" calcext:value-type="float">
            <text:p>61.8265909148</text:p>
          </table:table-cell>
          <table:table-cell table:formula="of:=12 + 3 * [.D308] + 5 * [.C308]" office:value-type="float" office:value="191.895237833656" calcext:value-type="float">
            <text:p>191.8952378337</text:p>
          </table:table-cell>
          <table:table-cell/>
        </table:table-row>
        <table:table-row table:style-name="ro1">
          <table:table-cell table:formula="of:=RAND()" office:value-type="float" office:value="0.995156158693135" calcext:value-type="float">
            <text:p>0.9951561587</text:p>
          </table:table-cell>
          <table:table-cell table:formula="of:=NORMINV([.A309];10;3)" office:value-type="float" office:value="17.7603463818856" calcext:value-type="float">
            <text:p>17.7603463819</text:p>
          </table:table-cell>
          <table:table-cell table:formula="of:=COM.MICROSOFT.NORM.INV(RAND(); 0; 1)" office:value-type="float" office:value="0.112182070449301" calcext:value-type="float">
            <text:p>0.1121820704</text:p>
          </table:table-cell>
          <table:table-cell table:formula="of:=NORMINV(RAND(); 62; 4)" office:value-type="float" office:value="62.5587602971022" calcext:value-type="float">
            <text:p>62.5587602971</text:p>
          </table:table-cell>
          <table:table-cell table:formula="of:=12 + 3 * [.D309] + 5 * [.C309]" office:value-type="float" office:value="200.237191243553" calcext:value-type="float">
            <text:p>200.2371912436</text:p>
          </table:table-cell>
          <table:table-cell/>
        </table:table-row>
        <table:table-row table:style-name="ro1">
          <table:table-cell table:formula="of:=RAND()" office:value-type="float" office:value="0.902221058262512" calcext:value-type="float">
            <text:p>0.9022210583</text:p>
          </table:table-cell>
          <table:table-cell table:formula="of:=NORMINV([.A310];10;3)" office:value-type="float" office:value="13.8829341725748" calcext:value-type="float">
            <text:p>13.8829341726</text:p>
          </table:table-cell>
          <table:table-cell table:formula="of:=COM.MICROSOFT.NORM.INV(RAND(); 0; 1)" office:value-type="float" office:value="-0.727493502639413" calcext:value-type="float">
            <text:p>-0.7274935026</text:p>
          </table:table-cell>
          <table:table-cell table:formula="of:=NORMINV(RAND(); 62; 4)" office:value-type="float" office:value="69.890199068087" calcext:value-type="float">
            <text:p>69.8901990681</text:p>
          </table:table-cell>
          <table:table-cell table:formula="of:=12 + 3 * [.D310] + 5 * [.C310]" office:value-type="float" office:value="218.033129691064" calcext:value-type="float">
            <text:p>218.0331296911</text:p>
          </table:table-cell>
          <table:table-cell/>
        </table:table-row>
        <table:table-row table:style-name="ro1">
          <table:table-cell table:formula="of:=RAND()" office:value-type="float" office:value="0.310842443956062" calcext:value-type="float">
            <text:p>0.310842444</text:p>
          </table:table-cell>
          <table:table-cell table:formula="of:=NORMINV([.A311];10;3)" office:value-type="float" office:value="8.51960849757652" calcext:value-type="float">
            <text:p>8.5196084976</text:p>
          </table:table-cell>
          <table:table-cell table:formula="of:=COM.MICROSOFT.NORM.INV(RAND(); 0; 1)" office:value-type="float" office:value="0.0954670811519506" calcext:value-type="float">
            <text:p>0.0954670812</text:p>
          </table:table-cell>
          <table:table-cell table:formula="of:=NORMINV(RAND(); 62; 4)" office:value-type="float" office:value="59.8748771621343" calcext:value-type="float">
            <text:p>59.8748771621</text:p>
          </table:table-cell>
          <table:table-cell table:formula="of:=12 + 3 * [.D311] + 5 * [.C311]" office:value-type="float" office:value="192.101966892163" calcext:value-type="float">
            <text:p>192.1019668922</text:p>
          </table:table-cell>
          <table:table-cell/>
        </table:table-row>
        <table:table-row table:style-name="ro1">
          <table:table-cell table:formula="of:=RAND()" office:value-type="float" office:value="0.795815434772521" calcext:value-type="float">
            <text:p>0.7958154348</text:p>
          </table:table-cell>
          <table:table-cell table:formula="of:=NORMINV([.A312];10;3)" office:value-type="float" office:value="12.480301038177" calcext:value-type="float">
            <text:p>12.4803010382</text:p>
          </table:table-cell>
          <table:table-cell table:formula="of:=COM.MICROSOFT.NORM.INV(RAND(); 0; 1)" office:value-type="float" office:value="-0.213159867456219" calcext:value-type="float">
            <text:p>-0.2131598675</text:p>
          </table:table-cell>
          <table:table-cell table:formula="of:=NORMINV(RAND(); 62; 4)" office:value-type="float" office:value="66.1486074608608" calcext:value-type="float">
            <text:p>66.1486074609</text:p>
          </table:table-cell>
          <table:table-cell table:formula="of:=12 + 3 * [.D312] + 5 * [.C312]" office:value-type="float" office:value="209.380023045301" calcext:value-type="float">
            <text:p>209.3800230453</text:p>
          </table:table-cell>
          <table:table-cell/>
        </table:table-row>
        <table:table-row table:style-name="ro1">
          <table:table-cell table:formula="of:=RAND()" office:value-type="float" office:value="0.72182364272885" calcext:value-type="float">
            <text:p>0.7218236427</text:p>
          </table:table-cell>
          <table:table-cell table:formula="of:=NORMINV([.A313];10;3)" office:value-type="float" office:value="11.7648026875553" calcext:value-type="float">
            <text:p>11.7648026876</text:p>
          </table:table-cell>
          <table:table-cell table:formula="of:=COM.MICROSOFT.NORM.INV(RAND(); 0; 1)" office:value-type="float" office:value="-0.652078263210376" calcext:value-type="float">
            <text:p>-0.6520782632</text:p>
          </table:table-cell>
          <table:table-cell table:formula="of:=NORMINV(RAND(); 62; 4)" office:value-type="float" office:value="60.4936535632127" calcext:value-type="float">
            <text:p>60.4936535632</text:p>
          </table:table-cell>
          <table:table-cell table:formula="of:=12 + 3 * [.D313] + 5 * [.C313]" office:value-type="float" office:value="190.220569373586" calcext:value-type="float">
            <text:p>190.2205693736</text:p>
          </table:table-cell>
          <table:table-cell/>
        </table:table-row>
        <table:table-row table:style-name="ro1">
          <table:table-cell table:formula="of:=RAND()" office:value-type="float" office:value="0.68020865181461" calcext:value-type="float">
            <text:p>0.6802086518</text:p>
          </table:table-cell>
          <table:table-cell table:formula="of:=NORMINV([.A314];10;3)" office:value-type="float" office:value="11.4048470174019" calcext:value-type="float">
            <text:p>11.4048470174</text:p>
          </table:table-cell>
          <table:table-cell table:formula="of:=COM.MICROSOFT.NORM.INV(RAND(); 0; 1)" office:value-type="float" office:value="-1.20328500663577" calcext:value-type="float">
            <text:p>-1.2032850066</text:p>
          </table:table-cell>
          <table:table-cell table:formula="of:=NORMINV(RAND(); 62; 4)" office:value-type="float" office:value="61.5508097067796" calcext:value-type="float">
            <text:p>61.5508097068</text:p>
          </table:table-cell>
          <table:table-cell table:formula="of:=12 + 3 * [.D314] + 5 * [.C314]" office:value-type="float" office:value="190.63600408716" calcext:value-type="float">
            <text:p>190.6360040872</text:p>
          </table:table-cell>
          <table:table-cell/>
        </table:table-row>
        <table:table-row table:style-name="ro1">
          <table:table-cell table:formula="of:=RAND()" office:value-type="float" office:value="0.112422056030482" calcext:value-type="float">
            <text:p>0.112422056</text:p>
          </table:table-cell>
          <table:table-cell table:formula="of:=NORMINV([.A315];10;3)" office:value-type="float" office:value="6.35875712562151" calcext:value-type="float">
            <text:p>6.3587571256</text:p>
          </table:table-cell>
          <table:table-cell table:formula="of:=COM.MICROSOFT.NORM.INV(RAND(); 0; 1)" office:value-type="float" office:value="-0.058303112011078" calcext:value-type="float">
            <text:p>-0.058303112</text:p>
          </table:table-cell>
          <table:table-cell table:formula="of:=NORMINV(RAND(); 62; 4)" office:value-type="float" office:value="57.7768757954578" calcext:value-type="float">
            <text:p>57.7768757955</text:p>
          </table:table-cell>
          <table:table-cell table:formula="of:=12 + 3 * [.D315] + 5 * [.C315]" office:value-type="float" office:value="185.039111826318" calcext:value-type="float">
            <text:p>185.0391118263</text:p>
          </table:table-cell>
          <table:table-cell/>
        </table:table-row>
        <table:table-row table:style-name="ro1">
          <table:table-cell table:formula="of:=RAND()" office:value-type="float" office:value="0.790715779410675" calcext:value-type="float">
            <text:p>0.7907157794</text:p>
          </table:table-cell>
          <table:table-cell table:formula="of:=NORMINV([.A316];10;3)" office:value-type="float" office:value="12.4267220482846" calcext:value-type="float">
            <text:p>12.4267220483</text:p>
          </table:table-cell>
          <table:table-cell table:formula="of:=COM.MICROSOFT.NORM.INV(RAND(); 0; 1)" office:value-type="float" office:value="0.425582750411102" calcext:value-type="float">
            <text:p>0.4255827504</text:p>
          </table:table-cell>
          <table:table-cell table:formula="of:=NORMINV(RAND(); 62; 4)" office:value-type="float" office:value="53.9776014030577" calcext:value-type="float">
            <text:p>53.9776014031</text:p>
          </table:table-cell>
          <table:table-cell table:formula="of:=12 + 3 * [.D316] + 5 * [.C316]" office:value-type="float" office:value="176.060717961229" calcext:value-type="float">
            <text:p>176.0607179612</text:p>
          </table:table-cell>
          <table:table-cell/>
        </table:table-row>
        <table:table-row table:style-name="ro1">
          <table:table-cell table:formula="of:=RAND()" office:value-type="float" office:value="0.210367002990097" calcext:value-type="float">
            <text:p>0.210367003</text:p>
          </table:table-cell>
          <table:table-cell table:formula="of:=NORMINV([.A317];10;3)" office:value-type="float" office:value="7.58455457759912" calcext:value-type="float">
            <text:p>7.5845545776</text:p>
          </table:table-cell>
          <table:table-cell table:formula="of:=COM.MICROSOFT.NORM.INV(RAND(); 0; 1)" office:value-type="float" office:value="-1.36064517890937" calcext:value-type="float">
            <text:p>-1.3606451789</text:p>
          </table:table-cell>
          <table:table-cell table:formula="of:=NORMINV(RAND(); 62; 4)" office:value-type="float" office:value="65.2497206062404" calcext:value-type="float">
            <text:p>65.2497206062</text:p>
          </table:table-cell>
          <table:table-cell table:formula="of:=12 + 3 * [.D317] + 5 * [.C317]" office:value-type="float" office:value="200.945935924174" calcext:value-type="float">
            <text:p>200.9459359242</text:p>
          </table:table-cell>
          <table:table-cell/>
        </table:table-row>
        <table:table-row table:style-name="ro1">
          <table:table-cell table:formula="of:=RAND()" office:value-type="float" office:value="0.356185614597052" calcext:value-type="float">
            <text:p>0.3561856146</text:p>
          </table:table-cell>
          <table:table-cell table:formula="of:=NORMINV([.A318];10;3)" office:value-type="float" office:value="8.89398000628593" calcext:value-type="float">
            <text:p>8.8939800063</text:p>
          </table:table-cell>
          <table:table-cell table:formula="of:=COM.MICROSOFT.NORM.INV(RAND(); 0; 1)" office:value-type="float" office:value="-0.0902134556218398" calcext:value-type="float">
            <text:p>-0.0902134556</text:p>
          </table:table-cell>
          <table:table-cell table:formula="of:=NORMINV(RAND(); 62; 4)" office:value-type="float" office:value="58.6236165355884" calcext:value-type="float">
            <text:p>58.6236165356</text:p>
          </table:table-cell>
          <table:table-cell table:formula="of:=12 + 3 * [.D318] + 5 * [.C318]" office:value-type="float" office:value="187.419782328656" calcext:value-type="float">
            <text:p>187.4197823287</text:p>
          </table:table-cell>
          <table:table-cell/>
        </table:table-row>
        <table:table-row table:style-name="ro1">
          <table:table-cell table:formula="of:=RAND()" office:value-type="float" office:value="0.396842057118192" calcext:value-type="float">
            <text:p>0.3968420571</text:p>
          </table:table-cell>
          <table:table-cell table:formula="of:=NORMINV([.A319];10;3)" office:value-type="float" office:value="9.21541115392103" calcext:value-type="float">
            <text:p>9.2154111539</text:p>
          </table:table-cell>
          <table:table-cell table:formula="of:=COM.MICROSOFT.NORM.INV(RAND(); 0; 1)" office:value-type="float" office:value="-0.133401508796321" calcext:value-type="float">
            <text:p>-0.1334015088</text:p>
          </table:table-cell>
          <table:table-cell table:formula="of:=NORMINV(RAND(); 62; 4)" office:value-type="float" office:value="69.2329023231443" calcext:value-type="float">
            <text:p>69.2329023231</text:p>
          </table:table-cell>
          <table:table-cell table:formula="of:=12 + 3 * [.D319] + 5 * [.C319]" office:value-type="float" office:value="219.031699425451" calcext:value-type="float">
            <text:p>219.0316994255</text:p>
          </table:table-cell>
          <table:table-cell/>
        </table:table-row>
        <table:table-row table:style-name="ro1">
          <table:table-cell table:formula="of:=RAND()" office:value-type="float" office:value="0.257691527018324" calcext:value-type="float">
            <text:p>0.257691527</text:p>
          </table:table-cell>
          <table:table-cell table:formula="of:=NORMINV([.A320];10;3)" office:value-type="float" office:value="8.04856389093392" calcext:value-type="float">
            <text:p>8.0485638909</text:p>
          </table:table-cell>
          <table:table-cell table:formula="of:=COM.MICROSOFT.NORM.INV(RAND(); 0; 1)" office:value-type="float" office:value="1.19520140535002" calcext:value-type="float">
            <text:p>1.1952014054</text:p>
          </table:table-cell>
          <table:table-cell table:formula="of:=NORMINV(RAND(); 62; 4)" office:value-type="float" office:value="61.2484503118388" calcext:value-type="float">
            <text:p>61.2484503118</text:p>
          </table:table-cell>
          <table:table-cell table:formula="of:=12 + 3 * [.D320] + 5 * [.C320]" office:value-type="float" office:value="201.721357962266" calcext:value-type="float">
            <text:p>201.7213579623</text:p>
          </table:table-cell>
          <table:table-cell/>
        </table:table-row>
        <table:table-row table:style-name="ro1">
          <table:table-cell table:formula="of:=RAND()" office:value-type="float" office:value="0.80117397964932" calcext:value-type="float">
            <text:p>0.8011739796</text:p>
          </table:table-cell>
          <table:table-cell table:formula="of:=NORMINV([.A321];10;3)" office:value-type="float" office:value="12.5374660533251" calcext:value-type="float">
            <text:p>12.5374660533</text:p>
          </table:table-cell>
          <table:table-cell table:formula="of:=COM.MICROSOFT.NORM.INV(RAND(); 0; 1)" office:value-type="float" office:value="-0.520892809152653" calcext:value-type="float">
            <text:p>-0.5208928092</text:p>
          </table:table-cell>
          <table:table-cell table:formula="of:=NORMINV(RAND(); 62; 4)" office:value-type="float" office:value="68.8483094926525" calcext:value-type="float">
            <text:p>68.8483094927</text:p>
          </table:table-cell>
          <table:table-cell table:formula="of:=12 + 3 * [.D321] + 5 * [.C321]" office:value-type="float" office:value="215.940464432194" calcext:value-type="float">
            <text:p>215.9404644322</text:p>
          </table:table-cell>
          <table:table-cell/>
        </table:table-row>
        <table:table-row table:style-name="ro1">
          <table:table-cell table:formula="of:=RAND()" office:value-type="float" office:value="0.115242132917047" calcext:value-type="float">
            <text:p>0.1152421329</text:p>
          </table:table-cell>
          <table:table-cell table:formula="of:=NORMINV([.A322];10;3)" office:value-type="float" office:value="6.40266297517904" calcext:value-type="float">
            <text:p>6.4026629752</text:p>
          </table:table-cell>
          <table:table-cell table:formula="of:=COM.MICROSOFT.NORM.INV(RAND(); 0; 1)" office:value-type="float" office:value="1.04776123636915" calcext:value-type="float">
            <text:p>1.0477612364</text:p>
          </table:table-cell>
          <table:table-cell table:formula="of:=NORMINV(RAND(); 62; 4)" office:value-type="float" office:value="63.7301256382382" calcext:value-type="float">
            <text:p>63.7301256382</text:p>
          </table:table-cell>
          <table:table-cell table:formula="of:=12 + 3 * [.D322] + 5 * [.C322]" office:value-type="float" office:value="208.42918309656" calcext:value-type="float">
            <text:p>208.4291830966</text:p>
          </table:table-cell>
          <table:table-cell/>
        </table:table-row>
        <table:table-row table:style-name="ro1">
          <table:table-cell table:formula="of:=RAND()" office:value-type="float" office:value="0.218654981581494" calcext:value-type="float">
            <text:p>0.2186549816</text:p>
          </table:table-cell>
          <table:table-cell table:formula="of:=NORMINV([.A323];10;3)" office:value-type="float" office:value="7.66976871835934" calcext:value-type="float">
            <text:p>7.6697687184</text:p>
          </table:table-cell>
          <table:table-cell table:formula="of:=COM.MICROSOFT.NORM.INV(RAND(); 0; 1)" office:value-type="float" office:value="0.832391480779725" calcext:value-type="float">
            <text:p>0.8323914808</text:p>
          </table:table-cell>
          <table:table-cell table:formula="of:=NORMINV(RAND(); 62; 4)" office:value-type="float" office:value="54.8639117458152" calcext:value-type="float">
            <text:p>54.8639117458</text:p>
          </table:table-cell>
          <table:table-cell table:formula="of:=12 + 3 * [.D323] + 5 * [.C323]" office:value-type="float" office:value="180.753692641344" calcext:value-type="float">
            <text:p>180.7536926413</text:p>
          </table:table-cell>
          <table:table-cell/>
        </table:table-row>
        <table:table-row table:style-name="ro1">
          <table:table-cell table:formula="of:=RAND()" office:value-type="float" office:value="0.410184161970392" calcext:value-type="float">
            <text:p>0.410184162</text:p>
          </table:table-cell>
          <table:table-cell table:formula="of:=NORMINV([.A324];10;3)" office:value-type="float" office:value="9.31878619063696" calcext:value-type="float">
            <text:p>9.3187861906</text:p>
          </table:table-cell>
          <table:table-cell table:formula="of:=COM.MICROSOFT.NORM.INV(RAND(); 0; 1)" office:value-type="float" office:value="0.627235192127763" calcext:value-type="float">
            <text:p>0.6272351921</text:p>
          </table:table-cell>
          <table:table-cell table:formula="of:=NORMINV(RAND(); 62; 4)" office:value-type="float" office:value="56.8431373094785" calcext:value-type="float">
            <text:p>56.8431373095</text:p>
          </table:table-cell>
          <table:table-cell table:formula="of:=12 + 3 * [.D324] + 5 * [.C324]" office:value-type="float" office:value="185.665587889074" calcext:value-type="float">
            <text:p>185.6655878891</text:p>
          </table:table-cell>
          <table:table-cell/>
        </table:table-row>
        <table:table-row table:style-name="ro1">
          <table:table-cell table:formula="of:=RAND()" office:value-type="float" office:value="0.342662347713485" calcext:value-type="float">
            <text:p>0.3426623477</text:p>
          </table:table-cell>
          <table:table-cell table:formula="of:=NORMINV([.A325];10;3)" office:value-type="float" office:value="8.78437628740305" calcext:value-type="float">
            <text:p>8.7843762874</text:p>
          </table:table-cell>
          <table:table-cell table:formula="of:=COM.MICROSOFT.NORM.INV(RAND(); 0; 1)" office:value-type="float" office:value="-1.6394158228699" calcext:value-type="float">
            <text:p>-1.6394158229</text:p>
          </table:table-cell>
          <table:table-cell table:formula="of:=NORMINV(RAND(); 62; 4)" office:value-type="float" office:value="58.1711587772473" calcext:value-type="float">
            <text:p>58.1711587772</text:p>
          </table:table-cell>
          <table:table-cell table:formula="of:=12 + 3 * [.D325] + 5 * [.C325]" office:value-type="float" office:value="178.316397217392" calcext:value-type="float">
            <text:p>178.3163972174</text:p>
          </table:table-cell>
          <table:table-cell/>
        </table:table-row>
        <table:table-row table:style-name="ro1">
          <table:table-cell table:formula="of:=RAND()" office:value-type="float" office:value="0.438294559484348" calcext:value-type="float">
            <text:p>0.4382945595</text:p>
          </table:table-cell>
          <table:table-cell table:formula="of:=NORMINV([.A326];10;3)" office:value-type="float" office:value="9.53411637665713" calcext:value-type="float">
            <text:p>9.5341163767</text:p>
          </table:table-cell>
          <table:table-cell table:formula="of:=COM.MICROSOFT.NORM.INV(RAND(); 0; 1)" office:value-type="float" office:value="0.54848890237997" calcext:value-type="float">
            <text:p>0.5484889024</text:p>
          </table:table-cell>
          <table:table-cell table:formula="of:=NORMINV(RAND(); 62; 4)" office:value-type="float" office:value="60.2099718251085" calcext:value-type="float">
            <text:p>60.2099718251</text:p>
          </table:table-cell>
          <table:table-cell table:formula="of:=12 + 3 * [.D326] + 5 * [.C326]" office:value-type="float" office:value="195.372359987225" calcext:value-type="float">
            <text:p>195.3723599872</text:p>
          </table:table-cell>
          <table:table-cell/>
        </table:table-row>
        <table:table-row table:style-name="ro1">
          <table:table-cell table:formula="of:=RAND()" office:value-type="float" office:value="0.422275456599891" calcext:value-type="float">
            <text:p>0.4222754566</text:p>
          </table:table-cell>
          <table:table-cell table:formula="of:=NORMINV([.A327];10;3)" office:value-type="float" office:value="9.41177289055311" calcext:value-type="float">
            <text:p>9.4117728906</text:p>
          </table:table-cell>
          <table:table-cell table:formula="of:=COM.MICROSOFT.NORM.INV(RAND(); 0; 1)" office:value-type="float" office:value="0.098255636220163" calcext:value-type="float">
            <text:p>0.0982556362</text:p>
          </table:table-cell>
          <table:table-cell table:formula="of:=NORMINV(RAND(); 62; 4)" office:value-type="float" office:value="60.1833373753868" calcext:value-type="float">
            <text:p>60.1833373754</text:p>
          </table:table-cell>
          <table:table-cell table:formula="of:=12 + 3 * [.D327] + 5 * [.C327]" office:value-type="float" office:value="193.041290307261" calcext:value-type="float">
            <text:p>193.0412903073</text:p>
          </table:table-cell>
          <table:table-cell/>
        </table:table-row>
        <table:table-row table:style-name="ro1">
          <table:table-cell table:formula="of:=RAND()" office:value-type="float" office:value="0.768928058911115" calcext:value-type="float">
            <text:p>0.7689280589</text:p>
          </table:table-cell>
          <table:table-cell table:formula="of:=NORMINV([.A328];10;3)" office:value-type="float" office:value="12.2059636874546" calcext:value-type="float">
            <text:p>12.2059636875</text:p>
          </table:table-cell>
          <table:table-cell table:formula="of:=COM.MICROSOFT.NORM.INV(RAND(); 0; 1)" office:value-type="float" office:value="1.03333181649061" calcext:value-type="float">
            <text:p>1.0333318165</text:p>
          </table:table-cell>
          <table:table-cell table:formula="of:=NORMINV(RAND(); 62; 4)" office:value-type="float" office:value="56.6638033132336" calcext:value-type="float">
            <text:p>56.6638033132</text:p>
          </table:table-cell>
          <table:table-cell table:formula="of:=12 + 3 * [.D328] + 5 * [.C328]" office:value-type="float" office:value="187.158069022154" calcext:value-type="float">
            <text:p>187.1580690222</text:p>
          </table:table-cell>
          <table:table-cell/>
        </table:table-row>
        <table:table-row table:style-name="ro1">
          <table:table-cell table:formula="of:=RAND()" office:value-type="float" office:value="0.7339940557722" calcext:value-type="float">
            <text:p>0.7339940558</text:p>
          </table:table-cell>
          <table:table-cell table:formula="of:=NORMINV([.A329];10;3)" office:value-type="float" office:value="11.8748133710204" calcext:value-type="float">
            <text:p>11.874813371</text:p>
          </table:table-cell>
          <table:table-cell table:formula="of:=COM.MICROSOFT.NORM.INV(RAND(); 0; 1)" office:value-type="float" office:value="0.108723624817632" calcext:value-type="float">
            <text:p>0.1087236248</text:p>
          </table:table-cell>
          <table:table-cell table:formula="of:=NORMINV(RAND(); 62; 4)" office:value-type="float" office:value="68.5544719476871" calcext:value-type="float">
            <text:p>68.5544719477</text:p>
          </table:table-cell>
          <table:table-cell table:formula="of:=12 + 3 * [.D329] + 5 * [.C329]" office:value-type="float" office:value="218.20703396715" calcext:value-type="float">
            <text:p>218.2070339672</text:p>
          </table:table-cell>
          <table:table-cell/>
        </table:table-row>
        <table:table-row table:style-name="ro1">
          <table:table-cell table:formula="of:=RAND()" office:value-type="float" office:value="0.916376509005204" calcext:value-type="float">
            <text:p>0.916376509</text:p>
          </table:table-cell>
          <table:table-cell table:formula="of:=NORMINV([.A330];10;3)" office:value-type="float" office:value="14.1433120380244" calcext:value-type="float">
            <text:p>14.143312038</text:p>
          </table:table-cell>
          <table:table-cell table:formula="of:=COM.MICROSOFT.NORM.INV(RAND(); 0; 1)" office:value-type="float" office:value="0.564335530891335" calcext:value-type="float">
            <text:p>0.5643355309</text:p>
          </table:table-cell>
          <table:table-cell table:formula="of:=NORMINV(RAND(); 62; 4)" office:value-type="float" office:value="58.3209351687829" calcext:value-type="float">
            <text:p>58.3209351688</text:p>
          </table:table-cell>
          <table:table-cell table:formula="of:=12 + 3 * [.D330] + 5 * [.C330]" office:value-type="float" office:value="189.784483160805" calcext:value-type="float">
            <text:p>189.7844831608</text:p>
          </table:table-cell>
          <table:table-cell/>
        </table:table-row>
        <table:table-row table:style-name="ro1">
          <table:table-cell table:formula="of:=RAND()" office:value-type="float" office:value="0.602202165406197" calcext:value-type="float">
            <text:p>0.6022021654</text:p>
          </table:table-cell>
          <table:table-cell table:formula="of:=NORMINV([.A331];10;3)" office:value-type="float" office:value="10.7771538618341" calcext:value-type="float">
            <text:p>10.7771538618</text:p>
          </table:table-cell>
          <table:table-cell table:formula="of:=COM.MICROSOFT.NORM.INV(RAND(); 0; 1)" office:value-type="float" office:value="-0.33968289947569" calcext:value-type="float">
            <text:p>-0.3396828995</text:p>
          </table:table-cell>
          <table:table-cell table:formula="of:=NORMINV(RAND(); 62; 4)" office:value-type="float" office:value="65.9264283270174" calcext:value-type="float">
            <text:p>65.926428327</text:p>
          </table:table-cell>
          <table:table-cell table:formula="of:=12 + 3 * [.D331] + 5 * [.C331]" office:value-type="float" office:value="208.080870483674" calcext:value-type="float">
            <text:p>208.0808704837</text:p>
          </table:table-cell>
          <table:table-cell/>
        </table:table-row>
        <table:table-row table:style-name="ro1">
          <table:table-cell table:formula="of:=RAND()" office:value-type="float" office:value="0.0330471398774534" calcext:value-type="float">
            <text:p>0.0330471399</text:p>
          </table:table-cell>
          <table:table-cell table:formula="of:=NORMINV([.A332];10;3)" office:value-type="float" office:value="4.48664880453036" calcext:value-type="float">
            <text:p>4.4866488045</text:p>
          </table:table-cell>
          <table:table-cell table:formula="of:=COM.MICROSOFT.NORM.INV(RAND(); 0; 1)" office:value-type="float" office:value="0.451930543489434" calcext:value-type="float">
            <text:p>0.4519305435</text:p>
          </table:table-cell>
          <table:table-cell table:formula="of:=NORMINV(RAND(); 62; 4)" office:value-type="float" office:value="60.5659145849326" calcext:value-type="float">
            <text:p>60.5659145849</text:p>
          </table:table-cell>
          <table:table-cell table:formula="of:=12 + 3 * [.D332] + 5 * [.C332]" office:value-type="float" office:value="195.957396472245" calcext:value-type="float">
            <text:p>195.9573964722</text:p>
          </table:table-cell>
          <table:table-cell/>
        </table:table-row>
        <table:table-row table:style-name="ro1">
          <table:table-cell table:formula="of:=RAND()" office:value-type="float" office:value="0.28570099407807" calcext:value-type="float">
            <text:p>0.2857009941</text:p>
          </table:table-cell>
          <table:table-cell table:formula="of:=NORMINV([.A333];10;3)" office:value-type="float" office:value="8.30203622116303" calcext:value-type="float">
            <text:p>8.3020362212</text:p>
          </table:table-cell>
          <table:table-cell table:formula="of:=COM.MICROSOFT.NORM.INV(RAND(); 0; 1)" office:value-type="float" office:value="0.288354761555062" calcext:value-type="float">
            <text:p>0.2883547616</text:p>
          </table:table-cell>
          <table:table-cell table:formula="of:=NORMINV(RAND(); 62; 4)" office:value-type="float" office:value="68.6559950832333" calcext:value-type="float">
            <text:p>68.6559950832</text:p>
          </table:table-cell>
          <table:table-cell table:formula="of:=12 + 3 * [.D333] + 5 * [.C333]" office:value-type="float" office:value="219.409759057475" calcext:value-type="float">
            <text:p>219.4097590575</text:p>
          </table:table-cell>
          <table:table-cell/>
        </table:table-row>
        <table:table-row table:style-name="ro1">
          <table:table-cell table:formula="of:=RAND()" office:value-type="float" office:value="0.692416962003335" calcext:value-type="float">
            <text:p>0.692416962</text:p>
          </table:table-cell>
          <table:table-cell table:formula="of:=NORMINV([.A334];10;3)" office:value-type="float" office:value="11.5081389676454" calcext:value-type="float">
            <text:p>11.5081389676</text:p>
          </table:table-cell>
          <table:table-cell table:formula="of:=COM.MICROSOFT.NORM.INV(RAND(); 0; 1)" office:value-type="float" office:value="0.297372856424017" calcext:value-type="float">
            <text:p>0.2973728564</text:p>
          </table:table-cell>
          <table:table-cell table:formula="of:=NORMINV(RAND(); 62; 4)" office:value-type="float" office:value="57.5523981794977" calcext:value-type="float">
            <text:p>57.5523981795</text:p>
          </table:table-cell>
          <table:table-cell table:formula="of:=12 + 3 * [.D334] + 5 * [.C334]" office:value-type="float" office:value="186.144058820613" calcext:value-type="float">
            <text:p>186.1440588206</text:p>
          </table:table-cell>
          <table:table-cell/>
        </table:table-row>
        <table:table-row table:style-name="ro1">
          <table:table-cell table:formula="of:=RAND()" office:value-type="float" office:value="0.0422567513305694" calcext:value-type="float">
            <text:p>0.0422567513</text:p>
          </table:table-cell>
          <table:table-cell table:formula="of:=NORMINV([.A335];10;3)" office:value-type="float" office:value="4.82476743150539" calcext:value-type="float">
            <text:p>4.8247674315</text:p>
          </table:table-cell>
          <table:table-cell table:formula="of:=COM.MICROSOFT.NORM.INV(RAND(); 0; 1)" office:value-type="float" office:value="1.91164464183243" calcext:value-type="float">
            <text:p>1.9116446418</text:p>
          </table:table-cell>
          <table:table-cell table:formula="of:=NORMINV(RAND(); 62; 4)" office:value-type="float" office:value="69.1640908229889" calcext:value-type="float">
            <text:p>69.164090823</text:p>
          </table:table-cell>
          <table:table-cell table:formula="of:=12 + 3 * [.D335] + 5 * [.C335]" office:value-type="float" office:value="229.050495678129" calcext:value-type="float">
            <text:p>229.0504956781</text:p>
          </table:table-cell>
          <table:table-cell/>
        </table:table-row>
        <table:table-row table:style-name="ro1">
          <table:table-cell table:formula="of:=RAND()" office:value-type="float" office:value="0.205133045325056" calcext:value-type="float">
            <text:p>0.2051330453</text:p>
          </table:table-cell>
          <table:table-cell table:formula="of:=NORMINV([.A336];10;3)" office:value-type="float" office:value="7.52972362522154" calcext:value-type="float">
            <text:p>7.5297236252</text:p>
          </table:table-cell>
          <table:table-cell table:formula="of:=COM.MICROSOFT.NORM.INV(RAND(); 0; 1)" office:value-type="float" office:value="1.2902555544809" calcext:value-type="float">
            <text:p>1.2902555545</text:p>
          </table:table-cell>
          <table:table-cell table:formula="of:=NORMINV(RAND(); 62; 4)" office:value-type="float" office:value="62.7995772327271" calcext:value-type="float">
            <text:p>62.7995772327</text:p>
          </table:table-cell>
          <table:table-cell table:formula="of:=12 + 3 * [.D336] + 5 * [.C336]" office:value-type="float" office:value="206.850009470586" calcext:value-type="float">
            <text:p>206.8500094706</text:p>
          </table:table-cell>
          <table:table-cell/>
        </table:table-row>
        <table:table-row table:style-name="ro1">
          <table:table-cell table:formula="of:=RAND()" office:value-type="float" office:value="0.243153458926827" calcext:value-type="float">
            <text:p>0.2431534589</text:p>
          </table:table-cell>
          <table:table-cell table:formula="of:=NORMINV([.A337];10;3)" office:value-type="float" office:value="7.9114159550183" calcext:value-type="float">
            <text:p>7.911415955</text:p>
          </table:table-cell>
          <table:table-cell table:formula="of:=COM.MICROSOFT.NORM.INV(RAND(); 0; 1)" office:value-type="float" office:value="2.00686755241153" calcext:value-type="float">
            <text:p>2.0068675524</text:p>
          </table:table-cell>
          <table:table-cell table:formula="of:=NORMINV(RAND(); 62; 4)" office:value-type="float" office:value="71.475792086907" calcext:value-type="float">
            <text:p>71.4757920869</text:p>
          </table:table-cell>
          <table:table-cell table:formula="of:=12 + 3 * [.D337] + 5 * [.C337]" office:value-type="float" office:value="236.461714022779" calcext:value-type="float">
            <text:p>236.4617140228</text:p>
          </table:table-cell>
          <table:table-cell/>
        </table:table-row>
        <table:table-row table:style-name="ro1">
          <table:table-cell table:formula="of:=RAND()" office:value-type="float" office:value="0.35071904445067" calcext:value-type="float">
            <text:p>0.3507190445</text:p>
          </table:table-cell>
          <table:table-cell table:formula="of:=NORMINV([.A338];10;3)" office:value-type="float" office:value="8.84986023717971" calcext:value-type="float">
            <text:p>8.8498602372</text:p>
          </table:table-cell>
          <table:table-cell table:formula="of:=COM.MICROSOFT.NORM.INV(RAND(); 0; 1)" office:value-type="float" office:value="0.899819763313683" calcext:value-type="float">
            <text:p>0.8998197633</text:p>
          </table:table-cell>
          <table:table-cell table:formula="of:=NORMINV(RAND(); 62; 4)" office:value-type="float" office:value="64.9482474080202" calcext:value-type="float">
            <text:p>64.948247408</text:p>
          </table:table-cell>
          <table:table-cell table:formula="of:=12 + 3 * [.D338] + 5 * [.C338]" office:value-type="float" office:value="211.343841040629" calcext:value-type="float">
            <text:p>211.3438410406</text:p>
          </table:table-cell>
          <table:table-cell/>
        </table:table-row>
        <table:table-row table:style-name="ro1">
          <table:table-cell table:formula="of:=RAND()" office:value-type="float" office:value="0.0985754407010973" calcext:value-type="float">
            <text:p>0.0985754407</text:p>
          </table:table-cell>
          <table:table-cell table:formula="of:=NORMINV([.A339];10;3)" office:value-type="float" office:value="6.13086581237084" calcext:value-type="float">
            <text:p>6.1308658124</text:p>
          </table:table-cell>
          <table:table-cell table:formula="of:=COM.MICROSOFT.NORM.INV(RAND(); 0; 1)" office:value-type="float" office:value="1.02033994339297" calcext:value-type="float">
            <text:p>1.0203399434</text:p>
          </table:table-cell>
          <table:table-cell table:formula="of:=NORMINV(RAND(); 62; 4)" office:value-type="float" office:value="63.9347765255354" calcext:value-type="float">
            <text:p>63.9347765255</text:p>
          </table:table-cell>
          <table:table-cell table:formula="of:=12 + 3 * [.D339] + 5 * [.C339]" office:value-type="float" office:value="208.906029293571" calcext:value-type="float">
            <text:p>208.9060292936</text:p>
          </table:table-cell>
          <table:table-cell/>
        </table:table-row>
        <table:table-row table:style-name="ro1">
          <table:table-cell table:formula="of:=RAND()" office:value-type="float" office:value="0.804771943483502" calcext:value-type="float">
            <text:p>0.8047719435</text:p>
          </table:table-cell>
          <table:table-cell table:formula="of:=NORMINV([.A340];10;3)" office:value-type="float" office:value="12.5763714821646" calcext:value-type="float">
            <text:p>12.5763714822</text:p>
          </table:table-cell>
          <table:table-cell table:formula="of:=COM.MICROSOFT.NORM.INV(RAND(); 0; 1)" office:value-type="float" office:value="-1.31492305806991" calcext:value-type="float">
            <text:p>-1.3149230581</text:p>
          </table:table-cell>
          <table:table-cell table:formula="of:=NORMINV(RAND(); 62; 4)" office:value-type="float" office:value="59.8429719813034" calcext:value-type="float">
            <text:p>59.8429719813</text:p>
          </table:table-cell>
          <table:table-cell table:formula="of:=12 + 3 * [.D340] + 5 * [.C340]" office:value-type="float" office:value="184.95430065356" calcext:value-type="float">
            <text:p>184.9543006536</text:p>
          </table:table-cell>
          <table:table-cell/>
        </table:table-row>
        <table:table-row table:style-name="ro1">
          <table:table-cell table:formula="of:=RAND()" office:value-type="float" office:value="0.527589881559834" calcext:value-type="float">
            <text:p>0.5275898816</text:p>
          </table:table-cell>
          <table:table-cell table:formula="of:=NORMINV([.A341];10;3)" office:value-type="float" office:value="10.2076383914628" calcext:value-type="float">
            <text:p>10.2076383915</text:p>
          </table:table-cell>
          <table:table-cell table:formula="of:=COM.MICROSOFT.NORM.INV(RAND(); 0; 1)" office:value-type="float" office:value="-0.367330312605759" calcext:value-type="float">
            <text:p>-0.3673303126</text:p>
          </table:table-cell>
          <table:table-cell table:formula="of:=NORMINV(RAND(); 62; 4)" office:value-type="float" office:value="64.8328862881146" calcext:value-type="float">
            <text:p>64.8328862881</text:p>
          </table:table-cell>
          <table:table-cell table:formula="of:=12 + 3 * [.D341] + 5 * [.C341]" office:value-type="float" office:value="204.662007301315" calcext:value-type="float">
            <text:p>204.6620073013</text:p>
          </table:table-cell>
          <table:table-cell/>
        </table:table-row>
        <table:table-row table:style-name="ro1">
          <table:table-cell table:formula="of:=RAND()" office:value-type="float" office:value="0.465643596602604" calcext:value-type="float">
            <text:p>0.4656435966</text:p>
          </table:table-cell>
          <table:table-cell table:formula="of:=NORMINV([.A342];10;3)" office:value-type="float" office:value="9.74132362484325" calcext:value-type="float">
            <text:p>9.7413236248</text:p>
          </table:table-cell>
          <table:table-cell table:formula="of:=COM.MICROSOFT.NORM.INV(RAND(); 0; 1)" office:value-type="float" office:value="-0.151051828093847" calcext:value-type="float">
            <text:p>-0.1510518281</text:p>
          </table:table-cell>
          <table:table-cell table:formula="of:=NORMINV(RAND(); 62; 4)" office:value-type="float" office:value="64.5430972856171" calcext:value-type="float">
            <text:p>64.5430972856</text:p>
          </table:table-cell>
          <table:table-cell table:formula="of:=12 + 3 * [.D342] + 5 * [.C342]" office:value-type="float" office:value="204.874032716382" calcext:value-type="float">
            <text:p>204.8740327164</text:p>
          </table:table-cell>
          <table:table-cell/>
        </table:table-row>
        <table:table-row table:style-name="ro1">
          <table:table-cell table:formula="of:=RAND()" office:value-type="float" office:value="0.53823757590726" calcext:value-type="float">
            <text:p>0.5382375759</text:p>
          </table:table-cell>
          <table:table-cell table:formula="of:=NORMINV([.A343];10;3)" office:value-type="float" office:value="10.2879838496629" calcext:value-type="float">
            <text:p>10.2879838497</text:p>
          </table:table-cell>
          <table:table-cell table:formula="of:=COM.MICROSOFT.NORM.INV(RAND(); 0; 1)" office:value-type="float" office:value="0.446091791238542" calcext:value-type="float">
            <text:p>0.4460917912</text:p>
          </table:table-cell>
          <table:table-cell table:formula="of:=NORMINV(RAND(); 62; 4)" office:value-type="float" office:value="56.2190822091999" calcext:value-type="float">
            <text:p>56.2190822092</text:p>
          </table:table-cell>
          <table:table-cell table:formula="of:=12 + 3 * [.D343] + 5 * [.C343]" office:value-type="float" office:value="182.887705583792" calcext:value-type="float">
            <text:p>182.8877055838</text:p>
          </table:table-cell>
          <table:table-cell/>
        </table:table-row>
        <table:table-row table:style-name="ro1">
          <table:table-cell table:formula="of:=RAND()" office:value-type="float" office:value="0.127994943642989" calcext:value-type="float">
            <text:p>0.1279949436</text:p>
          </table:table-cell>
          <table:table-cell table:formula="of:=NORMINV([.A344];10;3)" office:value-type="float" office:value="6.59223885430474" calcext:value-type="float">
            <text:p>6.5922388543</text:p>
          </table:table-cell>
          <table:table-cell table:formula="of:=COM.MICROSOFT.NORM.INV(RAND(); 0; 1)" office:value-type="float" office:value="0.991438935152969" calcext:value-type="float">
            <text:p>0.9914389352</text:p>
          </table:table-cell>
          <table:table-cell table:formula="of:=NORMINV(RAND(); 62; 4)" office:value-type="float" office:value="61.699527726686" calcext:value-type="float">
            <text:p>61.6995277267</text:p>
          </table:table-cell>
          <table:table-cell table:formula="of:=12 + 3 * [.D344] + 5 * [.C344]" office:value-type="float" office:value="202.055777855823" calcext:value-type="float">
            <text:p>202.0557778558</text:p>
          </table:table-cell>
          <table:table-cell/>
        </table:table-row>
        <table:table-row table:style-name="ro1">
          <table:table-cell table:formula="of:=RAND()" office:value-type="float" office:value="0.869466578122228" calcext:value-type="float">
            <text:p>0.8694665781</text:p>
          </table:table-cell>
          <table:table-cell table:formula="of:=NORMINV([.A345];10;3)" office:value-type="float" office:value="13.3716194472451" calcext:value-type="float">
            <text:p>13.3716194472</text:p>
          </table:table-cell>
          <table:table-cell table:formula="of:=COM.MICROSOFT.NORM.INV(RAND(); 0; 1)" office:value-type="float" office:value="1.72993106795548" calcext:value-type="float">
            <text:p>1.729931068</text:p>
          </table:table-cell>
          <table:table-cell table:formula="of:=NORMINV(RAND(); 62; 4)" office:value-type="float" office:value="60.4345559671509" calcext:value-type="float">
            <text:p>60.4345559672</text:p>
          </table:table-cell>
          <table:table-cell table:formula="of:=12 + 3 * [.D345] + 5 * [.C345]" office:value-type="float" office:value="201.95332324123" calcext:value-type="float">
            <text:p>201.9533232412</text:p>
          </table:table-cell>
          <table:table-cell/>
        </table:table-row>
        <table:table-row table:style-name="ro1">
          <table:table-cell table:formula="of:=RAND()" office:value-type="float" office:value="0.272240415448323" calcext:value-type="float">
            <text:p>0.2722404154</text:p>
          </table:table-cell>
          <table:table-cell table:formula="of:=NORMINV([.A346];10;3)" office:value-type="float" office:value="8.18184674391639" calcext:value-type="float">
            <text:p>8.1818467439</text:p>
          </table:table-cell>
          <table:table-cell table:formula="of:=COM.MICROSOFT.NORM.INV(RAND(); 0; 1)" office:value-type="float" office:value="-1.60914416925951" calcext:value-type="float">
            <text:p>-1.6091441693</text:p>
          </table:table-cell>
          <table:table-cell table:formula="of:=NORMINV(RAND(); 62; 4)" office:value-type="float" office:value="59.9898666950494" calcext:value-type="float">
            <text:p>59.989866695</text:p>
          </table:table-cell>
          <table:table-cell table:formula="of:=12 + 3 * [.D346] + 5 * [.C346]" office:value-type="float" office:value="183.923879238851" calcext:value-type="float">
            <text:p>183.9238792389</text:p>
          </table:table-cell>
          <table:table-cell/>
        </table:table-row>
        <table:table-row table:style-name="ro1">
          <table:table-cell table:formula="of:=RAND()" office:value-type="float" office:value="0.269080735743046" calcext:value-type="float">
            <text:p>0.2690807357</text:p>
          </table:table-cell>
          <table:table-cell table:formula="of:=NORMINV([.A347];10;3)" office:value-type="float" office:value="8.1532132704153" calcext:value-type="float">
            <text:p>8.1532132704</text:p>
          </table:table-cell>
          <table:table-cell table:formula="of:=COM.MICROSOFT.NORM.INV(RAND(); 0; 1)" office:value-type="float" office:value="-0.0658089096356146" calcext:value-type="float">
            <text:p>-0.0658089096</text:p>
          </table:table-cell>
          <table:table-cell table:formula="of:=NORMINV(RAND(); 62; 4)" office:value-type="float" office:value="70.1708849469063" calcext:value-type="float">
            <text:p>70.1708849469</text:p>
          </table:table-cell>
          <table:table-cell table:formula="of:=12 + 3 * [.D347] + 5 * [.C347]" office:value-type="float" office:value="222.183610292541" calcext:value-type="float">
            <text:p>222.1836102925</text:p>
          </table:table-cell>
          <table:table-cell/>
        </table:table-row>
        <table:table-row table:style-name="ro1">
          <table:table-cell table:formula="of:=RAND()" office:value-type="float" office:value="0.438371520955116" calcext:value-type="float">
            <text:p>0.438371521</text:p>
          </table:table-cell>
          <table:table-cell table:formula="of:=NORMINV([.A348];10;3)" office:value-type="float" office:value="9.53470212999844" calcext:value-type="float">
            <text:p>9.53470213</text:p>
          </table:table-cell>
          <table:table-cell table:formula="of:=COM.MICROSOFT.NORM.INV(RAND(); 0; 1)" office:value-type="float" office:value="1.20393118546602" calcext:value-type="float">
            <text:p>1.2039311855</text:p>
          </table:table-cell>
          <table:table-cell table:formula="of:=NORMINV(RAND(); 62; 4)" office:value-type="float" office:value="65.837777498306" calcext:value-type="float">
            <text:p>65.8377774983</text:p>
          </table:table-cell>
          <table:table-cell table:formula="of:=12 + 3 * [.D348] + 5 * [.C348]" office:value-type="float" office:value="215.532988422248" calcext:value-type="float">
            <text:p>215.5329884222</text:p>
          </table:table-cell>
          <table:table-cell/>
        </table:table-row>
        <table:table-row table:style-name="ro1">
          <table:table-cell table:formula="of:=RAND()" office:value-type="float" office:value="0.658944506663829" calcext:value-type="float">
            <text:p>0.6589445067</text:p>
          </table:table-cell>
          <table:table-cell table:formula="of:=NORMINV([.A349];10;3)" office:value-type="float" office:value="11.2287526102007" calcext:value-type="float">
            <text:p>11.2287526102</text:p>
          </table:table-cell>
          <table:table-cell table:formula="of:=COM.MICROSOFT.NORM.INV(RAND(); 0; 1)" office:value-type="float" office:value="0.649991368197358" calcext:value-type="float">
            <text:p>0.6499913682</text:p>
          </table:table-cell>
          <table:table-cell table:formula="of:=NORMINV(RAND(); 62; 4)" office:value-type="float" office:value="67.2324045304694" calcext:value-type="float">
            <text:p>67.2324045305</text:p>
          </table:table-cell>
          <table:table-cell table:formula="of:=12 + 3 * [.D349] + 5 * [.C349]" office:value-type="float" office:value="216.947170432395" calcext:value-type="float">
            <text:p>216.9471704324</text:p>
          </table:table-cell>
          <table:table-cell/>
        </table:table-row>
        <table:table-row table:style-name="ro1">
          <table:table-cell table:formula="of:=RAND()" office:value-type="float" office:value="0.755720763467252" calcext:value-type="float">
            <text:p>0.7557207635</text:p>
          </table:table-cell>
          <table:table-cell table:formula="of:=NORMINV([.A350];10;3)" office:value-type="float" office:value="12.0778102142009" calcext:value-type="float">
            <text:p>12.0778102142</text:p>
          </table:table-cell>
          <table:table-cell table:formula="of:=COM.MICROSOFT.NORM.INV(RAND(); 0; 1)" office:value-type="float" office:value="-0.238612414967041" calcext:value-type="float">
            <text:p>-0.238612415</text:p>
          </table:table-cell>
          <table:table-cell table:formula="of:=NORMINV(RAND(); 62; 4)" office:value-type="float" office:value="64.8943137648475" calcext:value-type="float">
            <text:p>64.8943137648</text:p>
          </table:table-cell>
          <table:table-cell table:formula="of:=12 + 3 * [.D350] + 5 * [.C350]" office:value-type="float" office:value="205.489879219707" calcext:value-type="float">
            <text:p>205.4898792197</text:p>
          </table:table-cell>
          <table:table-cell/>
        </table:table-row>
        <table:table-row table:style-name="ro1">
          <table:table-cell table:formula="of:=RAND()" office:value-type="float" office:value="0.551288679009303" calcext:value-type="float">
            <text:p>0.551288679</text:p>
          </table:table-cell>
          <table:table-cell table:formula="of:=NORMINV([.A351];10;3)" office:value-type="float" office:value="10.3867535890277" calcext:value-type="float">
            <text:p>10.386753589</text:p>
          </table:table-cell>
          <table:table-cell table:formula="of:=COM.MICROSOFT.NORM.INV(RAND(); 0; 1)" office:value-type="float" office:value="-0.715006140075998" calcext:value-type="float">
            <text:p>-0.7150061401</text:p>
          </table:table-cell>
          <table:table-cell table:formula="of:=NORMINV(RAND(); 62; 4)" office:value-type="float" office:value="63.5553118126706" calcext:value-type="float">
            <text:p>63.5553118127</text:p>
          </table:table-cell>
          <table:table-cell table:formula="of:=12 + 3 * [.D351] + 5 * [.C351]" office:value-type="float" office:value="199.090904737632" calcext:value-type="float">
            <text:p>199.0909047376</text:p>
          </table:table-cell>
          <table:table-cell/>
        </table:table-row>
        <table:table-row table:style-name="ro1">
          <table:table-cell table:formula="of:=RAND()" office:value-type="float" office:value="0.501511162845418" calcext:value-type="float">
            <text:p>0.5015111628</text:p>
          </table:table-cell>
          <table:table-cell table:formula="of:=NORMINV([.A352];10;3)" office:value-type="float" office:value="10.0113637977231" calcext:value-type="float">
            <text:p>10.0113637977</text:p>
          </table:table-cell>
          <table:table-cell table:formula="of:=COM.MICROSOFT.NORM.INV(RAND(); 0; 1)" office:value-type="float" office:value="-0.186005508581842" calcext:value-type="float">
            <text:p>-0.1860055086</text:p>
          </table:table-cell>
          <table:table-cell table:formula="of:=NORMINV(RAND(); 62; 4)" office:value-type="float" office:value="61.4479134164613" calcext:value-type="float">
            <text:p>61.4479134165</text:p>
          </table:table-cell>
          <table:table-cell table:formula="of:=12 + 3 * [.D352] + 5 * [.C352]" office:value-type="float" office:value="195.413712706475" calcext:value-type="float">
            <text:p>195.4137127065</text:p>
          </table:table-cell>
          <table:table-cell/>
        </table:table-row>
        <table:table-row table:style-name="ro1">
          <table:table-cell table:formula="of:=RAND()" office:value-type="float" office:value="0.453909754287452" calcext:value-type="float">
            <text:p>0.4539097543</text:p>
          </table:table-cell>
          <table:table-cell table:formula="of:=NORMINV([.A353];10;3)" office:value-type="float" office:value="9.65263201573611" calcext:value-type="float">
            <text:p>9.6526320157</text:p>
          </table:table-cell>
          <table:table-cell table:formula="of:=COM.MICROSOFT.NORM.INV(RAND(); 0; 1)" office:value-type="float" office:value="-0.869593616619415" calcext:value-type="float">
            <text:p>-0.8695936166</text:p>
          </table:table-cell>
          <table:table-cell table:formula="of:=NORMINV(RAND(); 62; 4)" office:value-type="float" office:value="62.247141140641" calcext:value-type="float">
            <text:p>62.2471411406</text:p>
          </table:table-cell>
          <table:table-cell table:formula="of:=12 + 3 * [.D353] + 5 * [.C353]" office:value-type="float" office:value="194.393455338826" calcext:value-type="float">
            <text:p>194.3934553388</text:p>
          </table:table-cell>
          <table:table-cell/>
        </table:table-row>
        <table:table-row table:style-name="ro1">
          <table:table-cell table:formula="of:=RAND()" office:value-type="float" office:value="0.99062944483012" calcext:value-type="float">
            <text:p>0.9906294448</text:p>
          </table:table-cell>
          <table:table-cell table:formula="of:=NORMINV([.A354];10;3)" office:value-type="float" office:value="17.05192272073" calcext:value-type="float">
            <text:p>17.0519227207</text:p>
          </table:table-cell>
          <table:table-cell table:formula="of:=COM.MICROSOFT.NORM.INV(RAND(); 0; 1)" office:value-type="float" office:value="-0.113211565623278" calcext:value-type="float">
            <text:p>-0.1132115656</text:p>
          </table:table-cell>
          <table:table-cell table:formula="of:=NORMINV(RAND(); 62; 4)" office:value-type="float" office:value="65.860865220494" calcext:value-type="float">
            <text:p>65.8608652205</text:p>
          </table:table-cell>
          <table:table-cell table:formula="of:=12 + 3 * [.D354] + 5 * [.C354]" office:value-type="float" office:value="209.016537833365" calcext:value-type="float">
            <text:p>209.0165378334</text:p>
          </table:table-cell>
          <table:table-cell/>
        </table:table-row>
        <table:table-row table:style-name="ro1">
          <table:table-cell table:formula="of:=RAND()" office:value-type="float" office:value="0.898837888380513" calcext:value-type="float">
            <text:p>0.8988378884</text:p>
          </table:table-cell>
          <table:table-cell table:formula="of:=NORMINV([.A355];10;3)" office:value-type="float" office:value="13.8248730252266" calcext:value-type="float">
            <text:p>13.8248730252</text:p>
          </table:table-cell>
          <table:table-cell table:formula="of:=COM.MICROSOFT.NORM.INV(RAND(); 0; 1)" office:value-type="float" office:value="-0.231908237024636" calcext:value-type="float">
            <text:p>-0.231908237</text:p>
          </table:table-cell>
          <table:table-cell table:formula="of:=NORMINV(RAND(); 62; 4)" office:value-type="float" office:value="62.5901802948397" calcext:value-type="float">
            <text:p>62.5901802948</text:p>
          </table:table-cell>
          <table:table-cell table:formula="of:=12 + 3 * [.D355] + 5 * [.C355]" office:value-type="float" office:value="198.610999699396" calcext:value-type="float">
            <text:p>198.6109996994</text:p>
          </table:table-cell>
          <table:table-cell/>
        </table:table-row>
        <table:table-row table:style-name="ro1">
          <table:table-cell table:formula="of:=RAND()" office:value-type="float" office:value="0.188407392241061" calcext:value-type="float">
            <text:p>0.1884073922</text:p>
          </table:table-cell>
          <table:table-cell table:formula="of:=NORMINV([.A356];10;3)" office:value-type="float" office:value="7.34865888694061" calcext:value-type="float">
            <text:p>7.3486588869</text:p>
          </table:table-cell>
          <table:table-cell table:formula="of:=COM.MICROSOFT.NORM.INV(RAND(); 0; 1)" office:value-type="float" office:value="-1.95912434074471" calcext:value-type="float">
            <text:p>-1.9591243407</text:p>
          </table:table-cell>
          <table:table-cell table:formula="of:=NORMINV(RAND(); 62; 4)" office:value-type="float" office:value="56.4723980755846" calcext:value-type="float">
            <text:p>56.4723980756</text:p>
          </table:table-cell>
          <table:table-cell table:formula="of:=12 + 3 * [.D356] + 5 * [.C356]" office:value-type="float" office:value="171.62157252303" calcext:value-type="float">
            <text:p>171.621572523</text:p>
          </table:table-cell>
          <table:table-cell/>
        </table:table-row>
        <table:table-row table:style-name="ro1">
          <table:table-cell table:formula="of:=RAND()" office:value-type="float" office:value="0.932716235984117" calcext:value-type="float">
            <text:p>0.932716236</text:p>
          </table:table-cell>
          <table:table-cell table:formula="of:=NORMINV([.A357];10;3)" office:value-type="float" office:value="14.4889917623924" calcext:value-type="float">
            <text:p>14.4889917624</text:p>
          </table:table-cell>
          <table:table-cell table:formula="of:=COM.MICROSOFT.NORM.INV(RAND(); 0; 1)" office:value-type="float" office:value="0.170703493465822" calcext:value-type="float">
            <text:p>0.1707034935</text:p>
          </table:table-cell>
          <table:table-cell table:formula="of:=NORMINV(RAND(); 62; 4)" office:value-type="float" office:value="61.4611520961485" calcext:value-type="float">
            <text:p>61.4611520961</text:p>
          </table:table-cell>
          <table:table-cell table:formula="of:=12 + 3 * [.D357] + 5 * [.C357]" office:value-type="float" office:value="197.236973755775" calcext:value-type="float">
            <text:p>197.2369737558</text:p>
          </table:table-cell>
          <table:table-cell/>
        </table:table-row>
        <table:table-row table:style-name="ro1">
          <table:table-cell table:formula="of:=RAND()" office:value-type="float" office:value="0.482645749114454" calcext:value-type="float">
            <text:p>0.4826457491</text:p>
          </table:table-cell>
          <table:table-cell table:formula="of:=NORMINV([.A358];10;3)" office:value-type="float" office:value="9.86945684655462" calcext:value-type="float">
            <text:p>9.8694568466</text:p>
          </table:table-cell>
          <table:table-cell table:formula="of:=COM.MICROSOFT.NORM.INV(RAND(); 0; 1)" office:value-type="float" office:value="0.0747192235533782" calcext:value-type="float">
            <text:p>0.0747192236</text:p>
          </table:table-cell>
          <table:table-cell table:formula="of:=NORMINV(RAND(); 62; 4)" office:value-type="float" office:value="59.0088992551532" calcext:value-type="float">
            <text:p>59.0088992552</text:p>
          </table:table-cell>
          <table:table-cell table:formula="of:=12 + 3 * [.D358] + 5 * [.C358]" office:value-type="float" office:value="189.400293883226" calcext:value-type="float">
            <text:p>189.4002938832</text:p>
          </table:table-cell>
          <table:table-cell/>
        </table:table-row>
        <table:table-row table:style-name="ro1">
          <table:table-cell table:formula="of:=RAND()" office:value-type="float" office:value="0.513652514433488" calcext:value-type="float">
            <text:p>0.5136525144</text:p>
          </table:table-cell>
          <table:table-cell table:formula="of:=NORMINV([.A359];10;3)" office:value-type="float" office:value="10.1026853833926" calcext:value-type="float">
            <text:p>10.1026853834</text:p>
          </table:table-cell>
          <table:table-cell table:formula="of:=COM.MICROSOFT.NORM.INV(RAND(); 0; 1)" office:value-type="float" office:value="-0.792943906172965" calcext:value-type="float">
            <text:p>-0.7929439062</text:p>
          </table:table-cell>
          <table:table-cell table:formula="of:=NORMINV(RAND(); 62; 4)" office:value-type="float" office:value="58.7609015924014" calcext:value-type="float">
            <text:p>58.7609015924</text:p>
          </table:table-cell>
          <table:table-cell table:formula="of:=12 + 3 * [.D359] + 5 * [.C359]" office:value-type="float" office:value="184.317985246339" calcext:value-type="float">
            <text:p>184.3179852463</text:p>
          </table:table-cell>
          <table:table-cell/>
        </table:table-row>
        <table:table-row table:style-name="ro1">
          <table:table-cell table:formula="of:=RAND()" office:value-type="float" office:value="0.843024814734235" calcext:value-type="float">
            <text:p>0.8430248147</text:p>
          </table:table-cell>
          <table:table-cell table:formula="of:=NORMINV([.A360];10;3)" office:value-type="float" office:value="13.0209026368046" calcext:value-type="float">
            <text:p>13.0209026368</text:p>
          </table:table-cell>
          <table:table-cell table:formula="of:=COM.MICROSOFT.NORM.INV(RAND(); 0; 1)" office:value-type="float" office:value="1.88913699366103" calcext:value-type="float">
            <text:p>1.8891369937</text:p>
          </table:table-cell>
          <table:table-cell table:formula="of:=NORMINV(RAND(); 62; 4)" office:value-type="float" office:value="65.3903302319452" calcext:value-type="float">
            <text:p>65.3903302319</text:p>
          </table:table-cell>
          <table:table-cell table:formula="of:=12 + 3 * [.D360] + 5 * [.C360]" office:value-type="float" office:value="217.616675664141" calcext:value-type="float">
            <text:p>217.6166756641</text:p>
          </table:table-cell>
          <table:table-cell/>
        </table:table-row>
        <table:table-row table:style-name="ro1">
          <table:table-cell table:formula="of:=RAND()" office:value-type="float" office:value="0.53030194202438" calcext:value-type="float">
            <text:p>0.530301942</text:p>
          </table:table-cell>
          <table:table-cell table:formula="of:=NORMINV([.A361];10;3)" office:value-type="float" office:value="10.2280866619434" calcext:value-type="float">
            <text:p>10.2280866619</text:p>
          </table:table-cell>
          <table:table-cell table:formula="of:=COM.MICROSOFT.NORM.INV(RAND(); 0; 1)" office:value-type="float" office:value="-0.506364388248283" calcext:value-type="float">
            <text:p>-0.5063643882</text:p>
          </table:table-cell>
          <table:table-cell table:formula="of:=NORMINV(RAND(); 62; 4)" office:value-type="float" office:value="70.6746251670464" calcext:value-type="float">
            <text:p>70.674625167</text:p>
          </table:table-cell>
          <table:table-cell table:formula="of:=12 + 3 * [.D361] + 5 * [.C361]" office:value-type="float" office:value="221.492053559898" calcext:value-type="float">
            <text:p>221.4920535599</text:p>
          </table:table-cell>
          <table:table-cell/>
        </table:table-row>
        <table:table-row table:style-name="ro1">
          <table:table-cell table:formula="of:=RAND()" office:value-type="float" office:value="0.125211420934647" calcext:value-type="float">
            <text:p>0.1252114209</text:p>
          </table:table-cell>
          <table:table-cell table:formula="of:=NORMINV([.A362];10;3)" office:value-type="float" office:value="6.55203117711889" calcext:value-type="float">
            <text:p>6.5520311771</text:p>
          </table:table-cell>
          <table:table-cell table:formula="of:=COM.MICROSOFT.NORM.INV(RAND(); 0; 1)" office:value-type="float" office:value="-0.544621049674325" calcext:value-type="float">
            <text:p>-0.5446210497</text:p>
          </table:table-cell>
          <table:table-cell table:formula="of:=NORMINV(RAND(); 62; 4)" office:value-type="float" office:value="65.9061928691531" calcext:value-type="float">
            <text:p>65.9061928692</text:p>
          </table:table-cell>
          <table:table-cell table:formula="of:=12 + 3 * [.D362] + 5 * [.C362]" office:value-type="float" office:value="206.995473359088" calcext:value-type="float">
            <text:p>206.9954733591</text:p>
          </table:table-cell>
          <table:table-cell/>
        </table:table-row>
        <table:table-row table:style-name="ro1">
          <table:table-cell table:formula="of:=RAND()" office:value-type="float" office:value="0.0557844724971801" calcext:value-type="float">
            <text:p>0.0557844725</text:p>
          </table:table-cell>
          <table:table-cell table:formula="of:=NORMINV([.A363];10;3)" office:value-type="float" office:value="5.2264582993532" calcext:value-type="float">
            <text:p>5.2264582994</text:p>
          </table:table-cell>
          <table:table-cell table:formula="of:=COM.MICROSOFT.NORM.INV(RAND(); 0; 1)" office:value-type="float" office:value="-0.148909127363121" calcext:value-type="float">
            <text:p>-0.1489091274</text:p>
          </table:table-cell>
          <table:table-cell table:formula="of:=NORMINV(RAND(); 62; 4)" office:value-type="float" office:value="63.5080575579735" calcext:value-type="float">
            <text:p>63.508057558</text:p>
          </table:table-cell>
          <table:table-cell table:formula="of:=12 + 3 * [.D363] + 5 * [.C363]" office:value-type="float" office:value="201.779627037105" calcext:value-type="float">
            <text:p>201.7796270371</text:p>
          </table:table-cell>
          <table:table-cell/>
        </table:table-row>
        <table:table-row table:style-name="ro1">
          <table:table-cell table:formula="of:=RAND()" office:value-type="float" office:value="0.972556897206232" calcext:value-type="float">
            <text:p>0.9725568972</text:p>
          </table:table-cell>
          <table:table-cell table:formula="of:=NORMINV([.A364];10;3)" office:value-type="float" office:value="15.7593278586187" calcext:value-type="float">
            <text:p>15.7593278586</text:p>
          </table:table-cell>
          <table:table-cell table:formula="of:=COM.MICROSOFT.NORM.INV(RAND(); 0; 1)" office:value-type="float" office:value="-0.411218898032136" calcext:value-type="float">
            <text:p>-0.411218898</text:p>
          </table:table-cell>
          <table:table-cell table:formula="of:=NORMINV(RAND(); 62; 4)" office:value-type="float" office:value="64.0209513635431" calcext:value-type="float">
            <text:p>64.0209513635</text:p>
          </table:table-cell>
          <table:table-cell table:formula="of:=12 + 3 * [.D364] + 5 * [.C364]" office:value-type="float" office:value="202.006759600469" calcext:value-type="float">
            <text:p>202.0067596005</text:p>
          </table:table-cell>
          <table:table-cell/>
        </table:table-row>
        <table:table-row table:style-name="ro1">
          <table:table-cell table:formula="of:=RAND()" office:value-type="float" office:value="0.208993918495253" calcext:value-type="float">
            <text:p>0.2089939185</text:p>
          </table:table-cell>
          <table:table-cell table:formula="of:=NORMINV([.A365];10;3)" office:value-type="float" office:value="7.57024877246914" calcext:value-type="float">
            <text:p>7.5702487725</text:p>
          </table:table-cell>
          <table:table-cell table:formula="of:=COM.MICROSOFT.NORM.INV(RAND(); 0; 1)" office:value-type="float" office:value="0.650616627785094" calcext:value-type="float">
            <text:p>0.6506166278</text:p>
          </table:table-cell>
          <table:table-cell table:formula="of:=NORMINV(RAND(); 62; 4)" office:value-type="float" office:value="59.8153535202113" calcext:value-type="float">
            <text:p>59.8153535202</text:p>
          </table:table-cell>
          <table:table-cell table:formula="of:=12 + 3 * [.D365] + 5 * [.C365]" office:value-type="float" office:value="194.699143699559" calcext:value-type="float">
            <text:p>194.6991436996</text:p>
          </table:table-cell>
          <table:table-cell/>
        </table:table-row>
        <table:table-row table:style-name="ro1">
          <table:table-cell table:formula="of:=RAND()" office:value-type="float" office:value="0.678982838755474" calcext:value-type="float">
            <text:p>0.6789828388</text:p>
          </table:table-cell>
          <table:table-cell table:formula="of:=NORMINV([.A366];10;3)" office:value-type="float" office:value="11.3945690858439" calcext:value-type="float">
            <text:p>11.3945690858</text:p>
          </table:table-cell>
          <table:table-cell table:formula="of:=COM.MICROSOFT.NORM.INV(RAND(); 0; 1)" office:value-type="float" office:value="-0.342328288163113" calcext:value-type="float">
            <text:p>-0.3423282882</text:p>
          </table:table-cell>
          <table:table-cell table:formula="of:=NORMINV(RAND(); 62; 4)" office:value-type="float" office:value="62.7338308183728" calcext:value-type="float">
            <text:p>62.7338308184</text:p>
          </table:table-cell>
          <table:table-cell table:formula="of:=12 + 3 * [.D366] + 5 * [.C366]" office:value-type="float" office:value="198.489851014303" calcext:value-type="float">
            <text:p>198.4898510143</text:p>
          </table:table-cell>
          <table:table-cell/>
        </table:table-row>
        <table:table-row table:style-name="ro1">
          <table:table-cell table:formula="of:=RAND()" office:value-type="float" office:value="0.45714476541616" calcext:value-type="float">
            <text:p>0.4571447654</text:p>
          </table:table-cell>
          <table:table-cell table:formula="of:=NORMINV([.A367];10;3)" office:value-type="float" office:value="9.67711125620714" calcext:value-type="float">
            <text:p>9.6771112562</text:p>
          </table:table-cell>
          <table:table-cell table:formula="of:=COM.MICROSOFT.NORM.INV(RAND(); 0; 1)" office:value-type="float" office:value="1.10183354230796" calcext:value-type="float">
            <text:p>1.1018335423</text:p>
          </table:table-cell>
          <table:table-cell table:formula="of:=NORMINV(RAND(); 62; 4)" office:value-type="float" office:value="60.2126089489294" calcext:value-type="float">
            <text:p>60.2126089489</text:p>
          </table:table-cell>
          <table:table-cell table:formula="of:=12 + 3 * [.D367] + 5 * [.C367]" office:value-type="float" office:value="198.146994558328" calcext:value-type="float">
            <text:p>198.1469945583</text:p>
          </table:table-cell>
          <table:table-cell/>
        </table:table-row>
        <table:table-row table:style-name="ro1">
          <table:table-cell table:formula="of:=RAND()" office:value-type="float" office:value="0.59569347742945" calcext:value-type="float">
            <text:p>0.5956934774</text:p>
          </table:table-cell>
          <table:table-cell table:formula="of:=NORMINV([.A368];10;3)" office:value-type="float" office:value="10.7266470427883" calcext:value-type="float">
            <text:p>10.7266470428</text:p>
          </table:table-cell>
          <table:table-cell table:formula="of:=COM.MICROSOFT.NORM.INV(RAND(); 0; 1)" office:value-type="float" office:value="2.43301260335011" calcext:value-type="float">
            <text:p>2.4330126034</text:p>
          </table:table-cell>
          <table:table-cell table:formula="of:=NORMINV(RAND(); 62; 4)" office:value-type="float" office:value="63.3730430692541" calcext:value-type="float">
            <text:p>63.3730430693</text:p>
          </table:table-cell>
          <table:table-cell table:formula="of:=12 + 3 * [.D368] + 5 * [.C368]" office:value-type="float" office:value="214.284192224513" calcext:value-type="float">
            <text:p>214.2841922245</text:p>
          </table:table-cell>
          <table:table-cell/>
        </table:table-row>
        <table:table-row table:style-name="ro1">
          <table:table-cell table:formula="of:=RAND()" office:value-type="float" office:value="0.740748436423019" calcext:value-type="float">
            <text:p>0.7407484364</text:p>
          </table:table-cell>
          <table:table-cell table:formula="of:=NORMINV([.A369];10;3)" office:value-type="float" office:value="11.9369635293726" calcext:value-type="float">
            <text:p>11.9369635294</text:p>
          </table:table-cell>
          <table:table-cell table:formula="of:=COM.MICROSOFT.NORM.INV(RAND(); 0; 1)" office:value-type="float" office:value="1.00415997682581" calcext:value-type="float">
            <text:p>1.0041599768</text:p>
          </table:table-cell>
          <table:table-cell table:formula="of:=NORMINV(RAND(); 62; 4)" office:value-type="float" office:value="66.2689073223261" calcext:value-type="float">
            <text:p>66.2689073223</text:p>
          </table:table-cell>
          <table:table-cell table:formula="of:=12 + 3 * [.D369] + 5 * [.C369]" office:value-type="float" office:value="215.827521851107" calcext:value-type="float">
            <text:p>215.8275218511</text:p>
          </table:table-cell>
          <table:table-cell/>
        </table:table-row>
        <table:table-row table:style-name="ro1">
          <table:table-cell table:formula="of:=RAND()" office:value-type="float" office:value="0.335586431669071" calcext:value-type="float">
            <text:p>0.3355864317</text:p>
          </table:table-cell>
          <table:table-cell table:formula="of:=NORMINV([.A370];10;3)" office:value-type="float" office:value="8.7263833875142" calcext:value-type="float">
            <text:p>8.7263833875</text:p>
          </table:table-cell>
          <table:table-cell table:formula="of:=COM.MICROSOFT.NORM.INV(RAND(); 0; 1)" office:value-type="float" office:value="-0.891695442559366" calcext:value-type="float">
            <text:p>-0.8916954426</text:p>
          </table:table-cell>
          <table:table-cell table:formula="of:=NORMINV(RAND(); 62; 4)" office:value-type="float" office:value="57.4237099285514" calcext:value-type="float">
            <text:p>57.4237099286</text:p>
          </table:table-cell>
          <table:table-cell table:formula="of:=12 + 3 * [.D370] + 5 * [.C370]" office:value-type="float" office:value="179.812652572857" calcext:value-type="float">
            <text:p>179.8126525729</text:p>
          </table:table-cell>
          <table:table-cell/>
        </table:table-row>
        <table:table-row table:style-name="ro1">
          <table:table-cell table:formula="of:=RAND()" office:value-type="float" office:value="0.27630477794446" calcext:value-type="float">
            <text:p>0.2763047779</text:p>
          </table:table-cell>
          <table:table-cell table:formula="of:=NORMINV([.A371];10;3)" office:value-type="float" office:value="8.21843704890167" calcext:value-type="float">
            <text:p>8.2184370489</text:p>
          </table:table-cell>
          <table:table-cell table:formula="of:=COM.MICROSOFT.NORM.INV(RAND(); 0; 1)" office:value-type="float" office:value="0.611185738372166" calcext:value-type="float">
            <text:p>0.6111857384</text:p>
          </table:table-cell>
          <table:table-cell table:formula="of:=NORMINV(RAND(); 62; 4)" office:value-type="float" office:value="66.6002022749056" calcext:value-type="float">
            <text:p>66.6002022749</text:p>
          </table:table-cell>
          <table:table-cell table:formula="of:=12 + 3 * [.D371] + 5 * [.C371]" office:value-type="float" office:value="214.856535516578" calcext:value-type="float">
            <text:p>214.8565355166</text:p>
          </table:table-cell>
          <table:table-cell/>
        </table:table-row>
        <table:table-row table:style-name="ro1">
          <table:table-cell table:formula="of:=RAND()" office:value-type="float" office:value="0.855285350000486" calcext:value-type="float">
            <text:p>0.85528535</text:p>
          </table:table-cell>
          <table:table-cell table:formula="of:=NORMINV([.A372];10;3)" office:value-type="float" office:value="13.178123224401" calcext:value-type="float">
            <text:p>13.1781232244</text:p>
          </table:table-cell>
          <table:table-cell table:formula="of:=COM.MICROSOFT.NORM.INV(RAND(); 0; 1)" office:value-type="float" office:value="-1.38743540356096" calcext:value-type="float">
            <text:p>-1.3874354036</text:p>
          </table:table-cell>
          <table:table-cell table:formula="of:=NORMINV(RAND(); 62; 4)" office:value-type="float" office:value="63.9856607847337" calcext:value-type="float">
            <text:p>63.9856607847</text:p>
          </table:table-cell>
          <table:table-cell table:formula="of:=12 + 3 * [.D372] + 5 * [.C372]" office:value-type="float" office:value="197.019805336396" calcext:value-type="float">
            <text:p>197.0198053364</text:p>
          </table:table-cell>
          <table:table-cell/>
        </table:table-row>
        <table:table-row table:style-name="ro1">
          <table:table-cell table:formula="of:=RAND()" office:value-type="float" office:value="0.713769679889083" calcext:value-type="float">
            <text:p>0.7137696799</text:p>
          </table:table-cell>
          <table:table-cell table:formula="of:=NORMINV([.A373];10;3)" office:value-type="float" office:value="11.6932939093365" calcext:value-type="float">
            <text:p>11.6932939093</text:p>
          </table:table-cell>
          <table:table-cell table:formula="of:=COM.MICROSOFT.NORM.INV(RAND(); 0; 1)" office:value-type="float" office:value="0.257934084970952" calcext:value-type="float">
            <text:p>0.257934085</text:p>
          </table:table-cell>
          <table:table-cell table:formula="of:=NORMINV(RAND(); 62; 4)" office:value-type="float" office:value="62.5898927740826" calcext:value-type="float">
            <text:p>62.5898927741</text:p>
          </table:table-cell>
          <table:table-cell table:formula="of:=12 + 3 * [.D373] + 5 * [.C373]" office:value-type="float" office:value="201.059348747103" calcext:value-type="float">
            <text:p>201.0593487471</text:p>
          </table:table-cell>
          <table:table-cell/>
        </table:table-row>
        <table:table-row table:style-name="ro1">
          <table:table-cell table:formula="of:=RAND()" office:value-type="float" office:value="0.234878814779222" calcext:value-type="float">
            <text:p>0.2348788148</text:p>
          </table:table-cell>
          <table:table-cell table:formula="of:=NORMINV([.A374];10;3)" office:value-type="float" office:value="7.83137961638082" calcext:value-type="float">
            <text:p>7.8313796164</text:p>
          </table:table-cell>
          <table:table-cell table:formula="of:=COM.MICROSOFT.NORM.INV(RAND(); 0; 1)" office:value-type="float" office:value="0.204078896107246" calcext:value-type="float">
            <text:p>0.2040788961</text:p>
          </table:table-cell>
          <table:table-cell table:formula="of:=NORMINV(RAND(); 62; 4)" office:value-type="float" office:value="62.185131969354" calcext:value-type="float">
            <text:p>62.1851319694</text:p>
          </table:table-cell>
          <table:table-cell table:formula="of:=12 + 3 * [.D374] + 5 * [.C374]" office:value-type="float" office:value="199.575790388598" calcext:value-type="float">
            <text:p>199.5757903886</text:p>
          </table:table-cell>
          <table:table-cell/>
        </table:table-row>
        <table:table-row table:style-name="ro1">
          <table:table-cell table:formula="of:=RAND()" office:value-type="float" office:value="0.0859927248675376" calcext:value-type="float">
            <text:p>0.0859927249</text:p>
          </table:table-cell>
          <table:table-cell table:formula="of:=NORMINV([.A375];10;3)" office:value-type="float" office:value="5.90244427294379" calcext:value-type="float">
            <text:p>5.9024442729</text:p>
          </table:table-cell>
          <table:table-cell table:formula="of:=COM.MICROSOFT.NORM.INV(RAND(); 0; 1)" office:value-type="float" office:value="0.0597671737178467" calcext:value-type="float">
            <text:p>0.0597671737</text:p>
          </table:table-cell>
          <table:table-cell table:formula="of:=NORMINV(RAND(); 62; 4)" office:value-type="float" office:value="62.8418083229059" calcext:value-type="float">
            <text:p>62.8418083229</text:p>
          </table:table-cell>
          <table:table-cell table:formula="of:=12 + 3 * [.D375] + 5 * [.C375]" office:value-type="float" office:value="200.824260837307" calcext:value-type="float">
            <text:p>200.8242608373</text:p>
          </table:table-cell>
          <table:table-cell/>
        </table:table-row>
        <table:table-row table:style-name="ro1">
          <table:table-cell table:formula="of:=RAND()" office:value-type="float" office:value="0.649714244063944" calcext:value-type="float">
            <text:p>0.6497142441</text:p>
          </table:table-cell>
          <table:table-cell table:formula="of:=NORMINV([.A376];10;3)" office:value-type="float" office:value="11.1536472987816" calcext:value-type="float">
            <text:p>11.1536472988</text:p>
          </table:table-cell>
          <table:table-cell table:formula="of:=COM.MICROSOFT.NORM.INV(RAND(); 0; 1)" office:value-type="float" office:value="0.83893085926035" calcext:value-type="float">
            <text:p>0.8389308593</text:p>
          </table:table-cell>
          <table:table-cell table:formula="of:=NORMINV(RAND(); 62; 4)" office:value-type="float" office:value="70.0286670670816" calcext:value-type="float">
            <text:p>70.0286670671</text:p>
          </table:table-cell>
          <table:table-cell table:formula="of:=12 + 3 * [.D376] + 5 * [.C376]" office:value-type="float" office:value="226.280655497546" calcext:value-type="float">
            <text:p>226.2806554975</text:p>
          </table:table-cell>
          <table:table-cell/>
        </table:table-row>
        <table:table-row table:style-name="ro1">
          <table:table-cell table:formula="of:=RAND()" office:value-type="float" office:value="0.971118764718995" calcext:value-type="float">
            <text:p>0.9711187647</text:p>
          </table:table-cell>
          <table:table-cell table:formula="of:=NORMINV([.A377];10;3)" office:value-type="float" office:value="15.6924888111077" calcext:value-type="float">
            <text:p>15.6924888111</text:p>
          </table:table-cell>
          <table:table-cell table:formula="of:=COM.MICROSOFT.NORM.INV(RAND(); 0; 1)" office:value-type="float" office:value="1.03820493981102" calcext:value-type="float">
            <text:p>1.0382049398</text:p>
          </table:table-cell>
          <table:table-cell table:formula="of:=NORMINV(RAND(); 62; 4)" office:value-type="float" office:value="52.6469246520892" calcext:value-type="float">
            <text:p>52.6469246521</text:p>
          </table:table-cell>
          <table:table-cell table:formula="of:=12 + 3 * [.D377] + 5 * [.C377]" office:value-type="float" office:value="175.131798655323" calcext:value-type="float">
            <text:p>175.1317986553</text:p>
          </table:table-cell>
          <table:table-cell/>
        </table:table-row>
        <table:table-row table:style-name="ro1">
          <table:table-cell table:formula="of:=RAND()" office:value-type="float" office:value="0.243571837199852" calcext:value-type="float">
            <text:p>0.2435718372</text:p>
          </table:table-cell>
          <table:table-cell table:formula="of:=NORMINV([.A378];10;3)" office:value-type="float" office:value="7.9154230252317" calcext:value-type="float">
            <text:p>7.9154230252</text:p>
          </table:table-cell>
          <table:table-cell table:formula="of:=COM.MICROSOFT.NORM.INV(RAND(); 0; 1)" office:value-type="float" office:value="-1.64467626783494" calcext:value-type="float">
            <text:p>-1.6446762678</text:p>
          </table:table-cell>
          <table:table-cell table:formula="of:=NORMINV(RAND(); 62; 4)" office:value-type="float" office:value="60.7115785204917" calcext:value-type="float">
            <text:p>60.7115785205</text:p>
          </table:table-cell>
          <table:table-cell table:formula="of:=12 + 3 * [.D378] + 5 * [.C378]" office:value-type="float" office:value="185.9113542223" calcext:value-type="float">
            <text:p>185.9113542223</text:p>
          </table:table-cell>
          <table:table-cell/>
        </table:table-row>
        <table:table-row table:style-name="ro1">
          <table:table-cell table:formula="of:=RAND()" office:value-type="float" office:value="0.395689295371994" calcext:value-type="float">
            <text:p>0.3956892954</text:p>
          </table:table-cell>
          <table:table-cell table:formula="of:=NORMINV([.A379];10;3)" office:value-type="float" office:value="9.20643741074114" calcext:value-type="float">
            <text:p>9.2064374107</text:p>
          </table:table-cell>
          <table:table-cell table:formula="of:=COM.MICROSOFT.NORM.INV(RAND(); 0; 1)" office:value-type="float" office:value="0.270283499824526" calcext:value-type="float">
            <text:p>0.2702834998</text:p>
          </table:table-cell>
          <table:table-cell table:formula="of:=NORMINV(RAND(); 62; 4)" office:value-type="float" office:value="58.2234466472255" calcext:value-type="float">
            <text:p>58.2234466472</text:p>
          </table:table-cell>
          <table:table-cell table:formula="of:=12 + 3 * [.D379] + 5 * [.C379]" office:value-type="float" office:value="188.021757440799" calcext:value-type="float">
            <text:p>188.0217574408</text:p>
          </table:table-cell>
          <table:table-cell/>
        </table:table-row>
        <table:table-row table:style-name="ro1">
          <table:table-cell table:formula="of:=RAND()" office:value-type="float" office:value="0.661564386216924" calcext:value-type="float">
            <text:p>0.6615643862</text:p>
          </table:table-cell>
          <table:table-cell table:formula="of:=NORMINV([.A380];10;3)" office:value-type="float" office:value="11.2502091964881" calcext:value-type="float">
            <text:p>11.2502091965</text:p>
          </table:table-cell>
          <table:table-cell table:formula="of:=COM.MICROSOFT.NORM.INV(RAND(); 0; 1)" office:value-type="float" office:value="0.129239699521568" calcext:value-type="float">
            <text:p>0.1292396995</text:p>
          </table:table-cell>
          <table:table-cell table:formula="of:=NORMINV(RAND(); 62; 4)" office:value-type="float" office:value="67.244719553874" calcext:value-type="float">
            <text:p>67.2447195539</text:p>
          </table:table-cell>
          <table:table-cell table:formula="of:=12 + 3 * [.D380] + 5 * [.C380]" office:value-type="float" office:value="214.38035715923" calcext:value-type="float">
            <text:p>214.3803571592</text:p>
          </table:table-cell>
          <table:table-cell/>
        </table:table-row>
        <table:table-row table:style-name="ro1">
          <table:table-cell table:formula="of:=RAND()" office:value-type="float" office:value="0.985850032186136" calcext:value-type="float">
            <text:p>0.9858500322</text:p>
          </table:table-cell>
          <table:table-cell table:formula="of:=NORMINV([.A381];10;3)" office:value-type="float" office:value="16.5793099706843" calcext:value-type="float">
            <text:p>16.5793099707</text:p>
          </table:table-cell>
          <table:table-cell table:formula="of:=COM.MICROSOFT.NORM.INV(RAND(); 0; 1)" office:value-type="float" office:value="-0.374608967747595" calcext:value-type="float">
            <text:p>-0.3746089677</text:p>
          </table:table-cell>
          <table:table-cell table:formula="of:=NORMINV(RAND(); 62; 4)" office:value-type="float" office:value="52.0627246175127" calcext:value-type="float">
            <text:p>52.0627246175</text:p>
          </table:table-cell>
          <table:table-cell table:formula="of:=12 + 3 * [.D381] + 5 * [.C381]" office:value-type="float" office:value="166.3151290138" calcext:value-type="float">
            <text:p>166.3151290138</text:p>
          </table:table-cell>
          <table:table-cell/>
        </table:table-row>
        <table:table-row table:style-name="ro1">
          <table:table-cell table:formula="of:=RAND()" office:value-type="float" office:value="0.345267405500635" calcext:value-type="float">
            <text:p>0.3452674055</text:p>
          </table:table-cell>
          <table:table-cell table:formula="of:=NORMINV([.A382];10;3)" office:value-type="float" office:value="8.80561182928908" calcext:value-type="float">
            <text:p>8.8056118293</text:p>
          </table:table-cell>
          <table:table-cell table:formula="of:=COM.MICROSOFT.NORM.INV(RAND(); 0; 1)" office:value-type="float" office:value="-0.0187162570338406" calcext:value-type="float">
            <text:p>-0.018716257</text:p>
          </table:table-cell>
          <table:table-cell table:formula="of:=NORMINV(RAND(); 62; 4)" office:value-type="float" office:value="58.5469689634544" calcext:value-type="float">
            <text:p>58.5469689635</text:p>
          </table:table-cell>
          <table:table-cell table:formula="of:=12 + 3 * [.D382] + 5 * [.C382]" office:value-type="float" office:value="187.547325605194" calcext:value-type="float">
            <text:p>187.5473256052</text:p>
          </table:table-cell>
          <table:table-cell/>
        </table:table-row>
        <table:table-row table:style-name="ro1">
          <table:table-cell table:formula="of:=RAND()" office:value-type="float" office:value="0.748997793998569" calcext:value-type="float">
            <text:p>0.748997794</text:p>
          </table:table-cell>
          <table:table-cell table:formula="of:=NORMINV([.A383];10;3)" office:value-type="float" office:value="12.0140178627226" calcext:value-type="float">
            <text:p>12.0140178627</text:p>
          </table:table-cell>
          <table:table-cell table:formula="of:=COM.MICROSOFT.NORM.INV(RAND(); 0; 1)" office:value-type="float" office:value="0.283007980924169" calcext:value-type="float">
            <text:p>0.2830079809</text:p>
          </table:table-cell>
          <table:table-cell table:formula="of:=NORMINV(RAND(); 62; 4)" office:value-type="float" office:value="69.2029355398629" calcext:value-type="float">
            <text:p>69.2029355399</text:p>
          </table:table-cell>
          <table:table-cell table:formula="of:=12 + 3 * [.D383] + 5 * [.C383]" office:value-type="float" office:value="221.023846524209" calcext:value-type="float">
            <text:p>221.0238465242</text:p>
          </table:table-cell>
          <table:table-cell/>
        </table:table-row>
        <table:table-row table:style-name="ro1">
          <table:table-cell table:formula="of:=RAND()" office:value-type="float" office:value="0.706206562230364" calcext:value-type="float">
            <text:p>0.7062065622</text:p>
          </table:table-cell>
          <table:table-cell table:formula="of:=NORMINV([.A384];10;3)" office:value-type="float" office:value="11.6270088027829" calcext:value-type="float">
            <text:p>11.6270088028</text:p>
          </table:table-cell>
          <table:table-cell table:formula="of:=COM.MICROSOFT.NORM.INV(RAND(); 0; 1)" office:value-type="float" office:value="0.268153902608544" calcext:value-type="float">
            <text:p>0.2681539026</text:p>
          </table:table-cell>
          <table:table-cell table:formula="of:=NORMINV(RAND(); 62; 4)" office:value-type="float" office:value="63.7039699509999" calcext:value-type="float">
            <text:p>63.703969951</text:p>
          </table:table-cell>
          <table:table-cell table:formula="of:=12 + 3 * [.D384] + 5 * [.C384]" office:value-type="float" office:value="204.452679366043" calcext:value-type="float">
            <text:p>204.452679366</text:p>
          </table:table-cell>
          <table:table-cell/>
        </table:table-row>
        <table:table-row table:style-name="ro1">
          <table:table-cell table:formula="of:=RAND()" office:value-type="float" office:value="0.909584349952638" calcext:value-type="float">
            <text:p>0.90958435</text:p>
          </table:table-cell>
          <table:table-cell table:formula="of:=NORMINV([.A385];10;3)" office:value-type="float" office:value="14.0145995308289" calcext:value-type="float">
            <text:p>14.0145995308</text:p>
          </table:table-cell>
          <table:table-cell table:formula="of:=COM.MICROSOFT.NORM.INV(RAND(); 0; 1)" office:value-type="float" office:value="0.46517314684624" calcext:value-type="float">
            <text:p>0.4651731468</text:p>
          </table:table-cell>
          <table:table-cell table:formula="of:=NORMINV(RAND(); 62; 4)" office:value-type="float" office:value="66.8001706105685" calcext:value-type="float">
            <text:p>66.8001706106</text:p>
          </table:table-cell>
          <table:table-cell table:formula="of:=12 + 3 * [.D385] + 5 * [.C385]" office:value-type="float" office:value="214.726377565937" calcext:value-type="float">
            <text:p>214.7263775659</text:p>
          </table:table-cell>
          <table:table-cell/>
        </table:table-row>
        <table:table-row table:style-name="ro1">
          <table:table-cell table:formula="of:=RAND()" office:value-type="float" office:value="0.989836944965646" calcext:value-type="float">
            <text:p>0.989836945</text:p>
          </table:table-cell>
          <table:table-cell table:formula="of:=NORMINV([.A386];10;3)" office:value-type="float" office:value="16.9608192043427" calcext:value-type="float">
            <text:p>16.9608192043</text:p>
          </table:table-cell>
          <table:table-cell table:formula="of:=COM.MICROSOFT.NORM.INV(RAND(); 0; 1)" office:value-type="float" office:value="-1.51004489055224" calcext:value-type="float">
            <text:p>-1.5100448906</text:p>
          </table:table-cell>
          <table:table-cell table:formula="of:=NORMINV(RAND(); 62; 4)" office:value-type="float" office:value="59.7296238839193" calcext:value-type="float">
            <text:p>59.7296238839</text:p>
          </table:table-cell>
          <table:table-cell table:formula="of:=12 + 3 * [.D386] + 5 * [.C386]" office:value-type="float" office:value="183.638647198997" calcext:value-type="float">
            <text:p>183.638647199</text:p>
          </table:table-cell>
          <table:table-cell/>
        </table:table-row>
        <table:table-row table:style-name="ro1">
          <table:table-cell table:formula="of:=RAND()" office:value-type="float" office:value="0.308810164919123" calcext:value-type="float">
            <text:p>0.3088101649</text:p>
          </table:table-cell>
          <table:table-cell table:formula="of:=NORMINV([.A387];10;3)" office:value-type="float" office:value="8.50232263817581" calcext:value-type="float">
            <text:p>8.5023226382</text:p>
          </table:table-cell>
          <table:table-cell table:formula="of:=COM.MICROSOFT.NORM.INV(RAND(); 0; 1)" office:value-type="float" office:value="-1.38700830965219" calcext:value-type="float">
            <text:p>-1.3870083097</text:p>
          </table:table-cell>
          <table:table-cell table:formula="of:=NORMINV(RAND(); 62; 4)" office:value-type="float" office:value="67.4437326258209" calcext:value-type="float">
            <text:p>67.4437326258</text:p>
          </table:table-cell>
          <table:table-cell table:formula="of:=12 + 3 * [.D387] + 5 * [.C387]" office:value-type="float" office:value="207.396156329202" calcext:value-type="float">
            <text:p>207.3961563292</text:p>
          </table:table-cell>
          <table:table-cell/>
        </table:table-row>
        <table:table-row table:style-name="ro1">
          <table:table-cell table:formula="of:=RAND()" office:value-type="float" office:value="0.300532887224108" calcext:value-type="float">
            <text:p>0.3005328872</text:p>
          </table:table-cell>
          <table:table-cell table:formula="of:=NORMINV([.A388];10;3)" office:value-type="float" office:value="8.43139453363751" calcext:value-type="float">
            <text:p>8.4313945336</text:p>
          </table:table-cell>
          <table:table-cell table:formula="of:=COM.MICROSOFT.NORM.INV(RAND(); 0; 1)" office:value-type="float" office:value="-1.39821911415814" calcext:value-type="float">
            <text:p>-1.3982191142</text:p>
          </table:table-cell>
          <table:table-cell table:formula="of:=NORMINV(RAND(); 62; 4)" office:value-type="float" office:value="60.161996129965" calcext:value-type="float">
            <text:p>60.16199613</text:p>
          </table:table-cell>
          <table:table-cell table:formula="of:=12 + 3 * [.D388] + 5 * [.C388]" office:value-type="float" office:value="185.494892819104" calcext:value-type="float">
            <text:p>185.4948928191</text:p>
          </table:table-cell>
          <table:table-cell/>
        </table:table-row>
        <table:table-row table:style-name="ro1">
          <table:table-cell table:formula="of:=RAND()" office:value-type="float" office:value="0.439182461239398" calcext:value-type="float">
            <text:p>0.4391824612</text:p>
          </table:table-cell>
          <table:table-cell table:formula="of:=NORMINV([.A389];10;3)" office:value-type="float" office:value="9.54087311851625" calcext:value-type="float">
            <text:p>9.5408731185</text:p>
          </table:table-cell>
          <table:table-cell table:formula="of:=COM.MICROSOFT.NORM.INV(RAND(); 0; 1)" office:value-type="float" office:value="-0.815203537298847" calcext:value-type="float">
            <text:p>-0.8152035373</text:p>
          </table:table-cell>
          <table:table-cell table:formula="of:=NORMINV(RAND(); 62; 4)" office:value-type="float" office:value="69.45639741936" calcext:value-type="float">
            <text:p>69.4563974194</text:p>
          </table:table-cell>
          <table:table-cell table:formula="of:=12 + 3 * [.D389] + 5 * [.C389]" office:value-type="float" office:value="216.293174571586" calcext:value-type="float">
            <text:p>216.2931745716</text:p>
          </table:table-cell>
          <table:table-cell/>
        </table:table-row>
        <table:table-row table:style-name="ro1">
          <table:table-cell table:formula="of:=RAND()" office:value-type="float" office:value="0.0115754690486938" calcext:value-type="float">
            <text:p>0.011575469</text:p>
          </table:table-cell>
          <table:table-cell table:formula="of:=NORMINV([.A390];10;3)" office:value-type="float" office:value="3.18719623865532" calcext:value-type="float">
            <text:p>3.1871962387</text:p>
          </table:table-cell>
          <table:table-cell table:formula="of:=COM.MICROSOFT.NORM.INV(RAND(); 0; 1)" office:value-type="float" office:value="-1.83693288824663" calcext:value-type="float">
            <text:p>-1.8369328882</text:p>
          </table:table-cell>
          <table:table-cell table:formula="of:=NORMINV(RAND(); 62; 4)" office:value-type="float" office:value="65.7299910071713" calcext:value-type="float">
            <text:p>65.7299910072</text:p>
          </table:table-cell>
          <table:table-cell table:formula="of:=12 + 3 * [.D390] + 5 * [.C390]" office:value-type="float" office:value="200.005308580281" calcext:value-type="float">
            <text:p>200.0053085803</text:p>
          </table:table-cell>
          <table:table-cell/>
        </table:table-row>
        <table:table-row table:style-name="ro1">
          <table:table-cell table:formula="of:=RAND()" office:value-type="float" office:value="0.81362500670366" calcext:value-type="float">
            <text:p>0.8136250067</text:p>
          </table:table-cell>
          <table:table-cell table:formula="of:=NORMINV([.A391];10;3)" office:value-type="float" office:value="12.6740021512175" calcext:value-type="float">
            <text:p>12.6740021512</text:p>
          </table:table-cell>
          <table:table-cell table:formula="of:=COM.MICROSOFT.NORM.INV(RAND(); 0; 1)" office:value-type="float" office:value="-0.382980872561028" calcext:value-type="float">
            <text:p>-0.3829808726</text:p>
          </table:table-cell>
          <table:table-cell table:formula="of:=NORMINV(RAND(); 62; 4)" office:value-type="float" office:value="57.5415619839456" calcext:value-type="float">
            <text:p>57.5415619839</text:p>
          </table:table-cell>
          <table:table-cell table:formula="of:=12 + 3 * [.D391] + 5 * [.C391]" office:value-type="float" office:value="182.709781589032" calcext:value-type="float">
            <text:p>182.709781589</text:p>
          </table:table-cell>
          <table:table-cell/>
        </table:table-row>
        <table:table-row table:style-name="ro1">
          <table:table-cell table:formula="of:=RAND()" office:value-type="float" office:value="0.0300848300103098" calcext:value-type="float">
            <text:p>0.03008483</text:p>
          </table:table-cell>
          <table:table-cell table:formula="of:=NORMINV([.A392];10;3)" office:value-type="float" office:value="4.36135499127792" calcext:value-type="float">
            <text:p>4.3613549913</text:p>
          </table:table-cell>
          <table:table-cell table:formula="of:=COM.MICROSOFT.NORM.INV(RAND(); 0; 1)" office:value-type="float" office:value="-1.25298174868319" calcext:value-type="float">
            <text:p>-1.2529817487</text:p>
          </table:table-cell>
          <table:table-cell table:formula="of:=NORMINV(RAND(); 62; 4)" office:value-type="float" office:value="60.8867110649172" calcext:value-type="float">
            <text:p>60.8867110649</text:p>
          </table:table-cell>
          <table:table-cell table:formula="of:=12 + 3 * [.D392] + 5 * [.C392]" office:value-type="float" office:value="188.395224451336" calcext:value-type="float">
            <text:p>188.3952244513</text:p>
          </table:table-cell>
          <table:table-cell/>
        </table:table-row>
        <table:table-row table:style-name="ro1">
          <table:table-cell table:formula="of:=RAND()" office:value-type="float" office:value="0.891611508559436" calcext:value-type="float">
            <text:p>0.8916115086</text:p>
          </table:table-cell>
          <table:table-cell table:formula="of:=NORMINV([.A393];10;3)" office:value-type="float" office:value="13.7054314639162" calcext:value-type="float">
            <text:p>13.7054314639</text:p>
          </table:table-cell>
          <table:table-cell table:formula="of:=COM.MICROSOFT.NORM.INV(RAND(); 0; 1)" office:value-type="float" office:value="1.86610576466979" calcext:value-type="float">
            <text:p>1.8661057647</text:p>
          </table:table-cell>
          <table:table-cell table:formula="of:=NORMINV(RAND(); 62; 4)" office:value-type="float" office:value="65.8994182124719" calcext:value-type="float">
            <text:p>65.8994182125</text:p>
          </table:table-cell>
          <table:table-cell table:formula="of:=12 + 3 * [.D393] + 5 * [.C393]" office:value-type="float" office:value="219.028783460765" calcext:value-type="float">
            <text:p>219.0287834608</text:p>
          </table:table-cell>
          <table:table-cell/>
        </table:table-row>
        <table:table-row table:style-name="ro1">
          <table:table-cell table:formula="of:=RAND()" office:value-type="float" office:value="0.945539874490351" calcext:value-type="float">
            <text:p>0.9455398745</text:p>
          </table:table-cell>
          <table:table-cell table:formula="of:=NORMINV([.A394];10;3)" office:value-type="float" office:value="14.8091957233303" calcext:value-type="float">
            <text:p>14.8091957233</text:p>
          </table:table-cell>
          <table:table-cell table:formula="of:=COM.MICROSOFT.NORM.INV(RAND(); 0; 1)" office:value-type="float" office:value="-1.86139289011767" calcext:value-type="float">
            <text:p>-1.8613928901</text:p>
          </table:table-cell>
          <table:table-cell table:formula="of:=NORMINV(RAND(); 62; 4)" office:value-type="float" office:value="56.3660533000346" calcext:value-type="float">
            <text:p>56.3660533</text:p>
          </table:table-cell>
          <table:table-cell table:formula="of:=12 + 3 * [.D394] + 5 * [.C394]" office:value-type="float" office:value="171.791195449516" calcext:value-type="float">
            <text:p>171.7911954495</text:p>
          </table:table-cell>
          <table:table-cell/>
        </table:table-row>
        <table:table-row table:style-name="ro1">
          <table:table-cell table:formula="of:=RAND()" office:value-type="float" office:value="0.0244890383910388" calcext:value-type="float">
            <text:p>0.0244890384</text:p>
          </table:table-cell>
          <table:table-cell table:formula="of:=NORMINV([.A395];10;3)" office:value-type="float" office:value="4.09365260604753" calcext:value-type="float">
            <text:p>4.093652606</text:p>
          </table:table-cell>
          <table:table-cell table:formula="of:=COM.MICROSOFT.NORM.INV(RAND(); 0; 1)" office:value-type="float" office:value="0.468407830938348" calcext:value-type="float">
            <text:p>0.4684078309</text:p>
          </table:table-cell>
          <table:table-cell table:formula="of:=NORMINV(RAND(); 62; 4)" office:value-type="float" office:value="58.5055572983528" calcext:value-type="float">
            <text:p>58.5055572984</text:p>
          </table:table-cell>
          <table:table-cell table:formula="of:=12 + 3 * [.D395] + 5 * [.C395]" office:value-type="float" office:value="189.85871104975" calcext:value-type="float">
            <text:p>189.8587110498</text:p>
          </table:table-cell>
          <table:table-cell/>
        </table:table-row>
        <table:table-row table:style-name="ro1">
          <table:table-cell table:formula="of:=RAND()" office:value-type="float" office:value="0.1199049083516" calcext:value-type="float">
            <text:p>0.1199049084</text:p>
          </table:table-cell>
          <table:table-cell table:formula="of:=NORMINV([.A396];10;3)" office:value-type="float" office:value="6.47361313927448" calcext:value-type="float">
            <text:p>6.4736131393</text:p>
          </table:table-cell>
          <table:table-cell table:formula="of:=COM.MICROSOFT.NORM.INV(RAND(); 0; 1)" office:value-type="float" office:value="1.51625308571482" calcext:value-type="float">
            <text:p>1.5162530857</text:p>
          </table:table-cell>
          <table:table-cell table:formula="of:=NORMINV(RAND(); 62; 4)" office:value-type="float" office:value="73.5192949405025" calcext:value-type="float">
            <text:p>73.5192949405</text:p>
          </table:table-cell>
          <table:table-cell table:formula="of:=12 + 3 * [.D396] + 5 * [.C396]" office:value-type="float" office:value="240.139150250082" calcext:value-type="float">
            <text:p>240.1391502501</text:p>
          </table:table-cell>
          <table:table-cell/>
        </table:table-row>
        <table:table-row table:style-name="ro1">
          <table:table-cell table:formula="of:=RAND()" office:value-type="float" office:value="0.866610208759084" calcext:value-type="float">
            <text:p>0.8666102088</text:p>
          </table:table-cell>
          <table:table-cell table:formula="of:=NORMINV([.A397];10;3)" office:value-type="float" office:value="13.3315281810885" calcext:value-type="float">
            <text:p>13.3315281811</text:p>
          </table:table-cell>
          <table:table-cell table:formula="of:=COM.MICROSOFT.NORM.INV(RAND(); 0; 1)" office:value-type="float" office:value="-0.156268693816821" calcext:value-type="float">
            <text:p>-0.1562686938</text:p>
          </table:table-cell>
          <table:table-cell table:formula="of:=NORMINV(RAND(); 62; 4)" office:value-type="float" office:value="68.1131248381312" calcext:value-type="float">
            <text:p>68.1131248381</text:p>
          </table:table-cell>
          <table:table-cell table:formula="of:=12 + 3 * [.D397] + 5 * [.C397]" office:value-type="float" office:value="215.558031045309" calcext:value-type="float">
            <text:p>215.5580310453</text:p>
          </table:table-cell>
          <table:table-cell/>
        </table:table-row>
        <table:table-row table:style-name="ro1">
          <table:table-cell table:formula="of:=RAND()" office:value-type="float" office:value="0.389662871835753" calcext:value-type="float">
            <text:p>0.3896628718</text:p>
          </table:table-cell>
          <table:table-cell table:formula="of:=NORMINV([.A398];10;3)" office:value-type="float" office:value="9.15940655788017" calcext:value-type="float">
            <text:p>9.1594065579</text:p>
          </table:table-cell>
          <table:table-cell table:formula="of:=COM.MICROSOFT.NORM.INV(RAND(); 0; 1)" office:value-type="float" office:value="0.785352645091845" calcext:value-type="float">
            <text:p>0.7853526451</text:p>
          </table:table-cell>
          <table:table-cell table:formula="of:=NORMINV(RAND(); 62; 4)" office:value-type="float" office:value="56.9216543501325" calcext:value-type="float">
            <text:p>56.9216543501</text:p>
          </table:table-cell>
          <table:table-cell table:formula="of:=12 + 3 * [.D398] + 5 * [.C398]" office:value-type="float" office:value="186.691726275857" calcext:value-type="float">
            <text:p>186.6917262759</text:p>
          </table:table-cell>
          <table:table-cell/>
        </table:table-row>
        <table:table-row table:style-name="ro1">
          <table:table-cell table:formula="of:=RAND()" office:value-type="float" office:value="0.692212491761893" calcext:value-type="float">
            <text:p>0.6922124918</text:p>
          </table:table-cell>
          <table:table-cell table:formula="of:=NORMINV([.A399];10;3)" office:value-type="float" office:value="11.5063945303128" calcext:value-type="float">
            <text:p>11.5063945303</text:p>
          </table:table-cell>
          <table:table-cell table:formula="of:=COM.MICROSOFT.NORM.INV(RAND(); 0; 1)" office:value-type="float" office:value="1.34700486437171" calcext:value-type="float">
            <text:p>1.3470048644</text:p>
          </table:table-cell>
          <table:table-cell table:formula="of:=NORMINV(RAND(); 62; 4)" office:value-type="float" office:value="60.2314924005461" calcext:value-type="float">
            <text:p>60.2314924005</text:p>
          </table:table-cell>
          <table:table-cell table:formula="of:=12 + 3 * [.D399] + 5 * [.C399]" office:value-type="float" office:value="199.429501523497" calcext:value-type="float">
            <text:p>199.4295015235</text:p>
          </table:table-cell>
          <table:table-cell/>
        </table:table-row>
        <table:table-row table:style-name="ro1">
          <table:table-cell table:formula="of:=RAND()" office:value-type="float" office:value="0.381069450406358" calcext:value-type="float">
            <text:p>0.3810694504</text:p>
          </table:table-cell>
          <table:table-cell table:formula="of:=NORMINV([.A400];10;3)" office:value-type="float" office:value="9.09198031017523" calcext:value-type="float">
            <text:p>9.0919803102</text:p>
          </table:table-cell>
          <table:table-cell table:formula="of:=COM.MICROSOFT.NORM.INV(RAND(); 0; 1)" office:value-type="float" office:value="-1.51014269539213" calcext:value-type="float">
            <text:p>-1.5101426954</text:p>
          </table:table-cell>
          <table:table-cell table:formula="of:=NORMINV(RAND(); 62; 4)" office:value-type="float" office:value="64.0606339548994" calcext:value-type="float">
            <text:p>64.0606339549</text:p>
          </table:table-cell>
          <table:table-cell table:formula="of:=12 + 3 * [.D400] + 5 * [.C400]" office:value-type="float" office:value="196.631188387738" calcext:value-type="float">
            <text:p>196.6311883877</text:p>
          </table:table-cell>
          <table:table-cell/>
        </table:table-row>
        <table:table-row table:style-name="ro1">
          <table:table-cell table:formula="of:=RAND()" office:value-type="float" office:value="0.752412685425952" calcext:value-type="float">
            <text:p>0.7524126854</text:p>
          </table:table-cell>
          <table:table-cell table:formula="of:=NORMINV([.A401];10;3)" office:value-type="float" office:value="12.0463051787299" calcext:value-type="float">
            <text:p>12.0463051787</text:p>
          </table:table-cell>
          <table:table-cell table:formula="of:=COM.MICROSOFT.NORM.INV(RAND(); 0; 1)" office:value-type="float" office:value="0.0500624741110671" calcext:value-type="float">
            <text:p>0.0500624741</text:p>
          </table:table-cell>
          <table:table-cell table:formula="of:=NORMINV(RAND(); 62; 4)" office:value-type="float" office:value="60.2360996021891" calcext:value-type="float">
            <text:p>60.2360996022</text:p>
          </table:table-cell>
          <table:table-cell table:formula="of:=12 + 3 * [.D401] + 5 * [.C401]" office:value-type="float" office:value="192.958611177123" calcext:value-type="float">
            <text:p>192.9586111771</text:p>
          </table:table-cell>
          <table:table-cell/>
        </table:table-row>
        <table:table-row table:style-name="ro1">
          <table:table-cell table:formula="of:=RAND()" office:value-type="float" office:value="0.477527621900663" calcext:value-type="float">
            <text:p>0.4775276219</text:p>
          </table:table-cell>
          <table:table-cell table:formula="of:=NORMINV([.A402];10;3)" office:value-type="float" office:value="9.8309208365855" calcext:value-type="float">
            <text:p>9.8309208366</text:p>
          </table:table-cell>
          <table:table-cell table:formula="of:=COM.MICROSOFT.NORM.INV(RAND(); 0; 1)" office:value-type="float" office:value="-1.09768439945737" calcext:value-type="float">
            <text:p>-1.0976843995</text:p>
          </table:table-cell>
          <table:table-cell table:formula="of:=NORMINV(RAND(); 62; 4)" office:value-type="float" office:value="64.5230396234228" calcext:value-type="float">
            <text:p>64.5230396234</text:p>
          </table:table-cell>
          <table:table-cell table:formula="of:=12 + 3 * [.D402] + 5 * [.C402]" office:value-type="float" office:value="200.080696872982" calcext:value-type="float">
            <text:p>200.080696873</text:p>
          </table:table-cell>
          <table:table-cell/>
        </table:table-row>
        <table:table-row table:style-name="ro1">
          <table:table-cell table:formula="of:=RAND()" office:value-type="float" office:value="0.136389896506444" calcext:value-type="float">
            <text:p>0.1363898965</text:p>
          </table:table-cell>
          <table:table-cell table:formula="of:=NORMINV([.A403];10;3)" office:value-type="float" office:value="6.70994964588518" calcext:value-type="float">
            <text:p>6.7099496459</text:p>
          </table:table-cell>
          <table:table-cell table:formula="of:=COM.MICROSOFT.NORM.INV(RAND(); 0; 1)" office:value-type="float" office:value="0.557535601139778" calcext:value-type="float">
            <text:p>0.5575356011</text:p>
          </table:table-cell>
          <table:table-cell table:formula="of:=NORMINV(RAND(); 62; 4)" office:value-type="float" office:value="62.0864351871935" calcext:value-type="float">
            <text:p>62.0864351872</text:p>
          </table:table-cell>
          <table:table-cell table:formula="of:=12 + 3 * [.D403] + 5 * [.C403]" office:value-type="float" office:value="201.046983567279" calcext:value-type="float">
            <text:p>201.0469835673</text:p>
          </table:table-cell>
          <table:table-cell/>
        </table:table-row>
        <table:table-row table:style-name="ro1">
          <table:table-cell table:formula="of:=RAND()" office:value-type="float" office:value="0.51740197930485" calcext:value-type="float">
            <text:p>0.5174019793</text:p>
          </table:table-cell>
          <table:table-cell table:formula="of:=NORMINV([.A404];10;3)" office:value-type="float" office:value="10.1309024065596" calcext:value-type="float">
            <text:p>10.1309024066</text:p>
          </table:table-cell>
          <table:table-cell table:formula="of:=COM.MICROSOFT.NORM.INV(RAND(); 0; 1)" office:value-type="float" office:value="0.454009072253399" calcext:value-type="float">
            <text:p>0.4540090723</text:p>
          </table:table-cell>
          <table:table-cell table:formula="of:=NORMINV(RAND(); 62; 4)" office:value-type="float" office:value="64.1152777344103" calcext:value-type="float">
            <text:p>64.1152777344</text:p>
          </table:table-cell>
          <table:table-cell table:formula="of:=12 + 3 * [.D404] + 5 * [.C404]" office:value-type="float" office:value="206.615878564498" calcext:value-type="float">
            <text:p>206.6158785645</text:p>
          </table:table-cell>
          <table:table-cell/>
        </table:table-row>
        <table:table-row table:style-name="ro1">
          <table:table-cell table:formula="of:=RAND()" office:value-type="float" office:value="0.554000378353521" calcext:value-type="float">
            <text:p>0.5540003784</text:p>
          </table:table-cell>
          <table:table-cell table:formula="of:=NORMINV([.A405];10;3)" office:value-type="float" office:value="10.4073246654274" calcext:value-type="float">
            <text:p>10.4073246654</text:p>
          </table:table-cell>
          <table:table-cell table:formula="of:=COM.MICROSOFT.NORM.INV(RAND(); 0; 1)" office:value-type="float" office:value="-0.753419465596145" calcext:value-type="float">
            <text:p>-0.7534194656</text:p>
          </table:table-cell>
          <table:table-cell table:formula="of:=NORMINV(RAND(); 62; 4)" office:value-type="float" office:value="69.2680743159179" calcext:value-type="float">
            <text:p>69.2680743159</text:p>
          </table:table-cell>
          <table:table-cell table:formula="of:=12 + 3 * [.D405] + 5 * [.C405]" office:value-type="float" office:value="216.037125619773" calcext:value-type="float">
            <text:p>216.0371256198</text:p>
          </table:table-cell>
          <table:table-cell/>
        </table:table-row>
        <table:table-row table:style-name="ro1">
          <table:table-cell table:formula="of:=RAND()" office:value-type="float" office:value="0.913693266687915" calcext:value-type="float">
            <text:p>0.9136932667</text:p>
          </table:table-cell>
          <table:table-cell table:formula="of:=NORMINV([.A406];10;3)" office:value-type="float" office:value="14.0915625168886" calcext:value-type="float">
            <text:p>14.0915625169</text:p>
          </table:table-cell>
          <table:table-cell table:formula="of:=COM.MICROSOFT.NORM.INV(RAND(); 0; 1)" office:value-type="float" office:value="-0.884191879463634" calcext:value-type="float">
            <text:p>-0.8841918795</text:p>
          </table:table-cell>
          <table:table-cell table:formula="of:=NORMINV(RAND(); 62; 4)" office:value-type="float" office:value="61.9003797711261" calcext:value-type="float">
            <text:p>61.9003797711</text:p>
          </table:table-cell>
          <table:table-cell table:formula="of:=12 + 3 * [.D406] + 5 * [.C406]" office:value-type="float" office:value="193.28017991606" calcext:value-type="float">
            <text:p>193.2801799161</text:p>
          </table:table-cell>
          <table:table-cell/>
        </table:table-row>
        <table:table-row table:style-name="ro1">
          <table:table-cell table:formula="of:=RAND()" office:value-type="float" office:value="0.680838731350377" calcext:value-type="float">
            <text:p>0.6808387314</text:p>
          </table:table-cell>
          <table:table-cell table:formula="of:=NORMINV([.A407];10;3)" office:value-type="float" office:value="11.4101363870809" calcext:value-type="float">
            <text:p>11.4101363871</text:p>
          </table:table-cell>
          <table:table-cell table:formula="of:=COM.MICROSOFT.NORM.INV(RAND(); 0; 1)" office:value-type="float" office:value="-0.544653009466482" calcext:value-type="float">
            <text:p>-0.5446530095</text:p>
          </table:table-cell>
          <table:table-cell table:formula="of:=NORMINV(RAND(); 62; 4)" office:value-type="float" office:value="62.2742404132876" calcext:value-type="float">
            <text:p>62.2742404133</text:p>
          </table:table-cell>
          <table:table-cell table:formula="of:=12 + 3 * [.D407] + 5 * [.C407]" office:value-type="float" office:value="196.09945619253" calcext:value-type="float">
            <text:p>196.0994561925</text:p>
          </table:table-cell>
          <table:table-cell/>
        </table:table-row>
        <table:table-row table:style-name="ro1">
          <table:table-cell table:formula="of:=RAND()" office:value-type="float" office:value="0.413143931888044" calcext:value-type="float">
            <text:p>0.4131439319</text:p>
          </table:table-cell>
          <table:table-cell table:formula="of:=NORMINV([.A408];10;3)" office:value-type="float" office:value="9.3416050868492" calcext:value-type="float">
            <text:p>9.3416050868</text:p>
          </table:table-cell>
          <table:table-cell table:formula="of:=COM.MICROSOFT.NORM.INV(RAND(); 0; 1)" office:value-type="float" office:value="1.08601170153866" calcext:value-type="float">
            <text:p>1.0860117015</text:p>
          </table:table-cell>
          <table:table-cell table:formula="of:=NORMINV(RAND(); 62; 4)" office:value-type="float" office:value="63.5380232232721" calcext:value-type="float">
            <text:p>63.5380232233</text:p>
          </table:table-cell>
          <table:table-cell table:formula="of:=12 + 3 * [.D408] + 5 * [.C408]" office:value-type="float" office:value="208.04412817751" calcext:value-type="float">
            <text:p>208.0441281775</text:p>
          </table:table-cell>
          <table:table-cell/>
        </table:table-row>
        <table:table-row table:style-name="ro1">
          <table:table-cell table:formula="of:=RAND()" office:value-type="float" office:value="0.10770789347589" calcext:value-type="float">
            <text:p>0.1077078935</text:p>
          </table:table-cell>
          <table:table-cell table:formula="of:=NORMINV([.A409];10;3)" office:value-type="float" office:value="6.28356933001738" calcext:value-type="float">
            <text:p>6.28356933</text:p>
          </table:table-cell>
          <table:table-cell table:formula="of:=COM.MICROSOFT.NORM.INV(RAND(); 0; 1)" office:value-type="float" office:value="0.498895292977405" calcext:value-type="float">
            <text:p>0.498895293</text:p>
          </table:table-cell>
          <table:table-cell table:formula="of:=NORMINV(RAND(); 62; 4)" office:value-type="float" office:value="61.5636529785763" calcext:value-type="float">
            <text:p>61.5636529786</text:p>
          </table:table-cell>
          <table:table-cell table:formula="of:=12 + 3 * [.D409] + 5 * [.C409]" office:value-type="float" office:value="199.185435400616" calcext:value-type="float">
            <text:p>199.1854354006</text:p>
          </table:table-cell>
          <table:table-cell/>
        </table:table-row>
        <table:table-row table:style-name="ro1">
          <table:table-cell table:formula="of:=RAND()" office:value-type="float" office:value="0.216478783171624" calcext:value-type="float">
            <text:p>0.2164787832</text:p>
          </table:table-cell>
          <table:table-cell table:formula="of:=NORMINV([.A410];10;3)" office:value-type="float" office:value="7.64757795251323" calcext:value-type="float">
            <text:p>7.6475779525</text:p>
          </table:table-cell>
          <table:table-cell table:formula="of:=COM.MICROSOFT.NORM.INV(RAND(); 0; 1)" office:value-type="float" office:value="0.596507287287759" calcext:value-type="float">
            <text:p>0.5965072873</text:p>
          </table:table-cell>
          <table:table-cell table:formula="of:=NORMINV(RAND(); 62; 4)" office:value-type="float" office:value="63.1775210704237" calcext:value-type="float">
            <text:p>63.1775210704</text:p>
          </table:table-cell>
          <table:table-cell table:formula="of:=12 + 3 * [.D410] + 5 * [.C410]" office:value-type="float" office:value="204.51509964771" calcext:value-type="float">
            <text:p>204.5150996477</text:p>
          </table:table-cell>
          <table:table-cell/>
        </table:table-row>
        <table:table-row table:style-name="ro1">
          <table:table-cell table:formula="of:=RAND()" office:value-type="float" office:value="0.165619550505653" calcext:value-type="float">
            <text:p>0.1656195505</text:p>
          </table:table-cell>
          <table:table-cell table:formula="of:=NORMINV([.A411];10;3)" office:value-type="float" office:value="7.08513681722037" calcext:value-type="float">
            <text:p>7.0851368172</text:p>
          </table:table-cell>
          <table:table-cell table:formula="of:=COM.MICROSOFT.NORM.INV(RAND(); 0; 1)" office:value-type="float" office:value="0.686798041707137" calcext:value-type="float">
            <text:p>0.6867980417</text:p>
          </table:table-cell>
          <table:table-cell table:formula="of:=NORMINV(RAND(); 62; 4)" office:value-type="float" office:value="49.5112741016539" calcext:value-type="float">
            <text:p>49.5112741017</text:p>
          </table:table-cell>
          <table:table-cell table:formula="of:=12 + 3 * [.D411] + 5 * [.C411]" office:value-type="float" office:value="163.967812513497" calcext:value-type="float">
            <text:p>163.9678125135</text:p>
          </table:table-cell>
          <table:table-cell/>
        </table:table-row>
        <table:table-row table:style-name="ro1">
          <table:table-cell table:formula="of:=RAND()" office:value-type="float" office:value="0.652273714076728" calcext:value-type="float">
            <text:p>0.6522737141</text:p>
          </table:table-cell>
          <table:table-cell table:formula="of:=NORMINV([.A412];10;3)" office:value-type="float" office:value="11.1743989894122" calcext:value-type="float">
            <text:p>11.1743989894</text:p>
          </table:table-cell>
          <table:table-cell table:formula="of:=COM.MICROSOFT.NORM.INV(RAND(); 0; 1)" office:value-type="float" office:value="0.766863805682328" calcext:value-type="float">
            <text:p>0.7668638057</text:p>
          </table:table-cell>
          <table:table-cell table:formula="of:=NORMINV(RAND(); 62; 4)" office:value-type="float" office:value="54.7336977471849" calcext:value-type="float">
            <text:p>54.7336977472</text:p>
          </table:table-cell>
          <table:table-cell table:formula="of:=12 + 3 * [.D412] + 5 * [.C412]" office:value-type="float" office:value="180.035412269966" calcext:value-type="float">
            <text:p>180.03541227</text:p>
          </table:table-cell>
          <table:table-cell/>
        </table:table-row>
        <table:table-row table:style-name="ro1">
          <table:table-cell table:formula="of:=RAND()" office:value-type="float" office:value="0.109846134204417" calcext:value-type="float">
            <text:p>0.1098461342</text:p>
          </table:table-cell>
          <table:table-cell table:formula="of:=NORMINV([.A413];10;3)" office:value-type="float" office:value="6.31795956607141" calcext:value-type="float">
            <text:p>6.3179595661</text:p>
          </table:table-cell>
          <table:table-cell table:formula="of:=COM.MICROSOFT.NORM.INV(RAND(); 0; 1)" office:value-type="float" office:value="-0.117902717443604" calcext:value-type="float">
            <text:p>-0.1179027174</text:p>
          </table:table-cell>
          <table:table-cell table:formula="of:=NORMINV(RAND(); 62; 4)" office:value-type="float" office:value="58.9049156340431" calcext:value-type="float">
            <text:p>58.904915634</text:p>
          </table:table-cell>
          <table:table-cell table:formula="of:=12 + 3 * [.D413] + 5 * [.C413]" office:value-type="float" office:value="188.125233314911" calcext:value-type="float">
            <text:p>188.1252333149</text:p>
          </table:table-cell>
          <table:table-cell/>
        </table:table-row>
        <table:table-row table:style-name="ro1">
          <table:table-cell table:formula="of:=RAND()" office:value-type="float" office:value="0.964566719951108" calcext:value-type="float">
            <text:p>0.96456672</text:p>
          </table:table-cell>
          <table:table-cell table:formula="of:=NORMINV([.A414];10;3)" office:value-type="float" office:value="15.4189947732265" calcext:value-type="float">
            <text:p>15.4189947732</text:p>
          </table:table-cell>
          <table:table-cell table:formula="of:=COM.MICROSOFT.NORM.INV(RAND(); 0; 1)" office:value-type="float" office:value="1.32279249026703" calcext:value-type="float">
            <text:p>1.3227924903</text:p>
          </table:table-cell>
          <table:table-cell table:formula="of:=NORMINV(RAND(); 62; 4)" office:value-type="float" office:value="58.1325750813111" calcext:value-type="float">
            <text:p>58.1325750813</text:p>
          </table:table-cell>
          <table:table-cell table:formula="of:=12 + 3 * [.D414] + 5 * [.C414]" office:value-type="float" office:value="193.011687695268" calcext:value-type="float">
            <text:p>193.0116876953</text:p>
          </table:table-cell>
          <table:table-cell/>
        </table:table-row>
        <table:table-row table:style-name="ro1">
          <table:table-cell table:formula="of:=RAND()" office:value-type="float" office:value="0.732950754230842" calcext:value-type="float">
            <text:p>0.7329507542</text:p>
          </table:table-cell>
          <table:table-cell table:formula="of:=NORMINV([.A415];10;3)" office:value-type="float" office:value="11.865285475998" calcext:value-type="float">
            <text:p>11.865285476</text:p>
          </table:table-cell>
          <table:table-cell table:formula="of:=COM.MICROSOFT.NORM.INV(RAND(); 0; 1)" office:value-type="float" office:value="-0.263067702975647" calcext:value-type="float">
            <text:p>-0.263067703</text:p>
          </table:table-cell>
          <table:table-cell table:formula="of:=NORMINV(RAND(); 62; 4)" office:value-type="float" office:value="67.9574427256749" calcext:value-type="float">
            <text:p>67.9574427257</text:p>
          </table:table-cell>
          <table:table-cell table:formula="of:=12 + 3 * [.D415] + 5 * [.C415]" office:value-type="float" office:value="214.556989662146" calcext:value-type="float">
            <text:p>214.5569896621</text:p>
          </table:table-cell>
          <table:table-cell/>
        </table:table-row>
        <table:table-row table:style-name="ro1">
          <table:table-cell table:formula="of:=RAND()" office:value-type="float" office:value="0.316605605883524" calcext:value-type="float">
            <text:p>0.3166056059</text:p>
          </table:table-cell>
          <table:table-cell table:formula="of:=NORMINV([.A416];10;3)" office:value-type="float" office:value="8.56836418892041" calcext:value-type="float">
            <text:p>8.5683641889</text:p>
          </table:table-cell>
          <table:table-cell table:formula="of:=COM.MICROSOFT.NORM.INV(RAND(); 0; 1)" office:value-type="float" office:value="0.172865073818915" calcext:value-type="float">
            <text:p>0.1728650738</text:p>
          </table:table-cell>
          <table:table-cell table:formula="of:=NORMINV(RAND(); 62; 4)" office:value-type="float" office:value="68.1679965947754" calcext:value-type="float">
            <text:p>68.1679965948</text:p>
          </table:table-cell>
          <table:table-cell table:formula="of:=12 + 3 * [.D416] + 5 * [.C416]" office:value-type="float" office:value="217.368315153421" calcext:value-type="float">
            <text:p>217.3683151534</text:p>
          </table:table-cell>
          <table:table-cell/>
        </table:table-row>
        <table:table-row table:style-name="ro1">
          <table:table-cell table:formula="of:=RAND()" office:value-type="float" office:value="0.84774120291695" calcext:value-type="float">
            <text:p>0.8477412029</text:p>
          </table:table-cell>
          <table:table-cell table:formula="of:=NORMINV([.A417];10;3)" office:value-type="float" office:value="13.0803812425293" calcext:value-type="float">
            <text:p>13.0803812425</text:p>
          </table:table-cell>
          <table:table-cell table:formula="of:=COM.MICROSOFT.NORM.INV(RAND(); 0; 1)" office:value-type="float" office:value="-0.18787157142881" calcext:value-type="float">
            <text:p>-0.1878715714</text:p>
          </table:table-cell>
          <table:table-cell table:formula="of:=NORMINV(RAND(); 62; 4)" office:value-type="float" office:value="63.2337418190824" calcext:value-type="float">
            <text:p>63.2337418191</text:p>
          </table:table-cell>
          <table:table-cell table:formula="of:=12 + 3 * [.D417] + 5 * [.C417]" office:value-type="float" office:value="200.761867600103" calcext:value-type="float">
            <text:p>200.7618676001</text:p>
          </table:table-cell>
          <table:table-cell/>
        </table:table-row>
        <table:table-row table:style-name="ro1">
          <table:table-cell table:formula="of:=RAND()" office:value-type="float" office:value="0.490503962151706" calcext:value-type="float">
            <text:p>0.4905039622</text:p>
          </table:table-cell>
          <table:table-cell table:formula="of:=NORMINV([.A418];10;3)" office:value-type="float" office:value="9.92858414454324" calcext:value-type="float">
            <text:p>9.9285841445</text:p>
          </table:table-cell>
          <table:table-cell table:formula="of:=COM.MICROSOFT.NORM.INV(RAND(); 0; 1)" office:value-type="float" office:value="1.78495467885816" calcext:value-type="float">
            <text:p>1.7849546789</text:p>
          </table:table-cell>
          <table:table-cell table:formula="of:=NORMINV(RAND(); 62; 4)" office:value-type="float" office:value="69.0728378435002" calcext:value-type="float">
            <text:p>69.0728378435</text:p>
          </table:table-cell>
          <table:table-cell table:formula="of:=12 + 3 * [.D418] + 5 * [.C418]" office:value-type="float" office:value="228.143286924791" calcext:value-type="float">
            <text:p>228.1432869248</text:p>
          </table:table-cell>
          <table:table-cell/>
        </table:table-row>
        <table:table-row table:style-name="ro1">
          <table:table-cell table:formula="of:=RAND()" office:value-type="float" office:value="0.834494649898261" calcext:value-type="float">
            <text:p>0.8344946499</text:p>
          </table:table-cell>
          <table:table-cell table:formula="of:=NORMINV([.A419];10;3)" office:value-type="float" office:value="12.9162403066246" calcext:value-type="float">
            <text:p>12.9162403066</text:p>
          </table:table-cell>
          <table:table-cell table:formula="of:=COM.MICROSOFT.NORM.INV(RAND(); 0; 1)" office:value-type="float" office:value="-0.365088524285167" calcext:value-type="float">
            <text:p>-0.3650885243</text:p>
          </table:table-cell>
          <table:table-cell table:formula="of:=NORMINV(RAND(); 62; 4)" office:value-type="float" office:value="53.8946833726171" calcext:value-type="float">
            <text:p>53.8946833726</text:p>
          </table:table-cell>
          <table:table-cell table:formula="of:=12 + 3 * [.D419] + 5 * [.C419]" office:value-type="float" office:value="171.858607496425" calcext:value-type="float">
            <text:p>171.8586074964</text:p>
          </table:table-cell>
          <table:table-cell/>
        </table:table-row>
        <table:table-row table:style-name="ro1">
          <table:table-cell table:formula="of:=RAND()" office:value-type="float" office:value="0.383817359572276" calcext:value-type="float">
            <text:p>0.3838173596</text:p>
          </table:table-cell>
          <table:table-cell table:formula="of:=NORMINV([.A420];10;3)" office:value-type="float" office:value="9.11358942166119" calcext:value-type="float">
            <text:p>9.1135894217</text:p>
          </table:table-cell>
          <table:table-cell table:formula="of:=COM.MICROSOFT.NORM.INV(RAND(); 0; 1)" office:value-type="float" office:value="1.41485050155939" calcext:value-type="float">
            <text:p>1.4148505016</text:p>
          </table:table-cell>
          <table:table-cell table:formula="of:=NORMINV(RAND(); 62; 4)" office:value-type="float" office:value="62.0020228242371" calcext:value-type="float">
            <text:p>62.0020228242</text:p>
          </table:table-cell>
          <table:table-cell table:formula="of:=12 + 3 * [.D420] + 5 * [.C420]" office:value-type="float" office:value="205.080320980508" calcext:value-type="float">
            <text:p>205.0803209805</text:p>
          </table:table-cell>
          <table:table-cell/>
        </table:table-row>
        <table:table-row table:style-name="ro1">
          <table:table-cell table:formula="of:=RAND()" office:value-type="float" office:value="0.266142277047038" calcext:value-type="float">
            <text:p>0.266142277</text:p>
          </table:table-cell>
          <table:table-cell table:formula="of:=NORMINV([.A421];10;3)" office:value-type="float" office:value="8.1264327536782" calcext:value-type="float">
            <text:p>8.1264327537</text:p>
          </table:table-cell>
          <table:table-cell table:formula="of:=COM.MICROSOFT.NORM.INV(RAND(); 0; 1)" office:value-type="float" office:value="-1.47765675634382" calcext:value-type="float">
            <text:p>-1.4776567563</text:p>
          </table:table-cell>
          <table:table-cell table:formula="of:=NORMINV(RAND(); 62; 4)" office:value-type="float" office:value="64.4087927879972" calcext:value-type="float">
            <text:p>64.408792788</text:p>
          </table:table-cell>
          <table:table-cell table:formula="of:=12 + 3 * [.D421] + 5 * [.C421]" office:value-type="float" office:value="197.838094582272" calcext:value-type="float">
            <text:p>197.8380945823</text:p>
          </table:table-cell>
          <table:table-cell/>
        </table:table-row>
        <table:table-row table:style-name="ro1">
          <table:table-cell table:formula="of:=RAND()" office:value-type="float" office:value="0.0540658067911863" calcext:value-type="float">
            <text:p>0.0540658068</text:p>
          </table:table-cell>
          <table:table-cell table:formula="of:=NORMINV([.A422];10;3)" office:value-type="float" office:value="5.18005609521313" calcext:value-type="float">
            <text:p>5.1800560952</text:p>
          </table:table-cell>
          <table:table-cell table:formula="of:=COM.MICROSOFT.NORM.INV(RAND(); 0; 1)" office:value-type="float" office:value="-1.50435908611437" calcext:value-type="float">
            <text:p>-1.5043590861</text:p>
          </table:table-cell>
          <table:table-cell table:formula="of:=NORMINV(RAND(); 62; 4)" office:value-type="float" office:value="62.2991554979745" calcext:value-type="float">
            <text:p>62.299155498</text:p>
          </table:table-cell>
          <table:table-cell table:formula="of:=12 + 3 * [.D422] + 5 * [.C422]" office:value-type="float" office:value="191.375671063352" calcext:value-type="float">
            <text:p>191.3756710634</text:p>
          </table:table-cell>
          <table:table-cell/>
        </table:table-row>
        <table:table-row table:style-name="ro1">
          <table:table-cell table:formula="of:=RAND()" office:value-type="float" office:value="0.364791329717264" calcext:value-type="float">
            <text:p>0.3647913297</text:p>
          </table:table-cell>
          <table:table-cell table:formula="of:=NORMINV([.A423];10;3)" office:value-type="float" office:value="8.9629577769229" calcext:value-type="float">
            <text:p>8.9629577769</text:p>
          </table:table-cell>
          <table:table-cell table:formula="of:=COM.MICROSOFT.NORM.INV(RAND(); 0; 1)" office:value-type="float" office:value="-0.771651424360509" calcext:value-type="float">
            <text:p>-0.7716514244</text:p>
          </table:table-cell>
          <table:table-cell table:formula="of:=NORMINV(RAND(); 62; 4)" office:value-type="float" office:value="60.5510745323424" calcext:value-type="float">
            <text:p>60.5510745323</text:p>
          </table:table-cell>
          <table:table-cell table:formula="of:=12 + 3 * [.D423] + 5 * [.C423]" office:value-type="float" office:value="189.794966475225" calcext:value-type="float">
            <text:p>189.7949664752</text:p>
          </table:table-cell>
          <table:table-cell/>
        </table:table-row>
        <table:table-row table:style-name="ro1">
          <table:table-cell table:formula="of:=RAND()" office:value-type="float" office:value="0.515082088066265" calcext:value-type="float">
            <text:p>0.5150820881</text:p>
          </table:table-cell>
          <table:table-cell table:formula="of:=NORMINV([.A424];10;3)" office:value-type="float" office:value="10.1134425948824" calcext:value-type="float">
            <text:p>10.1134425949</text:p>
          </table:table-cell>
          <table:table-cell table:formula="of:=COM.MICROSOFT.NORM.INV(RAND(); 0; 1)" office:value-type="float" office:value="0.272636851691339" calcext:value-type="float">
            <text:p>0.2726368517</text:p>
          </table:table-cell>
          <table:table-cell table:formula="of:=NORMINV(RAND(); 62; 4)" office:value-type="float" office:value="54.9213922854061" calcext:value-type="float">
            <text:p>54.9213922854</text:p>
          </table:table-cell>
          <table:table-cell table:formula="of:=12 + 3 * [.D424] + 5 * [.C424]" office:value-type="float" office:value="178.127361114675" calcext:value-type="float">
            <text:p>178.1273611147</text:p>
          </table:table-cell>
          <table:table-cell/>
        </table:table-row>
        <table:table-row table:style-name="ro1">
          <table:table-cell table:formula="of:=RAND()" office:value-type="float" office:value="0.826867190888152" calcext:value-type="float">
            <text:p>0.8268671909</text:p>
          </table:table-cell>
          <table:table-cell table:formula="of:=NORMINV([.A425];10;3)" office:value-type="float" office:value="12.8255724031433" calcext:value-type="float">
            <text:p>12.8255724031</text:p>
          </table:table-cell>
          <table:table-cell table:formula="of:=COM.MICROSOFT.NORM.INV(RAND(); 0; 1)" office:value-type="float" office:value="-1.57097488200708" calcext:value-type="float">
            <text:p>-1.570974882</text:p>
          </table:table-cell>
          <table:table-cell table:formula="of:=NORMINV(RAND(); 62; 4)" office:value-type="float" office:value="65.4320994585276" calcext:value-type="float">
            <text:p>65.4320994585</text:p>
          </table:table-cell>
          <table:table-cell table:formula="of:=12 + 3 * [.D425] + 5 * [.C425]" office:value-type="float" office:value="200.441423965548" calcext:value-type="float">
            <text:p>200.4414239655</text:p>
          </table:table-cell>
          <table:table-cell/>
        </table:table-row>
        <table:table-row table:style-name="ro1">
          <table:table-cell table:formula="of:=RAND()" office:value-type="float" office:value="0.969323809724301" calcext:value-type="float">
            <text:p>0.9693238097</text:p>
          </table:table-cell>
          <table:table-cell table:formula="of:=NORMINV([.A426];10;3)" office:value-type="float" office:value="15.6128420173437" calcext:value-type="float">
            <text:p>15.6128420173</text:p>
          </table:table-cell>
          <table:table-cell table:formula="of:=COM.MICROSOFT.NORM.INV(RAND(); 0; 1)" office:value-type="float" office:value="0.911367777390861" calcext:value-type="float">
            <text:p>0.9113677774</text:p>
          </table:table-cell>
          <table:table-cell table:formula="of:=NORMINV(RAND(); 62; 4)" office:value-type="float" office:value="59.4635383076122" calcext:value-type="float">
            <text:p>59.4635383076</text:p>
          </table:table-cell>
          <table:table-cell table:formula="of:=12 + 3 * [.D426] + 5 * [.C426]" office:value-type="float" office:value="194.947453809791" calcext:value-type="float">
            <text:p>194.9474538098</text:p>
          </table:table-cell>
          <table:table-cell/>
        </table:table-row>
        <table:table-row table:style-name="ro1">
          <table:table-cell table:formula="of:=RAND()" office:value-type="float" office:value="0.586509071290493" calcext:value-type="float">
            <text:p>0.5865090713</text:p>
          </table:table-cell>
          <table:table-cell table:formula="of:=NORMINV([.A427];10;3)" office:value-type="float" office:value="10.6557221950527" calcext:value-type="float">
            <text:p>10.6557221951</text:p>
          </table:table-cell>
          <table:table-cell table:formula="of:=COM.MICROSOFT.NORM.INV(RAND(); 0; 1)" office:value-type="float" office:value="-1.17294981558808" calcext:value-type="float">
            <text:p>-1.1729498156</text:p>
          </table:table-cell>
          <table:table-cell table:formula="of:=NORMINV(RAND(); 62; 4)" office:value-type="float" office:value="65.7868228125879" calcext:value-type="float">
            <text:p>65.7868228126</text:p>
          </table:table-cell>
          <table:table-cell table:formula="of:=12 + 3 * [.D427] + 5 * [.C427]" office:value-type="float" office:value="203.495719359823" calcext:value-type="float">
            <text:p>203.4957193598</text:p>
          </table:table-cell>
          <table:table-cell/>
        </table:table-row>
        <table:table-row table:style-name="ro1">
          <table:table-cell table:formula="of:=RAND()" office:value-type="float" office:value="0.339907304849476" calcext:value-type="float">
            <text:p>0.3399073048</text:p>
          </table:table-cell>
          <table:table-cell table:formula="of:=NORMINV([.A428];10;3)" office:value-type="float" office:value="8.76185162662462" calcext:value-type="float">
            <text:p>8.7618516266</text:p>
          </table:table-cell>
          <table:table-cell table:formula="of:=COM.MICROSOFT.NORM.INV(RAND(); 0; 1)" office:value-type="float" office:value="-0.0781050152261048" calcext:value-type="float">
            <text:p>-0.0781050152</text:p>
          </table:table-cell>
          <table:table-cell table:formula="of:=NORMINV(RAND(); 62; 4)" office:value-type="float" office:value="62.9131166996718" calcext:value-type="float">
            <text:p>62.9131166997</text:p>
          </table:table-cell>
          <table:table-cell table:formula="of:=12 + 3 * [.D428] + 5 * [.C428]" office:value-type="float" office:value="200.348825022885" calcext:value-type="float">
            <text:p>200.3488250229</text:p>
          </table:table-cell>
          <table:table-cell/>
        </table:table-row>
        <table:table-row table:style-name="ro1">
          <table:table-cell table:formula="of:=RAND()" office:value-type="float" office:value="0.811862507136539" calcext:value-type="float">
            <text:p>0.8118625071</text:p>
          </table:table-cell>
          <table:table-cell table:formula="of:=NORMINV([.A429];10;3)" office:value-type="float" office:value="12.6543417384948" calcext:value-type="float">
            <text:p>12.6543417385</text:p>
          </table:table-cell>
          <table:table-cell table:formula="of:=COM.MICROSOFT.NORM.INV(RAND(); 0; 1)" office:value-type="float" office:value="-0.0692583807708874" calcext:value-type="float">
            <text:p>-0.0692583808</text:p>
          </table:table-cell>
          <table:table-cell table:formula="of:=NORMINV(RAND(); 62; 4)" office:value-type="float" office:value="63.6974040676719" calcext:value-type="float">
            <text:p>63.6974040677</text:p>
          </table:table-cell>
          <table:table-cell table:formula="of:=12 + 3 * [.D429] + 5 * [.C429]" office:value-type="float" office:value="202.745920299161" calcext:value-type="float">
            <text:p>202.7459202992</text:p>
          </table:table-cell>
          <table:table-cell/>
        </table:table-row>
        <table:table-row table:style-name="ro1">
          <table:table-cell table:formula="of:=RAND()" office:value-type="float" office:value="0.398245872464031" calcext:value-type="float">
            <text:p>0.3982458725</text:p>
          </table:table-cell>
          <table:table-cell table:formula="of:=NORMINV([.A430];10;3)" office:value-type="float" office:value="9.22632977530325" calcext:value-type="float">
            <text:p>9.2263297753</text:p>
          </table:table-cell>
          <table:table-cell table:formula="of:=COM.MICROSOFT.NORM.INV(RAND(); 0; 1)" office:value-type="float" office:value="0.222975563617007" calcext:value-type="float">
            <text:p>0.2229755636</text:p>
          </table:table-cell>
          <table:table-cell table:formula="of:=NORMINV(RAND(); 62; 4)" office:value-type="float" office:value="66.5352792994235" calcext:value-type="float">
            <text:p>66.5352792994</text:p>
          </table:table-cell>
          <table:table-cell table:formula="of:=12 + 3 * [.D430] + 5 * [.C430]" office:value-type="float" office:value="212.720715716356" calcext:value-type="float">
            <text:p>212.7207157164</text:p>
          </table:table-cell>
          <table:table-cell/>
        </table:table-row>
        <table:table-row table:style-name="ro1">
          <table:table-cell table:formula="of:=RAND()" office:value-type="float" office:value="0.092764726607129" calcext:value-type="float">
            <text:p>0.0927647266</text:p>
          </table:table-cell>
          <table:table-cell table:formula="of:=NORMINV([.A431];10;3)" office:value-type="float" office:value="6.02823853712563" calcext:value-type="float">
            <text:p>6.0282385371</text:p>
          </table:table-cell>
          <table:table-cell table:formula="of:=COM.MICROSOFT.NORM.INV(RAND(); 0; 1)" office:value-type="float" office:value="0.918987814628379" calcext:value-type="float">
            <text:p>0.9189878146</text:p>
          </table:table-cell>
          <table:table-cell table:formula="of:=NORMINV(RAND(); 62; 4)" office:value-type="float" office:value="55.1751205460601" calcext:value-type="float">
            <text:p>55.1751205461</text:p>
          </table:table-cell>
          <table:table-cell table:formula="of:=12 + 3 * [.D431] + 5 * [.C431]" office:value-type="float" office:value="182.120300711322" calcext:value-type="float">
            <text:p>182.1203007113</text:p>
          </table:table-cell>
          <table:table-cell/>
        </table:table-row>
        <table:table-row table:style-name="ro1">
          <table:table-cell table:formula="of:=RAND()" office:value-type="float" office:value="0.426972520072013" calcext:value-type="float">
            <text:p>0.4269725201</text:p>
          </table:table-cell>
          <table:table-cell table:formula="of:=NORMINV([.A432];10;3)" office:value-type="float" office:value="9.44773837072498" calcext:value-type="float">
            <text:p>9.4477383707</text:p>
          </table:table-cell>
          <table:table-cell table:formula="of:=COM.MICROSOFT.NORM.INV(RAND(); 0; 1)" office:value-type="float" office:value="0.465127246793439" calcext:value-type="float">
            <text:p>0.4651272468</text:p>
          </table:table-cell>
          <table:table-cell table:formula="of:=NORMINV(RAND(); 62; 4)" office:value-type="float" office:value="66.3806602746638" calcext:value-type="float">
            <text:p>66.3806602747</text:p>
          </table:table-cell>
          <table:table-cell table:formula="of:=12 + 3 * [.D432] + 5 * [.C432]" office:value-type="float" office:value="213.467617057959" calcext:value-type="float">
            <text:p>213.467617058</text:p>
          </table:table-cell>
          <table:table-cell/>
        </table:table-row>
        <table:table-row table:style-name="ro1">
          <table:table-cell table:formula="of:=RAND()" office:value-type="float" office:value="0.158776894211769" calcext:value-type="float">
            <text:p>0.1587768942</text:p>
          </table:table-cell>
          <table:table-cell table:formula="of:=NORMINV([.A433];10;3)" office:value-type="float" office:value="7.00150774092068" calcext:value-type="float">
            <text:p>7.0015077409</text:p>
          </table:table-cell>
          <table:table-cell table:formula="of:=COM.MICROSOFT.NORM.INV(RAND(); 0; 1)" office:value-type="float" office:value="0.170302838087576" calcext:value-type="float">
            <text:p>0.1703028381</text:p>
          </table:table-cell>
          <table:table-cell table:formula="of:=NORMINV(RAND(); 62; 4)" office:value-type="float" office:value="68.914242135058" calcext:value-type="float">
            <text:p>68.9142421351</text:p>
          </table:table-cell>
          <table:table-cell table:formula="of:=12 + 3 * [.D433] + 5 * [.C433]" office:value-type="float" office:value="219.594240595612" calcext:value-type="float">
            <text:p>219.5942405956</text:p>
          </table:table-cell>
          <table:table-cell/>
        </table:table-row>
        <table:table-row table:style-name="ro1">
          <table:table-cell table:formula="of:=RAND()" office:value-type="float" office:value="0.875941979466006" calcext:value-type="float">
            <text:p>0.8759419795</text:p>
          </table:table-cell>
          <table:table-cell table:formula="of:=NORMINV([.A434];10;3)" office:value-type="float" office:value="13.464812356748" calcext:value-type="float">
            <text:p>13.4648123567</text:p>
          </table:table-cell>
          <table:table-cell table:formula="of:=COM.MICROSOFT.NORM.INV(RAND(); 0; 1)" office:value-type="float" office:value="-1.02439340507244" calcext:value-type="float">
            <text:p>-1.0243934051</text:p>
          </table:table-cell>
          <table:table-cell table:formula="of:=NORMINV(RAND(); 62; 4)" office:value-type="float" office:value="54.596750555854" calcext:value-type="float">
            <text:p>54.5967505559</text:p>
          </table:table-cell>
          <table:table-cell table:formula="of:=12 + 3 * [.D434] + 5 * [.C434]" office:value-type="float" office:value="170.6682846422" calcext:value-type="float">
            <text:p>170.6682846422</text:p>
          </table:table-cell>
          <table:table-cell/>
        </table:table-row>
        <table:table-row table:style-name="ro1">
          <table:table-cell table:formula="of:=RAND()" office:value-type="float" office:value="0.593793709995225" calcext:value-type="float">
            <text:p>0.59379371</text:p>
          </table:table-cell>
          <table:table-cell table:formula="of:=NORMINV([.A435];10;3)" office:value-type="float" office:value="10.7119444048948" calcext:value-type="float">
            <text:p>10.7119444049</text:p>
          </table:table-cell>
          <table:table-cell table:formula="of:=COM.MICROSOFT.NORM.INV(RAND(); 0; 1)" office:value-type="float" office:value="0.0476931586732734" calcext:value-type="float">
            <text:p>0.0476931587</text:p>
          </table:table-cell>
          <table:table-cell table:formula="of:=NORMINV(RAND(); 62; 4)" office:value-type="float" office:value="63.9937561403399" calcext:value-type="float">
            <text:p>63.9937561403</text:p>
          </table:table-cell>
          <table:table-cell table:formula="of:=12 + 3 * [.D435] + 5 * [.C435]" office:value-type="float" office:value="204.219734214386" calcext:value-type="float">
            <text:p>204.2197342144</text:p>
          </table:table-cell>
          <table:table-cell/>
        </table:table-row>
        <table:table-row table:style-name="ro1">
          <table:table-cell table:formula="of:=RAND()" office:value-type="float" office:value="0.262001362163573" calcext:value-type="float">
            <text:p>0.2620013622</text:p>
          </table:table-cell>
          <table:table-cell table:formula="of:=NORMINV([.A436];10;3)" office:value-type="float" office:value="8.08843752535383" calcext:value-type="float">
            <text:p>8.0884375254</text:p>
          </table:table-cell>
          <table:table-cell table:formula="of:=COM.MICROSOFT.NORM.INV(RAND(); 0; 1)" office:value-type="float" office:value="-0.348629092998603" calcext:value-type="float">
            <text:p>-0.348629093</text:p>
          </table:table-cell>
          <table:table-cell table:formula="of:=NORMINV(RAND(); 62; 4)" office:value-type="float" office:value="58.2651468022977" calcext:value-type="float">
            <text:p>58.2651468023</text:p>
          </table:table-cell>
          <table:table-cell table:formula="of:=12 + 3 * [.D436] + 5 * [.C436]" office:value-type="float" office:value="185.0522949419" calcext:value-type="float">
            <text:p>185.0522949419</text:p>
          </table:table-cell>
          <table:table-cell/>
        </table:table-row>
        <table:table-row table:style-name="ro1">
          <table:table-cell table:formula="of:=RAND()" office:value-type="float" office:value="0.295554160140455" calcext:value-type="float">
            <text:p>0.2955541601</text:p>
          </table:table-cell>
          <table:table-cell table:formula="of:=NORMINV([.A437];10;3)" office:value-type="float" office:value="8.38830812853298" calcext:value-type="float">
            <text:p>8.3883081285</text:p>
          </table:table-cell>
          <table:table-cell table:formula="of:=COM.MICROSOFT.NORM.INV(RAND(); 0; 1)" office:value-type="float" office:value="0.496197004033512" calcext:value-type="float">
            <text:p>0.496197004</text:p>
          </table:table-cell>
          <table:table-cell table:formula="of:=NORMINV(RAND(); 62; 4)" office:value-type="float" office:value="61.7033279526822" calcext:value-type="float">
            <text:p>61.7033279527</text:p>
          </table:table-cell>
          <table:table-cell table:formula="of:=12 + 3 * [.D437] + 5 * [.C437]" office:value-type="float" office:value="199.590968878214" calcext:value-type="float">
            <text:p>199.5909688782</text:p>
          </table:table-cell>
          <table:table-cell/>
        </table:table-row>
        <table:table-row table:style-name="ro1">
          <table:table-cell table:formula="of:=RAND()" office:value-type="float" office:value="0.482789412140846" calcext:value-type="float">
            <text:p>0.4827894121</text:p>
          </table:table-cell>
          <table:table-cell table:formula="of:=NORMINV([.A438];10;3)" office:value-type="float" office:value="9.87053819079674" calcext:value-type="float">
            <text:p>9.8705381908</text:p>
          </table:table-cell>
          <table:table-cell table:formula="of:=COM.MICROSOFT.NORM.INV(RAND(); 0; 1)" office:value-type="float" office:value="1.18869374881032" calcext:value-type="float">
            <text:p>1.1886937488</text:p>
          </table:table-cell>
          <table:table-cell table:formula="of:=NORMINV(RAND(); 62; 4)" office:value-type="float" office:value="63.0167677013018" calcext:value-type="float">
            <text:p>63.0167677013</text:p>
          </table:table-cell>
          <table:table-cell table:formula="of:=12 + 3 * [.D438] + 5 * [.C438]" office:value-type="float" office:value="206.993771847957" calcext:value-type="float">
            <text:p>206.993771848</text:p>
          </table:table-cell>
          <table:table-cell/>
        </table:table-row>
        <table:table-row table:style-name="ro1">
          <table:table-cell table:formula="of:=RAND()" office:value-type="float" office:value="0.925465990090743" calcext:value-type="float">
            <text:p>0.9254659901</text:p>
          </table:table-cell>
          <table:table-cell table:formula="of:=NORMINV([.A439];10;3)" office:value-type="float" office:value="14.32849368527" calcext:value-type="float">
            <text:p>14.3284936853</text:p>
          </table:table-cell>
          <table:table-cell table:formula="of:=COM.MICROSOFT.NORM.INV(RAND(); 0; 1)" office:value-type="float" office:value="0.0904855338900107" calcext:value-type="float">
            <text:p>0.0904855339</text:p>
          </table:table-cell>
          <table:table-cell table:formula="of:=NORMINV(RAND(); 62; 4)" office:value-type="float" office:value="66.7322116451016" calcext:value-type="float">
            <text:p>66.7322116451</text:p>
          </table:table-cell>
          <table:table-cell table:formula="of:=12 + 3 * [.D439] + 5 * [.C439]" office:value-type="float" office:value="212.649062604755" calcext:value-type="float">
            <text:p>212.6490626048</text:p>
          </table:table-cell>
          <table:table-cell/>
        </table:table-row>
        <table:table-row table:style-name="ro1">
          <table:table-cell table:formula="of:=RAND()" office:value-type="float" office:value="0.923387258779258" calcext:value-type="float">
            <text:p>0.9233872588</text:p>
          </table:table-cell>
          <table:table-cell table:formula="of:=NORMINV([.A440];10;3)" office:value-type="float" office:value="14.2846919384969" calcext:value-type="float">
            <text:p>14.2846919385</text:p>
          </table:table-cell>
          <table:table-cell table:formula="of:=COM.MICROSOFT.NORM.INV(RAND(); 0; 1)" office:value-type="float" office:value="-0.334126638138651" calcext:value-type="float">
            <text:p>-0.3341266381</text:p>
          </table:table-cell>
          <table:table-cell table:formula="of:=NORMINV(RAND(); 62; 4)" office:value-type="float" office:value="61.8685029598681" calcext:value-type="float">
            <text:p>61.8685029599</text:p>
          </table:table-cell>
          <table:table-cell table:formula="of:=12 + 3 * [.D440] + 5 * [.C440]" office:value-type="float" office:value="195.934875688911" calcext:value-type="float">
            <text:p>195.9348756889</text:p>
          </table:table-cell>
          <table:table-cell/>
        </table:table-row>
        <table:table-row table:style-name="ro1">
          <table:table-cell table:formula="of:=RAND()" office:value-type="float" office:value="0.447621133644134" calcext:value-type="float">
            <text:p>0.4476211336</text:p>
          </table:table-cell>
          <table:table-cell table:formula="of:=NORMINV([.A441];10;3)" office:value-type="float" office:value="9.60497843945092" calcext:value-type="float">
            <text:p>9.6049784395</text:p>
          </table:table-cell>
          <table:table-cell table:formula="of:=COM.MICROSOFT.NORM.INV(RAND(); 0; 1)" office:value-type="float" office:value="-1.74964117218815" calcext:value-type="float">
            <text:p>-1.7496411722</text:p>
          </table:table-cell>
          <table:table-cell table:formula="of:=NORMINV(RAND(); 62; 4)" office:value-type="float" office:value="67.2178797678903" calcext:value-type="float">
            <text:p>67.2178797679</text:p>
          </table:table-cell>
          <table:table-cell table:formula="of:=12 + 3 * [.D441] + 5 * [.C441]" office:value-type="float" office:value="204.90543344273" calcext:value-type="float">
            <text:p>204.9054334427</text:p>
          </table:table-cell>
          <table:table-cell/>
        </table:table-row>
        <table:table-row table:style-name="ro1">
          <table:table-cell table:formula="of:=RAND()" office:value-type="float" office:value="0.489697759971023" calcext:value-type="float">
            <text:p>0.48969776</text:p>
          </table:table-cell>
          <table:table-cell table:formula="of:=NORMINV([.A442];10;3)" office:value-type="float" office:value="9.92251972891619" calcext:value-type="float">
            <text:p>9.9225197289</text:p>
          </table:table-cell>
          <table:table-cell table:formula="of:=COM.MICROSOFT.NORM.INV(RAND(); 0; 1)" office:value-type="float" office:value="0.890168395370656" calcext:value-type="float">
            <text:p>0.8901683954</text:p>
          </table:table-cell>
          <table:table-cell table:formula="of:=NORMINV(RAND(); 62; 4)" office:value-type="float" office:value="53.6188987298097" calcext:value-type="float">
            <text:p>53.6188987298</text:p>
          </table:table-cell>
          <table:table-cell table:formula="of:=12 + 3 * [.D442] + 5 * [.C442]" office:value-type="float" office:value="177.307538166282" calcext:value-type="float">
            <text:p>177.3075381663</text:p>
          </table:table-cell>
          <table:table-cell/>
        </table:table-row>
        <table:table-row table:style-name="ro1">
          <table:table-cell table:formula="of:=RAND()" office:value-type="float" office:value="0.0569609983358532" calcext:value-type="float">
            <text:p>0.0569609983</text:p>
          </table:table-cell>
          <table:table-cell table:formula="of:=NORMINV([.A443];10;3)" office:value-type="float" office:value="5.25757668034579" calcext:value-type="float">
            <text:p>5.2575766803</text:p>
          </table:table-cell>
          <table:table-cell table:formula="of:=COM.MICROSOFT.NORM.INV(RAND(); 0; 1)" office:value-type="float" office:value="-0.141458623507706" calcext:value-type="float">
            <text:p>-0.1414586235</text:p>
          </table:table-cell>
          <table:table-cell table:formula="of:=NORMINV(RAND(); 62; 4)" office:value-type="float" office:value="69.2235778788758" calcext:value-type="float">
            <text:p>69.2235778789</text:p>
          </table:table-cell>
          <table:table-cell table:formula="of:=12 + 3 * [.D443] + 5 * [.C443]" office:value-type="float" office:value="218.963440519089" calcext:value-type="float">
            <text:p>218.9634405191</text:p>
          </table:table-cell>
          <table:table-cell/>
        </table:table-row>
        <table:table-row table:style-name="ro1">
          <table:table-cell table:formula="of:=RAND()" office:value-type="float" office:value="0.975367247825488" calcext:value-type="float">
            <text:p>0.9753672478</text:p>
          </table:table-cell>
          <table:table-cell table:formula="of:=NORMINV([.A444];10;3)" office:value-type="float" office:value="15.8988600460238" calcext:value-type="float">
            <text:p>15.898860046</text:p>
          </table:table-cell>
          <table:table-cell table:formula="of:=COM.MICROSOFT.NORM.INV(RAND(); 0; 1)" office:value-type="float" office:value="-0.47273956407892" calcext:value-type="float">
            <text:p>-0.4727395641</text:p>
          </table:table-cell>
          <table:table-cell table:formula="of:=NORMINV(RAND(); 62; 4)" office:value-type="float" office:value="63.9206153956577" calcext:value-type="float">
            <text:p>63.9206153957</text:p>
          </table:table-cell>
          <table:table-cell table:formula="of:=12 + 3 * [.D444] + 5 * [.C444]" office:value-type="float" office:value="201.398148366578" calcext:value-type="float">
            <text:p>201.3981483666</text:p>
          </table:table-cell>
          <table:table-cell/>
        </table:table-row>
        <table:table-row table:style-name="ro1">
          <table:table-cell table:formula="of:=RAND()" office:value-type="float" office:value="0.699950764188543" calcext:value-type="float">
            <text:p>0.6999507642</text:p>
          </table:table-cell>
          <table:table-cell table:formula="of:=NORMINV([.A445];10;3)" office:value-type="float" office:value="11.5727767320028" calcext:value-type="float">
            <text:p>11.572776732</text:p>
          </table:table-cell>
          <table:table-cell table:formula="of:=COM.MICROSOFT.NORM.INV(RAND(); 0; 1)" office:value-type="float" office:value="1.73841862042702" calcext:value-type="float">
            <text:p>1.7384186204</text:p>
          </table:table-cell>
          <table:table-cell table:formula="of:=NORMINV(RAND(); 62; 4)" office:value-type="float" office:value="65.2150380176356" calcext:value-type="float">
            <text:p>65.2150380176</text:p>
          </table:table-cell>
          <table:table-cell table:formula="of:=12 + 3 * [.D445] + 5 * [.C445]" office:value-type="float" office:value="216.337207155042" calcext:value-type="float">
            <text:p>216.337207155</text:p>
          </table:table-cell>
          <table:table-cell/>
        </table:table-row>
        <table:table-row table:style-name="ro1">
          <table:table-cell table:formula="of:=RAND()" office:value-type="float" office:value="0.264249089872465" calcext:value-type="float">
            <text:p>0.2642490899</text:p>
          </table:table-cell>
          <table:table-cell table:formula="of:=NORMINV([.A446];10;3)" office:value-type="float" office:value="8.10909934303081" calcext:value-type="float">
            <text:p>8.109099343</text:p>
          </table:table-cell>
          <table:table-cell table:formula="of:=COM.MICROSOFT.NORM.INV(RAND(); 0; 1)" office:value-type="float" office:value="-0.335227570565861" calcext:value-type="float">
            <text:p>-0.3352275706</text:p>
          </table:table-cell>
          <table:table-cell table:formula="of:=NORMINV(RAND(); 62; 4)" office:value-type="float" office:value="60.1079490112751" calcext:value-type="float">
            <text:p>60.1079490113</text:p>
          </table:table-cell>
          <table:table-cell table:formula="of:=12 + 3 * [.D446] + 5 * [.C446]" office:value-type="float" office:value="190.647709180996" calcext:value-type="float">
            <text:p>190.647709181</text:p>
          </table:table-cell>
          <table:table-cell/>
        </table:table-row>
        <table:table-row table:style-name="ro1">
          <table:table-cell table:formula="of:=RAND()" office:value-type="float" office:value="0.942815161775798" calcext:value-type="float">
            <text:p>0.9428151618</text:p>
          </table:table-cell>
          <table:table-cell table:formula="of:=NORMINV([.A447];10;3)" office:value-type="float" office:value="14.7365603356257" calcext:value-type="float">
            <text:p>14.7365603356</text:p>
          </table:table-cell>
          <table:table-cell table:formula="of:=COM.MICROSOFT.NORM.INV(RAND(); 0; 1)" office:value-type="float" office:value="0.837684966950982" calcext:value-type="float">
            <text:p>0.837684967</text:p>
          </table:table-cell>
          <table:table-cell table:formula="of:=NORMINV(RAND(); 62; 4)" office:value-type="float" office:value="65.5036183240099" calcext:value-type="float">
            <text:p>65.503618324</text:p>
          </table:table-cell>
          <table:table-cell table:formula="of:=12 + 3 * [.D447] + 5 * [.C447]" office:value-type="float" office:value="212.699279806785" calcext:value-type="float">
            <text:p>212.6992798068</text:p>
          </table:table-cell>
          <table:table-cell/>
        </table:table-row>
        <table:table-row table:style-name="ro1">
          <table:table-cell table:formula="of:=RAND()" office:value-type="float" office:value="0.0902983548585326" calcext:value-type="float">
            <text:p>0.0902983549</text:p>
          </table:table-cell>
          <table:table-cell table:formula="of:=NORMINV([.A448];10;3)" office:value-type="float" office:value="5.98323992393543" calcext:value-type="float">
            <text:p>5.9832399239</text:p>
          </table:table-cell>
          <table:table-cell table:formula="of:=COM.MICROSOFT.NORM.INV(RAND(); 0; 1)" office:value-type="float" office:value="-0.262000754822328" calcext:value-type="float">
            <text:p>-0.2620007548</text:p>
          </table:table-cell>
          <table:table-cell table:formula="of:=NORMINV(RAND(); 62; 4)" office:value-type="float" office:value="49.9470008921004" calcext:value-type="float">
            <text:p>49.9470008921</text:p>
          </table:table-cell>
          <table:table-cell table:formula="of:=12 + 3 * [.D448] + 5 * [.C448]" office:value-type="float" office:value="160.530998902189" calcext:value-type="float">
            <text:p>160.5309989022</text:p>
          </table:table-cell>
          <table:table-cell/>
        </table:table-row>
        <table:table-row table:style-name="ro1">
          <table:table-cell table:formula="of:=RAND()" office:value-type="float" office:value="0.613069541519508" calcext:value-type="float">
            <text:p>0.6130695415</text:p>
          </table:table-cell>
          <table:table-cell table:formula="of:=NORMINV([.A449];10;3)" office:value-type="float" office:value="10.8619850511732" calcext:value-type="float">
            <text:p>10.8619850512</text:p>
          </table:table-cell>
          <table:table-cell table:formula="of:=COM.MICROSOFT.NORM.INV(RAND(); 0; 1)" office:value-type="float" office:value="0.182480599883652" calcext:value-type="float">
            <text:p>0.1824805999</text:p>
          </table:table-cell>
          <table:table-cell table:formula="of:=NORMINV(RAND(); 62; 4)" office:value-type="float" office:value="58.6406377839915" calcext:value-type="float">
            <text:p>58.640637784</text:p>
          </table:table-cell>
          <table:table-cell table:formula="of:=12 + 3 * [.D449] + 5 * [.C449]" office:value-type="float" office:value="188.834316351393" calcext:value-type="float">
            <text:p>188.8343163514</text:p>
          </table:table-cell>
          <table:table-cell/>
        </table:table-row>
        <table:table-row table:style-name="ro1">
          <table:table-cell table:formula="of:=RAND()" office:value-type="float" office:value="0.815940689528361" calcext:value-type="float">
            <text:p>0.8159406895</text:p>
          </table:table-cell>
          <table:table-cell table:formula="of:=NORMINV([.A450];10;3)" office:value-type="float" office:value="12.7000091873891" calcext:value-type="float">
            <text:p>12.7000091874</text:p>
          </table:table-cell>
          <table:table-cell table:formula="of:=COM.MICROSOFT.NORM.INV(RAND(); 0; 1)" office:value-type="float" office:value="0.0774029164135274" calcext:value-type="float">
            <text:p>0.0774029164</text:p>
          </table:table-cell>
          <table:table-cell table:formula="of:=NORMINV(RAND(); 62; 4)" office:value-type="float" office:value="63.5093354824436" calcext:value-type="float">
            <text:p>63.5093354824</text:p>
          </table:table-cell>
          <table:table-cell table:formula="of:=12 + 3 * [.D450] + 5 * [.C450]" office:value-type="float" office:value="202.915021029399" calcext:value-type="float">
            <text:p>202.9150210294</text:p>
          </table:table-cell>
          <table:table-cell/>
        </table:table-row>
        <table:table-row table:style-name="ro1">
          <table:table-cell table:formula="of:=RAND()" office:value-type="float" office:value="0.504641234641895" calcext:value-type="float">
            <text:p>0.5046412346</text:p>
          </table:table-cell>
          <table:table-cell table:formula="of:=NORMINV([.A451];10;3)" office:value-type="float" office:value="10.0349023372852" calcext:value-type="float">
            <text:p>10.0349023373</text:p>
          </table:table-cell>
          <table:table-cell table:formula="of:=COM.MICROSOFT.NORM.INV(RAND(); 0; 1)" office:value-type="float" office:value="-0.799359755237151" calcext:value-type="float">
            <text:p>-0.7993597552</text:p>
          </table:table-cell>
          <table:table-cell table:formula="of:=NORMINV(RAND(); 62; 4)" office:value-type="float" office:value="65.3073116805113" calcext:value-type="float">
            <text:p>65.3073116805</text:p>
          </table:table-cell>
          <table:table-cell table:formula="of:=12 + 3 * [.D451] + 5 * [.C451]" office:value-type="float" office:value="203.925136265348" calcext:value-type="float">
            <text:p>203.9251362653</text:p>
          </table:table-cell>
          <table:table-cell/>
        </table:table-row>
        <table:table-row table:style-name="ro1">
          <table:table-cell table:formula="of:=RAND()" office:value-type="float" office:value="0.57079420122318" calcext:value-type="float">
            <text:p>0.5707942012</text:p>
          </table:table-cell>
          <table:table-cell table:formula="of:=NORMINV([.A452];10;3)" office:value-type="float" office:value="10.5351895009915" calcext:value-type="float">
            <text:p>10.535189501</text:p>
          </table:table-cell>
          <table:table-cell table:formula="of:=COM.MICROSOFT.NORM.INV(RAND(); 0; 1)" office:value-type="float" office:value="-0.199356412379688" calcext:value-type="float">
            <text:p>-0.1993564124</text:p>
          </table:table-cell>
          <table:table-cell table:formula="of:=NORMINV(RAND(); 62; 4)" office:value-type="float" office:value="66.329775864264" calcext:value-type="float">
            <text:p>66.3297758643</text:p>
          </table:table-cell>
          <table:table-cell table:formula="of:=12 + 3 * [.D452] + 5 * [.C452]" office:value-type="float" office:value="209.992545530893" calcext:value-type="float">
            <text:p>209.9925455309</text:p>
          </table:table-cell>
          <table:table-cell/>
        </table:table-row>
        <table:table-row table:style-name="ro1">
          <table:table-cell table:formula="of:=RAND()" office:value-type="float" office:value="0.97066549025476" calcext:value-type="float">
            <text:p>0.9706654903</text:p>
          </table:table-cell>
          <table:table-cell table:formula="of:=NORMINV([.A453];10;3)" office:value-type="float" office:value="15.6719963007192" calcext:value-type="float">
            <text:p>15.6719963007</text:p>
          </table:table-cell>
          <table:table-cell table:formula="of:=COM.MICROSOFT.NORM.INV(RAND(); 0; 1)" office:value-type="float" office:value="-1.77548790991239" calcext:value-type="float">
            <text:p>-1.7754879099</text:p>
          </table:table-cell>
          <table:table-cell table:formula="of:=NORMINV(RAND(); 62; 4)" office:value-type="float" office:value="65.4073379288279" calcext:value-type="float">
            <text:p>65.4073379288</text:p>
          </table:table-cell>
          <table:table-cell table:formula="of:=12 + 3 * [.D453] + 5 * [.C453]" office:value-type="float" office:value="199.344574236922" calcext:value-type="float">
            <text:p>199.3445742369</text:p>
          </table:table-cell>
          <table:table-cell/>
        </table:table-row>
        <table:table-row table:style-name="ro1">
          <table:table-cell table:formula="of:=RAND()" office:value-type="float" office:value="0.0137350538279861" calcext:value-type="float">
            <text:p>0.0137350538</text:p>
          </table:table-cell>
          <table:table-cell table:formula="of:=NORMINV([.A454];10;3)" office:value-type="float" office:value="3.38568442098668" calcext:value-type="float">
            <text:p>3.385684421</text:p>
          </table:table-cell>
          <table:table-cell table:formula="of:=COM.MICROSOFT.NORM.INV(RAND(); 0; 1)" office:value-type="float" office:value="-1.57174740024978" calcext:value-type="float">
            <text:p>-1.5717474002</text:p>
          </table:table-cell>
          <table:table-cell table:formula="of:=NORMINV(RAND(); 62; 4)" office:value-type="float" office:value="60.2114501073015" calcext:value-type="float">
            <text:p>60.2114501073</text:p>
          </table:table-cell>
          <table:table-cell table:formula="of:=12 + 3 * [.D454] + 5 * [.C454]" office:value-type="float" office:value="184.775613320655" calcext:value-type="float">
            <text:p>184.7756133207</text:p>
          </table:table-cell>
          <table:table-cell/>
        </table:table-row>
        <table:table-row table:style-name="ro1">
          <table:table-cell table:formula="of:=RAND()" office:value-type="float" office:value="0.922184510855004" calcext:value-type="float">
            <text:p>0.9221845109</text:p>
          </table:table-cell>
          <table:table-cell table:formula="of:=NORMINV([.A455];10;3)" office:value-type="float" office:value="14.2597599417521" calcext:value-type="float">
            <text:p>14.2597599418</text:p>
          </table:table-cell>
          <table:table-cell table:formula="of:=COM.MICROSOFT.NORM.INV(RAND(); 0; 1)" office:value-type="float" office:value="2.27281472218572" calcext:value-type="float">
            <text:p>2.2728147222</text:p>
          </table:table-cell>
          <table:table-cell table:formula="of:=NORMINV(RAND(); 62; 4)" office:value-type="float" office:value="63.4026896089054" calcext:value-type="float">
            <text:p>63.4026896089</text:p>
          </table:table-cell>
          <table:table-cell table:formula="of:=12 + 3 * [.D455] + 5 * [.C455]" office:value-type="float" office:value="213.572142437645" calcext:value-type="float">
            <text:p>213.5721424376</text:p>
          </table:table-cell>
          <table:table-cell/>
        </table:table-row>
        <table:table-row table:style-name="ro1">
          <table:table-cell table:formula="of:=RAND()" office:value-type="float" office:value="0.925000962801278" calcext:value-type="float">
            <text:p>0.9250009628</text:p>
          </table:table-cell>
          <table:table-cell table:formula="of:=NORMINV([.A456];10;3)" office:value-type="float" office:value="14.3186148176711" calcext:value-type="float">
            <text:p>14.3186148177</text:p>
          </table:table-cell>
          <table:table-cell table:formula="of:=COM.MICROSOFT.NORM.INV(RAND(); 0; 1)" office:value-type="float" office:value="1.60720217009865" calcext:value-type="float">
            <text:p>1.6072021701</text:p>
          </table:table-cell>
          <table:table-cell table:formula="of:=NORMINV(RAND(); 62; 4)" office:value-type="float" office:value="64.1137478742089" calcext:value-type="float">
            <text:p>64.1137478742</text:p>
          </table:table-cell>
          <table:table-cell table:formula="of:=12 + 3 * [.D456] + 5 * [.C456]" office:value-type="float" office:value="212.37725447312" calcext:value-type="float">
            <text:p>212.3772544731</text:p>
          </table:table-cell>
          <table:table-cell/>
        </table:table-row>
        <table:table-row table:style-name="ro1">
          <table:table-cell table:formula="of:=RAND()" office:value-type="float" office:value="0.415121045196429" calcext:value-type="float">
            <text:p>0.4151210452</text:p>
          </table:table-cell>
          <table:table-cell table:formula="of:=NORMINV([.A457];10;3)" office:value-type="float" office:value="9.35682673423763" calcext:value-type="float">
            <text:p>9.3568267342</text:p>
          </table:table-cell>
          <table:table-cell table:formula="of:=COM.MICROSOFT.NORM.INV(RAND(); 0; 1)" office:value-type="float" office:value="-0.314526735227032" calcext:value-type="float">
            <text:p>-0.3145267352</text:p>
          </table:table-cell>
          <table:table-cell table:formula="of:=NORMINV(RAND(); 62; 4)" office:value-type="float" office:value="66.1006645092904" calcext:value-type="float">
            <text:p>66.1006645093</text:p>
          </table:table-cell>
          <table:table-cell table:formula="of:=12 + 3 * [.D457] + 5 * [.C457]" office:value-type="float" office:value="208.729359851736" calcext:value-type="float">
            <text:p>208.7293598517</text:p>
          </table:table-cell>
          <table:table-cell/>
        </table:table-row>
        <table:table-row table:style-name="ro1">
          <table:table-cell table:formula="of:=RAND()" office:value-type="float" office:value="0.811641694279388" calcext:value-type="float">
            <text:p>0.8116416943</text:p>
          </table:table-cell>
          <table:table-cell table:formula="of:=NORMINV([.A458];10;3)" office:value-type="float" office:value="12.6518866385412" calcext:value-type="float">
            <text:p>12.6518866385</text:p>
          </table:table-cell>
          <table:table-cell table:formula="of:=COM.MICROSOFT.NORM.INV(RAND(); 0; 1)" office:value-type="float" office:value="-0.00768659864551924" calcext:value-type="float">
            <text:p>-0.0076865986</text:p>
          </table:table-cell>
          <table:table-cell table:formula="of:=NORMINV(RAND(); 62; 4)" office:value-type="float" office:value="63.3480065725066" calcext:value-type="float">
            <text:p>63.3480065725</text:p>
          </table:table-cell>
          <table:table-cell table:formula="of:=12 + 3 * [.D458] + 5 * [.C458]" office:value-type="float" office:value="202.005586724292" calcext:value-type="float">
            <text:p>202.0055867243</text:p>
          </table:table-cell>
          <table:table-cell/>
        </table:table-row>
        <table:table-row table:style-name="ro1">
          <table:table-cell table:formula="of:=RAND()" office:value-type="float" office:value="0.985437504015863" calcext:value-type="float">
            <text:p>0.985437504</text:p>
          </table:table-cell>
          <table:table-cell table:formula="of:=NORMINV([.A459];10;3)" office:value-type="float" office:value="16.5453717463362" calcext:value-type="float">
            <text:p>16.5453717463</text:p>
          </table:table-cell>
          <table:table-cell table:formula="of:=COM.MICROSOFT.NORM.INV(RAND(); 0; 1)" office:value-type="float" office:value="-0.736082734431783" calcext:value-type="float">
            <text:p>-0.7360827344</text:p>
          </table:table-cell>
          <table:table-cell table:formula="of:=NORMINV(RAND(); 62; 4)" office:value-type="float" office:value="64.8570146593944" calcext:value-type="float">
            <text:p>64.8570146594</text:p>
          </table:table-cell>
          <table:table-cell table:formula="of:=12 + 3 * [.D459] + 5 * [.C459]" office:value-type="float" office:value="202.890630306024" calcext:value-type="float">
            <text:p>202.890630306</text:p>
          </table:table-cell>
          <table:table-cell/>
        </table:table-row>
        <table:table-row table:style-name="ro1">
          <table:table-cell table:formula="of:=RAND()" office:value-type="float" office:value="0.395116367610171" calcext:value-type="float">
            <text:p>0.3951163676</text:p>
          </table:table-cell>
          <table:table-cell table:formula="of:=NORMINV([.A460];10;3)" office:value-type="float" office:value="9.2019747822938" calcext:value-type="float">
            <text:p>9.2019747823</text:p>
          </table:table-cell>
          <table:table-cell table:formula="of:=COM.MICROSOFT.NORM.INV(RAND(); 0; 1)" office:value-type="float" office:value="-0.905752334359191" calcext:value-type="float">
            <text:p>-0.9057523344</text:p>
          </table:table-cell>
          <table:table-cell table:formula="of:=NORMINV(RAND(); 62; 4)" office:value-type="float" office:value="58.6909325900336" calcext:value-type="float">
            <text:p>58.69093259</text:p>
          </table:table-cell>
          <table:table-cell table:formula="of:=12 + 3 * [.D460] + 5 * [.C460]" office:value-type="float" office:value="183.544036098305" calcext:value-type="float">
            <text:p>183.5440360983</text:p>
          </table:table-cell>
          <table:table-cell/>
        </table:table-row>
        <table:table-row table:style-name="ro1">
          <table:table-cell table:formula="of:=RAND()" office:value-type="float" office:value="0.963511904701591" calcext:value-type="float">
            <text:p>0.9635119047</text:p>
          </table:table-cell>
          <table:table-cell table:formula="of:=NORMINV([.A461];10;3)" office:value-type="float" office:value="15.3789387149222" calcext:value-type="float">
            <text:p>15.3789387149</text:p>
          </table:table-cell>
          <table:table-cell table:formula="of:=COM.MICROSOFT.NORM.INV(RAND(); 0; 1)" office:value-type="float" office:value="-0.879006544204924" calcext:value-type="float">
            <text:p>-0.8790065442</text:p>
          </table:table-cell>
          <table:table-cell table:formula="of:=NORMINV(RAND(); 62; 4)" office:value-type="float" office:value="65.9855359512586" calcext:value-type="float">
            <text:p>65.9855359513</text:p>
          </table:table-cell>
          <table:table-cell table:formula="of:=12 + 3 * [.D461] + 5 * [.C461]" office:value-type="float" office:value="205.561575132751" calcext:value-type="float">
            <text:p>205.5615751328</text:p>
          </table:table-cell>
          <table:table-cell/>
        </table:table-row>
        <table:table-row table:style-name="ro1">
          <table:table-cell table:formula="of:=RAND()" office:value-type="float" office:value="0.734219639096409" calcext:value-type="float">
            <text:p>0.7342196391</text:p>
          </table:table-cell>
          <table:table-cell table:formula="of:=NORMINV([.A462];10;3)" office:value-type="float" office:value="11.8768759841087" calcext:value-type="float">
            <text:p>11.8768759841</text:p>
          </table:table-cell>
          <table:table-cell table:formula="of:=COM.MICROSOFT.NORM.INV(RAND(); 0; 1)" office:value-type="float" office:value="0.196425243061608" calcext:value-type="float">
            <text:p>0.1964252431</text:p>
          </table:table-cell>
          <table:table-cell table:formula="of:=NORMINV(RAND(); 62; 4)" office:value-type="float" office:value="69.9699344107883" calcext:value-type="float">
            <text:p>69.9699344108</text:p>
          </table:table-cell>
          <table:table-cell table:formula="of:=12 + 3 * [.D462] + 5 * [.C462]" office:value-type="float" office:value="222.891929447673" calcext:value-type="float">
            <text:p>222.8919294477</text:p>
          </table:table-cell>
          <table:table-cell/>
        </table:table-row>
        <table:table-row table:style-name="ro1">
          <table:table-cell table:formula="of:=RAND()" office:value-type="float" office:value="0.281538163777441" calcext:value-type="float">
            <text:p>0.2815381638</text:p>
          </table:table-cell>
          <table:table-cell table:formula="of:=NORMINV([.A463];10;3)" office:value-type="float" office:value="8.26516547784114" calcext:value-type="float">
            <text:p>8.2651654778</text:p>
          </table:table-cell>
          <table:table-cell table:formula="of:=COM.MICROSOFT.NORM.INV(RAND(); 0; 1)" office:value-type="float" office:value="-0.672564405353287" calcext:value-type="float">
            <text:p>-0.6725644054</text:p>
          </table:table-cell>
          <table:table-cell table:formula="of:=NORMINV(RAND(); 62; 4)" office:value-type="float" office:value="65.5407339654691" calcext:value-type="float">
            <text:p>65.5407339655</text:p>
          </table:table-cell>
          <table:table-cell table:formula="of:=12 + 3 * [.D463] + 5 * [.C463]" office:value-type="float" office:value="205.259379869641" calcext:value-type="float">
            <text:p>205.2593798696</text:p>
          </table:table-cell>
          <table:table-cell/>
        </table:table-row>
        <table:table-row table:style-name="ro1">
          <table:table-cell table:formula="of:=RAND()" office:value-type="float" office:value="0.47585637983866" calcext:value-type="float">
            <text:p>0.4758563798</text:p>
          </table:table-cell>
          <table:table-cell table:formula="of:=NORMINV([.A464];10;3)" office:value-type="float" office:value="9.81833178750352" calcext:value-type="float">
            <text:p>9.8183317875</text:p>
          </table:table-cell>
          <table:table-cell table:formula="of:=COM.MICROSOFT.NORM.INV(RAND(); 0; 1)" office:value-type="float" office:value="0.853677850237659" calcext:value-type="float">
            <text:p>0.8536778502</text:p>
          </table:table-cell>
          <table:table-cell table:formula="of:=NORMINV(RAND(); 62; 4)" office:value-type="float" office:value="66.402947970713" calcext:value-type="float">
            <text:p>66.4029479707</text:p>
          </table:table-cell>
          <table:table-cell table:formula="of:=12 + 3 * [.D464] + 5 * [.C464]" office:value-type="float" office:value="215.477233163327" calcext:value-type="float">
            <text:p>215.4772331633</text:p>
          </table:table-cell>
          <table:table-cell/>
        </table:table-row>
        <table:table-row table:style-name="ro1">
          <table:table-cell table:formula="of:=RAND()" office:value-type="float" office:value="0.910834684269503" calcext:value-type="float">
            <text:p>0.9108346843</text:p>
          </table:table-cell>
          <table:table-cell table:formula="of:=NORMINV([.A465];10;3)" office:value-type="float" office:value="14.0377384823158" calcext:value-type="float">
            <text:p>14.0377384823</text:p>
          </table:table-cell>
          <table:table-cell table:formula="of:=COM.MICROSOFT.NORM.INV(RAND(); 0; 1)" office:value-type="float" office:value="-0.98791077050687" calcext:value-type="float">
            <text:p>-0.9879107705</text:p>
          </table:table-cell>
          <table:table-cell table:formula="of:=NORMINV(RAND(); 62; 4)" office:value-type="float" office:value="66.9863992318199" calcext:value-type="float">
            <text:p>66.9863992318</text:p>
          </table:table-cell>
          <table:table-cell table:formula="of:=12 + 3 * [.D465] + 5 * [.C465]" office:value-type="float" office:value="208.019643842925" calcext:value-type="float">
            <text:p>208.0196438429</text:p>
          </table:table-cell>
          <table:table-cell/>
        </table:table-row>
        <table:table-row table:style-name="ro1">
          <table:table-cell table:formula="of:=RAND()" office:value-type="float" office:value="0.134447289863601" calcext:value-type="float">
            <text:p>0.1344472899</text:p>
          </table:table-cell>
          <table:table-cell table:formula="of:=NORMINV([.A466];10;3)" office:value-type="float" office:value="6.68316459671937" calcext:value-type="float">
            <text:p>6.6831645967</text:p>
          </table:table-cell>
          <table:table-cell table:formula="of:=COM.MICROSOFT.NORM.INV(RAND(); 0; 1)" office:value-type="float" office:value="-0.32047655729006" calcext:value-type="float">
            <text:p>-0.3204765573</text:p>
          </table:table-cell>
          <table:table-cell table:formula="of:=NORMINV(RAND(); 62; 4)" office:value-type="float" office:value="62.1275231278552" calcext:value-type="float">
            <text:p>62.1275231279</text:p>
          </table:table-cell>
          <table:table-cell table:formula="of:=12 + 3 * [.D466] + 5 * [.C466]" office:value-type="float" office:value="196.780186597115" calcext:value-type="float">
            <text:p>196.7801865971</text:p>
          </table:table-cell>
          <table:table-cell/>
        </table:table-row>
        <table:table-row table:style-name="ro1">
          <table:table-cell table:formula="of:=RAND()" office:value-type="float" office:value="0.109745521564037" calcext:value-type="float">
            <text:p>0.1097455216</text:p>
          </table:table-cell>
          <table:table-cell table:formula="of:=NORMINV([.A467];10;3)" office:value-type="float" office:value="6.31635220721871" calcext:value-type="float">
            <text:p>6.3163522072</text:p>
          </table:table-cell>
          <table:table-cell table:formula="of:=COM.MICROSOFT.NORM.INV(RAND(); 0; 1)" office:value-type="float" office:value="-0.0484431970973072" calcext:value-type="float">
            <text:p>-0.0484431971</text:p>
          </table:table-cell>
          <table:table-cell table:formula="of:=NORMINV(RAND(); 62; 4)" office:value-type="float" office:value="60.4239836533447" calcext:value-type="float">
            <text:p>60.4239836533</text:p>
          </table:table-cell>
          <table:table-cell table:formula="of:=12 + 3 * [.D467] + 5 * [.C467]" office:value-type="float" office:value="193.029734974547" calcext:value-type="float">
            <text:p>193.0297349745</text:p>
          </table:table-cell>
          <table:table-cell/>
        </table:table-row>
        <table:table-row table:style-name="ro1">
          <table:table-cell table:formula="of:=RAND()" office:value-type="float" office:value="0.380540884798393" calcext:value-type="float">
            <text:p>0.3805408848</text:p>
          </table:table-cell>
          <table:table-cell table:formula="of:=NORMINV([.A468];10;3)" office:value-type="float" office:value="9.08781838276571" calcext:value-type="float">
            <text:p>9.0878183828</text:p>
          </table:table-cell>
          <table:table-cell table:formula="of:=COM.MICROSOFT.NORM.INV(RAND(); 0; 1)" office:value-type="float" office:value="-1.19845420203689" calcext:value-type="float">
            <text:p>-1.198454202</text:p>
          </table:table-cell>
          <table:table-cell table:formula="of:=NORMINV(RAND(); 62; 4)" office:value-type="float" office:value="61.5069916205493" calcext:value-type="float">
            <text:p>61.5069916205</text:p>
          </table:table-cell>
          <table:table-cell table:formula="of:=12 + 3 * [.D468] + 5 * [.C468]" office:value-type="float" office:value="190.528703851464" calcext:value-type="float">
            <text:p>190.5287038515</text:p>
          </table:table-cell>
          <table:table-cell/>
        </table:table-row>
        <table:table-row table:style-name="ro1">
          <table:table-cell table:formula="of:=RAND()" office:value-type="float" office:value="0.302115836180747" calcext:value-type="float">
            <text:p>0.3021158362</text:p>
          </table:table-cell>
          <table:table-cell table:formula="of:=NORMINV([.A469];10;3)" office:value-type="float" office:value="8.44502559916446" calcext:value-type="float">
            <text:p>8.4450255992</text:p>
          </table:table-cell>
          <table:table-cell table:formula="of:=COM.MICROSOFT.NORM.INV(RAND(); 0; 1)" office:value-type="float" office:value="1.34623117912646" calcext:value-type="float">
            <text:p>1.3462311791</text:p>
          </table:table-cell>
          <table:table-cell table:formula="of:=NORMINV(RAND(); 62; 4)" office:value-type="float" office:value="64.0356976107029" calcext:value-type="float">
            <text:p>64.0356976107</text:p>
          </table:table-cell>
          <table:table-cell table:formula="of:=12 + 3 * [.D469] + 5 * [.C469]" office:value-type="float" office:value="210.838248727741" calcext:value-type="float">
            <text:p>210.8382487277</text:p>
          </table:table-cell>
          <table:table-cell/>
        </table:table-row>
        <table:table-row table:style-name="ro1">
          <table:table-cell table:formula="of:=RAND()" office:value-type="float" office:value="0.724078348604962" calcext:value-type="float">
            <text:p>0.7240783486</text:p>
          </table:table-cell>
          <table:table-cell table:formula="of:=NORMINV([.A470];10;3)" office:value-type="float" office:value="11.7850007548641" calcext:value-type="float">
            <text:p>11.7850007549</text:p>
          </table:table-cell>
          <table:table-cell table:formula="of:=COM.MICROSOFT.NORM.INV(RAND(); 0; 1)" office:value-type="float" office:value="0.122335315940013" calcext:value-type="float">
            <text:p>0.1223353159</text:p>
          </table:table-cell>
          <table:table-cell table:formula="of:=NORMINV(RAND(); 62; 4)" office:value-type="float" office:value="63.1974390290174" calcext:value-type="float">
            <text:p>63.197439029</text:p>
          </table:table-cell>
          <table:table-cell table:formula="of:=12 + 3 * [.D470] + 5 * [.C470]" office:value-type="float" office:value="202.203993666752" calcext:value-type="float">
            <text:p>202.2039936668</text:p>
          </table:table-cell>
          <table:table-cell/>
        </table:table-row>
        <table:table-row table:style-name="ro1">
          <table:table-cell table:formula="of:=RAND()" office:value-type="float" office:value="0.445495075779036" calcext:value-type="float">
            <text:p>0.4454950758</text:p>
          </table:table-cell>
          <table:table-cell table:formula="of:=NORMINV([.A471];10;3)" office:value-type="float" office:value="9.58884574117088" calcext:value-type="float">
            <text:p>9.5888457412</text:p>
          </table:table-cell>
          <table:table-cell table:formula="of:=COM.MICROSOFT.NORM.INV(RAND(); 0; 1)" office:value-type="float" office:value="1.66394270491122" calcext:value-type="float">
            <text:p>1.6639427049</text:p>
          </table:table-cell>
          <table:table-cell table:formula="of:=NORMINV(RAND(); 62; 4)" office:value-type="float" office:value="70.1950644496793" calcext:value-type="float">
            <text:p>70.1950644497</text:p>
          </table:table-cell>
          <table:table-cell table:formula="of:=12 + 3 * [.D471] + 5 * [.C471]" office:value-type="float" office:value="230.904906873594" calcext:value-type="float">
            <text:p>230.9049068736</text:p>
          </table:table-cell>
          <table:table-cell/>
        </table:table-row>
        <table:table-row table:style-name="ro1">
          <table:table-cell table:formula="of:=RAND()" office:value-type="float" office:value="0.538096314528957" calcext:value-type="float">
            <text:p>0.5380963145</text:p>
          </table:table-cell>
          <table:table-cell table:formula="of:=NORMINV([.A472];10;3)" office:value-type="float" office:value="10.2869166928852" calcext:value-type="float">
            <text:p>10.2869166929</text:p>
          </table:table-cell>
          <table:table-cell table:formula="of:=COM.MICROSOFT.NORM.INV(RAND(); 0; 1)" office:value-type="float" office:value="1.67019512663567" calcext:value-type="float">
            <text:p>1.6701951266</text:p>
          </table:table-cell>
          <table:table-cell table:formula="of:=NORMINV(RAND(); 62; 4)" office:value-type="float" office:value="62.0121246444234" calcext:value-type="float">
            <text:p>62.0121246444</text:p>
          </table:table-cell>
          <table:table-cell table:formula="of:=12 + 3 * [.D472] + 5 * [.C472]" office:value-type="float" office:value="206.387349566448" calcext:value-type="float">
            <text:p>206.3873495664</text:p>
          </table:table-cell>
          <table:table-cell/>
        </table:table-row>
        <table:table-row table:style-name="ro1">
          <table:table-cell table:formula="of:=RAND()" office:value-type="float" office:value="0.58854302787222" calcext:value-type="float">
            <text:p>0.5885430279</text:p>
          </table:table-cell>
          <table:table-cell table:formula="of:=NORMINV([.A473];10;3)" office:value-type="float" office:value="10.6713960896239" calcext:value-type="float">
            <text:p>10.6713960896</text:p>
          </table:table-cell>
          <table:table-cell table:formula="of:=COM.MICROSOFT.NORM.INV(RAND(); 0; 1)" office:value-type="float" office:value="0.77422371691954" calcext:value-type="float">
            <text:p>0.7742237169</text:p>
          </table:table-cell>
          <table:table-cell table:formula="of:=NORMINV(RAND(); 62; 4)" office:value-type="float" office:value="61.5593715981193" calcext:value-type="float">
            <text:p>61.5593715981</text:p>
          </table:table-cell>
          <table:table-cell table:formula="of:=12 + 3 * [.D473] + 5 * [.C473]" office:value-type="float" office:value="200.549233378955" calcext:value-type="float">
            <text:p>200.549233379</text:p>
          </table:table-cell>
          <table:table-cell/>
        </table:table-row>
        <table:table-row table:style-name="ro1">
          <table:table-cell table:formula="of:=RAND()" office:value-type="float" office:value="0.643759334925562" calcext:value-type="float">
            <text:p>0.6437593349</text:p>
          </table:table-cell>
          <table:table-cell table:formula="of:=NORMINV([.A474];10;3)" office:value-type="float" office:value="11.1055769208886" calcext:value-type="float">
            <text:p>11.1055769209</text:p>
          </table:table-cell>
          <table:table-cell table:formula="of:=COM.MICROSOFT.NORM.INV(RAND(); 0; 1)" office:value-type="float" office:value="-2.32441226276581" calcext:value-type="float">
            <text:p>-2.3244122628</text:p>
          </table:table-cell>
          <table:table-cell table:formula="of:=NORMINV(RAND(); 62; 4)" office:value-type="float" office:value="56.8805892996377" calcext:value-type="float">
            <text:p>56.8805892996</text:p>
          </table:table-cell>
          <table:table-cell table:formula="of:=12 + 3 * [.D474] + 5 * [.C474]" office:value-type="float" office:value="171.019706585084" calcext:value-type="float">
            <text:p>171.0197065851</text:p>
          </table:table-cell>
          <table:table-cell/>
        </table:table-row>
        <table:table-row table:style-name="ro1">
          <table:table-cell table:formula="of:=RAND()" office:value-type="float" office:value="0.729361736215651" calcext:value-type="float">
            <text:p>0.7293617362</text:p>
          </table:table-cell>
          <table:table-cell table:formula="of:=NORMINV([.A475];10;3)" office:value-type="float" office:value="11.8326513220226" calcext:value-type="float">
            <text:p>11.832651322</text:p>
          </table:table-cell>
          <table:table-cell table:formula="of:=COM.MICROSOFT.NORM.INV(RAND(); 0; 1)" office:value-type="float" office:value="0.835496694003628" calcext:value-type="float">
            <text:p>0.835496694</text:p>
          </table:table-cell>
          <table:table-cell table:formula="of:=NORMINV(RAND(); 62; 4)" office:value-type="float" office:value="71.6644196449515" calcext:value-type="float">
            <text:p>71.664419645</text:p>
          </table:table-cell>
          <table:table-cell table:formula="of:=12 + 3 * [.D475] + 5 * [.C475]" office:value-type="float" office:value="231.170742404873" calcext:value-type="float">
            <text:p>231.1707424049</text:p>
          </table:table-cell>
          <table:table-cell/>
        </table:table-row>
        <table:table-row table:style-name="ro1">
          <table:table-cell table:formula="of:=RAND()" office:value-type="float" office:value="0.0328351745847613" calcext:value-type="float">
            <text:p>0.0328351746</text:p>
          </table:table-cell>
          <table:table-cell table:formula="of:=NORMINV([.A476];10;3)" office:value-type="float" office:value="4.47799851851372" calcext:value-type="float">
            <text:p>4.4779985185</text:p>
          </table:table-cell>
          <table:table-cell table:formula="of:=COM.MICROSOFT.NORM.INV(RAND(); 0; 1)" office:value-type="float" office:value="0.030263580837037" calcext:value-type="float">
            <text:p>0.0302635808</text:p>
          </table:table-cell>
          <table:table-cell table:formula="of:=NORMINV(RAND(); 62; 4)" office:value-type="float" office:value="70.1538030205289" calcext:value-type="float">
            <text:p>70.1538030205</text:p>
          </table:table-cell>
          <table:table-cell table:formula="of:=12 + 3 * [.D476] + 5 * [.C476]" office:value-type="float" office:value="222.612726965772" calcext:value-type="float">
            <text:p>222.6127269658</text:p>
          </table:table-cell>
          <table:table-cell/>
        </table:table-row>
        <table:table-row table:style-name="ro1">
          <table:table-cell table:formula="of:=RAND()" office:value-type="float" office:value="0.962406276026741" calcext:value-type="float">
            <text:p>0.962406276</text:p>
          </table:table-cell>
          <table:table-cell table:formula="of:=NORMINV([.A477];10;3)" office:value-type="float" office:value="15.3379575446645" calcext:value-type="float">
            <text:p>15.3379575447</text:p>
          </table:table-cell>
          <table:table-cell table:formula="of:=COM.MICROSOFT.NORM.INV(RAND(); 0; 1)" office:value-type="float" office:value="1.09687129446267" calcext:value-type="float">
            <text:p>1.0968712945</text:p>
          </table:table-cell>
          <table:table-cell table:formula="of:=NORMINV(RAND(); 62; 4)" office:value-type="float" office:value="72.3134805907102" calcext:value-type="float">
            <text:p>72.3134805907</text:p>
          </table:table-cell>
          <table:table-cell table:formula="of:=12 + 3 * [.D477] + 5 * [.C477]" office:value-type="float" office:value="234.424798244444" calcext:value-type="float">
            <text:p>234.4247982444</text:p>
          </table:table-cell>
          <table:table-cell/>
        </table:table-row>
        <table:table-row table:style-name="ro1">
          <table:table-cell table:formula="of:=RAND()" office:value-type="float" office:value="0.0708486184012145" calcext:value-type="float">
            <text:p>0.0708486184</text:p>
          </table:table-cell>
          <table:table-cell table:formula="of:=NORMINV([.A478];10;3)" office:value-type="float" office:value="5.59150016586179" calcext:value-type="float">
            <text:p>5.5915001659</text:p>
          </table:table-cell>
          <table:table-cell table:formula="of:=COM.MICROSOFT.NORM.INV(RAND(); 0; 1)" office:value-type="float" office:value="-0.982304379647933" calcext:value-type="float">
            <text:p>-0.9823043796</text:p>
          </table:table-cell>
          <table:table-cell table:formula="of:=NORMINV(RAND(); 62; 4)" office:value-type="float" office:value="61.4651833687371" calcext:value-type="float">
            <text:p>61.4651833687</text:p>
          </table:table-cell>
          <table:table-cell table:formula="of:=12 + 3 * [.D478] + 5 * [.C478]" office:value-type="float" office:value="191.484028207972" calcext:value-type="float">
            <text:p>191.484028208</text:p>
          </table:table-cell>
          <table:table-cell/>
        </table:table-row>
        <table:table-row table:style-name="ro1">
          <table:table-cell table:formula="of:=RAND()" office:value-type="float" office:value="0.883838339475915" calcext:value-type="float">
            <text:p>0.8838383395</text:p>
          </table:table-cell>
          <table:table-cell table:formula="of:=NORMINV([.A479];10;3)" office:value-type="float" office:value="13.5831863099273" calcext:value-type="float">
            <text:p>13.5831863099</text:p>
          </table:table-cell>
          <table:table-cell table:formula="of:=COM.MICROSOFT.NORM.INV(RAND(); 0; 1)" office:value-type="float" office:value="-0.296229332550016" calcext:value-type="float">
            <text:p>-0.2962293326</text:p>
          </table:table-cell>
          <table:table-cell table:formula="of:=NORMINV(RAND(); 62; 4)" office:value-type="float" office:value="64.5226050722187" calcext:value-type="float">
            <text:p>64.5226050722</text:p>
          </table:table-cell>
          <table:table-cell table:formula="of:=12 + 3 * [.D479] + 5 * [.C479]" office:value-type="float" office:value="204.086668553906" calcext:value-type="float">
            <text:p>204.0866685539</text:p>
          </table:table-cell>
          <table:table-cell/>
        </table:table-row>
        <table:table-row table:style-name="ro1">
          <table:table-cell table:formula="of:=RAND()" office:value-type="float" office:value="0.669876637635753" calcext:value-type="float">
            <text:p>0.6698766376</text:p>
          </table:table-cell>
          <table:table-cell table:formula="of:=NORMINV([.A480];10;3)" office:value-type="float" office:value="11.3187176533525" calcext:value-type="float">
            <text:p>11.3187176534</text:p>
          </table:table-cell>
          <table:table-cell table:formula="of:=COM.MICROSOFT.NORM.INV(RAND(); 0; 1)" office:value-type="float" office:value="-0.707793351455888" calcext:value-type="float">
            <text:p>-0.7077933515</text:p>
          </table:table-cell>
          <table:table-cell table:formula="of:=NORMINV(RAND(); 62; 4)" office:value-type="float" office:value="57.0495660521935" calcext:value-type="float">
            <text:p>57.0495660522</text:p>
          </table:table-cell>
          <table:table-cell table:formula="of:=12 + 3 * [.D480] + 5 * [.C480]" office:value-type="float" office:value="179.609731399301" calcext:value-type="float">
            <text:p>179.6097313993</text:p>
          </table:table-cell>
          <table:table-cell/>
        </table:table-row>
        <table:table-row table:style-name="ro1">
          <table:table-cell table:formula="of:=RAND()" office:value-type="float" office:value="0.146606881869957" calcext:value-type="float">
            <text:p>0.1466068819</text:p>
          </table:table-cell>
          <table:table-cell table:formula="of:=NORMINV([.A481];10;3)" office:value-type="float" office:value="6.84670718354833" calcext:value-type="float">
            <text:p>6.8467071835</text:p>
          </table:table-cell>
          <table:table-cell table:formula="of:=COM.MICROSOFT.NORM.INV(RAND(); 0; 1)" office:value-type="float" office:value="-0.298465433789666" calcext:value-type="float">
            <text:p>-0.2984654338</text:p>
          </table:table-cell>
          <table:table-cell table:formula="of:=NORMINV(RAND(); 62; 4)" office:value-type="float" office:value="59.7106963827463" calcext:value-type="float">
            <text:p>59.7106963827</text:p>
          </table:table-cell>
          <table:table-cell table:formula="of:=12 + 3 * [.D481] + 5 * [.C481]" office:value-type="float" office:value="189.63976197929" calcext:value-type="float">
            <text:p>189.6397619793</text:p>
          </table:table-cell>
          <table:table-cell/>
        </table:table-row>
        <table:table-row table:style-name="ro1">
          <table:table-cell table:formula="of:=RAND()" office:value-type="float" office:value="0.0275141119491309" calcext:value-type="float">
            <text:p>0.0275141119</text:p>
          </table:table-cell>
          <table:table-cell table:formula="of:=NORMINV([.A482];10;3)" office:value-type="float" office:value="4.24404006568715" calcext:value-type="float">
            <text:p>4.2440400657</text:p>
          </table:table-cell>
          <table:table-cell table:formula="of:=COM.MICROSOFT.NORM.INV(RAND(); 0; 1)" office:value-type="float" office:value="-1.41758126268411" calcext:value-type="float">
            <text:p>-1.4175812627</text:p>
          </table:table-cell>
          <table:table-cell table:formula="of:=NORMINV(RAND(); 62; 4)" office:value-type="float" office:value="63.9176756326273" calcext:value-type="float">
            <text:p>63.9176756326</text:p>
          </table:table-cell>
          <table:table-cell table:formula="of:=12 + 3 * [.D482] + 5 * [.C482]" office:value-type="float" office:value="196.665120584461" calcext:value-type="float">
            <text:p>196.6651205845</text:p>
          </table:table-cell>
          <table:table-cell/>
        </table:table-row>
        <table:table-row table:style-name="ro1">
          <table:table-cell table:formula="of:=RAND()" office:value-type="float" office:value="0.781432248651981" calcext:value-type="float">
            <text:p>0.7814322487</text:p>
          </table:table-cell>
          <table:table-cell table:formula="of:=NORMINV([.A483];10;3)" office:value-type="float" office:value="12.331118314553" calcext:value-type="float">
            <text:p>12.3311183146</text:p>
          </table:table-cell>
          <table:table-cell table:formula="of:=COM.MICROSOFT.NORM.INV(RAND(); 0; 1)" office:value-type="float" office:value="0.568655147580478" calcext:value-type="float">
            <text:p>0.5686551476</text:p>
          </table:table-cell>
          <table:table-cell table:formula="of:=NORMINV(RAND(); 62; 4)" office:value-type="float" office:value="56.7112488265204" calcext:value-type="float">
            <text:p>56.7112488265</text:p>
          </table:table-cell>
          <table:table-cell table:formula="of:=12 + 3 * [.D483] + 5 * [.C483]" office:value-type="float" office:value="184.977022217464" calcext:value-type="float">
            <text:p>184.9770222175</text:p>
          </table:table-cell>
          <table:table-cell/>
        </table:table-row>
        <table:table-row table:style-name="ro1">
          <table:table-cell table:formula="of:=RAND()" office:value-type="float" office:value="0.182884150417522" calcext:value-type="float">
            <text:p>0.1828841504</text:p>
          </table:table-cell>
          <table:table-cell table:formula="of:=NORMINV([.A484];10;3)" office:value-type="float" office:value="7.28671489182303" calcext:value-type="float">
            <text:p>7.2867148918</text:p>
          </table:table-cell>
          <table:table-cell table:formula="of:=COM.MICROSOFT.NORM.INV(RAND(); 0; 1)" office:value-type="float" office:value="-1.63360962785023" calcext:value-type="float">
            <text:p>-1.6336096279</text:p>
          </table:table-cell>
          <table:table-cell table:formula="of:=NORMINV(RAND(); 62; 4)" office:value-type="float" office:value="58.6107143834465" calcext:value-type="float">
            <text:p>58.6107143834</text:p>
          </table:table-cell>
          <table:table-cell table:formula="of:=12 + 3 * [.D484] + 5 * [.C484]" office:value-type="float" office:value="179.664095011088" calcext:value-type="float">
            <text:p>179.6640950111</text:p>
          </table:table-cell>
          <table:table-cell/>
        </table:table-row>
        <table:table-row table:style-name="ro1">
          <table:table-cell table:formula="of:=RAND()" office:value-type="float" office:value="0.434143761871383" calcext:value-type="float">
            <text:p>0.4341437619</text:p>
          </table:table-cell>
          <table:table-cell table:formula="of:=NORMINV([.A485];10;3)" office:value-type="float" office:value="9.50249775336408" calcext:value-type="float">
            <text:p>9.5024977534</text:p>
          </table:table-cell>
          <table:table-cell table:formula="of:=COM.MICROSOFT.NORM.INV(RAND(); 0; 1)" office:value-type="float" office:value="-0.1216917002966" calcext:value-type="float">
            <text:p>-0.1216917003</text:p>
          </table:table-cell>
          <table:table-cell table:formula="of:=NORMINV(RAND(); 62; 4)" office:value-type="float" office:value="63.910693700935" calcext:value-type="float">
            <text:p>63.9106937009</text:p>
          </table:table-cell>
          <table:table-cell table:formula="of:=12 + 3 * [.D485] + 5 * [.C485]" office:value-type="float" office:value="203.123622601322" calcext:value-type="float">
            <text:p>203.1236226013</text:p>
          </table:table-cell>
          <table:table-cell/>
        </table:table-row>
        <table:table-row table:style-name="ro1">
          <table:table-cell table:formula="of:=RAND()" office:value-type="float" office:value="0.57730205077678" calcext:value-type="float">
            <text:p>0.5773020508</text:p>
          </table:table-cell>
          <table:table-cell table:formula="of:=NORMINV([.A486];10;3)" office:value-type="float" office:value="10.5849886921112" calcext:value-type="float">
            <text:p>10.5849886921</text:p>
          </table:table-cell>
          <table:table-cell table:formula="of:=COM.MICROSOFT.NORM.INV(RAND(); 0; 1)" office:value-type="float" office:value="0.0569421925875286" calcext:value-type="float">
            <text:p>0.0569421926</text:p>
          </table:table-cell>
          <table:table-cell table:formula="of:=NORMINV(RAND(); 62; 4)" office:value-type="float" office:value="64.5365020585729" calcext:value-type="float">
            <text:p>64.5365020586</text:p>
          </table:table-cell>
          <table:table-cell table:formula="of:=12 + 3 * [.D486] + 5 * [.C486]" office:value-type="float" office:value="205.894217138656" calcext:value-type="float">
            <text:p>205.8942171387</text:p>
          </table:table-cell>
          <table:table-cell/>
        </table:table-row>
        <table:table-row table:style-name="ro1">
          <table:table-cell table:formula="of:=RAND()" office:value-type="float" office:value="0.87700040335767" calcext:value-type="float">
            <text:p>0.8770004034</text:p>
          </table:table-cell>
          <table:table-cell table:formula="of:=NORMINV([.A487];10;3)" office:value-type="float" office:value="13.4803655940456" calcext:value-type="float">
            <text:p>13.480365594</text:p>
          </table:table-cell>
          <table:table-cell table:formula="of:=COM.MICROSOFT.NORM.INV(RAND(); 0; 1)" office:value-type="float" office:value="0.78562808468818" calcext:value-type="float">
            <text:p>0.7856280847</text:p>
          </table:table-cell>
          <table:table-cell table:formula="of:=NORMINV(RAND(); 62; 4)" office:value-type="float" office:value="57.7973747484219" calcext:value-type="float">
            <text:p>57.7973747484</text:p>
          </table:table-cell>
          <table:table-cell table:formula="of:=12 + 3 * [.D487] + 5 * [.C487]" office:value-type="float" office:value="189.320264668707" calcext:value-type="float">
            <text:p>189.3202646687</text:p>
          </table:table-cell>
          <table:table-cell/>
        </table:table-row>
        <table:table-row table:style-name="ro1">
          <table:table-cell table:formula="of:=RAND()" office:value-type="float" office:value="0.661718269111589" calcext:value-type="float">
            <text:p>0.6617182691</text:p>
          </table:table-cell>
          <table:table-cell table:formula="of:=NORMINV([.A488];10;3)" office:value-type="float" office:value="11.2514714640366" calcext:value-type="float">
            <text:p>11.251471464</text:p>
          </table:table-cell>
          <table:table-cell table:formula="of:=COM.MICROSOFT.NORM.INV(RAND(); 0; 1)" office:value-type="float" office:value="1.36063606079828" calcext:value-type="float">
            <text:p>1.3606360608</text:p>
          </table:table-cell>
          <table:table-cell table:formula="of:=NORMINV(RAND(); 62; 4)" office:value-type="float" office:value="57.5118056243033" calcext:value-type="float">
            <text:p>57.5118056243</text:p>
          </table:table-cell>
          <table:table-cell table:formula="of:=12 + 3 * [.D488] + 5 * [.C488]" office:value-type="float" office:value="191.338597176901" calcext:value-type="float">
            <text:p>191.3385971769</text:p>
          </table:table-cell>
          <table:table-cell/>
        </table:table-row>
        <table:table-row table:style-name="ro1">
          <table:table-cell table:formula="of:=RAND()" office:value-type="float" office:value="0.15538906189613" calcext:value-type="float">
            <text:p>0.1553890619</text:p>
          </table:table-cell>
          <table:table-cell table:formula="of:=NORMINV([.A489];10;3)" office:value-type="float" office:value="6.959228067392" calcext:value-type="float">
            <text:p>6.9592280674</text:p>
          </table:table-cell>
          <table:table-cell table:formula="of:=COM.MICROSOFT.NORM.INV(RAND(); 0; 1)" office:value-type="float" office:value="-1.54053636082114" calcext:value-type="float">
            <text:p>-1.5405363608</text:p>
          </table:table-cell>
          <table:table-cell table:formula="of:=NORMINV(RAND(); 62; 4)" office:value-type="float" office:value="64.2457453600624" calcext:value-type="float">
            <text:p>64.2457453601</text:p>
          </table:table-cell>
          <table:table-cell table:formula="of:=12 + 3 * [.D489] + 5 * [.C489]" office:value-type="float" office:value="197.034554276081" calcext:value-type="float">
            <text:p>197.0345542761</text:p>
          </table:table-cell>
          <table:table-cell/>
        </table:table-row>
        <table:table-row table:style-name="ro1">
          <table:table-cell table:formula="of:=RAND()" office:value-type="float" office:value="0.977778378408402" calcext:value-type="float">
            <text:p>0.9777783784</text:p>
          </table:table-cell>
          <table:table-cell table:formula="of:=NORMINV([.A490];10;3)" office:value-type="float" office:value="16.0296583582571" calcext:value-type="float">
            <text:p>16.0296583583</text:p>
          </table:table-cell>
          <table:table-cell table:formula="of:=COM.MICROSOFT.NORM.INV(RAND(); 0; 1)" office:value-type="float" office:value="0.581204154414148" calcext:value-type="float">
            <text:p>0.5812041544</text:p>
          </table:table-cell>
          <table:table-cell table:formula="of:=NORMINV(RAND(); 62; 4)" office:value-type="float" office:value="56.8684076857303" calcext:value-type="float">
            <text:p>56.8684076857</text:p>
          </table:table-cell>
          <table:table-cell table:formula="of:=12 + 3 * [.D490] + 5 * [.C490]" office:value-type="float" office:value="185.511243829262" calcext:value-type="float">
            <text:p>185.5112438293</text:p>
          </table:table-cell>
          <table:table-cell/>
        </table:table-row>
        <table:table-row table:style-name="ro1">
          <table:table-cell table:formula="of:=RAND()" office:value-type="float" office:value="0.20746014569886" calcext:value-type="float">
            <text:p>0.2074601457</text:p>
          </table:table-cell>
          <table:table-cell table:formula="of:=NORMINV([.A491];10;3)" office:value-type="float" office:value="7.55420318078036" calcext:value-type="float">
            <text:p>7.5542031808</text:p>
          </table:table-cell>
          <table:table-cell table:formula="of:=COM.MICROSOFT.NORM.INV(RAND(); 0; 1)" office:value-type="float" office:value="0.286934115494604" calcext:value-type="float">
            <text:p>0.2869341155</text:p>
          </table:table-cell>
          <table:table-cell table:formula="of:=NORMINV(RAND(); 62; 4)" office:value-type="float" office:value="62.1125154502569" calcext:value-type="float">
            <text:p>62.1125154503</text:p>
          </table:table-cell>
          <table:table-cell table:formula="of:=12 + 3 * [.D491] + 5 * [.C491]" office:value-type="float" office:value="199.772216928244" calcext:value-type="float">
            <text:p>199.7722169282</text:p>
          </table:table-cell>
          <table:table-cell/>
        </table:table-row>
        <table:table-row table:style-name="ro1">
          <table:table-cell table:formula="of:=RAND()" office:value-type="float" office:value="0.200660649687052" calcext:value-type="float">
            <text:p>0.2006606497</text:p>
          </table:table-cell>
          <table:table-cell table:formula="of:=NORMINV([.A492];10;3)" office:value-type="float" office:value="7.48220863745458" calcext:value-type="float">
            <text:p>7.4822086375</text:p>
          </table:table-cell>
          <table:table-cell table:formula="of:=COM.MICROSOFT.NORM.INV(RAND(); 0; 1)" office:value-type="float" office:value="-0.0883229220037572" calcext:value-type="float">
            <text:p>-0.088322922</text:p>
          </table:table-cell>
          <table:table-cell table:formula="of:=NORMINV(RAND(); 62; 4)" office:value-type="float" office:value="57.1101992567397" calcext:value-type="float">
            <text:p>57.1101992567</text:p>
          </table:table-cell>
          <table:table-cell table:formula="of:=12 + 3 * [.D492] + 5 * [.C492]" office:value-type="float" office:value="182.8889831602" calcext:value-type="float">
            <text:p>182.8889831602</text:p>
          </table:table-cell>
          <table:table-cell/>
        </table:table-row>
        <table:table-row table:style-name="ro1">
          <table:table-cell table:formula="of:=RAND()" office:value-type="float" office:value="0.530118961818516" calcext:value-type="float">
            <text:p>0.5301189618</text:p>
          </table:table-cell>
          <table:table-cell table:formula="of:=NORMINV([.A493];10;3)" office:value-type="float" office:value="10.2267067133183" calcext:value-type="float">
            <text:p>10.2267067133</text:p>
          </table:table-cell>
          <table:table-cell table:formula="of:=COM.MICROSOFT.NORM.INV(RAND(); 0; 1)" office:value-type="float" office:value="1.55900754630873" calcext:value-type="float">
            <text:p>1.5590075463</text:p>
          </table:table-cell>
          <table:table-cell table:formula="of:=NORMINV(RAND(); 62; 4)" office:value-type="float" office:value="63.0157688185108" calcext:value-type="float">
            <text:p>63.0157688185</text:p>
          </table:table-cell>
          <table:table-cell table:formula="of:=12 + 3 * [.D493] + 5 * [.C493]" office:value-type="float" office:value="208.842344187076" calcext:value-type="float">
            <text:p>208.8423441871</text:p>
          </table:table-cell>
          <table:table-cell/>
        </table:table-row>
        <table:table-row table:style-name="ro1">
          <table:table-cell table:formula="of:=RAND()" office:value-type="float" office:value="0.471151920268312" calcext:value-type="float">
            <text:p>0.4711519203</text:p>
          </table:table-cell>
          <table:table-cell table:formula="of:=NORMINV([.A494];10;3)" office:value-type="float" office:value="9.78287636021588" calcext:value-type="float">
            <text:p>9.7828763602</text:p>
          </table:table-cell>
          <table:table-cell table:formula="of:=COM.MICROSOFT.NORM.INV(RAND(); 0; 1)" office:value-type="float" office:value="-0.237397617535347" calcext:value-type="float">
            <text:p>-0.2373976175</text:p>
          </table:table-cell>
          <table:table-cell table:formula="of:=NORMINV(RAND(); 62; 4)" office:value-type="float" office:value="65.8446679613753" calcext:value-type="float">
            <text:p>65.8446679614</text:p>
          </table:table-cell>
          <table:table-cell table:formula="of:=12 + 3 * [.D494] + 5 * [.C494]" office:value-type="float" office:value="208.347015796449" calcext:value-type="float">
            <text:p>208.3470157965</text:p>
          </table:table-cell>
          <table:table-cell/>
        </table:table-row>
        <table:table-row table:style-name="ro1">
          <table:table-cell table:formula="of:=RAND()" office:value-type="float" office:value="0.32585087348707" calcext:value-type="float">
            <text:p>0.3258508735</text:p>
          </table:table-cell>
          <table:table-cell table:formula="of:=NORMINV([.A495];10;3)" office:value-type="float" office:value="8.64580193025015" calcext:value-type="float">
            <text:p>8.6458019303</text:p>
          </table:table-cell>
          <table:table-cell table:formula="of:=COM.MICROSOFT.NORM.INV(RAND(); 0; 1)" office:value-type="float" office:value="1.70955185749529" calcext:value-type="float">
            <text:p>1.7095518575</text:p>
          </table:table-cell>
          <table:table-cell table:formula="of:=NORMINV(RAND(); 62; 4)" office:value-type="float" office:value="63.3158222124116" calcext:value-type="float">
            <text:p>63.3158222124</text:p>
          </table:table-cell>
          <table:table-cell table:formula="of:=12 + 3 * [.D495] + 5 * [.C495]" office:value-type="float" office:value="210.495225924711" calcext:value-type="float">
            <text:p>210.4952259247</text:p>
          </table:table-cell>
          <table:table-cell/>
        </table:table-row>
        <table:table-row table:style-name="ro1">
          <table:table-cell table:formula="of:=RAND()" office:value-type="float" office:value="0.960859571583569" calcext:value-type="float">
            <text:p>0.9608595716</text:p>
          </table:table-cell>
          <table:table-cell table:formula="of:=NORMINV([.A496];10;3)" office:value-type="float" office:value="15.2822476809141" calcext:value-type="float">
            <text:p>15.2822476809</text:p>
          </table:table-cell>
          <table:table-cell table:formula="of:=COM.MICROSOFT.NORM.INV(RAND(); 0; 1)" office:value-type="float" office:value="-0.798041526768175" calcext:value-type="float">
            <text:p>-0.7980415268</text:p>
          </table:table-cell>
          <table:table-cell table:formula="of:=NORMINV(RAND(); 62; 4)" office:value-type="float" office:value="57.9454455253839" calcext:value-type="float">
            <text:p>57.9454455254</text:p>
          </table:table-cell>
          <table:table-cell table:formula="of:=12 + 3 * [.D496] + 5 * [.C496]" office:value-type="float" office:value="181.846128942311" calcext:value-type="float">
            <text:p>181.8461289423</text:p>
          </table:table-cell>
          <table:table-cell/>
        </table:table-row>
        <table:table-row table:style-name="ro1">
          <table:table-cell table:formula="of:=RAND()" office:value-type="float" office:value="0.100521316519007" calcext:value-type="float">
            <text:p>0.1005213165</text:p>
          </table:table-cell>
          <table:table-cell table:formula="of:=NORMINV([.A497];10;3)" office:value-type="float" office:value="6.16423987521464" calcext:value-type="float">
            <text:p>6.1642398752</text:p>
          </table:table-cell>
          <table:table-cell table:formula="of:=COM.MICROSOFT.NORM.INV(RAND(); 0; 1)" office:value-type="float" office:value="1.90980714115238" calcext:value-type="float">
            <text:p>1.9098071412</text:p>
          </table:table-cell>
          <table:table-cell table:formula="of:=NORMINV(RAND(); 62; 4)" office:value-type="float" office:value="58.2216745742042" calcext:value-type="float">
            <text:p>58.2216745742</text:p>
          </table:table-cell>
          <table:table-cell table:formula="of:=12 + 3 * [.D497] + 5 * [.C497]" office:value-type="float" office:value="196.214059428374" calcext:value-type="float">
            <text:p>196.2140594284</text:p>
          </table:table-cell>
          <table:table-cell/>
        </table:table-row>
        <table:table-row table:style-name="ro1">
          <table:table-cell table:formula="of:=RAND()" office:value-type="float" office:value="0.209880957845598" calcext:value-type="float">
            <text:p>0.2098809578</text:p>
          </table:table-cell>
          <table:table-cell table:formula="of:=NORMINV([.A498];10;3)" office:value-type="float" office:value="7.57949689608608" calcext:value-type="float">
            <text:p>7.5794968961</text:p>
          </table:table-cell>
          <table:table-cell table:formula="of:=COM.MICROSOFT.NORM.INV(RAND(); 0; 1)" office:value-type="float" office:value="-2.56927256623635" calcext:value-type="float">
            <text:p>-2.5692725662</text:p>
          </table:table-cell>
          <table:table-cell table:formula="of:=NORMINV(RAND(); 62; 4)" office:value-type="float" office:value="58.8564320192478" calcext:value-type="float">
            <text:p>58.8564320192</text:p>
          </table:table-cell>
          <table:table-cell table:formula="of:=12 + 3 * [.D498] + 5 * [.C498]" office:value-type="float" office:value="175.722933226562" calcext:value-type="float">
            <text:p>175.7229332266</text:p>
          </table:table-cell>
          <table:table-cell/>
        </table:table-row>
        <table:table-row table:style-name="ro1">
          <table:table-cell table:formula="of:=RAND()" office:value-type="float" office:value="0.213967259274796" calcext:value-type="float">
            <text:p>0.2139672593</text:p>
          </table:table-cell>
          <table:table-cell table:formula="of:=NORMINV([.A499];10;3)" office:value-type="float" office:value="7.6218067611642" calcext:value-type="float">
            <text:p>7.6218067612</text:p>
          </table:table-cell>
          <table:table-cell table:formula="of:=COM.MICROSOFT.NORM.INV(RAND(); 0; 1)" office:value-type="float" office:value="-1.10130543942624" calcext:value-type="float">
            <text:p>-1.1013054394</text:p>
          </table:table-cell>
          <table:table-cell table:formula="of:=NORMINV(RAND(); 62; 4)" office:value-type="float" office:value="57.8435031765046" calcext:value-type="float">
            <text:p>57.8435031765</text:p>
          </table:table-cell>
          <table:table-cell table:formula="of:=12 + 3 * [.D499] + 5 * [.C499]" office:value-type="float" office:value="180.023982332383" calcext:value-type="float">
            <text:p>180.0239823324</text:p>
          </table:table-cell>
          <table:table-cell/>
        </table:table-row>
        <table:table-row table:style-name="ro1">
          <table:table-cell table:formula="of:=RAND()" office:value-type="float" office:value="0.620728125795722" calcext:value-type="float">
            <text:p>0.6207281258</text:p>
          </table:table-cell>
          <table:table-cell table:formula="of:=NORMINV([.A500];10;3)" office:value-type="float" office:value="10.9221809994163" calcext:value-type="float">
            <text:p>10.9221809994</text:p>
          </table:table-cell>
          <table:table-cell table:formula="of:=COM.MICROSOFT.NORM.INV(RAND(); 0; 1)" office:value-type="float" office:value="-0.347138433786063" calcext:value-type="float">
            <text:p>-0.3471384338</text:p>
          </table:table-cell>
          <table:table-cell table:formula="of:=NORMINV(RAND(); 62; 4)" office:value-type="float" office:value="62.3688066867319" calcext:value-type="float">
            <text:p>62.3688066867</text:p>
          </table:table-cell>
          <table:table-cell table:formula="of:=12 + 3 * [.D500] + 5 * [.C500]" office:value-type="float" office:value="197.370727891265" calcext:value-type="float">
            <text:p>197.3707278913</text:p>
          </table:table-cell>
          <table:table-cell/>
        </table:table-row>
        <table:table-row table:style-name="ro1">
          <table:table-cell table:formula="of:=RAND()" office:value-type="float" office:value="0.821654062718153" calcext:value-type="float">
            <text:p>0.8216540627</text:p>
          </table:table-cell>
          <table:table-cell table:formula="of:=NORMINV([.A501];10;3)" office:value-type="float" office:value="12.7650609360179" calcext:value-type="float">
            <text:p>12.765060936</text:p>
          </table:table-cell>
          <table:table-cell table:formula="of:=COM.MICROSOFT.NORM.INV(RAND(); 0; 1)" office:value-type="float" office:value="-1.6723335049391" calcext:value-type="float">
            <text:p>-1.6723335049</text:p>
          </table:table-cell>
          <table:table-cell table:formula="of:=NORMINV(RAND(); 62; 4)" office:value-type="float" office:value="56.2633924412791" calcext:value-type="float">
            <text:p>56.2633924413</text:p>
          </table:table-cell>
          <table:table-cell table:formula="of:=12 + 3 * [.D501] + 5 * [.C501]" office:value-type="float" office:value="172.428509799142" calcext:value-type="float">
            <text:p>172.4285097991</text:p>
          </table:table-cell>
          <table:table-cell/>
        </table:table-row>
        <table:table-row table:style-name="ro1">
          <table:table-cell table:formula="of:=RAND()" office:value-type="float" office:value="0.152527100173756" calcext:value-type="float">
            <text:p>0.1525271002</text:p>
          </table:table-cell>
          <table:table-cell table:formula="of:=NORMINV([.A502];10;3)" office:value-type="float" office:value="6.92303479439399" calcext:value-type="float">
            <text:p>6.9230347944</text:p>
          </table:table-cell>
          <table:table-cell table:formula="of:=COM.MICROSOFT.NORM.INV(RAND(); 0; 1)" office:value-type="float" office:value="-0.558025874404787" calcext:value-type="float">
            <text:p>-0.5580258744</text:p>
          </table:table-cell>
          <table:table-cell table:formula="of:=NORMINV(RAND(); 62; 4)" office:value-type="float" office:value="58.0472852235094" calcext:value-type="float">
            <text:p>58.0472852235</text:p>
          </table:table-cell>
          <table:table-cell table:formula="of:=12 + 3 * [.D502] + 5 * [.C502]" office:value-type="float" office:value="183.351726298504" calcext:value-type="float">
            <text:p>183.3517262985</text:p>
          </table:table-cell>
          <table:table-cell/>
        </table:table-row>
        <table:table-row table:style-name="ro1">
          <table:table-cell table:formula="of:=RAND()" office:value-type="float" office:value="0.0545153024140745" calcext:value-type="float">
            <text:p>0.0545153024</text:p>
          </table:table-cell>
          <table:table-cell table:formula="of:=NORMINV([.A503];10;3)" office:value-type="float" office:value="5.19230335217716" calcext:value-type="float">
            <text:p>5.1923033522</text:p>
          </table:table-cell>
          <table:table-cell table:formula="of:=COM.MICROSOFT.NORM.INV(RAND(); 0; 1)" office:value-type="float" office:value="-0.134056983312803" calcext:value-type="float">
            <text:p>-0.1340569833</text:p>
          </table:table-cell>
          <table:table-cell table:formula="of:=NORMINV(RAND(); 62; 4)" office:value-type="float" office:value="65.403811135759" calcext:value-type="float">
            <text:p>65.4038111358</text:p>
          </table:table-cell>
          <table:table-cell table:formula="of:=12 + 3 * [.D503] + 5 * [.C503]" office:value-type="float" office:value="207.541148490713" calcext:value-type="float">
            <text:p>207.5411484907</text:p>
          </table:table-cell>
          <table:table-cell/>
        </table:table-row>
        <table:table-row table:style-name="ro1">
          <table:table-cell table:formula="of:=RAND()" office:value-type="float" office:value="0.814825551118702" calcext:value-type="float">
            <text:p>0.8148255511</text:p>
          </table:table-cell>
          <table:table-cell table:formula="of:=NORMINV([.A504];10;3)" office:value-type="float" office:value="12.68746004835" calcext:value-type="float">
            <text:p>12.6874600484</text:p>
          </table:table-cell>
          <table:table-cell table:formula="of:=COM.MICROSOFT.NORM.INV(RAND(); 0; 1)" office:value-type="float" office:value="-0.452792495795193" calcext:value-type="float">
            <text:p>-0.4527924958</text:p>
          </table:table-cell>
          <table:table-cell table:formula="of:=NORMINV(RAND(); 62; 4)" office:value-type="float" office:value="60.3063917671331" calcext:value-type="float">
            <text:p>60.3063917671</text:p>
          </table:table-cell>
          <table:table-cell table:formula="of:=12 + 3 * [.D504] + 5 * [.C504]" office:value-type="float" office:value="190.655212822423" calcext:value-type="float">
            <text:p>190.6552128224</text:p>
          </table:table-cell>
          <table:table-cell/>
        </table:table-row>
        <table:table-row table:style-name="ro1">
          <table:table-cell table:formula="of:=RAND()" office:value-type="float" office:value="0.289778961800039" calcext:value-type="float">
            <text:p>0.2897789618</text:p>
          </table:table-cell>
          <table:table-cell table:formula="of:=NORMINV([.A505];10;3)" office:value-type="float" office:value="8.33790828574896" calcext:value-type="float">
            <text:p>8.3379082857</text:p>
          </table:table-cell>
          <table:table-cell table:formula="of:=COM.MICROSOFT.NORM.INV(RAND(); 0; 1)" office:value-type="float" office:value="1.23021669765944" calcext:value-type="float">
            <text:p>1.2302166977</text:p>
          </table:table-cell>
          <table:table-cell table:formula="of:=NORMINV(RAND(); 62; 4)" office:value-type="float" office:value="64.2065626565103" calcext:value-type="float">
            <text:p>64.2065626565</text:p>
          </table:table-cell>
          <table:table-cell table:formula="of:=12 + 3 * [.D505] + 5 * [.C505]" office:value-type="float" office:value="210.770771457828" calcext:value-type="float">
            <text:p>210.7707714578</text:p>
          </table:table-cell>
          <table:table-cell/>
        </table:table-row>
        <table:table-row table:style-name="ro1">
          <table:table-cell table:formula="of:=RAND()" office:value-type="float" office:value="0.102336935698986" calcext:value-type="float">
            <text:p>0.1023369357</text:p>
          </table:table-cell>
          <table:table-cell table:formula="of:=NORMINV([.A506];10;3)" office:value-type="float" office:value="6.19495741781597" calcext:value-type="float">
            <text:p>6.1949574178</text:p>
          </table:table-cell>
          <table:table-cell table:formula="of:=COM.MICROSOFT.NORM.INV(RAND(); 0; 1)" office:value-type="float" office:value="-1.56872510687604" calcext:value-type="float">
            <text:p>-1.5687251069</text:p>
          </table:table-cell>
          <table:table-cell table:formula="of:=NORMINV(RAND(); 62; 4)" office:value-type="float" office:value="61.0551121611302" calcext:value-type="float">
            <text:p>61.0551121611</text:p>
          </table:table-cell>
          <table:table-cell table:formula="of:=12 + 3 * [.D506] + 5 * [.C506]" office:value-type="float" office:value="187.32171094901" calcext:value-type="float">
            <text:p>187.321710949</text:p>
          </table:table-cell>
          <table:table-cell/>
        </table:table-row>
        <table:table-row table:style-name="ro1">
          <table:table-cell table:formula="of:=RAND()" office:value-type="float" office:value="0.435935051180422" calcext:value-type="float">
            <text:p>0.4359350512</text:p>
          </table:table-cell>
          <table:table-cell table:formula="of:=NORMINV([.A507];10;3)" office:value-type="float" office:value="9.51614943959335" calcext:value-type="float">
            <text:p>9.5161494396</text:p>
          </table:table-cell>
          <table:table-cell table:formula="of:=COM.MICROSOFT.NORM.INV(RAND(); 0; 1)" office:value-type="float" office:value="0.141326532167515" calcext:value-type="float">
            <text:p>0.1413265322</text:p>
          </table:table-cell>
          <table:table-cell table:formula="of:=NORMINV(RAND(); 62; 4)" office:value-type="float" office:value="61.5339223342435" calcext:value-type="float">
            <text:p>61.5339223342</text:p>
          </table:table-cell>
          <table:table-cell table:formula="of:=12 + 3 * [.D507] + 5 * [.C507]" office:value-type="float" office:value="197.308399663568" calcext:value-type="float">
            <text:p>197.3083996636</text:p>
          </table:table-cell>
          <table:table-cell/>
        </table:table-row>
        <table:table-row table:style-name="ro1">
          <table:table-cell table:formula="of:=RAND()" office:value-type="float" office:value="0.379974548472092" calcext:value-type="float">
            <text:p>0.3799745485</text:p>
          </table:table-cell>
          <table:table-cell table:formula="of:=NORMINV([.A508];10;3)" office:value-type="float" office:value="9.08335709924384" calcext:value-type="float">
            <text:p>9.0833570992</text:p>
          </table:table-cell>
          <table:table-cell table:formula="of:=COM.MICROSOFT.NORM.INV(RAND(); 0; 1)" office:value-type="float" office:value="-0.602088557355464" calcext:value-type="float">
            <text:p>-0.6020885574</text:p>
          </table:table-cell>
          <table:table-cell table:formula="of:=NORMINV(RAND(); 62; 4)" office:value-type="float" office:value="69.4786232897903" calcext:value-type="float">
            <text:p>69.4786232898</text:p>
          </table:table-cell>
          <table:table-cell table:formula="of:=12 + 3 * [.D508] + 5 * [.C508]" office:value-type="float" office:value="217.425427082593" calcext:value-type="float">
            <text:p>217.4254270826</text:p>
          </table:table-cell>
          <table:table-cell/>
        </table:table-row>
        <table:table-row table:style-name="ro1">
          <table:table-cell table:formula="of:=RAND()" office:value-type="float" office:value="0.962072725873441" calcext:value-type="float">
            <text:p>0.9620727259</text:p>
          </table:table-cell>
          <table:table-cell table:formula="of:=NORMINV([.A509];10;3)" office:value-type="float" office:value="15.3257876080361" calcext:value-type="float">
            <text:p>15.325787608</text:p>
          </table:table-cell>
          <table:table-cell table:formula="of:=COM.MICROSOFT.NORM.INV(RAND(); 0; 1)" office:value-type="float" office:value="-1.82678395872936" calcext:value-type="float">
            <text:p>-1.8267839587</text:p>
          </table:table-cell>
          <table:table-cell table:formula="of:=NORMINV(RAND(); 62; 4)" office:value-type="float" office:value="61.7991175637276" calcext:value-type="float">
            <text:p>61.7991175637</text:p>
          </table:table-cell>
          <table:table-cell table:formula="of:=12 + 3 * [.D509] + 5 * [.C509]" office:value-type="float" office:value="188.263432897536" calcext:value-type="float">
            <text:p>188.2634328975</text:p>
          </table:table-cell>
          <table:table-cell/>
        </table:table-row>
        <table:table-row table:style-name="ro1">
          <table:table-cell table:formula="of:=RAND()" office:value-type="float" office:value="0.483767275465652" calcext:value-type="float">
            <text:p>0.4837672755</text:p>
          </table:table-cell>
          <table:table-cell table:formula="of:=NORMINV([.A510];10;3)" office:value-type="float" office:value="9.87789807833553" calcext:value-type="float">
            <text:p>9.8778980783</text:p>
          </table:table-cell>
          <table:table-cell table:formula="of:=COM.MICROSOFT.NORM.INV(RAND(); 0; 1)" office:value-type="float" office:value="1.1417745964132" calcext:value-type="float">
            <text:p>1.1417745964</text:p>
          </table:table-cell>
          <table:table-cell table:formula="of:=NORMINV(RAND(); 62; 4)" office:value-type="float" office:value="65.6548002139814" calcext:value-type="float">
            <text:p>65.654800214</text:p>
          </table:table-cell>
          <table:table-cell table:formula="of:=12 + 3 * [.D510] + 5 * [.C510]" office:value-type="float" office:value="214.67327362401" calcext:value-type="float">
            <text:p>214.673273624</text:p>
          </table:table-cell>
          <table:table-cell/>
        </table:table-row>
        <table:table-row table:style-name="ro1">
          <table:table-cell table:formula="of:=RAND()" office:value-type="float" office:value="0.597273876424879" calcext:value-type="float">
            <text:p>0.5972738764</text:p>
          </table:table-cell>
          <table:table-cell table:formula="of:=NORMINV([.A511];10;3)" office:value-type="float" office:value="10.7388913291874" calcext:value-type="float">
            <text:p>10.7388913292</text:p>
          </table:table-cell>
          <table:table-cell table:formula="of:=COM.MICROSOFT.NORM.INV(RAND(); 0; 1)" office:value-type="float" office:value="1.07616034549855" calcext:value-type="float">
            <text:p>1.0761603455</text:p>
          </table:table-cell>
          <table:table-cell table:formula="of:=NORMINV(RAND(); 62; 4)" office:value-type="float" office:value="55.9764907769023" calcext:value-type="float">
            <text:p>55.9764907769</text:p>
          </table:table-cell>
          <table:table-cell table:formula="of:=12 + 3 * [.D511] + 5 * [.C511]" office:value-type="float" office:value="185.3102740582" calcext:value-type="float">
            <text:p>185.3102740582</text:p>
          </table:table-cell>
          <table:table-cell/>
        </table:table-row>
        <table:table-row table:style-name="ro1">
          <table:table-cell table:formula="of:=RAND()" office:value-type="float" office:value="0.123227652860805" calcext:value-type="float">
            <text:p>0.1232276529</text:p>
          </table:table-cell>
          <table:table-cell table:formula="of:=NORMINV([.A512];10;3)" office:value-type="float" office:value="6.5229935282703" calcext:value-type="float">
            <text:p>6.5229935283</text:p>
          </table:table-cell>
          <table:table-cell table:formula="of:=COM.MICROSOFT.NORM.INV(RAND(); 0; 1)" office:value-type="float" office:value="-0.796345555263593" calcext:value-type="float">
            <text:p>-0.7963455553</text:p>
          </table:table-cell>
          <table:table-cell table:formula="of:=NORMINV(RAND(); 62; 4)" office:value-type="float" office:value="61.4983654568506" calcext:value-type="float">
            <text:p>61.4983654569</text:p>
          </table:table-cell>
          <table:table-cell table:formula="of:=12 + 3 * [.D512] + 5 * [.C512]" office:value-type="float" office:value="192.513368594234" calcext:value-type="float">
            <text:p>192.5133685942</text:p>
          </table:table-cell>
          <table:table-cell/>
        </table:table-row>
        <table:table-row table:style-name="ro1">
          <table:table-cell table:formula="of:=RAND()" office:value-type="float" office:value="0.904064518632367" calcext:value-type="float">
            <text:p>0.9040645186</text:p>
          </table:table-cell>
          <table:table-cell table:formula="of:=NORMINV([.A513];10;3)" office:value-type="float" office:value="13.9151928209348" calcext:value-type="float">
            <text:p>13.9151928209</text:p>
          </table:table-cell>
          <table:table-cell table:formula="of:=COM.MICROSOFT.NORM.INV(RAND(); 0; 1)" office:value-type="float" office:value="0.500268272730015" calcext:value-type="float">
            <text:p>0.5002682727</text:p>
          </table:table-cell>
          <table:table-cell table:formula="of:=NORMINV(RAND(); 62; 4)" office:value-type="float" office:value="60.3960266247617" calcext:value-type="float">
            <text:p>60.3960266248</text:p>
          </table:table-cell>
          <table:table-cell table:formula="of:=12 + 3 * [.D513] + 5 * [.C513]" office:value-type="float" office:value="195.689421237935" calcext:value-type="float">
            <text:p>195.6894212379</text:p>
          </table:table-cell>
          <table:table-cell/>
        </table:table-row>
        <table:table-row table:style-name="ro1">
          <table:table-cell table:formula="of:=RAND()" office:value-type="float" office:value="0.471376603702083" calcext:value-type="float">
            <text:p>0.4713766037</text:p>
          </table:table-cell>
          <table:table-cell table:formula="of:=NORMINV([.A514];10;3)" office:value-type="float" office:value="9.78457035014354" calcext:value-type="float">
            <text:p>9.7845703501</text:p>
          </table:table-cell>
          <table:table-cell table:formula="of:=COM.MICROSOFT.NORM.INV(RAND(); 0; 1)" office:value-type="float" office:value="-0.285771729819816" calcext:value-type="float">
            <text:p>-0.2857717298</text:p>
          </table:table-cell>
          <table:table-cell table:formula="of:=NORMINV(RAND(); 62; 4)" office:value-type="float" office:value="61.882222845768" calcext:value-type="float">
            <text:p>61.8822228458</text:p>
          </table:table-cell>
          <table:table-cell table:formula="of:=12 + 3 * [.D514] + 5 * [.C514]" office:value-type="float" office:value="196.217809888205" calcext:value-type="float">
            <text:p>196.2178098882</text:p>
          </table:table-cell>
          <table:table-cell/>
        </table:table-row>
        <table:table-row table:style-name="ro1">
          <table:table-cell table:formula="of:=RAND()" office:value-type="float" office:value="0.802981261396781" calcext:value-type="float">
            <text:p>0.8029812614</text:p>
          </table:table-cell>
          <table:table-cell table:formula="of:=NORMINV([.A515];10;3)" office:value-type="float" office:value="12.5569547624759" calcext:value-type="float">
            <text:p>12.5569547625</text:p>
          </table:table-cell>
          <table:table-cell table:formula="of:=COM.MICROSOFT.NORM.INV(RAND(); 0; 1)" office:value-type="float" office:value="-2.57618797163011" calcext:value-type="float">
            <text:p>-2.5761879716</text:p>
          </table:table-cell>
          <table:table-cell table:formula="of:=NORMINV(RAND(); 62; 4)" office:value-type="float" office:value="61.4638515971049" calcext:value-type="float">
            <text:p>61.4638515971</text:p>
          </table:table-cell>
          <table:table-cell table:formula="of:=12 + 3 * [.D515] + 5 * [.C515]" office:value-type="float" office:value="183.510614933164" calcext:value-type="float">
            <text:p>183.5106149332</text:p>
          </table:table-cell>
          <table:table-cell/>
        </table:table-row>
        <table:table-row table:style-name="ro1">
          <table:table-cell table:formula="of:=RAND()" office:value-type="float" office:value="0.593398285331205" calcext:value-type="float">
            <text:p>0.5933982853</text:p>
          </table:table-cell>
          <table:table-cell table:formula="of:=NORMINV([.A516];10;3)" office:value-type="float" office:value="10.7088863036904" calcext:value-type="float">
            <text:p>10.7088863037</text:p>
          </table:table-cell>
          <table:table-cell table:formula="of:=COM.MICROSOFT.NORM.INV(RAND(); 0; 1)" office:value-type="float" office:value="2.74723750261496" calcext:value-type="float">
            <text:p>2.7472375026</text:p>
          </table:table-cell>
          <table:table-cell table:formula="of:=NORMINV(RAND(); 62; 4)" office:value-type="float" office:value="57.9459495771518" calcext:value-type="float">
            <text:p>57.9459495772</text:p>
          </table:table-cell>
          <table:table-cell table:formula="of:=12 + 3 * [.D516] + 5 * [.C516]" office:value-type="float" office:value="199.57403624453" calcext:value-type="float">
            <text:p>199.5740362445</text:p>
          </table:table-cell>
          <table:table-cell/>
        </table:table-row>
        <table:table-row table:style-name="ro1">
          <table:table-cell table:formula="of:=RAND()" office:value-type="float" office:value="0.583588207140565" calcext:value-type="float">
            <text:p>0.5835882071</text:p>
          </table:table-cell>
          <table:table-cell table:formula="of:=NORMINV([.A517];10;3)" office:value-type="float" office:value="10.6332448465772" calcext:value-type="float">
            <text:p>10.6332448466</text:p>
          </table:table-cell>
          <table:table-cell table:formula="of:=COM.MICROSOFT.NORM.INV(RAND(); 0; 1)" office:value-type="float" office:value="-0.773269615799095" calcext:value-type="float">
            <text:p>-0.7732696158</text:p>
          </table:table-cell>
          <table:table-cell table:formula="of:=NORMINV(RAND(); 62; 4)" office:value-type="float" office:value="59.9498957568269" calcext:value-type="float">
            <text:p>59.9498957568</text:p>
          </table:table-cell>
          <table:table-cell table:formula="of:=12 + 3 * [.D517] + 5 * [.C517]" office:value-type="float" office:value="187.983339191485" calcext:value-type="float">
            <text:p>187.9833391915</text:p>
          </table:table-cell>
          <table:table-cell/>
        </table:table-row>
        <table:table-row table:style-name="ro1">
          <table:table-cell table:formula="of:=RAND()" office:value-type="float" office:value="0.0512030622921884" calcext:value-type="float">
            <text:p>0.0512030623</text:p>
          </table:table-cell>
          <table:table-cell table:formula="of:=NORMINV([.A518];10;3)" office:value-type="float" office:value="5.10010296530273" calcext:value-type="float">
            <text:p>5.1001029653</text:p>
          </table:table-cell>
          <table:table-cell table:formula="of:=COM.MICROSOFT.NORM.INV(RAND(); 0; 1)" office:value-type="float" office:value="-0.714981377628053" calcext:value-type="float">
            <text:p>-0.7149813776</text:p>
          </table:table-cell>
          <table:table-cell table:formula="of:=NORMINV(RAND(); 62; 4)" office:value-type="float" office:value="60.5846125762812" calcext:value-type="float">
            <text:p>60.5846125763</text:p>
          </table:table-cell>
          <table:table-cell table:formula="of:=12 + 3 * [.D518] + 5 * [.C518]" office:value-type="float" office:value="190.178930840703" calcext:value-type="float">
            <text:p>190.1789308407</text:p>
          </table:table-cell>
          <table:table-cell/>
        </table:table-row>
        <table:table-row table:style-name="ro1">
          <table:table-cell table:formula="of:=RAND()" office:value-type="float" office:value="0.681722487788647" calcext:value-type="float">
            <text:p>0.6817224878</text:p>
          </table:table-cell>
          <table:table-cell table:formula="of:=NORMINV([.A519];10;3)" office:value-type="float" office:value="11.4175627124026" calcext:value-type="float">
            <text:p>11.4175627124</text:p>
          </table:table-cell>
          <table:table-cell table:formula="of:=COM.MICROSOFT.NORM.INV(RAND(); 0; 1)" office:value-type="float" office:value="-0.662736623567362" calcext:value-type="float">
            <text:p>-0.6627366236</text:p>
          </table:table-cell>
          <table:table-cell table:formula="of:=NORMINV(RAND(); 62; 4)" office:value-type="float" office:value="67.1757009937735" calcext:value-type="float">
            <text:p>67.1757009938</text:p>
          </table:table-cell>
          <table:table-cell table:formula="of:=12 + 3 * [.D519] + 5 * [.C519]" office:value-type="float" office:value="210.213419863484" calcext:value-type="float">
            <text:p>210.2134198635</text:p>
          </table:table-cell>
          <table:table-cell/>
        </table:table-row>
        <table:table-row table:style-name="ro1">
          <table:table-cell table:formula="of:=RAND()" office:value-type="float" office:value="0.537447216454893" calcext:value-type="float">
            <text:p>0.5374472165</text:p>
          </table:table-cell>
          <table:table-cell table:formula="of:=NORMINV([.A520];10;3)" office:value-type="float" office:value="10.2820135566306" calcext:value-type="float">
            <text:p>10.2820135566</text:p>
          </table:table-cell>
          <table:table-cell table:formula="of:=COM.MICROSOFT.NORM.INV(RAND(); 0; 1)" office:value-type="float" office:value="-0.339179298720853" calcext:value-type="float">
            <text:p>-0.3391792987</text:p>
          </table:table-cell>
          <table:table-cell table:formula="of:=NORMINV(RAND(); 62; 4)" office:value-type="float" office:value="62.4032359946348" calcext:value-type="float">
            <text:p>62.4032359946</text:p>
          </table:table-cell>
          <table:table-cell table:formula="of:=12 + 3 * [.D520] + 5 * [.C520]" office:value-type="float" office:value="197.5138114903" calcext:value-type="float">
            <text:p>197.5138114903</text:p>
          </table:table-cell>
          <table:table-cell/>
        </table:table-row>
        <table:table-row table:style-name="ro1">
          <table:table-cell table:formula="of:=RAND()" office:value-type="float" office:value="0.802026618737727" calcext:value-type="float">
            <text:p>0.8020266187</text:p>
          </table:table-cell>
          <table:table-cell table:formula="of:=NORMINV([.A521];10;3)" office:value-type="float" office:value="12.5466470416816" calcext:value-type="float">
            <text:p>12.5466470417</text:p>
          </table:table-cell>
          <table:table-cell table:formula="of:=COM.MICROSOFT.NORM.INV(RAND(); 0; 1)" office:value-type="float" office:value="-1.1530878590893" calcext:value-type="float">
            <text:p>-1.1530878591</text:p>
          </table:table-cell>
          <table:table-cell table:formula="of:=NORMINV(RAND(); 62; 4)" office:value-type="float" office:value="65.1728846189323" calcext:value-type="float">
            <text:p>65.1728846189</text:p>
          </table:table-cell>
          <table:table-cell table:formula="of:=12 + 3 * [.D521] + 5 * [.C521]" office:value-type="float" office:value="201.753214561351" calcext:value-type="float">
            <text:p>201.7532145614</text:p>
          </table:table-cell>
          <table:table-cell/>
        </table:table-row>
        <table:table-row table:style-name="ro1">
          <table:table-cell table:formula="of:=RAND()" office:value-type="float" office:value="0.984202263876796" calcext:value-type="float">
            <text:p>0.9842022639</text:p>
          </table:table-cell>
          <table:table-cell table:formula="of:=NORMINV([.A522];10;3)" office:value-type="float" office:value="16.4484740045154" calcext:value-type="float">
            <text:p>16.4484740045</text:p>
          </table:table-cell>
          <table:table-cell table:formula="of:=COM.MICROSOFT.NORM.INV(RAND(); 0; 1)" office:value-type="float" office:value="-0.418354457113194" calcext:value-type="float">
            <text:p>-0.4183544571</text:p>
          </table:table-cell>
          <table:table-cell table:formula="of:=NORMINV(RAND(); 62; 4)" office:value-type="float" office:value="57.6742056224973" calcext:value-type="float">
            <text:p>57.6742056225</text:p>
          </table:table-cell>
          <table:table-cell table:formula="of:=12 + 3 * [.D522] + 5 * [.C522]" office:value-type="float" office:value="182.930844581926" calcext:value-type="float">
            <text:p>182.9308445819</text:p>
          </table:table-cell>
          <table:table-cell/>
        </table:table-row>
        <table:table-row table:style-name="ro1">
          <table:table-cell table:formula="of:=RAND()" office:value-type="float" office:value="0.61852985015139" calcext:value-type="float">
            <text:p>0.6185298502</text:p>
          </table:table-cell>
          <table:table-cell table:formula="of:=NORMINV([.A523];10;3)" office:value-type="float" office:value="10.904865745651" calcext:value-type="float">
            <text:p>10.9048657457</text:p>
          </table:table-cell>
          <table:table-cell table:formula="of:=COM.MICROSOFT.NORM.INV(RAND(); 0; 1)" office:value-type="float" office:value="-0.285190289479972" calcext:value-type="float">
            <text:p>-0.2851902895</text:p>
          </table:table-cell>
          <table:table-cell table:formula="of:=NORMINV(RAND(); 62; 4)" office:value-type="float" office:value="72.4590816532793" calcext:value-type="float">
            <text:p>72.4590816533</text:p>
          </table:table-cell>
          <table:table-cell table:formula="of:=12 + 3 * [.D523] + 5 * [.C523]" office:value-type="float" office:value="227.951293512438" calcext:value-type="float">
            <text:p>227.9512935124</text:p>
          </table:table-cell>
          <table:table-cell/>
        </table:table-row>
        <table:table-row table:style-name="ro1">
          <table:table-cell table:formula="of:=RAND()" office:value-type="float" office:value="0.154677442274988" calcext:value-type="float">
            <text:p>0.1546774423</text:p>
          </table:table-cell>
          <table:table-cell table:formula="of:=NORMINV([.A524];10;3)" office:value-type="float" office:value="6.95027016181877" calcext:value-type="float">
            <text:p>6.9502701618</text:p>
          </table:table-cell>
          <table:table-cell table:formula="of:=COM.MICROSOFT.NORM.INV(RAND(); 0; 1)" office:value-type="float" office:value="-0.237677958326486" calcext:value-type="float">
            <text:p>-0.2376779583</text:p>
          </table:table-cell>
          <table:table-cell table:formula="of:=NORMINV(RAND(); 62; 4)" office:value-type="float" office:value="61.0718137349951" calcext:value-type="float">
            <text:p>61.071813735</text:p>
          </table:table-cell>
          <table:table-cell table:formula="of:=12 + 3 * [.D524] + 5 * [.C524]" office:value-type="float" office:value="194.027051413353" calcext:value-type="float">
            <text:p>194.0270514134</text:p>
          </table:table-cell>
          <table:table-cell/>
        </table:table-row>
        <table:table-row table:style-name="ro1">
          <table:table-cell table:formula="of:=RAND()" office:value-type="float" office:value="0.141491133952513" calcext:value-type="float">
            <text:p>0.141491134</text:p>
          </table:table-cell>
          <table:table-cell table:formula="of:=NORMINV([.A525];10;3)" office:value-type="float" office:value="6.77906799215009" calcext:value-type="float">
            <text:p>6.7790679922</text:p>
          </table:table-cell>
          <table:table-cell table:formula="of:=COM.MICROSOFT.NORM.INV(RAND(); 0; 1)" office:value-type="float" office:value="-0.478175221931883" calcext:value-type="float">
            <text:p>-0.4781752219</text:p>
          </table:table-cell>
          <table:table-cell table:formula="of:=NORMINV(RAND(); 62; 4)" office:value-type="float" office:value="63.434192314617" calcext:value-type="float">
            <text:p>63.4341923146</text:p>
          </table:table-cell>
          <table:table-cell table:formula="of:=12 + 3 * [.D525] + 5 * [.C525]" office:value-type="float" office:value="199.911700834192" calcext:value-type="float">
            <text:p>199.9117008342</text:p>
          </table:table-cell>
          <table:table-cell/>
        </table:table-row>
        <table:table-row table:style-name="ro1">
          <table:table-cell table:formula="of:=RAND()" office:value-type="float" office:value="0.308466959511861" calcext:value-type="float">
            <text:p>0.3084669595</text:p>
          </table:table-cell>
          <table:table-cell table:formula="of:=NORMINV([.A526];10;3)" office:value-type="float" office:value="8.49939855407428" calcext:value-type="float">
            <text:p>8.4993985541</text:p>
          </table:table-cell>
          <table:table-cell table:formula="of:=COM.MICROSOFT.NORM.INV(RAND(); 0; 1)" office:value-type="float" office:value="-0.514060085065497" calcext:value-type="float">
            <text:p>-0.5140600851</text:p>
          </table:table-cell>
          <table:table-cell table:formula="of:=NORMINV(RAND(); 62; 4)" office:value-type="float" office:value="66.1940224899672" calcext:value-type="float">
            <text:p>66.19402249</text:p>
          </table:table-cell>
          <table:table-cell table:formula="of:=12 + 3 * [.D526] + 5 * [.C526]" office:value-type="float" office:value="208.011767044574" calcext:value-type="float">
            <text:p>208.0117670446</text:p>
          </table:table-cell>
          <table:table-cell/>
        </table:table-row>
        <table:table-row table:style-name="ro1">
          <table:table-cell table:formula="of:=RAND()" office:value-type="float" office:value="0.957959414925426" calcext:value-type="float">
            <text:p>0.9579594149</text:p>
          </table:table-cell>
          <table:table-cell table:formula="of:=NORMINV([.A527];10;3)" office:value-type="float" office:value="15.182445414619" calcext:value-type="float">
            <text:p>15.1824454146</text:p>
          </table:table-cell>
          <table:table-cell table:formula="of:=COM.MICROSOFT.NORM.INV(RAND(); 0; 1)" office:value-type="float" office:value="1.26285878031213" calcext:value-type="float">
            <text:p>1.2628587803</text:p>
          </table:table-cell>
          <table:table-cell table:formula="of:=NORMINV(RAND(); 62; 4)" office:value-type="float" office:value="57.8772851920056" calcext:value-type="float">
            <text:p>57.877285192</text:p>
          </table:table-cell>
          <table:table-cell table:formula="of:=12 + 3 * [.D527] + 5 * [.C527]" office:value-type="float" office:value="191.946149477578" calcext:value-type="float">
            <text:p>191.9461494776</text:p>
          </table:table-cell>
          <table:table-cell/>
        </table:table-row>
        <table:table-row table:style-name="ro1">
          <table:table-cell table:formula="of:=RAND()" office:value-type="float" office:value="0.192781776422635" calcext:value-type="float">
            <text:p>0.1927817764</text:p>
          </table:table-cell>
          <table:table-cell table:formula="of:=NORMINV([.A528];10;3)" office:value-type="float" office:value="7.39692721210974" calcext:value-type="float">
            <text:p>7.3969272121</text:p>
          </table:table-cell>
          <table:table-cell table:formula="of:=COM.MICROSOFT.NORM.INV(RAND(); 0; 1)" office:value-type="float" office:value="1.26443312975038" calcext:value-type="float">
            <text:p>1.2644331298</text:p>
          </table:table-cell>
          <table:table-cell table:formula="of:=NORMINV(RAND(); 62; 4)" office:value-type="float" office:value="56.3446130013961" calcext:value-type="float">
            <text:p>56.3446130014</text:p>
          </table:table-cell>
          <table:table-cell table:formula="of:=12 + 3 * [.D528] + 5 * [.C528]" office:value-type="float" office:value="187.35600465294" calcext:value-type="float">
            <text:p>187.3560046529</text:p>
          </table:table-cell>
          <table:table-cell/>
        </table:table-row>
        <table:table-row table:style-name="ro1">
          <table:table-cell table:formula="of:=RAND()" office:value-type="float" office:value="0.44276683521457" calcext:value-type="float">
            <text:p>0.4427668352</text:p>
          </table:table-cell>
          <table:table-cell table:formula="of:=NORMINV([.A529];10;3)" office:value-type="float" office:value="9.56812613368871" calcext:value-type="float">
            <text:p>9.5681261337</text:p>
          </table:table-cell>
          <table:table-cell table:formula="of:=COM.MICROSOFT.NORM.INV(RAND(); 0; 1)" office:value-type="float" office:value="1.90863463015745" calcext:value-type="float">
            <text:p>1.9086346302</text:p>
          </table:table-cell>
          <table:table-cell table:formula="of:=NORMINV(RAND(); 62; 4)" office:value-type="float" office:value="66.9522033757174" calcext:value-type="float">
            <text:p>66.9522033757</text:p>
          </table:table-cell>
          <table:table-cell table:formula="of:=12 + 3 * [.D529] + 5 * [.C529]" office:value-type="float" office:value="222.39978327794" calcext:value-type="float">
            <text:p>222.3997832779</text:p>
          </table:table-cell>
          <table:table-cell/>
        </table:table-row>
        <table:table-row table:style-name="ro1">
          <table:table-cell table:formula="of:=RAND()" office:value-type="float" office:value="0.466767668025568" calcext:value-type="float">
            <text:p>0.466767668</text:p>
          </table:table-cell>
          <table:table-cell table:formula="of:=NORMINV([.A530];10;3)" office:value-type="float" office:value="9.74980697083648" calcext:value-type="float">
            <text:p>9.7498069708</text:p>
          </table:table-cell>
          <table:table-cell table:formula="of:=COM.MICROSOFT.NORM.INV(RAND(); 0; 1)" office:value-type="float" office:value="-2.57048273176593" calcext:value-type="float">
            <text:p>-2.5704827318</text:p>
          </table:table-cell>
          <table:table-cell table:formula="of:=NORMINV(RAND(); 62; 4)" office:value-type="float" office:value="59.6987382500496" calcext:value-type="float">
            <text:p>59.69873825</text:p>
          </table:table-cell>
          <table:table-cell table:formula="of:=12 + 3 * [.D530] + 5 * [.C530]" office:value-type="float" office:value="178.243801091319" calcext:value-type="float">
            <text:p>178.2438010913</text:p>
          </table:table-cell>
          <table:table-cell/>
        </table:table-row>
        <table:table-row table:style-name="ro1">
          <table:table-cell table:formula="of:=RAND()" office:value-type="float" office:value="0.717134105740115" calcext:value-type="float">
            <text:p>0.7171341057</text:p>
          </table:table-cell>
          <table:table-cell table:formula="of:=NORMINV([.A531];10;3)" office:value-type="float" office:value="11.7230464174046" calcext:value-type="float">
            <text:p>11.7230464174</text:p>
          </table:table-cell>
          <table:table-cell table:formula="of:=COM.MICROSOFT.NORM.INV(RAND(); 0; 1)" office:value-type="float" office:value="-0.105203158058939" calcext:value-type="float">
            <text:p>-0.1052031581</text:p>
          </table:table-cell>
          <table:table-cell table:formula="of:=NORMINV(RAND(); 62; 4)" office:value-type="float" office:value="59.7033802788884" calcext:value-type="float">
            <text:p>59.7033802789</text:p>
          </table:table-cell>
          <table:table-cell table:formula="of:=12 + 3 * [.D531] + 5 * [.C531]" office:value-type="float" office:value="190.58412504637" calcext:value-type="float">
            <text:p>190.5841250464</text:p>
          </table:table-cell>
          <table:table-cell/>
        </table:table-row>
        <table:table-row table:style-name="ro1">
          <table:table-cell table:formula="of:=RAND()" office:value-type="float" office:value="0.999438964296132" calcext:value-type="float">
            <text:p>0.9994389643</text:p>
          </table:table-cell>
          <table:table-cell table:formula="of:=NORMINV([.A532];10;3)" office:value-type="float" office:value="19.7739489032389" calcext:value-type="float">
            <text:p>19.7739489032</text:p>
          </table:table-cell>
          <table:table-cell table:formula="of:=COM.MICROSOFT.NORM.INV(RAND(); 0; 1)" office:value-type="float" office:value="-0.117617694114348" calcext:value-type="float">
            <text:p>-0.1176176941</text:p>
          </table:table-cell>
          <table:table-cell table:formula="of:=NORMINV(RAND(); 62; 4)" office:value-type="float" office:value="55.6318417794649" calcext:value-type="float">
            <text:p>55.6318417795</text:p>
          </table:table-cell>
          <table:table-cell table:formula="of:=12 + 3 * [.D532] + 5 * [.C532]" office:value-type="float" office:value="178.307436867823" calcext:value-type="float">
            <text:p>178.3074368678</text:p>
          </table:table-cell>
          <table:table-cell/>
        </table:table-row>
        <table:table-row table:style-name="ro1">
          <table:table-cell table:formula="of:=RAND()" office:value-type="float" office:value="0.118908077245578" calcext:value-type="float">
            <text:p>0.1189080772</text:p>
          </table:table-cell>
          <table:table-cell table:formula="of:=NORMINV([.A533];10;3)" office:value-type="float" office:value="6.45861127567971" calcext:value-type="float">
            <text:p>6.4586112757</text:p>
          </table:table-cell>
          <table:table-cell table:formula="of:=COM.MICROSOFT.NORM.INV(RAND(); 0; 1)" office:value-type="float" office:value="0.0433702134530796" calcext:value-type="float">
            <text:p>0.0433702135</text:p>
          </table:table-cell>
          <table:table-cell table:formula="of:=NORMINV(RAND(); 62; 4)" office:value-type="float" office:value="62.0397961853576" calcext:value-type="float">
            <text:p>62.0397961854</text:p>
          </table:table-cell>
          <table:table-cell table:formula="of:=12 + 3 * [.D533] + 5 * [.C533]" office:value-type="float" office:value="198.336239623338" calcext:value-type="float">
            <text:p>198.3362396233</text:p>
          </table:table-cell>
          <table:table-cell/>
        </table:table-row>
        <table:table-row table:style-name="ro1">
          <table:table-cell table:formula="of:=RAND()" office:value-type="float" office:value="0.798715381417424" calcext:value-type="float">
            <text:p>0.7987153814</text:p>
          </table:table-cell>
          <table:table-cell table:formula="of:=NORMINV([.A534];10;3)" office:value-type="float" office:value="12.5111245220789" calcext:value-type="float">
            <text:p>12.5111245221</text:p>
          </table:table-cell>
          <table:table-cell table:formula="of:=COM.MICROSOFT.NORM.INV(RAND(); 0; 1)" office:value-type="float" office:value="-0.495201395850609" calcext:value-type="float">
            <text:p>-0.4952013959</text:p>
          </table:table-cell>
          <table:table-cell table:formula="of:=NORMINV(RAND(); 62; 4)" office:value-type="float" office:value="55.1624428553927" calcext:value-type="float">
            <text:p>55.1624428554</text:p>
          </table:table-cell>
          <table:table-cell table:formula="of:=12 + 3 * [.D534] + 5 * [.C534]" office:value-type="float" office:value="175.011321586925" calcext:value-type="float">
            <text:p>175.0113215869</text:p>
          </table:table-cell>
          <table:table-cell/>
        </table:table-row>
        <table:table-row table:style-name="ro1">
          <table:table-cell table:formula="of:=RAND()" office:value-type="float" office:value="0.954271270427853" calcext:value-type="float">
            <text:p>0.9542712704</text:p>
          </table:table-cell>
          <table:table-cell table:formula="of:=NORMINV([.A535];10;3)" office:value-type="float" office:value="15.0632776529107" calcext:value-type="float">
            <text:p>15.0632776529</text:p>
          </table:table-cell>
          <table:table-cell table:formula="of:=COM.MICROSOFT.NORM.INV(RAND(); 0; 1)" office:value-type="float" office:value="0.285304503824" calcext:value-type="float">
            <text:p>0.2853045038</text:p>
          </table:table-cell>
          <table:table-cell table:formula="of:=NORMINV(RAND(); 62; 4)" office:value-type="float" office:value="67.1229740274586" calcext:value-type="float">
            <text:p>67.1229740275</text:p>
          </table:table-cell>
          <table:table-cell table:formula="of:=12 + 3 * [.D535] + 5 * [.C535]" office:value-type="float" office:value="214.795444601496" calcext:value-type="float">
            <text:p>214.7954446015</text:p>
          </table:table-cell>
          <table:table-cell/>
        </table:table-row>
        <table:table-row table:style-name="ro1">
          <table:table-cell table:formula="of:=RAND()" office:value-type="float" office:value="0.841739147901535" calcext:value-type="float">
            <text:p>0.8417391479</text:p>
          </table:table-cell>
          <table:table-cell table:formula="of:=NORMINV([.A536];10;3)" office:value-type="float" office:value="13.0048938621099" calcext:value-type="float">
            <text:p>13.0048938621</text:p>
          </table:table-cell>
          <table:table-cell table:formula="of:=COM.MICROSOFT.NORM.INV(RAND(); 0; 1)" office:value-type="float" office:value="-2.24424532740971" calcext:value-type="float">
            <text:p>-2.2442453274</text:p>
          </table:table-cell>
          <table:table-cell table:formula="of:=NORMINV(RAND(); 62; 4)" office:value-type="float" office:value="65.5081692096412" calcext:value-type="float">
            <text:p>65.5081692096</text:p>
          </table:table-cell>
          <table:table-cell table:formula="of:=12 + 3 * [.D536] + 5 * [.C536]" office:value-type="float" office:value="197.303280991875" calcext:value-type="float">
            <text:p>197.3032809919</text:p>
          </table:table-cell>
          <table:table-cell/>
        </table:table-row>
        <table:table-row table:style-name="ro1">
          <table:table-cell table:formula="of:=RAND()" office:value-type="float" office:value="0.332275710999966" calcext:value-type="float">
            <text:p>0.332275711</text:p>
          </table:table-cell>
          <table:table-cell table:formula="of:=NORMINV([.A537];10;3)" office:value-type="float" office:value="8.69908635644858" calcext:value-type="float">
            <text:p>8.6990863564</text:p>
          </table:table-cell>
          <table:table-cell table:formula="of:=COM.MICROSOFT.NORM.INV(RAND(); 0; 1)" office:value-type="float" office:value="-0.230341844824686" calcext:value-type="float">
            <text:p>-0.2303418448</text:p>
          </table:table-cell>
          <table:table-cell table:formula="of:=NORMINV(RAND(); 62; 4)" office:value-type="float" office:value="61.6278405827063" calcext:value-type="float">
            <text:p>61.6278405827</text:p>
          </table:table-cell>
          <table:table-cell table:formula="of:=12 + 3 * [.D537] + 5 * [.C537]" office:value-type="float" office:value="195.731812523996" calcext:value-type="float">
            <text:p>195.731812524</text:p>
          </table:table-cell>
          <table:table-cell/>
        </table:table-row>
        <table:table-row table:style-name="ro1">
          <table:table-cell table:formula="of:=RAND()" office:value-type="float" office:value="0.265765402233228" calcext:value-type="float">
            <text:p>0.2657654022</text:p>
          </table:table-cell>
          <table:table-cell table:formula="of:=NORMINV([.A538];10;3)" office:value-type="float" office:value="8.12298721046074" calcext:value-type="float">
            <text:p>8.1229872105</text:p>
          </table:table-cell>
          <table:table-cell table:formula="of:=COM.MICROSOFT.NORM.INV(RAND(); 0; 1)" office:value-type="float" office:value="-1.25356210942259" calcext:value-type="float">
            <text:p>-1.2535621094</text:p>
          </table:table-cell>
          <table:table-cell table:formula="of:=NORMINV(RAND(); 62; 4)" office:value-type="float" office:value="59.5272614972056" calcext:value-type="float">
            <text:p>59.5272614972</text:p>
          </table:table-cell>
          <table:table-cell table:formula="of:=12 + 3 * [.D538] + 5 * [.C538]" office:value-type="float" office:value="184.313973944504" calcext:value-type="float">
            <text:p>184.3139739445</text:p>
          </table:table-cell>
          <table:table-cell/>
        </table:table-row>
        <table:table-row table:style-name="ro1">
          <table:table-cell table:formula="of:=RAND()" office:value-type="float" office:value="0.476455267518759" calcext:value-type="float">
            <text:p>0.4764552675</text:p>
          </table:table-cell>
          <table:table-cell table:formula="of:=NORMINV([.A539];10;3)" office:value-type="float" office:value="9.82284341508905" calcext:value-type="float">
            <text:p>9.8228434151</text:p>
          </table:table-cell>
          <table:table-cell table:formula="of:=COM.MICROSOFT.NORM.INV(RAND(); 0; 1)" office:value-type="float" office:value="1.14429645748842" calcext:value-type="float">
            <text:p>1.1442964575</text:p>
          </table:table-cell>
          <table:table-cell table:formula="of:=NORMINV(RAND(); 62; 4)" office:value-type="float" office:value="66.7006332202676" calcext:value-type="float">
            <text:p>66.7006332203</text:p>
          </table:table-cell>
          <table:table-cell table:formula="of:=12 + 3 * [.D539] + 5 * [.C539]" office:value-type="float" office:value="217.823381948245" calcext:value-type="float">
            <text:p>217.8233819482</text:p>
          </table:table-cell>
          <table:table-cell/>
        </table:table-row>
        <table:table-row table:style-name="ro1">
          <table:table-cell table:formula="of:=RAND()" office:value-type="float" office:value="0.712940831668675" calcext:value-type="float">
            <text:p>0.7129408317</text:p>
          </table:table-cell>
          <table:table-cell table:formula="of:=NORMINV([.A540];10;3)" office:value-type="float" office:value="11.6859897954207" calcext:value-type="float">
            <text:p>11.6859897954</text:p>
          </table:table-cell>
          <table:table-cell table:formula="of:=COM.MICROSOFT.NORM.INV(RAND(); 0; 1)" office:value-type="float" office:value="-0.889294840639314" calcext:value-type="float">
            <text:p>-0.8892948406</text:p>
          </table:table-cell>
          <table:table-cell table:formula="of:=NORMINV(RAND(); 62; 4)" office:value-type="float" office:value="60.9434812789744" calcext:value-type="float">
            <text:p>60.943481279</text:p>
          </table:table-cell>
          <table:table-cell table:formula="of:=12 + 3 * [.D540] + 5 * [.C540]" office:value-type="float" office:value="190.383969633727" calcext:value-type="float">
            <text:p>190.3839696337</text:p>
          </table:table-cell>
          <table:table-cell/>
        </table:table-row>
        <table:table-row table:style-name="ro1">
          <table:table-cell table:formula="of:=RAND()" office:value-type="float" office:value="0.727440321119502" calcext:value-type="float">
            <text:p>0.7274403211</text:p>
          </table:table-cell>
          <table:table-cell table:formula="of:=NORMINV([.A541];10;3)" office:value-type="float" office:value="11.8152692800655" calcext:value-type="float">
            <text:p>11.8152692801</text:p>
          </table:table-cell>
          <table:table-cell table:formula="of:=COM.MICROSOFT.NORM.INV(RAND(); 0; 1)" office:value-type="float" office:value="-0.581440437456216" calcext:value-type="float">
            <text:p>-0.5814404375</text:p>
          </table:table-cell>
          <table:table-cell table:formula="of:=NORMINV(RAND(); 62; 4)" office:value-type="float" office:value="64.8839123678714" calcext:value-type="float">
            <text:p>64.8839123679</text:p>
          </table:table-cell>
          <table:table-cell table:formula="of:=12 + 3 * [.D541] + 5 * [.C541]" office:value-type="float" office:value="203.744534916333" calcext:value-type="float">
            <text:p>203.7445349163</text:p>
          </table:table-cell>
          <table:table-cell/>
        </table:table-row>
        <table:table-row table:style-name="ro1">
          <table:table-cell table:formula="of:=RAND()" office:value-type="float" office:value="0.141140187392011" calcext:value-type="float">
            <text:p>0.1411401874</text:p>
          </table:table-cell>
          <table:table-cell table:formula="of:=NORMINV([.A542];10;3)" office:value-type="float" office:value="6.77436769094079" calcext:value-type="float">
            <text:p>6.7743676909</text:p>
          </table:table-cell>
          <table:table-cell table:formula="of:=COM.MICROSOFT.NORM.INV(RAND(); 0; 1)" office:value-type="float" office:value="0.0427698625525399" calcext:value-type="float">
            <text:p>0.0427698626</text:p>
          </table:table-cell>
          <table:table-cell table:formula="of:=NORMINV(RAND(); 62; 4)" office:value-type="float" office:value="60.6214782574586" calcext:value-type="float">
            <text:p>60.6214782575</text:p>
          </table:table-cell>
          <table:table-cell table:formula="of:=12 + 3 * [.D542] + 5 * [.C542]" office:value-type="float" office:value="194.078284085138" calcext:value-type="float">
            <text:p>194.0782840851</text:p>
          </table:table-cell>
          <table:table-cell/>
        </table:table-row>
        <table:table-row table:style-name="ro1">
          <table:table-cell table:formula="of:=RAND()" office:value-type="float" office:value="0.366501646814868" calcext:value-type="float">
            <text:p>0.3665016468</text:p>
          </table:table-cell>
          <table:table-cell table:formula="of:=NORMINV([.A543];10;3)" office:value-type="float" office:value="8.97660034008087" calcext:value-type="float">
            <text:p>8.9766003401</text:p>
          </table:table-cell>
          <table:table-cell table:formula="of:=COM.MICROSOFT.NORM.INV(RAND(); 0; 1)" office:value-type="float" office:value="-0.0756800360097279" calcext:value-type="float">
            <text:p>-0.075680036</text:p>
          </table:table-cell>
          <table:table-cell table:formula="of:=NORMINV(RAND(); 62; 4)" office:value-type="float" office:value="62.393089340892" calcext:value-type="float">
            <text:p>62.3930893409</text:p>
          </table:table-cell>
          <table:table-cell table:formula="of:=12 + 3 * [.D543] + 5 * [.C543]" office:value-type="float" office:value="198.800867842627" calcext:value-type="float">
            <text:p>198.8008678426</text:p>
          </table:table-cell>
          <table:table-cell/>
        </table:table-row>
        <table:table-row table:style-name="ro1">
          <table:table-cell table:formula="of:=RAND()" office:value-type="float" office:value="0.0554486035834998" calcext:value-type="float">
            <text:p>0.0554486036</text:p>
          </table:table-cell>
          <table:table-cell table:formula="of:=NORMINV([.A544];10;3)" office:value-type="float" office:value="5.21747986170587" calcext:value-type="float">
            <text:p>5.2174798617</text:p>
          </table:table-cell>
          <table:table-cell table:formula="of:=COM.MICROSOFT.NORM.INV(RAND(); 0; 1)" office:value-type="float" office:value="1.74082566842084" calcext:value-type="float">
            <text:p>1.7408256684</text:p>
          </table:table-cell>
          <table:table-cell table:formula="of:=NORMINV(RAND(); 62; 4)" office:value-type="float" office:value="64.3146613564192" calcext:value-type="float">
            <text:p>64.3146613564</text:p>
          </table:table-cell>
          <table:table-cell table:formula="of:=12 + 3 * [.D544] + 5 * [.C544]" office:value-type="float" office:value="213.648112411362" calcext:value-type="float">
            <text:p>213.6481124114</text:p>
          </table:table-cell>
          <table:table-cell/>
        </table:table-row>
        <table:table-row table:style-name="ro1">
          <table:table-cell table:formula="of:=RAND()" office:value-type="float" office:value="0.860235410742462" calcext:value-type="float">
            <text:p>0.8602354107</text:p>
          </table:table-cell>
          <table:table-cell table:formula="of:=NORMINV([.A545];10;3)" office:value-type="float" office:value="13.2441328206582" calcext:value-type="float">
            <text:p>13.2441328207</text:p>
          </table:table-cell>
          <table:table-cell table:formula="of:=COM.MICROSOFT.NORM.INV(RAND(); 0; 1)" office:value-type="float" office:value="-0.0352551800639888" calcext:value-type="float">
            <text:p>-0.0352551801</text:p>
          </table:table-cell>
          <table:table-cell table:formula="of:=NORMINV(RAND(); 62; 4)" office:value-type="float" office:value="57.7996101827466" calcext:value-type="float">
            <text:p>57.7996101827</text:p>
          </table:table-cell>
          <table:table-cell table:formula="of:=12 + 3 * [.D545] + 5 * [.C545]" office:value-type="float" office:value="185.22255464792" calcext:value-type="float">
            <text:p>185.2225546479</text:p>
          </table:table-cell>
          <table:table-cell/>
        </table:table-row>
        <table:table-row table:style-name="ro1">
          <table:table-cell table:formula="of:=RAND()" office:value-type="float" office:value="0.802326339762658" calcext:value-type="float">
            <text:p>0.8023263398</text:p>
          </table:table-cell>
          <table:table-cell table:formula="of:=NORMINV([.A546];10;3)" office:value-type="float" office:value="12.5498800266533" calcext:value-type="float">
            <text:p>12.5498800267</text:p>
          </table:table-cell>
          <table:table-cell table:formula="of:=COM.MICROSOFT.NORM.INV(RAND(); 0; 1)" office:value-type="float" office:value="-0.946096211254487" calcext:value-type="float">
            <text:p>-0.9460962113</text:p>
          </table:table-cell>
          <table:table-cell table:formula="of:=NORMINV(RAND(); 62; 4)" office:value-type="float" office:value="56.6822580078576" calcext:value-type="float">
            <text:p>56.6822580079</text:p>
          </table:table-cell>
          <table:table-cell table:formula="of:=12 + 3 * [.D546] + 5 * [.C546]" office:value-type="float" office:value="177.3162929673" calcext:value-type="float">
            <text:p>177.3162929673</text:p>
          </table:table-cell>
          <table:table-cell/>
        </table:table-row>
        <table:table-row table:style-name="ro1">
          <table:table-cell table:formula="of:=RAND()" office:value-type="float" office:value="0.469424377428368" calcext:value-type="float">
            <text:p>0.4694243774</text:p>
          </table:table-cell>
          <table:table-cell table:formula="of:=NORMINV([.A547];10;3)" office:value-type="float" office:value="9.76984928095557" calcext:value-type="float">
            <text:p>9.769849281</text:p>
          </table:table-cell>
          <table:table-cell table:formula="of:=COM.MICROSOFT.NORM.INV(RAND(); 0; 1)" office:value-type="float" office:value="0.636374316503963" calcext:value-type="float">
            <text:p>0.6363743165</text:p>
          </table:table-cell>
          <table:table-cell table:formula="of:=NORMINV(RAND(); 62; 4)" office:value-type="float" office:value="59.5762782745804" calcext:value-type="float">
            <text:p>59.5762782746</text:p>
          </table:table-cell>
          <table:table-cell table:formula="of:=12 + 3 * [.D547] + 5 * [.C547]" office:value-type="float" office:value="193.910706406261" calcext:value-type="float">
            <text:p>193.9107064063</text:p>
          </table:table-cell>
          <table:table-cell/>
        </table:table-row>
        <table:table-row table:style-name="ro1">
          <table:table-cell table:formula="of:=RAND()" office:value-type="float" office:value="0.451632376527414" calcext:value-type="float">
            <text:p>0.4516323765</text:p>
          </table:table-cell>
          <table:table-cell table:formula="of:=NORMINV([.A548];10;3)" office:value-type="float" office:value="9.63538537472817" calcext:value-type="float">
            <text:p>9.6353853747</text:p>
          </table:table-cell>
          <table:table-cell table:formula="of:=COM.MICROSOFT.NORM.INV(RAND(); 0; 1)" office:value-type="float" office:value="0.164366623273575" calcext:value-type="float">
            <text:p>0.1643666233</text:p>
          </table:table-cell>
          <table:table-cell table:formula="of:=NORMINV(RAND(); 62; 4)" office:value-type="float" office:value="53.063803620731" calcext:value-type="float">
            <text:p>53.0638036207</text:p>
          </table:table-cell>
          <table:table-cell table:formula="of:=12 + 3 * [.D548] + 5 * [.C548]" office:value-type="float" office:value="172.013243978561" calcext:value-type="float">
            <text:p>172.0132439786</text:p>
          </table:table-cell>
          <table:table-cell/>
        </table:table-row>
        <table:table-row table:style-name="ro1">
          <table:table-cell table:formula="of:=RAND()" office:value-type="float" office:value="0.615749527467415" calcext:value-type="float">
            <text:p>0.6157495275</text:p>
          </table:table-cell>
          <table:table-cell table:formula="of:=NORMINV([.A549];10;3)" office:value-type="float" office:value="10.8830088687519" calcext:value-type="float">
            <text:p>10.8830088688</text:p>
          </table:table-cell>
          <table:table-cell table:formula="of:=COM.MICROSOFT.NORM.INV(RAND(); 0; 1)" office:value-type="float" office:value="0.412658527578895" calcext:value-type="float">
            <text:p>0.4126585276</text:p>
          </table:table-cell>
          <table:table-cell table:formula="of:=NORMINV(RAND(); 62; 4)" office:value-type="float" office:value="66.8901258653067" calcext:value-type="float">
            <text:p>66.8901258653</text:p>
          </table:table-cell>
          <table:table-cell table:formula="of:=12 + 3 * [.D549] + 5 * [.C549]" office:value-type="float" office:value="214.733670233814" calcext:value-type="float">
            <text:p>214.7336702338</text:p>
          </table:table-cell>
          <table:table-cell/>
        </table:table-row>
        <table:table-row table:style-name="ro1">
          <table:table-cell table:formula="of:=RAND()" office:value-type="float" office:value="0.733237753622234" calcext:value-type="float">
            <text:p>0.7332377536</text:p>
          </table:table-cell>
          <table:table-cell table:formula="of:=NORMINV([.A550];10;3)" office:value-type="float" office:value="11.8679046029786" calcext:value-type="float">
            <text:p>11.867904603</text:p>
          </table:table-cell>
          <table:table-cell table:formula="of:=COM.MICROSOFT.NORM.INV(RAND(); 0; 1)" office:value-type="float" office:value="-0.305468754776664" calcext:value-type="float">
            <text:p>-0.3054687548</text:p>
          </table:table-cell>
          <table:table-cell table:formula="of:=NORMINV(RAND(); 62; 4)" office:value-type="float" office:value="55.7272235611986" calcext:value-type="float">
            <text:p>55.7272235612</text:p>
          </table:table-cell>
          <table:table-cell table:formula="of:=12 + 3 * [.D550] + 5 * [.C550]" office:value-type="float" office:value="177.654326909712" calcext:value-type="float">
            <text:p>177.6543269097</text:p>
          </table:table-cell>
          <table:table-cell/>
        </table:table-row>
        <table:table-row table:style-name="ro1">
          <table:table-cell table:formula="of:=RAND()" office:value-type="float" office:value="0.466067442437634" calcext:value-type="float">
            <text:p>0.4660674424</text:p>
          </table:table-cell>
          <table:table-cell table:formula="of:=NORMINV([.A551];10;3)" office:value-type="float" office:value="9.74452262070352" calcext:value-type="float">
            <text:p>9.7445226207</text:p>
          </table:table-cell>
          <table:table-cell table:formula="of:=COM.MICROSOFT.NORM.INV(RAND(); 0; 1)" office:value-type="float" office:value="0.614634005347739" calcext:value-type="float">
            <text:p>0.6146340053</text:p>
          </table:table-cell>
          <table:table-cell table:formula="of:=NORMINV(RAND(); 62; 4)" office:value-type="float" office:value="61.871496437397" calcext:value-type="float">
            <text:p>61.8714964374</text:p>
          </table:table-cell>
          <table:table-cell table:formula="of:=12 + 3 * [.D551] + 5 * [.C551]" office:value-type="float" office:value="200.68765933893" calcext:value-type="float">
            <text:p>200.6876593389</text:p>
          </table:table-cell>
          <table:table-cell/>
        </table:table-row>
        <table:table-row table:style-name="ro1">
          <table:table-cell table:formula="of:=RAND()" office:value-type="float" office:value="0.416183824185282" calcext:value-type="float">
            <text:p>0.4161838242</text:p>
          </table:table-cell>
          <table:table-cell table:formula="of:=NORMINV([.A552];10;3)" office:value-type="float" office:value="9.36500212780285" calcext:value-type="float">
            <text:p>9.3650021278</text:p>
          </table:table-cell>
          <table:table-cell table:formula="of:=COM.MICROSOFT.NORM.INV(RAND(); 0; 1)" office:value-type="float" office:value="-0.297229262155931" calcext:value-type="float">
            <text:p>-0.2972292622</text:p>
          </table:table-cell>
          <table:table-cell table:formula="of:=NORMINV(RAND(); 62; 4)" office:value-type="float" office:value="60.9458520263372" calcext:value-type="float">
            <text:p>60.9458520263</text:p>
          </table:table-cell>
          <table:table-cell table:formula="of:=12 + 3 * [.D552] + 5 * [.C552]" office:value-type="float" office:value="193.351409768232" calcext:value-type="float">
            <text:p>193.3514097682</text:p>
          </table:table-cell>
          <table:table-cell/>
        </table:table-row>
        <table:table-row table:style-name="ro1">
          <table:table-cell table:formula="of:=RAND()" office:value-type="float" office:value="0.469581683166325" calcext:value-type="float">
            <text:p>0.4695816832</text:p>
          </table:table-cell>
          <table:table-cell table:formula="of:=NORMINV([.A553];10;3)" office:value-type="float" office:value="9.77103567017929" calcext:value-type="float">
            <text:p>9.7710356702</text:p>
          </table:table-cell>
          <table:table-cell table:formula="of:=COM.MICROSOFT.NORM.INV(RAND(); 0; 1)" office:value-type="float" office:value="0.93271856507261" calcext:value-type="float">
            <text:p>0.9327185651</text:p>
          </table:table-cell>
          <table:table-cell table:formula="of:=NORMINV(RAND(); 62; 4)" office:value-type="float" office:value="60.0780301130972" calcext:value-type="float">
            <text:p>60.0780301131</text:p>
          </table:table-cell>
          <table:table-cell table:formula="of:=12 + 3 * [.D553] + 5 * [.C553]" office:value-type="float" office:value="196.897683164655" calcext:value-type="float">
            <text:p>196.8976831647</text:p>
          </table:table-cell>
          <table:table-cell/>
        </table:table-row>
        <table:table-row table:style-name="ro1">
          <table:table-cell table:formula="of:=RAND()" office:value-type="float" office:value="0.878794820280746" calcext:value-type="float">
            <text:p>0.8787948203</text:p>
          </table:table-cell>
          <table:table-cell table:formula="of:=NORMINV([.A554];10;3)" office:value-type="float" office:value="13.5069499029472" calcext:value-type="float">
            <text:p>13.5069499029</text:p>
          </table:table-cell>
          <table:table-cell table:formula="of:=COM.MICROSOFT.NORM.INV(RAND(); 0; 1)" office:value-type="float" office:value="0.116919510526546" calcext:value-type="float">
            <text:p>0.1169195105</text:p>
          </table:table-cell>
          <table:table-cell table:formula="of:=NORMINV(RAND(); 62; 4)" office:value-type="float" office:value="66.9233461511321" calcext:value-type="float">
            <text:p>66.9233461511</text:p>
          </table:table-cell>
          <table:table-cell table:formula="of:=12 + 3 * [.D554] + 5 * [.C554]" office:value-type="float" office:value="213.354636006029" calcext:value-type="float">
            <text:p>213.354636006</text:p>
          </table:table-cell>
          <table:table-cell/>
        </table:table-row>
        <table:table-row table:style-name="ro1">
          <table:table-cell table:formula="of:=RAND()" office:value-type="float" office:value="0.140502773225307" calcext:value-type="float">
            <text:p>0.1405027732</text:p>
          </table:table-cell>
          <table:table-cell table:formula="of:=NORMINV([.A555];10;3)" office:value-type="float" office:value="6.76581035668636" calcext:value-type="float">
            <text:p>6.7658103567</text:p>
          </table:table-cell>
          <table:table-cell table:formula="of:=COM.MICROSOFT.NORM.INV(RAND(); 0; 1)" office:value-type="float" office:value="0.867132447611765" calcext:value-type="float">
            <text:p>0.8671324476</text:p>
          </table:table-cell>
          <table:table-cell table:formula="of:=NORMINV(RAND(); 62; 4)" office:value-type="float" office:value="66.5110089075286" calcext:value-type="float">
            <text:p>66.5110089075</text:p>
          </table:table-cell>
          <table:table-cell table:formula="of:=12 + 3 * [.D555] + 5 * [.C555]" office:value-type="float" office:value="215.868688960644" calcext:value-type="float">
            <text:p>215.8686889606</text:p>
          </table:table-cell>
          <table:table-cell/>
        </table:table-row>
        <table:table-row table:style-name="ro1">
          <table:table-cell table:formula="of:=RAND()" office:value-type="float" office:value="0.536118199117482" calcext:value-type="float">
            <text:p>0.5361181991</text:p>
          </table:table-cell>
          <table:table-cell table:formula="of:=NORMINV([.A556];10;3)" office:value-type="float" office:value="10.271976803353" calcext:value-type="float">
            <text:p>10.2719768034</text:p>
          </table:table-cell>
          <table:table-cell table:formula="of:=COM.MICROSOFT.NORM.INV(RAND(); 0; 1)" office:value-type="float" office:value="0.882774436730385" calcext:value-type="float">
            <text:p>0.8827744367</text:p>
          </table:table-cell>
          <table:table-cell table:formula="of:=NORMINV(RAND(); 62; 4)" office:value-type="float" office:value="62.515590890227" calcext:value-type="float">
            <text:p>62.5155908902</text:p>
          </table:table-cell>
          <table:table-cell table:formula="of:=12 + 3 * [.D556] + 5 * [.C556]" office:value-type="float" office:value="203.960644854333" calcext:value-type="float">
            <text:p>203.9606448543</text:p>
          </table:table-cell>
          <table:table-cell/>
        </table:table-row>
        <table:table-row table:style-name="ro1">
          <table:table-cell table:formula="of:=RAND()" office:value-type="float" office:value="0.874874153407291" calcext:value-type="float">
            <text:p>0.8748741534</text:p>
          </table:table-cell>
          <table:table-cell table:formula="of:=NORMINV([.A557];10;3)" office:value-type="float" office:value="13.4492147642114" calcext:value-type="float">
            <text:p>13.4492147642</text:p>
          </table:table-cell>
          <table:table-cell table:formula="of:=COM.MICROSOFT.NORM.INV(RAND(); 0; 1)" office:value-type="float" office:value="0.773213265771641" calcext:value-type="float">
            <text:p>0.7732132658</text:p>
          </table:table-cell>
          <table:table-cell table:formula="of:=NORMINV(RAND(); 62; 4)" office:value-type="float" office:value="60.6229128841352" calcext:value-type="float">
            <text:p>60.6229128841</text:p>
          </table:table-cell>
          <table:table-cell table:formula="of:=12 + 3 * [.D557] + 5 * [.C557]" office:value-type="float" office:value="197.734804981264" calcext:value-type="float">
            <text:p>197.7348049813</text:p>
          </table:table-cell>
          <table:table-cell/>
        </table:table-row>
        <table:table-row table:style-name="ro1">
          <table:table-cell table:formula="of:=RAND()" office:value-type="float" office:value="0.469232236966491" calcext:value-type="float">
            <text:p>0.469232237</text:p>
          </table:table-cell>
          <table:table-cell table:formula="of:=NORMINV([.A558];10;3)" office:value-type="float" office:value="9.76840012175063" calcext:value-type="float">
            <text:p>9.7684001218</text:p>
          </table:table-cell>
          <table:table-cell table:formula="of:=COM.MICROSOFT.NORM.INV(RAND(); 0; 1)" office:value-type="float" office:value="-0.0077570465827476" calcext:value-type="float">
            <text:p>-0.0077570466</text:p>
          </table:table-cell>
          <table:table-cell table:formula="of:=NORMINV(RAND(); 62; 4)" office:value-type="float" office:value="63.4512496499891" calcext:value-type="float">
            <text:p>63.45124965</text:p>
          </table:table-cell>
          <table:table-cell table:formula="of:=12 + 3 * [.D558] + 5 * [.C558]" office:value-type="float" office:value="202.314963717053" calcext:value-type="float">
            <text:p>202.3149637171</text:p>
          </table:table-cell>
          <table:table-cell/>
        </table:table-row>
        <table:table-row table:style-name="ro1">
          <table:table-cell table:formula="of:=RAND()" office:value-type="float" office:value="0.809566113865003" calcext:value-type="float">
            <text:p>0.8095661139</text:p>
          </table:table-cell>
          <table:table-cell table:formula="of:=NORMINV([.A559];10;3)" office:value-type="float" office:value="12.6288955442921" calcext:value-type="float">
            <text:p>12.6288955443</text:p>
          </table:table-cell>
          <table:table-cell table:formula="of:=COM.MICROSOFT.NORM.INV(RAND(); 0; 1)" office:value-type="float" office:value="0.33394901410374" calcext:value-type="float">
            <text:p>0.3339490141</text:p>
          </table:table-cell>
          <table:table-cell table:formula="of:=NORMINV(RAND(); 62; 4)" office:value-type="float" office:value="61.1186142795967" calcext:value-type="float">
            <text:p>61.1186142796</text:p>
          </table:table-cell>
          <table:table-cell table:formula="of:=12 + 3 * [.D559] + 5 * [.C559]" office:value-type="float" office:value="197.025587909309" calcext:value-type="float">
            <text:p>197.0255879093</text:p>
          </table:table-cell>
          <table:table-cell/>
        </table:table-row>
        <table:table-row table:style-name="ro1">
          <table:table-cell table:formula="of:=RAND()" office:value-type="float" office:value="0.827539798337966" calcext:value-type="float">
            <text:p>0.8275397983</text:p>
          </table:table-cell>
          <table:table-cell table:formula="of:=NORMINV([.A560];10;3)" office:value-type="float" office:value="12.8334635760913" calcext:value-type="float">
            <text:p>12.8334635761</text:p>
          </table:table-cell>
          <table:table-cell table:formula="of:=COM.MICROSOFT.NORM.INV(RAND(); 0; 1)" office:value-type="float" office:value="-1.8216844314088" calcext:value-type="float">
            <text:p>-1.8216844314</text:p>
          </table:table-cell>
          <table:table-cell table:formula="of:=NORMINV(RAND(); 62; 4)" office:value-type="float" office:value="61.262450229737" calcext:value-type="float">
            <text:p>61.2624502297</text:p>
          </table:table-cell>
          <table:table-cell table:formula="of:=12 + 3 * [.D560] + 5 * [.C560]" office:value-type="float" office:value="186.678928532167" calcext:value-type="float">
            <text:p>186.6789285322</text:p>
          </table:table-cell>
          <table:table-cell/>
        </table:table-row>
        <table:table-row table:style-name="ro1">
          <table:table-cell table:formula="of:=RAND()" office:value-type="float" office:value="0.526870368281379" calcext:value-type="float">
            <text:p>0.5268703683</text:p>
          </table:table-cell>
          <table:table-cell table:formula="of:=NORMINV([.A561];10;3)" office:value-type="float" office:value="10.2022150956532" calcext:value-type="float">
            <text:p>10.2022150957</text:p>
          </table:table-cell>
          <table:table-cell table:formula="of:=COM.MICROSOFT.NORM.INV(RAND(); 0; 1)" office:value-type="float" office:value="-0.0534576940784079" calcext:value-type="float">
            <text:p>-0.0534576941</text:p>
          </table:table-cell>
          <table:table-cell table:formula="of:=NORMINV(RAND(); 62; 4)" office:value-type="float" office:value="61.3675467604286" calcext:value-type="float">
            <text:p>61.3675467604</text:p>
          </table:table-cell>
          <table:table-cell table:formula="of:=12 + 3 * [.D561] + 5 * [.C561]" office:value-type="float" office:value="195.835351810894" calcext:value-type="float">
            <text:p>195.8353518109</text:p>
          </table:table-cell>
          <table:table-cell/>
        </table:table-row>
        <table:table-row table:style-name="ro1">
          <table:table-cell table:formula="of:=RAND()" office:value-type="float" office:value="0.515846920199692" calcext:value-type="float">
            <text:p>0.5158469202</text:p>
          </table:table-cell>
          <table:table-cell table:formula="of:=NORMINV([.A562];10;3)" office:value-type="float" office:value="10.1191983702604" calcext:value-type="float">
            <text:p>10.1191983703</text:p>
          </table:table-cell>
          <table:table-cell table:formula="of:=COM.MICROSOFT.NORM.INV(RAND(); 0; 1)" office:value-type="float" office:value="-0.90697120143063" calcext:value-type="float">
            <text:p>-0.9069712014</text:p>
          </table:table-cell>
          <table:table-cell table:formula="of:=NORMINV(RAND(); 62; 4)" office:value-type="float" office:value="60.0086363961741" calcext:value-type="float">
            <text:p>60.0086363962</text:p>
          </table:table-cell>
          <table:table-cell table:formula="of:=12 + 3 * [.D562] + 5 * [.C562]" office:value-type="float" office:value="187.491053181369" calcext:value-type="float">
            <text:p>187.4910531814</text:p>
          </table:table-cell>
          <table:table-cell/>
        </table:table-row>
        <table:table-row table:style-name="ro1">
          <table:table-cell table:formula="of:=RAND()" office:value-type="float" office:value="0.812565836124122" calcext:value-type="float">
            <text:p>0.8125658361</text:p>
          </table:table-cell>
          <table:table-cell table:formula="of:=NORMINV([.A563];10;3)" office:value-type="float" office:value="12.6621735548601" calcext:value-type="float">
            <text:p>12.6621735549</text:p>
          </table:table-cell>
          <table:table-cell table:formula="of:=COM.MICROSOFT.NORM.INV(RAND(); 0; 1)" office:value-type="float" office:value="1.78169699283853" calcext:value-type="float">
            <text:p>1.7816969928</text:p>
          </table:table-cell>
          <table:table-cell table:formula="of:=NORMINV(RAND(); 62; 4)" office:value-type="float" office:value="56.8710395782403" calcext:value-type="float">
            <text:p>56.8710395782</text:p>
          </table:table-cell>
          <table:table-cell table:formula="of:=12 + 3 * [.D563] + 5 * [.C563]" office:value-type="float" office:value="191.521603698913" calcext:value-type="float">
            <text:p>191.5216036989</text:p>
          </table:table-cell>
          <table:table-cell/>
        </table:table-row>
        <table:table-row table:style-name="ro1">
          <table:table-cell table:formula="of:=RAND()" office:value-type="float" office:value="0.761658777482808" calcext:value-type="float">
            <text:p>0.7616587775</text:p>
          </table:table-cell>
          <table:table-cell table:formula="of:=NORMINV([.A564];10;3)" office:value-type="float" office:value="12.13494560106" calcext:value-type="float">
            <text:p>12.1349456011</text:p>
          </table:table-cell>
          <table:table-cell table:formula="of:=COM.MICROSOFT.NORM.INV(RAND(); 0; 1)" office:value-type="float" office:value="0.151945203845405" calcext:value-type="float">
            <text:p>0.1519452038</text:p>
          </table:table-cell>
          <table:table-cell table:formula="of:=NORMINV(RAND(); 62; 4)" office:value-type="float" office:value="63.0056553162352" calcext:value-type="float">
            <text:p>63.0056553162</text:p>
          </table:table-cell>
          <table:table-cell table:formula="of:=12 + 3 * [.D564] + 5 * [.C564]" office:value-type="float" office:value="201.776691967932" calcext:value-type="float">
            <text:p>201.7766919679</text:p>
          </table:table-cell>
          <table:table-cell/>
        </table:table-row>
        <table:table-row table:style-name="ro1">
          <table:table-cell table:formula="of:=RAND()" office:value-type="float" office:value="0.707371692173183" calcext:value-type="float">
            <text:p>0.7073716922</text:p>
          </table:table-cell>
          <table:table-cell table:formula="of:=NORMINV([.A565];10;3)" office:value-type="float" office:value="11.6371678818781" calcext:value-type="float">
            <text:p>11.6371678819</text:p>
          </table:table-cell>
          <table:table-cell table:formula="of:=COM.MICROSOFT.NORM.INV(RAND(); 0; 1)" office:value-type="float" office:value="-1.29794471524941" calcext:value-type="float">
            <text:p>-1.2979447152</text:p>
          </table:table-cell>
          <table:table-cell table:formula="of:=NORMINV(RAND(); 62; 4)" office:value-type="float" office:value="56.7201037599034" calcext:value-type="float">
            <text:p>56.7201037599</text:p>
          </table:table-cell>
          <table:table-cell table:formula="of:=12 + 3 * [.D565] + 5 * [.C565]" office:value-type="float" office:value="175.670587703463" calcext:value-type="float">
            <text:p>175.6705877035</text:p>
          </table:table-cell>
          <table:table-cell/>
        </table:table-row>
        <table:table-row table:style-name="ro1">
          <table:table-cell table:formula="of:=RAND()" office:value-type="float" office:value="0.334898548899218" calcext:value-type="float">
            <text:p>0.3348985489</text:p>
          </table:table-cell>
          <table:table-cell table:formula="of:=NORMINV([.A566];10;3)" office:value-type="float" office:value="8.72072051173037" calcext:value-type="float">
            <text:p>8.7207205117</text:p>
          </table:table-cell>
          <table:table-cell table:formula="of:=COM.MICROSOFT.NORM.INV(RAND(); 0; 1)" office:value-type="float" office:value="-0.431173448355755" calcext:value-type="float">
            <text:p>-0.4311734484</text:p>
          </table:table-cell>
          <table:table-cell table:formula="of:=NORMINV(RAND(); 62; 4)" office:value-type="float" office:value="67.1472822323058" calcext:value-type="float">
            <text:p>67.1472822323</text:p>
          </table:table-cell>
          <table:table-cell table:formula="of:=12 + 3 * [.D566] + 5 * [.C566]" office:value-type="float" office:value="211.285979455139" calcext:value-type="float">
            <text:p>211.2859794551</text:p>
          </table:table-cell>
          <table:table-cell/>
        </table:table-row>
        <table:table-row table:style-name="ro1">
          <table:table-cell table:formula="of:=RAND()" office:value-type="float" office:value="0.31839988194406" calcext:value-type="float">
            <text:p>0.3183998819</text:p>
          </table:table-cell>
          <table:table-cell table:formula="of:=NORMINV([.A567];10;3)" office:value-type="float" office:value="8.58346609431023" calcext:value-type="float">
            <text:p>8.5834660943</text:p>
          </table:table-cell>
          <table:table-cell table:formula="of:=COM.MICROSOFT.NORM.INV(RAND(); 0; 1)" office:value-type="float" office:value="-0.604888588686327" calcext:value-type="float">
            <text:p>-0.6048885887</text:p>
          </table:table-cell>
          <table:table-cell table:formula="of:=NORMINV(RAND(); 62; 4)" office:value-type="float" office:value="62.5712901717723" calcext:value-type="float">
            <text:p>62.5712901718</text:p>
          </table:table-cell>
          <table:table-cell table:formula="of:=12 + 3 * [.D567] + 5 * [.C567]" office:value-type="float" office:value="196.689427571885" calcext:value-type="float">
            <text:p>196.6894275719</text:p>
          </table:table-cell>
          <table:table-cell/>
        </table:table-row>
        <table:table-row table:style-name="ro1">
          <table:table-cell table:formula="of:=RAND()" office:value-type="float" office:value="0.208281134953722" calcext:value-type="float">
            <text:p>0.208281135</text:p>
          </table:table-cell>
          <table:table-cell table:formula="of:=NORMINV([.A568];10;3)" office:value-type="float" office:value="7.56280064677456" calcext:value-type="float">
            <text:p>7.5628006468</text:p>
          </table:table-cell>
          <table:table-cell table:formula="of:=COM.MICROSOFT.NORM.INV(RAND(); 0; 1)" office:value-type="float" office:value="-0.941281521783547" calcext:value-type="float">
            <text:p>-0.9412815218</text:p>
          </table:table-cell>
          <table:table-cell table:formula="of:=NORMINV(RAND(); 62; 4)" office:value-type="float" office:value="59.8889981676125" calcext:value-type="float">
            <text:p>59.8889981676</text:p>
          </table:table-cell>
          <table:table-cell table:formula="of:=12 + 3 * [.D568] + 5 * [.C568]" office:value-type="float" office:value="186.96058689392" calcext:value-type="float">
            <text:p>186.9605868939</text:p>
          </table:table-cell>
          <table:table-cell/>
        </table:table-row>
        <table:table-row table:style-name="ro1">
          <table:table-cell table:formula="of:=RAND()" office:value-type="float" office:value="0.833046100335196" calcext:value-type="float">
            <text:p>0.8330461003</text:p>
          </table:table-cell>
          <table:table-cell table:formula="of:=NORMINV([.A569];10;3)" office:value-type="float" office:value="12.8988177616591" calcext:value-type="float">
            <text:p>12.8988177617</text:p>
          </table:table-cell>
          <table:table-cell table:formula="of:=COM.MICROSOFT.NORM.INV(RAND(); 0; 1)" office:value-type="float" office:value="-0.777196353257887" calcext:value-type="float">
            <text:p>-0.7771963533</text:p>
          </table:table-cell>
          <table:table-cell table:formula="of:=NORMINV(RAND(); 62; 4)" office:value-type="float" office:value="60.8135385930697" calcext:value-type="float">
            <text:p>60.8135385931</text:p>
          </table:table-cell>
          <table:table-cell table:formula="of:=12 + 3 * [.D569] + 5 * [.C569]" office:value-type="float" office:value="190.55463401292" calcext:value-type="float">
            <text:p>190.5546340129</text:p>
          </table:table-cell>
          <table:table-cell/>
        </table:table-row>
        <table:table-row table:style-name="ro1">
          <table:table-cell table:formula="of:=RAND()" office:value-type="float" office:value="0.222503944998607" calcext:value-type="float">
            <text:p>0.222503945</text:p>
          </table:table-cell>
          <table:table-cell table:formula="of:=NORMINV([.A570];10;3)" office:value-type="float" office:value="7.70870798119794" calcext:value-type="float">
            <text:p>7.7087079812</text:p>
          </table:table-cell>
          <table:table-cell table:formula="of:=COM.MICROSOFT.NORM.INV(RAND(); 0; 1)" office:value-type="float" office:value="-0.0196705200029497" calcext:value-type="float">
            <text:p>-0.01967052</text:p>
          </table:table-cell>
          <table:table-cell table:formula="of:=NORMINV(RAND(); 62; 4)" office:value-type="float" office:value="61.2833003965939" calcext:value-type="float">
            <text:p>61.2833003966</text:p>
          </table:table-cell>
          <table:table-cell table:formula="of:=12 + 3 * [.D570] + 5 * [.C570]" office:value-type="float" office:value="195.751548589767" calcext:value-type="float">
            <text:p>195.7515485898</text:p>
          </table:table-cell>
          <table:table-cell/>
        </table:table-row>
        <table:table-row table:style-name="ro1">
          <table:table-cell table:formula="of:=RAND()" office:value-type="float" office:value="0.209549663122743" calcext:value-type="float">
            <text:p>0.2095496631</text:p>
          </table:table-cell>
          <table:table-cell table:formula="of:=NORMINV([.A571];10;3)" office:value-type="float" office:value="7.57604556815306" calcext:value-type="float">
            <text:p>7.5760455682</text:p>
          </table:table-cell>
          <table:table-cell table:formula="of:=COM.MICROSOFT.NORM.INV(RAND(); 0; 1)" office:value-type="float" office:value="0.496911620588911" calcext:value-type="float">
            <text:p>0.4969116206</text:p>
          </table:table-cell>
          <table:table-cell table:formula="of:=NORMINV(RAND(); 62; 4)" office:value-type="float" office:value="57.9932996820415" calcext:value-type="float">
            <text:p>57.993299682</text:p>
          </table:table-cell>
          <table:table-cell table:formula="of:=12 + 3 * [.D571] + 5 * [.C571]" office:value-type="float" office:value="188.464457149069" calcext:value-type="float">
            <text:p>188.4644571491</text:p>
          </table:table-cell>
          <table:table-cell/>
        </table:table-row>
        <table:table-row table:style-name="ro1">
          <table:table-cell table:formula="of:=RAND()" office:value-type="float" office:value="0.686892754398286" calcext:value-type="float">
            <text:p>0.6868927544</text:p>
          </table:table-cell>
          <table:table-cell table:formula="of:=NORMINV([.A572];10;3)" office:value-type="float" office:value="11.4611855907548" calcext:value-type="float">
            <text:p>11.4611855908</text:p>
          </table:table-cell>
          <table:table-cell table:formula="of:=COM.MICROSOFT.NORM.INV(RAND(); 0; 1)" office:value-type="float" office:value="0.332140400152417" calcext:value-type="float">
            <text:p>0.3321404002</text:p>
          </table:table-cell>
          <table:table-cell table:formula="of:=NORMINV(RAND(); 62; 4)" office:value-type="float" office:value="57.9120794597353" calcext:value-type="float">
            <text:p>57.9120794597</text:p>
          </table:table-cell>
          <table:table-cell table:formula="of:=12 + 3 * [.D572] + 5 * [.C572]" office:value-type="float" office:value="187.396940379968" calcext:value-type="float">
            <text:p>187.39694038</text:p>
          </table:table-cell>
          <table:table-cell/>
        </table:table-row>
        <table:table-row table:style-name="ro1">
          <table:table-cell table:formula="of:=RAND()" office:value-type="float" office:value="0.845518744084984" calcext:value-type="float">
            <text:p>0.8455187441</text:p>
          </table:table-cell>
          <table:table-cell table:formula="of:=NORMINV([.A573];10;3)" office:value-type="float" office:value="13.0522042281538" calcext:value-type="float">
            <text:p>13.0522042282</text:p>
          </table:table-cell>
          <table:table-cell table:formula="of:=COM.MICROSOFT.NORM.INV(RAND(); 0; 1)" office:value-type="float" office:value="-0.757392694750545" calcext:value-type="float">
            <text:p>-0.7573926948</text:p>
          </table:table-cell>
          <table:table-cell table:formula="of:=NORMINV(RAND(); 62; 4)" office:value-type="float" office:value="58.7329780724433" calcext:value-type="float">
            <text:p>58.7329780724</text:p>
          </table:table-cell>
          <table:table-cell table:formula="of:=12 + 3 * [.D573] + 5 * [.C573]" office:value-type="float" office:value="184.411970743577" calcext:value-type="float">
            <text:p>184.4119707436</text:p>
          </table:table-cell>
          <table:table-cell/>
        </table:table-row>
        <table:table-row table:style-name="ro1">
          <table:table-cell table:formula="of:=RAND()" office:value-type="float" office:value="0.256766774924472" calcext:value-type="float">
            <text:p>0.2567667749</text:p>
          </table:table-cell>
          <table:table-cell table:formula="of:=NORMINV([.A574];10;3)" office:value-type="float" office:value="8.0399634270937" calcext:value-type="float">
            <text:p>8.0399634271</text:p>
          </table:table-cell>
          <table:table-cell table:formula="of:=COM.MICROSOFT.NORM.INV(RAND(); 0; 1)" office:value-type="float" office:value="-0.842315183131823" calcext:value-type="float">
            <text:p>-0.8423151831</text:p>
          </table:table-cell>
          <table:table-cell table:formula="of:=NORMINV(RAND(); 62; 4)" office:value-type="float" office:value="62.4422144388072" calcext:value-type="float">
            <text:p>62.4422144388</text:p>
          </table:table-cell>
          <table:table-cell table:formula="of:=12 + 3 * [.D574] + 5 * [.C574]" office:value-type="float" office:value="195.115067400762" calcext:value-type="float">
            <text:p>195.1150674008</text:p>
          </table:table-cell>
          <table:table-cell/>
        </table:table-row>
        <table:table-row table:style-name="ro1">
          <table:table-cell table:formula="of:=RAND()" office:value-type="float" office:value="0.457780917873606" calcext:value-type="float">
            <text:p>0.4577809179</text:p>
          </table:table-cell>
          <table:table-cell table:formula="of:=NORMINV([.A575];10;3)" office:value-type="float" office:value="9.68192242466512" calcext:value-type="float">
            <text:p>9.6819224247</text:p>
          </table:table-cell>
          <table:table-cell table:formula="of:=COM.MICROSOFT.NORM.INV(RAND(); 0; 1)" office:value-type="float" office:value="-0.518299019214424" calcext:value-type="float">
            <text:p>-0.5182990192</text:p>
          </table:table-cell>
          <table:table-cell table:formula="of:=NORMINV(RAND(); 62; 4)" office:value-type="float" office:value="63.5044126333473" calcext:value-type="float">
            <text:p>63.5044126333</text:p>
          </table:table-cell>
          <table:table-cell table:formula="of:=12 + 3 * [.D575] + 5 * [.C575]" office:value-type="float" office:value="199.92174280397" calcext:value-type="float">
            <text:p>199.921742804</text:p>
          </table:table-cell>
          <table:table-cell/>
        </table:table-row>
        <table:table-row table:style-name="ro1">
          <table:table-cell table:formula="of:=RAND()" office:value-type="float" office:value="0.166812573093921" calcext:value-type="float">
            <text:p>0.1668125731</text:p>
          </table:table-cell>
          <table:table-cell table:formula="of:=NORMINV([.A576];10;3)" office:value-type="float" office:value="7.09948672879607" calcext:value-type="float">
            <text:p>7.0994867288</text:p>
          </table:table-cell>
          <table:table-cell table:formula="of:=COM.MICROSOFT.NORM.INV(RAND(); 0; 1)" office:value-type="float" office:value="0.443253042452049" calcext:value-type="float">
            <text:p>0.4432530425</text:p>
          </table:table-cell>
          <table:table-cell table:formula="of:=NORMINV(RAND(); 62; 4)" office:value-type="float" office:value="59.7804168603852" calcext:value-type="float">
            <text:p>59.7804168604</text:p>
          </table:table-cell>
          <table:table-cell table:formula="of:=12 + 3 * [.D576] + 5 * [.C576]" office:value-type="float" office:value="193.557515793416" calcext:value-type="float">
            <text:p>193.5575157934</text:p>
          </table:table-cell>
          <table:table-cell/>
        </table:table-row>
        <table:table-row table:style-name="ro1">
          <table:table-cell table:formula="of:=RAND()" office:value-type="float" office:value="0.508407046087086" calcext:value-type="float">
            <text:p>0.5084070461</text:p>
          </table:table-cell>
          <table:table-cell table:formula="of:=NORMINV([.A577];10;3)" office:value-type="float" office:value="10.0632246981951" calcext:value-type="float">
            <text:p>10.0632246982</text:p>
          </table:table-cell>
          <table:table-cell table:formula="of:=COM.MICROSOFT.NORM.INV(RAND(); 0; 1)" office:value-type="float" office:value="0.615833667032049" calcext:value-type="float">
            <text:p>0.615833667</text:p>
          </table:table-cell>
          <table:table-cell table:formula="of:=NORMINV(RAND(); 62; 4)" office:value-type="float" office:value="56.3291607014881" calcext:value-type="float">
            <text:p>56.3291607015</text:p>
          </table:table-cell>
          <table:table-cell table:formula="of:=12 + 3 * [.D577] + 5 * [.C577]" office:value-type="float" office:value="184.066650439624" calcext:value-type="float">
            <text:p>184.0666504396</text:p>
          </table:table-cell>
          <table:table-cell/>
        </table:table-row>
        <table:table-row table:style-name="ro1">
          <table:table-cell table:formula="of:=RAND()" office:value-type="float" office:value="0.753717838320881" calcext:value-type="float">
            <text:p>0.7537178383</text:p>
          </table:table-cell>
          <table:table-cell table:formula="of:=NORMINV([.A578];10;3)" office:value-type="float" office:value="12.0587078875163" calcext:value-type="float">
            <text:p>12.0587078875</text:p>
          </table:table-cell>
          <table:table-cell table:formula="of:=COM.MICROSOFT.NORM.INV(RAND(); 0; 1)" office:value-type="float" office:value="0.654472129264628" calcext:value-type="float">
            <text:p>0.6544721293</text:p>
          </table:table-cell>
          <table:table-cell table:formula="of:=NORMINV(RAND(); 62; 4)" office:value-type="float" office:value="66.0598951929354" calcext:value-type="float">
            <text:p>66.0598951929</text:p>
          </table:table-cell>
          <table:table-cell table:formula="of:=12 + 3 * [.D578] + 5 * [.C578]" office:value-type="float" office:value="213.452046225129" calcext:value-type="float">
            <text:p>213.4520462251</text:p>
          </table:table-cell>
          <table:table-cell/>
        </table:table-row>
        <table:table-row table:style-name="ro1">
          <table:table-cell table:formula="of:=RAND()" office:value-type="float" office:value="0.270437143277377" calcext:value-type="float">
            <text:p>0.2704371433</text:p>
          </table:table-cell>
          <table:table-cell table:formula="of:=NORMINV([.A579];10;3)" office:value-type="float" office:value="8.16552569353385" calcext:value-type="float">
            <text:p>8.1655256935</text:p>
          </table:table-cell>
          <table:table-cell table:formula="of:=COM.MICROSOFT.NORM.INV(RAND(); 0; 1)" office:value-type="float" office:value="1.21713224669063" calcext:value-type="float">
            <text:p>1.2171322467</text:p>
          </table:table-cell>
          <table:table-cell table:formula="of:=NORMINV(RAND(); 62; 4)" office:value-type="float" office:value="55.335768117033" calcext:value-type="float">
            <text:p>55.335768117</text:p>
          </table:table-cell>
          <table:table-cell table:formula="of:=12 + 3 * [.D579] + 5 * [.C579]" office:value-type="float" office:value="184.092965584552" calcext:value-type="float">
            <text:p>184.0929655846</text:p>
          </table:table-cell>
          <table:table-cell/>
        </table:table-row>
        <table:table-row table:style-name="ro1">
          <table:table-cell table:formula="of:=RAND()" office:value-type="float" office:value="0.294432769296691" calcext:value-type="float">
            <text:p>0.2944327693</text:p>
          </table:table-cell>
          <table:table-cell table:formula="of:=NORMINV([.A580];10;3)" office:value-type="float" office:value="8.37855777448135" calcext:value-type="float">
            <text:p>8.3785577745</text:p>
          </table:table-cell>
          <table:table-cell table:formula="of:=COM.MICROSOFT.NORM.INV(RAND(); 0; 1)" office:value-type="float" office:value="0.392442874271169" calcext:value-type="float">
            <text:p>0.3924428743</text:p>
          </table:table-cell>
          <table:table-cell table:formula="of:=NORMINV(RAND(); 62; 4)" office:value-type="float" office:value="66.0198074157873" calcext:value-type="float">
            <text:p>66.0198074158</text:p>
          </table:table-cell>
          <table:table-cell table:formula="of:=12 + 3 * [.D580] + 5 * [.C580]" office:value-type="float" office:value="212.021636618718" calcext:value-type="float">
            <text:p>212.0216366187</text:p>
          </table:table-cell>
          <table:table-cell/>
        </table:table-row>
        <table:table-row table:style-name="ro1">
          <table:table-cell table:formula="of:=RAND()" office:value-type="float" office:value="0.751843645237386" calcext:value-type="float">
            <text:p>0.7518436452</text:p>
          </table:table-cell>
          <table:table-cell table:formula="of:=NORMINV([.A581];10;3)" office:value-type="float" office:value="12.0409086012024" calcext:value-type="float">
            <text:p>12.0409086012</text:p>
          </table:table-cell>
          <table:table-cell table:formula="of:=COM.MICROSOFT.NORM.INV(RAND(); 0; 1)" office:value-type="float" office:value="0.670520056721866" calcext:value-type="float">
            <text:p>0.6705200567</text:p>
          </table:table-cell>
          <table:table-cell table:formula="of:=NORMINV(RAND(); 62; 4)" office:value-type="float" office:value="64.2741486827933" calcext:value-type="float">
            <text:p>64.2741486828</text:p>
          </table:table-cell>
          <table:table-cell table:formula="of:=12 + 3 * [.D581] + 5 * [.C581]" office:value-type="float" office:value="208.175046331989" calcext:value-type="float">
            <text:p>208.175046332</text:p>
          </table:table-cell>
          <table:table-cell/>
        </table:table-row>
        <table:table-row table:style-name="ro1">
          <table:table-cell table:formula="of:=RAND()" office:value-type="float" office:value="0.961156339617446" calcext:value-type="float">
            <text:p>0.9611563396</text:p>
          </table:table-cell>
          <table:table-cell table:formula="of:=NORMINV([.A582];10;3)" office:value-type="float" office:value="15.2927959439008" calcext:value-type="float">
            <text:p>15.2927959439</text:p>
          </table:table-cell>
          <table:table-cell table:formula="of:=COM.MICROSOFT.NORM.INV(RAND(); 0; 1)" office:value-type="float" office:value="0.151285862470112" calcext:value-type="float">
            <text:p>0.1512858625</text:p>
          </table:table-cell>
          <table:table-cell table:formula="of:=NORMINV(RAND(); 62; 4)" office:value-type="float" office:value="62.2811100702346" calcext:value-type="float">
            <text:p>62.2811100702</text:p>
          </table:table-cell>
          <table:table-cell table:formula="of:=12 + 3 * [.D582] + 5 * [.C582]" office:value-type="float" office:value="199.599759523054" calcext:value-type="float">
            <text:p>199.5997595231</text:p>
          </table:table-cell>
          <table:table-cell/>
        </table:table-row>
        <table:table-row table:style-name="ro1">
          <table:table-cell table:formula="of:=RAND()" office:value-type="float" office:value="0.506557465996593" calcext:value-type="float">
            <text:p>0.506557466</text:p>
          </table:table-cell>
          <table:table-cell table:formula="of:=NORMINV([.A583];10;3)" office:value-type="float" office:value="10.0493136097265" calcext:value-type="float">
            <text:p>10.0493136097</text:p>
          </table:table-cell>
          <table:table-cell table:formula="of:=COM.MICROSOFT.NORM.INV(RAND(); 0; 1)" office:value-type="float" office:value="0.297093610717493" calcext:value-type="float">
            <text:p>0.2970936107</text:p>
          </table:table-cell>
          <table:table-cell table:formula="of:=NORMINV(RAND(); 62; 4)" office:value-type="float" office:value="65.8332485992846" calcext:value-type="float">
            <text:p>65.8332485993</text:p>
          </table:table-cell>
          <table:table-cell table:formula="of:=12 + 3 * [.D583] + 5 * [.C583]" office:value-type="float" office:value="210.985213851441" calcext:value-type="float">
            <text:p>210.9852138514</text:p>
          </table:table-cell>
          <table:table-cell/>
        </table:table-row>
        <table:table-row table:style-name="ro1">
          <table:table-cell table:formula="of:=RAND()" office:value-type="float" office:value="0.0905996651854366" calcext:value-type="float">
            <text:p>0.0905996652</text:p>
          </table:table-cell>
          <table:table-cell table:formula="of:=NORMINV([.A584];10;3)" office:value-type="float" office:value="5.98878578789087" calcext:value-type="float">
            <text:p>5.9887857879</text:p>
          </table:table-cell>
          <table:table-cell table:formula="of:=COM.MICROSOFT.NORM.INV(RAND(); 0; 1)" office:value-type="float" office:value="-1.80089911713389" calcext:value-type="float">
            <text:p>-1.8008991171</text:p>
          </table:table-cell>
          <table:table-cell table:formula="of:=NORMINV(RAND(); 62; 4)" office:value-type="float" office:value="66.040027130763" calcext:value-type="float">
            <text:p>66.0400271308</text:p>
          </table:table-cell>
          <table:table-cell table:formula="of:=12 + 3 * [.D584] + 5 * [.C584]" office:value-type="float" office:value="201.115585806619" calcext:value-type="float">
            <text:p>201.1155858066</text:p>
          </table:table-cell>
          <table:table-cell/>
        </table:table-row>
        <table:table-row table:style-name="ro1">
          <table:table-cell table:formula="of:=RAND()" office:value-type="float" office:value="0.944743019295856" calcext:value-type="float">
            <text:p>0.9447430193</text:p>
          </table:table-cell>
          <table:table-cell table:formula="of:=NORMINV([.A585];10;3)" office:value-type="float" office:value="14.7876618472334" calcext:value-type="float">
            <text:p>14.7876618472</text:p>
          </table:table-cell>
          <table:table-cell table:formula="of:=COM.MICROSOFT.NORM.INV(RAND(); 0; 1)" office:value-type="float" office:value="-0.108974724508181" calcext:value-type="float">
            <text:p>-0.1089747245</text:p>
          </table:table-cell>
          <table:table-cell table:formula="of:=NORMINV(RAND(); 62; 4)" office:value-type="float" office:value="66.2352527419528" calcext:value-type="float">
            <text:p>66.235252742</text:p>
          </table:table-cell>
          <table:table-cell table:formula="of:=12 + 3 * [.D585] + 5 * [.C585]" office:value-type="float" office:value="210.160884603317" calcext:value-type="float">
            <text:p>210.1608846033</text:p>
          </table:table-cell>
          <table:table-cell/>
        </table:table-row>
        <table:table-row table:style-name="ro1">
          <table:table-cell table:formula="of:=RAND()" office:value-type="float" office:value="0.768528387416154" calcext:value-type="float">
            <text:p>0.7685283874</text:p>
          </table:table-cell>
          <table:table-cell table:formula="of:=NORMINV([.A586];10;3)" office:value-type="float" office:value="12.2020271364712" calcext:value-type="float">
            <text:p>12.2020271365</text:p>
          </table:table-cell>
          <table:table-cell table:formula="of:=COM.MICROSOFT.NORM.INV(RAND(); 0; 1)" office:value-type="float" office:value="0.247927593983907" calcext:value-type="float">
            <text:p>0.247927594</text:p>
          </table:table-cell>
          <table:table-cell table:formula="of:=NORMINV(RAND(); 62; 4)" office:value-type="float" office:value="60.1266362630823" calcext:value-type="float">
            <text:p>60.1266362631</text:p>
          </table:table-cell>
          <table:table-cell table:formula="of:=12 + 3 * [.D586] + 5 * [.C586]" office:value-type="float" office:value="193.619546759166" calcext:value-type="float">
            <text:p>193.6195467592</text:p>
          </table:table-cell>
          <table:table-cell/>
        </table:table-row>
        <table:table-row table:style-name="ro1">
          <table:table-cell table:formula="of:=RAND()" office:value-type="float" office:value="0.102015467826277" calcext:value-type="float">
            <text:p>0.1020154678</text:p>
          </table:table-cell>
          <table:table-cell table:formula="of:=NORMINV([.A587];10;3)" office:value-type="float" office:value="6.18954773879807" calcext:value-type="float">
            <text:p>6.1895477388</text:p>
          </table:table-cell>
          <table:table-cell table:formula="of:=COM.MICROSOFT.NORM.INV(RAND(); 0; 1)" office:value-type="float" office:value="-0.204188774865532" calcext:value-type="float">
            <text:p>-0.2041887749</text:p>
          </table:table-cell>
          <table:table-cell table:formula="of:=NORMINV(RAND(); 62; 4)" office:value-type="float" office:value="66.382090418023" calcext:value-type="float">
            <text:p>66.382090418</text:p>
          </table:table-cell>
          <table:table-cell table:formula="of:=12 + 3 * [.D587] + 5 * [.C587]" office:value-type="float" office:value="210.125327379741" calcext:value-type="float">
            <text:p>210.1253273797</text:p>
          </table:table-cell>
          <table:table-cell/>
        </table:table-row>
        <table:table-row table:style-name="ro1">
          <table:table-cell table:formula="of:=RAND()" office:value-type="float" office:value="0.489917755592614" calcext:value-type="float">
            <text:p>0.4899177556</text:p>
          </table:table-cell>
          <table:table-cell table:formula="of:=NORMINV([.A588];10;3)" office:value-type="float" office:value="9.92417461078053" calcext:value-type="float">
            <text:p>9.9241746108</text:p>
          </table:table-cell>
          <table:table-cell table:formula="of:=COM.MICROSOFT.NORM.INV(RAND(); 0; 1)" office:value-type="float" office:value="-0.468082049333813" calcext:value-type="float">
            <text:p>-0.4680820493</text:p>
          </table:table-cell>
          <table:table-cell table:formula="of:=NORMINV(RAND(); 62; 4)" office:value-type="float" office:value="54.8726387951296" calcext:value-type="float">
            <text:p>54.8726387951</text:p>
          </table:table-cell>
          <table:table-cell table:formula="of:=12 + 3 * [.D588] + 5 * [.C588]" office:value-type="float" office:value="174.27750613872" calcext:value-type="float">
            <text:p>174.2775061387</text:p>
          </table:table-cell>
          <table:table-cell/>
        </table:table-row>
        <table:table-row table:style-name="ro1">
          <table:table-cell table:formula="of:=RAND()" office:value-type="float" office:value="0.255086608231068" calcext:value-type="float">
            <text:p>0.2550866082</text:p>
          </table:table-cell>
          <table:table-cell table:formula="of:=NORMINV([.A589];10;3)" office:value-type="float" office:value="8.02429599580612" calcext:value-type="float">
            <text:p>8.0242959958</text:p>
          </table:table-cell>
          <table:table-cell table:formula="of:=COM.MICROSOFT.NORM.INV(RAND(); 0; 1)" office:value-type="float" office:value="0.519331210658514" calcext:value-type="float">
            <text:p>0.5193312107</text:p>
          </table:table-cell>
          <table:table-cell table:formula="of:=NORMINV(RAND(); 62; 4)" office:value-type="float" office:value="60.5573763372903" calcext:value-type="float">
            <text:p>60.5573763373</text:p>
          </table:table-cell>
          <table:table-cell table:formula="of:=12 + 3 * [.D589] + 5 * [.C589]" office:value-type="float" office:value="196.268785065164" calcext:value-type="float">
            <text:p>196.2687850652</text:p>
          </table:table-cell>
          <table:table-cell/>
        </table:table-row>
        <table:table-row table:style-name="ro1">
          <table:table-cell table:formula="of:=RAND()" office:value-type="float" office:value="0.00784527463838458" calcext:value-type="float">
            <text:p>0.0078452746</text:p>
          </table:table-cell>
          <table:table-cell table:formula="of:=NORMINV([.A590];10;3)" office:value-type="float" office:value="2.75189473787294" calcext:value-type="float">
            <text:p>2.7518947379</text:p>
          </table:table-cell>
          <table:table-cell table:formula="of:=COM.MICROSOFT.NORM.INV(RAND(); 0; 1)" office:value-type="float" office:value="0.814230010070265" calcext:value-type="float">
            <text:p>0.8142300101</text:p>
          </table:table-cell>
          <table:table-cell table:formula="of:=NORMINV(RAND(); 62; 4)" office:value-type="float" office:value="54.9162139187966" calcext:value-type="float">
            <text:p>54.9162139188</text:p>
          </table:table-cell>
          <table:table-cell table:formula="of:=12 + 3 * [.D590] + 5 * [.C590]" office:value-type="float" office:value="180.819791806741" calcext:value-type="float">
            <text:p>180.8197918067</text:p>
          </table:table-cell>
          <table:table-cell/>
        </table:table-row>
        <table:table-row table:style-name="ro1">
          <table:table-cell table:formula="of:=RAND()" office:value-type="float" office:value="0.74507895228453" calcext:value-type="float">
            <text:p>0.7450789523</text:p>
          </table:table-cell>
          <table:table-cell table:formula="of:=NORMINV([.A591];10;3)" office:value-type="float" office:value="11.9772507574235" calcext:value-type="float">
            <text:p>11.9772507574</text:p>
          </table:table-cell>
          <table:table-cell table:formula="of:=COM.MICROSOFT.NORM.INV(RAND(); 0; 1)" office:value-type="float" office:value="-0.113424514613511" calcext:value-type="float">
            <text:p>-0.1134245146</text:p>
          </table:table-cell>
          <table:table-cell table:formula="of:=NORMINV(RAND(); 62; 4)" office:value-type="float" office:value="56.6799988086964" calcext:value-type="float">
            <text:p>56.6799988087</text:p>
          </table:table-cell>
          <table:table-cell table:formula="of:=12 + 3 * [.D591] + 5 * [.C591]" office:value-type="float" office:value="181.472873853022" calcext:value-type="float">
            <text:p>181.472873853</text:p>
          </table:table-cell>
          <table:table-cell/>
        </table:table-row>
        <table:table-row table:style-name="ro1">
          <table:table-cell table:formula="of:=RAND()" office:value-type="float" office:value="0.752887334208936" calcext:value-type="float">
            <text:p>0.7528873342</text:p>
          </table:table-cell>
          <table:table-cell table:formula="of:=NORMINV([.A592];10;3)" office:value-type="float" office:value="12.0508116512268" calcext:value-type="float">
            <text:p>12.0508116512</text:p>
          </table:table-cell>
          <table:table-cell table:formula="of:=COM.MICROSOFT.NORM.INV(RAND(); 0; 1)" office:value-type="float" office:value="-1.0981803759545" calcext:value-type="float">
            <text:p>-1.098180376</text:p>
          </table:table-cell>
          <table:table-cell table:formula="of:=NORMINV(RAND(); 62; 4)" office:value-type="float" office:value="66.5922330571749" calcext:value-type="float">
            <text:p>66.5922330572</text:p>
          </table:table-cell>
          <table:table-cell table:formula="of:=12 + 3 * [.D592] + 5 * [.C592]" office:value-type="float" office:value="206.285797291752" calcext:value-type="float">
            <text:p>206.2857972918</text:p>
          </table:table-cell>
          <table:table-cell/>
        </table:table-row>
        <table:table-row table:style-name="ro1">
          <table:table-cell table:formula="of:=RAND()" office:value-type="float" office:value="0.0972275151871145" calcext:value-type="float">
            <text:p>0.0972275152</text:p>
          </table:table-cell>
          <table:table-cell table:formula="of:=NORMINV([.A593];10;3)" office:value-type="float" office:value="6.10746357639003" calcext:value-type="float">
            <text:p>6.1074635764</text:p>
          </table:table-cell>
          <table:table-cell table:formula="of:=COM.MICROSOFT.NORM.INV(RAND(); 0; 1)" office:value-type="float" office:value="-0.883595788652135" calcext:value-type="float">
            <text:p>-0.8835957887</text:p>
          </table:table-cell>
          <table:table-cell table:formula="of:=NORMINV(RAND(); 62; 4)" office:value-type="float" office:value="56.8937318575614" calcext:value-type="float">
            <text:p>56.8937318576</text:p>
          </table:table-cell>
          <table:table-cell table:formula="of:=12 + 3 * [.D593] + 5 * [.C593]" office:value-type="float" office:value="178.263216629423" calcext:value-type="float">
            <text:p>178.2632166294</text:p>
          </table:table-cell>
          <table:table-cell/>
        </table:table-row>
        <table:table-row table:style-name="ro1">
          <table:table-cell table:formula="of:=RAND()" office:value-type="float" office:value="0.842587445164099" calcext:value-type="float">
            <text:p>0.8425874452</text:p>
          </table:table-cell>
          <table:table-cell table:formula="of:=NORMINV([.A594];10;3)" office:value-type="float" office:value="13.0154469926359" calcext:value-type="float">
            <text:p>13.0154469926</text:p>
          </table:table-cell>
          <table:table-cell table:formula="of:=COM.MICROSOFT.NORM.INV(RAND(); 0; 1)" office:value-type="float" office:value="-1.25282457650858" calcext:value-type="float">
            <text:p>-1.2528245765</text:p>
          </table:table-cell>
          <table:table-cell table:formula="of:=NORMINV(RAND(); 62; 4)" office:value-type="float" office:value="57.171524739243" calcext:value-type="float">
            <text:p>57.1715247392</text:p>
          </table:table-cell>
          <table:table-cell table:formula="of:=12 + 3 * [.D594] + 5 * [.C594]" office:value-type="float" office:value="177.250451335186" calcext:value-type="float">
            <text:p>177.2504513352</text:p>
          </table:table-cell>
          <table:table-cell/>
        </table:table-row>
        <table:table-row table:style-name="ro1">
          <table:table-cell table:formula="of:=RAND()" office:value-type="float" office:value="0.973945372272283" calcext:value-type="float">
            <text:p>0.9739453723</text:p>
          </table:table-cell>
          <table:table-cell table:formula="of:=NORMINV([.A595];10;3)" office:value-type="float" office:value="15.8266901829381" calcext:value-type="float">
            <text:p>15.8266901829</text:p>
          </table:table-cell>
          <table:table-cell table:formula="of:=COM.MICROSOFT.NORM.INV(RAND(); 0; 1)" office:value-type="float" office:value="0.532022143856756" calcext:value-type="float">
            <text:p>0.5320221439</text:p>
          </table:table-cell>
          <table:table-cell table:formula="of:=NORMINV(RAND(); 62; 4)" office:value-type="float" office:value="62.5401714171517" calcext:value-type="float">
            <text:p>62.5401714172</text:p>
          </table:table-cell>
          <table:table-cell table:formula="of:=12 + 3 * [.D595] + 5 * [.C595]" office:value-type="float" office:value="202.280624970739" calcext:value-type="float">
            <text:p>202.2806249707</text:p>
          </table:table-cell>
          <table:table-cell/>
        </table:table-row>
        <table:table-row table:style-name="ro1">
          <table:table-cell table:formula="of:=RAND()" office:value-type="float" office:value="0.785653433296829" calcext:value-type="float">
            <text:p>0.7856534333</text:p>
          </table:table-cell>
          <table:table-cell table:formula="of:=NORMINV([.A596];10;3)" office:value-type="float" office:value="12.3742898762757" calcext:value-type="float">
            <text:p>12.3742898763</text:p>
          </table:table-cell>
          <table:table-cell table:formula="of:=COM.MICROSOFT.NORM.INV(RAND(); 0; 1)" office:value-type="float" office:value="0.600959771507043" calcext:value-type="float">
            <text:p>0.6009597715</text:p>
          </table:table-cell>
          <table:table-cell table:formula="of:=NORMINV(RAND(); 62; 4)" office:value-type="float" office:value="63.7908830016181" calcext:value-type="float">
            <text:p>63.7908830016</text:p>
          </table:table-cell>
          <table:table-cell table:formula="of:=12 + 3 * [.D596] + 5 * [.C596]" office:value-type="float" office:value="206.37744786239" calcext:value-type="float">
            <text:p>206.3774478624</text:p>
          </table:table-cell>
          <table:table-cell/>
        </table:table-row>
        <table:table-row table:style-name="ro1">
          <table:table-cell table:formula="of:=RAND()" office:value-type="float" office:value="0.463644952047616" calcext:value-type="float">
            <text:p>0.463644952</text:p>
          </table:table-cell>
          <table:table-cell table:formula="of:=NORMINV([.A597];10;3)" office:value-type="float" office:value="9.7262347378232" calcext:value-type="float">
            <text:p>9.7262347378</text:p>
          </table:table-cell>
          <table:table-cell table:formula="of:=COM.MICROSOFT.NORM.INV(RAND(); 0; 1)" office:value-type="float" office:value="-0.63547122470033" calcext:value-type="float">
            <text:p>-0.6354712247</text:p>
          </table:table-cell>
          <table:table-cell table:formula="of:=NORMINV(RAND(); 62; 4)" office:value-type="float" office:value="62.0596766665894" calcext:value-type="float">
            <text:p>62.0596766666</text:p>
          </table:table-cell>
          <table:table-cell table:formula="of:=12 + 3 * [.D597] + 5 * [.C597]" office:value-type="float" office:value="195.001673876266" calcext:value-type="float">
            <text:p>195.0016738763</text:p>
          </table:table-cell>
          <table:table-cell/>
        </table:table-row>
        <table:table-row table:style-name="ro1">
          <table:table-cell table:formula="of:=RAND()" office:value-type="float" office:value="0.111429174197838" calcext:value-type="float">
            <text:p>0.1114291742</text:p>
          </table:table-cell>
          <table:table-cell table:formula="of:=NORMINV([.A598];10;3)" office:value-type="float" office:value="6.3431118874705" calcext:value-type="float">
            <text:p>6.3431118875</text:p>
          </table:table-cell>
          <table:table-cell table:formula="of:=COM.MICROSOFT.NORM.INV(RAND(); 0; 1)" office:value-type="float" office:value="-0.437110114713846" calcext:value-type="float">
            <text:p>-0.4371101147</text:p>
          </table:table-cell>
          <table:table-cell table:formula="of:=NORMINV(RAND(); 62; 4)" office:value-type="float" office:value="62.6637805436938" calcext:value-type="float">
            <text:p>62.6637805437</text:p>
          </table:table-cell>
          <table:table-cell table:formula="of:=12 + 3 * [.D598] + 5 * [.C598]" office:value-type="float" office:value="197.805791057512" calcext:value-type="float">
            <text:p>197.8057910575</text:p>
          </table:table-cell>
          <table:table-cell/>
        </table:table-row>
        <table:table-row table:style-name="ro1">
          <table:table-cell table:formula="of:=RAND()" office:value-type="float" office:value="0.0677589022088796" calcext:value-type="float">
            <text:p>0.0677589022</text:p>
          </table:table-cell>
          <table:table-cell table:formula="of:=NORMINV([.A599];10;3)" office:value-type="float" office:value="5.52192372485176" calcext:value-type="float">
            <text:p>5.5219237249</text:p>
          </table:table-cell>
          <table:table-cell table:formula="of:=COM.MICROSOFT.NORM.INV(RAND(); 0; 1)" office:value-type="float" office:value="0.0658215683073324" calcext:value-type="float">
            <text:p>0.0658215683</text:p>
          </table:table-cell>
          <table:table-cell table:formula="of:=NORMINV(RAND(); 62; 4)" office:value-type="float" office:value="60.4511796192661" calcext:value-type="float">
            <text:p>60.4511796193</text:p>
          </table:table-cell>
          <table:table-cell table:formula="of:=12 + 3 * [.D599] + 5 * [.C599]" office:value-type="float" office:value="193.682646699335" calcext:value-type="float">
            <text:p>193.6826466993</text:p>
          </table:table-cell>
          <table:table-cell/>
        </table:table-row>
        <table:table-row table:style-name="ro1">
          <table:table-cell table:formula="of:=RAND()" office:value-type="float" office:value="0.248123028548434" calcext:value-type="float">
            <text:p>0.2481230285</text:p>
          </table:table-cell>
          <table:table-cell table:formula="of:=NORMINV([.A600];10;3)" office:value-type="float" office:value="7.95877552684009" calcext:value-type="float">
            <text:p>7.9587755268</text:p>
          </table:table-cell>
          <table:table-cell table:formula="of:=COM.MICROSOFT.NORM.INV(RAND(); 0; 1)" office:value-type="float" office:value="-1.27436022298543" calcext:value-type="float">
            <text:p>-1.274360223</text:p>
          </table:table-cell>
          <table:table-cell table:formula="of:=NORMINV(RAND(); 62; 4)" office:value-type="float" office:value="65.0440253976198" calcext:value-type="float">
            <text:p>65.0440253976</text:p>
          </table:table-cell>
          <table:table-cell table:formula="of:=12 + 3 * [.D600] + 5 * [.C600]" office:value-type="float" office:value="200.760275077932" calcext:value-type="float">
            <text:p>200.7602750779</text:p>
          </table:table-cell>
          <table:table-cell/>
        </table:table-row>
        <table:table-row table:style-name="ro1">
          <table:table-cell table:formula="of:=RAND()" office:value-type="float" office:value="0.808625756530091" calcext:value-type="float">
            <text:p>0.8086257565</text:p>
          </table:table-cell>
          <table:table-cell table:formula="of:=NORMINV([.A601];10;3)" office:value-type="float" office:value="12.6185299430755" calcext:value-type="float">
            <text:p>12.6185299431</text:p>
          </table:table-cell>
          <table:table-cell table:formula="of:=COM.MICROSOFT.NORM.INV(RAND(); 0; 1)" office:value-type="float" office:value="-0.334458308282728" calcext:value-type="float">
            <text:p>-0.3344583083</text:p>
          </table:table-cell>
          <table:table-cell table:formula="of:=NORMINV(RAND(); 62; 4)" office:value-type="float" office:value="66.8650888195739" calcext:value-type="float">
            <text:p>66.8650888196</text:p>
          </table:table-cell>
          <table:table-cell table:formula="of:=12 + 3 * [.D601] + 5 * [.C601]" office:value-type="float" office:value="210.922974917308" calcext:value-type="float">
            <text:p>210.9229749173</text:p>
          </table:table-cell>
          <table:table-cell/>
        </table:table-row>
        <table:table-row table:style-name="ro1">
          <table:table-cell table:formula="of:=RAND()" office:value-type="float" office:value="0.875508436234668" calcext:value-type="float">
            <text:p>0.8755084362</text:p>
          </table:table-cell>
          <table:table-cell table:formula="of:=NORMINV([.A602];10;3)" office:value-type="float" office:value="13.4584683746243" calcext:value-type="float">
            <text:p>13.4584683746</text:p>
          </table:table-cell>
          <table:table-cell table:formula="of:=COM.MICROSOFT.NORM.INV(RAND(); 0; 1)" office:value-type="float" office:value="-0.280795046952799" calcext:value-type="float">
            <text:p>-0.280795047</text:p>
          </table:table-cell>
          <table:table-cell table:formula="of:=NORMINV(RAND(); 62; 4)" office:value-type="float" office:value="61.4648643651472" calcext:value-type="float">
            <text:p>61.4648643651</text:p>
          </table:table-cell>
          <table:table-cell table:formula="of:=12 + 3 * [.D602] + 5 * [.C602]" office:value-type="float" office:value="194.990617860678" calcext:value-type="float">
            <text:p>194.9906178607</text:p>
          </table:table-cell>
          <table:table-cell/>
        </table:table-row>
        <table:table-row table:style-name="ro1">
          <table:table-cell table:formula="of:=RAND()" office:value-type="float" office:value="0.0468478258699179" calcext:value-type="float">
            <text:p>0.0468478259</text:p>
          </table:table-cell>
          <table:table-cell table:formula="of:=NORMINV([.A603];10;3)" office:value-type="float" office:value="4.97134832956591" calcext:value-type="float">
            <text:p>4.9713483296</text:p>
          </table:table-cell>
          <table:table-cell table:formula="of:=COM.MICROSOFT.NORM.INV(RAND(); 0; 1)" office:value-type="float" office:value="-0.584666674988621" calcext:value-type="float">
            <text:p>-0.584666675</text:p>
          </table:table-cell>
          <table:table-cell table:formula="of:=NORMINV(RAND(); 62; 4)" office:value-type="float" office:value="57.2863295841566" calcext:value-type="float">
            <text:p>57.2863295842</text:p>
          </table:table-cell>
          <table:table-cell table:formula="of:=12 + 3 * [.D603] + 5 * [.C603]" office:value-type="float" office:value="180.935655377527" calcext:value-type="float">
            <text:p>180.9356553775</text:p>
          </table:table-cell>
          <table:table-cell/>
        </table:table-row>
        <table:table-row table:style-name="ro1">
          <table:table-cell table:formula="of:=RAND()" office:value-type="float" office:value="0.0298977096099406" calcext:value-type="float">
            <text:p>0.0298977096</text:p>
          </table:table-cell>
          <table:table-cell table:formula="of:=NORMINV([.A604];10;3)" office:value-type="float" office:value="4.35310275684898" calcext:value-type="float">
            <text:p>4.3531027568</text:p>
          </table:table-cell>
          <table:table-cell table:formula="of:=COM.MICROSOFT.NORM.INV(RAND(); 0; 1)" office:value-type="float" office:value="-0.509181471030204" calcext:value-type="float">
            <text:p>-0.509181471</text:p>
          </table:table-cell>
          <table:table-cell table:formula="of:=NORMINV(RAND(); 62; 4)" office:value-type="float" office:value="68.9252759038228" calcext:value-type="float">
            <text:p>68.9252759038</text:p>
          </table:table-cell>
          <table:table-cell table:formula="of:=12 + 3 * [.D604] + 5 * [.C604]" office:value-type="float" office:value="216.229920356317" calcext:value-type="float">
            <text:p>216.2299203563</text:p>
          </table:table-cell>
          <table:table-cell/>
        </table:table-row>
        <table:table-row table:style-name="ro1">
          <table:table-cell table:formula="of:=RAND()" office:value-type="float" office:value="0.249335835454985" calcext:value-type="float">
            <text:p>0.2493358355</text:p>
          </table:table-cell>
          <table:table-cell table:formula="of:=NORMINV([.A605];10;3)" office:value-type="float" office:value="7.97025621252316" calcext:value-type="float">
            <text:p>7.9702562125</text:p>
          </table:table-cell>
          <table:table-cell table:formula="of:=COM.MICROSOFT.NORM.INV(RAND(); 0; 1)" office:value-type="float" office:value="0.225473629054747" calcext:value-type="float">
            <text:p>0.2254736291</text:p>
          </table:table-cell>
          <table:table-cell table:formula="of:=NORMINV(RAND(); 62; 4)" office:value-type="float" office:value="65.8334534049212" calcext:value-type="float">
            <text:p>65.8334534049</text:p>
          </table:table-cell>
          <table:table-cell table:formula="of:=12 + 3 * [.D605] + 5 * [.C605]" office:value-type="float" office:value="210.627728360037" calcext:value-type="float">
            <text:p>210.62772836</text:p>
          </table:table-cell>
          <table:table-cell/>
        </table:table-row>
        <table:table-row table:style-name="ro1">
          <table:table-cell table:formula="of:=RAND()" office:value-type="float" office:value="0.800552544882521" calcext:value-type="float">
            <text:p>0.8005525449</text:p>
          </table:table-cell>
          <table:table-cell table:formula="of:=NORMINV([.A606];10;3)" office:value-type="float" office:value="12.5307895565139" calcext:value-type="float">
            <text:p>12.5307895565</text:p>
          </table:table-cell>
          <table:table-cell table:formula="of:=COM.MICROSOFT.NORM.INV(RAND(); 0; 1)" office:value-type="float" office:value="1.90338001806677" calcext:value-type="float">
            <text:p>1.9033800181</text:p>
          </table:table-cell>
          <table:table-cell table:formula="of:=NORMINV(RAND(); 62; 4)" office:value-type="float" office:value="68.3186166848742" calcext:value-type="float">
            <text:p>68.3186166849</text:p>
          </table:table-cell>
          <table:table-cell table:formula="of:=12 + 3 * [.D606] + 5 * [.C606]" office:value-type="float" office:value="226.472750144957" calcext:value-type="float">
            <text:p>226.472750145</text:p>
          </table:table-cell>
          <table:table-cell/>
        </table:table-row>
        <table:table-row table:style-name="ro1">
          <table:table-cell table:formula="of:=RAND()" office:value-type="float" office:value="0.713970123557374" calcext:value-type="float">
            <text:p>0.7139701236</text:p>
          </table:table-cell>
          <table:table-cell table:formula="of:=NORMINV([.A607];10;3)" office:value-type="float" office:value="11.6950617989102" calcext:value-type="float">
            <text:p>11.6950617989</text:p>
          </table:table-cell>
          <table:table-cell table:formula="of:=COM.MICROSOFT.NORM.INV(RAND(); 0; 1)" office:value-type="float" office:value="0.139901606952104" calcext:value-type="float">
            <text:p>0.139901607</text:p>
          </table:table-cell>
          <table:table-cell table:formula="of:=NORMINV(RAND(); 62; 4)" office:value-type="float" office:value="66.8155063826641" calcext:value-type="float">
            <text:p>66.8155063827</text:p>
          </table:table-cell>
          <table:table-cell table:formula="of:=12 + 3 * [.D607] + 5 * [.C607]" office:value-type="float" office:value="213.146027182753" calcext:value-type="float">
            <text:p>213.1460271828</text:p>
          </table:table-cell>
          <table:table-cell/>
        </table:table-row>
        <table:table-row table:style-name="ro1">
          <table:table-cell table:formula="of:=RAND()" office:value-type="float" office:value="0.434290922014043" calcext:value-type="float">
            <text:p>0.434290922</text:p>
          </table:table-cell>
          <table:table-cell table:formula="of:=NORMINV([.A608];10;3)" office:value-type="float" office:value="9.50361966767057" calcext:value-type="float">
            <text:p>9.5036196677</text:p>
          </table:table-cell>
          <table:table-cell table:formula="of:=COM.MICROSOFT.NORM.INV(RAND(); 0; 1)" office:value-type="float" office:value="-1.77204952697302" calcext:value-type="float">
            <text:p>-1.772049527</text:p>
          </table:table-cell>
          <table:table-cell table:formula="of:=NORMINV(RAND(); 62; 4)" office:value-type="float" office:value="65.4574859156238" calcext:value-type="float">
            <text:p>65.4574859156</text:p>
          </table:table-cell>
          <table:table-cell table:formula="of:=12 + 3 * [.D608] + 5 * [.C608]" office:value-type="float" office:value="199.512210112006" calcext:value-type="float">
            <text:p>199.512210112</text:p>
          </table:table-cell>
          <table:table-cell/>
        </table:table-row>
        <table:table-row table:style-name="ro1">
          <table:table-cell table:formula="of:=RAND()" office:value-type="float" office:value="0.374931461410597" calcext:value-type="float">
            <text:p>0.3749314614</text:p>
          </table:table-cell>
          <table:table-cell table:formula="of:=NORMINV([.A609];10;3)" office:value-type="float" office:value="9.04353965000958" calcext:value-type="float">
            <text:p>9.04353965</text:p>
          </table:table-cell>
          <table:table-cell table:formula="of:=COM.MICROSOFT.NORM.INV(RAND(); 0; 1)" office:value-type="float" office:value="2.12829082650624" calcext:value-type="float">
            <text:p>2.1282908265</text:p>
          </table:table-cell>
          <table:table-cell table:formula="of:=NORMINV(RAND(); 62; 4)" office:value-type="float" office:value="61.4408690610058" calcext:value-type="float">
            <text:p>61.440869061</text:p>
          </table:table-cell>
          <table:table-cell table:formula="of:=12 + 3 * [.D609] + 5 * [.C609]" office:value-type="float" office:value="206.964061315548" calcext:value-type="float">
            <text:p>206.9640613155</text:p>
          </table:table-cell>
          <table:table-cell/>
        </table:table-row>
        <table:table-row table:style-name="ro1">
          <table:table-cell table:formula="of:=RAND()" office:value-type="float" office:value="0.273311276454478" calcext:value-type="float">
            <text:p>0.2733112765</text:p>
          </table:table-cell>
          <table:table-cell table:formula="of:=NORMINV([.A610];10;3)" office:value-type="float" office:value="8.1915134530741" calcext:value-type="float">
            <text:p>8.1915134531</text:p>
          </table:table-cell>
          <table:table-cell table:formula="of:=COM.MICROSOFT.NORM.INV(RAND(); 0; 1)" office:value-type="float" office:value="-0.166477752866151" calcext:value-type="float">
            <text:p>-0.1664777529</text:p>
          </table:table-cell>
          <table:table-cell table:formula="of:=NORMINV(RAND(); 62; 4)" office:value-type="float" office:value="60.5359282304771" calcext:value-type="float">
            <text:p>60.5359282305</text:p>
          </table:table-cell>
          <table:table-cell table:formula="of:=12 + 3 * [.D610] + 5 * [.C610]" office:value-type="float" office:value="192.7753959271" calcext:value-type="float">
            <text:p>192.7753959271</text:p>
          </table:table-cell>
          <table:table-cell/>
        </table:table-row>
        <table:table-row table:style-name="ro1">
          <table:table-cell table:formula="of:=RAND()" office:value-type="float" office:value="0.0297889243811369" calcext:value-type="float">
            <text:p>0.0297889244</text:p>
          </table:table-cell>
          <table:table-cell table:formula="of:=NORMINV([.A611];10;3)" office:value-type="float" office:value="4.34828548710449" calcext:value-type="float">
            <text:p>4.3482854871</text:p>
          </table:table-cell>
          <table:table-cell table:formula="of:=COM.MICROSOFT.NORM.INV(RAND(); 0; 1)" office:value-type="float" office:value="-1.59973833573811" calcext:value-type="float">
            <text:p>-1.5997383357</text:p>
          </table:table-cell>
          <table:table-cell table:formula="of:=NORMINV(RAND(); 62; 4)" office:value-type="float" office:value="62.9459051034369" calcext:value-type="float">
            <text:p>62.9459051034</text:p>
          </table:table-cell>
          <table:table-cell table:formula="of:=12 + 3 * [.D611] + 5 * [.C611]" office:value-type="float" office:value="192.83902363162" calcext:value-type="float">
            <text:p>192.8390236316</text:p>
          </table:table-cell>
          <table:table-cell/>
        </table:table-row>
        <table:table-row table:style-name="ro1">
          <table:table-cell table:formula="of:=RAND()" office:value-type="float" office:value="0.776327754138038" calcext:value-type="float">
            <text:p>0.7763277541</text:p>
          </table:table-cell>
          <table:table-cell table:formula="of:=NORMINV([.A612];10;3)" office:value-type="float" office:value="12.2795487955277" calcext:value-type="float">
            <text:p>12.2795487955</text:p>
          </table:table-cell>
          <table:table-cell table:formula="of:=COM.MICROSOFT.NORM.INV(RAND(); 0; 1)" office:value-type="float" office:value="0.486357907941424" calcext:value-type="float">
            <text:p>0.4863579079</text:p>
          </table:table-cell>
          <table:table-cell table:formula="of:=NORMINV(RAND(); 62; 4)" office:value-type="float" office:value="62.2550513941566" calcext:value-type="float">
            <text:p>62.2550513942</text:p>
          </table:table-cell>
          <table:table-cell table:formula="of:=12 + 3 * [.D612] + 5 * [.C612]" office:value-type="float" office:value="201.196943722177" calcext:value-type="float">
            <text:p>201.1969437222</text:p>
          </table:table-cell>
          <table:table-cell/>
        </table:table-row>
        <table:table-row table:style-name="ro1">
          <table:table-cell table:formula="of:=RAND()" office:value-type="float" office:value="0.747786127496511" calcext:value-type="float">
            <text:p>0.7477861275</text:p>
          </table:table-cell>
          <table:table-cell table:formula="of:=NORMINV([.A613];10;3)" office:value-type="float" office:value="12.0026177606527" calcext:value-type="float">
            <text:p>12.0026177607</text:p>
          </table:table-cell>
          <table:table-cell table:formula="of:=COM.MICROSOFT.NORM.INV(RAND(); 0; 1)" office:value-type="float" office:value="-0.0890347522847071" calcext:value-type="float">
            <text:p>-0.0890347523</text:p>
          </table:table-cell>
          <table:table-cell table:formula="of:=NORMINV(RAND(); 62; 4)" office:value-type="float" office:value="67.0557350851701" calcext:value-type="float">
            <text:p>67.0557350852</text:p>
          </table:table-cell>
          <table:table-cell table:formula="of:=12 + 3 * [.D613] + 5 * [.C613]" office:value-type="float" office:value="212.722031494087" calcext:value-type="float">
            <text:p>212.7220314941</text:p>
          </table:table-cell>
          <table:table-cell/>
        </table:table-row>
        <table:table-row table:style-name="ro1">
          <table:table-cell table:formula="of:=RAND()" office:value-type="float" office:value="0.711543093668297" calcext:value-type="float">
            <text:p>0.7115430937</text:p>
          </table:table-cell>
          <table:table-cell table:formula="of:=NORMINV([.A614];10;3)" office:value-type="float" office:value="11.673694986931" calcext:value-type="float">
            <text:p>11.6736949869</text:p>
          </table:table-cell>
          <table:table-cell table:formula="of:=COM.MICROSOFT.NORM.INV(RAND(); 0; 1)" office:value-type="float" office:value="1.31105566187919" calcext:value-type="float">
            <text:p>1.3110556619</text:p>
          </table:table-cell>
          <table:table-cell table:formula="of:=NORMINV(RAND(); 62; 4)" office:value-type="float" office:value="62.676099780385" calcext:value-type="float">
            <text:p>62.6760997804</text:p>
          </table:table-cell>
          <table:table-cell table:formula="of:=12 + 3 * [.D614] + 5 * [.C614]" office:value-type="float" office:value="206.583577650551" calcext:value-type="float">
            <text:p>206.5835776506</text:p>
          </table:table-cell>
          <table:table-cell/>
        </table:table-row>
        <table:table-row table:style-name="ro1">
          <table:table-cell table:formula="of:=RAND()" office:value-type="float" office:value="0.32620368944481" calcext:value-type="float">
            <text:p>0.3262036894</text:p>
          </table:table-cell>
          <table:table-cell table:formula="of:=NORMINV([.A615];10;3)" office:value-type="float" office:value="8.6487389693822" calcext:value-type="float">
            <text:p>8.6487389694</text:p>
          </table:table-cell>
          <table:table-cell table:formula="of:=COM.MICROSOFT.NORM.INV(RAND(); 0; 1)" office:value-type="float" office:value="-1.470784195383" calcext:value-type="float">
            <text:p>-1.4707841954</text:p>
          </table:table-cell>
          <table:table-cell table:formula="of:=NORMINV(RAND(); 62; 4)" office:value-type="float" office:value="60.3023014642158" calcext:value-type="float">
            <text:p>60.3023014642</text:p>
          </table:table-cell>
          <table:table-cell table:formula="of:=12 + 3 * [.D615] + 5 * [.C615]" office:value-type="float" office:value="185.552983415732" calcext:value-type="float">
            <text:p>185.5529834157</text:p>
          </table:table-cell>
          <table:table-cell/>
        </table:table-row>
        <table:table-row table:style-name="ro1">
          <table:table-cell table:formula="of:=RAND()" office:value-type="float" office:value="0.665674030547962" calcext:value-type="float">
            <text:p>0.6656740305</text:p>
          </table:table-cell>
          <table:table-cell table:formula="of:=NORMINV([.A616];10;3)" office:value-type="float" office:value="11.2839966272367" calcext:value-type="float">
            <text:p>11.2839966272</text:p>
          </table:table-cell>
          <table:table-cell table:formula="of:=COM.MICROSOFT.NORM.INV(RAND(); 0; 1)" office:value-type="float" office:value="-1.97562579493939" calcext:value-type="float">
            <text:p>-1.9756257949</text:p>
          </table:table-cell>
          <table:table-cell table:formula="of:=NORMINV(RAND(); 62; 4)" office:value-type="float" office:value="62.6205883715558" calcext:value-type="float">
            <text:p>62.6205883716</text:p>
          </table:table-cell>
          <table:table-cell table:formula="of:=12 + 3 * [.D616] + 5 * [.C616]" office:value-type="float" office:value="189.98363613997" calcext:value-type="float">
            <text:p>189.98363614</text:p>
          </table:table-cell>
          <table:table-cell/>
        </table:table-row>
        <table:table-row table:style-name="ro1">
          <table:table-cell table:formula="of:=RAND()" office:value-type="float" office:value="0.463821299839765" calcext:value-type="float">
            <text:p>0.4638212998</text:p>
          </table:table-cell>
          <table:table-cell table:formula="of:=NORMINV([.A617];10;3)" office:value-type="float" office:value="9.72756635910027" calcext:value-type="float">
            <text:p>9.7275663591</text:p>
          </table:table-cell>
          <table:table-cell table:formula="of:=COM.MICROSOFT.NORM.INV(RAND(); 0; 1)" office:value-type="float" office:value="0.732662191021243" calcext:value-type="float">
            <text:p>0.732662191</text:p>
          </table:table-cell>
          <table:table-cell table:formula="of:=NORMINV(RAND(); 62; 4)" office:value-type="float" office:value="55.4062651900496" calcext:value-type="float">
            <text:p>55.40626519</text:p>
          </table:table-cell>
          <table:table-cell table:formula="of:=12 + 3 * [.D617] + 5 * [.C617]" office:value-type="float" office:value="181.882106525255" calcext:value-type="float">
            <text:p>181.8821065253</text:p>
          </table:table-cell>
          <table:table-cell/>
        </table:table-row>
        <table:table-row table:style-name="ro1">
          <table:table-cell table:formula="of:=RAND()" office:value-type="float" office:value="0.566014752490446" calcext:value-type="float">
            <text:p>0.5660147525</text:p>
          </table:table-cell>
          <table:table-cell table:formula="of:=NORMINV([.A618];10;3)" office:value-type="float" office:value="10.4987108006853" calcext:value-type="float">
            <text:p>10.4987108007</text:p>
          </table:table-cell>
          <table:table-cell table:formula="of:=COM.MICROSOFT.NORM.INV(RAND(); 0; 1)" office:value-type="float" office:value="0.572446175675462" calcext:value-type="float">
            <text:p>0.5724461757</text:p>
          </table:table-cell>
          <table:table-cell table:formula="of:=NORMINV(RAND(); 62; 4)" office:value-type="float" office:value="63.8672979740903" calcext:value-type="float">
            <text:p>63.8672979741</text:p>
          </table:table-cell>
          <table:table-cell table:formula="of:=12 + 3 * [.D618] + 5 * [.C618]" office:value-type="float" office:value="206.464124800648" calcext:value-type="float">
            <text:p>206.4641248006</text:p>
          </table:table-cell>
          <table:table-cell/>
        </table:table-row>
        <table:table-row table:style-name="ro1">
          <table:table-cell table:formula="of:=RAND()" office:value-type="float" office:value="0.560396759770811" calcext:value-type="float">
            <text:p>0.5603967598</text:p>
          </table:table-cell>
          <table:table-cell table:formula="of:=NORMINV([.A619];10;3)" office:value-type="float" office:value="10.4559256589436" calcext:value-type="float">
            <text:p>10.4559256589</text:p>
          </table:table-cell>
          <table:table-cell table:formula="of:=COM.MICROSOFT.NORM.INV(RAND(); 0; 1)" office:value-type="float" office:value="-0.749475134945161" calcext:value-type="float">
            <text:p>-0.7494751349</text:p>
          </table:table-cell>
          <table:table-cell table:formula="of:=NORMINV(RAND(); 62; 4)" office:value-type="float" office:value="65.1748043053606" calcext:value-type="float">
            <text:p>65.1748043054</text:p>
          </table:table-cell>
          <table:table-cell table:formula="of:=12 + 3 * [.D619] + 5 * [.C619]" office:value-type="float" office:value="203.777037241356" calcext:value-type="float">
            <text:p>203.7770372414</text:p>
          </table:table-cell>
          <table:table-cell/>
        </table:table-row>
        <table:table-row table:style-name="ro1">
          <table:table-cell table:formula="of:=RAND()" office:value-type="float" office:value="0.112003936665133" calcext:value-type="float">
            <text:p>0.1120039367</text:p>
          </table:table-cell>
          <table:table-cell table:formula="of:=NORMINV([.A620];10;3)" office:value-type="float" office:value="6.35218074197513" calcext:value-type="float">
            <text:p>6.352180742</text:p>
          </table:table-cell>
          <table:table-cell table:formula="of:=COM.MICROSOFT.NORM.INV(RAND(); 0; 1)" office:value-type="float" office:value="-1.92149902539887" calcext:value-type="float">
            <text:p>-1.9214990254</text:p>
          </table:table-cell>
          <table:table-cell table:formula="of:=NORMINV(RAND(); 62; 4)" office:value-type="float" office:value="62.9900291882608" calcext:value-type="float">
            <text:p>62.9900291883</text:p>
          </table:table-cell>
          <table:table-cell table:formula="of:=12 + 3 * [.D620] + 5 * [.C620]" office:value-type="float" office:value="191.362592437788" calcext:value-type="float">
            <text:p>191.3625924378</text:p>
          </table:table-cell>
          <table:table-cell/>
        </table:table-row>
        <table:table-row table:style-name="ro1">
          <table:table-cell table:formula="of:=RAND()" office:value-type="float" office:value="0.340999320615083" calcext:value-type="float">
            <text:p>0.3409993206</text:p>
          </table:table-cell>
          <table:table-cell table:formula="of:=NORMINV([.A621];10;3)" office:value-type="float" office:value="8.77078800277538" calcext:value-type="float">
            <text:p>8.7707880028</text:p>
          </table:table-cell>
          <table:table-cell table:formula="of:=COM.MICROSOFT.NORM.INV(RAND(); 0; 1)" office:value-type="float" office:value="-1.35608262646465" calcext:value-type="float">
            <text:p>-1.3560826265</text:p>
          </table:table-cell>
          <table:table-cell table:formula="of:=NORMINV(RAND(); 62; 4)" office:value-type="float" office:value="59.8823846926933" calcext:value-type="float">
            <text:p>59.8823846927</text:p>
          </table:table-cell>
          <table:table-cell table:formula="of:=12 + 3 * [.D621] + 5 * [.C621]" office:value-type="float" office:value="184.866740945757" calcext:value-type="float">
            <text:p>184.8667409458</text:p>
          </table:table-cell>
          <table:table-cell/>
        </table:table-row>
        <table:table-row table:style-name="ro1">
          <table:table-cell table:formula="of:=RAND()" office:value-type="float" office:value="0.651955005479977" calcext:value-type="float">
            <text:p>0.6519550055</text:p>
          </table:table-cell>
          <table:table-cell table:formula="of:=NORMINV([.A622];10;3)" office:value-type="float" office:value="11.1718119167007" calcext:value-type="float">
            <text:p>11.1718119167</text:p>
          </table:table-cell>
          <table:table-cell table:formula="of:=COM.MICROSOFT.NORM.INV(RAND(); 0; 1)" office:value-type="float" office:value="0.164787409382132" calcext:value-type="float">
            <text:p>0.1647874094</text:p>
          </table:table-cell>
          <table:table-cell table:formula="of:=NORMINV(RAND(); 62; 4)" office:value-type="float" office:value="60.6090205007301" calcext:value-type="float">
            <text:p>60.6090205007</text:p>
          </table:table-cell>
          <table:table-cell table:formula="of:=12 + 3 * [.D622] + 5 * [.C622]" office:value-type="float" office:value="194.650998549101" calcext:value-type="float">
            <text:p>194.6509985491</text:p>
          </table:table-cell>
          <table:table-cell/>
        </table:table-row>
        <table:table-row table:style-name="ro1">
          <table:table-cell table:formula="of:=RAND()" office:value-type="float" office:value="0.493318889755756" calcext:value-type="float">
            <text:p>0.4933188898</text:p>
          </table:table-cell>
          <table:table-cell table:formula="of:=NORMINV([.A623];10;3)" office:value-type="float" office:value="9.94975647176318" calcext:value-type="float">
            <text:p>9.9497564718</text:p>
          </table:table-cell>
          <table:table-cell table:formula="of:=COM.MICROSOFT.NORM.INV(RAND(); 0; 1)" office:value-type="float" office:value="1.36995449166294" calcext:value-type="float">
            <text:p>1.3699544917</text:p>
          </table:table-cell>
          <table:table-cell table:formula="of:=NORMINV(RAND(); 62; 4)" office:value-type="float" office:value="61.715692138617" calcext:value-type="float">
            <text:p>61.7156921386</text:p>
          </table:table-cell>
          <table:table-cell table:formula="of:=12 + 3 * [.D623] + 5 * [.C623]" office:value-type="float" office:value="203.996848874166" calcext:value-type="float">
            <text:p>203.9968488742</text:p>
          </table:table-cell>
          <table:table-cell/>
        </table:table-row>
        <table:table-row table:style-name="ro1">
          <table:table-cell table:formula="of:=RAND()" office:value-type="float" office:value="0.876189274946228" calcext:value-type="float">
            <text:p>0.8761892749</text:p>
          </table:table-cell>
          <table:table-cell table:formula="of:=NORMINV([.A624];10;3)" office:value-type="float" office:value="13.4684379493487" calcext:value-type="float">
            <text:p>13.4684379493</text:p>
          </table:table-cell>
          <table:table-cell table:formula="of:=COM.MICROSOFT.NORM.INV(RAND(); 0; 1)" office:value-type="float" office:value="0.131169813009143" calcext:value-type="float">
            <text:p>0.131169813</text:p>
          </table:table-cell>
          <table:table-cell table:formula="of:=NORMINV(RAND(); 62; 4)" office:value-type="float" office:value="61.0029078281316" calcext:value-type="float">
            <text:p>61.0029078281</text:p>
          </table:table-cell>
          <table:table-cell table:formula="of:=12 + 3 * [.D624] + 5 * [.C624]" office:value-type="float" office:value="195.664572549441" calcext:value-type="float">
            <text:p>195.6645725494</text:p>
          </table:table-cell>
          <table:table-cell/>
        </table:table-row>
        <table:table-row table:style-name="ro1">
          <table:table-cell table:formula="of:=RAND()" office:value-type="float" office:value="0.149196686688811" calcext:value-type="float">
            <text:p>0.1491966867</text:p>
          </table:table-cell>
          <table:table-cell table:formula="of:=NORMINV([.A625];10;3)" office:value-type="float" office:value="6.88034526606853" calcext:value-type="float">
            <text:p>6.8803452661</text:p>
          </table:table-cell>
          <table:table-cell table:formula="of:=COM.MICROSOFT.NORM.INV(RAND(); 0; 1)" office:value-type="float" office:value="-1.30800629413638" calcext:value-type="float">
            <text:p>-1.3080062941</text:p>
          </table:table-cell>
          <table:table-cell table:formula="of:=NORMINV(RAND(); 62; 4)" office:value-type="float" office:value="62.0370399039816" calcext:value-type="float">
            <text:p>62.037039904</text:p>
          </table:table-cell>
          <table:table-cell table:formula="of:=12 + 3 * [.D625] + 5 * [.C625]" office:value-type="float" office:value="191.571088241263" calcext:value-type="float">
            <text:p>191.5710882413</text:p>
          </table:table-cell>
          <table:table-cell/>
        </table:table-row>
        <table:table-row table:style-name="ro1">
          <table:table-cell table:formula="of:=RAND()" office:value-type="float" office:value="0.807095820549876" calcext:value-type="float">
            <text:p>0.8070958205</text:p>
          </table:table-cell>
          <table:table-cell table:formula="of:=NORMINV([.A626];10;3)" office:value-type="float" office:value="12.6017318563799" calcext:value-type="float">
            <text:p>12.6017318564</text:p>
          </table:table-cell>
          <table:table-cell table:formula="of:=COM.MICROSOFT.NORM.INV(RAND(); 0; 1)" office:value-type="float" office:value="-0.0814713173844397" calcext:value-type="float">
            <text:p>-0.0814713174</text:p>
          </table:table-cell>
          <table:table-cell table:formula="of:=NORMINV(RAND(); 62; 4)" office:value-type="float" office:value="64.7694681168762" calcext:value-type="float">
            <text:p>64.7694681169</text:p>
          </table:table-cell>
          <table:table-cell table:formula="of:=12 + 3 * [.D626] + 5 * [.C626]" office:value-type="float" office:value="205.901047763706" calcext:value-type="float">
            <text:p>205.9010477637</text:p>
          </table:table-cell>
          <table:table-cell/>
        </table:table-row>
        <table:table-row table:style-name="ro1">
          <table:table-cell table:formula="of:=RAND()" office:value-type="float" office:value="0.916903758887202" calcext:value-type="float">
            <text:p>0.9169037589</text:p>
          </table:table-cell>
          <table:table-cell table:formula="of:=NORMINV([.A627];10;3)" office:value-type="float" office:value="14.1536267331692" calcext:value-type="float">
            <text:p>14.1536267332</text:p>
          </table:table-cell>
          <table:table-cell table:formula="of:=COM.MICROSOFT.NORM.INV(RAND(); 0; 1)" office:value-type="float" office:value="0.498046324705466" calcext:value-type="float">
            <text:p>0.4980463247</text:p>
          </table:table-cell>
          <table:table-cell table:formula="of:=NORMINV(RAND(); 62; 4)" office:value-type="float" office:value="60.5925293910397" calcext:value-type="float">
            <text:p>60.592529391</text:p>
          </table:table-cell>
          <table:table-cell table:formula="of:=12 + 3 * [.D627] + 5 * [.C627]" office:value-type="float" office:value="196.267819796646" calcext:value-type="float">
            <text:p>196.2678197966</text:p>
          </table:table-cell>
          <table:table-cell/>
        </table:table-row>
        <table:table-row table:style-name="ro1">
          <table:table-cell table:formula="of:=RAND()" office:value-type="float" office:value="0.148372668540105" calcext:value-type="float">
            <text:p>0.1483726685</text:p>
          </table:table-cell>
          <table:table-cell table:formula="of:=NORMINV([.A628];10;3)" office:value-type="float" office:value="6.86968506255603" calcext:value-type="float">
            <text:p>6.8696850626</text:p>
          </table:table-cell>
          <table:table-cell table:formula="of:=COM.MICROSOFT.NORM.INV(RAND(); 0; 1)" office:value-type="float" office:value="-0.707901328871899" calcext:value-type="float">
            <text:p>-0.7079013289</text:p>
          </table:table-cell>
          <table:table-cell table:formula="of:=NORMINV(RAND(); 62; 4)" office:value-type="float" office:value="63.7847923160511" calcext:value-type="float">
            <text:p>63.7847923161</text:p>
          </table:table-cell>
          <table:table-cell table:formula="of:=12 + 3 * [.D628] + 5 * [.C628]" office:value-type="float" office:value="199.814870303794" calcext:value-type="float">
            <text:p>199.8148703038</text:p>
          </table:table-cell>
          <table:table-cell/>
        </table:table-row>
        <table:table-row table:style-name="ro1">
          <table:table-cell table:formula="of:=RAND()" office:value-type="float" office:value="0.46060034330003" calcext:value-type="float">
            <text:p>0.4606003433</text:p>
          </table:table-cell>
          <table:table-cell table:formula="of:=NORMINV([.A629];10;3)" office:value-type="float" office:value="9.70323583439275" calcext:value-type="float">
            <text:p>9.7032358344</text:p>
          </table:table-cell>
          <table:table-cell table:formula="of:=COM.MICROSOFT.NORM.INV(RAND(); 0; 1)" office:value-type="float" office:value="0.845583213291726" calcext:value-type="float">
            <text:p>0.8455832133</text:p>
          </table:table-cell>
          <table:table-cell table:formula="of:=NORMINV(RAND(); 62; 4)" office:value-type="float" office:value="49.409497582016" calcext:value-type="float">
            <text:p>49.409497582</text:p>
          </table:table-cell>
          <table:table-cell table:formula="of:=12 + 3 * [.D629] + 5 * [.C629]" office:value-type="float" office:value="164.456408812507" calcext:value-type="float">
            <text:p>164.4564088125</text:p>
          </table:table-cell>
          <table:table-cell/>
        </table:table-row>
        <table:table-row table:style-name="ro1">
          <table:table-cell table:formula="of:=RAND()" office:value-type="float" office:value="0.244904988911003" calcext:value-type="float">
            <text:p>0.2449049889</text:p>
          </table:table-cell>
          <table:table-cell table:formula="of:=NORMINV([.A630];10;3)" office:value-type="float" office:value="7.92816673727651" calcext:value-type="float">
            <text:p>7.9281667373</text:p>
          </table:table-cell>
          <table:table-cell table:formula="of:=COM.MICROSOFT.NORM.INV(RAND(); 0; 1)" office:value-type="float" office:value="0.172674821243253" calcext:value-type="float">
            <text:p>0.1726748212</text:p>
          </table:table-cell>
          <table:table-cell table:formula="of:=NORMINV(RAND(); 62; 4)" office:value-type="float" office:value="62.5915128021054" calcext:value-type="float">
            <text:p>62.5915128021</text:p>
          </table:table-cell>
          <table:table-cell table:formula="of:=12 + 3 * [.D630] + 5 * [.C630]" office:value-type="float" office:value="200.637912512533" calcext:value-type="float">
            <text:p>200.6379125125</text:p>
          </table:table-cell>
          <table:table-cell/>
        </table:table-row>
        <table:table-row table:style-name="ro1">
          <table:table-cell table:formula="of:=RAND()" office:value-type="float" office:value="0.6980821788311" calcext:value-type="float">
            <text:p>0.6980821788</text:p>
          </table:table-cell>
          <table:table-cell table:formula="of:=NORMINV([.A631];10;3)" office:value-type="float" office:value="11.5566777831794" calcext:value-type="float">
            <text:p>11.5566777832</text:p>
          </table:table-cell>
          <table:table-cell table:formula="of:=COM.MICROSOFT.NORM.INV(RAND(); 0; 1)" office:value-type="float" office:value="-1.32685163139154" calcext:value-type="float">
            <text:p>-1.3268516314</text:p>
          </table:table-cell>
          <table:table-cell table:formula="of:=NORMINV(RAND(); 62; 4)" office:value-type="float" office:value="59.514496288606" calcext:value-type="float">
            <text:p>59.5144962886</text:p>
          </table:table-cell>
          <table:table-cell table:formula="of:=12 + 3 * [.D631] + 5 * [.C631]" office:value-type="float" office:value="183.90923070886" calcext:value-type="float">
            <text:p>183.9092307089</text:p>
          </table:table-cell>
          <table:table-cell/>
        </table:table-row>
        <table:table-row table:style-name="ro1">
          <table:table-cell table:formula="of:=RAND()" office:value-type="float" office:value="0.766433436656371" calcext:value-type="float">
            <text:p>0.7664334367</text:p>
          </table:table-cell>
          <table:table-cell table:formula="of:=NORMINV([.A632];10;3)" office:value-type="float" office:value="12.1814546295671" calcext:value-type="float">
            <text:p>12.1814546296</text:p>
          </table:table-cell>
          <table:table-cell table:formula="of:=COM.MICROSOFT.NORM.INV(RAND(); 0; 1)" office:value-type="float" office:value="-1.13103935534436" calcext:value-type="float">
            <text:p>-1.1310393553</text:p>
          </table:table-cell>
          <table:table-cell table:formula="of:=NORMINV(RAND(); 62; 4)" office:value-type="float" office:value="68.2231062424084" calcext:value-type="float">
            <text:p>68.2231062424</text:p>
          </table:table-cell>
          <table:table-cell table:formula="of:=12 + 3 * [.D632] + 5 * [.C632]" office:value-type="float" office:value="211.014121950504" calcext:value-type="float">
            <text:p>211.0141219505</text:p>
          </table:table-cell>
          <table:table-cell/>
        </table:table-row>
        <table:table-row table:style-name="ro1">
          <table:table-cell table:formula="of:=RAND()" office:value-type="float" office:value="0.50552802416496" calcext:value-type="float">
            <text:p>0.5055280242</text:p>
          </table:table-cell>
          <table:table-cell table:formula="of:=NORMINV([.A633];10;3)" office:value-type="float" office:value="10.0415714354136" calcext:value-type="float">
            <text:p>10.0415714354</text:p>
          </table:table-cell>
          <table:table-cell table:formula="of:=COM.MICROSOFT.NORM.INV(RAND(); 0; 1)" office:value-type="float" office:value="0.806540003205013" calcext:value-type="float">
            <text:p>0.8065400032</text:p>
          </table:table-cell>
          <table:table-cell table:formula="of:=NORMINV(RAND(); 62; 4)" office:value-type="float" office:value="56.6617035585556" calcext:value-type="float">
            <text:p>56.6617035586</text:p>
          </table:table-cell>
          <table:table-cell table:formula="of:=12 + 3 * [.D633] + 5 * [.C633]" office:value-type="float" office:value="186.017810691692" calcext:value-type="float">
            <text:p>186.0178106917</text:p>
          </table:table-cell>
          <table:table-cell/>
        </table:table-row>
        <table:table-row table:style-name="ro1">
          <table:table-cell table:formula="of:=RAND()" office:value-type="float" office:value="0.307766046840698" calcext:value-type="float">
            <text:p>0.3077660468</text:p>
          </table:table-cell>
          <table:table-cell table:formula="of:=NORMINV([.A634];10;3)" office:value-type="float" office:value="8.49342239576419" calcext:value-type="float">
            <text:p>8.4934223958</text:p>
          </table:table-cell>
          <table:table-cell table:formula="of:=COM.MICROSOFT.NORM.INV(RAND(); 0; 1)" office:value-type="float" office:value="0.67140851596718" calcext:value-type="float">
            <text:p>0.671408516</text:p>
          </table:table-cell>
          <table:table-cell table:formula="of:=NORMINV(RAND(); 62; 4)" office:value-type="float" office:value="59.8700928195966" calcext:value-type="float">
            <text:p>59.8700928196</text:p>
          </table:table-cell>
          <table:table-cell table:formula="of:=12 + 3 * [.D634] + 5 * [.C634]" office:value-type="float" office:value="194.967321038626" calcext:value-type="float">
            <text:p>194.9673210386</text:p>
          </table:table-cell>
          <table:table-cell/>
        </table:table-row>
        <table:table-row table:style-name="ro1">
          <table:table-cell table:formula="of:=RAND()" office:value-type="float" office:value="0.740213617216796" calcext:value-type="float">
            <text:p>0.7402136172</text:p>
          </table:table-cell>
          <table:table-cell table:formula="of:=NORMINV([.A635];10;3)" office:value-type="float" office:value="11.9320123451356" calcext:value-type="float">
            <text:p>11.9320123451</text:p>
          </table:table-cell>
          <table:table-cell table:formula="of:=COM.MICROSOFT.NORM.INV(RAND(); 0; 1)" office:value-type="float" office:value="-0.164751831967094" calcext:value-type="float">
            <text:p>-0.164751832</text:p>
          </table:table-cell>
          <table:table-cell table:formula="of:=NORMINV(RAND(); 62; 4)" office:value-type="float" office:value="64.3483009474952" calcext:value-type="float">
            <text:p>64.3483009475</text:p>
          </table:table-cell>
          <table:table-cell table:formula="of:=12 + 3 * [.D635] + 5 * [.C635]" office:value-type="float" office:value="204.22114368265" calcext:value-type="float">
            <text:p>204.2211436827</text:p>
          </table:table-cell>
          <table:table-cell/>
        </table:table-row>
        <table:table-row table:style-name="ro1">
          <table:table-cell table:formula="of:=RAND()" office:value-type="float" office:value="0.15767146111466" calcext:value-type="float">
            <text:p>0.1576714611</text:p>
          </table:table-cell>
          <table:table-cell table:formula="of:=NORMINV([.A636];10;3)" office:value-type="float" office:value="6.98777784897974" calcext:value-type="float">
            <text:p>6.987777849</text:p>
          </table:table-cell>
          <table:table-cell table:formula="of:=COM.MICROSOFT.NORM.INV(RAND(); 0; 1)" office:value-type="float" office:value="0.00244525823992305" calcext:value-type="float">
            <text:p>0.0024452582</text:p>
          </table:table-cell>
          <table:table-cell table:formula="of:=NORMINV(RAND(); 62; 4)" office:value-type="float" office:value="63.0925961381942" calcext:value-type="float">
            <text:p>63.0925961382</text:p>
          </table:table-cell>
          <table:table-cell table:formula="of:=12 + 3 * [.D636] + 5 * [.C636]" office:value-type="float" office:value="201.290014705782" calcext:value-type="float">
            <text:p>201.2900147058</text:p>
          </table:table-cell>
          <table:table-cell/>
        </table:table-row>
        <table:table-row table:style-name="ro1">
          <table:table-cell table:formula="of:=RAND()" office:value-type="float" office:value="0.147637896472588" calcext:value-type="float">
            <text:p>0.1476378965</text:p>
          </table:table-cell>
          <table:table-cell table:formula="of:=NORMINV([.A637];10;3)" office:value-type="float" office:value="6.86014597562916" calcext:value-type="float">
            <text:p>6.8601459756</text:p>
          </table:table-cell>
          <table:table-cell table:formula="of:=COM.MICROSOFT.NORM.INV(RAND(); 0; 1)" office:value-type="float" office:value="-0.639563997846601" calcext:value-type="float">
            <text:p>-0.6395639978</text:p>
          </table:table-cell>
          <table:table-cell table:formula="of:=NORMINV(RAND(); 62; 4)" office:value-type="float" office:value="58.5751329301091" calcext:value-type="float">
            <text:p>58.5751329301</text:p>
          </table:table-cell>
          <table:table-cell table:formula="of:=12 + 3 * [.D637] + 5 * [.C637]" office:value-type="float" office:value="184.527578801094" calcext:value-type="float">
            <text:p>184.5275788011</text:p>
          </table:table-cell>
          <table:table-cell/>
        </table:table-row>
        <table:table-row table:style-name="ro1">
          <table:table-cell table:formula="of:=RAND()" office:value-type="float" office:value="0.794194152345881" calcext:value-type="float">
            <text:p>0.7941941523</text:p>
          </table:table-cell>
          <table:table-cell table:formula="of:=NORMINV([.A638];10;3)" office:value-type="float" office:value="12.4631820933391" calcext:value-type="float">
            <text:p>12.4631820933</text:p>
          </table:table-cell>
          <table:table-cell table:formula="of:=COM.MICROSOFT.NORM.INV(RAND(); 0; 1)" office:value-type="float" office:value="-0.423632158986838" calcext:value-type="float">
            <text:p>-0.423632159</text:p>
          </table:table-cell>
          <table:table-cell table:formula="of:=NORMINV(RAND(); 62; 4)" office:value-type="float" office:value="70.5470735689576" calcext:value-type="float">
            <text:p>70.547073569</text:p>
          </table:table-cell>
          <table:table-cell table:formula="of:=12 + 3 * [.D638] + 5 * [.C638]" office:value-type="float" office:value="221.523059911939" calcext:value-type="float">
            <text:p>221.5230599119</text:p>
          </table:table-cell>
          <table:table-cell/>
        </table:table-row>
        <table:table-row table:style-name="ro1">
          <table:table-cell table:formula="of:=RAND()" office:value-type="float" office:value="0.665914591634646" calcext:value-type="float">
            <text:p>0.6659145916</text:p>
          </table:table-cell>
          <table:table-cell table:formula="of:=NORMINV([.A639];10;3)" office:value-type="float" office:value="11.28597941264" calcext:value-type="float">
            <text:p>11.2859794126</text:p>
          </table:table-cell>
          <table:table-cell table:formula="of:=COM.MICROSOFT.NORM.INV(RAND(); 0; 1)" office:value-type="float" office:value="-0.444827060143903" calcext:value-type="float">
            <text:p>-0.4448270601</text:p>
          </table:table-cell>
          <table:table-cell table:formula="of:=NORMINV(RAND(); 62; 4)" office:value-type="float" office:value="64.2414239490406" calcext:value-type="float">
            <text:p>64.241423949</text:p>
          </table:table-cell>
          <table:table-cell table:formula="of:=12 + 3 * [.D639] + 5 * [.C639]" office:value-type="float" office:value="202.500136546402" calcext:value-type="float">
            <text:p>202.5001365464</text:p>
          </table:table-cell>
          <table:table-cell/>
        </table:table-row>
        <table:table-row table:style-name="ro1">
          <table:table-cell table:formula="of:=RAND()" office:value-type="float" office:value="0.469903282122687" calcext:value-type="float">
            <text:p>0.4699032821</text:p>
          </table:table-cell>
          <table:table-cell table:formula="of:=NORMINV([.A640];10;3)" office:value-type="float" office:value="9.77346103650209" calcext:value-type="float">
            <text:p>9.7734610365</text:p>
          </table:table-cell>
          <table:table-cell table:formula="of:=COM.MICROSOFT.NORM.INV(RAND(); 0; 1)" office:value-type="float" office:value="-0.546549770569094" calcext:value-type="float">
            <text:p>-0.5465497706</text:p>
          </table:table-cell>
          <table:table-cell table:formula="of:=NORMINV(RAND(); 62; 4)" office:value-type="float" office:value="60.2147687023944" calcext:value-type="float">
            <text:p>60.2147687024</text:p>
          </table:table-cell>
          <table:table-cell table:formula="of:=12 + 3 * [.D640] + 5 * [.C640]" office:value-type="float" office:value="189.911557254338" calcext:value-type="float">
            <text:p>189.9115572543</text:p>
          </table:table-cell>
          <table:table-cell/>
        </table:table-row>
        <table:table-row table:style-name="ro1">
          <table:table-cell table:formula="of:=RAND()" office:value-type="float" office:value="0.573372149839997" calcext:value-type="float">
            <text:p>0.5733721498</text:p>
          </table:table-cell>
          <table:table-cell table:formula="of:=NORMINV([.A641];10;3)" office:value-type="float" office:value="10.5548980119812" calcext:value-type="float">
            <text:p>10.554898012</text:p>
          </table:table-cell>
          <table:table-cell table:formula="of:=COM.MICROSOFT.NORM.INV(RAND(); 0; 1)" office:value-type="float" office:value="1.17656595246989" calcext:value-type="float">
            <text:p>1.1765659525</text:p>
          </table:table-cell>
          <table:table-cell table:formula="of:=NORMINV(RAND(); 62; 4)" office:value-type="float" office:value="57.7018288950729" calcext:value-type="float">
            <text:p>57.7018288951</text:p>
          </table:table-cell>
          <table:table-cell table:formula="of:=12 + 3 * [.D641] + 5 * [.C641]" office:value-type="float" office:value="190.988316447568" calcext:value-type="float">
            <text:p>190.9883164476</text:p>
          </table:table-cell>
          <table:table-cell/>
        </table:table-row>
        <table:table-row table:style-name="ro1">
          <table:table-cell table:formula="of:=RAND()" office:value-type="float" office:value="0.505850272485986" calcext:value-type="float">
            <text:p>0.5058502725</text:p>
          </table:table-cell>
          <table:table-cell table:formula="of:=NORMINV([.A642];10;3)" office:value-type="float" office:value="10.0439949521708" calcext:value-type="float">
            <text:p>10.0439949522</text:p>
          </table:table-cell>
          <table:table-cell table:formula="of:=COM.MICROSOFT.NORM.INV(RAND(); 0; 1)" office:value-type="float" office:value="0.89381333795984" calcext:value-type="float">
            <text:p>0.893813338</text:p>
          </table:table-cell>
          <table:table-cell table:formula="of:=NORMINV(RAND(); 62; 4)" office:value-type="float" office:value="61.218563729951" calcext:value-type="float">
            <text:p>61.21856373</text:p>
          </table:table-cell>
          <table:table-cell table:formula="of:=12 + 3 * [.D642] + 5 * [.C642]" office:value-type="float" office:value="200.124757879652" calcext:value-type="float">
            <text:p>200.1247578797</text:p>
          </table:table-cell>
          <table:table-cell/>
        </table:table-row>
        <table:table-row table:style-name="ro1">
          <table:table-cell table:formula="of:=RAND()" office:value-type="float" office:value="0.884575848933309" calcext:value-type="float">
            <text:p>0.8845758489</text:p>
          </table:table-cell>
          <table:table-cell table:formula="of:=NORMINV([.A643];10;3)" office:value-type="float" office:value="13.5945295760189" calcext:value-type="float">
            <text:p>13.594529576</text:p>
          </table:table-cell>
          <table:table-cell table:formula="of:=COM.MICROSOFT.NORM.INV(RAND(); 0; 1)" office:value-type="float" office:value="0.212219017497867" calcext:value-type="float">
            <text:p>0.2122190175</text:p>
          </table:table-cell>
          <table:table-cell table:formula="of:=NORMINV(RAND(); 62; 4)" office:value-type="float" office:value="66.0773690645891" calcext:value-type="float">
            <text:p>66.0773690646</text:p>
          </table:table-cell>
          <table:table-cell table:formula="of:=12 + 3 * [.D643] + 5 * [.C643]" office:value-type="float" office:value="211.293202281257" calcext:value-type="float">
            <text:p>211.2932022813</text:p>
          </table:table-cell>
          <table:table-cell/>
        </table:table-row>
        <table:table-row table:style-name="ro1">
          <table:table-cell table:formula="of:=RAND()" office:value-type="float" office:value="0.673872626619414" calcext:value-type="float">
            <text:p>0.6738726266</text:p>
          </table:table-cell>
          <table:table-cell table:formula="of:=NORMINV([.A644];10;3)" office:value-type="float" office:value="11.3518962187409" calcext:value-type="float">
            <text:p>11.3518962187</text:p>
          </table:table-cell>
          <table:table-cell table:formula="of:=COM.MICROSOFT.NORM.INV(RAND(); 0; 1)" office:value-type="float" office:value="0.570154752674642" calcext:value-type="float">
            <text:p>0.5701547527</text:p>
          </table:table-cell>
          <table:table-cell table:formula="of:=NORMINV(RAND(); 62; 4)" office:value-type="float" office:value="68.312388360021" calcext:value-type="float">
            <text:p>68.31238836</text:p>
          </table:table-cell>
          <table:table-cell table:formula="of:=12 + 3 * [.D644] + 5 * [.C644]" office:value-type="float" office:value="219.787938843436" calcext:value-type="float">
            <text:p>219.7879388434</text:p>
          </table:table-cell>
          <table:table-cell/>
        </table:table-row>
        <table:table-row table:style-name="ro1">
          <table:table-cell table:formula="of:=RAND()" office:value-type="float" office:value="0.870959586463869" calcext:value-type="float">
            <text:p>0.8709595865</text:p>
          </table:table-cell>
          <table:table-cell table:formula="of:=NORMINV([.A645];10;3)" office:value-type="float" office:value="13.3928165712357" calcext:value-type="float">
            <text:p>13.3928165712</text:p>
          </table:table-cell>
          <table:table-cell table:formula="of:=COM.MICROSOFT.NORM.INV(RAND(); 0; 1)" office:value-type="float" office:value="0.0619619129030103" calcext:value-type="float">
            <text:p>0.0619619129</text:p>
          </table:table-cell>
          <table:table-cell table:formula="of:=NORMINV(RAND(); 62; 4)" office:value-type="float" office:value="60.2306203379183" calcext:value-type="float">
            <text:p>60.2306203379</text:p>
          </table:table-cell>
          <table:table-cell table:formula="of:=12 + 3 * [.D645] + 5 * [.C645]" office:value-type="float" office:value="193.00167057827" calcext:value-type="float">
            <text:p>193.0016705783</text:p>
          </table:table-cell>
          <table:table-cell/>
        </table:table-row>
        <table:table-row table:style-name="ro1">
          <table:table-cell table:formula="of:=RAND()" office:value-type="float" office:value="0.0436466373503208" calcext:value-type="float">
            <text:p>0.0436466374</text:p>
          </table:table-cell>
          <table:table-cell table:formula="of:=NORMINV([.A646];10;3)" office:value-type="float" office:value="4.8704444912132" calcext:value-type="float">
            <text:p>4.8704444912</text:p>
          </table:table-cell>
          <table:table-cell table:formula="of:=COM.MICROSOFT.NORM.INV(RAND(); 0; 1)" office:value-type="float" office:value="0.389885230607" calcext:value-type="float">
            <text:p>0.3898852306</text:p>
          </table:table-cell>
          <table:table-cell table:formula="of:=NORMINV(RAND(); 62; 4)" office:value-type="float" office:value="61.4948493924017" calcext:value-type="float">
            <text:p>61.4948493924</text:p>
          </table:table-cell>
          <table:table-cell table:formula="of:=12 + 3 * [.D646] + 5 * [.C646]" office:value-type="float" office:value="198.43397433024" calcext:value-type="float">
            <text:p>198.4339743302</text:p>
          </table:table-cell>
          <table:table-cell/>
        </table:table-row>
        <table:table-row table:style-name="ro1">
          <table:table-cell table:formula="of:=RAND()" office:value-type="float" office:value="0.0797555646859109" calcext:value-type="float">
            <text:p>0.0797555647</text:p>
          </table:table-cell>
          <table:table-cell table:formula="of:=NORMINV([.A647];10;3)" office:value-type="float" office:value="5.77984704464286" calcext:value-type="float">
            <text:p>5.7798470446</text:p>
          </table:table-cell>
          <table:table-cell table:formula="of:=COM.MICROSOFT.NORM.INV(RAND(); 0; 1)" office:value-type="float" office:value="-0.359704967230006" calcext:value-type="float">
            <text:p>-0.3597049672</text:p>
          </table:table-cell>
          <table:table-cell table:formula="of:=NORMINV(RAND(); 62; 4)" office:value-type="float" office:value="61.5977744668707" calcext:value-type="float">
            <text:p>61.5977744669</text:p>
          </table:table-cell>
          <table:table-cell table:formula="of:=12 + 3 * [.D647] + 5 * [.C647]" office:value-type="float" office:value="194.994798564462" calcext:value-type="float">
            <text:p>194.9947985645</text:p>
          </table:table-cell>
          <table:table-cell/>
        </table:table-row>
        <table:table-row table:style-name="ro1">
          <table:table-cell table:formula="of:=RAND()" office:value-type="float" office:value="0.102217352716252" calcext:value-type="float">
            <text:p>0.1022173527</text:p>
          </table:table-cell>
          <table:table-cell table:formula="of:=NORMINV([.A648];10;3)" office:value-type="float" office:value="6.19294651467169" calcext:value-type="float">
            <text:p>6.1929465147</text:p>
          </table:table-cell>
          <table:table-cell table:formula="of:=COM.MICROSOFT.NORM.INV(RAND(); 0; 1)" office:value-type="float" office:value="-1.96779852804865" calcext:value-type="float">
            <text:p>-1.967798528</text:p>
          </table:table-cell>
          <table:table-cell table:formula="of:=NORMINV(RAND(); 62; 4)" office:value-type="float" office:value="58.2598937622032" calcext:value-type="float">
            <text:p>58.2598937622</text:p>
          </table:table-cell>
          <table:table-cell table:formula="of:=12 + 3 * [.D648] + 5 * [.C648]" office:value-type="float" office:value="176.940688646366" calcext:value-type="float">
            <text:p>176.9406886464</text:p>
          </table:table-cell>
          <table:table-cell/>
        </table:table-row>
        <table:table-row table:style-name="ro1">
          <table:table-cell table:formula="of:=RAND()" office:value-type="float" office:value="0.778422211762518" calcext:value-type="float">
            <text:p>0.7784222118</text:p>
          </table:table-cell>
          <table:table-cell table:formula="of:=NORMINV([.A649];10;3)" office:value-type="float" office:value="12.3006263241325" calcext:value-type="float">
            <text:p>12.3006263241</text:p>
          </table:table-cell>
          <table:table-cell table:formula="of:=COM.MICROSOFT.NORM.INV(RAND(); 0; 1)" office:value-type="float" office:value="-1.1003665328793" calcext:value-type="float">
            <text:p>-1.1003665329</text:p>
          </table:table-cell>
          <table:table-cell table:formula="of:=NORMINV(RAND(); 62; 4)" office:value-type="float" office:value="59.8157364361912" calcext:value-type="float">
            <text:p>59.8157364362</text:p>
          </table:table-cell>
          <table:table-cell table:formula="of:=12 + 3 * [.D649] + 5 * [.C649]" office:value-type="float" office:value="185.945376644177" calcext:value-type="float">
            <text:p>185.9453766442</text:p>
          </table:table-cell>
          <table:table-cell/>
        </table:table-row>
        <table:table-row table:style-name="ro1">
          <table:table-cell table:formula="of:=RAND()" office:value-type="float" office:value="0.665263753384352" calcext:value-type="float">
            <text:p>0.6652637534</text:p>
          </table:table-cell>
          <table:table-cell table:formula="of:=NORMINV([.A650];10;3)" office:value-type="float" office:value="11.2806162778507" calcext:value-type="float">
            <text:p>11.2806162779</text:p>
          </table:table-cell>
          <table:table-cell table:formula="of:=COM.MICROSOFT.NORM.INV(RAND(); 0; 1)" office:value-type="float" office:value="0.962992752443788" calcext:value-type="float">
            <text:p>0.9629927524</text:p>
          </table:table-cell>
          <table:table-cell table:formula="of:=NORMINV(RAND(); 62; 4)" office:value-type="float" office:value="61.9149091820142" calcext:value-type="float">
            <text:p>61.914909182</text:p>
          </table:table-cell>
          <table:table-cell table:formula="of:=12 + 3 * [.D650] + 5 * [.C650]" office:value-type="float" office:value="202.559691308262" calcext:value-type="float">
            <text:p>202.5596913083</text:p>
          </table:table-cell>
          <table:table-cell/>
        </table:table-row>
        <table:table-row table:style-name="ro1">
          <table:table-cell table:formula="of:=RAND()" office:value-type="float" office:value="0.361354729626328" calcext:value-type="float">
            <text:p>0.3613547296</text:p>
          </table:table-cell>
          <table:table-cell table:formula="of:=NORMINV([.A651];10;3)" office:value-type="float" office:value="8.93547999661418" calcext:value-type="float">
            <text:p>8.9354799966</text:p>
          </table:table-cell>
          <table:table-cell table:formula="of:=COM.MICROSOFT.NORM.INV(RAND(); 0; 1)" office:value-type="float" office:value="0.0030105113732197" calcext:value-type="float">
            <text:p>0.0030105114</text:p>
          </table:table-cell>
          <table:table-cell table:formula="of:=NORMINV(RAND(); 62; 4)" office:value-type="float" office:value="62.2413959568698" calcext:value-type="float">
            <text:p>62.2413959569</text:p>
          </table:table-cell>
          <table:table-cell table:formula="of:=12 + 3 * [.D651] + 5 * [.C651]" office:value-type="float" office:value="198.739240427476" calcext:value-type="float">
            <text:p>198.7392404275</text:p>
          </table:table-cell>
          <table:table-cell/>
        </table:table-row>
        <table:table-row table:style-name="ro1">
          <table:table-cell table:formula="of:=RAND()" office:value-type="float" office:value="0.334734840318561" calcext:value-type="float">
            <text:p>0.3347348403</text:p>
          </table:table-cell>
          <table:table-cell table:formula="of:=NORMINV([.A652];10;3)" office:value-type="float" office:value="8.7193721381867" calcext:value-type="float">
            <text:p>8.7193721382</text:p>
          </table:table-cell>
          <table:table-cell table:formula="of:=COM.MICROSOFT.NORM.INV(RAND(); 0; 1)" office:value-type="float" office:value="-0.320178214129206" calcext:value-type="float">
            <text:p>-0.3201782141</text:p>
          </table:table-cell>
          <table:table-cell table:formula="of:=NORMINV(RAND(); 62; 4)" office:value-type="float" office:value="62.4277704046459" calcext:value-type="float">
            <text:p>62.4277704046</text:p>
          </table:table-cell>
          <table:table-cell table:formula="of:=12 + 3 * [.D652] + 5 * [.C652]" office:value-type="float" office:value="197.682420143292" calcext:value-type="float">
            <text:p>197.6824201433</text:p>
          </table:table-cell>
          <table:table-cell/>
        </table:table-row>
        <table:table-row table:style-name="ro1">
          <table:table-cell table:formula="of:=RAND()" office:value-type="float" office:value="0.749657792039216" calcext:value-type="float">
            <text:p>0.749657792</text:p>
          </table:table-cell>
          <table:table-cell table:formula="of:=NORMINV([.A653];10;3)" office:value-type="float" office:value="12.0202397758344" calcext:value-type="float">
            <text:p>12.0202397758</text:p>
          </table:table-cell>
          <table:table-cell table:formula="of:=COM.MICROSOFT.NORM.INV(RAND(); 0; 1)" office:value-type="float" office:value="0.691377318823021" calcext:value-type="float">
            <text:p>0.6913773188</text:p>
          </table:table-cell>
          <table:table-cell table:formula="of:=NORMINV(RAND(); 62; 4)" office:value-type="float" office:value="62.667645836348" calcext:value-type="float">
            <text:p>62.6676458363</text:p>
          </table:table-cell>
          <table:table-cell table:formula="of:=12 + 3 * [.D653] + 5 * [.C653]" office:value-type="float" office:value="203.459824103159" calcext:value-type="float">
            <text:p>203.4598241032</text:p>
          </table:table-cell>
          <table:table-cell/>
        </table:table-row>
        <table:table-row table:style-name="ro1">
          <table:table-cell table:formula="of:=RAND()" office:value-type="float" office:value="0.837358861230314" calcext:value-type="float">
            <text:p>0.8373588612</text:p>
          </table:table-cell>
          <table:table-cell table:formula="of:=NORMINV([.A654];10;3)" office:value-type="float" office:value="12.9509826583535" calcext:value-type="float">
            <text:p>12.9509826584</text:p>
          </table:table-cell>
          <table:table-cell table:formula="of:=COM.MICROSOFT.NORM.INV(RAND(); 0; 1)" office:value-type="float" office:value="-0.107741658594654" calcext:value-type="float">
            <text:p>-0.1077416586</text:p>
          </table:table-cell>
          <table:table-cell table:formula="of:=NORMINV(RAND(); 62; 4)" office:value-type="float" office:value="55.0709387868658" calcext:value-type="float">
            <text:p>55.0709387869</text:p>
          </table:table-cell>
          <table:table-cell table:formula="of:=12 + 3 * [.D654] + 5 * [.C654]" office:value-type="float" office:value="176.674108067624" calcext:value-type="float">
            <text:p>176.6741080676</text:p>
          </table:table-cell>
          <table:table-cell/>
        </table:table-row>
        <table:table-row table:style-name="ro1">
          <table:table-cell table:formula="of:=RAND()" office:value-type="float" office:value="0.770960979163647" calcext:value-type="float">
            <text:p>0.7709609792</text:p>
          </table:table-cell>
          <table:table-cell table:formula="of:=NORMINV([.A655];10;3)" office:value-type="float" office:value="12.2260460188774" calcext:value-type="float">
            <text:p>12.2260460189</text:p>
          </table:table-cell>
          <table:table-cell table:formula="of:=COM.MICROSOFT.NORM.INV(RAND(); 0; 1)" office:value-type="float" office:value="-2.34633192596611" calcext:value-type="float">
            <text:p>-2.346331926</text:p>
          </table:table-cell>
          <table:table-cell table:formula="of:=NORMINV(RAND(); 62; 4)" office:value-type="float" office:value="62.4147519375224" calcext:value-type="float">
            <text:p>62.4147519375</text:p>
          </table:table-cell>
          <table:table-cell table:formula="of:=12 + 3 * [.D655] + 5 * [.C655]" office:value-type="float" office:value="187.512596182737" calcext:value-type="float">
            <text:p>187.5125961827</text:p>
          </table:table-cell>
          <table:table-cell/>
        </table:table-row>
        <table:table-row table:style-name="ro1">
          <table:table-cell table:formula="of:=RAND()" office:value-type="float" office:value="0.80987232294865" calcext:value-type="float">
            <text:p>0.8098723229</text:p>
          </table:table-cell>
          <table:table-cell table:formula="of:=NORMINV([.A656];10;3)" office:value-type="float" office:value="12.6322776799658" calcext:value-type="float">
            <text:p>12.63227768</text:p>
          </table:table-cell>
          <table:table-cell table:formula="of:=COM.MICROSOFT.NORM.INV(RAND(); 0; 1)" office:value-type="float" office:value="2.02476594807775" calcext:value-type="float">
            <text:p>2.0247659481</text:p>
          </table:table-cell>
          <table:table-cell table:formula="of:=NORMINV(RAND(); 62; 4)" office:value-type="float" office:value="70.9901411436523" calcext:value-type="float">
            <text:p>70.9901411437</text:p>
          </table:table-cell>
          <table:table-cell table:formula="of:=12 + 3 * [.D656] + 5 * [.C656]" office:value-type="float" office:value="235.094253171346" calcext:value-type="float">
            <text:p>235.0942531713</text:p>
          </table:table-cell>
          <table:table-cell/>
        </table:table-row>
        <table:table-row table:style-name="ro1">
          <table:table-cell table:formula="of:=RAND()" office:value-type="float" office:value="0.130216230405495" calcext:value-type="float">
            <text:p>0.1302162304</text:p>
          </table:table-cell>
          <table:table-cell table:formula="of:=NORMINV([.A657];10;3)" office:value-type="float" office:value="6.62389129344515" calcext:value-type="float">
            <text:p>6.6238912934</text:p>
          </table:table-cell>
          <table:table-cell table:formula="of:=COM.MICROSOFT.NORM.INV(RAND(); 0; 1)" office:value-type="float" office:value="-1.52873643728715" calcext:value-type="float">
            <text:p>-1.5287364373</text:p>
          </table:table-cell>
          <table:table-cell table:formula="of:=NORMINV(RAND(); 62; 4)" office:value-type="float" office:value="59.3470875463991" calcext:value-type="float">
            <text:p>59.3470875464</text:p>
          </table:table-cell>
          <table:table-cell table:formula="of:=12 + 3 * [.D657] + 5 * [.C657]" office:value-type="float" office:value="182.397580452762" calcext:value-type="float">
            <text:p>182.3975804528</text:p>
          </table:table-cell>
          <table:table-cell/>
        </table:table-row>
        <table:table-row table:style-name="ro1">
          <table:table-cell table:formula="of:=RAND()" office:value-type="float" office:value="0.638647843617946" calcext:value-type="float">
            <text:p>0.6386478436</text:p>
          </table:table-cell>
          <table:table-cell table:formula="of:=NORMINV([.A658];10;3)" office:value-type="float" office:value="11.0645406113007" calcext:value-type="float">
            <text:p>11.0645406113</text:p>
          </table:table-cell>
          <table:table-cell table:formula="of:=COM.MICROSOFT.NORM.INV(RAND(); 0; 1)" office:value-type="float" office:value="-0.885438485029239" calcext:value-type="float">
            <text:p>-0.885438485</text:p>
          </table:table-cell>
          <table:table-cell table:formula="of:=NORMINV(RAND(); 62; 4)" office:value-type="float" office:value="58.1365491935424" calcext:value-type="float">
            <text:p>58.1365491935</text:p>
          </table:table-cell>
          <table:table-cell table:formula="of:=12 + 3 * [.D658] + 5 * [.C658]" office:value-type="float" office:value="181.982455155481" calcext:value-type="float">
            <text:p>181.9824551555</text:p>
          </table:table-cell>
          <table:table-cell/>
        </table:table-row>
        <table:table-row table:style-name="ro1">
          <table:table-cell table:formula="of:=RAND()" office:value-type="float" office:value="0.48812147998251" calcext:value-type="float">
            <text:p>0.48812148</text:p>
          </table:table-cell>
          <table:table-cell table:formula="of:=NORMINV([.A659];10;3)" office:value-type="float" office:value="9.91066169492535" calcext:value-type="float">
            <text:p>9.9106616949</text:p>
          </table:table-cell>
          <table:table-cell table:formula="of:=COM.MICROSOFT.NORM.INV(RAND(); 0; 1)" office:value-type="float" office:value="-0.881613808733855" calcext:value-type="float">
            <text:p>-0.8816138087</text:p>
          </table:table-cell>
          <table:table-cell table:formula="of:=NORMINV(RAND(); 62; 4)" office:value-type="float" office:value="58.4864509446549" calcext:value-type="float">
            <text:p>58.4864509447</text:p>
          </table:table-cell>
          <table:table-cell table:formula="of:=12 + 3 * [.D659] + 5 * [.C659]" office:value-type="float" office:value="183.051283790295" calcext:value-type="float">
            <text:p>183.0512837903</text:p>
          </table:table-cell>
          <table:table-cell/>
        </table:table-row>
        <table:table-row table:style-name="ro1">
          <table:table-cell table:formula="of:=RAND()" office:value-type="float" office:value="0.433131018653512" calcext:value-type="float">
            <text:p>0.4331310187</text:p>
          </table:table-cell>
          <table:table-cell table:formula="of:=NORMINV([.A660];10;3)" office:value-type="float" office:value="9.49477494135736" calcext:value-type="float">
            <text:p>9.4947749414</text:p>
          </table:table-cell>
          <table:table-cell table:formula="of:=COM.MICROSOFT.NORM.INV(RAND(); 0; 1)" office:value-type="float" office:value="-0.307144142608254" calcext:value-type="float">
            <text:p>-0.3071441426</text:p>
          </table:table-cell>
          <table:table-cell table:formula="of:=NORMINV(RAND(); 62; 4)" office:value-type="float" office:value="59.2127377483316" calcext:value-type="float">
            <text:p>59.2127377483</text:p>
          </table:table-cell>
          <table:table-cell table:formula="of:=12 + 3 * [.D660] + 5 * [.C660]" office:value-type="float" office:value="188.102492531953" calcext:value-type="float">
            <text:p>188.102492532</text:p>
          </table:table-cell>
          <table:table-cell/>
        </table:table-row>
        <table:table-row table:style-name="ro1">
          <table:table-cell table:formula="of:=RAND()" office:value-type="float" office:value="0.379551926627755" calcext:value-type="float">
            <text:p>0.3795519266</text:p>
          </table:table-cell>
          <table:table-cell table:formula="of:=NORMINV([.A661];10;3)" office:value-type="float" office:value="9.08002659798671" calcext:value-type="float">
            <text:p>9.080026598</text:p>
          </table:table-cell>
          <table:table-cell table:formula="of:=COM.MICROSOFT.NORM.INV(RAND(); 0; 1)" office:value-type="float" office:value="2.94220026971989" calcext:value-type="float">
            <text:p>2.9422002697</text:p>
          </table:table-cell>
          <table:table-cell table:formula="of:=NORMINV(RAND(); 62; 4)" office:value-type="float" office:value="67.487113137816" calcext:value-type="float">
            <text:p>67.4871131378</text:p>
          </table:table-cell>
          <table:table-cell table:formula="of:=12 + 3 * [.D661] + 5 * [.C661]" office:value-type="float" office:value="229.172340762048" calcext:value-type="float">
            <text:p>229.172340762</text:p>
          </table:table-cell>
          <table:table-cell/>
        </table:table-row>
        <table:table-row table:style-name="ro1">
          <table:table-cell table:formula="of:=RAND()" office:value-type="float" office:value="0.982714941492304" calcext:value-type="float">
            <text:p>0.9827149415</text:p>
          </table:table-cell>
          <table:table-cell table:formula="of:=NORMINV([.A662];10;3)" office:value-type="float" office:value="16.340074732992" calcext:value-type="float">
            <text:p>16.340074733</text:p>
          </table:table-cell>
          <table:table-cell table:formula="of:=COM.MICROSOFT.NORM.INV(RAND(); 0; 1)" office:value-type="float" office:value="-0.546915923697014" calcext:value-type="float">
            <text:p>-0.5469159237</text:p>
          </table:table-cell>
          <table:table-cell table:formula="of:=NORMINV(RAND(); 62; 4)" office:value-type="float" office:value="61.7215142743297" calcext:value-type="float">
            <text:p>61.7215142743</text:p>
          </table:table-cell>
          <table:table-cell table:formula="of:=12 + 3 * [.D662] + 5 * [.C662]" office:value-type="float" office:value="194.429963204504" calcext:value-type="float">
            <text:p>194.4299632045</text:p>
          </table:table-cell>
          <table:table-cell/>
        </table:table-row>
        <table:table-row table:style-name="ro1">
          <table:table-cell table:formula="of:=RAND()" office:value-type="float" office:value="0.598378287395462" calcext:value-type="float">
            <text:p>0.5983782874</text:p>
          </table:table-cell>
          <table:table-cell table:formula="of:=NORMINV([.A663];10;3)" office:value-type="float" office:value="10.7474551544581" calcext:value-type="float">
            <text:p>10.7474551545</text:p>
          </table:table-cell>
          <table:table-cell table:formula="of:=COM.MICROSOFT.NORM.INV(RAND(); 0; 1)" office:value-type="float" office:value="0.843797083502942" calcext:value-type="float">
            <text:p>0.8437970835</text:p>
          </table:table-cell>
          <table:table-cell table:formula="of:=NORMINV(RAND(); 62; 4)" office:value-type="float" office:value="62.1094848458249" calcext:value-type="float">
            <text:p>62.1094848458</text:p>
          </table:table-cell>
          <table:table-cell table:formula="of:=12 + 3 * [.D663] + 5 * [.C663]" office:value-type="float" office:value="202.547439954989" calcext:value-type="float">
            <text:p>202.547439955</text:p>
          </table:table-cell>
          <table:table-cell/>
        </table:table-row>
        <table:table-row table:style-name="ro1">
          <table:table-cell table:formula="of:=RAND()" office:value-type="float" office:value="0.771470478037372" calcext:value-type="float">
            <text:p>0.771470478</text:p>
          </table:table-cell>
          <table:table-cell table:formula="of:=NORMINV([.A664];10;3)" office:value-type="float" office:value="12.2310947722174" calcext:value-type="float">
            <text:p>12.2310947722</text:p>
          </table:table-cell>
          <table:table-cell table:formula="of:=COM.MICROSOFT.NORM.INV(RAND(); 0; 1)" office:value-type="float" office:value="-0.745287872638659" calcext:value-type="float">
            <text:p>-0.7452878726</text:p>
          </table:table-cell>
          <table:table-cell table:formula="of:=NORMINV(RAND(); 62; 4)" office:value-type="float" office:value="59.8351669456594" calcext:value-type="float">
            <text:p>59.8351669457</text:p>
          </table:table-cell>
          <table:table-cell table:formula="of:=12 + 3 * [.D664] + 5 * [.C664]" office:value-type="float" office:value="187.779061473785" calcext:value-type="float">
            <text:p>187.7790614738</text:p>
          </table:table-cell>
          <table:table-cell/>
        </table:table-row>
        <table:table-row table:style-name="ro1">
          <table:table-cell table:formula="of:=RAND()" office:value-type="float" office:value="0.648198024602607" calcext:value-type="float">
            <text:p>0.6481980246</text:p>
          </table:table-cell>
          <table:table-cell table:formula="of:=NORMINV([.A665];10;3)" office:value-type="float" office:value="11.1413801319438" calcext:value-type="float">
            <text:p>11.1413801319</text:p>
          </table:table-cell>
          <table:table-cell table:formula="of:=COM.MICROSOFT.NORM.INV(RAND(); 0; 1)" office:value-type="float" office:value="-0.343715076319874" calcext:value-type="float">
            <text:p>-0.3437150763</text:p>
          </table:table-cell>
          <table:table-cell table:formula="of:=NORMINV(RAND(); 62; 4)" office:value-type="float" office:value="65.6915847314435" calcext:value-type="float">
            <text:p>65.6915847314</text:p>
          </table:table-cell>
          <table:table-cell table:formula="of:=12 + 3 * [.D665] + 5 * [.C665]" office:value-type="float" office:value="207.356178812731" calcext:value-type="float">
            <text:p>207.3561788127</text:p>
          </table:table-cell>
          <table:table-cell/>
        </table:table-row>
        <table:table-row table:style-name="ro1">
          <table:table-cell table:formula="of:=RAND()" office:value-type="float" office:value="0.818056013202295" calcext:value-type="float">
            <text:p>0.8180560132</text:p>
          </table:table-cell>
          <table:table-cell table:formula="of:=NORMINV([.A666];10;3)" office:value-type="float" office:value="12.7239446269204" calcext:value-type="float">
            <text:p>12.7239446269</text:p>
          </table:table-cell>
          <table:table-cell table:formula="of:=COM.MICROSOFT.NORM.INV(RAND(); 0; 1)" office:value-type="float" office:value="-0.264100012256905" calcext:value-type="float">
            <text:p>-0.2641000123</text:p>
          </table:table-cell>
          <table:table-cell table:formula="of:=NORMINV(RAND(); 62; 4)" office:value-type="float" office:value="62.6126238437356" calcext:value-type="float">
            <text:p>62.6126238437</text:p>
          </table:table-cell>
          <table:table-cell table:formula="of:=12 + 3 * [.D666] + 5 * [.C666]" office:value-type="float" office:value="198.517371469922" calcext:value-type="float">
            <text:p>198.5173714699</text:p>
          </table:table-cell>
          <table:table-cell/>
        </table:table-row>
        <table:table-row table:style-name="ro1">
          <table:table-cell table:formula="of:=RAND()" office:value-type="float" office:value="0.69965171162039" calcext:value-type="float">
            <text:p>0.6996517116</text:p>
          </table:table-cell>
          <table:table-cell table:formula="of:=NORMINV([.A667];10;3)" office:value-type="float" office:value="11.5701971861952" calcext:value-type="float">
            <text:p>11.5701971862</text:p>
          </table:table-cell>
          <table:table-cell table:formula="of:=COM.MICROSOFT.NORM.INV(RAND(); 0; 1)" office:value-type="float" office:value="0.308217982489842" calcext:value-type="float">
            <text:p>0.3082179825</text:p>
          </table:table-cell>
          <table:table-cell table:formula="of:=NORMINV(RAND(); 62; 4)" office:value-type="float" office:value="60.8115268004705" calcext:value-type="float">
            <text:p>60.8115268005</text:p>
          </table:table-cell>
          <table:table-cell table:formula="of:=12 + 3 * [.D667] + 5 * [.C667]" office:value-type="float" office:value="195.975670313861" calcext:value-type="float">
            <text:p>195.9756703139</text:p>
          </table:table-cell>
          <table:table-cell/>
        </table:table-row>
        <table:table-row table:style-name="ro1">
          <table:table-cell table:formula="of:=RAND()" office:value-type="float" office:value="0.451148550026119" calcext:value-type="float">
            <text:p>0.45114855</text:p>
          </table:table-cell>
          <table:table-cell table:formula="of:=NORMINV([.A668];10;3)" office:value-type="float" office:value="9.63171981082981" calcext:value-type="float">
            <text:p>9.6317198108</text:p>
          </table:table-cell>
          <table:table-cell table:formula="of:=COM.MICROSOFT.NORM.INV(RAND(); 0; 1)" office:value-type="float" office:value="0.474613124972219" calcext:value-type="float">
            <text:p>0.474613125</text:p>
          </table:table-cell>
          <table:table-cell table:formula="of:=NORMINV(RAND(); 62; 4)" office:value-type="float" office:value="69.663861668705" calcext:value-type="float">
            <text:p>69.6638616687</text:p>
          </table:table-cell>
          <table:table-cell table:formula="of:=12 + 3 * [.D668] + 5 * [.C668]" office:value-type="float" office:value="223.364650630976" calcext:value-type="float">
            <text:p>223.364650631</text:p>
          </table:table-cell>
          <table:table-cell/>
        </table:table-row>
        <table:table-row table:style-name="ro1">
          <table:table-cell table:formula="of:=RAND()" office:value-type="float" office:value="0.78449097648263" calcext:value-type="float">
            <text:p>0.7844909765</text:p>
          </table:table-cell>
          <table:table-cell table:formula="of:=NORMINV([.A669];10;3)" office:value-type="float" office:value="12.3623522555791" calcext:value-type="float">
            <text:p>12.3623522556</text:p>
          </table:table-cell>
          <table:table-cell table:formula="of:=COM.MICROSOFT.NORM.INV(RAND(); 0; 1)" office:value-type="float" office:value="-0.229382394088169" calcext:value-type="float">
            <text:p>-0.2293823941</text:p>
          </table:table-cell>
          <table:table-cell table:formula="of:=NORMINV(RAND(); 62; 4)" office:value-type="float" office:value="58.6836310451004" calcext:value-type="float">
            <text:p>58.6836310451</text:p>
          </table:table-cell>
          <table:table-cell table:formula="of:=12 + 3 * [.D669] + 5 * [.C669]" office:value-type="float" office:value="186.90398116486" calcext:value-type="float">
            <text:p>186.9039811649</text:p>
          </table:table-cell>
          <table:table-cell/>
        </table:table-row>
        <table:table-row table:style-name="ro1">
          <table:table-cell table:formula="of:=RAND()" office:value-type="float" office:value="0.834463666426018" calcext:value-type="float">
            <text:p>0.8344636664</text:p>
          </table:table-cell>
          <table:table-cell table:formula="of:=NORMINV([.A670];10;3)" office:value-type="float" office:value="12.9158666213044" calcext:value-type="float">
            <text:p>12.9158666213</text:p>
          </table:table-cell>
          <table:table-cell table:formula="of:=COM.MICROSOFT.NORM.INV(RAND(); 0; 1)" office:value-type="float" office:value="1.22415963993135" calcext:value-type="float">
            <text:p>1.2241596399</text:p>
          </table:table-cell>
          <table:table-cell table:formula="of:=NORMINV(RAND(); 62; 4)" office:value-type="float" office:value="67.5689570835311" calcext:value-type="float">
            <text:p>67.5689570835</text:p>
          </table:table-cell>
          <table:table-cell table:formula="of:=12 + 3 * [.D670] + 5 * [.C670]" office:value-type="float" office:value="220.82766945025" calcext:value-type="float">
            <text:p>220.8276694503</text:p>
          </table:table-cell>
          <table:table-cell/>
        </table:table-row>
        <table:table-row table:style-name="ro1">
          <table:table-cell table:formula="of:=RAND()" office:value-type="float" office:value="0.975279659964144" calcext:value-type="float">
            <text:p>0.97527966</text:p>
          </table:table-cell>
          <table:table-cell table:formula="of:=NORMINV([.A671];10;3)" office:value-type="float" office:value="15.8943147626323" calcext:value-type="float">
            <text:p>15.8943147626</text:p>
          </table:table-cell>
          <table:table-cell table:formula="of:=COM.MICROSOFT.NORM.INV(RAND(); 0; 1)" office:value-type="float" office:value="-1.36841025515934" calcext:value-type="float">
            <text:p>-1.3684102552</text:p>
          </table:table-cell>
          <table:table-cell table:formula="of:=NORMINV(RAND(); 62; 4)" office:value-type="float" office:value="59.7733618447459" calcext:value-type="float">
            <text:p>59.7733618447</text:p>
          </table:table-cell>
          <table:table-cell table:formula="of:=12 + 3 * [.D671] + 5 * [.C671]" office:value-type="float" office:value="184.478034258441" calcext:value-type="float">
            <text:p>184.4780342584</text:p>
          </table:table-cell>
          <table:table-cell/>
        </table:table-row>
        <table:table-row table:style-name="ro1">
          <table:table-cell table:formula="of:=RAND()" office:value-type="float" office:value="0.474038207205012" calcext:value-type="float">
            <text:p>0.4740382072</text:p>
          </table:table-cell>
          <table:table-cell table:formula="of:=NORMINV([.A672];10;3)" office:value-type="float" office:value="9.80463230544059" calcext:value-type="float">
            <text:p>9.8046323054</text:p>
          </table:table-cell>
          <table:table-cell table:formula="of:=COM.MICROSOFT.NORM.INV(RAND(); 0; 1)" office:value-type="float" office:value="1.6579883095121" calcext:value-type="float">
            <text:p>1.6579883095</text:p>
          </table:table-cell>
          <table:table-cell table:formula="of:=NORMINV(RAND(); 62; 4)" office:value-type="float" office:value="63.5639326913122" calcext:value-type="float">
            <text:p>63.5639326913</text:p>
          </table:table-cell>
          <table:table-cell table:formula="of:=12 + 3 * [.D672] + 5 * [.C672]" office:value-type="float" office:value="210.981739621497" calcext:value-type="float">
            <text:p>210.9817396215</text:p>
          </table:table-cell>
          <table:table-cell/>
        </table:table-row>
        <table:table-row table:style-name="ro1">
          <table:table-cell table:formula="of:=RAND()" office:value-type="float" office:value="0.765131721738726" calcext:value-type="float">
            <text:p>0.7651317217</text:p>
          </table:table-cell>
          <table:table-cell table:formula="of:=NORMINV([.A673];10;3)" office:value-type="float" office:value="12.168723275976" calcext:value-type="float">
            <text:p>12.168723276</text:p>
          </table:table-cell>
          <table:table-cell table:formula="of:=COM.MICROSOFT.NORM.INV(RAND(); 0; 1)" office:value-type="float" office:value="-0.0940870573432373" calcext:value-type="float">
            <text:p>-0.0940870573</text:p>
          </table:table-cell>
          <table:table-cell table:formula="of:=NORMINV(RAND(); 62; 4)" office:value-type="float" office:value="57.4249803971834" calcext:value-type="float">
            <text:p>57.4249803972</text:p>
          </table:table-cell>
          <table:table-cell table:formula="of:=12 + 3 * [.D673] + 5 * [.C673]" office:value-type="float" office:value="183.804505904834" calcext:value-type="float">
            <text:p>183.8045059048</text:p>
          </table:table-cell>
          <table:table-cell/>
        </table:table-row>
        <table:table-row table:style-name="ro1">
          <table:table-cell table:formula="of:=RAND()" office:value-type="float" office:value="0.686255152570084" calcext:value-type="float">
            <text:p>0.6862551526</text:p>
          </table:table-cell>
          <table:table-cell table:formula="of:=NORMINV([.A674];10;3)" office:value-type="float" office:value="11.4557894359271" calcext:value-type="float">
            <text:p>11.4557894359</text:p>
          </table:table-cell>
          <table:table-cell table:formula="of:=COM.MICROSOFT.NORM.INV(RAND(); 0; 1)" office:value-type="float" office:value="0.678494299678408" calcext:value-type="float">
            <text:p>0.6784942997</text:p>
          </table:table-cell>
          <table:table-cell table:formula="of:=NORMINV(RAND(); 62; 4)" office:value-type="float" office:value="63.1458068645623" calcext:value-type="float">
            <text:p>63.1458068646</text:p>
          </table:table-cell>
          <table:table-cell table:formula="of:=12 + 3 * [.D674] + 5 * [.C674]" office:value-type="float" office:value="204.829892092079" calcext:value-type="float">
            <text:p>204.8298920921</text:p>
          </table:table-cell>
          <table:table-cell/>
        </table:table-row>
        <table:table-row table:style-name="ro1">
          <table:table-cell table:formula="of:=RAND()" office:value-type="float" office:value="0.793261976679787" calcext:value-type="float">
            <text:p>0.7932619767</text:p>
          </table:table-cell>
          <table:table-cell table:formula="of:=NORMINV([.A675];10;3)" office:value-type="float" office:value="12.453375581068" calcext:value-type="float">
            <text:p>12.4533755811</text:p>
          </table:table-cell>
          <table:table-cell table:formula="of:=COM.MICROSOFT.NORM.INV(RAND(); 0; 1)" office:value-type="float" office:value="1.45994505864557" calcext:value-type="float">
            <text:p>1.4599450586</text:p>
          </table:table-cell>
          <table:table-cell table:formula="of:=NORMINV(RAND(); 62; 4)" office:value-type="float" office:value="55.056717541501" calcext:value-type="float">
            <text:p>55.0567175415</text:p>
          </table:table-cell>
          <table:table-cell table:formula="of:=12 + 3 * [.D675] + 5 * [.C675]" office:value-type="float" office:value="184.469877917731" calcext:value-type="float">
            <text:p>184.4698779177</text:p>
          </table:table-cell>
          <table:table-cell/>
        </table:table-row>
        <table:table-row table:style-name="ro1">
          <table:table-cell table:formula="of:=RAND()" office:value-type="float" office:value="0.944626556243748" calcext:value-type="float">
            <text:p>0.9446265562</text:p>
          </table:table-cell>
          <table:table-cell table:formula="of:=NORMINV([.A676];10;3)" office:value-type="float" office:value="14.7845351846834" calcext:value-type="float">
            <text:p>14.7845351847</text:p>
          </table:table-cell>
          <table:table-cell table:formula="of:=COM.MICROSOFT.NORM.INV(RAND(); 0; 1)" office:value-type="float" office:value="0.504520192957723" calcext:value-type="float">
            <text:p>0.504520193</text:p>
          </table:table-cell>
          <table:table-cell table:formula="of:=NORMINV(RAND(); 62; 4)" office:value-type="float" office:value="57.5840189755754" calcext:value-type="float">
            <text:p>57.5840189756</text:p>
          </table:table-cell>
          <table:table-cell table:formula="of:=12 + 3 * [.D676] + 5 * [.C676]" office:value-type="float" office:value="187.274657891515" calcext:value-type="float">
            <text:p>187.2746578915</text:p>
          </table:table-cell>
          <table:table-cell/>
        </table:table-row>
        <table:table-row table:style-name="ro1">
          <table:table-cell table:formula="of:=RAND()" office:value-type="float" office:value="0.663279949454591" calcext:value-type="float">
            <text:p>0.6632799495</text:p>
          </table:table-cell>
          <table:table-cell table:formula="of:=NORMINV([.A677];10;3)" office:value-type="float" office:value="11.2642941722379" calcext:value-type="float">
            <text:p>11.2642941722</text:p>
          </table:table-cell>
          <table:table-cell table:formula="of:=COM.MICROSOFT.NORM.INV(RAND(); 0; 1)" office:value-type="float" office:value="-0.157717406867092" calcext:value-type="float">
            <text:p>-0.1577174069</text:p>
          </table:table-cell>
          <table:table-cell table:formula="of:=NORMINV(RAND(); 62; 4)" office:value-type="float" office:value="59.4558370109748" calcext:value-type="float">
            <text:p>59.455837011</text:p>
          </table:table-cell>
          <table:table-cell table:formula="of:=12 + 3 * [.D677] + 5 * [.C677]" office:value-type="float" office:value="189.578923998589" calcext:value-type="float">
            <text:p>189.5789239986</text:p>
          </table:table-cell>
          <table:table-cell/>
        </table:table-row>
        <table:table-row table:style-name="ro1">
          <table:table-cell table:formula="of:=RAND()" office:value-type="float" office:value="0.0688094997312874" calcext:value-type="float">
            <text:p>0.0688094997</text:p>
          </table:table-cell>
          <table:table-cell table:formula="of:=NORMINV([.A678];10;3)" office:value-type="float" office:value="5.545851184528" calcext:value-type="float">
            <text:p>5.5458511845</text:p>
          </table:table-cell>
          <table:table-cell table:formula="of:=COM.MICROSOFT.NORM.INV(RAND(); 0; 1)" office:value-type="float" office:value="-0.945554796320548" calcext:value-type="float">
            <text:p>-0.9455547963</text:p>
          </table:table-cell>
          <table:table-cell table:formula="of:=NORMINV(RAND(); 62; 4)" office:value-type="float" office:value="57.7386476604176" calcext:value-type="float">
            <text:p>57.7386476604</text:p>
          </table:table-cell>
          <table:table-cell table:formula="of:=12 + 3 * [.D678] + 5 * [.C678]" office:value-type="float" office:value="180.48816899965" calcext:value-type="float">
            <text:p>180.4881689997</text:p>
          </table:table-cell>
          <table:table-cell/>
        </table:table-row>
        <table:table-row table:style-name="ro1">
          <table:table-cell table:formula="of:=RAND()" office:value-type="float" office:value="0.425460678059608" calcext:value-type="float">
            <text:p>0.4254606781</text:p>
          </table:table-cell>
          <table:table-cell table:formula="of:=NORMINV([.A679];10;3)" office:value-type="float" office:value="9.43617108393215" calcext:value-type="float">
            <text:p>9.4361710839</text:p>
          </table:table-cell>
          <table:table-cell table:formula="of:=COM.MICROSOFT.NORM.INV(RAND(); 0; 1)" office:value-type="float" office:value="-1.02053082734247" calcext:value-type="float">
            <text:p>-1.0205308273</text:p>
          </table:table-cell>
          <table:table-cell table:formula="of:=NORMINV(RAND(); 62; 4)" office:value-type="float" office:value="57.9546248581376" calcext:value-type="float">
            <text:p>57.9546248581</text:p>
          </table:table-cell>
          <table:table-cell table:formula="of:=12 + 3 * [.D679] + 5 * [.C679]" office:value-type="float" office:value="180.7612204377" calcext:value-type="float">
            <text:p>180.7612204377</text:p>
          </table:table-cell>
          <table:table-cell/>
        </table:table-row>
        <table:table-row table:style-name="ro1">
          <table:table-cell table:formula="of:=RAND()" office:value-type="float" office:value="0.891963697271422" calcext:value-type="float">
            <text:p>0.8919636973</text:p>
          </table:table-cell>
          <table:table-cell table:formula="of:=NORMINV([.A680];10;3)" office:value-type="float" office:value="13.7111169896201" calcext:value-type="float">
            <text:p>13.7111169896</text:p>
          </table:table-cell>
          <table:table-cell table:formula="of:=COM.MICROSOFT.NORM.INV(RAND(); 0; 1)" office:value-type="float" office:value="1.17139282600526" calcext:value-type="float">
            <text:p>1.171392826</text:p>
          </table:table-cell>
          <table:table-cell table:formula="of:=NORMINV(RAND(); 62; 4)" office:value-type="float" office:value="56.3250433216894" calcext:value-type="float">
            <text:p>56.3250433217</text:p>
          </table:table-cell>
          <table:table-cell table:formula="of:=12 + 3 * [.D680] + 5 * [.C680]" office:value-type="float" office:value="186.832094095094" calcext:value-type="float">
            <text:p>186.8320940951</text:p>
          </table:table-cell>
          <table:table-cell/>
        </table:table-row>
        <table:table-row table:style-name="ro1">
          <table:table-cell table:formula="of:=RAND()" office:value-type="float" office:value="0.902692848350853" calcext:value-type="float">
            <text:p>0.9026928484</text:p>
          </table:table-cell>
          <table:table-cell table:formula="of:=NORMINV([.A681];10;3)" office:value-type="float" office:value="13.8911472124491" calcext:value-type="float">
            <text:p>13.8911472124</text:p>
          </table:table-cell>
          <table:table-cell table:formula="of:=COM.MICROSOFT.NORM.INV(RAND(); 0; 1)" office:value-type="float" office:value="2.11318154351913" calcext:value-type="float">
            <text:p>2.1131815435</text:p>
          </table:table-cell>
          <table:table-cell table:formula="of:=NORMINV(RAND(); 62; 4)" office:value-type="float" office:value="62.8915469647879" calcext:value-type="float">
            <text:p>62.8915469648</text:p>
          </table:table-cell>
          <table:table-cell table:formula="of:=12 + 3 * [.D681] + 5 * [.C681]" office:value-type="float" office:value="211.240548611959" calcext:value-type="float">
            <text:p>211.240548612</text:p>
          </table:table-cell>
          <table:table-cell/>
        </table:table-row>
        <table:table-row table:style-name="ro1">
          <table:table-cell table:formula="of:=RAND()" office:value-type="float" office:value="0.662175599951297" calcext:value-type="float">
            <text:p>0.6621756</text:p>
          </table:table-cell>
          <table:table-cell table:formula="of:=NORMINV([.A682];10;3)" office:value-type="float" office:value="11.2552241574124" calcext:value-type="float">
            <text:p>11.2552241574</text:p>
          </table:table-cell>
          <table:table-cell table:formula="of:=COM.MICROSOFT.NORM.INV(RAND(); 0; 1)" office:value-type="float" office:value="-0.296326851442701" calcext:value-type="float">
            <text:p>-0.2963268514</text:p>
          </table:table-cell>
          <table:table-cell table:formula="of:=NORMINV(RAND(); 62; 4)" office:value-type="float" office:value="64.4422695424399" calcext:value-type="float">
            <text:p>64.4422695424</text:p>
          </table:table-cell>
          <table:table-cell table:formula="of:=12 + 3 * [.D682] + 5 * [.C682]" office:value-type="float" office:value="203.845174370106" calcext:value-type="float">
            <text:p>203.8451743701</text:p>
          </table:table-cell>
          <table:table-cell/>
        </table:table-row>
        <table:table-row table:style-name="ro1">
          <table:table-cell table:formula="of:=RAND()" office:value-type="float" office:value="0.876525222323835" calcext:value-type="float">
            <text:p>0.8765252223</text:p>
          </table:table-cell>
          <table:table-cell table:formula="of:=NORMINV([.A683];10;3)" office:value-type="float" office:value="13.4733713955675" calcext:value-type="float">
            <text:p>13.4733713956</text:p>
          </table:table-cell>
          <table:table-cell table:formula="of:=COM.MICROSOFT.NORM.INV(RAND(); 0; 1)" office:value-type="float" office:value="-0.397577949164704" calcext:value-type="float">
            <text:p>-0.3975779492</text:p>
          </table:table-cell>
          <table:table-cell table:formula="of:=NORMINV(RAND(); 62; 4)" office:value-type="float" office:value="73.8789221095154" calcext:value-type="float">
            <text:p>73.8789221095</text:p>
          </table:table-cell>
          <table:table-cell table:formula="of:=12 + 3 * [.D683] + 5 * [.C683]" office:value-type="float" office:value="231.648876582723" calcext:value-type="float">
            <text:p>231.6488765827</text:p>
          </table:table-cell>
          <table:table-cell/>
        </table:table-row>
        <table:table-row table:style-name="ro1">
          <table:table-cell table:formula="of:=RAND()" office:value-type="float" office:value="0.0517120589502156" calcext:value-type="float">
            <text:p>0.051712059</text:p>
          </table:table-cell>
          <table:table-cell table:formula="of:=NORMINV([.A684];10;3)" office:value-type="float" office:value="5.11457375243186" calcext:value-type="float">
            <text:p>5.1145737524</text:p>
          </table:table-cell>
          <table:table-cell table:formula="of:=COM.MICROSOFT.NORM.INV(RAND(); 0; 1)" office:value-type="float" office:value="0.788036543107093" calcext:value-type="float">
            <text:p>0.7880365431</text:p>
          </table:table-cell>
          <table:table-cell table:formula="of:=NORMINV(RAND(); 62; 4)" office:value-type="float" office:value="66.5514824830421" calcext:value-type="float">
            <text:p>66.551482483</text:p>
          </table:table-cell>
          <table:table-cell table:formula="of:=12 + 3 * [.D684] + 5 * [.C684]" office:value-type="float" office:value="215.594630164662" calcext:value-type="float">
            <text:p>215.5946301647</text:p>
          </table:table-cell>
          <table:table-cell/>
        </table:table-row>
        <table:table-row table:style-name="ro1">
          <table:table-cell table:formula="of:=RAND()" office:value-type="float" office:value="0.747773123206571" calcext:value-type="float">
            <text:p>0.7477731232</text:p>
          </table:table-cell>
          <table:table-cell table:formula="of:=NORMINV([.A685];10;3)" office:value-type="float" office:value="12.0024955653199" calcext:value-type="float">
            <text:p>12.0024955653</text:p>
          </table:table-cell>
          <table:table-cell table:formula="of:=COM.MICROSOFT.NORM.INV(RAND(); 0; 1)" office:value-type="float" office:value="1.77630403561096" calcext:value-type="float">
            <text:p>1.7763040356</text:p>
          </table:table-cell>
          <table:table-cell table:formula="of:=NORMINV(RAND(); 62; 4)" office:value-type="float" office:value="58.9824451882309" calcext:value-type="float">
            <text:p>58.9824451882</text:p>
          </table:table-cell>
          <table:table-cell table:formula="of:=12 + 3 * [.D685] + 5 * [.C685]" office:value-type="float" office:value="197.828855742748" calcext:value-type="float">
            <text:p>197.8288557427</text:p>
          </table:table-cell>
          <table:table-cell/>
        </table:table-row>
        <table:table-row table:style-name="ro1">
          <table:table-cell table:formula="of:=RAND()" office:value-type="float" office:value="0.245653319405392" calcext:value-type="float">
            <text:p>0.2456533194</text:p>
          </table:table-cell>
          <table:table-cell table:formula="of:=NORMINV([.A686];10;3)" office:value-type="float" office:value="7.93530372962588" calcext:value-type="float">
            <text:p>7.9353037296</text:p>
          </table:table-cell>
          <table:table-cell table:formula="of:=COM.MICROSOFT.NORM.INV(RAND(); 0; 1)" office:value-type="float" office:value="-1.0808966523279" calcext:value-type="float">
            <text:p>-1.0808966523</text:p>
          </table:table-cell>
          <table:table-cell table:formula="of:=NORMINV(RAND(); 62; 4)" office:value-type="float" office:value="60.7796604897806" calcext:value-type="float">
            <text:p>60.7796604898</text:p>
          </table:table-cell>
          <table:table-cell table:formula="of:=12 + 3 * [.D686] + 5 * [.C686]" office:value-type="float" office:value="188.934498207702" calcext:value-type="float">
            <text:p>188.9344982077</text:p>
          </table:table-cell>
          <table:table-cell/>
        </table:table-row>
        <table:table-row table:style-name="ro1">
          <table:table-cell table:formula="of:=RAND()" office:value-type="float" office:value="0.915188290411606" calcext:value-type="float">
            <text:p>0.9151882904</text:p>
          </table:table-cell>
          <table:table-cell table:formula="of:=NORMINV([.A687];10;3)" office:value-type="float" office:value="14.1202445177108" calcext:value-type="float">
            <text:p>14.1202445177</text:p>
          </table:table-cell>
          <table:table-cell table:formula="of:=COM.MICROSOFT.NORM.INV(RAND(); 0; 1)" office:value-type="float" office:value="2.22899344524262" calcext:value-type="float">
            <text:p>2.2289934452</text:p>
          </table:table-cell>
          <table:table-cell table:formula="of:=NORMINV(RAND(); 62; 4)" office:value-type="float" office:value="68.4387294235393" calcext:value-type="float">
            <text:p>68.4387294235</text:p>
          </table:table-cell>
          <table:table-cell table:formula="of:=12 + 3 * [.D687] + 5 * [.C687]" office:value-type="float" office:value="228.461155496831" calcext:value-type="float">
            <text:p>228.4611554968</text:p>
          </table:table-cell>
          <table:table-cell/>
        </table:table-row>
        <table:table-row table:style-name="ro1">
          <table:table-cell table:formula="of:=RAND()" office:value-type="float" office:value="0.696296346839517" calcext:value-type="float">
            <text:p>0.6962963468</text:p>
          </table:table-cell>
          <table:table-cell table:formula="of:=NORMINV([.A688];10;3)" office:value-type="float" office:value="11.5413335906745" calcext:value-type="float">
            <text:p>11.5413335907</text:p>
          </table:table-cell>
          <table:table-cell table:formula="of:=COM.MICROSOFT.NORM.INV(RAND(); 0; 1)" office:value-type="float" office:value="0.0934208096559253" calcext:value-type="float">
            <text:p>0.0934208097</text:p>
          </table:table-cell>
          <table:table-cell table:formula="of:=NORMINV(RAND(); 62; 4)" office:value-type="float" office:value="58.1347663545835" calcext:value-type="float">
            <text:p>58.1347663546</text:p>
          </table:table-cell>
          <table:table-cell table:formula="of:=12 + 3 * [.D688] + 5 * [.C688]" office:value-type="float" office:value="186.87140311203" calcext:value-type="float">
            <text:p>186.871403112</text:p>
          </table:table-cell>
          <table:table-cell/>
        </table:table-row>
        <table:table-row table:style-name="ro1">
          <table:table-cell table:formula="of:=RAND()" office:value-type="float" office:value="0.490621230797842" calcext:value-type="float">
            <text:p>0.4906212308</text:p>
          </table:table-cell>
          <table:table-cell table:formula="of:=NORMINV([.A689];10;3)" office:value-type="float" office:value="9.9294662380842" calcext:value-type="float">
            <text:p>9.9294662381</text:p>
          </table:table-cell>
          <table:table-cell table:formula="of:=COM.MICROSOFT.NORM.INV(RAND(); 0; 1)" office:value-type="float" office:value="0.26533832400039" calcext:value-type="float">
            <text:p>0.265338324</text:p>
          </table:table-cell>
          <table:table-cell table:formula="of:=NORMINV(RAND(); 62; 4)" office:value-type="float" office:value="61.7090001568225" calcext:value-type="float">
            <text:p>61.7090001568</text:p>
          </table:table-cell>
          <table:table-cell table:formula="of:=12 + 3 * [.D689] + 5 * [.C689]" office:value-type="float" office:value="198.453692090469" calcext:value-type="float">
            <text:p>198.4536920905</text:p>
          </table:table-cell>
          <table:table-cell/>
        </table:table-row>
        <table:table-row table:style-name="ro1">
          <table:table-cell table:formula="of:=RAND()" office:value-type="float" office:value="0.313768724678084" calcext:value-type="float">
            <text:p>0.3137687247</text:p>
          </table:table-cell>
          <table:table-cell table:formula="of:=NORMINV([.A690];10;3)" office:value-type="float" office:value="8.54441255053839" calcext:value-type="float">
            <text:p>8.5444125505</text:p>
          </table:table-cell>
          <table:table-cell table:formula="of:=COM.MICROSOFT.NORM.INV(RAND(); 0; 1)" office:value-type="float" office:value="-0.438448305772403" calcext:value-type="float">
            <text:p>-0.4384483058</text:p>
          </table:table-cell>
          <table:table-cell table:formula="of:=NORMINV(RAND(); 62; 4)" office:value-type="float" office:value="61.2839023717862" calcext:value-type="float">
            <text:p>61.2839023718</text:p>
          </table:table-cell>
          <table:table-cell table:formula="of:=12 + 3 * [.D690] + 5 * [.C690]" office:value-type="float" office:value="193.659465586497" calcext:value-type="float">
            <text:p>193.6594655865</text:p>
          </table:table-cell>
          <table:table-cell/>
        </table:table-row>
        <table:table-row table:style-name="ro1">
          <table:table-cell table:formula="of:=RAND()" office:value-type="float" office:value="0.662517349701375" calcext:value-type="float">
            <text:p>0.6625173497</text:p>
          </table:table-cell>
          <table:table-cell table:formula="of:=NORMINV([.A691];10;3)" office:value-type="float" office:value="11.2580297161721" calcext:value-type="float">
            <text:p>11.2580297162</text:p>
          </table:table-cell>
          <table:table-cell table:formula="of:=COM.MICROSOFT.NORM.INV(RAND(); 0; 1)" office:value-type="float" office:value="-0.731573777572415" calcext:value-type="float">
            <text:p>-0.7315737776</text:p>
          </table:table-cell>
          <table:table-cell table:formula="of:=NORMINV(RAND(); 62; 4)" office:value-type="float" office:value="66.1071076870518" calcext:value-type="float">
            <text:p>66.1071076871</text:p>
          </table:table-cell>
          <table:table-cell table:formula="of:=12 + 3 * [.D691] + 5 * [.C691]" office:value-type="float" office:value="206.663454173293" calcext:value-type="float">
            <text:p>206.6634541733</text:p>
          </table:table-cell>
          <table:table-cell/>
        </table:table-row>
        <table:table-row table:style-name="ro1">
          <table:table-cell table:formula="of:=RAND()" office:value-type="float" office:value="0.4572357411962" calcext:value-type="float">
            <text:p>0.4572357412</text:p>
          </table:table-cell>
          <table:table-cell table:formula="of:=NORMINV([.A692];10;3)" office:value-type="float" office:value="9.67779934911443" calcext:value-type="float">
            <text:p>9.6777993491</text:p>
          </table:table-cell>
          <table:table-cell table:formula="of:=COM.MICROSOFT.NORM.INV(RAND(); 0; 1)" office:value-type="float" office:value="0.770433412204735" calcext:value-type="float">
            <text:p>0.7704334122</text:p>
          </table:table-cell>
          <table:table-cell table:formula="of:=NORMINV(RAND(); 62; 4)" office:value-type="float" office:value="65.1269818197896" calcext:value-type="float">
            <text:p>65.1269818198</text:p>
          </table:table-cell>
          <table:table-cell table:formula="of:=12 + 3 * [.D692] + 5 * [.C692]" office:value-type="float" office:value="211.233112520392" calcext:value-type="float">
            <text:p>211.2331125204</text:p>
          </table:table-cell>
          <table:table-cell/>
        </table:table-row>
        <table:table-row table:style-name="ro1">
          <table:table-cell table:formula="of:=RAND()" office:value-type="float" office:value="0.33243817044422" calcext:value-type="float">
            <text:p>0.3324381704</text:p>
          </table:table-cell>
          <table:table-cell table:formula="of:=NORMINV([.A693];10;3)" office:value-type="float" office:value="8.70042833880121" calcext:value-type="float">
            <text:p>8.7004283388</text:p>
          </table:table-cell>
          <table:table-cell table:formula="of:=COM.MICROSOFT.NORM.INV(RAND(); 0; 1)" office:value-type="float" office:value="0.402527062461137" calcext:value-type="float">
            <text:p>0.4025270625</text:p>
          </table:table-cell>
          <table:table-cell table:formula="of:=NORMINV(RAND(); 62; 4)" office:value-type="float" office:value="71.6313346845824" calcext:value-type="float">
            <text:p>71.6313346846</text:p>
          </table:table-cell>
          <table:table-cell table:formula="of:=12 + 3 * [.D693] + 5 * [.C693]" office:value-type="float" office:value="228.906639366053" calcext:value-type="float">
            <text:p>228.9066393661</text:p>
          </table:table-cell>
          <table:table-cell/>
        </table:table-row>
        <table:table-row table:style-name="ro1">
          <table:table-cell table:formula="of:=RAND()" office:value-type="float" office:value="0.183344876859337" calcext:value-type="float">
            <text:p>0.1833448769</text:p>
          </table:table-cell>
          <table:table-cell table:formula="of:=NORMINV([.A694];10;3)" office:value-type="float" office:value="7.29192609215765" calcext:value-type="float">
            <text:p>7.2919260922</text:p>
          </table:table-cell>
          <table:table-cell table:formula="of:=COM.MICROSOFT.NORM.INV(RAND(); 0; 1)" office:value-type="float" office:value="-0.79014596649839" calcext:value-type="float">
            <text:p>-0.7901459665</text:p>
          </table:table-cell>
          <table:table-cell table:formula="of:=NORMINV(RAND(); 62; 4)" office:value-type="float" office:value="63.9310048070904" calcext:value-type="float">
            <text:p>63.9310048071</text:p>
          </table:table-cell>
          <table:table-cell table:formula="of:=12 + 3 * [.D694] + 5 * [.C694]" office:value-type="float" office:value="199.842284588779" calcext:value-type="float">
            <text:p>199.8422845888</text:p>
          </table:table-cell>
          <table:table-cell/>
        </table:table-row>
        <table:table-row table:style-name="ro1">
          <table:table-cell table:formula="of:=RAND()" office:value-type="float" office:value="0.0683141308836639" calcext:value-type="float">
            <text:p>0.0683141309</text:p>
          </table:table-cell>
          <table:table-cell table:formula="of:=NORMINV([.A695];10;3)" office:value-type="float" office:value="5.5346044991786" calcext:value-type="float">
            <text:p>5.5346044992</text:p>
          </table:table-cell>
          <table:table-cell table:formula="of:=COM.MICROSOFT.NORM.INV(RAND(); 0; 1)" office:value-type="float" office:value="-0.499469012489396" calcext:value-type="float">
            <text:p>-0.4994690125</text:p>
          </table:table-cell>
          <table:table-cell table:formula="of:=NORMINV(RAND(); 62; 4)" office:value-type="float" office:value="58.8996205483847" calcext:value-type="float">
            <text:p>58.8996205484</text:p>
          </table:table-cell>
          <table:table-cell table:formula="of:=12 + 3 * [.D695] + 5 * [.C695]" office:value-type="float" office:value="186.201516582707" calcext:value-type="float">
            <text:p>186.2015165827</text:p>
          </table:table-cell>
          <table:table-cell/>
        </table:table-row>
        <table:table-row table:style-name="ro1">
          <table:table-cell table:formula="of:=RAND()" office:value-type="float" office:value="0.78635843610391" calcext:value-type="float">
            <text:p>0.7863584361</text:p>
          </table:table-cell>
          <table:table-cell table:formula="of:=NORMINV([.A696];10;3)" office:value-type="float" office:value="12.3815481080111" calcext:value-type="float">
            <text:p>12.381548108</text:p>
          </table:table-cell>
          <table:table-cell table:formula="of:=COM.MICROSOFT.NORM.INV(RAND(); 0; 1)" office:value-type="float" office:value="0.770215956422696" calcext:value-type="float">
            <text:p>0.7702159564</text:p>
          </table:table-cell>
          <table:table-cell table:formula="of:=NORMINV(RAND(); 62; 4)" office:value-type="float" office:value="60.2739277395881" calcext:value-type="float">
            <text:p>60.2739277396</text:p>
          </table:table-cell>
          <table:table-cell table:formula="of:=12 + 3 * [.D696] + 5 * [.C696]" office:value-type="float" office:value="196.672863000878" calcext:value-type="float">
            <text:p>196.6728630009</text:p>
          </table:table-cell>
          <table:table-cell/>
        </table:table-row>
        <table:table-row table:style-name="ro1">
          <table:table-cell table:formula="of:=RAND()" office:value-type="float" office:value="0.886876858770847" calcext:value-type="float">
            <text:p>0.8868768588</text:p>
          </table:table-cell>
          <table:table-cell table:formula="of:=NORMINV([.A697];10;3)" office:value-type="float" office:value="13.6302549677906" calcext:value-type="float">
            <text:p>13.6302549678</text:p>
          </table:table-cell>
          <table:table-cell table:formula="of:=COM.MICROSOFT.NORM.INV(RAND(); 0; 1)" office:value-type="float" office:value="-1.0245317160536" calcext:value-type="float">
            <text:p>-1.0245317161</text:p>
          </table:table-cell>
          <table:table-cell table:formula="of:=NORMINV(RAND(); 62; 4)" office:value-type="float" office:value="62.3068722097745" calcext:value-type="float">
            <text:p>62.3068722098</text:p>
          </table:table-cell>
          <table:table-cell table:formula="of:=12 + 3 * [.D697] + 5 * [.C697]" office:value-type="float" office:value="193.797958049055" calcext:value-type="float">
            <text:p>193.7979580491</text:p>
          </table:table-cell>
          <table:table-cell/>
        </table:table-row>
        <table:table-row table:style-name="ro1">
          <table:table-cell table:formula="of:=RAND()" office:value-type="float" office:value="0.563820434268564" calcext:value-type="float">
            <text:p>0.5638204343</text:p>
          </table:table-cell>
          <table:table-cell table:formula="of:=NORMINV([.A698];10;3)" office:value-type="float" office:value="10.4819878613461" calcext:value-type="float">
            <text:p>10.4819878613</text:p>
          </table:table-cell>
          <table:table-cell table:formula="of:=COM.MICROSOFT.NORM.INV(RAND(); 0; 1)" office:value-type="float" office:value="-1.2405908420143" calcext:value-type="float">
            <text:p>-1.240590842</text:p>
          </table:table-cell>
          <table:table-cell table:formula="of:=NORMINV(RAND(); 62; 4)" office:value-type="float" office:value="59.310447617199" calcext:value-type="float">
            <text:p>59.3104476172</text:p>
          </table:table-cell>
          <table:table-cell table:formula="of:=12 + 3 * [.D698] + 5 * [.C698]" office:value-type="float" office:value="183.728388641525" calcext:value-type="float">
            <text:p>183.7283886415</text:p>
          </table:table-cell>
          <table:table-cell/>
        </table:table-row>
        <table:table-row table:style-name="ro1">
          <table:table-cell table:formula="of:=RAND()" office:value-type="float" office:value="0.182921587023884" calcext:value-type="float">
            <text:p>0.182921587</text:p>
          </table:table-cell>
          <table:table-cell table:formula="of:=NORMINV([.A699];10;3)" office:value-type="float" office:value="7.28713863658318" calcext:value-type="float">
            <text:p>7.2871386366</text:p>
          </table:table-cell>
          <table:table-cell table:formula="of:=COM.MICROSOFT.NORM.INV(RAND(); 0; 1)" office:value-type="float" office:value="-0.181235997475793" calcext:value-type="float">
            <text:p>-0.1812359975</text:p>
          </table:table-cell>
          <table:table-cell table:formula="of:=NORMINV(RAND(); 62; 4)" office:value-type="float" office:value="68.4780333837674" calcext:value-type="float">
            <text:p>68.4780333838</text:p>
          </table:table-cell>
          <table:table-cell table:formula="of:=12 + 3 * [.D699] + 5 * [.C699]" office:value-type="float" office:value="216.527920163923" calcext:value-type="float">
            <text:p>216.5279201639</text:p>
          </table:table-cell>
          <table:table-cell/>
        </table:table-row>
        <table:table-row table:style-name="ro1">
          <table:table-cell table:formula="of:=RAND()" office:value-type="float" office:value="0.492252663243562" calcext:value-type="float">
            <text:p>0.4922526632</text:p>
          </table:table-cell>
          <table:table-cell table:formula="of:=NORMINV([.A700];10;3)" office:value-type="float" office:value="9.94173725759528" calcext:value-type="float">
            <text:p>9.9417372576</text:p>
          </table:table-cell>
          <table:table-cell table:formula="of:=COM.MICROSOFT.NORM.INV(RAND(); 0; 1)" office:value-type="float" office:value="-1.28821787877893" calcext:value-type="float">
            <text:p>-1.2882178788</text:p>
          </table:table-cell>
          <table:table-cell table:formula="of:=NORMINV(RAND(); 62; 4)" office:value-type="float" office:value="62.0782250014012" calcext:value-type="float">
            <text:p>62.0782250014</text:p>
          </table:table-cell>
          <table:table-cell table:formula="of:=12 + 3 * [.D700] + 5 * [.C700]" office:value-type="float" office:value="191.793585610309" calcext:value-type="float">
            <text:p>191.7935856103</text:p>
          </table:table-cell>
          <table:table-cell/>
        </table:table-row>
        <table:table-row table:style-name="ro1">
          <table:table-cell table:formula="of:=RAND()" office:value-type="float" office:value="0.462114757159725" calcext:value-type="float">
            <text:p>0.4621147572</text:p>
          </table:table-cell>
          <table:table-cell table:formula="of:=NORMINV([.A701];10;3)" office:value-type="float" office:value="9.71467777713656" calcext:value-type="float">
            <text:p>9.7146777771</text:p>
          </table:table-cell>
          <table:table-cell table:formula="of:=COM.MICROSOFT.NORM.INV(RAND(); 0; 1)" office:value-type="float" office:value="0.23191047865572" calcext:value-type="float">
            <text:p>0.2319104787</text:p>
          </table:table-cell>
          <table:table-cell table:formula="of:=NORMINV(RAND(); 62; 4)" office:value-type="float" office:value="57.5602508211112" calcext:value-type="float">
            <text:p>57.5602508211</text:p>
          </table:table-cell>
          <table:table-cell table:formula="of:=12 + 3 * [.D701] + 5 * [.C701]" office:value-type="float" office:value="185.840304856612" calcext:value-type="float">
            <text:p>185.8403048566</text:p>
          </table:table-cell>
          <table:table-cell/>
        </table:table-row>
        <table:table-row table:style-name="ro1">
          <table:table-cell table:formula="of:=RAND()" office:value-type="float" office:value="0.830138024874032" calcext:value-type="float">
            <text:p>0.8301380249</text:p>
          </table:table-cell>
          <table:table-cell table:formula="of:=NORMINV([.A702];10;3)" office:value-type="float" office:value="12.864132497785" calcext:value-type="float">
            <text:p>12.8641324978</text:p>
          </table:table-cell>
          <table:table-cell table:formula="of:=COM.MICROSOFT.NORM.INV(RAND(); 0; 1)" office:value-type="float" office:value="-0.416257113580204" calcext:value-type="float">
            <text:p>-0.4162571136</text:p>
          </table:table-cell>
          <table:table-cell table:formula="of:=NORMINV(RAND(); 62; 4)" office:value-type="float" office:value="63.3264215496058" calcext:value-type="float">
            <text:p>63.3264215496</text:p>
          </table:table-cell>
          <table:table-cell table:formula="of:=12 + 3 * [.D702] + 5 * [.C702]" office:value-type="float" office:value="199.897979080916" calcext:value-type="float">
            <text:p>199.8979790809</text:p>
          </table:table-cell>
          <table:table-cell/>
        </table:table-row>
        <table:table-row table:style-name="ro1">
          <table:table-cell table:formula="of:=RAND()" office:value-type="float" office:value="0.688530336832628" calcext:value-type="float">
            <text:p>0.6885303368</text:p>
          </table:table-cell>
          <table:table-cell table:formula="of:=NORMINV([.A703];10;3)" office:value-type="float" office:value="11.4750665303566" calcext:value-type="float">
            <text:p>11.4750665304</text:p>
          </table:table-cell>
          <table:table-cell table:formula="of:=COM.MICROSOFT.NORM.INV(RAND(); 0; 1)" office:value-type="float" office:value="0.986180828168945" calcext:value-type="float">
            <text:p>0.9861808282</text:p>
          </table:table-cell>
          <table:table-cell table:formula="of:=NORMINV(RAND(); 62; 4)" office:value-type="float" office:value="60.5325322679854" calcext:value-type="float">
            <text:p>60.532532268</text:p>
          </table:table-cell>
          <table:table-cell table:formula="of:=12 + 3 * [.D703] + 5 * [.C703]" office:value-type="float" office:value="198.528500944801" calcext:value-type="float">
            <text:p>198.5285009448</text:p>
          </table:table-cell>
          <table:table-cell/>
        </table:table-row>
        <table:table-row table:style-name="ro1">
          <table:table-cell table:formula="of:=RAND()" office:value-type="float" office:value="0.323843033984303" calcext:value-type="float">
            <text:p>0.323843034</text:p>
          </table:table-cell>
          <table:table-cell table:formula="of:=NORMINV([.A704];10;3)" office:value-type="float" office:value="8.62906270054563" calcext:value-type="float">
            <text:p>8.6290627005</text:p>
          </table:table-cell>
          <table:table-cell table:formula="of:=COM.MICROSOFT.NORM.INV(RAND(); 0; 1)" office:value-type="float" office:value="-1.87486251766997" calcext:value-type="float">
            <text:p>-1.8748625177</text:p>
          </table:table-cell>
          <table:table-cell table:formula="of:=NORMINV(RAND(); 62; 4)" office:value-type="float" office:value="60.6686970439571" calcext:value-type="float">
            <text:p>60.668697044</text:p>
          </table:table-cell>
          <table:table-cell table:formula="of:=12 + 3 * [.D704] + 5 * [.C704]" office:value-type="float" office:value="184.631778543522" calcext:value-type="float">
            <text:p>184.6317785435</text:p>
          </table:table-cell>
          <table:table-cell/>
        </table:table-row>
        <table:table-row table:style-name="ro1">
          <table:table-cell table:formula="of:=RAND()" office:value-type="float" office:value="0.991281518479809" calcext:value-type="float">
            <text:p>0.9912815185</text:p>
          </table:table-cell>
          <table:table-cell table:formula="of:=NORMINV([.A705];10;3)" office:value-type="float" office:value="17.1320862024546" calcext:value-type="float">
            <text:p>17.1320862025</text:p>
          </table:table-cell>
          <table:table-cell table:formula="of:=COM.MICROSOFT.NORM.INV(RAND(); 0; 1)" office:value-type="float" office:value="-0.109551662705362" calcext:value-type="float">
            <text:p>-0.1095516627</text:p>
          </table:table-cell>
          <table:table-cell table:formula="of:=NORMINV(RAND(); 62; 4)" office:value-type="float" office:value="60.7787517621141" calcext:value-type="float">
            <text:p>60.7787517621</text:p>
          </table:table-cell>
          <table:table-cell table:formula="of:=12 + 3 * [.D705] + 5 * [.C705]" office:value-type="float" office:value="193.788496972815" calcext:value-type="float">
            <text:p>193.7884969728</text:p>
          </table:table-cell>
          <table:table-cell/>
        </table:table-row>
        <table:table-row table:style-name="ro1">
          <table:table-cell table:formula="of:=RAND()" office:value-type="float" office:value="0.336970456410199" calcext:value-type="float">
            <text:p>0.3369704564</text:p>
          </table:table-cell>
          <table:table-cell table:formula="of:=NORMINV([.A706];10;3)" office:value-type="float" office:value="8.73776341975731" calcext:value-type="float">
            <text:p>8.7377634198</text:p>
          </table:table-cell>
          <table:table-cell table:formula="of:=COM.MICROSOFT.NORM.INV(RAND(); 0; 1)" office:value-type="float" office:value="-0.64388974541529" calcext:value-type="float">
            <text:p>-0.6438897454</text:p>
          </table:table-cell>
          <table:table-cell table:formula="of:=NORMINV(RAND(); 62; 4)" office:value-type="float" office:value="63.8625713027716" calcext:value-type="float">
            <text:p>63.8625713028</text:p>
          </table:table-cell>
          <table:table-cell table:formula="of:=12 + 3 * [.D706] + 5 * [.C706]" office:value-type="float" office:value="200.368265181238" calcext:value-type="float">
            <text:p>200.3682651812</text:p>
          </table:table-cell>
          <table:table-cell/>
        </table:table-row>
        <table:table-row table:style-name="ro1">
          <table:table-cell table:formula="of:=RAND()" office:value-type="float" office:value="0.169043160043657" calcext:value-type="float">
            <text:p>0.16904316</text:p>
          </table:table-cell>
          <table:table-cell table:formula="of:=NORMINV([.A707];10;3)" office:value-type="float" office:value="7.12614017315557" calcext:value-type="float">
            <text:p>7.1261401732</text:p>
          </table:table-cell>
          <table:table-cell table:formula="of:=COM.MICROSOFT.NORM.INV(RAND(); 0; 1)" office:value-type="float" office:value="1.11947525563146" calcext:value-type="float">
            <text:p>1.1194752556</text:p>
          </table:table-cell>
          <table:table-cell table:formula="of:=NORMINV(RAND(); 62; 4)" office:value-type="float" office:value="63.0300308951705" calcext:value-type="float">
            <text:p>63.0300308952</text:p>
          </table:table-cell>
          <table:table-cell table:formula="of:=12 + 3 * [.D707] + 5 * [.C707]" office:value-type="float" office:value="206.687468963669" calcext:value-type="float">
            <text:p>206.6874689637</text:p>
          </table:table-cell>
          <table:table-cell/>
        </table:table-row>
        <table:table-row table:style-name="ro1">
          <table:table-cell table:formula="of:=RAND()" office:value-type="float" office:value="0.0389747673179954" calcext:value-type="float">
            <text:p>0.0389747673</text:p>
          </table:table-cell>
          <table:table-cell table:formula="of:=NORMINV([.A708];10;3)" office:value-type="float" office:value="4.71187215707682" calcext:value-type="float">
            <text:p>4.7118721571</text:p>
          </table:table-cell>
          <table:table-cell table:formula="of:=COM.MICROSOFT.NORM.INV(RAND(); 0; 1)" office:value-type="float" office:value="1.19247922985638" calcext:value-type="float">
            <text:p>1.1924792299</text:p>
          </table:table-cell>
          <table:table-cell table:formula="of:=NORMINV(RAND(); 62; 4)" office:value-type="float" office:value="58.8136882609139" calcext:value-type="float">
            <text:p>58.8136882609</text:p>
          </table:table-cell>
          <table:table-cell table:formula="of:=12 + 3 * [.D708] + 5 * [.C708]" office:value-type="float" office:value="194.403460932024" calcext:value-type="float">
            <text:p>194.403460932</text:p>
          </table:table-cell>
          <table:table-cell/>
        </table:table-row>
        <table:table-row table:style-name="ro1">
          <table:table-cell table:formula="of:=RAND()" office:value-type="float" office:value="0.353897915221751" calcext:value-type="float">
            <text:p>0.3538979152</text:p>
          </table:table-cell>
          <table:table-cell table:formula="of:=NORMINV([.A709];10;3)" office:value-type="float" office:value="8.87554601579711" calcext:value-type="float">
            <text:p>8.8755460158</text:p>
          </table:table-cell>
          <table:table-cell table:formula="of:=COM.MICROSOFT.NORM.INV(RAND(); 0; 1)" office:value-type="float" office:value="1.48560769491629" calcext:value-type="float">
            <text:p>1.4856076949</text:p>
          </table:table-cell>
          <table:table-cell table:formula="of:=NORMINV(RAND(); 62; 4)" office:value-type="float" office:value="57.7230511674231" calcext:value-type="float">
            <text:p>57.7230511674</text:p>
          </table:table-cell>
          <table:table-cell table:formula="of:=12 + 3 * [.D709] + 5 * [.C709]" office:value-type="float" office:value="192.597191976851" calcext:value-type="float">
            <text:p>192.5971919769</text:p>
          </table:table-cell>
          <table:table-cell/>
        </table:table-row>
        <table:table-row table:style-name="ro1">
          <table:table-cell table:formula="of:=RAND()" office:value-type="float" office:value="0.227983547840267" calcext:value-type="float">
            <text:p>0.2279835478</text:p>
          </table:table-cell>
          <table:table-cell table:formula="of:=NORMINV([.A710];10;3)" office:value-type="float" office:value="7.76348800868336" calcext:value-type="float">
            <text:p>7.7634880087</text:p>
          </table:table-cell>
          <table:table-cell table:formula="of:=COM.MICROSOFT.NORM.INV(RAND(); 0; 1)" office:value-type="float" office:value="-1.50084162512513" calcext:value-type="float">
            <text:p>-1.5008416251</text:p>
          </table:table-cell>
          <table:table-cell table:formula="of:=NORMINV(RAND(); 62; 4)" office:value-type="float" office:value="56.6534220508747" calcext:value-type="float">
            <text:p>56.6534220509</text:p>
          </table:table-cell>
          <table:table-cell table:formula="of:=12 + 3 * [.D710] + 5 * [.C710]" office:value-type="float" office:value="174.456058026999" calcext:value-type="float">
            <text:p>174.456058027</text:p>
          </table:table-cell>
          <table:table-cell/>
        </table:table-row>
        <table:table-row table:style-name="ro1">
          <table:table-cell table:formula="of:=RAND()" office:value-type="float" office:value="0.176442592171952" calcext:value-type="float">
            <text:p>0.1764425922</text:p>
          </table:table-cell>
          <table:table-cell table:formula="of:=NORMINV([.A711];10;3)" office:value-type="float" office:value="7.21297741211679" calcext:value-type="float">
            <text:p>7.2129774121</text:p>
          </table:table-cell>
          <table:table-cell table:formula="of:=COM.MICROSOFT.NORM.INV(RAND(); 0; 1)" office:value-type="float" office:value="0.950505772852911" calcext:value-type="float">
            <text:p>0.9505057729</text:p>
          </table:table-cell>
          <table:table-cell table:formula="of:=NORMINV(RAND(); 62; 4)" office:value-type="float" office:value="57.5166127922476" calcext:value-type="float">
            <text:p>57.5166127922</text:p>
          </table:table-cell>
          <table:table-cell table:formula="of:=12 + 3 * [.D711] + 5 * [.C711]" office:value-type="float" office:value="189.302367241007" calcext:value-type="float">
            <text:p>189.302367241</text:p>
          </table:table-cell>
          <table:table-cell/>
        </table:table-row>
        <table:table-row table:style-name="ro1">
          <table:table-cell table:formula="of:=RAND()" office:value-type="float" office:value="0.351726246997714" calcext:value-type="float">
            <text:p>0.351726247</text:p>
          </table:table-cell>
          <table:table-cell table:formula="of:=NORMINV([.A712];10;3)" office:value-type="float" office:value="8.85800763205937" calcext:value-type="float">
            <text:p>8.8580076321</text:p>
          </table:table-cell>
          <table:table-cell table:formula="of:=COM.MICROSOFT.NORM.INV(RAND(); 0; 1)" office:value-type="float" office:value="-0.915040148691291" calcext:value-type="float">
            <text:p>-0.9150401487</text:p>
          </table:table-cell>
          <table:table-cell table:formula="of:=NORMINV(RAND(); 62; 4)" office:value-type="float" office:value="55.1377141389528" calcext:value-type="float">
            <text:p>55.137714139</text:p>
          </table:table-cell>
          <table:table-cell table:formula="of:=12 + 3 * [.D712] + 5 * [.C712]" office:value-type="float" office:value="172.837941673402" calcext:value-type="float">
            <text:p>172.8379416734</text:p>
          </table:table-cell>
          <table:table-cell/>
        </table:table-row>
        <table:table-row table:style-name="ro1">
          <table:table-cell table:formula="of:=RAND()" office:value-type="float" office:value="0.0491122957319021" calcext:value-type="float">
            <text:p>0.0491122957</text:p>
          </table:table-cell>
          <table:table-cell table:formula="of:=NORMINV([.A713];10;3)" office:value-type="float" office:value="5.03943280488896" calcext:value-type="float">
            <text:p>5.0394328049</text:p>
          </table:table-cell>
          <table:table-cell table:formula="of:=COM.MICROSOFT.NORM.INV(RAND(); 0; 1)" office:value-type="float" office:value="0.633521748913047" calcext:value-type="float">
            <text:p>0.6335217489</text:p>
          </table:table-cell>
          <table:table-cell table:formula="of:=NORMINV(RAND(); 62; 4)" office:value-type="float" office:value="63.0283289409567" calcext:value-type="float">
            <text:p>63.028328941</text:p>
          </table:table-cell>
          <table:table-cell table:formula="of:=12 + 3 * [.D713] + 5 * [.C713]" office:value-type="float" office:value="204.252595567435" calcext:value-type="float">
            <text:p>204.2525955674</text:p>
          </table:table-cell>
          <table:table-cell/>
        </table:table-row>
        <table:table-row table:style-name="ro1">
          <table:table-cell table:formula="of:=RAND()" office:value-type="float" office:value="0.485221841139719" calcext:value-type="float">
            <text:p>0.4852218411</text:p>
          </table:table-cell>
          <table:table-cell table:formula="of:=NORMINV([.A714];10;3)" office:value-type="float" office:value="9.8888445196225" calcext:value-type="float">
            <text:p>9.8888445196</text:p>
          </table:table-cell>
          <table:table-cell table:formula="of:=COM.MICROSOFT.NORM.INV(RAND(); 0; 1)" office:value-type="float" office:value="0.119383995390059" calcext:value-type="float">
            <text:p>0.1193839954</text:p>
          </table:table-cell>
          <table:table-cell table:formula="of:=NORMINV(RAND(); 62; 4)" office:value-type="float" office:value="65.9413822220888" calcext:value-type="float">
            <text:p>65.9413822221</text:p>
          </table:table-cell>
          <table:table-cell table:formula="of:=12 + 3 * [.D714] + 5 * [.C714]" office:value-type="float" office:value="210.421066643217" calcext:value-type="float">
            <text:p>210.4210666432</text:p>
          </table:table-cell>
          <table:table-cell/>
        </table:table-row>
        <table:table-row table:style-name="ro1">
          <table:table-cell table:formula="of:=RAND()" office:value-type="float" office:value="0.316703820833936" calcext:value-type="float">
            <text:p>0.3167038208</text:p>
          </table:table-cell>
          <table:table-cell table:formula="of:=NORMINV([.A715];10;3)" office:value-type="float" office:value="8.56919177164909" calcext:value-type="float">
            <text:p>8.5691917716</text:p>
          </table:table-cell>
          <table:table-cell table:formula="of:=COM.MICROSOFT.NORM.INV(RAND(); 0; 1)" office:value-type="float" office:value="0.0744706321702214" calcext:value-type="float">
            <text:p>0.0744706322</text:p>
          </table:table-cell>
          <table:table-cell table:formula="of:=NORMINV(RAND(); 62; 4)" office:value-type="float" office:value="69.0720345454151" calcext:value-type="float">
            <text:p>69.0720345454</text:p>
          </table:table-cell>
          <table:table-cell table:formula="of:=12 + 3 * [.D715] + 5 * [.C715]" office:value-type="float" office:value="219.588456797097" calcext:value-type="float">
            <text:p>219.5884567971</text:p>
          </table:table-cell>
          <table:table-cell/>
        </table:table-row>
        <table:table-row table:style-name="ro1">
          <table:table-cell table:formula="of:=RAND()" office:value-type="float" office:value="0.336846974445507" calcext:value-type="float">
            <text:p>0.3368469744</text:p>
          </table:table-cell>
          <table:table-cell table:formula="of:=NORMINV([.A716];10;3)" office:value-type="float" office:value="8.73674883926654" calcext:value-type="float">
            <text:p>8.7367488393</text:p>
          </table:table-cell>
          <table:table-cell table:formula="of:=COM.MICROSOFT.NORM.INV(RAND(); 0; 1)" office:value-type="float" office:value="0.0519626868060451" calcext:value-type="float">
            <text:p>0.0519626868</text:p>
          </table:table-cell>
          <table:table-cell table:formula="of:=NORMINV(RAND(); 62; 4)" office:value-type="float" office:value="57.5067974070715" calcext:value-type="float">
            <text:p>57.5067974071</text:p>
          </table:table-cell>
          <table:table-cell table:formula="of:=12 + 3 * [.D716] + 5 * [.C716]" office:value-type="float" office:value="184.780205655245" calcext:value-type="float">
            <text:p>184.7802056552</text:p>
          </table:table-cell>
          <table:table-cell/>
        </table:table-row>
        <table:table-row table:style-name="ro1">
          <table:table-cell table:formula="of:=RAND()" office:value-type="float" office:value="0.81867531244643" calcext:value-type="float">
            <text:p>0.8186753124</text:p>
          </table:table-cell>
          <table:table-cell table:formula="of:=NORMINV([.A717];10;3)" office:value-type="float" office:value="12.7309850307118" calcext:value-type="float">
            <text:p>12.7309850307</text:p>
          </table:table-cell>
          <table:table-cell table:formula="of:=COM.MICROSOFT.NORM.INV(RAND(); 0; 1)" office:value-type="float" office:value="-0.430072495028103" calcext:value-type="float">
            <text:p>-0.430072495</text:p>
          </table:table-cell>
          <table:table-cell table:formula="of:=NORMINV(RAND(); 62; 4)" office:value-type="float" office:value="53.4541071571074" calcext:value-type="float">
            <text:p>53.4541071571</text:p>
          </table:table-cell>
          <table:table-cell table:formula="of:=12 + 3 * [.D717] + 5 * [.C717]" office:value-type="float" office:value="170.211958996182" calcext:value-type="float">
            <text:p>170.2119589962</text:p>
          </table:table-cell>
          <table:table-cell/>
        </table:table-row>
        <table:table-row table:style-name="ro1">
          <table:table-cell table:formula="of:=RAND()" office:value-type="float" office:value="0.0382919183466583" calcext:value-type="float">
            <text:p>0.0382919183</text:p>
          </table:table-cell>
          <table:table-cell table:formula="of:=NORMINV([.A718];10;3)" office:value-type="float" office:value="4.68741731706808" calcext:value-type="float">
            <text:p>4.6874173171</text:p>
          </table:table-cell>
          <table:table-cell table:formula="of:=COM.MICROSOFT.NORM.INV(RAND(); 0; 1)" office:value-type="float" office:value="0.174348728649085" calcext:value-type="float">
            <text:p>0.1743487286</text:p>
          </table:table-cell>
          <table:table-cell table:formula="of:=NORMINV(RAND(); 62; 4)" office:value-type="float" office:value="62.4818919466506" calcext:value-type="float">
            <text:p>62.4818919467</text:p>
          </table:table-cell>
          <table:table-cell table:formula="of:=12 + 3 * [.D718] + 5 * [.C718]" office:value-type="float" office:value="200.317419483197" calcext:value-type="float">
            <text:p>200.3174194832</text:p>
          </table:table-cell>
          <table:table-cell/>
        </table:table-row>
        <table:table-row table:style-name="ro1">
          <table:table-cell table:formula="of:=RAND()" office:value-type="float" office:value="0.764007539954037" calcext:value-type="float">
            <text:p>0.76400754</text:p>
          </table:table-cell>
          <table:table-cell table:formula="of:=NORMINV([.A719];10;3)" office:value-type="float" office:value="12.1577596277909" calcext:value-type="float">
            <text:p>12.1577596278</text:p>
          </table:table-cell>
          <table:table-cell table:formula="of:=COM.MICROSOFT.NORM.INV(RAND(); 0; 1)" office:value-type="float" office:value="1.96300502518857" calcext:value-type="float">
            <text:p>1.9630050252</text:p>
          </table:table-cell>
          <table:table-cell table:formula="of:=NORMINV(RAND(); 62; 4)" office:value-type="float" office:value="60.0836573923274" calcext:value-type="float">
            <text:p>60.0836573923</text:p>
          </table:table-cell>
          <table:table-cell table:formula="of:=12 + 3 * [.D719] + 5 * [.C719]" office:value-type="float" office:value="202.065997302925" calcext:value-type="float">
            <text:p>202.0659973029</text:p>
          </table:table-cell>
          <table:table-cell/>
        </table:table-row>
        <table:table-row table:style-name="ro1">
          <table:table-cell table:formula="of:=RAND()" office:value-type="float" office:value="0.0464505758136511" calcext:value-type="float">
            <text:p>0.0464505758</text:p>
          </table:table-cell>
          <table:table-cell table:formula="of:=NORMINV([.A720];10;3)" office:value-type="float" office:value="4.9591337929666" calcext:value-type="float">
            <text:p>4.959133793</text:p>
          </table:table-cell>
          <table:table-cell table:formula="of:=COM.MICROSOFT.NORM.INV(RAND(); 0; 1)" office:value-type="float" office:value="0.905599102080191" calcext:value-type="float">
            <text:p>0.9055991021</text:p>
          </table:table-cell>
          <table:table-cell table:formula="of:=NORMINV(RAND(); 62; 4)" office:value-type="float" office:value="60.2186883268111" calcext:value-type="float">
            <text:p>60.2186883268</text:p>
          </table:table-cell>
          <table:table-cell table:formula="of:=12 + 3 * [.D720] + 5 * [.C720]" office:value-type="float" office:value="197.184060490834" calcext:value-type="float">
            <text:p>197.1840604908</text:p>
          </table:table-cell>
          <table:table-cell/>
        </table:table-row>
        <table:table-row table:style-name="ro1">
          <table:table-cell table:formula="of:=RAND()" office:value-type="float" office:value="0.00801942497491837" calcext:value-type="float">
            <text:p>0.008019425</text:p>
          </table:table-cell>
          <table:table-cell table:formula="of:=NORMINV([.A721];10;3)" office:value-type="float" office:value="2.77590910935859" calcext:value-type="float">
            <text:p>2.7759091094</text:p>
          </table:table-cell>
          <table:table-cell table:formula="of:=COM.MICROSOFT.NORM.INV(RAND(); 0; 1)" office:value-type="float" office:value="-0.319385544314162" calcext:value-type="float">
            <text:p>-0.3193855443</text:p>
          </table:table-cell>
          <table:table-cell table:formula="of:=NORMINV(RAND(); 62; 4)" office:value-type="float" office:value="60.955860953387" calcext:value-type="float">
            <text:p>60.9558609534</text:p>
          </table:table-cell>
          <table:table-cell table:formula="of:=12 + 3 * [.D721] + 5 * [.C721]" office:value-type="float" office:value="193.27065513859" calcext:value-type="float">
            <text:p>193.2706551386</text:p>
          </table:table-cell>
          <table:table-cell/>
        </table:table-row>
        <table:table-row table:style-name="ro1">
          <table:table-cell table:formula="of:=RAND()" office:value-type="float" office:value="0.234772484051064" calcext:value-type="float">
            <text:p>0.2347724841</text:p>
          </table:table-cell>
          <table:table-cell table:formula="of:=NORMINV([.A722];10;3)" office:value-type="float" office:value="7.8303411468668" calcext:value-type="float">
            <text:p>7.8303411469</text:p>
          </table:table-cell>
          <table:table-cell table:formula="of:=COM.MICROSOFT.NORM.INV(RAND(); 0; 1)" office:value-type="float" office:value="1.29947508311883" calcext:value-type="float">
            <text:p>1.2994750831</text:p>
          </table:table-cell>
          <table:table-cell table:formula="of:=NORMINV(RAND(); 62; 4)" office:value-type="float" office:value="56.8863149089919" calcext:value-type="float">
            <text:p>56.886314909</text:p>
          </table:table-cell>
          <table:table-cell table:formula="of:=12 + 3 * [.D722] + 5 * [.C722]" office:value-type="float" office:value="189.15632014257" calcext:value-type="float">
            <text:p>189.1563201426</text:p>
          </table:table-cell>
          <table:table-cell/>
        </table:table-row>
        <table:table-row table:style-name="ro1">
          <table:table-cell table:formula="of:=RAND()" office:value-type="float" office:value="0.961557022063062" calcext:value-type="float">
            <text:p>0.9615570221</text:p>
          </table:table-cell>
          <table:table-cell table:formula="of:=NORMINV([.A723];10;3)" office:value-type="float" office:value="15.3071423593788" calcext:value-type="float">
            <text:p>15.3071423594</text:p>
          </table:table-cell>
          <table:table-cell table:formula="of:=COM.MICROSOFT.NORM.INV(RAND(); 0; 1)" office:value-type="float" office:value="-0.550027756857626" calcext:value-type="float">
            <text:p>-0.5500277569</text:p>
          </table:table-cell>
          <table:table-cell table:formula="of:=NORMINV(RAND(); 62; 4)" office:value-type="float" office:value="61.6114574694492" calcext:value-type="float">
            <text:p>61.6114574694</text:p>
          </table:table-cell>
          <table:table-cell table:formula="of:=12 + 3 * [.D723] + 5 * [.C723]" office:value-type="float" office:value="194.084233624059" calcext:value-type="float">
            <text:p>194.0842336241</text:p>
          </table:table-cell>
          <table:table-cell/>
        </table:table-row>
        <table:table-row table:style-name="ro1">
          <table:table-cell table:formula="of:=RAND()" office:value-type="float" office:value="0.15918865124695" calcext:value-type="float">
            <text:p>0.1591886512</text:p>
          </table:table-cell>
          <table:table-cell table:formula="of:=NORMINV([.A724];10;3)" office:value-type="float" office:value="7.00660589047089" calcext:value-type="float">
            <text:p>7.0066058905</text:p>
          </table:table-cell>
          <table:table-cell table:formula="of:=COM.MICROSOFT.NORM.INV(RAND(); 0; 1)" office:value-type="float" office:value="0.860717532174238" calcext:value-type="float">
            <text:p>0.8607175322</text:p>
          </table:table-cell>
          <table:table-cell table:formula="of:=NORMINV(RAND(); 62; 4)" office:value-type="float" office:value="58.2101118075035" calcext:value-type="float">
            <text:p>58.2101118075</text:p>
          </table:table-cell>
          <table:table-cell table:formula="of:=12 + 3 * [.D724] + 5 * [.C724]" office:value-type="float" office:value="190.933923083382" calcext:value-type="float">
            <text:p>190.9339230834</text:p>
          </table:table-cell>
          <table:table-cell/>
        </table:table-row>
        <table:table-row table:style-name="ro1">
          <table:table-cell table:formula="of:=RAND()" office:value-type="float" office:value="0.313608665019274" calcext:value-type="float">
            <text:p>0.313608665</text:p>
          </table:table-cell>
          <table:table-cell table:formula="of:=NORMINV([.A725];10;3)" office:value-type="float" office:value="8.54305842053886" calcext:value-type="float">
            <text:p>8.5430584205</text:p>
          </table:table-cell>
          <table:table-cell table:formula="of:=COM.MICROSOFT.NORM.INV(RAND(); 0; 1)" office:value-type="float" office:value="0.119758938033517" calcext:value-type="float">
            <text:p>0.119758938</text:p>
          </table:table-cell>
          <table:table-cell table:formula="of:=NORMINV(RAND(); 62; 4)" office:value-type="float" office:value="61.3212824142757" calcext:value-type="float">
            <text:p>61.3212824143</text:p>
          </table:table-cell>
          <table:table-cell table:formula="of:=12 + 3 * [.D725] + 5 * [.C725]" office:value-type="float" office:value="196.562641932995" calcext:value-type="float">
            <text:p>196.562641933</text:p>
          </table:table-cell>
          <table:table-cell/>
        </table:table-row>
        <table:table-row table:style-name="ro1">
          <table:table-cell table:formula="of:=RAND()" office:value-type="float" office:value="0.650547621073201" calcext:value-type="float">
            <text:p>0.6505476211</text:p>
          </table:table-cell>
          <table:table-cell table:formula="of:=NORMINV([.A726];10;3)" office:value-type="float" office:value="11.160398052485" calcext:value-type="float">
            <text:p>11.1603980525</text:p>
          </table:table-cell>
          <table:table-cell table:formula="of:=COM.MICROSOFT.NORM.INV(RAND(); 0; 1)" office:value-type="float" office:value="-1.11603136847894" calcext:value-type="float">
            <text:p>-1.1160313685</text:p>
          </table:table-cell>
          <table:table-cell table:formula="of:=NORMINV(RAND(); 62; 4)" office:value-type="float" office:value="65.4167611294995" calcext:value-type="float">
            <text:p>65.4167611295</text:p>
          </table:table-cell>
          <table:table-cell table:formula="of:=12 + 3 * [.D726] + 5 * [.C726]" office:value-type="float" office:value="202.670126546104" calcext:value-type="float">
            <text:p>202.6701265461</text:p>
          </table:table-cell>
          <table:table-cell/>
        </table:table-row>
        <table:table-row table:style-name="ro1">
          <table:table-cell table:formula="of:=RAND()" office:value-type="float" office:value="0.560875504277647" calcext:value-type="float">
            <text:p>0.5608755043</text:p>
          </table:table-cell>
          <table:table-cell table:formula="of:=NORMINV([.A727];10;3)" office:value-type="float" office:value="10.4595679152089" calcext:value-type="float">
            <text:p>10.4595679152</text:p>
          </table:table-cell>
          <table:table-cell table:formula="of:=COM.MICROSOFT.NORM.INV(RAND(); 0; 1)" office:value-type="float" office:value="-0.0639335167633852" calcext:value-type="float">
            <text:p>-0.0639335168</text:p>
          </table:table-cell>
          <table:table-cell table:formula="of:=NORMINV(RAND(); 62; 4)" office:value-type="float" office:value="60.7763322555707" calcext:value-type="float">
            <text:p>60.7763322556</text:p>
          </table:table-cell>
          <table:table-cell table:formula="of:=12 + 3 * [.D727] + 5 * [.C727]" office:value-type="float" office:value="194.009329182895" calcext:value-type="float">
            <text:p>194.0093291829</text:p>
          </table:table-cell>
          <table:table-cell/>
        </table:table-row>
        <table:table-row table:style-name="ro1">
          <table:table-cell table:formula="of:=RAND()" office:value-type="float" office:value="0.325808455236256" calcext:value-type="float">
            <text:p>0.3258084552</text:p>
          </table:table-cell>
          <table:table-cell table:formula="of:=NORMINV([.A728];10;3)" office:value-type="float" office:value="8.64544872942695" calcext:value-type="float">
            <text:p>8.6454487294</text:p>
          </table:table-cell>
          <table:table-cell table:formula="of:=COM.MICROSOFT.NORM.INV(RAND(); 0; 1)" office:value-type="float" office:value="0.694393202878263" calcext:value-type="float">
            <text:p>0.6943932029</text:p>
          </table:table-cell>
          <table:table-cell table:formula="of:=NORMINV(RAND(); 62; 4)" office:value-type="float" office:value="58.1212439421437" calcext:value-type="float">
            <text:p>58.1212439421</text:p>
          </table:table-cell>
          <table:table-cell table:formula="of:=12 + 3 * [.D728] + 5 * [.C728]" office:value-type="float" office:value="189.835697840822" calcext:value-type="float">
            <text:p>189.8356978408</text:p>
          </table:table-cell>
          <table:table-cell/>
        </table:table-row>
        <table:table-row table:style-name="ro1">
          <table:table-cell table:formula="of:=RAND()" office:value-type="float" office:value="0.248443423537537" calcext:value-type="float">
            <text:p>0.2484434235</text:p>
          </table:table-cell>
          <table:table-cell table:formula="of:=NORMINV([.A729];10;3)" office:value-type="float" office:value="7.96181135310569" calcext:value-type="float">
            <text:p>7.9618113531</text:p>
          </table:table-cell>
          <table:table-cell table:formula="of:=COM.MICROSOFT.NORM.INV(RAND(); 0; 1)" office:value-type="float" office:value="0.752150182453057" calcext:value-type="float">
            <text:p>0.7521501825</text:p>
          </table:table-cell>
          <table:table-cell table:formula="of:=NORMINV(RAND(); 62; 4)" office:value-type="float" office:value="63.1359243288857" calcext:value-type="float">
            <text:p>63.1359243289</text:p>
          </table:table-cell>
          <table:table-cell table:formula="of:=12 + 3 * [.D729] + 5 * [.C729]" office:value-type="float" office:value="205.168523898922" calcext:value-type="float">
            <text:p>205.1685238989</text:p>
          </table:table-cell>
          <table:table-cell/>
        </table:table-row>
        <table:table-row table:style-name="ro1">
          <table:table-cell table:formula="of:=RAND()" office:value-type="float" office:value="0.666337370872498" calcext:value-type="float">
            <text:p>0.6663373709</text:p>
          </table:table-cell>
          <table:table-cell table:formula="of:=NORMINV([.A730];10;3)" office:value-type="float" office:value="11.289465463626" calcext:value-type="float">
            <text:p>11.2894654636</text:p>
          </table:table-cell>
          <table:table-cell table:formula="of:=COM.MICROSOFT.NORM.INV(RAND(); 0; 1)" office:value-type="float" office:value="0.430407070396551" calcext:value-type="float">
            <text:p>0.4304070704</text:p>
          </table:table-cell>
          <table:table-cell table:formula="of:=NORMINV(RAND(); 62; 4)" office:value-type="float" office:value="66.1747291593848" calcext:value-type="float">
            <text:p>66.1747291594</text:p>
          </table:table-cell>
          <table:table-cell table:formula="of:=12 + 3 * [.D730] + 5 * [.C730]" office:value-type="float" office:value="212.676222830137" calcext:value-type="float">
            <text:p>212.6762228301</text:p>
          </table:table-cell>
          <table:table-cell/>
        </table:table-row>
        <table:table-row table:style-name="ro1">
          <table:table-cell table:formula="of:=RAND()" office:value-type="float" office:value="0.293575586983934" calcext:value-type="float">
            <text:p>0.293575587</text:p>
          </table:table-cell>
          <table:table-cell table:formula="of:=NORMINV([.A731];10;3)" office:value-type="float" office:value="8.37109311912544" calcext:value-type="float">
            <text:p>8.3710931191</text:p>
          </table:table-cell>
          <table:table-cell table:formula="of:=COM.MICROSOFT.NORM.INV(RAND(); 0; 1)" office:value-type="float" office:value="-1.79229409768924" calcext:value-type="float">
            <text:p>-1.7922940977</text:p>
          </table:table-cell>
          <table:table-cell table:formula="of:=NORMINV(RAND(); 62; 4)" office:value-type="float" office:value="66.4865304036757" calcext:value-type="float">
            <text:p>66.4865304037</text:p>
          </table:table-cell>
          <table:table-cell table:formula="of:=12 + 3 * [.D731] + 5 * [.C731]" office:value-type="float" office:value="202.498120722581" calcext:value-type="float">
            <text:p>202.4981207226</text:p>
          </table:table-cell>
          <table:table-cell/>
        </table:table-row>
        <table:table-row table:style-name="ro1">
          <table:table-cell table:formula="of:=RAND()" office:value-type="float" office:value="0.798834079410881" calcext:value-type="float">
            <text:p>0.7988340794</text:p>
          </table:table-cell>
          <table:table-cell table:formula="of:=NORMINV([.A732];10;3)" office:value-type="float" office:value="12.5123918035112" calcext:value-type="float">
            <text:p>12.5123918035</text:p>
          </table:table-cell>
          <table:table-cell table:formula="of:=COM.MICROSOFT.NORM.INV(RAND(); 0; 1)" office:value-type="float" office:value="0.0479697424404317" calcext:value-type="float">
            <text:p>0.0479697424</text:p>
          </table:table-cell>
          <table:table-cell table:formula="of:=NORMINV(RAND(); 62; 4)" office:value-type="float" office:value="68.0308115747367" calcext:value-type="float">
            <text:p>68.0308115747</text:p>
          </table:table-cell>
          <table:table-cell table:formula="of:=12 + 3 * [.D732] + 5 * [.C732]" office:value-type="float" office:value="216.332283436412" calcext:value-type="float">
            <text:p>216.3322834364</text:p>
          </table:table-cell>
          <table:table-cell/>
        </table:table-row>
        <table:table-row table:style-name="ro1">
          <table:table-cell table:formula="of:=RAND()" office:value-type="float" office:value="0.632627990562469" calcext:value-type="float">
            <text:p>0.6326279906</text:p>
          </table:table-cell>
          <table:table-cell table:formula="of:=NORMINV([.A733];10;3)" office:value-type="float" office:value="11.016465235758" calcext:value-type="float">
            <text:p>11.0164652358</text:p>
          </table:table-cell>
          <table:table-cell table:formula="of:=COM.MICROSOFT.NORM.INV(RAND(); 0; 1)" office:value-type="float" office:value="0.111143850384285" calcext:value-type="float">
            <text:p>0.1111438504</text:p>
          </table:table-cell>
          <table:table-cell table:formula="of:=NORMINV(RAND(); 62; 4)" office:value-type="float" office:value="55.2087302769902" calcext:value-type="float">
            <text:p>55.208730277</text:p>
          </table:table-cell>
          <table:table-cell table:formula="of:=12 + 3 * [.D733] + 5 * [.C733]" office:value-type="float" office:value="178.181910082892" calcext:value-type="float">
            <text:p>178.1819100829</text:p>
          </table:table-cell>
          <table:table-cell/>
        </table:table-row>
        <table:table-row table:style-name="ro1">
          <table:table-cell table:formula="of:=RAND()" office:value-type="float" office:value="0.321277438430116" calcext:value-type="float">
            <text:p>0.3212774384</text:p>
          </table:table-cell>
          <table:table-cell table:formula="of:=NORMINV([.A734];10;3)" office:value-type="float" office:value="8.60761112064617" calcext:value-type="float">
            <text:p>8.6076111206</text:p>
          </table:table-cell>
          <table:table-cell table:formula="of:=COM.MICROSOFT.NORM.INV(RAND(); 0; 1)" office:value-type="float" office:value="-0.46320554816407" calcext:value-type="float">
            <text:p>-0.4632055482</text:p>
          </table:table-cell>
          <table:table-cell table:formula="of:=NORMINV(RAND(); 62; 4)" office:value-type="float" office:value="58.5255378562984" calcext:value-type="float">
            <text:p>58.5255378563</text:p>
          </table:table-cell>
          <table:table-cell table:formula="of:=12 + 3 * [.D734] + 5 * [.C734]" office:value-type="float" office:value="185.260585828075" calcext:value-type="float">
            <text:p>185.2605858281</text:p>
          </table:table-cell>
          <table:table-cell/>
        </table:table-row>
        <table:table-row table:style-name="ro1">
          <table:table-cell table:formula="of:=RAND()" office:value-type="float" office:value="0.644179874798283" calcext:value-type="float">
            <text:p>0.6441798748</text:p>
          </table:table-cell>
          <table:table-cell table:formula="of:=NORMINV([.A735];10;3)" office:value-type="float" office:value="11.1089622412668" calcext:value-type="float">
            <text:p>11.1089622413</text:p>
          </table:table-cell>
          <table:table-cell table:formula="of:=COM.MICROSOFT.NORM.INV(RAND(); 0; 1)" office:value-type="float" office:value="0.237248103593551" calcext:value-type="float">
            <text:p>0.2372481036</text:p>
          </table:table-cell>
          <table:table-cell table:formula="of:=NORMINV(RAND(); 62; 4)" office:value-type="float" office:value="60.2053938220523" calcext:value-type="float">
            <text:p>60.2053938221</text:p>
          </table:table-cell>
          <table:table-cell table:formula="of:=12 + 3 * [.D735] + 5 * [.C735]" office:value-type="float" office:value="193.802421984125" calcext:value-type="float">
            <text:p>193.8024219841</text:p>
          </table:table-cell>
          <table:table-cell/>
        </table:table-row>
        <table:table-row table:style-name="ro1">
          <table:table-cell table:formula="of:=RAND()" office:value-type="float" office:value="0.0103484897408634" calcext:value-type="float">
            <text:p>0.0103484897</text:p>
          </table:table-cell>
          <table:table-cell table:formula="of:=NORMINV([.A736];10;3)" office:value-type="float" office:value="3.05959913068045" calcext:value-type="float">
            <text:p>3.0595991307</text:p>
          </table:table-cell>
          <table:table-cell table:formula="of:=COM.MICROSOFT.NORM.INV(RAND(); 0; 1)" office:value-type="float" office:value="-0.922049355439875" calcext:value-type="float">
            <text:p>-0.9220493554</text:p>
          </table:table-cell>
          <table:table-cell table:formula="of:=NORMINV(RAND(); 62; 4)" office:value-type="float" office:value="58.4207085760749" calcext:value-type="float">
            <text:p>58.4207085761</text:p>
          </table:table-cell>
          <table:table-cell table:formula="of:=12 + 3 * [.D736] + 5 * [.C736]" office:value-type="float" office:value="182.651878951025" calcext:value-type="float">
            <text:p>182.651878951</text:p>
          </table:table-cell>
          <table:table-cell/>
        </table:table-row>
        <table:table-row table:style-name="ro1">
          <table:table-cell table:formula="of:=RAND()" office:value-type="float" office:value="0.299681053729728" calcext:value-type="float">
            <text:p>0.2996810537</text:p>
          </table:table-cell>
          <table:table-cell table:formula="of:=NORMINV([.A737];10;3)" office:value-type="float" office:value="8.42404583176282" calcext:value-type="float">
            <text:p>8.4240458318</text:p>
          </table:table-cell>
          <table:table-cell table:formula="of:=COM.MICROSOFT.NORM.INV(RAND(); 0; 1)" office:value-type="float" office:value="1.65623633591795" calcext:value-type="float">
            <text:p>1.6562363359</text:p>
          </table:table-cell>
          <table:table-cell table:formula="of:=NORMINV(RAND(); 62; 4)" office:value-type="float" office:value="62.6649155246808" calcext:value-type="float">
            <text:p>62.6649155247</text:p>
          </table:table-cell>
          <table:table-cell table:formula="of:=12 + 3 * [.D737] + 5 * [.C737]" office:value-type="float" office:value="208.275928253632" calcext:value-type="float">
            <text:p>208.2759282536</text:p>
          </table:table-cell>
          <table:table-cell/>
        </table:table-row>
        <table:table-row table:style-name="ro1">
          <table:table-cell table:formula="of:=RAND()" office:value-type="float" office:value="0.732748825801536" calcext:value-type="float">
            <text:p>0.7327488258</text:p>
          </table:table-cell>
          <table:table-cell table:formula="of:=NORMINV([.A738];10;3)" office:value-type="float" office:value="11.8634435496829" calcext:value-type="float">
            <text:p>11.8634435497</text:p>
          </table:table-cell>
          <table:table-cell table:formula="of:=COM.MICROSOFT.NORM.INV(RAND(); 0; 1)" office:value-type="float" office:value="0.391510885568904" calcext:value-type="float">
            <text:p>0.3915108856</text:p>
          </table:table-cell>
          <table:table-cell table:formula="of:=NORMINV(RAND(); 62; 4)" office:value-type="float" office:value="62.5570476899912" calcext:value-type="float">
            <text:p>62.55704769</text:p>
          </table:table-cell>
          <table:table-cell table:formula="of:=12 + 3 * [.D738] + 5 * [.C738]" office:value-type="float" office:value="201.628697497818" calcext:value-type="float">
            <text:p>201.6286974978</text:p>
          </table:table-cell>
          <table:table-cell/>
        </table:table-row>
        <table:table-row table:style-name="ro1">
          <table:table-cell table:formula="of:=RAND()" office:value-type="float" office:value="0.590669399593025" calcext:value-type="float">
            <text:p>0.5906693996</text:p>
          </table:table-cell>
          <table:table-cell table:formula="of:=NORMINV([.A739];10;3)" office:value-type="float" office:value="10.687801771137" calcext:value-type="float">
            <text:p>10.6878017711</text:p>
          </table:table-cell>
          <table:table-cell table:formula="of:=COM.MICROSOFT.NORM.INV(RAND(); 0; 1)" office:value-type="float" office:value="1.00258723967987" calcext:value-type="float">
            <text:p>1.0025872397</text:p>
          </table:table-cell>
          <table:table-cell table:formula="of:=NORMINV(RAND(); 62; 4)" office:value-type="float" office:value="69.9940128295889" calcext:value-type="float">
            <text:p>69.9940128296</text:p>
          </table:table-cell>
          <table:table-cell table:formula="of:=12 + 3 * [.D739] + 5 * [.C739]" office:value-type="float" office:value="226.994974687166" calcext:value-type="float">
            <text:p>226.9949746872</text:p>
          </table:table-cell>
          <table:table-cell/>
        </table:table-row>
        <table:table-row table:style-name="ro1">
          <table:table-cell table:formula="of:=RAND()" office:value-type="float" office:value="0.962607958819717" calcext:value-type="float">
            <text:p>0.9626079588</text:p>
          </table:table-cell>
          <table:table-cell table:formula="of:=NORMINV([.A740];10;3)" office:value-type="float" office:value="15.3453589891476" calcext:value-type="float">
            <text:p>15.3453589891</text:p>
          </table:table-cell>
          <table:table-cell table:formula="of:=COM.MICROSOFT.NORM.INV(RAND(); 0; 1)" office:value-type="float" office:value="1.37157346817521" calcext:value-type="float">
            <text:p>1.3715734682</text:p>
          </table:table-cell>
          <table:table-cell table:formula="of:=NORMINV(RAND(); 62; 4)" office:value-type="float" office:value="61.1340114621433" calcext:value-type="float">
            <text:p>61.1340114621</text:p>
          </table:table-cell>
          <table:table-cell table:formula="of:=12 + 3 * [.D740] + 5 * [.C740]" office:value-type="float" office:value="202.259901727306" calcext:value-type="float">
            <text:p>202.2599017273</text:p>
          </table:table-cell>
          <table:table-cell/>
        </table:table-row>
        <table:table-row table:style-name="ro1">
          <table:table-cell table:formula="of:=RAND()" office:value-type="float" office:value="0.624627812765539" calcext:value-type="float">
            <text:p>0.6246278128</text:p>
          </table:table-cell>
          <table:table-cell table:formula="of:=NORMINV([.A741];10;3)" office:value-type="float" office:value="10.952973995576" calcext:value-type="float">
            <text:p>10.9529739956</text:p>
          </table:table-cell>
          <table:table-cell table:formula="of:=COM.MICROSOFT.NORM.INV(RAND(); 0; 1)" office:value-type="float" office:value="-0.597219216155616" calcext:value-type="float">
            <text:p>-0.5972192162</text:p>
          </table:table-cell>
          <table:table-cell table:formula="of:=NORMINV(RAND(); 62; 4)" office:value-type="float" office:value="62.0971622052083" calcext:value-type="float">
            <text:p>62.0971622052</text:p>
          </table:table-cell>
          <table:table-cell table:formula="of:=12 + 3 * [.D741] + 5 * [.C741]" office:value-type="float" office:value="195.305390534847" calcext:value-type="float">
            <text:p>195.3053905348</text:p>
          </table:table-cell>
          <table:table-cell/>
        </table:table-row>
        <table:table-row table:style-name="ro1">
          <table:table-cell table:formula="of:=RAND()" office:value-type="float" office:value="0.0503488918766379" calcext:value-type="float">
            <text:p>0.0503488919</text:p>
          </table:table-cell>
          <table:table-cell table:formula="of:=NORMINV([.A742];10;3)" office:value-type="float" office:value="5.07555954269426" calcext:value-type="float">
            <text:p>5.0755595427</text:p>
          </table:table-cell>
          <table:table-cell table:formula="of:=COM.MICROSOFT.NORM.INV(RAND(); 0; 1)" office:value-type="float" office:value="-3.14410813903242" calcext:value-type="float">
            <text:p>-3.144108139</text:p>
          </table:table-cell>
          <table:table-cell table:formula="of:=NORMINV(RAND(); 62; 4)" office:value-type="float" office:value="67.9147986811426" calcext:value-type="float">
            <text:p>67.9147986811</text:p>
          </table:table-cell>
          <table:table-cell table:formula="of:=12 + 3 * [.D742] + 5 * [.C742]" office:value-type="float" office:value="200.023855348266" calcext:value-type="float">
            <text:p>200.0238553483</text:p>
          </table:table-cell>
          <table:table-cell/>
        </table:table-row>
        <table:table-row table:style-name="ro1">
          <table:table-cell table:formula="of:=RAND()" office:value-type="float" office:value="0.570077722193673" calcext:value-type="float">
            <text:p>0.5700777222</text:p>
          </table:table-cell>
          <table:table-cell table:formula="of:=NORMINV([.A743];10;3)" office:value-type="float" office:value="10.529716128392" calcext:value-type="float">
            <text:p>10.5297161284</text:p>
          </table:table-cell>
          <table:table-cell table:formula="of:=COM.MICROSOFT.NORM.INV(RAND(); 0; 1)" office:value-type="float" office:value="0.613167807267457" calcext:value-type="float">
            <text:p>0.6131678073</text:p>
          </table:table-cell>
          <table:table-cell table:formula="of:=NORMINV(RAND(); 62; 4)" office:value-type="float" office:value="53.614593161237" calcext:value-type="float">
            <text:p>53.6145931612</text:p>
          </table:table-cell>
          <table:table-cell table:formula="of:=12 + 3 * [.D743] + 5 * [.C743]" office:value-type="float" office:value="175.909618520048" calcext:value-type="float">
            <text:p>175.90961852</text:p>
          </table:table-cell>
          <table:table-cell/>
        </table:table-row>
        <table:table-row table:style-name="ro1">
          <table:table-cell table:formula="of:=RAND()" office:value-type="float" office:value="0.620836854912341" calcext:value-type="float">
            <text:p>0.6208368549</text:p>
          </table:table-cell>
          <table:table-cell table:formula="of:=NORMINV([.A744];10;3)" office:value-type="float" office:value="10.9230382238834" calcext:value-type="float">
            <text:p>10.9230382239</text:p>
          </table:table-cell>
          <table:table-cell table:formula="of:=COM.MICROSOFT.NORM.INV(RAND(); 0; 1)" office:value-type="float" office:value="0.505440493141023" calcext:value-type="float">
            <text:p>0.5054404931</text:p>
          </table:table-cell>
          <table:table-cell table:formula="of:=NORMINV(RAND(); 62; 4)" office:value-type="float" office:value="57.5714093964962" calcext:value-type="float">
            <text:p>57.5714093965</text:p>
          </table:table-cell>
          <table:table-cell table:formula="of:=12 + 3 * [.D744] + 5 * [.C744]" office:value-type="float" office:value="187.241430655194" calcext:value-type="float">
            <text:p>187.2414306552</text:p>
          </table:table-cell>
          <table:table-cell/>
        </table:table-row>
        <table:table-row table:style-name="ro1">
          <table:table-cell table:formula="of:=RAND()" office:value-type="float" office:value="0.224631276680157" calcext:value-type="float">
            <text:p>0.2246312767</text:p>
          </table:table-cell>
          <table:table-cell table:formula="of:=NORMINV([.A745];10;3)" office:value-type="float" office:value="7.73006489742335" calcext:value-type="float">
            <text:p>7.7300648974</text:p>
          </table:table-cell>
          <table:table-cell table:formula="of:=COM.MICROSOFT.NORM.INV(RAND(); 0; 1)" office:value-type="float" office:value="0.891102080385247" calcext:value-type="float">
            <text:p>0.8911020804</text:p>
          </table:table-cell>
          <table:table-cell table:formula="of:=NORMINV(RAND(); 62; 4)" office:value-type="float" office:value="58.0073446483456" calcext:value-type="float">
            <text:p>58.0073446483</text:p>
          </table:table-cell>
          <table:table-cell table:formula="of:=12 + 3 * [.D745] + 5 * [.C745]" office:value-type="float" office:value="190.477544346963" calcext:value-type="float">
            <text:p>190.477544347</text:p>
          </table:table-cell>
          <table:table-cell/>
        </table:table-row>
        <table:table-row table:style-name="ro1">
          <table:table-cell table:formula="of:=RAND()" office:value-type="float" office:value="0.738525349879637" calcext:value-type="float">
            <text:p>0.7385253499</text:p>
          </table:table-cell>
          <table:table-cell table:formula="of:=NORMINV([.A746];10;3)" office:value-type="float" office:value="11.9164172821248" calcext:value-type="float">
            <text:p>11.9164172821</text:p>
          </table:table-cell>
          <table:table-cell table:formula="of:=COM.MICROSOFT.NORM.INV(RAND(); 0; 1)" office:value-type="float" office:value="2.51353110712116" calcext:value-type="float">
            <text:p>2.5135311071</text:p>
          </table:table-cell>
          <table:table-cell table:formula="of:=NORMINV(RAND(); 62; 4)" office:value-type="float" office:value="66.1786263329387" calcext:value-type="float">
            <text:p>66.1786263329</text:p>
          </table:table-cell>
          <table:table-cell table:formula="of:=12 + 3 * [.D746] + 5 * [.C746]" office:value-type="float" office:value="223.103534534422" calcext:value-type="float">
            <text:p>223.1035345344</text:p>
          </table:table-cell>
          <table:table-cell/>
        </table:table-row>
        <table:table-row table:style-name="ro1">
          <table:table-cell table:formula="of:=RAND()" office:value-type="float" office:value="0.365786435781047" calcext:value-type="float">
            <text:p>0.3657864358</text:p>
          </table:table-cell>
          <table:table-cell table:formula="of:=NORMINV([.A747];10;3)" office:value-type="float" office:value="8.97089795839246" calcext:value-type="float">
            <text:p>8.9708979584</text:p>
          </table:table-cell>
          <table:table-cell table:formula="of:=COM.MICROSOFT.NORM.INV(RAND(); 0; 1)" office:value-type="float" office:value="-0.660837425859548" calcext:value-type="float">
            <text:p>-0.6608374259</text:p>
          </table:table-cell>
          <table:table-cell table:formula="of:=NORMINV(RAND(); 62; 4)" office:value-type="float" office:value="70.6815062812046" calcext:value-type="float">
            <text:p>70.6815062812</text:p>
          </table:table-cell>
          <table:table-cell table:formula="of:=12 + 3 * [.D747] + 5 * [.C747]" office:value-type="float" office:value="220.740331714316" calcext:value-type="float">
            <text:p>220.7403317143</text:p>
          </table:table-cell>
          <table:table-cell/>
        </table:table-row>
        <table:table-row table:style-name="ro1">
          <table:table-cell table:formula="of:=RAND()" office:value-type="float" office:value="0.502950213151053" calcext:value-type="float">
            <text:p>0.5029502132</text:p>
          </table:table-cell>
          <table:table-cell table:formula="of:=NORMINV([.A748];10;3)" office:value-type="float" office:value="10.0221854653145" calcext:value-type="float">
            <text:p>10.0221854653</text:p>
          </table:table-cell>
          <table:table-cell table:formula="of:=COM.MICROSOFT.NORM.INV(RAND(); 0; 1)" office:value-type="float" office:value="-1.13640941545836" calcext:value-type="float">
            <text:p>-1.1364094155</text:p>
          </table:table-cell>
          <table:table-cell table:formula="of:=NORMINV(RAND(); 62; 4)" office:value-type="float" office:value="62.6327872528522" calcext:value-type="float">
            <text:p>62.6327872529</text:p>
          </table:table-cell>
          <table:table-cell table:formula="of:=12 + 3 * [.D748] + 5 * [.C748]" office:value-type="float" office:value="194.216314681265" calcext:value-type="float">
            <text:p>194.2163146813</text:p>
          </table:table-cell>
          <table:table-cell/>
        </table:table-row>
        <table:table-row table:style-name="ro1">
          <table:table-cell table:formula="of:=RAND()" office:value-type="float" office:value="0.199162101373076" calcext:value-type="float">
            <text:p>0.1991621014</text:p>
          </table:table-cell>
          <table:table-cell table:formula="of:=NORMINV([.A749];10;3)" office:value-type="float" office:value="7.46614625222597" calcext:value-type="float">
            <text:p>7.4661462522</text:p>
          </table:table-cell>
          <table:table-cell table:formula="of:=COM.MICROSOFT.NORM.INV(RAND(); 0; 1)" office:value-type="float" office:value="-0.15102684478194" calcext:value-type="float">
            <text:p>-0.1510268448</text:p>
          </table:table-cell>
          <table:table-cell table:formula="of:=NORMINV(RAND(); 62; 4)" office:value-type="float" office:value="66.8056151240589" calcext:value-type="float">
            <text:p>66.8056151241</text:p>
          </table:table-cell>
          <table:table-cell table:formula="of:=12 + 3 * [.D749] + 5 * [.C749]" office:value-type="float" office:value="211.661711148267" calcext:value-type="float">
            <text:p>211.6617111483</text:p>
          </table:table-cell>
          <table:table-cell/>
        </table:table-row>
        <table:table-row table:style-name="ro1">
          <table:table-cell table:formula="of:=RAND()" office:value-type="float" office:value="0.560020608594641" calcext:value-type="float">
            <text:p>0.5600206086</text:p>
          </table:table-cell>
          <table:table-cell table:formula="of:=NORMINV([.A750];10;3)" office:value-type="float" office:value="10.4530643975317" calcext:value-type="float">
            <text:p>10.4530643975</text:p>
          </table:table-cell>
          <table:table-cell table:formula="of:=COM.MICROSOFT.NORM.INV(RAND(); 0; 1)" office:value-type="float" office:value="1.43823965116908" calcext:value-type="float">
            <text:p>1.4382396512</text:p>
          </table:table-cell>
          <table:table-cell table:formula="of:=NORMINV(RAND(); 62; 4)" office:value-type="float" office:value="59.7616239953651" calcext:value-type="float">
            <text:p>59.7616239954</text:p>
          </table:table-cell>
          <table:table-cell table:formula="of:=12 + 3 * [.D750] + 5 * [.C750]" office:value-type="float" office:value="198.476070241941" calcext:value-type="float">
            <text:p>198.4760702419</text:p>
          </table:table-cell>
          <table:table-cell/>
        </table:table-row>
        <table:table-row table:style-name="ro1">
          <table:table-cell table:formula="of:=RAND()" office:value-type="float" office:value="0.0385026403237134" calcext:value-type="float">
            <text:p>0.0385026403</text:p>
          </table:table-cell>
          <table:table-cell table:formula="of:=NORMINV([.A751];10;3)" office:value-type="float" office:value="4.69500154722289" calcext:value-type="float">
            <text:p>4.6950015472</text:p>
          </table:table-cell>
          <table:table-cell table:formula="of:=COM.MICROSOFT.NORM.INV(RAND(); 0; 1)" office:value-type="float" office:value="0.847446442814153" calcext:value-type="float">
            <text:p>0.8474464428</text:p>
          </table:table-cell>
          <table:table-cell table:formula="of:=NORMINV(RAND(); 62; 4)" office:value-type="float" office:value="70.4587981474729" calcext:value-type="float">
            <text:p>70.4587981475</text:p>
          </table:table-cell>
          <table:table-cell table:formula="of:=12 + 3 * [.D751] + 5 * [.C751]" office:value-type="float" office:value="227.613626656489" calcext:value-type="float">
            <text:p>227.6136266565</text:p>
          </table:table-cell>
          <table:table-cell/>
        </table:table-row>
        <table:table-row table:style-name="ro1">
          <table:table-cell table:formula="of:=RAND()" office:value-type="float" office:value="0.537833683425561" calcext:value-type="float">
            <text:p>0.5378336834</text:p>
          </table:table-cell>
          <table:table-cell table:formula="of:=NORMINV([.A752];10;3)" office:value-type="float" office:value="10.2849327468864" calcext:value-type="float">
            <text:p>10.2849327469</text:p>
          </table:table-cell>
          <table:table-cell table:formula="of:=COM.MICROSOFT.NORM.INV(RAND(); 0; 1)" office:value-type="float" office:value="0.371120542985099" calcext:value-type="float">
            <text:p>0.371120543</text:p>
          </table:table-cell>
          <table:table-cell table:formula="of:=NORMINV(RAND(); 62; 4)" office:value-type="float" office:value="60.7049346514416" calcext:value-type="float">
            <text:p>60.7049346514</text:p>
          </table:table-cell>
          <table:table-cell table:formula="of:=12 + 3 * [.D752] + 5 * [.C752]" office:value-type="float" office:value="195.97040666925" calcext:value-type="float">
            <text:p>195.9704066693</text:p>
          </table:table-cell>
          <table:table-cell/>
        </table:table-row>
        <table:table-row table:style-name="ro1">
          <table:table-cell table:formula="of:=RAND()" office:value-type="float" office:value="0.351484859362245" calcext:value-type="float">
            <text:p>0.3514848594</text:p>
          </table:table-cell>
          <table:table-cell table:formula="of:=NORMINV([.A753];10;3)" office:value-type="float" office:value="8.85605578503101" calcext:value-type="float">
            <text:p>8.856055785</text:p>
          </table:table-cell>
          <table:table-cell table:formula="of:=COM.MICROSOFT.NORM.INV(RAND(); 0; 1)" office:value-type="float" office:value="0.157199506825771" calcext:value-type="float">
            <text:p>0.1571995068</text:p>
          </table:table-cell>
          <table:table-cell table:formula="of:=NORMINV(RAND(); 62; 4)" office:value-type="float" office:value="66.48090889283" calcext:value-type="float">
            <text:p>66.4809088928</text:p>
          </table:table-cell>
          <table:table-cell table:formula="of:=12 + 3 * [.D753] + 5 * [.C753]" office:value-type="float" office:value="212.228724212619" calcext:value-type="float">
            <text:p>212.2287242126</text:p>
          </table:table-cell>
          <table:table-cell/>
        </table:table-row>
        <table:table-row table:style-name="ro1">
          <table:table-cell table:formula="of:=RAND()" office:value-type="float" office:value="0.484223654028028" calcext:value-type="float">
            <text:p>0.484223654</text:p>
          </table:table-cell>
          <table:table-cell table:formula="of:=NORMINV([.A754];10;3)" office:value-type="float" office:value="9.88133275701826" calcext:value-type="float">
            <text:p>9.881332757</text:p>
          </table:table-cell>
          <table:table-cell table:formula="of:=COM.MICROSOFT.NORM.INV(RAND(); 0; 1)" office:value-type="float" office:value="-1.14027751620564" calcext:value-type="float">
            <text:p>-1.1402775162</text:p>
          </table:table-cell>
          <table:table-cell table:formula="of:=NORMINV(RAND(); 62; 4)" office:value-type="float" office:value="63.5310082929822" calcext:value-type="float">
            <text:p>63.531008293</text:p>
          </table:table-cell>
          <table:table-cell table:formula="of:=12 + 3 * [.D754] + 5 * [.C754]" office:value-type="float" office:value="196.891637297918" calcext:value-type="float">
            <text:p>196.8916372979</text:p>
          </table:table-cell>
          <table:table-cell/>
        </table:table-row>
        <table:table-row table:style-name="ro1">
          <table:table-cell table:formula="of:=RAND()" office:value-type="float" office:value="0.83984613372013" calcext:value-type="float">
            <text:p>0.8398461337</text:p>
          </table:table-cell>
          <table:table-cell table:formula="of:=NORMINV([.A755];10;3)" office:value-type="float" office:value="12.9814770959123" calcext:value-type="float">
            <text:p>12.9814770959</text:p>
          </table:table-cell>
          <table:table-cell table:formula="of:=COM.MICROSOFT.NORM.INV(RAND(); 0; 1)" office:value-type="float" office:value="0.972511600768306" calcext:value-type="float">
            <text:p>0.9725116008</text:p>
          </table:table-cell>
          <table:table-cell table:formula="of:=NORMINV(RAND(); 62; 4)" office:value-type="float" office:value="68.8802375314377" calcext:value-type="float">
            <text:p>68.8802375314</text:p>
          </table:table-cell>
          <table:table-cell table:formula="of:=12 + 3 * [.D755] + 5 * [.C755]" office:value-type="float" office:value="223.503270598155" calcext:value-type="float">
            <text:p>223.5032705982</text:p>
          </table:table-cell>
          <table:table-cell/>
        </table:table-row>
        <table:table-row table:style-name="ro1">
          <table:table-cell table:formula="of:=RAND()" office:value-type="float" office:value="0.704589392524213" calcext:value-type="float">
            <text:p>0.7045893925</text:p>
          </table:table-cell>
          <table:table-cell table:formula="of:=NORMINV([.A756];10;3)" office:value-type="float" office:value="11.612939092103" calcext:value-type="float">
            <text:p>11.6129390921</text:p>
          </table:table-cell>
          <table:table-cell table:formula="of:=COM.MICROSOFT.NORM.INV(RAND(); 0; 1)" office:value-type="float" office:value="-0.156752408635682" calcext:value-type="float">
            <text:p>-0.1567524086</text:p>
          </table:table-cell>
          <table:table-cell table:formula="of:=NORMINV(RAND(); 62; 4)" office:value-type="float" office:value="50.6276433845341" calcext:value-type="float">
            <text:p>50.6276433845</text:p>
          </table:table-cell>
          <table:table-cell table:formula="of:=12 + 3 * [.D756] + 5 * [.C756]" office:value-type="float" office:value="163.099168110424" calcext:value-type="float">
            <text:p>163.0991681104</text:p>
          </table:table-cell>
          <table:table-cell/>
        </table:table-row>
        <table:table-row table:style-name="ro1">
          <table:table-cell table:formula="of:=RAND()" office:value-type="float" office:value="0.621532570337877" calcext:value-type="float">
            <text:p>0.6215325703</text:p>
          </table:table-cell>
          <table:table-cell table:formula="of:=NORMINV([.A757];10;3)" office:value-type="float" office:value="10.9285250582212" calcext:value-type="float">
            <text:p>10.9285250582</text:p>
          </table:table-cell>
          <table:table-cell table:formula="of:=COM.MICROSOFT.NORM.INV(RAND(); 0; 1)" office:value-type="float" office:value="0.267531196645313" calcext:value-type="float">
            <text:p>0.2675311966</text:p>
          </table:table-cell>
          <table:table-cell table:formula="of:=NORMINV(RAND(); 62; 4)" office:value-type="float" office:value="64.4759658316954" calcext:value-type="float">
            <text:p>64.4759658317</text:p>
          </table:table-cell>
          <table:table-cell table:formula="of:=12 + 3 * [.D757] + 5 * [.C757]" office:value-type="float" office:value="206.765553478313" calcext:value-type="float">
            <text:p>206.7655534783</text:p>
          </table:table-cell>
          <table:table-cell/>
        </table:table-row>
        <table:table-row table:style-name="ro1">
          <table:table-cell table:formula="of:=RAND()" office:value-type="float" office:value="0.55187276378274" calcext:value-type="float">
            <text:p>0.5518727638</text:p>
          </table:table-cell>
          <table:table-cell table:formula="of:=NORMINV([.A758];10;3)" office:value-type="float" office:value="10.3911829136391" calcext:value-type="float">
            <text:p>10.3911829136</text:p>
          </table:table-cell>
          <table:table-cell table:formula="of:=COM.MICROSOFT.NORM.INV(RAND(); 0; 1)" office:value-type="float" office:value="2.32770655698287" calcext:value-type="float">
            <text:p>2.327706557</text:p>
          </table:table-cell>
          <table:table-cell table:formula="of:=NORMINV(RAND(); 62; 4)" office:value-type="float" office:value="72.2267235633383" calcext:value-type="float">
            <text:p>72.2267235633</text:p>
          </table:table-cell>
          <table:table-cell table:formula="of:=12 + 3 * [.D758] + 5 * [.C758]" office:value-type="float" office:value="240.318703474929" calcext:value-type="float">
            <text:p>240.3187034749</text:p>
          </table:table-cell>
          <table:table-cell/>
        </table:table-row>
        <table:table-row table:style-name="ro1">
          <table:table-cell table:formula="of:=RAND()" office:value-type="float" office:value="0.618288671597838" calcext:value-type="float">
            <text:p>0.6182886716</text:p>
          </table:table-cell>
          <table:table-cell table:formula="of:=NORMINV([.A759];10;3)" office:value-type="float" office:value="10.902967888115" calcext:value-type="float">
            <text:p>10.9029678881</text:p>
          </table:table-cell>
          <table:table-cell table:formula="of:=COM.MICROSOFT.NORM.INV(RAND(); 0; 1)" office:value-type="float" office:value="-0.232339509583306" calcext:value-type="float">
            <text:p>-0.2323395096</text:p>
          </table:table-cell>
          <table:table-cell table:formula="of:=NORMINV(RAND(); 62; 4)" office:value-type="float" office:value="61.3082655165977" calcext:value-type="float">
            <text:p>61.3082655166</text:p>
          </table:table-cell>
          <table:table-cell table:formula="of:=12 + 3 * [.D759] + 5 * [.C759]" office:value-type="float" office:value="194.763099001877" calcext:value-type="float">
            <text:p>194.7630990019</text:p>
          </table:table-cell>
          <table:table-cell/>
        </table:table-row>
        <table:table-row table:style-name="ro1">
          <table:table-cell table:formula="of:=RAND()" office:value-type="float" office:value="0.0956527711823583" calcext:value-type="float">
            <text:p>0.0956527712</text:p>
          </table:table-cell>
          <table:table-cell table:formula="of:=NORMINV([.A760];10;3)" office:value-type="float" office:value="6.07981985615391" calcext:value-type="float">
            <text:p>6.0798198562</text:p>
          </table:table-cell>
          <table:table-cell table:formula="of:=COM.MICROSOFT.NORM.INV(RAND(); 0; 1)" office:value-type="float" office:value="0.437998375226078" calcext:value-type="float">
            <text:p>0.4379983752</text:p>
          </table:table-cell>
          <table:table-cell table:formula="of:=NORMINV(RAND(); 62; 4)" office:value-type="float" office:value="67.9874961790729" calcext:value-type="float">
            <text:p>67.9874961791</text:p>
          </table:table-cell>
          <table:table-cell table:formula="of:=12 + 3 * [.D760] + 5 * [.C760]" office:value-type="float" office:value="218.152480413349" calcext:value-type="float">
            <text:p>218.1524804134</text:p>
          </table:table-cell>
          <table:table-cell/>
        </table:table-row>
        <table:table-row table:style-name="ro1">
          <table:table-cell table:formula="of:=RAND()" office:value-type="float" office:value="0.232265200465918" calcext:value-type="float">
            <text:p>0.2322652005</text:p>
          </table:table-cell>
          <table:table-cell table:formula="of:=NORMINV([.A761];10;3)" office:value-type="float" office:value="7.80577806679777" calcext:value-type="float">
            <text:p>7.8057780668</text:p>
          </table:table-cell>
          <table:table-cell table:formula="of:=COM.MICROSOFT.NORM.INV(RAND(); 0; 1)" office:value-type="float" office:value="-0.646181972780769" calcext:value-type="float">
            <text:p>-0.6461819728</text:p>
          </table:table-cell>
          <table:table-cell table:formula="of:=NORMINV(RAND(); 62; 4)" office:value-type="float" office:value="59.9032173771466" calcext:value-type="float">
            <text:p>59.9032173771</text:p>
          </table:table-cell>
          <table:table-cell table:formula="of:=12 + 3 * [.D761] + 5 * [.C761]" office:value-type="float" office:value="188.478742267536" calcext:value-type="float">
            <text:p>188.4787422675</text:p>
          </table:table-cell>
          <table:table-cell/>
        </table:table-row>
        <table:table-row table:style-name="ro1">
          <table:table-cell table:formula="of:=RAND()" office:value-type="float" office:value="0.182247984223068" calcext:value-type="float">
            <text:p>0.1822479842</text:p>
          </table:table-cell>
          <table:table-cell table:formula="of:=NORMINV([.A762];10;3)" office:value-type="float" office:value="7.27950583472203" calcext:value-type="float">
            <text:p>7.2795058347</text:p>
          </table:table-cell>
          <table:table-cell table:formula="of:=COM.MICROSOFT.NORM.INV(RAND(); 0; 1)" office:value-type="float" office:value="1.28701506959843" calcext:value-type="float">
            <text:p>1.2870150696</text:p>
          </table:table-cell>
          <table:table-cell table:formula="of:=NORMINV(RAND(); 62; 4)" office:value-type="float" office:value="58.9830185500216" calcext:value-type="float">
            <text:p>58.98301855</text:p>
          </table:table-cell>
          <table:table-cell table:formula="of:=12 + 3 * [.D762] + 5 * [.C762]" office:value-type="float" office:value="195.384130998057" calcext:value-type="float">
            <text:p>195.3841309981</text:p>
          </table:table-cell>
          <table:table-cell/>
        </table:table-row>
        <table:table-row table:style-name="ro1">
          <table:table-cell table:formula="of:=RAND()" office:value-type="float" office:value="0.228081436129287" calcext:value-type="float">
            <text:p>0.2280814361</text:p>
          </table:table-cell>
          <table:table-cell table:formula="of:=NORMINV([.A763];10;3)" office:value-type="float" office:value="7.76445980391584" calcext:value-type="float">
            <text:p>7.7644598039</text:p>
          </table:table-cell>
          <table:table-cell table:formula="of:=COM.MICROSOFT.NORM.INV(RAND(); 0; 1)" office:value-type="float" office:value="-0.37985107641433" calcext:value-type="float">
            <text:p>-0.3798510764</text:p>
          </table:table-cell>
          <table:table-cell table:formula="of:=NORMINV(RAND(); 62; 4)" office:value-type="float" office:value="62.6947298527357" calcext:value-type="float">
            <text:p>62.6947298527</text:p>
          </table:table-cell>
          <table:table-cell table:formula="of:=12 + 3 * [.D763] + 5 * [.C763]" office:value-type="float" office:value="198.184934176135" calcext:value-type="float">
            <text:p>198.1849341761</text:p>
          </table:table-cell>
          <table:table-cell/>
        </table:table-row>
        <table:table-row table:style-name="ro1">
          <table:table-cell table:formula="of:=RAND()" office:value-type="float" office:value="0.379975657444447" calcext:value-type="float">
            <text:p>0.3799756574</text:p>
          </table:table-cell>
          <table:table-cell table:formula="of:=NORMINV([.A764];10;3)" office:value-type="float" office:value="9.08336583709098" calcext:value-type="float">
            <text:p>9.0833658371</text:p>
          </table:table-cell>
          <table:table-cell table:formula="of:=COM.MICROSOFT.NORM.INV(RAND(); 0; 1)" office:value-type="float" office:value="-1.76304326792412" calcext:value-type="float">
            <text:p>-1.7630432679</text:p>
          </table:table-cell>
          <table:table-cell table:formula="of:=NORMINV(RAND(); 62; 4)" office:value-type="float" office:value="55.3414486307375" calcext:value-type="float">
            <text:p>55.3414486307</text:p>
          </table:table-cell>
          <table:table-cell table:formula="of:=12 + 3 * [.D764] + 5 * [.C764]" office:value-type="float" office:value="169.209129552592" calcext:value-type="float">
            <text:p>169.2091295526</text:p>
          </table:table-cell>
          <table:table-cell/>
        </table:table-row>
        <table:table-row table:style-name="ro1">
          <table:table-cell table:formula="of:=RAND()" office:value-type="float" office:value="0.722935869824141" calcext:value-type="float">
            <text:p>0.7229358698</text:p>
          </table:table-cell>
          <table:table-cell table:formula="of:=NORMINV([.A765];10;3)" office:value-type="float" office:value="11.7747561665886" calcext:value-type="float">
            <text:p>11.7747561666</text:p>
          </table:table-cell>
          <table:table-cell table:formula="of:=COM.MICROSOFT.NORM.INV(RAND(); 0; 1)" office:value-type="float" office:value="-0.284883334295067" calcext:value-type="float">
            <text:p>-0.2848833343</text:p>
          </table:table-cell>
          <table:table-cell table:formula="of:=NORMINV(RAND(); 62; 4)" office:value-type="float" office:value="70.8718822733353" calcext:value-type="float">
            <text:p>70.8718822733</text:p>
          </table:table-cell>
          <table:table-cell table:formula="of:=12 + 3 * [.D765] + 5 * [.C765]" office:value-type="float" office:value="223.191230148531" calcext:value-type="float">
            <text:p>223.1912301485</text:p>
          </table:table-cell>
          <table:table-cell/>
        </table:table-row>
        <table:table-row table:style-name="ro1">
          <table:table-cell table:formula="of:=RAND()" office:value-type="float" office:value="0.414505045162514" calcext:value-type="float">
            <text:p>0.4145050452</text:p>
          </table:table-cell>
          <table:table-cell table:formula="of:=NORMINV([.A766];10;3)" office:value-type="float" office:value="9.35208598998907" calcext:value-type="float">
            <text:p>9.35208599</text:p>
          </table:table-cell>
          <table:table-cell table:formula="of:=COM.MICROSOFT.NORM.INV(RAND(); 0; 1)" office:value-type="float" office:value="-0.168839520721883" calcext:value-type="float">
            <text:p>-0.1688395207</text:p>
          </table:table-cell>
          <table:table-cell table:formula="of:=NORMINV(RAND(); 62; 4)" office:value-type="float" office:value="61.7723057127751" calcext:value-type="float">
            <text:p>61.7723057128</text:p>
          </table:table-cell>
          <table:table-cell table:formula="of:=12 + 3 * [.D766] + 5 * [.C766]" office:value-type="float" office:value="196.472719534716" calcext:value-type="float">
            <text:p>196.4727195347</text:p>
          </table:table-cell>
          <table:table-cell/>
        </table:table-row>
        <table:table-row table:style-name="ro1">
          <table:table-cell table:formula="of:=RAND()" office:value-type="float" office:value="0.175989506300539" calcext:value-type="float">
            <text:p>0.1759895063</text:p>
          </table:table-cell>
          <table:table-cell table:formula="of:=NORMINV([.A767];10;3)" office:value-type="float" office:value="7.20772746512252" calcext:value-type="float">
            <text:p>7.2077274651</text:p>
          </table:table-cell>
          <table:table-cell table:formula="of:=COM.MICROSOFT.NORM.INV(RAND(); 0; 1)" office:value-type="float" office:value="0.793074977836853" calcext:value-type="float">
            <text:p>0.7930749778</text:p>
          </table:table-cell>
          <table:table-cell table:formula="of:=NORMINV(RAND(); 62; 4)" office:value-type="float" office:value="65.6865506526902" calcext:value-type="float">
            <text:p>65.6865506527</text:p>
          </table:table-cell>
          <table:table-cell table:formula="of:=12 + 3 * [.D767] + 5 * [.C767]" office:value-type="float" office:value="213.025026847255" calcext:value-type="float">
            <text:p>213.0250268473</text:p>
          </table:table-cell>
          <table:table-cell/>
        </table:table-row>
        <table:table-row table:style-name="ro1">
          <table:table-cell table:formula="of:=RAND()" office:value-type="float" office:value="0.0945745757780969" calcext:value-type="float">
            <text:p>0.0945745758</text:p>
          </table:table-cell>
          <table:table-cell table:formula="of:=NORMINV([.A768];10;3)" office:value-type="float" office:value="6.06069908895054" calcext:value-type="float">
            <text:p>6.060699089</text:p>
          </table:table-cell>
          <table:table-cell table:formula="of:=COM.MICROSOFT.NORM.INV(RAND(); 0; 1)" office:value-type="float" office:value="-0.612674949206642" calcext:value-type="float">
            <text:p>-0.6126749492</text:p>
          </table:table-cell>
          <table:table-cell table:formula="of:=NORMINV(RAND(); 62; 4)" office:value-type="float" office:value="57.9496424921642" calcext:value-type="float">
            <text:p>57.9496424922</text:p>
          </table:table-cell>
          <table:table-cell table:formula="of:=12 + 3 * [.D768] + 5 * [.C768]" office:value-type="float" office:value="182.785552730459" calcext:value-type="float">
            <text:p>182.7855527305</text:p>
          </table:table-cell>
          <table:table-cell/>
        </table:table-row>
        <table:table-row table:style-name="ro1">
          <table:table-cell table:formula="of:=RAND()" office:value-type="float" office:value="0.0458564641885459" calcext:value-type="float">
            <text:p>0.0458564642</text:p>
          </table:table-cell>
          <table:table-cell table:formula="of:=NORMINV([.A769];10;3)" office:value-type="float" office:value="4.94070877139181" calcext:value-type="float">
            <text:p>4.9407087714</text:p>
          </table:table-cell>
          <table:table-cell table:formula="of:=COM.MICROSOFT.NORM.INV(RAND(); 0; 1)" office:value-type="float" office:value="0.756424157310016" calcext:value-type="float">
            <text:p>0.7564241573</text:p>
          </table:table-cell>
          <table:table-cell table:formula="of:=NORMINV(RAND(); 62; 4)" office:value-type="float" office:value="60.9754625574241" calcext:value-type="float">
            <text:p>60.9754625574</text:p>
          </table:table-cell>
          <table:table-cell table:formula="of:=12 + 3 * [.D769] + 5 * [.C769]" office:value-type="float" office:value="198.708508458822" calcext:value-type="float">
            <text:p>198.7085084588</text:p>
          </table:table-cell>
          <table:table-cell/>
        </table:table-row>
        <table:table-row table:style-name="ro1">
          <table:table-cell table:formula="of:=RAND()" office:value-type="float" office:value="0.517116337316111" calcext:value-type="float">
            <text:p>0.5171163373</text:p>
          </table:table-cell>
          <table:table-cell table:formula="of:=NORMINV([.A770];10;3)" office:value-type="float" office:value="10.1287523993385" calcext:value-type="float">
            <text:p>10.1287523993</text:p>
          </table:table-cell>
          <table:table-cell table:formula="of:=COM.MICROSOFT.NORM.INV(RAND(); 0; 1)" office:value-type="float" office:value="1.27764915388447" calcext:value-type="float">
            <text:p>1.2776491539</text:p>
          </table:table-cell>
          <table:table-cell table:formula="of:=NORMINV(RAND(); 62; 4)" office:value-type="float" office:value="61.5803590244476" calcext:value-type="float">
            <text:p>61.5803590244</text:p>
          </table:table-cell>
          <table:table-cell table:formula="of:=12 + 3 * [.D770] + 5 * [.C770]" office:value-type="float" office:value="203.129322842765" calcext:value-type="float">
            <text:p>203.1293228428</text:p>
          </table:table-cell>
          <table:table-cell/>
        </table:table-row>
        <table:table-row table:style-name="ro1">
          <table:table-cell table:formula="of:=RAND()" office:value-type="float" office:value="0.0810117200016975" calcext:value-type="float">
            <text:p>0.08101172</text:p>
          </table:table-cell>
          <table:table-cell table:formula="of:=NORMINV([.A771];10;3)" office:value-type="float" office:value="5.80510441872146" calcext:value-type="float">
            <text:p>5.8051044187</text:p>
          </table:table-cell>
          <table:table-cell table:formula="of:=COM.MICROSOFT.NORM.INV(RAND(); 0; 1)" office:value-type="float" office:value="-0.435190938332475" calcext:value-type="float">
            <text:p>-0.4351909383</text:p>
          </table:table-cell>
          <table:table-cell table:formula="of:=NORMINV(RAND(); 62; 4)" office:value-type="float" office:value="60.4069982520482" calcext:value-type="float">
            <text:p>60.406998252</text:p>
          </table:table-cell>
          <table:table-cell table:formula="of:=12 + 3 * [.D771] + 5 * [.C771]" office:value-type="float" office:value="191.045040064482" calcext:value-type="float">
            <text:p>191.0450400645</text:p>
          </table:table-cell>
          <table:table-cell/>
        </table:table-row>
        <table:table-row table:style-name="ro1">
          <table:table-cell table:formula="of:=RAND()" office:value-type="float" office:value="0.391499192919582" calcext:value-type="float">
            <text:p>0.3914991929</text:p>
          </table:table-cell>
          <table:table-cell table:formula="of:=NORMINV([.A772];10;3)" office:value-type="float" office:value="9.17375876715154" calcext:value-type="float">
            <text:p>9.1737587672</text:p>
          </table:table-cell>
          <table:table-cell table:formula="of:=COM.MICROSOFT.NORM.INV(RAND(); 0; 1)" office:value-type="float" office:value="-0.542704834637636" calcext:value-type="float">
            <text:p>-0.5427048346</text:p>
          </table:table-cell>
          <table:table-cell table:formula="of:=NORMINV(RAND(); 62; 4)" office:value-type="float" office:value="61.9696035704573" calcext:value-type="float">
            <text:p>61.9696035705</text:p>
          </table:table-cell>
          <table:table-cell table:formula="of:=12 + 3 * [.D772] + 5 * [.C772]" office:value-type="float" office:value="195.195286538184" calcext:value-type="float">
            <text:p>195.1952865382</text:p>
          </table:table-cell>
          <table:table-cell/>
        </table:table-row>
        <table:table-row table:style-name="ro1">
          <table:table-cell table:formula="of:=RAND()" office:value-type="float" office:value="0.310785138513893" calcext:value-type="float">
            <text:p>0.3107851385</text:p>
          </table:table-cell>
          <table:table-cell table:formula="of:=NORMINV([.A773];10;3)" office:value-type="float" office:value="8.51912175288822" calcext:value-type="float">
            <text:p>8.5191217529</text:p>
          </table:table-cell>
          <table:table-cell table:formula="of:=COM.MICROSOFT.NORM.INV(RAND(); 0; 1)" office:value-type="float" office:value="1.80221111161208" calcext:value-type="float">
            <text:p>1.8022111116</text:p>
          </table:table-cell>
          <table:table-cell table:formula="of:=NORMINV(RAND(); 62; 4)" office:value-type="float" office:value="57.4854124265749" calcext:value-type="float">
            <text:p>57.4854124266</text:p>
          </table:table-cell>
          <table:table-cell table:formula="of:=12 + 3 * [.D773] + 5 * [.C773]" office:value-type="float" office:value="193.467292837785" calcext:value-type="float">
            <text:p>193.4672928378</text:p>
          </table:table-cell>
          <table:table-cell/>
        </table:table-row>
        <table:table-row table:style-name="ro1">
          <table:table-cell table:formula="of:=RAND()" office:value-type="float" office:value="0.498595212819055" calcext:value-type="float">
            <text:p>0.4985952128</text:p>
          </table:table-cell>
          <table:table-cell table:formula="of:=NORMINV([.A774];10;3)" office:value-type="float" office:value="9.98943614036623" calcext:value-type="float">
            <text:p>9.9894361404</text:p>
          </table:table-cell>
          <table:table-cell table:formula="of:=COM.MICROSOFT.NORM.INV(RAND(); 0; 1)" office:value-type="float" office:value="0.237571255342091" calcext:value-type="float">
            <text:p>0.2375712553</text:p>
          </table:table-cell>
          <table:table-cell table:formula="of:=NORMINV(RAND(); 62; 4)" office:value-type="float" office:value="55.746282918771" calcext:value-type="float">
            <text:p>55.7462829188</text:p>
          </table:table-cell>
          <table:table-cell table:formula="of:=12 + 3 * [.D774] + 5 * [.C774]" office:value-type="float" office:value="180.426705033023" calcext:value-type="float">
            <text:p>180.426705033</text:p>
          </table:table-cell>
          <table:table-cell/>
        </table:table-row>
        <table:table-row table:style-name="ro1">
          <table:table-cell table:formula="of:=RAND()" office:value-type="float" office:value="0.119707066332921" calcext:value-type="float">
            <text:p>0.1197070663</text:p>
          </table:table-cell>
          <table:table-cell table:formula="of:=NORMINV([.A775];10;3)" office:value-type="float" office:value="6.4706427226934" calcext:value-type="float">
            <text:p>6.4706427227</text:p>
          </table:table-cell>
          <table:table-cell table:formula="of:=COM.MICROSOFT.NORM.INV(RAND(); 0; 1)" office:value-type="float" office:value="-0.068869352112029" calcext:value-type="float">
            <text:p>-0.0688693521</text:p>
          </table:table-cell>
          <table:table-cell table:formula="of:=NORMINV(RAND(); 62; 4)" office:value-type="float" office:value="59.7932440903117" calcext:value-type="float">
            <text:p>59.7932440903</text:p>
          </table:table-cell>
          <table:table-cell table:formula="of:=12 + 3 * [.D775] + 5 * [.C775]" office:value-type="float" office:value="191.035385510375" calcext:value-type="float">
            <text:p>191.0353855104</text:p>
          </table:table-cell>
          <table:table-cell/>
        </table:table-row>
        <table:table-row table:style-name="ro1">
          <table:table-cell table:formula="of:=RAND()" office:value-type="float" office:value="0.622837600531057" calcext:value-type="float">
            <text:p>0.6228376005</text:p>
          </table:table-cell>
          <table:table-cell table:formula="of:=NORMINV([.A776];10;3)" office:value-type="float" office:value="10.9388257183479" calcext:value-type="float">
            <text:p>10.9388257183</text:p>
          </table:table-cell>
          <table:table-cell table:formula="of:=COM.MICROSOFT.NORM.INV(RAND(); 0; 1)" office:value-type="float" office:value="1.3223550194167" calcext:value-type="float">
            <text:p>1.3223550194</text:p>
          </table:table-cell>
          <table:table-cell table:formula="of:=NORMINV(RAND(); 62; 4)" office:value-type="float" office:value="66.8668080054045" calcext:value-type="float">
            <text:p>66.8668080054</text:p>
          </table:table-cell>
          <table:table-cell table:formula="of:=12 + 3 * [.D776] + 5 * [.C776]" office:value-type="float" office:value="219.212199113297" calcext:value-type="float">
            <text:p>219.2121991133</text:p>
          </table:table-cell>
          <table:table-cell/>
        </table:table-row>
        <table:table-row table:style-name="ro1">
          <table:table-cell table:formula="of:=RAND()" office:value-type="float" office:value="0.394609685288742" calcext:value-type="float">
            <text:p>0.3946096853</text:p>
          </table:table-cell>
          <table:table-cell table:formula="of:=NORMINV([.A777];10;3)" office:value-type="float" office:value="9.19802667885003" calcext:value-type="float">
            <text:p>9.1980266789</text:p>
          </table:table-cell>
          <table:table-cell table:formula="of:=COM.MICROSOFT.NORM.INV(RAND(); 0; 1)" office:value-type="float" office:value="0.249079207486463" calcext:value-type="float">
            <text:p>0.2490792075</text:p>
          </table:table-cell>
          <table:table-cell table:formula="of:=NORMINV(RAND(); 62; 4)" office:value-type="float" office:value="64.2525976513149" calcext:value-type="float">
            <text:p>64.2525976513</text:p>
          </table:table-cell>
          <table:table-cell table:formula="of:=12 + 3 * [.D777] + 5 * [.C777]" office:value-type="float" office:value="206.003188991377" calcext:value-type="float">
            <text:p>206.0031889914</text:p>
          </table:table-cell>
          <table:table-cell/>
        </table:table-row>
        <table:table-row table:style-name="ro1">
          <table:table-cell table:formula="of:=RAND()" office:value-type="float" office:value="0.999181707855314" calcext:value-type="float">
            <text:p>0.9991817079</text:p>
          </table:table-cell>
          <table:table-cell table:formula="of:=NORMINV([.A778];10;3)" office:value-type="float" office:value="19.4479196117846" calcext:value-type="float">
            <text:p>19.4479196118</text:p>
          </table:table-cell>
          <table:table-cell table:formula="of:=COM.MICROSOFT.NORM.INV(RAND(); 0; 1)" office:value-type="float" office:value="-0.194626011589864" calcext:value-type="float">
            <text:p>-0.1946260116</text:p>
          </table:table-cell>
          <table:table-cell table:formula="of:=NORMINV(RAND(); 62; 4)" office:value-type="float" office:value="69.673878201365" calcext:value-type="float">
            <text:p>69.6738782014</text:p>
          </table:table-cell>
          <table:table-cell table:formula="of:=12 + 3 * [.D778] + 5 * [.C778]" office:value-type="float" office:value="220.048504546145" calcext:value-type="float">
            <text:p>220.0485045461</text:p>
          </table:table-cell>
          <table:table-cell/>
        </table:table-row>
        <table:table-row table:style-name="ro1">
          <table:table-cell table:formula="of:=RAND()" office:value-type="float" office:value="0.712546807015315" calcext:value-type="float">
            <text:p>0.712546807</text:p>
          </table:table-cell>
          <table:table-cell table:formula="of:=NORMINV([.A779];10;3)" office:value-type="float" office:value="11.6825210103524" calcext:value-type="float">
            <text:p>11.6825210104</text:p>
          </table:table-cell>
          <table:table-cell table:formula="of:=COM.MICROSOFT.NORM.INV(RAND(); 0; 1)" office:value-type="float" office:value="-1.41632271301206" calcext:value-type="float">
            <text:p>-1.416322713</text:p>
          </table:table-cell>
          <table:table-cell table:formula="of:=NORMINV(RAND(); 62; 4)" office:value-type="float" office:value="65.9073694422831" calcext:value-type="float">
            <text:p>65.9073694423</text:p>
          </table:table-cell>
          <table:table-cell table:formula="of:=12 + 3 * [.D779] + 5 * [.C779]" office:value-type="float" office:value="202.640494761789" calcext:value-type="float">
            <text:p>202.6404947618</text:p>
          </table:table-cell>
          <table:table-cell/>
        </table:table-row>
        <table:table-row table:style-name="ro1">
          <table:table-cell table:formula="of:=RAND()" office:value-type="float" office:value="0.866329894633964" calcext:value-type="float">
            <text:p>0.8663298946</text:p>
          </table:table-cell>
          <table:table-cell table:formula="of:=NORMINV([.A780];10;3)" office:value-type="float" office:value="13.3276257494207" calcext:value-type="float">
            <text:p>13.3276257494</text:p>
          </table:table-cell>
          <table:table-cell table:formula="of:=COM.MICROSOFT.NORM.INV(RAND(); 0; 1)" office:value-type="float" office:value="-0.117813842654832" calcext:value-type="float">
            <text:p>-0.1178138427</text:p>
          </table:table-cell>
          <table:table-cell table:formula="of:=NORMINV(RAND(); 62; 4)" office:value-type="float" office:value="64.3458415638391" calcext:value-type="float">
            <text:p>64.3458415638</text:p>
          </table:table-cell>
          <table:table-cell table:formula="of:=12 + 3 * [.D780] + 5 * [.C780]" office:value-type="float" office:value="204.448455478243" calcext:value-type="float">
            <text:p>204.4484554782</text:p>
          </table:table-cell>
          <table:table-cell/>
        </table:table-row>
        <table:table-row table:style-name="ro1">
          <table:table-cell table:formula="of:=RAND()" office:value-type="float" office:value="0.900683189043775" calcext:value-type="float">
            <text:p>0.900683189</text:p>
          </table:table-cell>
          <table:table-cell table:formula="of:=NORMINV([.A781];10;3)" office:value-type="float" office:value="13.8563625113566" calcext:value-type="float">
            <text:p>13.8563625114</text:p>
          </table:table-cell>
          <table:table-cell table:formula="of:=COM.MICROSOFT.NORM.INV(RAND(); 0; 1)" office:value-type="float" office:value="-0.97913393905661" calcext:value-type="float">
            <text:p>-0.9791339391</text:p>
          </table:table-cell>
          <table:table-cell table:formula="of:=NORMINV(RAND(); 62; 4)" office:value-type="float" office:value="56.4747531372563" calcext:value-type="float">
            <text:p>56.4747531373</text:p>
          </table:table-cell>
          <table:table-cell table:formula="of:=12 + 3 * [.D781] + 5 * [.C781]" office:value-type="float" office:value="176.528589716486" calcext:value-type="float">
            <text:p>176.5285897165</text:p>
          </table:table-cell>
          <table:table-cell/>
        </table:table-row>
        <table:table-row table:style-name="ro1">
          <table:table-cell table:formula="of:=RAND()" office:value-type="float" office:value="0.292021500412375" calcext:value-type="float">
            <text:p>0.2920215004</text:p>
          </table:table-cell>
          <table:table-cell table:formula="of:=NORMINV([.A782];10;3)" office:value-type="float" office:value="8.35753376527643" calcext:value-type="float">
            <text:p>8.3575337653</text:p>
          </table:table-cell>
          <table:table-cell table:formula="of:=COM.MICROSOFT.NORM.INV(RAND(); 0; 1)" office:value-type="float" office:value="1.25670048777473" calcext:value-type="float">
            <text:p>1.2567004878</text:p>
          </table:table-cell>
          <table:table-cell table:formula="of:=NORMINV(RAND(); 62; 4)" office:value-type="float" office:value="66.1392827935891" calcext:value-type="float">
            <text:p>66.1392827936</text:p>
          </table:table-cell>
          <table:table-cell table:formula="of:=12 + 3 * [.D782] + 5 * [.C782]" office:value-type="float" office:value="216.701350819641" calcext:value-type="float">
            <text:p>216.7013508196</text:p>
          </table:table-cell>
          <table:table-cell/>
        </table:table-row>
        <table:table-row table:style-name="ro1">
          <table:table-cell table:formula="of:=RAND()" office:value-type="float" office:value="0.0365720991976559" calcext:value-type="float">
            <text:p>0.0365720992</text:p>
          </table:table-cell>
          <table:table-cell table:formula="of:=NORMINV([.A783];10;3)" office:value-type="float" office:value="4.62421035023606" calcext:value-type="float">
            <text:p>4.6242103502</text:p>
          </table:table-cell>
          <table:table-cell table:formula="of:=COM.MICROSOFT.NORM.INV(RAND(); 0; 1)" office:value-type="float" office:value="1.42269558098439" calcext:value-type="float">
            <text:p>1.422695581</text:p>
          </table:table-cell>
          <table:table-cell table:formula="of:=NORMINV(RAND(); 62; 4)" office:value-type="float" office:value="63.7984010520925" calcext:value-type="float">
            <text:p>63.7984010521</text:p>
          </table:table-cell>
          <table:table-cell table:formula="of:=12 + 3 * [.D783] + 5 * [.C783]" office:value-type="float" office:value="210.508681061199" calcext:value-type="float">
            <text:p>210.5086810612</text:p>
          </table:table-cell>
          <table:table-cell/>
        </table:table-row>
        <table:table-row table:style-name="ro1">
          <table:table-cell table:formula="of:=RAND()" office:value-type="float" office:value="0.330036713276058" calcext:value-type="float">
            <text:p>0.3300367133</text:p>
          </table:table-cell>
          <table:table-cell table:formula="of:=NORMINV([.A784];10;3)" office:value-type="float" office:value="8.68056462492577" calcext:value-type="float">
            <text:p>8.6805646249</text:p>
          </table:table-cell>
          <table:table-cell table:formula="of:=COM.MICROSOFT.NORM.INV(RAND(); 0; 1)" office:value-type="float" office:value="0.134382110004727" calcext:value-type="float">
            <text:p>0.13438211</text:p>
          </table:table-cell>
          <table:table-cell table:formula="of:=NORMINV(RAND(); 62; 4)" office:value-type="float" office:value="64.5869646573211" calcext:value-type="float">
            <text:p>64.5869646573</text:p>
          </table:table-cell>
          <table:table-cell table:formula="of:=12 + 3 * [.D784] + 5 * [.C784]" office:value-type="float" office:value="206.432804521987" calcext:value-type="float">
            <text:p>206.432804522</text:p>
          </table:table-cell>
          <table:table-cell/>
        </table:table-row>
        <table:table-row table:style-name="ro1">
          <table:table-cell table:formula="of:=RAND()" office:value-type="float" office:value="0.0541486984584481" calcext:value-type="float">
            <text:p>0.0541486985</text:p>
          </table:table-cell>
          <table:table-cell table:formula="of:=NORMINV([.A785];10;3)" office:value-type="float" office:value="5.18232065995168" calcext:value-type="float">
            <text:p>5.18232066</text:p>
          </table:table-cell>
          <table:table-cell table:formula="of:=COM.MICROSOFT.NORM.INV(RAND(); 0; 1)" office:value-type="float" office:value="1.10739039058843" calcext:value-type="float">
            <text:p>1.1073903906</text:p>
          </table:table-cell>
          <table:table-cell table:formula="of:=NORMINV(RAND(); 62; 4)" office:value-type="float" office:value="65.8483767210474" calcext:value-type="float">
            <text:p>65.848376721</text:p>
          </table:table-cell>
          <table:table-cell table:formula="of:=12 + 3 * [.D785] + 5 * [.C785]" office:value-type="float" office:value="215.082082116084" calcext:value-type="float">
            <text:p>215.0820821161</text:p>
          </table:table-cell>
          <table:table-cell/>
        </table:table-row>
        <table:table-row table:style-name="ro1">
          <table:table-cell table:formula="of:=RAND()" office:value-type="float" office:value="0.855502339079976" calcext:value-type="float">
            <text:p>0.8555023391</text:p>
          </table:table-cell>
          <table:table-cell table:formula="of:=NORMINV([.A786];10;3)" office:value-type="float" office:value="13.1809845498182" calcext:value-type="float">
            <text:p>13.1809845498</text:p>
          </table:table-cell>
          <table:table-cell table:formula="of:=COM.MICROSOFT.NORM.INV(RAND(); 0; 1)" office:value-type="float" office:value="0.617959389475309" calcext:value-type="float">
            <text:p>0.6179593895</text:p>
          </table:table-cell>
          <table:table-cell table:formula="of:=NORMINV(RAND(); 62; 4)" office:value-type="float" office:value="62.0280425880673" calcext:value-type="float">
            <text:p>62.0280425881</text:p>
          </table:table-cell>
          <table:table-cell table:formula="of:=12 + 3 * [.D786] + 5 * [.C786]" office:value-type="float" office:value="201.173924711578" calcext:value-type="float">
            <text:p>201.1739247116</text:p>
          </table:table-cell>
          <table:table-cell/>
        </table:table-row>
        <table:table-row table:style-name="ro1">
          <table:table-cell table:formula="of:=RAND()" office:value-type="float" office:value="0.371782892849296" calcext:value-type="float">
            <text:p>0.3717828928</text:p>
          </table:table-cell>
          <table:table-cell table:formula="of:=NORMINV([.A787];10;3)" office:value-type="float" office:value="9.01859501979473" calcext:value-type="float">
            <text:p>9.0185950198</text:p>
          </table:table-cell>
          <table:table-cell table:formula="of:=COM.MICROSOFT.NORM.INV(RAND(); 0; 1)" office:value-type="float" office:value="0.854117859294968" calcext:value-type="float">
            <text:p>0.8541178593</text:p>
          </table:table-cell>
          <table:table-cell table:formula="of:=NORMINV(RAND(); 62; 4)" office:value-type="float" office:value="67.7943899358055" calcext:value-type="float">
            <text:p>67.7943899358</text:p>
          </table:table-cell>
          <table:table-cell table:formula="of:=12 + 3 * [.D787] + 5 * [.C787]" office:value-type="float" office:value="219.653759103891" calcext:value-type="float">
            <text:p>219.6537591039</text:p>
          </table:table-cell>
          <table:table-cell/>
        </table:table-row>
        <table:table-row table:style-name="ro1">
          <table:table-cell table:formula="of:=RAND()" office:value-type="float" office:value="0.0345532675273716" calcext:value-type="float">
            <text:p>0.0345532675</text:p>
          </table:table-cell>
          <table:table-cell table:formula="of:=NORMINV([.A788];10;3)" office:value-type="float" office:value="4.54683206915489" calcext:value-type="float">
            <text:p>4.5468320692</text:p>
          </table:table-cell>
          <table:table-cell table:formula="of:=COM.MICROSOFT.NORM.INV(RAND(); 0; 1)" office:value-type="float" office:value="0.565459814228329" calcext:value-type="float">
            <text:p>0.5654598142</text:p>
          </table:table-cell>
          <table:table-cell table:formula="of:=NORMINV(RAND(); 62; 4)" office:value-type="float" office:value="71.8672800560433" calcext:value-type="float">
            <text:p>71.867280056</text:p>
          </table:table-cell>
          <table:table-cell table:formula="of:=12 + 3 * [.D788] + 5 * [.C788]" office:value-type="float" office:value="230.429139239272" calcext:value-type="float">
            <text:p>230.4291392393</text:p>
          </table:table-cell>
          <table:table-cell/>
        </table:table-row>
        <table:table-row table:style-name="ro1">
          <table:table-cell table:formula="of:=RAND()" office:value-type="float" office:value="0.915444331709296" calcext:value-type="float">
            <text:p>0.9154443317</text:p>
          </table:table-cell>
          <table:table-cell table:formula="of:=NORMINV([.A789];10;3)" office:value-type="float" office:value="14.1251945880016" calcext:value-type="float">
            <text:p>14.125194588</text:p>
          </table:table-cell>
          <table:table-cell table:formula="of:=COM.MICROSOFT.NORM.INV(RAND(); 0; 1)" office:value-type="float" office:value="0.397785597568005" calcext:value-type="float">
            <text:p>0.3977855976</text:p>
          </table:table-cell>
          <table:table-cell table:formula="of:=NORMINV(RAND(); 62; 4)" office:value-type="float" office:value="61.0292409824224" calcext:value-type="float">
            <text:p>61.0292409824</text:p>
          </table:table-cell>
          <table:table-cell table:formula="of:=12 + 3 * [.D789] + 5 * [.C789]" office:value-type="float" office:value="197.076650935107" calcext:value-type="float">
            <text:p>197.0766509351</text:p>
          </table:table-cell>
          <table:table-cell/>
        </table:table-row>
        <table:table-row table:style-name="ro1">
          <table:table-cell table:formula="of:=RAND()" office:value-type="float" office:value="0.214564347174019" calcext:value-type="float">
            <text:p>0.2145643472</text:p>
          </table:table-cell>
          <table:table-cell table:formula="of:=NORMINV([.A790];10;3)" office:value-type="float" office:value="7.6279494352759" calcext:value-type="float">
            <text:p>7.6279494353</text:p>
          </table:table-cell>
          <table:table-cell table:formula="of:=COM.MICROSOFT.NORM.INV(RAND(); 0; 1)" office:value-type="float" office:value="0.157080678100332" calcext:value-type="float">
            <text:p>0.1570806781</text:p>
          </table:table-cell>
          <table:table-cell table:formula="of:=NORMINV(RAND(); 62; 4)" office:value-type="float" office:value="59.274999339513" calcext:value-type="float">
            <text:p>59.2749993395</text:p>
          </table:table-cell>
          <table:table-cell table:formula="of:=12 + 3 * [.D790] + 5 * [.C790]" office:value-type="float" office:value="190.610401409041" calcext:value-type="float">
            <text:p>190.610401409</text:p>
          </table:table-cell>
          <table:table-cell/>
        </table:table-row>
        <table:table-row table:style-name="ro1">
          <table:table-cell table:formula="of:=RAND()" office:value-type="float" office:value="0.85940222395584" calcext:value-type="float">
            <text:p>0.859402224</text:p>
          </table:table-cell>
          <table:table-cell table:formula="of:=NORMINV([.A791];10;3)" office:value-type="float" office:value="13.2329125548987" calcext:value-type="float">
            <text:p>13.2329125549</text:p>
          </table:table-cell>
          <table:table-cell table:formula="of:=COM.MICROSOFT.NORM.INV(RAND(); 0; 1)" office:value-type="float" office:value="0.846085434777494" calcext:value-type="float">
            <text:p>0.8460854348</text:p>
          </table:table-cell>
          <table:table-cell table:formula="of:=NORMINV(RAND(); 62; 4)" office:value-type="float" office:value="63.1704969680082" calcext:value-type="float">
            <text:p>63.170496968</text:p>
          </table:table-cell>
          <table:table-cell table:formula="of:=12 + 3 * [.D791] + 5 * [.C791]" office:value-type="float" office:value="205.741918077912" calcext:value-type="float">
            <text:p>205.7419180779</text:p>
          </table:table-cell>
          <table:table-cell/>
        </table:table-row>
        <table:table-row table:style-name="ro1">
          <table:table-cell table:formula="of:=RAND()" office:value-type="float" office:value="0.817305309930816" calcext:value-type="float">
            <text:p>0.8173053099</text:p>
          </table:table-cell>
          <table:table-cell table:formula="of:=NORMINV([.A792];10;3)" office:value-type="float" office:value="12.7154304396869" calcext:value-type="float">
            <text:p>12.7154304397</text:p>
          </table:table-cell>
          <table:table-cell table:formula="of:=COM.MICROSOFT.NORM.INV(RAND(); 0; 1)" office:value-type="float" office:value="-0.541733345055633" calcext:value-type="float">
            <text:p>-0.5417333451</text:p>
          </table:table-cell>
          <table:table-cell table:formula="of:=NORMINV(RAND(); 62; 4)" office:value-type="float" office:value="59.2741762520289" calcext:value-type="float">
            <text:p>59.274176252</text:p>
          </table:table-cell>
          <table:table-cell table:formula="of:=12 + 3 * [.D792] + 5 * [.C792]" office:value-type="float" office:value="187.113862030808" calcext:value-type="float">
            <text:p>187.1138620308</text:p>
          </table:table-cell>
          <table:table-cell/>
        </table:table-row>
        <table:table-row table:style-name="ro1">
          <table:table-cell table:formula="of:=RAND()" office:value-type="float" office:value="0.990155979525298" calcext:value-type="float">
            <text:p>0.9901559795</text:p>
          </table:table-cell>
          <table:table-cell table:formula="of:=NORMINV([.A793];10;3)" office:value-type="float" office:value="16.9967215992325" calcext:value-type="float">
            <text:p>16.9967215992</text:p>
          </table:table-cell>
          <table:table-cell table:formula="of:=COM.MICROSOFT.NORM.INV(RAND(); 0; 1)" office:value-type="float" office:value="0.639034409952837" calcext:value-type="float">
            <text:p>0.63903441</text:p>
          </table:table-cell>
          <table:table-cell table:formula="of:=NORMINV(RAND(); 62; 4)" office:value-type="float" office:value="62.5172111846742" calcext:value-type="float">
            <text:p>62.5172111847</text:p>
          </table:table-cell>
          <table:table-cell table:formula="of:=12 + 3 * [.D793] + 5 * [.C793]" office:value-type="float" office:value="202.746805603787" calcext:value-type="float">
            <text:p>202.7468056038</text:p>
          </table:table-cell>
          <table:table-cell/>
        </table:table-row>
        <table:table-row table:style-name="ro1">
          <table:table-cell table:formula="of:=RAND()" office:value-type="float" office:value="0.280637122457847" calcext:value-type="float">
            <text:p>0.2806371225</text:p>
          </table:table-cell>
          <table:table-cell table:formula="of:=NORMINV([.A794];10;3)" office:value-type="float" office:value="8.25715041151054" calcext:value-type="float">
            <text:p>8.2571504115</text:p>
          </table:table-cell>
          <table:table-cell table:formula="of:=COM.MICROSOFT.NORM.INV(RAND(); 0; 1)" office:value-type="float" office:value="-0.0175743795495786" calcext:value-type="float">
            <text:p>-0.0175743795</text:p>
          </table:table-cell>
          <table:table-cell table:formula="of:=NORMINV(RAND(); 62; 4)" office:value-type="float" office:value="63.5086938640384" calcext:value-type="float">
            <text:p>63.508693864</text:p>
          </table:table-cell>
          <table:table-cell table:formula="of:=12 + 3 * [.D794] + 5 * [.C794]" office:value-type="float" office:value="202.438209694367" calcext:value-type="float">
            <text:p>202.4382096944</text:p>
          </table:table-cell>
          <table:table-cell/>
        </table:table-row>
        <table:table-row table:style-name="ro1">
          <table:table-cell table:formula="of:=RAND()" office:value-type="float" office:value="0.500880623469129" calcext:value-type="float">
            <text:p>0.5008806235</text:p>
          </table:table-cell>
          <table:table-cell table:formula="of:=NORMINV([.A795];10;3)" office:value-type="float" office:value="10.006622192439" calcext:value-type="float">
            <text:p>10.0066221924</text:p>
          </table:table-cell>
          <table:table-cell table:formula="of:=COM.MICROSOFT.NORM.INV(RAND(); 0; 1)" office:value-type="float" office:value="-2.14909554784338" calcext:value-type="float">
            <text:p>-2.1490955478</text:p>
          </table:table-cell>
          <table:table-cell table:formula="of:=NORMINV(RAND(); 62; 4)" office:value-type="float" office:value="60.7163865346756" calcext:value-type="float">
            <text:p>60.7163865347</text:p>
          </table:table-cell>
          <table:table-cell table:formula="of:=12 + 3 * [.D795] + 5 * [.C795]" office:value-type="float" office:value="183.40368186481" calcext:value-type="float">
            <text:p>183.4036818648</text:p>
          </table:table-cell>
          <table:table-cell/>
        </table:table-row>
        <table:table-row table:style-name="ro1">
          <table:table-cell table:formula="of:=RAND()" office:value-type="float" office:value="0.361282085999846" calcext:value-type="float">
            <text:p>0.361282086</text:p>
          </table:table-cell>
          <table:table-cell table:formula="of:=NORMINV([.A796];10;3)" office:value-type="float" office:value="8.93489820833203" calcext:value-type="float">
            <text:p>8.9348982083</text:p>
          </table:table-cell>
          <table:table-cell table:formula="of:=COM.MICROSOFT.NORM.INV(RAND(); 0; 1)" office:value-type="float" office:value="-1.15170852393512" calcext:value-type="float">
            <text:p>-1.1517085239</text:p>
          </table:table-cell>
          <table:table-cell table:formula="of:=NORMINV(RAND(); 62; 4)" office:value-type="float" office:value="68.4726232888156" calcext:value-type="float">
            <text:p>68.4726232888</text:p>
          </table:table-cell>
          <table:table-cell table:formula="of:=12 + 3 * [.D796] + 5 * [.C796]" office:value-type="float" office:value="211.659327246771" calcext:value-type="float">
            <text:p>211.6593272468</text:p>
          </table:table-cell>
          <table:table-cell/>
        </table:table-row>
        <table:table-row table:style-name="ro1">
          <table:table-cell table:formula="of:=RAND()" office:value-type="float" office:value="0.474425306543708" calcext:value-type="float">
            <text:p>0.4744253065</text:p>
          </table:table-cell>
          <table:table-cell table:formula="of:=NORMINV([.A797];10;3)" office:value-type="float" office:value="9.80754933511284" calcext:value-type="float">
            <text:p>9.8075493351</text:p>
          </table:table-cell>
          <table:table-cell table:formula="of:=COM.MICROSOFT.NORM.INV(RAND(); 0; 1)" office:value-type="float" office:value="0.225469998871929" calcext:value-type="float">
            <text:p>0.2254699989</text:p>
          </table:table-cell>
          <table:table-cell table:formula="of:=NORMINV(RAND(); 62; 4)" office:value-type="float" office:value="60.5120905350589" calcext:value-type="float">
            <text:p>60.5120905351</text:p>
          </table:table-cell>
          <table:table-cell table:formula="of:=12 + 3 * [.D797] + 5 * [.C797]" office:value-type="float" office:value="194.663621599536" calcext:value-type="float">
            <text:p>194.6636215995</text:p>
          </table:table-cell>
          <table:table-cell/>
        </table:table-row>
        <table:table-row table:style-name="ro1">
          <table:table-cell table:formula="of:=RAND()" office:value-type="float" office:value="0.770845502382144" calcext:value-type="float">
            <text:p>0.7708455024</text:p>
          </table:table-cell>
          <table:table-cell table:formula="of:=NORMINV([.A798];10;3)" office:value-type="float" office:value="12.2249026065916" calcext:value-type="float">
            <text:p>12.2249026066</text:p>
          </table:table-cell>
          <table:table-cell table:formula="of:=COM.MICROSOFT.NORM.INV(RAND(); 0; 1)" office:value-type="float" office:value="1.85561071252857" calcext:value-type="float">
            <text:p>1.8556107125</text:p>
          </table:table-cell>
          <table:table-cell table:formula="of:=NORMINV(RAND(); 62; 4)" office:value-type="float" office:value="60.5251989353982" calcext:value-type="float">
            <text:p>60.5251989354</text:p>
          </table:table-cell>
          <table:table-cell table:formula="of:=12 + 3 * [.D798] + 5 * [.C798]" office:value-type="float" office:value="202.853650368837" calcext:value-type="float">
            <text:p>202.8536503688</text:p>
          </table:table-cell>
          <table:table-cell/>
        </table:table-row>
        <table:table-row table:style-name="ro1">
          <table:table-cell table:formula="of:=RAND()" office:value-type="float" office:value="0.361660613678396" calcext:value-type="float">
            <text:p>0.3616606137</text:p>
          </table:table-cell>
          <table:table-cell table:formula="of:=NORMINV([.A799];10;3)" office:value-type="float" office:value="8.93792932198045" calcext:value-type="float">
            <text:p>8.937929322</text:p>
          </table:table-cell>
          <table:table-cell table:formula="of:=COM.MICROSOFT.NORM.INV(RAND(); 0; 1)" office:value-type="float" office:value="-0.162381942448825" calcext:value-type="float">
            <text:p>-0.1623819424</text:p>
          </table:table-cell>
          <table:table-cell table:formula="of:=NORMINV(RAND(); 62; 4)" office:value-type="float" office:value="57.8621062812373" calcext:value-type="float">
            <text:p>57.8621062812</text:p>
          </table:table-cell>
          <table:table-cell table:formula="of:=12 + 3 * [.D799] + 5 * [.C799]" office:value-type="float" office:value="184.774409131468" calcext:value-type="float">
            <text:p>184.7744091315</text:p>
          </table:table-cell>
          <table:table-cell/>
        </table:table-row>
        <table:table-row table:style-name="ro1">
          <table:table-cell table:formula="of:=RAND()" office:value-type="float" office:value="0.900972950272262" calcext:value-type="float">
            <text:p>0.9009729503</text:p>
          </table:table-cell>
          <table:table-cell table:formula="of:=NORMINV([.A800];10;3)" office:value-type="float" office:value="13.8613459339301" calcext:value-type="float">
            <text:p>13.8613459339</text:p>
          </table:table-cell>
          <table:table-cell table:formula="of:=COM.MICROSOFT.NORM.INV(RAND(); 0; 1)" office:value-type="float" office:value="-0.0290833443169103" calcext:value-type="float">
            <text:p>-0.0290833443</text:p>
          </table:table-cell>
          <table:table-cell table:formula="of:=NORMINV(RAND(); 62; 4)" office:value-type="float" office:value="62.6026091788222" calcext:value-type="float">
            <text:p>62.6026091788</text:p>
          </table:table-cell>
          <table:table-cell table:formula="of:=12 + 3 * [.D800] + 5 * [.C800]" office:value-type="float" office:value="199.662410814882" calcext:value-type="float">
            <text:p>199.6624108149</text:p>
          </table:table-cell>
          <table:table-cell/>
        </table:table-row>
        <table:table-row table:style-name="ro1">
          <table:table-cell table:formula="of:=RAND()" office:value-type="float" office:value="0.567967404145747" calcext:value-type="float">
            <text:p>0.5679674041</text:p>
          </table:table-cell>
          <table:table-cell table:formula="of:=NORMINV([.A801];10;3)" office:value-type="float" office:value="10.513605020316" calcext:value-type="float">
            <text:p>10.5136050203</text:p>
          </table:table-cell>
          <table:table-cell table:formula="of:=COM.MICROSOFT.NORM.INV(RAND(); 0; 1)" office:value-type="float" office:value="1.21976071138763" calcext:value-type="float">
            <text:p>1.2197607114</text:p>
          </table:table-cell>
          <table:table-cell table:formula="of:=NORMINV(RAND(); 62; 4)" office:value-type="float" office:value="60.5589440389526" calcext:value-type="float">
            <text:p>60.558944039</text:p>
          </table:table-cell>
          <table:table-cell table:formula="of:=12 + 3 * [.D801] + 5 * [.C801]" office:value-type="float" office:value="199.775635673796" calcext:value-type="float">
            <text:p>199.7756356738</text:p>
          </table:table-cell>
          <table:table-cell/>
        </table:table-row>
        <table:table-row table:style-name="ro1">
          <table:table-cell table:formula="of:=RAND()" office:value-type="float" office:value="0.212573603028432" calcext:value-type="float">
            <text:p>0.212573603</text:p>
          </table:table-cell>
          <table:table-cell table:formula="of:=NORMINV([.A802];10;3)" office:value-type="float" office:value="7.60743025347068" calcext:value-type="float">
            <text:p>7.6074302535</text:p>
          </table:table-cell>
          <table:table-cell table:formula="of:=COM.MICROSOFT.NORM.INV(RAND(); 0; 1)" office:value-type="float" office:value="-1.12957344809865" calcext:value-type="float">
            <text:p>-1.1295734481</text:p>
          </table:table-cell>
          <table:table-cell table:formula="of:=NORMINV(RAND(); 62; 4)" office:value-type="float" office:value="58.9398423660124" calcext:value-type="float">
            <text:p>58.939842366</text:p>
          </table:table-cell>
          <table:table-cell table:formula="of:=12 + 3 * [.D802] + 5 * [.C802]" office:value-type="float" office:value="183.171659857544" calcext:value-type="float">
            <text:p>183.1716598575</text:p>
          </table:table-cell>
          <table:table-cell/>
        </table:table-row>
        <table:table-row table:style-name="ro1">
          <table:table-cell table:formula="of:=RAND()" office:value-type="float" office:value="0.560786871705204" calcext:value-type="float">
            <text:p>0.5607868717</text:p>
          </table:table-cell>
          <table:table-cell table:formula="of:=NORMINV([.A803];10;3)" office:value-type="float" office:value="10.4588935535728" calcext:value-type="float">
            <text:p>10.4588935536</text:p>
          </table:table-cell>
          <table:table-cell table:formula="of:=COM.MICROSOFT.NORM.INV(RAND(); 0; 1)" office:value-type="float" office:value="-1.60072772984089" calcext:value-type="float">
            <text:p>-1.6007277298</text:p>
          </table:table-cell>
          <table:table-cell table:formula="of:=NORMINV(RAND(); 62; 4)" office:value-type="float" office:value="66.1463898665127" calcext:value-type="float">
            <text:p>66.1463898665</text:p>
          </table:table-cell>
          <table:table-cell table:formula="of:=12 + 3 * [.D803] + 5 * [.C803]" office:value-type="float" office:value="202.435530950334" calcext:value-type="float">
            <text:p>202.4355309503</text:p>
          </table:table-cell>
          <table:table-cell/>
        </table:table-row>
        <table:table-row table:style-name="ro1">
          <table:table-cell table:formula="of:=RAND()" office:value-type="float" office:value="0.75730004068464" calcext:value-type="float">
            <text:p>0.7573000407</text:p>
          </table:table-cell>
          <table:table-cell table:formula="of:=NORMINV([.A804];10;3)" office:value-type="float" office:value="12.0929317070737" calcext:value-type="float">
            <text:p>12.0929317071</text:p>
          </table:table-cell>
          <table:table-cell table:formula="of:=COM.MICROSOFT.NORM.INV(RAND(); 0; 1)" office:value-type="float" office:value="-0.677699016327295" calcext:value-type="float">
            <text:p>-0.6776990163</text:p>
          </table:table-cell>
          <table:table-cell table:formula="of:=NORMINV(RAND(); 62; 4)" office:value-type="float" office:value="60.6246428671361" calcext:value-type="float">
            <text:p>60.6246428671</text:p>
          </table:table-cell>
          <table:table-cell table:formula="of:=12 + 3 * [.D804] + 5 * [.C804]" office:value-type="float" office:value="190.485433519772" calcext:value-type="float">
            <text:p>190.4854335198</text:p>
          </table:table-cell>
          <table:table-cell/>
        </table:table-row>
        <table:table-row table:style-name="ro1">
          <table:table-cell table:formula="of:=RAND()" office:value-type="float" office:value="0.15442030527629" calcext:value-type="float">
            <text:p>0.1544203053</text:p>
          </table:table-cell>
          <table:table-cell table:formula="of:=NORMINV([.A805];10;3)" office:value-type="float" office:value="6.94702661231311" calcext:value-type="float">
            <text:p>6.9470266123</text:p>
          </table:table-cell>
          <table:table-cell table:formula="of:=COM.MICROSOFT.NORM.INV(RAND(); 0; 1)" office:value-type="float" office:value="-0.174338506441646" calcext:value-type="float">
            <text:p>-0.1743385064</text:p>
          </table:table-cell>
          <table:table-cell table:formula="of:=NORMINV(RAND(); 62; 4)" office:value-type="float" office:value="62.8145596033897" calcext:value-type="float">
            <text:p>62.8145596034</text:p>
          </table:table-cell>
          <table:table-cell table:formula="of:=12 + 3 * [.D805] + 5 * [.C805]" office:value-type="float" office:value="199.571986277961" calcext:value-type="float">
            <text:p>199.571986278</text:p>
          </table:table-cell>
          <table:table-cell/>
        </table:table-row>
        <table:table-row table:style-name="ro1">
          <table:table-cell table:formula="of:=RAND()" office:value-type="float" office:value="0.185758313396946" calcext:value-type="float">
            <text:p>0.1857583134</text:p>
          </table:table-cell>
          <table:table-cell table:formula="of:=NORMINV([.A806];10;3)" office:value-type="float" office:value="7.31909171149319" calcext:value-type="float">
            <text:p>7.3190917115</text:p>
          </table:table-cell>
          <table:table-cell table:formula="of:=COM.MICROSOFT.NORM.INV(RAND(); 0; 1)" office:value-type="float" office:value="0.0789534301739946" calcext:value-type="float">
            <text:p>0.0789534302</text:p>
          </table:table-cell>
          <table:table-cell table:formula="of:=NORMINV(RAND(); 62; 4)" office:value-type="float" office:value="66.061481643454" calcext:value-type="float">
            <text:p>66.0614816435</text:p>
          </table:table-cell>
          <table:table-cell table:formula="of:=12 + 3 * [.D806] + 5 * [.C806]" office:value-type="float" office:value="210.579212081232" calcext:value-type="float">
            <text:p>210.5792120812</text:p>
          </table:table-cell>
          <table:table-cell/>
        </table:table-row>
        <table:table-row table:style-name="ro1">
          <table:table-cell table:formula="of:=RAND()" office:value-type="float" office:value="0.891979642910883" calcext:value-type="float">
            <text:p>0.8919796429</text:p>
          </table:table-cell>
          <table:table-cell table:formula="of:=NORMINV([.A807];10;3)" office:value-type="float" office:value="13.7113747220886" calcext:value-type="float">
            <text:p>13.7113747221</text:p>
          </table:table-cell>
          <table:table-cell table:formula="of:=COM.MICROSOFT.NORM.INV(RAND(); 0; 1)" office:value-type="float" office:value="-0.522720121163834" calcext:value-type="float">
            <text:p>-0.5227201212</text:p>
          </table:table-cell>
          <table:table-cell table:formula="of:=NORMINV(RAND(); 62; 4)" office:value-type="float" office:value="64.9209875295747" calcext:value-type="float">
            <text:p>64.9209875296</text:p>
          </table:table-cell>
          <table:table-cell table:formula="of:=12 + 3 * [.D807] + 5 * [.C807]" office:value-type="float" office:value="204.149361982905" calcext:value-type="float">
            <text:p>204.1493619829</text:p>
          </table:table-cell>
          <table:table-cell/>
        </table:table-row>
        <table:table-row table:style-name="ro1">
          <table:table-cell table:formula="of:=RAND()" office:value-type="float" office:value="0.562018496682867" calcext:value-type="float">
            <text:p>0.5620184967</text:p>
          </table:table-cell>
          <table:table-cell table:formula="of:=NORMINV([.A808];10;3)" office:value-type="float" office:value="10.4682664754655" calcext:value-type="float">
            <text:p>10.4682664755</text:p>
          </table:table-cell>
          <table:table-cell table:formula="of:=COM.MICROSOFT.NORM.INV(RAND(); 0; 1)" office:value-type="float" office:value="-0.0259753643884238" calcext:value-type="float">
            <text:p>-0.0259753644</text:p>
          </table:table-cell>
          <table:table-cell table:formula="of:=NORMINV(RAND(); 62; 4)" office:value-type="float" office:value="67.9694444531282" calcext:value-type="float">
            <text:p>67.9694444531</text:p>
          </table:table-cell>
          <table:table-cell table:formula="of:=12 + 3 * [.D808] + 5 * [.C808]" office:value-type="float" office:value="215.778456537442" calcext:value-type="float">
            <text:p>215.7784565374</text:p>
          </table:table-cell>
          <table:table-cell/>
        </table:table-row>
        <table:table-row table:style-name="ro1">
          <table:table-cell table:formula="of:=RAND()" office:value-type="float" office:value="0.881060714367777" calcext:value-type="float">
            <text:p>0.8810607144</text:p>
          </table:table-cell>
          <table:table-cell table:formula="of:=NORMINV([.A809];10;3)" office:value-type="float" office:value="13.540917708654" calcext:value-type="float">
            <text:p>13.5409177087</text:p>
          </table:table-cell>
          <table:table-cell table:formula="of:=COM.MICROSOFT.NORM.INV(RAND(); 0; 1)" office:value-type="float" office:value="1.39015797537156" calcext:value-type="float">
            <text:p>1.3901579754</text:p>
          </table:table-cell>
          <table:table-cell table:formula="of:=NORMINV(RAND(); 62; 4)" office:value-type="float" office:value="69.4899046548908" calcext:value-type="float">
            <text:p>69.4899046549</text:p>
          </table:table-cell>
          <table:table-cell table:formula="of:=12 + 3 * [.D809] + 5 * [.C809]" office:value-type="float" office:value="227.42050384153" calcext:value-type="float">
            <text:p>227.4205038415</text:p>
          </table:table-cell>
          <table:table-cell/>
        </table:table-row>
        <table:table-row table:style-name="ro1">
          <table:table-cell table:formula="of:=RAND()" office:value-type="float" office:value="0.525718218879774" calcext:value-type="float">
            <text:p>0.5257182189</text:p>
          </table:table-cell>
          <table:table-cell table:formula="of:=NORMINV([.A810];10;3)" office:value-type="float" office:value="10.1935321951411" calcext:value-type="float">
            <text:p>10.1935321951</text:p>
          </table:table-cell>
          <table:table-cell table:formula="of:=COM.MICROSOFT.NORM.INV(RAND(); 0; 1)" office:value-type="float" office:value="0.364603816905588" calcext:value-type="float">
            <text:p>0.3646038169</text:p>
          </table:table-cell>
          <table:table-cell table:formula="of:=NORMINV(RAND(); 62; 4)" office:value-type="float" office:value="57.9592396149765" calcext:value-type="float">
            <text:p>57.959239615</text:p>
          </table:table-cell>
          <table:table-cell table:formula="of:=12 + 3 * [.D810] + 5 * [.C810]" office:value-type="float" office:value="187.700737929458" calcext:value-type="float">
            <text:p>187.7007379295</text:p>
          </table:table-cell>
          <table:table-cell/>
        </table:table-row>
        <table:table-row table:style-name="ro1">
          <table:table-cell table:formula="of:=RAND()" office:value-type="float" office:value="0.67317783460021" calcext:value-type="float">
            <text:p>0.6731778346</text:p>
          </table:table-cell>
          <table:table-cell table:formula="of:=NORMINV([.A811];10;3)" office:value-type="float" office:value="11.3461156090723" calcext:value-type="float">
            <text:p>11.3461156091</text:p>
          </table:table-cell>
          <table:table-cell table:formula="of:=COM.MICROSOFT.NORM.INV(RAND(); 0; 1)" office:value-type="float" office:value="0.436207536629416" calcext:value-type="float">
            <text:p>0.4362075366</text:p>
          </table:table-cell>
          <table:table-cell table:formula="of:=NORMINV(RAND(); 62; 4)" office:value-type="float" office:value="60.3602940587134" calcext:value-type="float">
            <text:p>60.3602940587</text:p>
          </table:table-cell>
          <table:table-cell table:formula="of:=12 + 3 * [.D811] + 5 * [.C811]" office:value-type="float" office:value="195.261919859287" calcext:value-type="float">
            <text:p>195.2619198593</text:p>
          </table:table-cell>
          <table:table-cell/>
        </table:table-row>
        <table:table-row table:style-name="ro1">
          <table:table-cell table:formula="of:=RAND()" office:value-type="float" office:value="0.871736149536446" calcext:value-type="float">
            <text:p>0.8717361495</text:p>
          </table:table-cell>
          <table:table-cell table:formula="of:=NORMINV([.A812];10;3)" office:value-type="float" office:value="13.4039091593254" calcext:value-type="float">
            <text:p>13.4039091593</text:p>
          </table:table-cell>
          <table:table-cell table:formula="of:=COM.MICROSOFT.NORM.INV(RAND(); 0; 1)" office:value-type="float" office:value="-1.47664226306706" calcext:value-type="float">
            <text:p>-1.4766422631</text:p>
          </table:table-cell>
          <table:table-cell table:formula="of:=NORMINV(RAND(); 62; 4)" office:value-type="float" office:value="62.1249917372132" calcext:value-type="float">
            <text:p>62.1249917372</text:p>
          </table:table-cell>
          <table:table-cell table:formula="of:=12 + 3 * [.D812] + 5 * [.C812]" office:value-type="float" office:value="190.991763896304" calcext:value-type="float">
            <text:p>190.9917638963</text:p>
          </table:table-cell>
          <table:table-cell/>
        </table:table-row>
        <table:table-row table:style-name="ro1">
          <table:table-cell table:formula="of:=RAND()" office:value-type="float" office:value="0.840098828310147" calcext:value-type="float">
            <text:p>0.8400988283</text:p>
          </table:table-cell>
          <table:table-cell table:formula="of:=NORMINV([.A813];10;3)" office:value-type="float" office:value="12.9845924351805" calcext:value-type="float">
            <text:p>12.9845924352</text:p>
          </table:table-cell>
          <table:table-cell table:formula="of:=COM.MICROSOFT.NORM.INV(RAND(); 0; 1)" office:value-type="float" office:value="-0.591234215400207" calcext:value-type="float">
            <text:p>-0.5912342154</text:p>
          </table:table-cell>
          <table:table-cell table:formula="of:=NORMINV(RAND(); 62; 4)" office:value-type="float" office:value="48.2000749341902" calcext:value-type="float">
            <text:p>48.2000749342</text:p>
          </table:table-cell>
          <table:table-cell table:formula="of:=12 + 3 * [.D813] + 5 * [.C813]" office:value-type="float" office:value="153.64405372557" calcext:value-type="float">
            <text:p>153.6440537256</text:p>
          </table:table-cell>
          <table:table-cell/>
        </table:table-row>
        <table:table-row table:style-name="ro1">
          <table:table-cell table:formula="of:=RAND()" office:value-type="float" office:value="0.19856908521615" calcext:value-type="float">
            <text:p>0.1985690852</text:p>
          </table:table-cell>
          <table:table-cell table:formula="of:=NORMINV([.A814];10;3)" office:value-type="float" office:value="7.45976984299293" calcext:value-type="float">
            <text:p>7.459769843</text:p>
          </table:table-cell>
          <table:table-cell table:formula="of:=COM.MICROSOFT.NORM.INV(RAND(); 0; 1)" office:value-type="float" office:value="0.590702332440996" calcext:value-type="float">
            <text:p>0.5907023324</text:p>
          </table:table-cell>
          <table:table-cell table:formula="of:=NORMINV(RAND(); 62; 4)" office:value-type="float" office:value="59.8739243484882" calcext:value-type="float">
            <text:p>59.8739243485</text:p>
          </table:table-cell>
          <table:table-cell table:formula="of:=12 + 3 * [.D814] + 5 * [.C814]" office:value-type="float" office:value="194.57528470767" calcext:value-type="float">
            <text:p>194.5752847077</text:p>
          </table:table-cell>
          <table:table-cell/>
        </table:table-row>
        <table:table-row table:style-name="ro1">
          <table:table-cell table:formula="of:=RAND()" office:value-type="float" office:value="0.199744119076058" calcext:value-type="float">
            <text:p>0.1997441191</text:p>
          </table:table-cell>
          <table:table-cell table:formula="of:=NORMINV([.A815];10;3)" office:value-type="float" office:value="7.47239328953282" calcext:value-type="float">
            <text:p>7.4723932895</text:p>
          </table:table-cell>
          <table:table-cell table:formula="of:=COM.MICROSOFT.NORM.INV(RAND(); 0; 1)" office:value-type="float" office:value="0.0759664999517699" calcext:value-type="float">
            <text:p>0.0759665</text:p>
          </table:table-cell>
          <table:table-cell table:formula="of:=NORMINV(RAND(); 62; 4)" office:value-type="float" office:value="66.2606742010793" calcext:value-type="float">
            <text:p>66.2606742011</text:p>
          </table:table-cell>
          <table:table-cell table:formula="of:=12 + 3 * [.D815] + 5 * [.C815]" office:value-type="float" office:value="211.161855102997" calcext:value-type="float">
            <text:p>211.161855103</text:p>
          </table:table-cell>
          <table:table-cell/>
        </table:table-row>
        <table:table-row table:style-name="ro1">
          <table:table-cell table:formula="of:=RAND()" office:value-type="float" office:value="0.821303527336568" calcext:value-type="float">
            <text:p>0.8213035273</text:p>
          </table:table-cell>
          <table:table-cell table:formula="of:=NORMINV([.A816];10;3)" office:value-type="float" office:value="12.7610324443268" calcext:value-type="float">
            <text:p>12.7610324443</text:p>
          </table:table-cell>
          <table:table-cell table:formula="of:=COM.MICROSOFT.NORM.INV(RAND(); 0; 1)" office:value-type="float" office:value="0.589785556187771" calcext:value-type="float">
            <text:p>0.5897855562</text:p>
          </table:table-cell>
          <table:table-cell table:formula="of:=NORMINV(RAND(); 62; 4)" office:value-type="float" office:value="66.6245308314278" calcext:value-type="float">
            <text:p>66.6245308314</text:p>
          </table:table-cell>
          <table:table-cell table:formula="of:=12 + 3 * [.D816] + 5 * [.C816]" office:value-type="float" office:value="214.822520275222" calcext:value-type="float">
            <text:p>214.8225202752</text:p>
          </table:table-cell>
          <table:table-cell/>
        </table:table-row>
        <table:table-row table:style-name="ro1">
          <table:table-cell table:formula="of:=RAND()" office:value-type="float" office:value="0.262783437501639" calcext:value-type="float">
            <text:p>0.2627834375</text:p>
          </table:table-cell>
          <table:table-cell table:formula="of:=NORMINV([.A817];10;3)" office:value-type="float" office:value="8.09563684752346" calcext:value-type="float">
            <text:p>8.0956368475</text:p>
          </table:table-cell>
          <table:table-cell table:formula="of:=COM.MICROSOFT.NORM.INV(RAND(); 0; 1)" office:value-type="float" office:value="0.308968741605988" calcext:value-type="float">
            <text:p>0.3089687416</text:p>
          </table:table-cell>
          <table:table-cell table:formula="of:=NORMINV(RAND(); 62; 4)" office:value-type="float" office:value="68.068384020334" calcext:value-type="float">
            <text:p>68.0683840203</text:p>
          </table:table-cell>
          <table:table-cell table:formula="of:=12 + 3 * [.D817] + 5 * [.C817]" office:value-type="float" office:value="217.749995769032" calcext:value-type="float">
            <text:p>217.749995769</text:p>
          </table:table-cell>
          <table:table-cell/>
        </table:table-row>
        <table:table-row table:style-name="ro1">
          <table:table-cell table:formula="of:=RAND()" office:value-type="float" office:value="0.0281574605032802" calcext:value-type="float">
            <text:p>0.0281574605</text:p>
          </table:table-cell>
          <table:table-cell table:formula="of:=NORMINV([.A818];10;3)" office:value-type="float" office:value="4.27422809580937" calcext:value-type="float">
            <text:p>4.2742280958</text:p>
          </table:table-cell>
          <table:table-cell table:formula="of:=COM.MICROSOFT.NORM.INV(RAND(); 0; 1)" office:value-type="float" office:value="1.02778395801866" calcext:value-type="float">
            <text:p>1.027783958</text:p>
          </table:table-cell>
          <table:table-cell table:formula="of:=NORMINV(RAND(); 62; 4)" office:value-type="float" office:value="65.0576491345519" calcext:value-type="float">
            <text:p>65.0576491346</text:p>
          </table:table-cell>
          <table:table-cell table:formula="of:=12 + 3 * [.D818] + 5 * [.C818]" office:value-type="float" office:value="212.311867193749" calcext:value-type="float">
            <text:p>212.3118671937</text:p>
          </table:table-cell>
          <table:table-cell/>
        </table:table-row>
        <table:table-row table:style-name="ro1">
          <table:table-cell table:formula="of:=RAND()" office:value-type="float" office:value="0.327060082694516" calcext:value-type="float">
            <text:p>0.3270600827</text:p>
          </table:table-cell>
          <table:table-cell table:formula="of:=NORMINV([.A819];10;3)" office:value-type="float" office:value="8.65586269303991" calcext:value-type="float">
            <text:p>8.655862693</text:p>
          </table:table-cell>
          <table:table-cell table:formula="of:=COM.MICROSOFT.NORM.INV(RAND(); 0; 1)" office:value-type="float" office:value="-0.332748853154454" calcext:value-type="float">
            <text:p>-0.3327488532</text:p>
          </table:table-cell>
          <table:table-cell table:formula="of:=NORMINV(RAND(); 62; 4)" office:value-type="float" office:value="62.692981497591" calcext:value-type="float">
            <text:p>62.6929814976</text:p>
          </table:table-cell>
          <table:table-cell table:formula="of:=12 + 3 * [.D819] + 5 * [.C819]" office:value-type="float" office:value="198.415200227001" calcext:value-type="float">
            <text:p>198.415200227</text:p>
          </table:table-cell>
          <table:table-cell/>
        </table:table-row>
        <table:table-row table:style-name="ro1">
          <table:table-cell table:formula="of:=RAND()" office:value-type="float" office:value="0.768716800725088" calcext:value-type="float">
            <text:p>0.7687168007</text:p>
          </table:table-cell>
          <table:table-cell table:formula="of:=NORMINV([.A820];10;3)" office:value-type="float" office:value="12.2038824342421" calcext:value-type="float">
            <text:p>12.2038824342</text:p>
          </table:table-cell>
          <table:table-cell table:formula="of:=COM.MICROSOFT.NORM.INV(RAND(); 0; 1)" office:value-type="float" office:value="0.968611850480162" calcext:value-type="float">
            <text:p>0.9686118505</text:p>
          </table:table-cell>
          <table:table-cell table:formula="of:=NORMINV(RAND(); 62; 4)" office:value-type="float" office:value="54.997546603528" calcext:value-type="float">
            <text:p>54.9975466035</text:p>
          </table:table-cell>
          <table:table-cell table:formula="of:=12 + 3 * [.D820] + 5 * [.C820]" office:value-type="float" office:value="181.835699062985" calcext:value-type="float">
            <text:p>181.835699063</text:p>
          </table:table-cell>
          <table:table-cell/>
        </table:table-row>
        <table:table-row table:style-name="ro1">
          <table:table-cell table:formula="of:=RAND()" office:value-type="float" office:value="0.0918944803997874" calcext:value-type="float">
            <text:p>0.0918944804</text:p>
          </table:table-cell>
          <table:table-cell table:formula="of:=NORMINV([.A821];10;3)" office:value-type="float" office:value="6.01246335633766" calcext:value-type="float">
            <text:p>6.0124633563</text:p>
          </table:table-cell>
          <table:table-cell table:formula="of:=COM.MICROSOFT.NORM.INV(RAND(); 0; 1)" office:value-type="float" office:value="0.935542948966353" calcext:value-type="float">
            <text:p>0.935542949</text:p>
          </table:table-cell>
          <table:table-cell table:formula="of:=NORMINV(RAND(); 62; 4)" office:value-type="float" office:value="65.6997151339273" calcext:value-type="float">
            <text:p>65.6997151339</text:p>
          </table:table-cell>
          <table:table-cell table:formula="of:=12 + 3 * [.D821] + 5 * [.C821]" office:value-type="float" office:value="213.776860146614" calcext:value-type="float">
            <text:p>213.7768601466</text:p>
          </table:table-cell>
          <table:table-cell/>
        </table:table-row>
        <table:table-row table:style-name="ro1">
          <table:table-cell table:formula="of:=RAND()" office:value-type="float" office:value="0.494479636196047" calcext:value-type="float">
            <text:p>0.4944796362</text:p>
          </table:table-cell>
          <table:table-cell table:formula="of:=NORMINV([.A822];10;3)" office:value-type="float" office:value="9.95848617514211" calcext:value-type="float">
            <text:p>9.9584861751</text:p>
          </table:table-cell>
          <table:table-cell table:formula="of:=COM.MICROSOFT.NORM.INV(RAND(); 0; 1)" office:value-type="float" office:value="0.382624495819339" calcext:value-type="float">
            <text:p>0.3826244958</text:p>
          </table:table-cell>
          <table:table-cell table:formula="of:=NORMINV(RAND(); 62; 4)" office:value-type="float" office:value="56.6019009219957" calcext:value-type="float">
            <text:p>56.601900922</text:p>
          </table:table-cell>
          <table:table-cell table:formula="of:=12 + 3 * [.D822] + 5 * [.C822]" office:value-type="float" office:value="183.718825245084" calcext:value-type="float">
            <text:p>183.7188252451</text:p>
          </table:table-cell>
          <table:table-cell/>
        </table:table-row>
        <table:table-row table:style-name="ro1">
          <table:table-cell table:formula="of:=RAND()" office:value-type="float" office:value="0.266705204267055" calcext:value-type="float">
            <text:p>0.2667052043</text:p>
          </table:table-cell>
          <table:table-cell table:formula="of:=NORMINV([.A823];10;3)" office:value-type="float" office:value="8.13157466699054" calcext:value-type="float">
            <text:p>8.131574667</text:p>
          </table:table-cell>
          <table:table-cell table:formula="of:=COM.MICROSOFT.NORM.INV(RAND(); 0; 1)" office:value-type="float" office:value="-1.88622622525252" calcext:value-type="float">
            <text:p>-1.8862262253</text:p>
          </table:table-cell>
          <table:table-cell table:formula="of:=NORMINV(RAND(); 62; 4)" office:value-type="float" office:value="54.4969393477172" calcext:value-type="float">
            <text:p>54.4969393477</text:p>
          </table:table-cell>
          <table:table-cell table:formula="of:=12 + 3 * [.D823] + 5 * [.C823]" office:value-type="float" office:value="166.059686916889" calcext:value-type="float">
            <text:p>166.0596869169</text:p>
          </table:table-cell>
          <table:table-cell/>
        </table:table-row>
        <table:table-row table:style-name="ro1">
          <table:table-cell table:formula="of:=RAND()" office:value-type="float" office:value="0.899857008364052" calcext:value-type="float">
            <text:p>0.8998570084</text:p>
          </table:table-cell>
          <table:table-cell table:formula="of:=NORMINV([.A824];10;3)" office:value-type="float" office:value="13.8422116469272" calcext:value-type="float">
            <text:p>13.8422116469</text:p>
          </table:table-cell>
          <table:table-cell table:formula="of:=COM.MICROSOFT.NORM.INV(RAND(); 0; 1)" office:value-type="float" office:value="0.767474889849305" calcext:value-type="float">
            <text:p>0.7674748898</text:p>
          </table:table-cell>
          <table:table-cell table:formula="of:=NORMINV(RAND(); 62; 4)" office:value-type="float" office:value="61.039137271298" calcext:value-type="float">
            <text:p>61.0391372713</text:p>
          </table:table-cell>
          <table:table-cell table:formula="of:=12 + 3 * [.D824] + 5 * [.C824]" office:value-type="float" office:value="198.954786263141" calcext:value-type="float">
            <text:p>198.9547862631</text:p>
          </table:table-cell>
          <table:table-cell/>
        </table:table-row>
        <table:table-row table:style-name="ro1">
          <table:table-cell table:formula="of:=RAND()" office:value-type="float" office:value="0.498949800850824" calcext:value-type="float">
            <text:p>0.4989498009</text:p>
          </table:table-cell>
          <table:table-cell table:formula="of:=NORMINV([.A825];10;3)" office:value-type="float" office:value="9.99210261423476" calcext:value-type="float">
            <text:p>9.9921026142</text:p>
          </table:table-cell>
          <table:table-cell table:formula="of:=COM.MICROSOFT.NORM.INV(RAND(); 0; 1)" office:value-type="float" office:value="0.581458908618931" calcext:value-type="float">
            <text:p>0.5814589086</text:p>
          </table:table-cell>
          <table:table-cell table:formula="of:=NORMINV(RAND(); 62; 4)" office:value-type="float" office:value="61.4405190889558" calcext:value-type="float">
            <text:p>61.440519089</text:p>
          </table:table-cell>
          <table:table-cell table:formula="of:=12 + 3 * [.D825] + 5 * [.C825]" office:value-type="float" office:value="199.228851809962" calcext:value-type="float">
            <text:p>199.22885181</text:p>
          </table:table-cell>
          <table:table-cell/>
        </table:table-row>
        <table:table-row table:style-name="ro1">
          <table:table-cell table:formula="of:=RAND()" office:value-type="float" office:value="0.00898715411312878" calcext:value-type="float">
            <text:p>0.0089871541</text:p>
          </table:table-cell>
          <table:table-cell table:formula="of:=NORMINV([.A826];10;3)" office:value-type="float" office:value="2.90155913697354" calcext:value-type="float">
            <text:p>2.901559137</text:p>
          </table:table-cell>
          <table:table-cell table:formula="of:=COM.MICROSOFT.NORM.INV(RAND(); 0; 1)" office:value-type="float" office:value="-0.577185886871957" calcext:value-type="float">
            <text:p>-0.5771858869</text:p>
          </table:table-cell>
          <table:table-cell table:formula="of:=NORMINV(RAND(); 62; 4)" office:value-type="float" office:value="54.7112967372515" calcext:value-type="float">
            <text:p>54.7112967373</text:p>
          </table:table-cell>
          <table:table-cell table:formula="of:=12 + 3 * [.D826] + 5 * [.C826]" office:value-type="float" office:value="173.247960777395" calcext:value-type="float">
            <text:p>173.2479607774</text:p>
          </table:table-cell>
          <table:table-cell/>
        </table:table-row>
        <table:table-row table:style-name="ro1">
          <table:table-cell table:formula="of:=RAND()" office:value-type="float" office:value="0.79669514647685" calcext:value-type="float">
            <text:p>0.7966951465</text:p>
          </table:table-cell>
          <table:table-cell table:formula="of:=NORMINV([.A827];10;3)" office:value-type="float" office:value="12.4896236942904" calcext:value-type="float">
            <text:p>12.4896236943</text:p>
          </table:table-cell>
          <table:table-cell table:formula="of:=COM.MICROSOFT.NORM.INV(RAND(); 0; 1)" office:value-type="float" office:value="0.793996952699508" calcext:value-type="float">
            <text:p>0.7939969527</text:p>
          </table:table-cell>
          <table:table-cell table:formula="of:=NORMINV(RAND(); 62; 4)" office:value-type="float" office:value="59.9201317545343" calcext:value-type="float">
            <text:p>59.9201317545</text:p>
          </table:table-cell>
          <table:table-cell table:formula="of:=12 + 3 * [.D827] + 5 * [.C827]" office:value-type="float" office:value="195.730380027101" calcext:value-type="float">
            <text:p>195.7303800271</text:p>
          </table:table-cell>
          <table:table-cell/>
        </table:table-row>
        <table:table-row table:style-name="ro1">
          <table:table-cell table:formula="of:=RAND()" office:value-type="float" office:value="0.785486431792378" calcext:value-type="float">
            <text:p>0.7854864318</text:p>
          </table:table-cell>
          <table:table-cell table:formula="of:=NORMINV([.A828];10;3)" office:value-type="float" office:value="12.3725725774958" calcext:value-type="float">
            <text:p>12.3725725775</text:p>
          </table:table-cell>
          <table:table-cell table:formula="of:=COM.MICROSOFT.NORM.INV(RAND(); 0; 1)" office:value-type="float" office:value="0.445184716104275" calcext:value-type="float">
            <text:p>0.4451847161</text:p>
          </table:table-cell>
          <table:table-cell table:formula="of:=NORMINV(RAND(); 62; 4)" office:value-type="float" office:value="59.5590886047357" calcext:value-type="float">
            <text:p>59.5590886047</text:p>
          </table:table-cell>
          <table:table-cell table:formula="of:=12 + 3 * [.D828] + 5 * [.C828]" office:value-type="float" office:value="192.903189394728" calcext:value-type="float">
            <text:p>192.9031893947</text:p>
          </table:table-cell>
          <table:table-cell/>
        </table:table-row>
        <table:table-row table:style-name="ro1">
          <table:table-cell table:formula="of:=RAND()" office:value-type="float" office:value="0.447152689099312" calcext:value-type="float">
            <text:p>0.4471526891</text:p>
          </table:table-cell>
          <table:table-cell table:formula="of:=NORMINV([.A829];10;3)" office:value-type="float" office:value="9.6014248418796" calcext:value-type="float">
            <text:p>9.6014248419</text:p>
          </table:table-cell>
          <table:table-cell table:formula="of:=COM.MICROSOFT.NORM.INV(RAND(); 0; 1)" office:value-type="float" office:value="0.0626230373340433" calcext:value-type="float">
            <text:p>0.0626230373</text:p>
          </table:table-cell>
          <table:table-cell table:formula="of:=NORMINV(RAND(); 62; 4)" office:value-type="float" office:value="69.7963036495198" calcext:value-type="float">
            <text:p>69.7963036495</text:p>
          </table:table-cell>
          <table:table-cell table:formula="of:=12 + 3 * [.D829] + 5 * [.C829]" office:value-type="float" office:value="221.70202613523" calcext:value-type="float">
            <text:p>221.7020261352</text:p>
          </table:table-cell>
          <table:table-cell/>
        </table:table-row>
        <table:table-row table:style-name="ro1">
          <table:table-cell table:formula="of:=RAND()" office:value-type="float" office:value="0.0816151837352663" calcext:value-type="float">
            <text:p>0.0816151837</text:p>
          </table:table-cell>
          <table:table-cell table:formula="of:=NORMINV([.A830];10;3)" office:value-type="float" office:value="5.81713316070984" calcext:value-type="float">
            <text:p>5.8171331607</text:p>
          </table:table-cell>
          <table:table-cell table:formula="of:=COM.MICROSOFT.NORM.INV(RAND(); 0; 1)" office:value-type="float" office:value="0.665056254106816" calcext:value-type="float">
            <text:p>0.6650562541</text:p>
          </table:table-cell>
          <table:table-cell table:formula="of:=NORMINV(RAND(); 62; 4)" office:value-type="float" office:value="64.2086503120496" calcext:value-type="float">
            <text:p>64.208650312</text:p>
          </table:table-cell>
          <table:table-cell table:formula="of:=12 + 3 * [.D830] + 5 * [.C830]" office:value-type="float" office:value="207.951232206683" calcext:value-type="float">
            <text:p>207.9512322067</text:p>
          </table:table-cell>
          <table:table-cell/>
        </table:table-row>
        <table:table-row table:style-name="ro1">
          <table:table-cell table:formula="of:=RAND()" office:value-type="float" office:value="0.710369482636452" calcext:value-type="float">
            <text:p>0.7103694826</text:p>
          </table:table-cell>
          <table:table-cell table:formula="of:=NORMINV([.A831];10;3)" office:value-type="float" office:value="11.6633933235493" calcext:value-type="float">
            <text:p>11.6633933235</text:p>
          </table:table-cell>
          <table:table-cell table:formula="of:=COM.MICROSOFT.NORM.INV(RAND(); 0; 1)" office:value-type="float" office:value="0.254923156007277" calcext:value-type="float">
            <text:p>0.254923156</text:p>
          </table:table-cell>
          <table:table-cell table:formula="of:=NORMINV(RAND(); 62; 4)" office:value-type="float" office:value="61.1973777002415" calcext:value-type="float">
            <text:p>61.1973777002</text:p>
          </table:table-cell>
          <table:table-cell table:formula="of:=12 + 3 * [.D831] + 5 * [.C831]" office:value-type="float" office:value="196.866748880761" calcext:value-type="float">
            <text:p>196.8667488808</text:p>
          </table:table-cell>
          <table:table-cell/>
        </table:table-row>
        <table:table-row table:style-name="ro1">
          <table:table-cell table:formula="of:=RAND()" office:value-type="float" office:value="0.909134872723371" calcext:value-type="float">
            <text:p>0.9091348727</text:p>
          </table:table-cell>
          <table:table-cell table:formula="of:=NORMINV([.A832];10;3)" office:value-type="float" office:value="14.0063394978112" calcext:value-type="float">
            <text:p>14.0063394978</text:p>
          </table:table-cell>
          <table:table-cell table:formula="of:=COM.MICROSOFT.NORM.INV(RAND(); 0; 1)" office:value-type="float" office:value="-0.50611568608192" calcext:value-type="float">
            <text:p>-0.5061156861</text:p>
          </table:table-cell>
          <table:table-cell table:formula="of:=NORMINV(RAND(); 62; 4)" office:value-type="float" office:value="65.3932178704104" calcext:value-type="float">
            <text:p>65.3932178704</text:p>
          </table:table-cell>
          <table:table-cell table:formula="of:=12 + 3 * [.D832] + 5 * [.C832]" office:value-type="float" office:value="205.649075180822" calcext:value-type="float">
            <text:p>205.6490751808</text:p>
          </table:table-cell>
          <table:table-cell/>
        </table:table-row>
        <table:table-row table:style-name="ro1">
          <table:table-cell table:formula="of:=RAND()" office:value-type="float" office:value="0.694310667226091" calcext:value-type="float">
            <text:p>0.6943106672</text:p>
          </table:table-cell>
          <table:table-cell table:formula="of:=NORMINV([.A833];10;3)" office:value-type="float" office:value="11.5243194637297" calcext:value-type="float">
            <text:p>11.5243194637</text:p>
          </table:table-cell>
          <table:table-cell table:formula="of:=COM.MICROSOFT.NORM.INV(RAND(); 0; 1)" office:value-type="float" office:value="0.133678682602696" calcext:value-type="float">
            <text:p>0.1336786826</text:p>
          </table:table-cell>
          <table:table-cell table:formula="of:=NORMINV(RAND(); 62; 4)" office:value-type="float" office:value="66.8166923282942" calcext:value-type="float">
            <text:p>66.8166923283</text:p>
          </table:table-cell>
          <table:table-cell table:formula="of:=12 + 3 * [.D833] + 5 * [.C833]" office:value-type="float" office:value="213.118470397896" calcext:value-type="float">
            <text:p>213.1184703979</text:p>
          </table:table-cell>
          <table:table-cell/>
        </table:table-row>
        <table:table-row table:style-name="ro1">
          <table:table-cell table:formula="of:=RAND()" office:value-type="float" office:value="0.361957041546702" calcext:value-type="float">
            <text:p>0.3619570415</text:p>
          </table:table-cell>
          <table:table-cell table:formula="of:=NORMINV([.A834];10;3)" office:value-type="float" office:value="8.94030225294167" calcext:value-type="float">
            <text:p>8.9403022529</text:p>
          </table:table-cell>
          <table:table-cell table:formula="of:=COM.MICROSOFT.NORM.INV(RAND(); 0; 1)" office:value-type="float" office:value="2.37117938311302" calcext:value-type="float">
            <text:p>2.3711793831</text:p>
          </table:table-cell>
          <table:table-cell table:formula="of:=NORMINV(RAND(); 62; 4)" office:value-type="float" office:value="68.8147561991685" calcext:value-type="float">
            <text:p>68.8147561992</text:p>
          </table:table-cell>
          <table:table-cell table:formula="of:=12 + 3 * [.D834] + 5 * [.C834]" office:value-type="float" office:value="230.300165513071" calcext:value-type="float">
            <text:p>230.3001655131</text:p>
          </table:table-cell>
          <table:table-cell/>
        </table:table-row>
        <table:table-row table:style-name="ro1">
          <table:table-cell table:formula="of:=RAND()" office:value-type="float" office:value="0.854898330289871" calcext:value-type="float">
            <text:p>0.8548983303</text:p>
          </table:table-cell>
          <table:table-cell table:formula="of:=NORMINV([.A835];10;3)" office:value-type="float" office:value="13.1730269550542" calcext:value-type="float">
            <text:p>13.1730269551</text:p>
          </table:table-cell>
          <table:table-cell table:formula="of:=COM.MICROSOFT.NORM.INV(RAND(); 0; 1)" office:value-type="float" office:value="-1.7968756062907" calcext:value-type="float">
            <text:p>-1.7968756063</text:p>
          </table:table-cell>
          <table:table-cell table:formula="of:=NORMINV(RAND(); 62; 4)" office:value-type="float" office:value="60.2062566050368" calcext:value-type="float">
            <text:p>60.206256605</text:p>
          </table:table-cell>
          <table:table-cell table:formula="of:=12 + 3 * [.D835] + 5 * [.C835]" office:value-type="float" office:value="183.634391783657" calcext:value-type="float">
            <text:p>183.6343917837</text:p>
          </table:table-cell>
          <table:table-cell/>
        </table:table-row>
        <table:table-row table:style-name="ro1">
          <table:table-cell table:formula="of:=RAND()" office:value-type="float" office:value="0.804594449000433" calcext:value-type="float">
            <text:p>0.804594449</text:p>
          </table:table-cell>
          <table:table-cell table:formula="of:=NORMINV([.A836];10;3)" office:value-type="float" office:value="12.5744420620069" calcext:value-type="float">
            <text:p>12.574442062</text:p>
          </table:table-cell>
          <table:table-cell table:formula="of:=COM.MICROSOFT.NORM.INV(RAND(); 0; 1)" office:value-type="float" office:value="0.977157212994504" calcext:value-type="float">
            <text:p>0.977157213</text:p>
          </table:table-cell>
          <table:table-cell table:formula="of:=NORMINV(RAND(); 62; 4)" office:value-type="float" office:value="64.0978422102266" calcext:value-type="float">
            <text:p>64.0978422102</text:p>
          </table:table-cell>
          <table:table-cell table:formula="of:=12 + 3 * [.D836] + 5 * [.C836]" office:value-type="float" office:value="209.179312695652" calcext:value-type="float">
            <text:p>209.1793126957</text:p>
          </table:table-cell>
          <table:table-cell/>
        </table:table-row>
        <table:table-row table:style-name="ro1">
          <table:table-cell table:formula="of:=RAND()" office:value-type="float" office:value="0.55116801802069" calcext:value-type="float">
            <text:p>0.551168018</text:p>
          </table:table-cell>
          <table:table-cell table:formula="of:=NORMINV([.A837];10;3)" office:value-type="float" office:value="10.3858386787958" calcext:value-type="float">
            <text:p>10.3858386788</text:p>
          </table:table-cell>
          <table:table-cell table:formula="of:=COM.MICROSOFT.NORM.INV(RAND(); 0; 1)" office:value-type="float" office:value="-0.965331494767971" calcext:value-type="float">
            <text:p>-0.9653314948</text:p>
          </table:table-cell>
          <table:table-cell table:formula="of:=NORMINV(RAND(); 62; 4)" office:value-type="float" office:value="62.2221341866309" calcext:value-type="float">
            <text:p>62.2221341866</text:p>
          </table:table-cell>
          <table:table-cell table:formula="of:=12 + 3 * [.D837] + 5 * [.C837]" office:value-type="float" office:value="193.839745086053" calcext:value-type="float">
            <text:p>193.8397450861</text:p>
          </table:table-cell>
          <table:table-cell/>
        </table:table-row>
        <table:table-row table:style-name="ro1">
          <table:table-cell table:formula="of:=RAND()" office:value-type="float" office:value="0.890572742559016" calcext:value-type="float">
            <text:p>0.8905727426</text:p>
          </table:table-cell>
          <table:table-cell table:formula="of:=NORMINV([.A838];10;3)" office:value-type="float" office:value="13.6887392661263" calcext:value-type="float">
            <text:p>13.6887392661</text:p>
          </table:table-cell>
          <table:table-cell table:formula="of:=COM.MICROSOFT.NORM.INV(RAND(); 0; 1)" office:value-type="float" office:value="-0.753357217778643" calcext:value-type="float">
            <text:p>-0.7533572178</text:p>
          </table:table-cell>
          <table:table-cell table:formula="of:=NORMINV(RAND(); 62; 4)" office:value-type="float" office:value="62.3151997669652" calcext:value-type="float">
            <text:p>62.315199767</text:p>
          </table:table-cell>
          <table:table-cell table:formula="of:=12 + 3 * [.D838] + 5 * [.C838]" office:value-type="float" office:value="195.178813212002" calcext:value-type="float">
            <text:p>195.178813212</text:p>
          </table:table-cell>
          <table:table-cell/>
        </table:table-row>
        <table:table-row table:style-name="ro1">
          <table:table-cell table:formula="of:=RAND()" office:value-type="float" office:value="0.697147073689848" calcext:value-type="float">
            <text:p>0.6971470737</text:p>
          </table:table-cell>
          <table:table-cell table:formula="of:=NORMINV([.A839];10;3)" office:value-type="float" office:value="11.5486381367164" calcext:value-type="float">
            <text:p>11.5486381367</text:p>
          </table:table-cell>
          <table:table-cell table:formula="of:=COM.MICROSOFT.NORM.INV(RAND(); 0; 1)" office:value-type="float" office:value="0.115099719497057" calcext:value-type="float">
            <text:p>0.1150997195</text:p>
          </table:table-cell>
          <table:table-cell table:formula="of:=NORMINV(RAND(); 62; 4)" office:value-type="float" office:value="61.0103373184514" calcext:value-type="float">
            <text:p>61.0103373185</text:p>
          </table:table-cell>
          <table:table-cell table:formula="of:=12 + 3 * [.D839] + 5 * [.C839]" office:value-type="float" office:value="195.60651055284" calcext:value-type="float">
            <text:p>195.6065105528</text:p>
          </table:table-cell>
          <table:table-cell/>
        </table:table-row>
        <table:table-row table:style-name="ro1">
          <table:table-cell table:formula="of:=RAND()" office:value-type="float" office:value="0.949906195979565" calcext:value-type="float">
            <text:p>0.949906196</text:p>
          </table:table-cell>
          <table:table-cell table:formula="of:=NORMINV([.A840];10;3)" office:value-type="float" office:value="14.9318343567506" calcext:value-type="float">
            <text:p>14.9318343568</text:p>
          </table:table-cell>
          <table:table-cell table:formula="of:=COM.MICROSOFT.NORM.INV(RAND(); 0; 1)" office:value-type="float" office:value="0.884970284300499" calcext:value-type="float">
            <text:p>0.8849702843</text:p>
          </table:table-cell>
          <table:table-cell table:formula="of:=NORMINV(RAND(); 62; 4)" office:value-type="float" office:value="57.8329656389955" calcext:value-type="float">
            <text:p>57.832965639</text:p>
          </table:table-cell>
          <table:table-cell table:formula="of:=12 + 3 * [.D840] + 5 * [.C840]" office:value-type="float" office:value="189.923748338489" calcext:value-type="float">
            <text:p>189.9237483385</text:p>
          </table:table-cell>
          <table:table-cell/>
        </table:table-row>
        <table:table-row table:style-name="ro1">
          <table:table-cell table:formula="of:=RAND()" office:value-type="float" office:value="0.716492123203352" calcext:value-type="float">
            <text:p>0.7164921232</text:p>
          </table:table-cell>
          <table:table-cell table:formula="of:=NORMINV([.A841];10;3)" office:value-type="float" office:value="11.7173561868055" calcext:value-type="float">
            <text:p>11.7173561868</text:p>
          </table:table-cell>
          <table:table-cell table:formula="of:=COM.MICROSOFT.NORM.INV(RAND(); 0; 1)" office:value-type="float" office:value="-0.42204734085291" calcext:value-type="float">
            <text:p>-0.4220473409</text:p>
          </table:table-cell>
          <table:table-cell table:formula="of:=NORMINV(RAND(); 62; 4)" office:value-type="float" office:value="65.6332771226034" calcext:value-type="float">
            <text:p>65.6332771226</text:p>
          </table:table-cell>
          <table:table-cell table:formula="of:=12 + 3 * [.D841] + 5 * [.C841]" office:value-type="float" office:value="206.789594663545" calcext:value-type="float">
            <text:p>206.7895946635</text:p>
          </table:table-cell>
          <table:table-cell/>
        </table:table-row>
        <table:table-row table:style-name="ro1">
          <table:table-cell table:formula="of:=RAND()" office:value-type="float" office:value="0.151036917697638" calcext:value-type="float">
            <text:p>0.1510369177</text:p>
          </table:table-cell>
          <table:table-cell table:formula="of:=NORMINV([.A842];10;3)" office:value-type="float" office:value="6.90401100128221" calcext:value-type="float">
            <text:p>6.9040110013</text:p>
          </table:table-cell>
          <table:table-cell table:formula="of:=COM.MICROSOFT.NORM.INV(RAND(); 0; 1)" office:value-type="float" office:value="-1.06645492497269" calcext:value-type="float">
            <text:p>-1.066454925</text:p>
          </table:table-cell>
          <table:table-cell table:formula="of:=NORMINV(RAND(); 62; 4)" office:value-type="float" office:value="61.9683202427582" calcext:value-type="float">
            <text:p>61.9683202428</text:p>
          </table:table-cell>
          <table:table-cell table:formula="of:=12 + 3 * [.D842] + 5 * [.C842]" office:value-type="float" office:value="192.572686103411" calcext:value-type="float">
            <text:p>192.5726861034</text:p>
          </table:table-cell>
          <table:table-cell/>
        </table:table-row>
        <table:table-row table:style-name="ro1">
          <table:table-cell table:formula="of:=RAND()" office:value-type="float" office:value="0.0110321321990341" calcext:value-type="float">
            <text:p>0.0110321322</text:p>
          </table:table-cell>
          <table:table-cell table:formula="of:=NORMINV([.A843];10;3)" office:value-type="float" office:value="3.13222072784257" calcext:value-type="float">
            <text:p>3.1322207278</text:p>
          </table:table-cell>
          <table:table-cell table:formula="of:=COM.MICROSOFT.NORM.INV(RAND(); 0; 1)" office:value-type="float" office:value="-0.758941526856207" calcext:value-type="float">
            <text:p>-0.7589415269</text:p>
          </table:table-cell>
          <table:table-cell table:formula="of:=NORMINV(RAND(); 62; 4)" office:value-type="float" office:value="61.2419018918679" calcext:value-type="float">
            <text:p>61.2419018919</text:p>
          </table:table-cell>
          <table:table-cell table:formula="of:=12 + 3 * [.D843] + 5 * [.C843]" office:value-type="float" office:value="191.930998041323" calcext:value-type="float">
            <text:p>191.9309980413</text:p>
          </table:table-cell>
          <table:table-cell/>
        </table:table-row>
        <table:table-row table:style-name="ro1">
          <table:table-cell table:formula="of:=RAND()" office:value-type="float" office:value="0.142067057080567" calcext:value-type="float">
            <text:p>0.1420670571</text:p>
          </table:table-cell>
          <table:table-cell table:formula="of:=NORMINV([.A844];10;3)" office:value-type="float" office:value="6.78676436412901" calcext:value-type="float">
            <text:p>6.7867643641</text:p>
          </table:table-cell>
          <table:table-cell table:formula="of:=COM.MICROSOFT.NORM.INV(RAND(); 0; 1)" office:value-type="float" office:value="-0.221949923197064" calcext:value-type="float">
            <text:p>-0.2219499232</text:p>
          </table:table-cell>
          <table:table-cell table:formula="of:=NORMINV(RAND(); 62; 4)" office:value-type="float" office:value="59.5451913380849" calcext:value-type="float">
            <text:p>59.5451913381</text:p>
          </table:table-cell>
          <table:table-cell table:formula="of:=12 + 3 * [.D844] + 5 * [.C844]" office:value-type="float" office:value="189.525824398269" calcext:value-type="float">
            <text:p>189.5258243983</text:p>
          </table:table-cell>
          <table:table-cell/>
        </table:table-row>
        <table:table-row table:style-name="ro1">
          <table:table-cell table:formula="of:=RAND()" office:value-type="float" office:value="0.142080422490835" calcext:value-type="float">
            <text:p>0.1420804225</text:p>
          </table:table-cell>
          <table:table-cell table:formula="of:=NORMINV([.A845];10;3)" office:value-type="float" office:value="6.7869427222874" calcext:value-type="float">
            <text:p>6.7869427223</text:p>
          </table:table-cell>
          <table:table-cell table:formula="of:=COM.MICROSOFT.NORM.INV(RAND(); 0; 1)" office:value-type="float" office:value="-0.456755665852191" calcext:value-type="float">
            <text:p>-0.4567556659</text:p>
          </table:table-cell>
          <table:table-cell table:formula="of:=NORMINV(RAND(); 62; 4)" office:value-type="float" office:value="60.2230365204846" calcext:value-type="float">
            <text:p>60.2230365205</text:p>
          </table:table-cell>
          <table:table-cell table:formula="of:=12 + 3 * [.D845] + 5 * [.C845]" office:value-type="float" office:value="190.385331232193" calcext:value-type="float">
            <text:p>190.3853312322</text:p>
          </table:table-cell>
          <table:table-cell/>
        </table:table-row>
        <table:table-row table:style-name="ro1">
          <table:table-cell table:formula="of:=RAND()" office:value-type="float" office:value="0.902473285561428" calcext:value-type="float">
            <text:p>0.9024732856</text:p>
          </table:table-cell>
          <table:table-cell table:formula="of:=NORMINV([.A846];10;3)" office:value-type="float" office:value="13.8873213839441" calcext:value-type="float">
            <text:p>13.8873213839</text:p>
          </table:table-cell>
          <table:table-cell table:formula="of:=COM.MICROSOFT.NORM.INV(RAND(); 0; 1)" office:value-type="float" office:value="-0.0704627098897238" calcext:value-type="float">
            <text:p>-0.0704627099</text:p>
          </table:table-cell>
          <table:table-cell table:formula="of:=NORMINV(RAND(); 62; 4)" office:value-type="float" office:value="69.3143050326617" calcext:value-type="float">
            <text:p>69.3143050327</text:p>
          </table:table-cell>
          <table:table-cell table:formula="of:=12 + 3 * [.D846] + 5 * [.C846]" office:value-type="float" office:value="219.590601548536" calcext:value-type="float">
            <text:p>219.5906015485</text:p>
          </table:table-cell>
          <table:table-cell/>
        </table:table-row>
        <table:table-row table:style-name="ro1">
          <table:table-cell table:formula="of:=RAND()" office:value-type="float" office:value="0.553160629002377" calcext:value-type="float">
            <text:p>0.553160629</text:p>
          </table:table-cell>
          <table:table-cell table:formula="of:=NORMINV([.A847];10;3)" office:value-type="float" office:value="10.4009522858751" calcext:value-type="float">
            <text:p>10.4009522859</text:p>
          </table:table-cell>
          <table:table-cell table:formula="of:=COM.MICROSOFT.NORM.INV(RAND(); 0; 1)" office:value-type="float" office:value="1.56747744210212" calcext:value-type="float">
            <text:p>1.5674774421</text:p>
          </table:table-cell>
          <table:table-cell table:formula="of:=NORMINV(RAND(); 62; 4)" office:value-type="float" office:value="56.2055539900008" calcext:value-type="float">
            <text:p>56.20555399</text:p>
          </table:table-cell>
          <table:table-cell table:formula="of:=12 + 3 * [.D847] + 5 * [.C847]" office:value-type="float" office:value="188.454049180513" calcext:value-type="float">
            <text:p>188.4540491805</text:p>
          </table:table-cell>
          <table:table-cell/>
        </table:table-row>
        <table:table-row table:style-name="ro1">
          <table:table-cell table:formula="of:=RAND()" office:value-type="float" office:value="0.438103402964771" calcext:value-type="float">
            <text:p>0.438103403</text:p>
          </table:table-cell>
          <table:table-cell table:formula="of:=NORMINV([.A848];10;3)" office:value-type="float" office:value="9.53266140851652" calcext:value-type="float">
            <text:p>9.5326614085</text:p>
          </table:table-cell>
          <table:table-cell table:formula="of:=COM.MICROSOFT.NORM.INV(RAND(); 0; 1)" office:value-type="float" office:value="-1.00354155494022" calcext:value-type="float">
            <text:p>-1.0035415549</text:p>
          </table:table-cell>
          <table:table-cell table:formula="of:=NORMINV(RAND(); 62; 4)" office:value-type="float" office:value="62.3025700070785" calcext:value-type="float">
            <text:p>62.3025700071</text:p>
          </table:table-cell>
          <table:table-cell table:formula="of:=12 + 3 * [.D848] + 5 * [.C848]" office:value-type="float" office:value="193.890002246534" calcext:value-type="float">
            <text:p>193.8900022465</text:p>
          </table:table-cell>
          <table:table-cell/>
        </table:table-row>
        <table:table-row table:style-name="ro1">
          <table:table-cell table:formula="of:=RAND()" office:value-type="float" office:value="0.866043660091236" calcext:value-type="float">
            <text:p>0.8660436601</text:p>
          </table:table-cell>
          <table:table-cell table:formula="of:=NORMINV([.A849];10;3)" office:value-type="float" office:value="13.3236466976555" calcext:value-type="float">
            <text:p>13.3236466977</text:p>
          </table:table-cell>
          <table:table-cell table:formula="of:=COM.MICROSOFT.NORM.INV(RAND(); 0; 1)" office:value-type="float" office:value="-0.580273429103859" calcext:value-type="float">
            <text:p>-0.5802734291</text:p>
          </table:table-cell>
          <table:table-cell table:formula="of:=NORMINV(RAND(); 62; 4)" office:value-type="float" office:value="57.7135900139447" calcext:value-type="float">
            <text:p>57.7135900139</text:p>
          </table:table-cell>
          <table:table-cell table:formula="of:=12 + 3 * [.D849] + 5 * [.C849]" office:value-type="float" office:value="182.239402896315" calcext:value-type="float">
            <text:p>182.2394028963</text:p>
          </table:table-cell>
          <table:table-cell/>
        </table:table-row>
        <table:table-row table:style-name="ro1">
          <table:table-cell table:formula="of:=RAND()" office:value-type="float" office:value="0.038898024475202" calcext:value-type="float">
            <text:p>0.0388980245</text:p>
          </table:table-cell>
          <table:table-cell table:formula="of:=NORMINV([.A850];10;3)" office:value-type="float" office:value="4.70914126041441" calcext:value-type="float">
            <text:p>4.7091412604</text:p>
          </table:table-cell>
          <table:table-cell table:formula="of:=COM.MICROSOFT.NORM.INV(RAND(); 0; 1)" office:value-type="float" office:value="0.466438426260875" calcext:value-type="float">
            <text:p>0.4664384263</text:p>
          </table:table-cell>
          <table:table-cell table:formula="of:=NORMINV(RAND(); 62; 4)" office:value-type="float" office:value="66.1602787618604" calcext:value-type="float">
            <text:p>66.1602787619</text:p>
          </table:table-cell>
          <table:table-cell table:formula="of:=12 + 3 * [.D850] + 5 * [.C850]" office:value-type="float" office:value="212.813028416886" calcext:value-type="float">
            <text:p>212.8130284169</text:p>
          </table:table-cell>
          <table:table-cell/>
        </table:table-row>
        <table:table-row table:style-name="ro1">
          <table:table-cell table:formula="of:=RAND()" office:value-type="float" office:value="0.605495413532481" calcext:value-type="float">
            <text:p>0.6054954135</text:p>
          </table:table-cell>
          <table:table-cell table:formula="of:=NORMINV([.A851];10;3)" office:value-type="float" office:value="10.8027924321199" calcext:value-type="float">
            <text:p>10.8027924321</text:p>
          </table:table-cell>
          <table:table-cell table:formula="of:=COM.MICROSOFT.NORM.INV(RAND(); 0; 1)" office:value-type="float" office:value="-0.692340579933617" calcext:value-type="float">
            <text:p>-0.6923405799</text:p>
          </table:table-cell>
          <table:table-cell table:formula="of:=NORMINV(RAND(); 62; 4)" office:value-type="float" office:value="67.7416500273197" calcext:value-type="float">
            <text:p>67.7416500273</text:p>
          </table:table-cell>
          <table:table-cell table:formula="of:=12 + 3 * [.D851] + 5 * [.C851]" office:value-type="float" office:value="211.763247182291" calcext:value-type="float">
            <text:p>211.7632471823</text:p>
          </table:table-cell>
          <table:table-cell/>
        </table:table-row>
        <table:table-row table:style-name="ro1">
          <table:table-cell table:formula="of:=RAND()" office:value-type="float" office:value="0.763693261193112" calcext:value-type="float">
            <text:p>0.7636932612</text:p>
          </table:table-cell>
          <table:table-cell table:formula="of:=NORMINV([.A852];10;3)" office:value-type="float" office:value="12.1546997595828" calcext:value-type="float">
            <text:p>12.1546997596</text:p>
          </table:table-cell>
          <table:table-cell table:formula="of:=COM.MICROSOFT.NORM.INV(RAND(); 0; 1)" office:value-type="float" office:value="-1.17784313247757" calcext:value-type="float">
            <text:p>-1.1778431325</text:p>
          </table:table-cell>
          <table:table-cell table:formula="of:=NORMINV(RAND(); 62; 4)" office:value-type="float" office:value="68.5925595306528" calcext:value-type="float">
            <text:p>68.5925595307</text:p>
          </table:table-cell>
          <table:table-cell table:formula="of:=12 + 3 * [.D852] + 5 * [.C852]" office:value-type="float" office:value="211.888462929571" calcext:value-type="float">
            <text:p>211.8884629296</text:p>
          </table:table-cell>
          <table:table-cell/>
        </table:table-row>
        <table:table-row table:style-name="ro1">
          <table:table-cell table:formula="of:=RAND()" office:value-type="float" office:value="0.237981407204643" calcext:value-type="float">
            <text:p>0.2379814072</text:p>
          </table:table-cell>
          <table:table-cell table:formula="of:=NORMINV([.A853];10;3)" office:value-type="float" office:value="7.86156746781837" calcext:value-type="float">
            <text:p>7.8615674678</text:p>
          </table:table-cell>
          <table:table-cell table:formula="of:=COM.MICROSOFT.NORM.INV(RAND(); 0; 1)" office:value-type="float" office:value="-0.967476567637353" calcext:value-type="float">
            <text:p>-0.9674765676</text:p>
          </table:table-cell>
          <table:table-cell table:formula="of:=NORMINV(RAND(); 62; 4)" office:value-type="float" office:value="57.8077763395334" calcext:value-type="float">
            <text:p>57.8077763395</text:p>
          </table:table-cell>
          <table:table-cell table:formula="of:=12 + 3 * [.D853] + 5 * [.C853]" office:value-type="float" office:value="180.585946180413" calcext:value-type="float">
            <text:p>180.5859461804</text:p>
          </table:table-cell>
          <table:table-cell/>
        </table:table-row>
        <table:table-row table:style-name="ro1">
          <table:table-cell table:formula="of:=RAND()" office:value-type="float" office:value="0.0641102741938084" calcext:value-type="float">
            <text:p>0.0641102742</text:p>
          </table:table-cell>
          <table:table-cell table:formula="of:=NORMINV([.A854];10;3)" office:value-type="float" office:value="5.43653025684142" calcext:value-type="float">
            <text:p>5.4365302568</text:p>
          </table:table-cell>
          <table:table-cell table:formula="of:=COM.MICROSOFT.NORM.INV(RAND(); 0; 1)" office:value-type="float" office:value="0.882578830238594" calcext:value-type="float">
            <text:p>0.8825788302</text:p>
          </table:table-cell>
          <table:table-cell table:formula="of:=NORMINV(RAND(); 62; 4)" office:value-type="float" office:value="62.8257542741439" calcext:value-type="float">
            <text:p>62.8257542741</text:p>
          </table:table-cell>
          <table:table-cell table:formula="of:=12 + 3 * [.D854] + 5 * [.C854]" office:value-type="float" office:value="204.890156973625" calcext:value-type="float">
            <text:p>204.8901569736</text:p>
          </table:table-cell>
          <table:table-cell/>
        </table:table-row>
        <table:table-row table:style-name="ro1">
          <table:table-cell table:formula="of:=RAND()" office:value-type="float" office:value="0.302428148221225" calcext:value-type="float">
            <text:p>0.3024281482</text:p>
          </table:table-cell>
          <table:table-cell table:formula="of:=NORMINV([.A855];10;3)" office:value-type="float" office:value="8.44771117933779" calcext:value-type="float">
            <text:p>8.4477111793</text:p>
          </table:table-cell>
          <table:table-cell table:formula="of:=COM.MICROSOFT.NORM.INV(RAND(); 0; 1)" office:value-type="float" office:value="-0.373993740506359" calcext:value-type="float">
            <text:p>-0.3739937405</text:p>
          </table:table-cell>
          <table:table-cell table:formula="of:=NORMINV(RAND(); 62; 4)" office:value-type="float" office:value="59.9318222837883" calcext:value-type="float">
            <text:p>59.9318222838</text:p>
          </table:table-cell>
          <table:table-cell table:formula="of:=12 + 3 * [.D855] + 5 * [.C855]" office:value-type="float" office:value="189.925498148833" calcext:value-type="float">
            <text:p>189.9254981488</text:p>
          </table:table-cell>
          <table:table-cell/>
        </table:table-row>
        <table:table-row table:style-name="ro1">
          <table:table-cell table:formula="of:=RAND()" office:value-type="float" office:value="0.797291442053393" calcext:value-type="float">
            <text:p>0.7972914421</text:p>
          </table:table-cell>
          <table:table-cell table:formula="of:=NORMINV([.A856];10;3)" office:value-type="float" office:value="12.4959565701003" calcext:value-type="float">
            <text:p>12.4959565701</text:p>
          </table:table-cell>
          <table:table-cell table:formula="of:=COM.MICROSOFT.NORM.INV(RAND(); 0; 1)" office:value-type="float" office:value="-2.08376527267092" calcext:value-type="float">
            <text:p>-2.0837652727</text:p>
          </table:table-cell>
          <table:table-cell table:formula="of:=NORMINV(RAND(); 62; 4)" office:value-type="float" office:value="57.4981945373243" calcext:value-type="float">
            <text:p>57.4981945373</text:p>
          </table:table-cell>
          <table:table-cell table:formula="of:=12 + 3 * [.D856] + 5 * [.C856]" office:value-type="float" office:value="174.075757248618" calcext:value-type="float">
            <text:p>174.0757572486</text:p>
          </table:table-cell>
          <table:table-cell/>
        </table:table-row>
        <table:table-row table:style-name="ro1">
          <table:table-cell table:formula="of:=RAND()" office:value-type="float" office:value="0.831944572739303" calcext:value-type="float">
            <text:p>0.8319445727</text:p>
          </table:table-cell>
          <table:table-cell table:formula="of:=NORMINV([.A857];10;3)" office:value-type="float" office:value="12.8856342169452" calcext:value-type="float">
            <text:p>12.8856342169</text:p>
          </table:table-cell>
          <table:table-cell table:formula="of:=COM.MICROSOFT.NORM.INV(RAND(); 0; 1)" office:value-type="float" office:value="0.558968948621744" calcext:value-type="float">
            <text:p>0.5589689486</text:p>
          </table:table-cell>
          <table:table-cell table:formula="of:=NORMINV(RAND(); 62; 4)" office:value-type="float" office:value="57.9658495629991" calcext:value-type="float">
            <text:p>57.965849563</text:p>
          </table:table-cell>
          <table:table-cell table:formula="of:=12 + 3 * [.D857] + 5 * [.C857]" office:value-type="float" office:value="188.692393432106" calcext:value-type="float">
            <text:p>188.6923934321</text:p>
          </table:table-cell>
          <table:table-cell/>
        </table:table-row>
        <table:table-row table:style-name="ro1">
          <table:table-cell table:formula="of:=RAND()" office:value-type="float" office:value="0.774838841753081" calcext:value-type="float">
            <text:p>0.7748388418</text:p>
          </table:table-cell>
          <table:table-cell table:formula="of:=NORMINV([.A858];10;3)" office:value-type="float" office:value="12.2646333535282" calcext:value-type="float">
            <text:p>12.2646333535</text:p>
          </table:table-cell>
          <table:table-cell table:formula="of:=COM.MICROSOFT.NORM.INV(RAND(); 0; 1)" office:value-type="float" office:value="0.660922599096731" calcext:value-type="float">
            <text:p>0.6609225991</text:p>
          </table:table-cell>
          <table:table-cell table:formula="of:=NORMINV(RAND(); 62; 4)" office:value-type="float" office:value="71.597002303584" calcext:value-type="float">
            <text:p>71.5970023036</text:p>
          </table:table-cell>
          <table:table-cell table:formula="of:=12 + 3 * [.D858] + 5 * [.C858]" office:value-type="float" office:value="230.095619906236" calcext:value-type="float">
            <text:p>230.0956199062</text:p>
          </table:table-cell>
          <table:table-cell/>
        </table:table-row>
        <table:table-row table:style-name="ro1">
          <table:table-cell table:formula="of:=RAND()" office:value-type="float" office:value="0.0413921414874494" calcext:value-type="float">
            <text:p>0.0413921415</text:p>
          </table:table-cell>
          <table:table-cell table:formula="of:=NORMINV([.A859];10;3)" office:value-type="float" office:value="4.79573623760342" calcext:value-type="float">
            <text:p>4.7957362376</text:p>
          </table:table-cell>
          <table:table-cell table:formula="of:=COM.MICROSOFT.NORM.INV(RAND(); 0; 1)" office:value-type="float" office:value="-0.296107356490564" calcext:value-type="float">
            <text:p>-0.2961073565</text:p>
          </table:table-cell>
          <table:table-cell table:formula="of:=NORMINV(RAND(); 62; 4)" office:value-type="float" office:value="65.2984548099601" calcext:value-type="float">
            <text:p>65.29845481</text:p>
          </table:table-cell>
          <table:table-cell table:formula="of:=12 + 3 * [.D859] + 5 * [.C859]" office:value-type="float" office:value="206.414827647427" calcext:value-type="float">
            <text:p>206.4148276474</text:p>
          </table:table-cell>
          <table:table-cell/>
        </table:table-row>
        <table:table-row table:style-name="ro1">
          <table:table-cell table:formula="of:=RAND()" office:value-type="float" office:value="0.340001907199621" calcext:value-type="float">
            <text:p>0.3400019072</text:p>
          </table:table-cell>
          <table:table-cell table:formula="of:=NORMINV([.A860];10;3)" office:value-type="float" office:value="8.76262622693615" calcext:value-type="float">
            <text:p>8.7626262269</text:p>
          </table:table-cell>
          <table:table-cell table:formula="of:=COM.MICROSOFT.NORM.INV(RAND(); 0; 1)" office:value-type="float" office:value="-0.60857416381903" calcext:value-type="float">
            <text:p>-0.6085741638</text:p>
          </table:table-cell>
          <table:table-cell table:formula="of:=NORMINV(RAND(); 62; 4)" office:value-type="float" office:value="63.5367817556647" calcext:value-type="float">
            <text:p>63.5367817557</text:p>
          </table:table-cell>
          <table:table-cell table:formula="of:=12 + 3 * [.D860] + 5 * [.C860]" office:value-type="float" office:value="199.567474447899" calcext:value-type="float">
            <text:p>199.5674744479</text:p>
          </table:table-cell>
          <table:table-cell/>
        </table:table-row>
        <table:table-row table:style-name="ro1">
          <table:table-cell table:formula="of:=RAND()" office:value-type="float" office:value="0.547600032063201" calcext:value-type="float">
            <text:p>0.5476000321</text:p>
          </table:table-cell>
          <table:table-cell table:formula="of:=NORMINV([.A861];10;3)" office:value-type="float" office:value="10.3588003175382" calcext:value-type="float">
            <text:p>10.3588003175</text:p>
          </table:table-cell>
          <table:table-cell table:formula="of:=COM.MICROSOFT.NORM.INV(RAND(); 0; 1)" office:value-type="float" office:value="0.765363914401881" calcext:value-type="float">
            <text:p>0.7653639144</text:p>
          </table:table-cell>
          <table:table-cell table:formula="of:=NORMINV(RAND(); 62; 4)" office:value-type="float" office:value="66.9890188711646" calcext:value-type="float">
            <text:p>66.9890188712</text:p>
          </table:table-cell>
          <table:table-cell table:formula="of:=12 + 3 * [.D861] + 5 * [.C861]" office:value-type="float" office:value="216.793876185503" calcext:value-type="float">
            <text:p>216.7938761855</text:p>
          </table:table-cell>
          <table:table-cell/>
        </table:table-row>
        <table:table-row table:style-name="ro1">
          <table:table-cell table:formula="of:=RAND()" office:value-type="float" office:value="0.97181286290288" calcext:value-type="float">
            <text:p>0.9718128629</text:p>
          </table:table-cell>
          <table:table-cell table:formula="of:=NORMINV([.A862];10;3)" office:value-type="float" office:value="15.7243932955389" calcext:value-type="float">
            <text:p>15.7243932955</text:p>
          </table:table-cell>
          <table:table-cell table:formula="of:=COM.MICROSOFT.NORM.INV(RAND(); 0; 1)" office:value-type="float" office:value="-0.0650849707642933" calcext:value-type="float">
            <text:p>-0.0650849708</text:p>
          </table:table-cell>
          <table:table-cell table:formula="of:=NORMINV(RAND(); 62; 4)" office:value-type="float" office:value="60.7398398392536" calcext:value-type="float">
            <text:p>60.7398398393</text:p>
          </table:table-cell>
          <table:table-cell table:formula="of:=12 + 3 * [.D862] + 5 * [.C862]" office:value-type="float" office:value="193.894094663939" calcext:value-type="float">
            <text:p>193.8940946639</text:p>
          </table:table-cell>
          <table:table-cell/>
        </table:table-row>
        <table:table-row table:style-name="ro1">
          <table:table-cell table:formula="of:=RAND()" office:value-type="float" office:value="0.0368190619628876" calcext:value-type="float">
            <text:p>0.036819062</text:p>
          </table:table-cell>
          <table:table-cell table:formula="of:=NORMINV([.A863];10;3)" office:value-type="float" office:value="4.63343413140055" calcext:value-type="float">
            <text:p>4.6334341314</text:p>
          </table:table-cell>
          <table:table-cell table:formula="of:=COM.MICROSOFT.NORM.INV(RAND(); 0; 1)" office:value-type="float" office:value="-1.16684648955211" calcext:value-type="float">
            <text:p>-1.1668464896</text:p>
          </table:table-cell>
          <table:table-cell table:formula="of:=NORMINV(RAND(); 62; 4)" office:value-type="float" office:value="64.6140533172077" calcext:value-type="float">
            <text:p>64.6140533172</text:p>
          </table:table-cell>
          <table:table-cell table:formula="of:=12 + 3 * [.D863] + 5 * [.C863]" office:value-type="float" office:value="200.007927503863" calcext:value-type="float">
            <text:p>200.0079275039</text:p>
          </table:table-cell>
          <table:table-cell/>
        </table:table-row>
        <table:table-row table:style-name="ro1">
          <table:table-cell table:formula="of:=RAND()" office:value-type="float" office:value="0.452072785934433" calcext:value-type="float">
            <text:p>0.4520727859</text:p>
          </table:table-cell>
          <table:table-cell table:formula="of:=NORMINV([.A864];10;3)" office:value-type="float" office:value="9.63872152891575" calcext:value-type="float">
            <text:p>9.6387215289</text:p>
          </table:table-cell>
          <table:table-cell table:formula="of:=COM.MICROSOFT.NORM.INV(RAND(); 0; 1)" office:value-type="float" office:value="-0.300171517604966" calcext:value-type="float">
            <text:p>-0.3001715176</text:p>
          </table:table-cell>
          <table:table-cell table:formula="of:=NORMINV(RAND(); 62; 4)" office:value-type="float" office:value="55.5566633764359" calcext:value-type="float">
            <text:p>55.5566633764</text:p>
          </table:table-cell>
          <table:table-cell table:formula="of:=12 + 3 * [.D864] + 5 * [.C864]" office:value-type="float" office:value="177.169132541283" calcext:value-type="float">
            <text:p>177.1691325413</text:p>
          </table:table-cell>
          <table:table-cell/>
        </table:table-row>
        <table:table-row table:style-name="ro1">
          <table:table-cell table:formula="of:=RAND()" office:value-type="float" office:value="0.53176547284238" calcext:value-type="float">
            <text:p>0.5317654728</text:p>
          </table:table-cell>
          <table:table-cell table:formula="of:=NORMINV([.A865];10;3)" office:value-type="float" office:value="10.2391256683367" calcext:value-type="float">
            <text:p>10.2391256683</text:p>
          </table:table-cell>
          <table:table-cell table:formula="of:=COM.MICROSOFT.NORM.INV(RAND(); 0; 1)" office:value-type="float" office:value="3.80029004084242" calcext:value-type="float">
            <text:p>3.8002900408</text:p>
          </table:table-cell>
          <table:table-cell table:formula="of:=NORMINV(RAND(); 62; 4)" office:value-type="float" office:value="60.8017754660503" calcext:value-type="float">
            <text:p>60.8017754661</text:p>
          </table:table-cell>
          <table:table-cell table:formula="of:=12 + 3 * [.D865] + 5 * [.C865]" office:value-type="float" office:value="213.406776602363" calcext:value-type="float">
            <text:p>213.4067766024</text:p>
          </table:table-cell>
          <table:table-cell/>
        </table:table-row>
        <table:table-row table:style-name="ro1">
          <table:table-cell table:formula="of:=RAND()" office:value-type="float" office:value="0.761361895361915" calcext:value-type="float">
            <text:p>0.7613618954</text:p>
          </table:table-cell>
          <table:table-cell table:formula="of:=NORMINV([.A866];10;3)" office:value-type="float" office:value="12.1320707189427" calcext:value-type="float">
            <text:p>12.1320707189</text:p>
          </table:table-cell>
          <table:table-cell table:formula="of:=COM.MICROSOFT.NORM.INV(RAND(); 0; 1)" office:value-type="float" office:value="0.331167216149674" calcext:value-type="float">
            <text:p>0.3311672161</text:p>
          </table:table-cell>
          <table:table-cell table:formula="of:=NORMINV(RAND(); 62; 4)" office:value-type="float" office:value="63.2726137235365" calcext:value-type="float">
            <text:p>63.2726137235</text:p>
          </table:table-cell>
          <table:table-cell table:formula="of:=12 + 3 * [.D866] + 5 * [.C866]" office:value-type="float" office:value="203.473677251358" calcext:value-type="float">
            <text:p>203.4736772514</text:p>
          </table:table-cell>
          <table:table-cell/>
        </table:table-row>
        <table:table-row table:style-name="ro1">
          <table:table-cell table:formula="of:=RAND()" office:value-type="float" office:value="0.871015148703009" calcext:value-type="float">
            <text:p>0.8710151487</text:p>
          </table:table-cell>
          <table:table-cell table:formula="of:=NORMINV([.A867];10;3)" office:value-type="float" office:value="13.3936086931437" calcext:value-type="float">
            <text:p>13.3936086931</text:p>
          </table:table-cell>
          <table:table-cell table:formula="of:=COM.MICROSOFT.NORM.INV(RAND(); 0; 1)" office:value-type="float" office:value="-0.869725067241703" calcext:value-type="float">
            <text:p>-0.8697250672</text:p>
          </table:table-cell>
          <table:table-cell table:formula="of:=NORMINV(RAND(); 62; 4)" office:value-type="float" office:value="57.7575626502733" calcext:value-type="float">
            <text:p>57.7575626503</text:p>
          </table:table-cell>
          <table:table-cell table:formula="of:=12 + 3 * [.D867] + 5 * [.C867]" office:value-type="float" office:value="180.924062614611" calcext:value-type="float">
            <text:p>180.9240626146</text:p>
          </table:table-cell>
          <table:table-cell/>
        </table:table-row>
        <table:table-row table:style-name="ro1">
          <table:table-cell table:formula="of:=RAND()" office:value-type="float" office:value="0.35658142901957" calcext:value-type="float">
            <text:p>0.356581429</text:p>
          </table:table-cell>
          <table:table-cell table:formula="of:=NORMINV([.A868];10;3)" office:value-type="float" office:value="8.89716517574793" calcext:value-type="float">
            <text:p>8.8971651757</text:p>
          </table:table-cell>
          <table:table-cell table:formula="of:=COM.MICROSOFT.NORM.INV(RAND(); 0; 1)" office:value-type="float" office:value="-0.292779368586033" calcext:value-type="float">
            <text:p>-0.2927793686</text:p>
          </table:table-cell>
          <table:table-cell table:formula="of:=NORMINV(RAND(); 62; 4)" office:value-type="float" office:value="53.3938030815256" calcext:value-type="float">
            <text:p>53.3938030815</text:p>
          </table:table-cell>
          <table:table-cell table:formula="of:=12 + 3 * [.D868] + 5 * [.C868]" office:value-type="float" office:value="170.717512401647" calcext:value-type="float">
            <text:p>170.7175124016</text:p>
          </table:table-cell>
          <table:table-cell/>
        </table:table-row>
        <table:table-row table:style-name="ro1">
          <table:table-cell table:formula="of:=RAND()" office:value-type="float" office:value="0.941058014286682" calcext:value-type="float">
            <text:p>0.9410580143</text:p>
          </table:table-cell>
          <table:table-cell table:formula="of:=NORMINV([.A869];10;3)" office:value-type="float" office:value="14.6911519217333" calcext:value-type="float">
            <text:p>14.6911519217</text:p>
          </table:table-cell>
          <table:table-cell table:formula="of:=COM.MICROSOFT.NORM.INV(RAND(); 0; 1)" office:value-type="float" office:value="-0.846537689466387" calcext:value-type="float">
            <text:p>-0.8465376895</text:p>
          </table:table-cell>
          <table:table-cell table:formula="of:=NORMINV(RAND(); 62; 4)" office:value-type="float" office:value="59.0892748512785" calcext:value-type="float">
            <text:p>59.0892748513</text:p>
          </table:table-cell>
          <table:table-cell table:formula="of:=12 + 3 * [.D869] + 5 * [.C869]" office:value-type="float" office:value="185.035136106504" calcext:value-type="float">
            <text:p>185.0351361065</text:p>
          </table:table-cell>
          <table:table-cell/>
        </table:table-row>
        <table:table-row table:style-name="ro1">
          <table:table-cell table:formula="of:=RAND()" office:value-type="float" office:value="0.879762486787513" calcext:value-type="float">
            <text:p>0.8797624868</text:p>
          </table:table-cell>
          <table:table-cell table:formula="of:=NORMINV([.A870];10;3)" office:value-type="float" office:value="13.5214008805223" calcext:value-type="float">
            <text:p>13.5214008805</text:p>
          </table:table-cell>
          <table:table-cell table:formula="of:=COM.MICROSOFT.NORM.INV(RAND(); 0; 1)" office:value-type="float" office:value="-0.775436324618515" calcext:value-type="float">
            <text:p>-0.7754363246</text:p>
          </table:table-cell>
          <table:table-cell table:formula="of:=NORMINV(RAND(); 62; 4)" office:value-type="float" office:value="66.4964476773128" calcext:value-type="float">
            <text:p>66.4964476773</text:p>
          </table:table-cell>
          <table:table-cell table:formula="of:=12 + 3 * [.D870] + 5 * [.C870]" office:value-type="float" office:value="207.612161408846" calcext:value-type="float">
            <text:p>207.6121614088</text:p>
          </table:table-cell>
          <table:table-cell/>
        </table:table-row>
        <table:table-row table:style-name="ro1">
          <table:table-cell table:formula="of:=RAND()" office:value-type="float" office:value="0.268004093319178" calcext:value-type="float">
            <text:p>0.2680040933</text:p>
          </table:table-cell>
          <table:table-cell table:formula="of:=NORMINV([.A871];10;3)" office:value-type="float" office:value="8.1434181564187" calcext:value-type="float">
            <text:p>8.1434181564</text:p>
          </table:table-cell>
          <table:table-cell table:formula="of:=COM.MICROSOFT.NORM.INV(RAND(); 0; 1)" office:value-type="float" office:value="-0.658626712790223" calcext:value-type="float">
            <text:p>-0.6586267128</text:p>
          </table:table-cell>
          <table:table-cell table:formula="of:=NORMINV(RAND(); 62; 4)" office:value-type="float" office:value="65.6185568759317" calcext:value-type="float">
            <text:p>65.6185568759</text:p>
          </table:table-cell>
          <table:table-cell table:formula="of:=12 + 3 * [.D871] + 5 * [.C871]" office:value-type="float" office:value="205.562537063844" calcext:value-type="float">
            <text:p>205.5625370638</text:p>
          </table:table-cell>
          <table:table-cell/>
        </table:table-row>
        <table:table-row table:style-name="ro1">
          <table:table-cell table:formula="of:=RAND()" office:value-type="float" office:value="0.720077407779172" calcext:value-type="float">
            <text:p>0.7200774078</text:p>
          </table:table-cell>
          <table:table-cell table:formula="of:=NORMINV([.A872];10;3)" office:value-type="float" office:value="11.7492144291136" calcext:value-type="float">
            <text:p>11.7492144291</text:p>
          </table:table-cell>
          <table:table-cell table:formula="of:=COM.MICROSOFT.NORM.INV(RAND(); 0; 1)" office:value-type="float" office:value="-0.527650723618044" calcext:value-type="float">
            <text:p>-0.5276507236</text:p>
          </table:table-cell>
          <table:table-cell table:formula="of:=NORMINV(RAND(); 62; 4)" office:value-type="float" office:value="62.2559108963025" calcext:value-type="float">
            <text:p>62.2559108963</text:p>
          </table:table-cell>
          <table:table-cell table:formula="of:=12 + 3 * [.D872] + 5 * [.C872]" office:value-type="float" office:value="196.129479070817" calcext:value-type="float">
            <text:p>196.1294790708</text:p>
          </table:table-cell>
          <table:table-cell/>
        </table:table-row>
        <table:table-row table:style-name="ro1">
          <table:table-cell table:formula="of:=RAND()" office:value-type="float" office:value="0.375586576526985" calcext:value-type="float">
            <text:p>0.3755865765</text:p>
          </table:table-cell>
          <table:table-cell table:formula="of:=NORMINV([.A873];10;3)" office:value-type="float" office:value="9.04872146193184" calcext:value-type="float">
            <text:p>9.0487214619</text:p>
          </table:table-cell>
          <table:table-cell table:formula="of:=COM.MICROSOFT.NORM.INV(RAND(); 0; 1)" office:value-type="float" office:value="-1.251536932932" calcext:value-type="float">
            <text:p>-1.2515369329</text:p>
          </table:table-cell>
          <table:table-cell table:formula="of:=NORMINV(RAND(); 62; 4)" office:value-type="float" office:value="61.5263139433733" calcext:value-type="float">
            <text:p>61.5263139434</text:p>
          </table:table-cell>
          <table:table-cell table:formula="of:=12 + 3 * [.D873] + 5 * [.C873]" office:value-type="float" office:value="190.32125716546" calcext:value-type="float">
            <text:p>190.3212571655</text:p>
          </table:table-cell>
          <table:table-cell/>
        </table:table-row>
        <table:table-row table:style-name="ro1">
          <table:table-cell table:formula="of:=RAND()" office:value-type="float" office:value="0.889463922474533" calcext:value-type="float">
            <text:p>0.8894639225</text:p>
          </table:table-cell>
          <table:table-cell table:formula="of:=NORMINV([.A874];10;3)" office:value-type="float" office:value="13.6710464568404" calcext:value-type="float">
            <text:p>13.6710464568</text:p>
          </table:table-cell>
          <table:table-cell table:formula="of:=COM.MICROSOFT.NORM.INV(RAND(); 0; 1)" office:value-type="float" office:value="-2.22775359209145" calcext:value-type="float">
            <text:p>-2.2277535921</text:p>
          </table:table-cell>
          <table:table-cell table:formula="of:=NORMINV(RAND(); 62; 4)" office:value-type="float" office:value="51.0596181722556" calcext:value-type="float">
            <text:p>51.0596181723</text:p>
          </table:table-cell>
          <table:table-cell table:formula="of:=12 + 3 * [.D874] + 5 * [.C874]" office:value-type="float" office:value="154.04008655631" calcext:value-type="float">
            <text:p>154.0400865563</text:p>
          </table:table-cell>
          <table:table-cell/>
        </table:table-row>
        <table:table-row table:style-name="ro1">
          <table:table-cell table:formula="of:=RAND()" office:value-type="float" office:value="0.711842440301552" calcext:value-type="float">
            <text:p>0.7118424403</text:p>
          </table:table-cell>
          <table:table-cell table:formula="of:=NORMINV([.A875];10;3)" office:value-type="float" office:value="11.6763257337281" calcext:value-type="float">
            <text:p>11.6763257337</text:p>
          </table:table-cell>
          <table:table-cell table:formula="of:=COM.MICROSOFT.NORM.INV(RAND(); 0; 1)" office:value-type="float" office:value="-1.35899111328465" calcext:value-type="float">
            <text:p>-1.3589911133</text:p>
          </table:table-cell>
          <table:table-cell table:formula="of:=NORMINV(RAND(); 62; 4)" office:value-type="float" office:value="57.1518439219305" calcext:value-type="float">
            <text:p>57.1518439219</text:p>
          </table:table-cell>
          <table:table-cell table:formula="of:=12 + 3 * [.D875] + 5 * [.C875]" office:value-type="float" office:value="176.660576199368" calcext:value-type="float">
            <text:p>176.6605761994</text:p>
          </table:table-cell>
          <table:table-cell/>
        </table:table-row>
        <table:table-row table:style-name="ro1">
          <table:table-cell table:formula="of:=RAND()" office:value-type="float" office:value="0.939934145659208" calcext:value-type="float">
            <text:p>0.9399341457</text:p>
          </table:table-cell>
          <table:table-cell table:formula="of:=NORMINV([.A876];10;3)" office:value-type="float" office:value="14.6626630163229" calcext:value-type="float">
            <text:p>14.6626630163</text:p>
          </table:table-cell>
          <table:table-cell table:formula="of:=COM.MICROSOFT.NORM.INV(RAND(); 0; 1)" office:value-type="float" office:value="-0.745155677355153" calcext:value-type="float">
            <text:p>-0.7451556774</text:p>
          </table:table-cell>
          <table:table-cell table:formula="of:=NORMINV(RAND(); 62; 4)" office:value-type="float" office:value="56.9646317155169" calcext:value-type="float">
            <text:p>56.9646317155</text:p>
          </table:table-cell>
          <table:table-cell table:formula="of:=12 + 3 * [.D876] + 5 * [.C876]" office:value-type="float" office:value="179.168116759775" calcext:value-type="float">
            <text:p>179.1681167598</text:p>
          </table:table-cell>
          <table:table-cell/>
        </table:table-row>
        <table:table-row table:style-name="ro1">
          <table:table-cell table:formula="of:=RAND()" office:value-type="float" office:value="0.46617530961521" calcext:value-type="float">
            <text:p>0.4661753096</text:p>
          </table:table-cell>
          <table:table-cell table:formula="of:=NORMINV([.A877];10;3)" office:value-type="float" office:value="9.74533670665428" calcext:value-type="float">
            <text:p>9.7453367067</text:p>
          </table:table-cell>
          <table:table-cell table:formula="of:=COM.MICROSOFT.NORM.INV(RAND(); 0; 1)" office:value-type="float" office:value="0.259162116562937" calcext:value-type="float">
            <text:p>0.2591621166</text:p>
          </table:table-cell>
          <table:table-cell table:formula="of:=NORMINV(RAND(); 62; 4)" office:value-type="float" office:value="64.4987116169986" calcext:value-type="float">
            <text:p>64.498711617</text:p>
          </table:table-cell>
          <table:table-cell table:formula="of:=12 + 3 * [.D877] + 5 * [.C877]" office:value-type="float" office:value="206.791945433811" calcext:value-type="float">
            <text:p>206.7919454338</text:p>
          </table:table-cell>
          <table:table-cell/>
        </table:table-row>
        <table:table-row table:style-name="ro1">
          <table:table-cell table:formula="of:=RAND()" office:value-type="float" office:value="0.890475383261219" calcext:value-type="float">
            <text:p>0.8904753833</text:p>
          </table:table-cell>
          <table:table-cell table:formula="of:=NORMINV([.A878];10;3)" office:value-type="float" office:value="13.6871806199929" calcext:value-type="float">
            <text:p>13.68718062</text:p>
          </table:table-cell>
          <table:table-cell table:formula="of:=COM.MICROSOFT.NORM.INV(RAND(); 0; 1)" office:value-type="float" office:value="-0.342501880591929" calcext:value-type="float">
            <text:p>-0.3425018806</text:p>
          </table:table-cell>
          <table:table-cell table:formula="of:=NORMINV(RAND(); 62; 4)" office:value-type="float" office:value="57.5508680859462" calcext:value-type="float">
            <text:p>57.5508680859</text:p>
          </table:table-cell>
          <table:table-cell table:formula="of:=12 + 3 * [.D878] + 5 * [.C878]" office:value-type="float" office:value="182.940094854879" calcext:value-type="float">
            <text:p>182.9400948549</text:p>
          </table:table-cell>
          <table:table-cell/>
        </table:table-row>
        <table:table-row table:style-name="ro1">
          <table:table-cell table:formula="of:=RAND()" office:value-type="float" office:value="0.55099802208133" calcext:value-type="float">
            <text:p>0.5509980221</text:p>
          </table:table-cell>
          <table:table-cell table:formula="of:=NORMINV([.A879];10;3)" office:value-type="float" office:value="10.3845497478721" calcext:value-type="float">
            <text:p>10.3845497479</text:p>
          </table:table-cell>
          <table:table-cell table:formula="of:=COM.MICROSOFT.NORM.INV(RAND(); 0; 1)" office:value-type="float" office:value="-0.573179182290464" calcext:value-type="float">
            <text:p>-0.5731791823</text:p>
          </table:table-cell>
          <table:table-cell table:formula="of:=NORMINV(RAND(); 62; 4)" office:value-type="float" office:value="61.5318048860283" calcext:value-type="float">
            <text:p>61.531804886</text:p>
          </table:table-cell>
          <table:table-cell table:formula="of:=12 + 3 * [.D879] + 5 * [.C879]" office:value-type="float" office:value="193.729518746633" calcext:value-type="float">
            <text:p>193.7295187466</text:p>
          </table:table-cell>
          <table:table-cell/>
        </table:table-row>
        <table:table-row table:style-name="ro1">
          <table:table-cell table:formula="of:=RAND()" office:value-type="float" office:value="0.910237425006926" calcext:value-type="float">
            <text:p>0.910237425</text:p>
          </table:table-cell>
          <table:table-cell table:formula="of:=NORMINV([.A880];10;3)" office:value-type="float" office:value="14.0266555903668" calcext:value-type="float">
            <text:p>14.0266555904</text:p>
          </table:table-cell>
          <table:table-cell table:formula="of:=COM.MICROSOFT.NORM.INV(RAND(); 0; 1)" office:value-type="float" office:value="0.67368611547753" calcext:value-type="float">
            <text:p>0.6736861155</text:p>
          </table:table-cell>
          <table:table-cell table:formula="of:=NORMINV(RAND(); 62; 4)" office:value-type="float" office:value="59.7713601198815" calcext:value-type="float">
            <text:p>59.7713601199</text:p>
          </table:table-cell>
          <table:table-cell table:formula="of:=12 + 3 * [.D880] + 5 * [.C880]" office:value-type="float" office:value="194.682510937032" calcext:value-type="float">
            <text:p>194.682510937</text:p>
          </table:table-cell>
          <table:table-cell/>
        </table:table-row>
        <table:table-row table:style-name="ro1">
          <table:table-cell table:formula="of:=RAND()" office:value-type="float" office:value="0.760986678767949" calcext:value-type="float">
            <text:p>0.7609866788</text:p>
          </table:table-cell>
          <table:table-cell table:formula="of:=NORMINV([.A881];10;3)" office:value-type="float" office:value="12.1284400770445" calcext:value-type="float">
            <text:p>12.128440077</text:p>
          </table:table-cell>
          <table:table-cell table:formula="of:=COM.MICROSOFT.NORM.INV(RAND(); 0; 1)" office:value-type="float" office:value="-0.997117260981329" calcext:value-type="float">
            <text:p>-0.997117261</text:p>
          </table:table-cell>
          <table:table-cell table:formula="of:=NORMINV(RAND(); 62; 4)" office:value-type="float" office:value="65.5204441630086" calcext:value-type="float">
            <text:p>65.520444163</text:p>
          </table:table-cell>
          <table:table-cell table:formula="of:=12 + 3 * [.D881] + 5 * [.C881]" office:value-type="float" office:value="203.575746184119" calcext:value-type="float">
            <text:p>203.5757461841</text:p>
          </table:table-cell>
          <table:table-cell/>
        </table:table-row>
        <table:table-row table:style-name="ro1">
          <table:table-cell table:formula="of:=RAND()" office:value-type="float" office:value="0.272244575666264" calcext:value-type="float">
            <text:p>0.2722445757</text:p>
          </table:table-cell>
          <table:table-cell table:formula="of:=NORMINV([.A882];10;3)" office:value-type="float" office:value="8.18188433487078" calcext:value-type="float">
            <text:p>8.1818843349</text:p>
          </table:table-cell>
          <table:table-cell table:formula="of:=COM.MICROSOFT.NORM.INV(RAND(); 0; 1)" office:value-type="float" office:value="2.55684924903134" calcext:value-type="float">
            <text:p>2.556849249</text:p>
          </table:table-cell>
          <table:table-cell table:formula="of:=NORMINV(RAND(); 62; 4)" office:value-type="float" office:value="66.0132789628815" calcext:value-type="float">
            <text:p>66.0132789629</text:p>
          </table:table-cell>
          <table:table-cell table:formula="of:=12 + 3 * [.D882] + 5 * [.C882]" office:value-type="float" office:value="222.824083133801" calcext:value-type="float">
            <text:p>222.8240831338</text:p>
          </table:table-cell>
          <table:table-cell/>
        </table:table-row>
        <table:table-row table:style-name="ro1">
          <table:table-cell table:formula="of:=RAND()" office:value-type="float" office:value="0.958529246971011" calcext:value-type="float">
            <text:p>0.958529247</text:p>
          </table:table-cell>
          <table:table-cell table:formula="of:=NORMINV([.A883];10;3)" office:value-type="float" office:value="15.2016040131762" calcext:value-type="float">
            <text:p>15.2016040132</text:p>
          </table:table-cell>
          <table:table-cell table:formula="of:=COM.MICROSOFT.NORM.INV(RAND(); 0; 1)" office:value-type="float" office:value="-1.58381235107346" calcext:value-type="float">
            <text:p>-1.5838123511</text:p>
          </table:table-cell>
          <table:table-cell table:formula="of:=NORMINV(RAND(); 62; 4)" office:value-type="float" office:value="63.0279157785806" calcext:value-type="float">
            <text:p>63.0279157786</text:p>
          </table:table-cell>
          <table:table-cell table:formula="of:=12 + 3 * [.D883] + 5 * [.C883]" office:value-type="float" office:value="193.164685580375" calcext:value-type="float">
            <text:p>193.1646855804</text:p>
          </table:table-cell>
          <table:table-cell/>
        </table:table-row>
        <table:table-row table:style-name="ro1">
          <table:table-cell table:formula="of:=RAND()" office:value-type="float" office:value="0.37500288663432" calcext:value-type="float">
            <text:p>0.3750028866</text:p>
          </table:table-cell>
          <table:table-cell table:formula="of:=NORMINV([.A884];10;3)" office:value-type="float" office:value="9.04410474566255" calcext:value-type="float">
            <text:p>9.0441047457</text:p>
          </table:table-cell>
          <table:table-cell table:formula="of:=COM.MICROSOFT.NORM.INV(RAND(); 0; 1)" office:value-type="float" office:value="-0.375753450287079" calcext:value-type="float">
            <text:p>-0.3757534503</text:p>
          </table:table-cell>
          <table:table-cell table:formula="of:=NORMINV(RAND(); 62; 4)" office:value-type="float" office:value="65.485198679976" calcext:value-type="float">
            <text:p>65.48519868</text:p>
          </table:table-cell>
          <table:table-cell table:formula="of:=12 + 3 * [.D884] + 5 * [.C884]" office:value-type="float" office:value="206.576828788492" calcext:value-type="float">
            <text:p>206.5768287885</text:p>
          </table:table-cell>
          <table:table-cell/>
        </table:table-row>
        <table:table-row table:style-name="ro1">
          <table:table-cell table:formula="of:=RAND()" office:value-type="float" office:value="0.975313221104443" calcext:value-type="float">
            <text:p>0.9753132211</text:p>
          </table:table-cell>
          <table:table-cell table:formula="of:=NORMINV([.A885];10;3)" office:value-type="float" office:value="15.8960547848647" calcext:value-type="float">
            <text:p>15.8960547849</text:p>
          </table:table-cell>
          <table:table-cell table:formula="of:=COM.MICROSOFT.NORM.INV(RAND(); 0; 1)" office:value-type="float" office:value="1.14040054805878" calcext:value-type="float">
            <text:p>1.1404005481</text:p>
          </table:table-cell>
          <table:table-cell table:formula="of:=NORMINV(RAND(); 62; 4)" office:value-type="float" office:value="63.3763246342838" calcext:value-type="float">
            <text:p>63.3763246343</text:p>
          </table:table-cell>
          <table:table-cell table:formula="of:=12 + 3 * [.D885] + 5 * [.C885]" office:value-type="float" office:value="207.830976643145" calcext:value-type="float">
            <text:p>207.8309766431</text:p>
          </table:table-cell>
          <table:table-cell/>
        </table:table-row>
        <table:table-row table:style-name="ro1">
          <table:table-cell table:formula="of:=RAND()" office:value-type="float" office:value="0.782983978278935" calcext:value-type="float">
            <text:p>0.7829839783</text:p>
          </table:table-cell>
          <table:table-cell table:formula="of:=NORMINV([.A886];10;3)" office:value-type="float" office:value="12.3469318785232" calcext:value-type="float">
            <text:p>12.3469318785</text:p>
          </table:table-cell>
          <table:table-cell table:formula="of:=COM.MICROSOFT.NORM.INV(RAND(); 0; 1)" office:value-type="float" office:value="1.48822140820191" calcext:value-type="float">
            <text:p>1.4882214082</text:p>
          </table:table-cell>
          <table:table-cell table:formula="of:=NORMINV(RAND(); 62; 4)" office:value-type="float" office:value="64.9814684113224" calcext:value-type="float">
            <text:p>64.9814684113</text:p>
          </table:table-cell>
          <table:table-cell table:formula="of:=12 + 3 * [.D886] + 5 * [.C886]" office:value-type="float" office:value="214.385512274977" calcext:value-type="float">
            <text:p>214.385512275</text:p>
          </table:table-cell>
          <table:table-cell/>
        </table:table-row>
        <table:table-row table:style-name="ro1">
          <table:table-cell table:formula="of:=RAND()" office:value-type="float" office:value="0.694229217013344" calcext:value-type="float">
            <text:p>0.694229217</text:p>
          </table:table-cell>
          <table:table-cell table:formula="of:=NORMINV([.A887];10;3)" office:value-type="float" office:value="11.5236226139478" calcext:value-type="float">
            <text:p>11.5236226139</text:p>
          </table:table-cell>
          <table:table-cell table:formula="of:=COM.MICROSOFT.NORM.INV(RAND(); 0; 1)" office:value-type="float" office:value="-0.454224619575506" calcext:value-type="float">
            <text:p>-0.4542246196</text:p>
          </table:table-cell>
          <table:table-cell table:formula="of:=NORMINV(RAND(); 62; 4)" office:value-type="float" office:value="61.1155616905978" calcext:value-type="float">
            <text:p>61.1155616906</text:p>
          </table:table-cell>
          <table:table-cell table:formula="of:=12 + 3 * [.D887] + 5 * [.C887]" office:value-type="float" office:value="193.075561973916" calcext:value-type="float">
            <text:p>193.0755619739</text:p>
          </table:table-cell>
          <table:table-cell/>
        </table:table-row>
        <table:table-row table:style-name="ro1">
          <table:table-cell table:formula="of:=RAND()" office:value-type="float" office:value="0.125229268567637" calcext:value-type="float">
            <text:p>0.1252292686</text:p>
          </table:table-cell>
          <table:table-cell table:formula="of:=NORMINV([.A888];10;3)" office:value-type="float" office:value="6.55229095931314" calcext:value-type="float">
            <text:p>6.5522909593</text:p>
          </table:table-cell>
          <table:table-cell table:formula="of:=COM.MICROSOFT.NORM.INV(RAND(); 0; 1)" office:value-type="float" office:value="0.404324189308258" calcext:value-type="float">
            <text:p>0.4043241893</text:p>
          </table:table-cell>
          <table:table-cell table:formula="of:=NORMINV(RAND(); 62; 4)" office:value-type="float" office:value="65.8144472713234" calcext:value-type="float">
            <text:p>65.8144472713</text:p>
          </table:table-cell>
          <table:table-cell table:formula="of:=12 + 3 * [.D888] + 5 * [.C888]" office:value-type="float" office:value="211.464962760511" calcext:value-type="float">
            <text:p>211.4649627605</text:p>
          </table:table-cell>
          <table:table-cell/>
        </table:table-row>
        <table:table-row table:style-name="ro1">
          <table:table-cell table:formula="of:=RAND()" office:value-type="float" office:value="0.372572690946981" calcext:value-type="float">
            <text:p>0.3725726909</text:p>
          </table:table-cell>
          <table:table-cell table:formula="of:=NORMINV([.A889];10;3)" office:value-type="float" office:value="9.02485852985245" calcext:value-type="float">
            <text:p>9.0248585299</text:p>
          </table:table-cell>
          <table:table-cell table:formula="of:=COM.MICROSOFT.NORM.INV(RAND(); 0; 1)" office:value-type="float" office:value="-0.102268073365313" calcext:value-type="float">
            <text:p>-0.1022680734</text:p>
          </table:table-cell>
          <table:table-cell table:formula="of:=NORMINV(RAND(); 62; 4)" office:value-type="float" office:value="62.6430364184535" calcext:value-type="float">
            <text:p>62.6430364185</text:p>
          </table:table-cell>
          <table:table-cell table:formula="of:=12 + 3 * [.D889] + 5 * [.C889]" office:value-type="float" office:value="199.417768888534" calcext:value-type="float">
            <text:p>199.4177688885</text:p>
          </table:table-cell>
          <table:table-cell/>
        </table:table-row>
        <table:table-row table:style-name="ro1">
          <table:table-cell table:formula="of:=RAND()" office:value-type="float" office:value="0.0897964756004512" calcext:value-type="float">
            <text:p>0.0897964756</text:p>
          </table:table-cell>
          <table:table-cell table:formula="of:=NORMINV([.A890];10;3)" office:value-type="float" office:value="5.97397183121381" calcext:value-type="float">
            <text:p>5.9739718312</text:p>
          </table:table-cell>
          <table:table-cell table:formula="of:=COM.MICROSOFT.NORM.INV(RAND(); 0; 1)" office:value-type="float" office:value="1.7925156420699" calcext:value-type="float">
            <text:p>1.7925156421</text:p>
          </table:table-cell>
          <table:table-cell table:formula="of:=NORMINV(RAND(); 62; 4)" office:value-type="float" office:value="57.5493192236462" calcext:value-type="float">
            <text:p>57.5493192236</text:p>
          </table:table-cell>
          <table:table-cell table:formula="of:=12 + 3 * [.D890] + 5 * [.C890]" office:value-type="float" office:value="193.610535881288" calcext:value-type="float">
            <text:p>193.6105358813</text:p>
          </table:table-cell>
          <table:table-cell/>
        </table:table-row>
        <table:table-row table:style-name="ro1">
          <table:table-cell table:formula="of:=RAND()" office:value-type="float" office:value="0.93554354342632" calcext:value-type="float">
            <text:p>0.9355435434</text:p>
          </table:table-cell>
          <table:table-cell table:formula="of:=NORMINV([.A891];10;3)" office:value-type="float" office:value="14.5552080797585" calcext:value-type="float">
            <text:p>14.5552080798</text:p>
          </table:table-cell>
          <table:table-cell table:formula="of:=COM.MICROSOFT.NORM.INV(RAND(); 0; 1)" office:value-type="float" office:value="0.324019358151694" calcext:value-type="float">
            <text:p>0.3240193582</text:p>
          </table:table-cell>
          <table:table-cell table:formula="of:=NORMINV(RAND(); 62; 4)" office:value-type="float" office:value="62.4047193563538" calcext:value-type="float">
            <text:p>62.4047193564</text:p>
          </table:table-cell>
          <table:table-cell table:formula="of:=12 + 3 * [.D891] + 5 * [.C891]" office:value-type="float" office:value="200.83425485982" calcext:value-type="float">
            <text:p>200.8342548598</text:p>
          </table:table-cell>
          <table:table-cell/>
        </table:table-row>
        <table:table-row table:style-name="ro1">
          <table:table-cell table:formula="of:=RAND()" office:value-type="float" office:value="0.121027574874461" calcext:value-type="float">
            <text:p>0.1210275749</text:p>
          </table:table-cell>
          <table:table-cell table:formula="of:=NORMINV([.A892];10;3)" office:value-type="float" office:value="6.49040387420783" calcext:value-type="float">
            <text:p>6.4904038742</text:p>
          </table:table-cell>
          <table:table-cell table:formula="of:=COM.MICROSOFT.NORM.INV(RAND(); 0; 1)" office:value-type="float" office:value="-1.5018130374388" calcext:value-type="float">
            <text:p>-1.5018130374</text:p>
          </table:table-cell>
          <table:table-cell table:formula="of:=NORMINV(RAND(); 62; 4)" office:value-type="float" office:value="66.0429648731136" calcext:value-type="float">
            <text:p>66.0429648731</text:p>
          </table:table-cell>
          <table:table-cell table:formula="of:=12 + 3 * [.D892] + 5 * [.C892]" office:value-type="float" office:value="202.619829432147" calcext:value-type="float">
            <text:p>202.6198294321</text:p>
          </table:table-cell>
          <table:table-cell/>
        </table:table-row>
        <table:table-row table:style-name="ro1">
          <table:table-cell table:formula="of:=RAND()" office:value-type="float" office:value="0.404905123403296" calcext:value-type="float">
            <text:p>0.4049051234</text:p>
          </table:table-cell>
          <table:table-cell table:formula="of:=NORMINV([.A893];10;3)" office:value-type="float" office:value="9.27798750229586" calcext:value-type="float">
            <text:p>9.2779875023</text:p>
          </table:table-cell>
          <table:table-cell table:formula="of:=COM.MICROSOFT.NORM.INV(RAND(); 0; 1)" office:value-type="float" office:value="-0.94011473042017" calcext:value-type="float">
            <text:p>-0.9401147304</text:p>
          </table:table-cell>
          <table:table-cell table:formula="of:=NORMINV(RAND(); 62; 4)" office:value-type="float" office:value="62.9192958879743" calcext:value-type="float">
            <text:p>62.919295888</text:p>
          </table:table-cell>
          <table:table-cell table:formula="of:=12 + 3 * [.D893] + 5 * [.C893]" office:value-type="float" office:value="196.057314011822" calcext:value-type="float">
            <text:p>196.0573140118</text:p>
          </table:table-cell>
          <table:table-cell/>
        </table:table-row>
        <table:table-row table:style-name="ro1">
          <table:table-cell table:formula="of:=RAND()" office:value-type="float" office:value="0.149961194954813" calcext:value-type="float">
            <text:p>0.149961195</text:p>
          </table:table-cell>
          <table:table-cell table:formula="of:=NORMINV([.A894];10;3)" office:value-type="float" office:value="6.89020049291268" calcext:value-type="float">
            <text:p>6.8902004929</text:p>
          </table:table-cell>
          <table:table-cell table:formula="of:=COM.MICROSOFT.NORM.INV(RAND(); 0; 1)" office:value-type="float" office:value="0.693387192033171" calcext:value-type="float">
            <text:p>0.693387192</text:p>
          </table:table-cell>
          <table:table-cell table:formula="of:=NORMINV(RAND(); 62; 4)" office:value-type="float" office:value="68.9390396043363" calcext:value-type="float">
            <text:p>68.9390396043</text:p>
          </table:table-cell>
          <table:table-cell table:formula="of:=12 + 3 * [.D894] + 5 * [.C894]" office:value-type="float" office:value="222.284054773175" calcext:value-type="float">
            <text:p>222.2840547732</text:p>
          </table:table-cell>
          <table:table-cell/>
        </table:table-row>
        <table:table-row table:style-name="ro1">
          <table:table-cell table:formula="of:=RAND()" office:value-type="float" office:value="0.970201404532418" calcext:value-type="float">
            <text:p>0.9702014045</text:p>
          </table:table-cell>
          <table:table-cell table:formula="of:=NORMINV([.A895];10;3)" office:value-type="float" office:value="15.6512856636087" calcext:value-type="float">
            <text:p>15.6512856636</text:p>
          </table:table-cell>
          <table:table-cell table:formula="of:=COM.MICROSOFT.NORM.INV(RAND(); 0; 1)" office:value-type="float" office:value="-0.70001049135495" calcext:value-type="float">
            <text:p>-0.7000104914</text:p>
          </table:table-cell>
          <table:table-cell table:formula="of:=NORMINV(RAND(); 62; 4)" office:value-type="float" office:value="59.9344460683185" calcext:value-type="float">
            <text:p>59.9344460683</text:p>
          </table:table-cell>
          <table:table-cell table:formula="of:=12 + 3 * [.D895] + 5 * [.C895]" office:value-type="float" office:value="188.303285748181" calcext:value-type="float">
            <text:p>188.3032857482</text:p>
          </table:table-cell>
          <table:table-cell/>
        </table:table-row>
        <table:table-row table:style-name="ro1">
          <table:table-cell table:formula="of:=RAND()" office:value-type="float" office:value="0.50516864634119" calcext:value-type="float">
            <text:p>0.5051686463</text:p>
          </table:table-cell>
          <table:table-cell table:formula="of:=NORMINV([.A896];10;3)" office:value-type="float" office:value="10.0388687125973" calcext:value-type="float">
            <text:p>10.0388687126</text:p>
          </table:table-cell>
          <table:table-cell table:formula="of:=COM.MICROSOFT.NORM.INV(RAND(); 0; 1)" office:value-type="float" office:value="0.749306985242109" calcext:value-type="float">
            <text:p>0.7493069852</text:p>
          </table:table-cell>
          <table:table-cell table:formula="of:=NORMINV(RAND(); 62; 4)" office:value-type="float" office:value="57.4438061620505" calcext:value-type="float">
            <text:p>57.4438061621</text:p>
          </table:table-cell>
          <table:table-cell table:formula="of:=12 + 3 * [.D896] + 5 * [.C896]" office:value-type="float" office:value="188.077953412362" calcext:value-type="float">
            <text:p>188.0779534124</text:p>
          </table:table-cell>
          <table:table-cell/>
        </table:table-row>
        <table:table-row table:style-name="ro1">
          <table:table-cell table:formula="of:=RAND()" office:value-type="float" office:value="0.876103959744796" calcext:value-type="float">
            <text:p>0.8761039597</text:p>
          </table:table-cell>
          <table:table-cell table:formula="of:=NORMINV([.A897];10;3)" office:value-type="float" office:value="13.4671865732179" calcext:value-type="float">
            <text:p>13.4671865732</text:p>
          </table:table-cell>
          <table:table-cell table:formula="of:=COM.MICROSOFT.NORM.INV(RAND(); 0; 1)" office:value-type="float" office:value="-0.73870509783619" calcext:value-type="float">
            <text:p>-0.7387050978</text:p>
          </table:table-cell>
          <table:table-cell table:formula="of:=NORMINV(RAND(); 62; 4)" office:value-type="float" office:value="62.3046018871712" calcext:value-type="float">
            <text:p>62.3046018872</text:p>
          </table:table-cell>
          <table:table-cell table:formula="of:=12 + 3 * [.D897] + 5 * [.C897]" office:value-type="float" office:value="195.220280172333" calcext:value-type="float">
            <text:p>195.2202801723</text:p>
          </table:table-cell>
          <table:table-cell/>
        </table:table-row>
        <table:table-row table:style-name="ro1">
          <table:table-cell table:formula="of:=RAND()" office:value-type="float" office:value="0.342262878548354" calcext:value-type="float">
            <text:p>0.3422628785</text:p>
          </table:table-cell>
          <table:table-cell table:formula="of:=NORMINV([.A898];10;3)" office:value-type="float" office:value="8.78111458486129" calcext:value-type="float">
            <text:p>8.7811145849</text:p>
          </table:table-cell>
          <table:table-cell table:formula="of:=COM.MICROSOFT.NORM.INV(RAND(); 0; 1)" office:value-type="float" office:value="0.02062494973945" calcext:value-type="float">
            <text:p>0.0206249497</text:p>
          </table:table-cell>
          <table:table-cell table:formula="of:=NORMINV(RAND(); 62; 4)" office:value-type="float" office:value="68.6278813869332" calcext:value-type="float">
            <text:p>68.6278813869</text:p>
          </table:table-cell>
          <table:table-cell table:formula="of:=12 + 3 * [.D898] + 5 * [.C898]" office:value-type="float" office:value="217.986768909497" calcext:value-type="float">
            <text:p>217.9867689095</text:p>
          </table:table-cell>
          <table:table-cell/>
        </table:table-row>
        <table:table-row table:style-name="ro1">
          <table:table-cell table:formula="of:=RAND()" office:value-type="float" office:value="0.0691347094252706" calcext:value-type="float">
            <text:p>0.0691347094</text:p>
          </table:table-cell>
          <table:table-cell table:formula="of:=NORMINV([.A899];10;3)" office:value-type="float" office:value="5.55320073181604" calcext:value-type="float">
            <text:p>5.5532007318</text:p>
          </table:table-cell>
          <table:table-cell table:formula="of:=COM.MICROSOFT.NORM.INV(RAND(); 0; 1)" office:value-type="float" office:value="-1.17113273277042" calcext:value-type="float">
            <text:p>-1.1711327328</text:p>
          </table:table-cell>
          <table:table-cell table:formula="of:=NORMINV(RAND(); 62; 4)" office:value-type="float" office:value="64.0427841728898" calcext:value-type="float">
            <text:p>64.0427841729</text:p>
          </table:table-cell>
          <table:table-cell table:formula="of:=12 + 3 * [.D899] + 5 * [.C899]" office:value-type="float" office:value="198.272688854817" calcext:value-type="float">
            <text:p>198.2726888548</text:p>
          </table:table-cell>
          <table:table-cell/>
        </table:table-row>
        <table:table-row table:style-name="ro1">
          <table:table-cell table:formula="of:=RAND()" office:value-type="float" office:value="0.873013051226735" calcext:value-type="float">
            <text:p>0.8730130512</text:p>
          </table:table-cell>
          <table:table-cell table:formula="of:=NORMINV([.A900];10;3)" office:value-type="float" office:value="13.4222505438622" calcext:value-type="float">
            <text:p>13.4222505439</text:p>
          </table:table-cell>
          <table:table-cell table:formula="of:=COM.MICROSOFT.NORM.INV(RAND(); 0; 1)" office:value-type="float" office:value="0.1937732182843" calcext:value-type="float">
            <text:p>0.1937732183</text:p>
          </table:table-cell>
          <table:table-cell table:formula="of:=NORMINV(RAND(); 62; 4)" office:value-type="float" office:value="61.2764130389825" calcext:value-type="float">
            <text:p>61.276413039</text:p>
          </table:table-cell>
          <table:table-cell table:formula="of:=12 + 3 * [.D900] + 5 * [.C900]" office:value-type="float" office:value="196.798105208369" calcext:value-type="float">
            <text:p>196.7981052084</text:p>
          </table:table-cell>
          <table:table-cell/>
        </table:table-row>
        <table:table-row table:style-name="ro1">
          <table:table-cell table:formula="of:=RAND()" office:value-type="float" office:value="0.680641781073064" calcext:value-type="float">
            <text:p>0.6806417811</text:p>
          </table:table-cell>
          <table:table-cell table:formula="of:=NORMINV([.A901];10;3)" office:value-type="float" office:value="11.4084825655411" calcext:value-type="float">
            <text:p>11.4084825655</text:p>
          </table:table-cell>
          <table:table-cell table:formula="of:=COM.MICROSOFT.NORM.INV(RAND(); 0; 1)" office:value-type="float" office:value="0.82479356127098" calcext:value-type="float">
            <text:p>0.8247935613</text:p>
          </table:table-cell>
          <table:table-cell table:formula="of:=NORMINV(RAND(); 62; 4)" office:value-type="float" office:value="65.8544091859781" calcext:value-type="float">
            <text:p>65.854409186</text:p>
          </table:table-cell>
          <table:table-cell table:formula="of:=12 + 3 * [.D901] + 5 * [.C901]" office:value-type="float" office:value="213.687195364289" calcext:value-type="float">
            <text:p>213.6871953643</text:p>
          </table:table-cell>
          <table:table-cell/>
        </table:table-row>
        <table:table-row table:style-name="ro1">
          <table:table-cell table:formula="of:=RAND()" office:value-type="float" office:value="0.215136628365144" calcext:value-type="float">
            <text:p>0.2151366284</text:p>
          </table:table-cell>
          <table:table-cell table:formula="of:=NORMINV([.A902];10;3)" office:value-type="float" office:value="7.63382758556659" calcext:value-type="float">
            <text:p>7.6338275856</text:p>
          </table:table-cell>
          <table:table-cell table:formula="of:=COM.MICROSOFT.NORM.INV(RAND(); 0; 1)" office:value-type="float" office:value="0.54873822757135" calcext:value-type="float">
            <text:p>0.5487382276</text:p>
          </table:table-cell>
          <table:table-cell table:formula="of:=NORMINV(RAND(); 62; 4)" office:value-type="float" office:value="59.3701471431436" calcext:value-type="float">
            <text:p>59.3701471431</text:p>
          </table:table-cell>
          <table:table-cell table:formula="of:=12 + 3 * [.D902] + 5 * [.C902]" office:value-type="float" office:value="192.854132567287" calcext:value-type="float">
            <text:p>192.8541325673</text:p>
          </table:table-cell>
          <table:table-cell/>
        </table:table-row>
        <table:table-row table:style-name="ro1">
          <table:table-cell table:formula="of:=RAND()" office:value-type="float" office:value="0.381621218752116" calcext:value-type="float">
            <text:p>0.3816212188</text:p>
          </table:table-cell>
          <table:table-cell table:formula="of:=NORMINV([.A903];10;3)" office:value-type="float" office:value="9.09632307259538" calcext:value-type="float">
            <text:p>9.0963230726</text:p>
          </table:table-cell>
          <table:table-cell table:formula="of:=COM.MICROSOFT.NORM.INV(RAND(); 0; 1)" office:value-type="float" office:value="0.86684271072135" calcext:value-type="float">
            <text:p>0.8668427107</text:p>
          </table:table-cell>
          <table:table-cell table:formula="of:=NORMINV(RAND(); 62; 4)" office:value-type="float" office:value="59.2786280059383" calcext:value-type="float">
            <text:p>59.2786280059</text:p>
          </table:table-cell>
          <table:table-cell table:formula="of:=12 + 3 * [.D903] + 5 * [.C903]" office:value-type="float" office:value="194.170097571422" calcext:value-type="float">
            <text:p>194.1700975714</text:p>
          </table:table-cell>
          <table:table-cell/>
        </table:table-row>
        <table:table-row table:style-name="ro1">
          <table:table-cell table:formula="of:=RAND()" office:value-type="float" office:value="0.367086709477007" calcext:value-type="float">
            <text:p>0.3670867095</text:p>
          </table:table-cell>
          <table:table-cell table:formula="of:=NORMINV([.A904];10;3)" office:value-type="float" office:value="8.98126229918627" calcext:value-type="float">
            <text:p>8.9812622992</text:p>
          </table:table-cell>
          <table:table-cell table:formula="of:=COM.MICROSOFT.NORM.INV(RAND(); 0; 1)" office:value-type="float" office:value="0.589815686077345" calcext:value-type="float">
            <text:p>0.5898156861</text:p>
          </table:table-cell>
          <table:table-cell table:formula="of:=NORMINV(RAND(); 62; 4)" office:value-type="float" office:value="65.7370333073954" calcext:value-type="float">
            <text:p>65.7370333074</text:p>
          </table:table-cell>
          <table:table-cell table:formula="of:=12 + 3 * [.D904] + 5 * [.C904]" office:value-type="float" office:value="212.160178352573" calcext:value-type="float">
            <text:p>212.1601783526</text:p>
          </table:table-cell>
          <table:table-cell/>
        </table:table-row>
        <table:table-row table:style-name="ro1">
          <table:table-cell table:formula="of:=RAND()" office:value-type="float" office:value="0.212903879350051" calcext:value-type="float">
            <text:p>0.2129038794</text:p>
          </table:table-cell>
          <table:table-cell table:formula="of:=NORMINV([.A905];10;3)" office:value-type="float" office:value="7.61084223600334" calcext:value-type="float">
            <text:p>7.610842236</text:p>
          </table:table-cell>
          <table:table-cell table:formula="of:=COM.MICROSOFT.NORM.INV(RAND(); 0; 1)" office:value-type="float" office:value="-1.15926067244796" calcext:value-type="float">
            <text:p>-1.1592606724</text:p>
          </table:table-cell>
          <table:table-cell table:formula="of:=NORMINV(RAND(); 62; 4)" office:value-type="float" office:value="62.9756518436682" calcext:value-type="float">
            <text:p>62.9756518437</text:p>
          </table:table-cell>
          <table:table-cell table:formula="of:=12 + 3 * [.D905] + 5 * [.C905]" office:value-type="float" office:value="195.130652168765" calcext:value-type="float">
            <text:p>195.1306521688</text:p>
          </table:table-cell>
          <table:table-cell/>
        </table:table-row>
        <table:table-row table:style-name="ro1">
          <table:table-cell table:formula="of:=RAND()" office:value-type="float" office:value="0.806900217896327" calcext:value-type="float">
            <text:p>0.8069002179</text:p>
          </table:table-cell>
          <table:table-cell table:formula="of:=NORMINV([.A906];10;3)" office:value-type="float" office:value="12.5995900974943" calcext:value-type="float">
            <text:p>12.5995900975</text:p>
          </table:table-cell>
          <table:table-cell table:formula="of:=COM.MICROSOFT.NORM.INV(RAND(); 0; 1)" office:value-type="float" office:value="-1.49676738922791" calcext:value-type="float">
            <text:p>-1.4967673892</text:p>
          </table:table-cell>
          <table:table-cell table:formula="of:=NORMINV(RAND(); 62; 4)" office:value-type="float" office:value="49.7557940727104" calcext:value-type="float">
            <text:p>49.7557940727</text:p>
          </table:table-cell>
          <table:table-cell table:formula="of:=12 + 3 * [.D906] + 5 * [.C906]" office:value-type="float" office:value="153.783545271992" calcext:value-type="float">
            <text:p>153.783545272</text:p>
          </table:table-cell>
          <table:table-cell/>
        </table:table-row>
        <table:table-row table:style-name="ro1">
          <table:table-cell table:formula="of:=RAND()" office:value-type="float" office:value="0.619289100170136" calcext:value-type="float">
            <text:p>0.6192891002</text:p>
          </table:table-cell>
          <table:table-cell table:formula="of:=NORMINV([.A907];10;3)" office:value-type="float" office:value="10.9108427271385" calcext:value-type="float">
            <text:p>10.9108427271</text:p>
          </table:table-cell>
          <table:table-cell table:formula="of:=COM.MICROSOFT.NORM.INV(RAND(); 0; 1)" office:value-type="float" office:value="0.111049574877101" calcext:value-type="float">
            <text:p>0.1110495749</text:p>
          </table:table-cell>
          <table:table-cell table:formula="of:=NORMINV(RAND(); 62; 4)" office:value-type="float" office:value="66.8660884593979" calcext:value-type="float">
            <text:p>66.8660884594</text:p>
          </table:table-cell>
          <table:table-cell table:formula="of:=12 + 3 * [.D907] + 5 * [.C907]" office:value-type="float" office:value="213.153513252579" calcext:value-type="float">
            <text:p>213.1535132526</text:p>
          </table:table-cell>
          <table:table-cell/>
        </table:table-row>
        <table:table-row table:style-name="ro1">
          <table:table-cell table:formula="of:=RAND()" office:value-type="float" office:value="0.416027052327991" calcext:value-type="float">
            <text:p>0.4160270523</text:p>
          </table:table-cell>
          <table:table-cell table:formula="of:=NORMINV([.A908];10;3)" office:value-type="float" office:value="9.3637964632012" calcext:value-type="float">
            <text:p>9.3637964632</text:p>
          </table:table-cell>
          <table:table-cell table:formula="of:=COM.MICROSOFT.NORM.INV(RAND(); 0; 1)" office:value-type="float" office:value="-0.0396597806847946" calcext:value-type="float">
            <text:p>-0.0396597807</text:p>
          </table:table-cell>
          <table:table-cell table:formula="of:=NORMINV(RAND(); 62; 4)" office:value-type="float" office:value="64.574240105382" calcext:value-type="float">
            <text:p>64.5742401054</text:p>
          </table:table-cell>
          <table:table-cell table:formula="of:=12 + 3 * [.D908] + 5 * [.C908]" office:value-type="float" office:value="205.524421412722" calcext:value-type="float">
            <text:p>205.5244214127</text:p>
          </table:table-cell>
          <table:table-cell/>
        </table:table-row>
        <table:table-row table:style-name="ro1">
          <table:table-cell table:formula="of:=RAND()" office:value-type="float" office:value="0.167159592034295" calcext:value-type="float">
            <text:p>0.167159592</text:p>
          </table:table-cell>
          <table:table-cell table:formula="of:=NORMINV([.A909];10;3)" office:value-type="float" office:value="7.10364829785587" calcext:value-type="float">
            <text:p>7.1036482979</text:p>
          </table:table-cell>
          <table:table-cell table:formula="of:=COM.MICROSOFT.NORM.INV(RAND(); 0; 1)" office:value-type="float" office:value="0.280983080854795" calcext:value-type="float">
            <text:p>0.2809830809</text:p>
          </table:table-cell>
          <table:table-cell table:formula="of:=NORMINV(RAND(); 62; 4)" office:value-type="float" office:value="60.5345881678716" calcext:value-type="float">
            <text:p>60.5345881679</text:p>
          </table:table-cell>
          <table:table-cell table:formula="of:=12 + 3 * [.D909] + 5 * [.C909]" office:value-type="float" office:value="195.008679907889" calcext:value-type="float">
            <text:p>195.0086799079</text:p>
          </table:table-cell>
          <table:table-cell/>
        </table:table-row>
        <table:table-row table:style-name="ro1">
          <table:table-cell table:formula="of:=RAND()" office:value-type="float" office:value="0.788754203356802" calcext:value-type="float">
            <text:p>0.7887542034</text:p>
          </table:table-cell>
          <table:table-cell table:formula="of:=NORMINV([.A910];10;3)" office:value-type="float" office:value="12.4063182658907" calcext:value-type="float">
            <text:p>12.4063182659</text:p>
          </table:table-cell>
          <table:table-cell table:formula="of:=COM.MICROSOFT.NORM.INV(RAND(); 0; 1)" office:value-type="float" office:value="0.338838498895742" calcext:value-type="float">
            <text:p>0.3388384989</text:p>
          </table:table-cell>
          <table:table-cell table:formula="of:=NORMINV(RAND(); 62; 4)" office:value-type="float" office:value="57.442081159268" calcext:value-type="float">
            <text:p>57.4420811593</text:p>
          </table:table-cell>
          <table:table-cell table:formula="of:=12 + 3 * [.D910] + 5 * [.C910]" office:value-type="float" office:value="186.020435972283" calcext:value-type="float">
            <text:p>186.0204359723</text:p>
          </table:table-cell>
          <table:table-cell/>
        </table:table-row>
        <table:table-row table:style-name="ro1">
          <table:table-cell table:formula="of:=RAND()" office:value-type="float" office:value="0.0240699970163405" calcext:value-type="float">
            <text:p>0.024069997</text:p>
          </table:table-cell>
          <table:table-cell table:formula="of:=NORMINV([.A911];10;3)" office:value-type="float" office:value="4.07160837294817" calcext:value-type="float">
            <text:p>4.0716083729</text:p>
          </table:table-cell>
          <table:table-cell table:formula="of:=COM.MICROSOFT.NORM.INV(RAND(); 0; 1)" office:value-type="float" office:value="-0.465735759823983" calcext:value-type="float">
            <text:p>-0.4657357598</text:p>
          </table:table-cell>
          <table:table-cell table:formula="of:=NORMINV(RAND(); 62; 4)" office:value-type="float" office:value="58.1526348492597" calcext:value-type="float">
            <text:p>58.1526348493</text:p>
          </table:table-cell>
          <table:table-cell table:formula="of:=12 + 3 * [.D911] + 5 * [.C911]" office:value-type="float" office:value="184.129225748659" calcext:value-type="float">
            <text:p>184.1292257487</text:p>
          </table:table-cell>
          <table:table-cell/>
        </table:table-row>
        <table:table-row table:style-name="ro1">
          <table:table-cell table:formula="of:=RAND()" office:value-type="float" office:value="0.170265178894624" calcext:value-type="float">
            <text:p>0.1702651789</text:p>
          </table:table-cell>
          <table:table-cell table:formula="of:=NORMINV([.A912];10;3)" office:value-type="float" office:value="7.14064641899704" calcext:value-type="float">
            <text:p>7.140646419</text:p>
          </table:table-cell>
          <table:table-cell table:formula="of:=COM.MICROSOFT.NORM.INV(RAND(); 0; 1)" office:value-type="float" office:value="-0.35680490080052" calcext:value-type="float">
            <text:p>-0.3568049008</text:p>
          </table:table-cell>
          <table:table-cell table:formula="of:=NORMINV(RAND(); 62; 4)" office:value-type="float" office:value="65.5242346254652" calcext:value-type="float">
            <text:p>65.5242346255</text:p>
          </table:table-cell>
          <table:table-cell table:formula="of:=12 + 3 * [.D912] + 5 * [.C912]" office:value-type="float" office:value="206.788679372393" calcext:value-type="float">
            <text:p>206.7886793724</text:p>
          </table:table-cell>
          <table:table-cell/>
        </table:table-row>
        <table:table-row table:style-name="ro1">
          <table:table-cell table:formula="of:=RAND()" office:value-type="float" office:value="0.161767162382603" calcext:value-type="float">
            <text:p>0.1617671624</text:p>
          </table:table-cell>
          <table:table-cell table:formula="of:=NORMINV([.A913];10;3)" office:value-type="float" office:value="7.03833709607632" calcext:value-type="float">
            <text:p>7.0383370961</text:p>
          </table:table-cell>
          <table:table-cell table:formula="of:=COM.MICROSOFT.NORM.INV(RAND(); 0; 1)" office:value-type="float" office:value="-0.549500944952119" calcext:value-type="float">
            <text:p>-0.549500945</text:p>
          </table:table-cell>
          <table:table-cell table:formula="of:=NORMINV(RAND(); 62; 4)" office:value-type="float" office:value="57.4013033542179" calcext:value-type="float">
            <text:p>57.4013033542</text:p>
          </table:table-cell>
          <table:table-cell table:formula="of:=12 + 3 * [.D913] + 5 * [.C913]" office:value-type="float" office:value="181.456405337893" calcext:value-type="float">
            <text:p>181.4564053379</text:p>
          </table:table-cell>
          <table:table-cell/>
        </table:table-row>
        <table:table-row table:style-name="ro1">
          <table:table-cell table:formula="of:=RAND()" office:value-type="float" office:value="0.92392056202516" calcext:value-type="float">
            <text:p>0.923920562</text:p>
          </table:table-cell>
          <table:table-cell table:formula="of:=NORMINV([.A914];10;3)" office:value-type="float" office:value="14.2958421944267" calcext:value-type="float">
            <text:p>14.2958421944</text:p>
          </table:table-cell>
          <table:table-cell table:formula="of:=COM.MICROSOFT.NORM.INV(RAND(); 0; 1)" office:value-type="float" office:value="0.500090421723261" calcext:value-type="float">
            <text:p>0.5000904217</text:p>
          </table:table-cell>
          <table:table-cell table:formula="of:=NORMINV(RAND(); 62; 4)" office:value-type="float" office:value="59.4646852078914" calcext:value-type="float">
            <text:p>59.4646852079</text:p>
          </table:table-cell>
          <table:table-cell table:formula="of:=12 + 3 * [.D914] + 5 * [.C914]" office:value-type="float" office:value="192.894507732291" calcext:value-type="float">
            <text:p>192.8945077323</text:p>
          </table:table-cell>
          <table:table-cell/>
        </table:table-row>
        <table:table-row table:style-name="ro1">
          <table:table-cell table:formula="of:=RAND()" office:value-type="float" office:value="0.907290132949129" calcext:value-type="float">
            <text:p>0.9072901329</text:p>
          </table:table-cell>
          <table:table-cell table:formula="of:=NORMINV([.A915];10;3)" office:value-type="float" office:value="13.9727526751076" calcext:value-type="float">
            <text:p>13.9727526751</text:p>
          </table:table-cell>
          <table:table-cell table:formula="of:=COM.MICROSOFT.NORM.INV(RAND(); 0; 1)" office:value-type="float" office:value="-2.11343763419786" calcext:value-type="float">
            <text:p>-2.1134376342</text:p>
          </table:table-cell>
          <table:table-cell table:formula="of:=NORMINV(RAND(); 62; 4)" office:value-type="float" office:value="59.0153613261986" calcext:value-type="float">
            <text:p>59.0153613262</text:p>
          </table:table-cell>
          <table:table-cell table:formula="of:=12 + 3 * [.D915] + 5 * [.C915]" office:value-type="float" office:value="178.478895807606" calcext:value-type="float">
            <text:p>178.4788958076</text:p>
          </table:table-cell>
          <table:table-cell/>
        </table:table-row>
        <table:table-row table:style-name="ro1">
          <table:table-cell table:formula="of:=RAND()" office:value-type="float" office:value="0.769485926954076" calcext:value-type="float">
            <text:p>0.769485927</text:p>
          </table:table-cell>
          <table:table-cell table:formula="of:=NORMINV([.A916];10;3)" office:value-type="float" office:value="12.2114647502513" calcext:value-type="float">
            <text:p>12.2114647503</text:p>
          </table:table-cell>
          <table:table-cell table:formula="of:=COM.MICROSOFT.NORM.INV(RAND(); 0; 1)" office:value-type="float" office:value="0.0237807521674681" calcext:value-type="float">
            <text:p>0.0237807522</text:p>
          </table:table-cell>
          <table:table-cell table:formula="of:=NORMINV(RAND(); 62; 4)" office:value-type="float" office:value="62.4693898837696" calcext:value-type="float">
            <text:p>62.4693898838</text:p>
          </table:table-cell>
          <table:table-cell table:formula="of:=12 + 3 * [.D916] + 5 * [.C916]" office:value-type="float" office:value="199.527073412146" calcext:value-type="float">
            <text:p>199.5270734121</text:p>
          </table:table-cell>
          <table:table-cell/>
        </table:table-row>
        <table:table-row table:style-name="ro1">
          <table:table-cell table:formula="of:=RAND()" office:value-type="float" office:value="0.319410956464708" calcext:value-type="float">
            <text:p>0.3194109565</text:p>
          </table:table-cell>
          <table:table-cell table:formula="of:=NORMINV([.A917];10;3)" office:value-type="float" office:value="8.59196020694779" calcext:value-type="float">
            <text:p>8.5919602069</text:p>
          </table:table-cell>
          <table:table-cell table:formula="of:=COM.MICROSOFT.NORM.INV(RAND(); 0; 1)" office:value-type="float" office:value="1.16862496653329" calcext:value-type="float">
            <text:p>1.1686249665</text:p>
          </table:table-cell>
          <table:table-cell table:formula="of:=NORMINV(RAND(); 62; 4)" office:value-type="float" office:value="65.7054589666486" calcext:value-type="float">
            <text:p>65.7054589666</text:p>
          </table:table-cell>
          <table:table-cell table:formula="of:=12 + 3 * [.D917] + 5 * [.C917]" office:value-type="float" office:value="214.959501732612" calcext:value-type="float">
            <text:p>214.9595017326</text:p>
          </table:table-cell>
          <table:table-cell/>
        </table:table-row>
        <table:table-row table:style-name="ro1">
          <table:table-cell table:formula="of:=RAND()" office:value-type="float" office:value="0.534762371331453" calcext:value-type="float">
            <text:p>0.5347623713</text:p>
          </table:table-cell>
          <table:table-cell table:formula="of:=NORMINV([.A918];10;3)" office:value-type="float" office:value="10.2617407125005" calcext:value-type="float">
            <text:p>10.2617407125</text:p>
          </table:table-cell>
          <table:table-cell table:formula="of:=COM.MICROSOFT.NORM.INV(RAND(); 0; 1)" office:value-type="float" office:value="-1.14408460184635" calcext:value-type="float">
            <text:p>-1.1440846018</text:p>
          </table:table-cell>
          <table:table-cell table:formula="of:=NORMINV(RAND(); 62; 4)" office:value-type="float" office:value="59.5800280004166" calcext:value-type="float">
            <text:p>59.5800280004</text:p>
          </table:table-cell>
          <table:table-cell table:formula="of:=12 + 3 * [.D918] + 5 * [.C918]" office:value-type="float" office:value="185.019660992018" calcext:value-type="float">
            <text:p>185.019660992</text:p>
          </table:table-cell>
          <table:table-cell/>
        </table:table-row>
        <table:table-row table:style-name="ro1">
          <table:table-cell table:formula="of:=RAND()" office:value-type="float" office:value="0.788806962314993" calcext:value-type="float">
            <text:p>0.7888069623</text:p>
          </table:table-cell>
          <table:table-cell table:formula="of:=NORMINV([.A919];10;3)" office:value-type="float" office:value="12.406865591925" calcext:value-type="float">
            <text:p>12.4068655919</text:p>
          </table:table-cell>
          <table:table-cell table:formula="of:=COM.MICROSOFT.NORM.INV(RAND(); 0; 1)" office:value-type="float" office:value="-0.724586044431042" calcext:value-type="float">
            <text:p>-0.7245860444</text:p>
          </table:table-cell>
          <table:table-cell table:formula="of:=NORMINV(RAND(); 62; 4)" office:value-type="float" office:value="64.1134908509068" calcext:value-type="float">
            <text:p>64.1134908509</text:p>
          </table:table-cell>
          <table:table-cell table:formula="of:=12 + 3 * [.D919] + 5 * [.C919]" office:value-type="float" office:value="200.717542330565" calcext:value-type="float">
            <text:p>200.7175423306</text:p>
          </table:table-cell>
          <table:table-cell/>
        </table:table-row>
        <table:table-row table:style-name="ro1">
          <table:table-cell table:formula="of:=RAND()" office:value-type="float" office:value="0.779549764702097" calcext:value-type="float">
            <text:p>0.7795497647</text:p>
          </table:table-cell>
          <table:table-cell table:formula="of:=NORMINV([.A920];10;3)" office:value-type="float" office:value="12.3120205635517" calcext:value-type="float">
            <text:p>12.3120205636</text:p>
          </table:table-cell>
          <table:table-cell table:formula="of:=COM.MICROSOFT.NORM.INV(RAND(); 0; 1)" office:value-type="float" office:value="0.676518117476435" calcext:value-type="float">
            <text:p>0.6765181175</text:p>
          </table:table-cell>
          <table:table-cell table:formula="of:=NORMINV(RAND(); 62; 4)" office:value-type="float" office:value="68.2054896400719" calcext:value-type="float">
            <text:p>68.2054896401</text:p>
          </table:table-cell>
          <table:table-cell table:formula="of:=12 + 3 * [.D920] + 5 * [.C920]" office:value-type="float" office:value="219.999059507598" calcext:value-type="float">
            <text:p>219.9990595076</text:p>
          </table:table-cell>
          <table:table-cell/>
        </table:table-row>
        <table:table-row table:style-name="ro1">
          <table:table-cell table:formula="of:=RAND()" office:value-type="float" office:value="0.62251618411392" calcext:value-type="float">
            <text:p>0.6225161841</text:p>
          </table:table-cell>
          <table:table-cell table:formula="of:=NORMINV([.A921];10;3)" office:value-type="float" office:value="10.9362877417808" calcext:value-type="float">
            <text:p>10.9362877418</text:p>
          </table:table-cell>
          <table:table-cell table:formula="of:=COM.MICROSOFT.NORM.INV(RAND(); 0; 1)" office:value-type="float" office:value="-1.71898911021272" calcext:value-type="float">
            <text:p>-1.7189891102</text:p>
          </table:table-cell>
          <table:table-cell table:formula="of:=NORMINV(RAND(); 62; 4)" office:value-type="float" office:value="61.2672304509402" calcext:value-type="float">
            <text:p>61.2672304509</text:p>
          </table:table-cell>
          <table:table-cell table:formula="of:=12 + 3 * [.D921] + 5 * [.C921]" office:value-type="float" office:value="187.206745801757" calcext:value-type="float">
            <text:p>187.2067458018</text:p>
          </table:table-cell>
          <table:table-cell/>
        </table:table-row>
        <table:table-row table:style-name="ro1">
          <table:table-cell table:formula="of:=RAND()" office:value-type="float" office:value="0.0478569939732552" calcext:value-type="float">
            <text:p>0.047856994</text:p>
          </table:table-cell>
          <table:table-cell table:formula="of:=NORMINV([.A922];10;3)" office:value-type="float" office:value="5.00200863826806" calcext:value-type="float">
            <text:p>5.0020086383</text:p>
          </table:table-cell>
          <table:table-cell table:formula="of:=COM.MICROSOFT.NORM.INV(RAND(); 0; 1)" office:value-type="float" office:value="0.91867170607391" calcext:value-type="float">
            <text:p>0.9186717061</text:p>
          </table:table-cell>
          <table:table-cell table:formula="of:=NORMINV(RAND(); 62; 4)" office:value-type="float" office:value="66.1886941647218" calcext:value-type="float">
            <text:p>66.1886941647</text:p>
          </table:table-cell>
          <table:table-cell table:formula="of:=12 + 3 * [.D922] + 5 * [.C922]" office:value-type="float" office:value="215.159441024535" calcext:value-type="float">
            <text:p>215.1594410245</text:p>
          </table:table-cell>
          <table:table-cell/>
        </table:table-row>
        <table:table-row table:style-name="ro1">
          <table:table-cell table:formula="of:=RAND()" office:value-type="float" office:value="0.0418361430056393" calcext:value-type="float">
            <text:p>0.041836143</text:p>
          </table:table-cell>
          <table:table-cell table:formula="of:=NORMINV([.A923];10;3)" office:value-type="float" office:value="4.81070526713149" calcext:value-type="float">
            <text:p>4.8107052671</text:p>
          </table:table-cell>
          <table:table-cell table:formula="of:=COM.MICROSOFT.NORM.INV(RAND(); 0; 1)" office:value-type="float" office:value="0.656943646512301" calcext:value-type="float">
            <text:p>0.6569436465</text:p>
          </table:table-cell>
          <table:table-cell table:formula="of:=NORMINV(RAND(); 62; 4)" office:value-type="float" office:value="66.2522611149174" calcext:value-type="float">
            <text:p>66.2522611149</text:p>
          </table:table-cell>
          <table:table-cell table:formula="of:=12 + 3 * [.D923] + 5 * [.C923]" office:value-type="float" office:value="214.041501577314" calcext:value-type="float">
            <text:p>214.0415015773</text:p>
          </table:table-cell>
          <table:table-cell/>
        </table:table-row>
        <table:table-row table:style-name="ro1">
          <table:table-cell table:formula="of:=RAND()" office:value-type="float" office:value="0.113902987446636" calcext:value-type="float">
            <text:p>0.1139029874</text:p>
          </table:table-cell>
          <table:table-cell table:formula="of:=NORMINV([.A924];10;3)" office:value-type="float" office:value="6.38191040165828" calcext:value-type="float">
            <text:p>6.3819104017</text:p>
          </table:table-cell>
          <table:table-cell table:formula="of:=COM.MICROSOFT.NORM.INV(RAND(); 0; 1)" office:value-type="float" office:value="2.11790814184256" calcext:value-type="float">
            <text:p>2.1179081418</text:p>
          </table:table-cell>
          <table:table-cell table:formula="of:=NORMINV(RAND(); 62; 4)" office:value-type="float" office:value="60.1300598071983" calcext:value-type="float">
            <text:p>60.1300598072</text:p>
          </table:table-cell>
          <table:table-cell table:formula="of:=12 + 3 * [.D924] + 5 * [.C924]" office:value-type="float" office:value="202.979720130808" calcext:value-type="float">
            <text:p>202.9797201308</text:p>
          </table:table-cell>
          <table:table-cell/>
        </table:table-row>
        <table:table-row table:style-name="ro1">
          <table:table-cell table:formula="of:=RAND()" office:value-type="float" office:value="0.271451335167512" calcext:value-type="float">
            <text:p>0.2714513352</text:p>
          </table:table-cell>
          <table:table-cell table:formula="of:=NORMINV([.A925];10;3)" office:value-type="float" office:value="8.17471158777136" calcext:value-type="float">
            <text:p>8.1747115878</text:p>
          </table:table-cell>
          <table:table-cell table:formula="of:=COM.MICROSOFT.NORM.INV(RAND(); 0; 1)" office:value-type="float" office:value="-1.44693470498198" calcext:value-type="float">
            <text:p>-1.446934705</text:p>
          </table:table-cell>
          <table:table-cell table:formula="of:=NORMINV(RAND(); 62; 4)" office:value-type="float" office:value="59.8157770210822" calcext:value-type="float">
            <text:p>59.8157770211</text:p>
          </table:table-cell>
          <table:table-cell table:formula="of:=12 + 3 * [.D925] + 5 * [.C925]" office:value-type="float" office:value="184.212657538337" calcext:value-type="float">
            <text:p>184.2126575383</text:p>
          </table:table-cell>
          <table:table-cell/>
        </table:table-row>
        <table:table-row table:style-name="ro1">
          <table:table-cell table:formula="of:=RAND()" office:value-type="float" office:value="0.13339048367925" calcext:value-type="float">
            <text:p>0.1333904837</text:p>
          </table:table-cell>
          <table:table-cell table:formula="of:=NORMINV([.A926];10;3)" office:value-type="float" office:value="6.66848146573319" calcext:value-type="float">
            <text:p>6.6684814657</text:p>
          </table:table-cell>
          <table:table-cell table:formula="of:=COM.MICROSOFT.NORM.INV(RAND(); 0; 1)" office:value-type="float" office:value="-0.283201047480833" calcext:value-type="float">
            <text:p>-0.2832010475</text:p>
          </table:table-cell>
          <table:table-cell table:formula="of:=NORMINV(RAND(); 62; 4)" office:value-type="float" office:value="64.9318199883696" calcext:value-type="float">
            <text:p>64.9318199884</text:p>
          </table:table-cell>
          <table:table-cell table:formula="of:=12 + 3 * [.D926] + 5 * [.C926]" office:value-type="float" office:value="205.379454727705" calcext:value-type="float">
            <text:p>205.3794547277</text:p>
          </table:table-cell>
          <table:table-cell/>
        </table:table-row>
        <table:table-row table:style-name="ro1">
          <table:table-cell table:formula="of:=RAND()" office:value-type="float" office:value="0.352094438392669" calcext:value-type="float">
            <text:p>0.3520944384</text:p>
          </table:table-cell>
          <table:table-cell table:formula="of:=NORMINV([.A927];10;3)" office:value-type="float" office:value="8.86098387682812" calcext:value-type="float">
            <text:p>8.8609838768</text:p>
          </table:table-cell>
          <table:table-cell table:formula="of:=COM.MICROSOFT.NORM.INV(RAND(); 0; 1)" office:value-type="float" office:value="0.570745491695586" calcext:value-type="float">
            <text:p>0.5707454917</text:p>
          </table:table-cell>
          <table:table-cell table:formula="of:=NORMINV(RAND(); 62; 4)" office:value-type="float" office:value="63.6237974743734" calcext:value-type="float">
            <text:p>63.6237974744</text:p>
          </table:table-cell>
          <table:table-cell table:formula="of:=12 + 3 * [.D927] + 5 * [.C927]" office:value-type="float" office:value="205.725119881598" calcext:value-type="float">
            <text:p>205.7251198816</text:p>
          </table:table-cell>
          <table:table-cell/>
        </table:table-row>
        <table:table-row table:style-name="ro1">
          <table:table-cell table:formula="of:=RAND()" office:value-type="float" office:value="0.811443882528693" calcext:value-type="float">
            <text:p>0.8114438825</text:p>
          </table:table-cell>
          <table:table-cell table:formula="of:=NORMINV([.A928];10;3)" office:value-type="float" office:value="12.6496887827768" calcext:value-type="float">
            <text:p>12.6496887828</text:p>
          </table:table-cell>
          <table:table-cell table:formula="of:=COM.MICROSOFT.NORM.INV(RAND(); 0; 1)" office:value-type="float" office:value="-0.761551285030506" calcext:value-type="float">
            <text:p>-0.761551285</text:p>
          </table:table-cell>
          <table:table-cell table:formula="of:=NORMINV(RAND(); 62; 4)" office:value-type="float" office:value="57.2087227372749" calcext:value-type="float">
            <text:p>57.2087227373</text:p>
          </table:table-cell>
          <table:table-cell table:formula="of:=12 + 3 * [.D928] + 5 * [.C928]" office:value-type="float" office:value="179.818411786672" calcext:value-type="float">
            <text:p>179.8184117867</text:p>
          </table:table-cell>
          <table:table-cell/>
        </table:table-row>
        <table:table-row table:style-name="ro1">
          <table:table-cell table:formula="of:=RAND()" office:value-type="float" office:value="0.627708632964641" calcext:value-type="float">
            <text:p>0.627708633</text:p>
          </table:table-cell>
          <table:table-cell table:formula="of:=NORMINV([.A929];10;3)" office:value-type="float" office:value="10.9773720264444" calcext:value-type="float">
            <text:p>10.9773720264</text:p>
          </table:table-cell>
          <table:table-cell table:formula="of:=COM.MICROSOFT.NORM.INV(RAND(); 0; 1)" office:value-type="float" office:value="-1.05790250969053" calcext:value-type="float">
            <text:p>-1.0579025097</text:p>
          </table:table-cell>
          <table:table-cell table:formula="of:=NORMINV(RAND(); 62; 4)" office:value-type="float" office:value="73.6762602015143" calcext:value-type="float">
            <text:p>73.6762602015</text:p>
          </table:table-cell>
          <table:table-cell table:formula="of:=12 + 3 * [.D929] + 5 * [.C929]" office:value-type="float" office:value="227.73926805609" calcext:value-type="float">
            <text:p>227.7392680561</text:p>
          </table:table-cell>
          <table:table-cell/>
        </table:table-row>
        <table:table-row table:style-name="ro1">
          <table:table-cell table:formula="of:=RAND()" office:value-type="float" office:value="0.957021707901731" calcext:value-type="float">
            <text:p>0.9570217079</text:p>
          </table:table-cell>
          <table:table-cell table:formula="of:=NORMINV([.A930];10;3)" office:value-type="float" office:value="15.1513709116492" calcext:value-type="float">
            <text:p>15.1513709116</text:p>
          </table:table-cell>
          <table:table-cell table:formula="of:=COM.MICROSOFT.NORM.INV(RAND(); 0; 1)" office:value-type="float" office:value="-2.3503286082465" calcext:value-type="float">
            <text:p>-2.3503286082</text:p>
          </table:table-cell>
          <table:table-cell table:formula="of:=NORMINV(RAND(); 62; 4)" office:value-type="float" office:value="62.5050550972895" calcext:value-type="float">
            <text:p>62.5050550973</text:p>
          </table:table-cell>
          <table:table-cell table:formula="of:=12 + 3 * [.D930] + 5 * [.C930]" office:value-type="float" office:value="187.763522250636" calcext:value-type="float">
            <text:p>187.7635222506</text:p>
          </table:table-cell>
          <table:table-cell/>
        </table:table-row>
        <table:table-row table:style-name="ro1">
          <table:table-cell table:formula="of:=RAND()" office:value-type="float" office:value="0.57704438874498" calcext:value-type="float">
            <text:p>0.5770443887</text:p>
          </table:table-cell>
          <table:table-cell table:formula="of:=NORMINV([.A931];10;3)" office:value-type="float" office:value="10.5830140405138" calcext:value-type="float">
            <text:p>10.5830140405</text:p>
          </table:table-cell>
          <table:table-cell table:formula="of:=COM.MICROSOFT.NORM.INV(RAND(); 0; 1)" office:value-type="float" office:value="-1.20879779223013" calcext:value-type="float">
            <text:p>-1.2087977922</text:p>
          </table:table-cell>
          <table:table-cell table:formula="of:=NORMINV(RAND(); 62; 4)" office:value-type="float" office:value="64.678587078927" calcext:value-type="float">
            <text:p>64.6785870789</text:p>
          </table:table-cell>
          <table:table-cell table:formula="of:=12 + 3 * [.D931] + 5 * [.C931]" office:value-type="float" office:value="199.991772275631" calcext:value-type="float">
            <text:p>199.9917722756</text:p>
          </table:table-cell>
          <table:table-cell/>
        </table:table-row>
        <table:table-row table:style-name="ro1">
          <table:table-cell table:formula="of:=RAND()" office:value-type="float" office:value="0.356440913164988" calcext:value-type="float">
            <text:p>0.3564409132</text:p>
          </table:table-cell>
          <table:table-cell table:formula="of:=NORMINV([.A932];10;3)" office:value-type="float" office:value="8.89603456913978" calcext:value-type="float">
            <text:p>8.8960345691</text:p>
          </table:table-cell>
          <table:table-cell table:formula="of:=COM.MICROSOFT.NORM.INV(RAND(); 0; 1)" office:value-type="float" office:value="1.5160400470425" calcext:value-type="float">
            <text:p>1.516040047</text:p>
          </table:table-cell>
          <table:table-cell table:formula="of:=NORMINV(RAND(); 62; 4)" office:value-type="float" office:value="58.0716248624472" calcext:value-type="float">
            <text:p>58.0716248624</text:p>
          </table:table-cell>
          <table:table-cell table:formula="of:=12 + 3 * [.D932] + 5 * [.C932]" office:value-type="float" office:value="193.795074822554" calcext:value-type="float">
            <text:p>193.7950748226</text:p>
          </table:table-cell>
          <table:table-cell/>
        </table:table-row>
        <table:table-row table:style-name="ro1">
          <table:table-cell table:formula="of:=RAND()" office:value-type="float" office:value="0.397191497031599" calcext:value-type="float">
            <text:p>0.397191497</text:p>
          </table:table-cell>
          <table:table-cell table:formula="of:=NORMINV([.A933];10;3)" office:value-type="float" office:value="9.21813000029414" calcext:value-type="float">
            <text:p>9.2181300003</text:p>
          </table:table-cell>
          <table:table-cell table:formula="of:=COM.MICROSOFT.NORM.INV(RAND(); 0; 1)" office:value-type="float" office:value="1.29989856757675" calcext:value-type="float">
            <text:p>1.2998985676</text:p>
          </table:table-cell>
          <table:table-cell table:formula="of:=NORMINV(RAND(); 62; 4)" office:value-type="float" office:value="64.6635047243135" calcext:value-type="float">
            <text:p>64.6635047243</text:p>
          </table:table-cell>
          <table:table-cell table:formula="of:=12 + 3 * [.D933] + 5 * [.C933]" office:value-type="float" office:value="212.490007010824" calcext:value-type="float">
            <text:p>212.4900070108</text:p>
          </table:table-cell>
          <table:table-cell/>
        </table:table-row>
        <table:table-row table:style-name="ro1">
          <table:table-cell table:formula="of:=RAND()" office:value-type="float" office:value="0.864493941422552" calcext:value-type="float">
            <text:p>0.8644939414</text:p>
          </table:table-cell>
          <table:table-cell table:formula="of:=NORMINV([.A934];10;3)" office:value-type="float" office:value="13.3022042522583" calcext:value-type="float">
            <text:p>13.3022042523</text:p>
          </table:table-cell>
          <table:table-cell table:formula="of:=COM.MICROSOFT.NORM.INV(RAND(); 0; 1)" office:value-type="float" office:value="1.24184079533145" calcext:value-type="float">
            <text:p>1.2418407953</text:p>
          </table:table-cell>
          <table:table-cell table:formula="of:=NORMINV(RAND(); 62; 4)" office:value-type="float" office:value="61.2421076824156" calcext:value-type="float">
            <text:p>61.2421076824</text:p>
          </table:table-cell>
          <table:table-cell table:formula="of:=12 + 3 * [.D934] + 5 * [.C934]" office:value-type="float" office:value="201.935527023904" calcext:value-type="float">
            <text:p>201.9355270239</text:p>
          </table:table-cell>
          <table:table-cell/>
        </table:table-row>
        <table:table-row table:style-name="ro1">
          <table:table-cell table:formula="of:=RAND()" office:value-type="float" office:value="0.817088242154568" calcext:value-type="float">
            <text:p>0.8170882422</text:p>
          </table:table-cell>
          <table:table-cell table:formula="of:=NORMINV([.A935];10;3)" office:value-type="float" office:value="12.7129726145985" calcext:value-type="float">
            <text:p>12.7129726146</text:p>
          </table:table-cell>
          <table:table-cell table:formula="of:=COM.MICROSOFT.NORM.INV(RAND(); 0; 1)" office:value-type="float" office:value="-0.303670386054387" calcext:value-type="float">
            <text:p>-0.3036703861</text:p>
          </table:table-cell>
          <table:table-cell table:formula="of:=NORMINV(RAND(); 62; 4)" office:value-type="float" office:value="57.8915114553478" calcext:value-type="float">
            <text:p>57.8915114553</text:p>
          </table:table-cell>
          <table:table-cell table:formula="of:=12 + 3 * [.D935] + 5 * [.C935]" office:value-type="float" office:value="184.156182435771" calcext:value-type="float">
            <text:p>184.1561824358</text:p>
          </table:table-cell>
          <table:table-cell/>
        </table:table-row>
        <table:table-row table:style-name="ro1">
          <table:table-cell table:formula="of:=RAND()" office:value-type="float" office:value="0.72212151158601" calcext:value-type="float">
            <text:p>0.7221215116</text:p>
          </table:table-cell>
          <table:table-cell table:formula="of:=NORMINV([.A936];10;3)" office:value-type="float" office:value="11.7674664498127" calcext:value-type="float">
            <text:p>11.7674664498</text:p>
          </table:table-cell>
          <table:table-cell table:formula="of:=COM.MICROSOFT.NORM.INV(RAND(); 0; 1)" office:value-type="float" office:value="-0.18639157446712" calcext:value-type="float">
            <text:p>-0.1863915745</text:p>
          </table:table-cell>
          <table:table-cell table:formula="of:=NORMINV(RAND(); 62; 4)" office:value-type="float" office:value="60.1466738290416" calcext:value-type="float">
            <text:p>60.146673829</text:p>
          </table:table-cell>
          <table:table-cell table:formula="of:=12 + 3 * [.D936] + 5 * [.C936]" office:value-type="float" office:value="191.508063614789" calcext:value-type="float">
            <text:p>191.5080636148</text:p>
          </table:table-cell>
          <table:table-cell/>
        </table:table-row>
        <table:table-row table:style-name="ro1">
          <table:table-cell table:formula="of:=RAND()" office:value-type="float" office:value="0.626244444400072" calcext:value-type="float">
            <text:p>0.6262444444</text:p>
          </table:table-cell>
          <table:table-cell table:formula="of:=NORMINV([.A937];10;3)" office:value-type="float" office:value="10.9657686724242" calcext:value-type="float">
            <text:p>10.9657686724</text:p>
          </table:table-cell>
          <table:table-cell table:formula="of:=COM.MICROSOFT.NORM.INV(RAND(); 0; 1)" office:value-type="float" office:value="-2.06145525628186" calcext:value-type="float">
            <text:p>-2.0614552563</text:p>
          </table:table-cell>
          <table:table-cell table:formula="of:=NORMINV(RAND(); 62; 4)" office:value-type="float" office:value="62.5993491174797" calcext:value-type="float">
            <text:p>62.5993491175</text:p>
          </table:table-cell>
          <table:table-cell table:formula="of:=12 + 3 * [.D937] + 5 * [.C937]" office:value-type="float" office:value="189.49077107103" calcext:value-type="float">
            <text:p>189.490771071</text:p>
          </table:table-cell>
          <table:table-cell/>
        </table:table-row>
        <table:table-row table:style-name="ro1">
          <table:table-cell table:formula="of:=RAND()" office:value-type="float" office:value="0.335668223910034" calcext:value-type="float">
            <text:p>0.3356682239</text:p>
          </table:table-cell>
          <table:table-cell table:formula="of:=NORMINV([.A938];10;3)" office:value-type="float" office:value="8.72705642580239" calcext:value-type="float">
            <text:p>8.7270564258</text:p>
          </table:table-cell>
          <table:table-cell table:formula="of:=COM.MICROSOFT.NORM.INV(RAND(); 0; 1)" office:value-type="float" office:value="-0.938443259378697" calcext:value-type="float">
            <text:p>-0.9384432594</text:p>
          </table:table-cell>
          <table:table-cell table:formula="of:=NORMINV(RAND(); 62; 4)" office:value-type="float" office:value="58.9944199838036" calcext:value-type="float">
            <text:p>58.9944199838</text:p>
          </table:table-cell>
          <table:table-cell table:formula="of:=12 + 3 * [.D938] + 5 * [.C938]" office:value-type="float" office:value="184.291043654517" calcext:value-type="float">
            <text:p>184.2910436545</text:p>
          </table:table-cell>
          <table:table-cell/>
        </table:table-row>
        <table:table-row table:style-name="ro1">
          <table:table-cell table:formula="of:=RAND()" office:value-type="float" office:value="0.943359991768375" calcext:value-type="float">
            <text:p>0.9433599918</text:p>
          </table:table-cell>
          <table:table-cell table:formula="of:=NORMINV([.A939];10;3)" office:value-type="float" office:value="14.7508626793467" calcext:value-type="float">
            <text:p>14.7508626793</text:p>
          </table:table-cell>
          <table:table-cell table:formula="of:=COM.MICROSOFT.NORM.INV(RAND(); 0; 1)" office:value-type="float" office:value="-0.0833332242774831" calcext:value-type="float">
            <text:p>-0.0833332243</text:p>
          </table:table-cell>
          <table:table-cell table:formula="of:=NORMINV(RAND(); 62; 4)" office:value-type="float" office:value="60.9308012327841" calcext:value-type="float">
            <text:p>60.9308012328</text:p>
          </table:table-cell>
          <table:table-cell table:formula="of:=12 + 3 * [.D939] + 5 * [.C939]" office:value-type="float" office:value="194.375737576965" calcext:value-type="float">
            <text:p>194.375737577</text:p>
          </table:table-cell>
          <table:table-cell/>
        </table:table-row>
        <table:table-row table:style-name="ro1">
          <table:table-cell table:formula="of:=RAND()" office:value-type="float" office:value="0.717828596709296" calcext:value-type="float">
            <text:p>0.7178285967</text:p>
          </table:table-cell>
          <table:table-cell table:formula="of:=NORMINV([.A940];10;3)" office:value-type="float" office:value="11.7292090468136" calcext:value-type="float">
            <text:p>11.7292090468</text:p>
          </table:table-cell>
          <table:table-cell table:formula="of:=COM.MICROSOFT.NORM.INV(RAND(); 0; 1)" office:value-type="float" office:value="0.424161172920771" calcext:value-type="float">
            <text:p>0.4241611729</text:p>
          </table:table-cell>
          <table:table-cell table:formula="of:=NORMINV(RAND(); 62; 4)" office:value-type="float" office:value="61.0409252081186" calcext:value-type="float">
            <text:p>61.0409252081</text:p>
          </table:table-cell>
          <table:table-cell table:formula="of:=12 + 3 * [.D940] + 5 * [.C940]" office:value-type="float" office:value="197.24358148896" calcext:value-type="float">
            <text:p>197.243581489</text:p>
          </table:table-cell>
          <table:table-cell/>
        </table:table-row>
        <table:table-row table:style-name="ro1">
          <table:table-cell table:formula="of:=RAND()" office:value-type="float" office:value="0.53987789619714" calcext:value-type="float">
            <text:p>0.5398778962</text:p>
          </table:table-cell>
          <table:table-cell table:formula="of:=NORMINV([.A941];10;3)" office:value-type="float" office:value="10.3003783266" calcext:value-type="float">
            <text:p>10.3003783266</text:p>
          </table:table-cell>
          <table:table-cell table:formula="of:=COM.MICROSOFT.NORM.INV(RAND(); 0; 1)" office:value-type="float" office:value="0.742152107499174" calcext:value-type="float">
            <text:p>0.7421521075</text:p>
          </table:table-cell>
          <table:table-cell table:formula="of:=NORMINV(RAND(); 62; 4)" office:value-type="float" office:value="62.7858742739612" calcext:value-type="float">
            <text:p>62.785874274</text:p>
          </table:table-cell>
          <table:table-cell table:formula="of:=12 + 3 * [.D941] + 5 * [.C941]" office:value-type="float" office:value="204.068383359379" calcext:value-type="float">
            <text:p>204.0683833594</text:p>
          </table:table-cell>
          <table:table-cell/>
        </table:table-row>
        <table:table-row table:style-name="ro1">
          <table:table-cell table:formula="of:=RAND()" office:value-type="float" office:value="0.904046941548586" calcext:value-type="float">
            <text:p>0.9040469415</text:p>
          </table:table-cell>
          <table:table-cell table:formula="of:=NORMINV([.A942];10;3)" office:value-type="float" office:value="13.9148830987152" calcext:value-type="float">
            <text:p>13.9148830987</text:p>
          </table:table-cell>
          <table:table-cell table:formula="of:=COM.MICROSOFT.NORM.INV(RAND(); 0; 1)" office:value-type="float" office:value="-0.345109831371006" calcext:value-type="float">
            <text:p>-0.3451098314</text:p>
          </table:table-cell>
          <table:table-cell table:formula="of:=NORMINV(RAND(); 62; 4)" office:value-type="float" office:value="62.3548169726534" calcext:value-type="float">
            <text:p>62.3548169727</text:p>
          </table:table-cell>
          <table:table-cell table:formula="of:=12 + 3 * [.D942] + 5 * [.C942]" office:value-type="float" office:value="197.338901761105" calcext:value-type="float">
            <text:p>197.3389017611</text:p>
          </table:table-cell>
          <table:table-cell/>
        </table:table-row>
        <table:table-row table:style-name="ro1">
          <table:table-cell table:formula="of:=RAND()" office:value-type="float" office:value="0.687157164793462" calcext:value-type="float">
            <text:p>0.6871571648</text:p>
          </table:table-cell>
          <table:table-cell table:formula="of:=NORMINV([.A943];10;3)" office:value-type="float" office:value="11.4634247365464" calcext:value-type="float">
            <text:p>11.4634247365</text:p>
          </table:table-cell>
          <table:table-cell table:formula="of:=COM.MICROSOFT.NORM.INV(RAND(); 0; 1)" office:value-type="float" office:value="-0.213366634471461" calcext:value-type="float">
            <text:p>-0.2133666345</text:p>
          </table:table-cell>
          <table:table-cell table:formula="of:=NORMINV(RAND(); 62; 4)" office:value-type="float" office:value="60.6258767441097" calcext:value-type="float">
            <text:p>60.6258767441</text:p>
          </table:table-cell>
          <table:table-cell table:formula="of:=12 + 3 * [.D943] + 5 * [.C943]" office:value-type="float" office:value="192.810797059972" calcext:value-type="float">
            <text:p>192.81079706</text:p>
          </table:table-cell>
          <table:table-cell/>
        </table:table-row>
        <table:table-row table:style-name="ro1">
          <table:table-cell table:formula="of:=RAND()" office:value-type="float" office:value="0.0707956678234041" calcext:value-type="float">
            <text:p>0.0707956678</text:p>
          </table:table-cell>
          <table:table-cell table:formula="of:=NORMINV([.A944];10;3)" office:value-type="float" office:value="5.59032764413342" calcext:value-type="float">
            <text:p>5.5903276441</text:p>
          </table:table-cell>
          <table:table-cell table:formula="of:=COM.MICROSOFT.NORM.INV(RAND(); 0; 1)" office:value-type="float" office:value="0.630878179002846" calcext:value-type="float">
            <text:p>0.630878179</text:p>
          </table:table-cell>
          <table:table-cell table:formula="of:=NORMINV(RAND(); 62; 4)" office:value-type="float" office:value="58.2541185138117" calcext:value-type="float">
            <text:p>58.2541185138</text:p>
          </table:table-cell>
          <table:table-cell table:formula="of:=12 + 3 * [.D944] + 5 * [.C944]" office:value-type="float" office:value="189.916746436449" calcext:value-type="float">
            <text:p>189.9167464365</text:p>
          </table:table-cell>
          <table:table-cell/>
        </table:table-row>
        <table:table-row table:style-name="ro1">
          <table:table-cell table:formula="of:=RAND()" office:value-type="float" office:value="0.769716270966455" calcext:value-type="float">
            <text:p>0.769716271</text:p>
          </table:table-cell>
          <table:table-cell table:formula="of:=NORMINV([.A945];10;3)" office:value-type="float" office:value="12.2137383117328" calcext:value-type="float">
            <text:p>12.2137383117</text:p>
          </table:table-cell>
          <table:table-cell table:formula="of:=COM.MICROSOFT.NORM.INV(RAND(); 0; 1)" office:value-type="float" office:value="-0.882886326631501" calcext:value-type="float">
            <text:p>-0.8828863266</text:p>
          </table:table-cell>
          <table:table-cell table:formula="of:=NORMINV(RAND(); 62; 4)" office:value-type="float" office:value="57.8943222444357" calcext:value-type="float">
            <text:p>57.8943222444</text:p>
          </table:table-cell>
          <table:table-cell table:formula="of:=12 + 3 * [.D945] + 5 * [.C945]" office:value-type="float" office:value="181.26853510015" calcext:value-type="float">
            <text:p>181.2685351002</text:p>
          </table:table-cell>
          <table:table-cell/>
        </table:table-row>
        <table:table-row table:style-name="ro1">
          <table:table-cell table:formula="of:=RAND()" office:value-type="float" office:value="0.522625036071986" calcext:value-type="float">
            <text:p>0.5226250361</text:p>
          </table:table-cell>
          <table:table-cell table:formula="of:=NORMINV([.A946];10;3)" office:value-type="float" office:value="10.1702289708984" calcext:value-type="float">
            <text:p>10.1702289709</text:p>
          </table:table-cell>
          <table:table-cell table:formula="of:=COM.MICROSOFT.NORM.INV(RAND(); 0; 1)" office:value-type="float" office:value="-0.732602355214677" calcext:value-type="float">
            <text:p>-0.7326023552</text:p>
          </table:table-cell>
          <table:table-cell table:formula="of:=NORMINV(RAND(); 62; 4)" office:value-type="float" office:value="51.8898984892336" calcext:value-type="float">
            <text:p>51.8898984892</text:p>
          </table:table-cell>
          <table:table-cell table:formula="of:=12 + 3 * [.D946] + 5 * [.C946]" office:value-type="float" office:value="164.006683691627" calcext:value-type="float">
            <text:p>164.0066836916</text:p>
          </table:table-cell>
          <table:table-cell/>
        </table:table-row>
        <table:table-row table:style-name="ro1">
          <table:table-cell table:formula="of:=RAND()" office:value-type="float" office:value="0.548460479825735" calcext:value-type="float">
            <text:p>0.5484604798</text:p>
          </table:table-cell>
          <table:table-cell table:formula="of:=NORMINV([.A947];10;3)" office:value-type="float" office:value="10.3653180807285" calcext:value-type="float">
            <text:p>10.3653180807</text:p>
          </table:table-cell>
          <table:table-cell table:formula="of:=COM.MICROSOFT.NORM.INV(RAND(); 0; 1)" office:value-type="float" office:value="0.805235463933617" calcext:value-type="float">
            <text:p>0.8052354639</text:p>
          </table:table-cell>
          <table:table-cell table:formula="of:=NORMINV(RAND(); 62; 4)" office:value-type="float" office:value="59.3717974096537" calcext:value-type="float">
            <text:p>59.3717974097</text:p>
          </table:table-cell>
          <table:table-cell table:formula="of:=12 + 3 * [.D947] + 5 * [.C947]" office:value-type="float" office:value="194.141569548629" calcext:value-type="float">
            <text:p>194.1415695486</text:p>
          </table:table-cell>
          <table:table-cell/>
        </table:table-row>
        <table:table-row table:style-name="ro1">
          <table:table-cell table:formula="of:=RAND()" office:value-type="float" office:value="0.419485591817647" calcext:value-type="float">
            <text:p>0.4194855918</text:p>
          </table:table-cell>
          <table:table-cell table:formula="of:=NORMINV([.A948];10;3)" office:value-type="float" office:value="9.39037110009289" calcext:value-type="float">
            <text:p>9.3903711001</text:p>
          </table:table-cell>
          <table:table-cell table:formula="of:=COM.MICROSOFT.NORM.INV(RAND(); 0; 1)" office:value-type="float" office:value="0.640798699441272" calcext:value-type="float">
            <text:p>0.6407986994</text:p>
          </table:table-cell>
          <table:table-cell table:formula="of:=NORMINV(RAND(); 62; 4)" office:value-type="float" office:value="65.1026655486101" calcext:value-type="float">
            <text:p>65.1026655486</text:p>
          </table:table-cell>
          <table:table-cell table:formula="of:=12 + 3 * [.D948] + 5 * [.C948]" office:value-type="float" office:value="210.511990143037" calcext:value-type="float">
            <text:p>210.511990143</text:p>
          </table:table-cell>
          <table:table-cell/>
        </table:table-row>
        <table:table-row table:style-name="ro1">
          <table:table-cell table:formula="of:=RAND()" office:value-type="float" office:value="0.193554403958842" calcext:value-type="float">
            <text:p>0.193554404</text:p>
          </table:table-cell>
          <table:table-cell table:formula="of:=NORMINV([.A949];10;3)" office:value-type="float" office:value="7.40538269161149" calcext:value-type="float">
            <text:p>7.4053826916</text:p>
          </table:table-cell>
          <table:table-cell table:formula="of:=COM.MICROSOFT.NORM.INV(RAND(); 0; 1)" office:value-type="float" office:value="-0.0378117418334226" calcext:value-type="float">
            <text:p>-0.0378117418</text:p>
          </table:table-cell>
          <table:table-cell table:formula="of:=NORMINV(RAND(); 62; 4)" office:value-type="float" office:value="62.9641400892179" calcext:value-type="float">
            <text:p>62.9641400892</text:p>
          </table:table-cell>
          <table:table-cell table:formula="of:=12 + 3 * [.D949] + 5 * [.C949]" office:value-type="float" office:value="200.703361558487" calcext:value-type="float">
            <text:p>200.7033615585</text:p>
          </table:table-cell>
          <table:table-cell/>
        </table:table-row>
        <table:table-row table:style-name="ro1">
          <table:table-cell table:formula="of:=RAND()" office:value-type="float" office:value="0.870284202275798" calcext:value-type="float">
            <text:p>0.8702842023</text:p>
          </table:table-cell>
          <table:table-cell table:formula="of:=NORMINV([.A950];10;3)" office:value-type="float" office:value="13.3832068192652" calcext:value-type="float">
            <text:p>13.3832068193</text:p>
          </table:table-cell>
          <table:table-cell table:formula="of:=COM.MICROSOFT.NORM.INV(RAND(); 0; 1)" office:value-type="float" office:value="0.408058349486617" calcext:value-type="float">
            <text:p>0.4080583495</text:p>
          </table:table-cell>
          <table:table-cell table:formula="of:=NORMINV(RAND(); 62; 4)" office:value-type="float" office:value="61.5459487938288" calcext:value-type="float">
            <text:p>61.5459487938</text:p>
          </table:table-cell>
          <table:table-cell table:formula="of:=12 + 3 * [.D950] + 5 * [.C950]" office:value-type="float" office:value="198.678138128919" calcext:value-type="float">
            <text:p>198.6781381289</text:p>
          </table:table-cell>
          <table:table-cell/>
        </table:table-row>
        <table:table-row table:style-name="ro1">
          <table:table-cell table:formula="of:=RAND()" office:value-type="float" office:value="0.164270729757845" calcext:value-type="float">
            <text:p>0.1642707298</text:p>
          </table:table-cell>
          <table:table-cell table:formula="of:=NORMINV([.A951];10;3)" office:value-type="float" office:value="7.06883218372507" calcext:value-type="float">
            <text:p>7.0688321837</text:p>
          </table:table-cell>
          <table:table-cell table:formula="of:=COM.MICROSOFT.NORM.INV(RAND(); 0; 1)" office:value-type="float" office:value="-1.11083033316386" calcext:value-type="float">
            <text:p>-1.1108303332</text:p>
          </table:table-cell>
          <table:table-cell table:formula="of:=NORMINV(RAND(); 62; 4)" office:value-type="float" office:value="62.9512224778" calcext:value-type="float">
            <text:p>62.9512224778</text:p>
          </table:table-cell>
          <table:table-cell table:formula="of:=12 + 3 * [.D951] + 5 * [.C951]" office:value-type="float" office:value="195.299515767581" calcext:value-type="float">
            <text:p>195.2995157676</text:p>
          </table:table-cell>
          <table:table-cell/>
        </table:table-row>
        <table:table-row table:style-name="ro1">
          <table:table-cell table:formula="of:=RAND()" office:value-type="float" office:value="0.0905674977693707" calcext:value-type="float">
            <text:p>0.0905674978</text:p>
          </table:table-cell>
          <table:table-cell table:formula="of:=NORMINV([.A952];10;3)" office:value-type="float" office:value="5.98819437369805" calcext:value-type="float">
            <text:p>5.9881943737</text:p>
          </table:table-cell>
          <table:table-cell table:formula="of:=COM.MICROSOFT.NORM.INV(RAND(); 0; 1)" office:value-type="float" office:value="-2.34787737518965" calcext:value-type="float">
            <text:p>-2.3478773752</text:p>
          </table:table-cell>
          <table:table-cell table:formula="of:=NORMINV(RAND(); 62; 4)" office:value-type="float" office:value="68.0488290957236" calcext:value-type="float">
            <text:p>68.0488290957</text:p>
          </table:table-cell>
          <table:table-cell table:formula="of:=12 + 3 * [.D952] + 5 * [.C952]" office:value-type="float" office:value="204.407100411223" calcext:value-type="float">
            <text:p>204.4071004112</text:p>
          </table:table-cell>
          <table:table-cell/>
        </table:table-row>
        <table:table-row table:style-name="ro1">
          <table:table-cell table:formula="of:=RAND()" office:value-type="float" office:value="0.00618884386494756" calcext:value-type="float">
            <text:p>0.0061888439</text:p>
          </table:table-cell>
          <table:table-cell table:formula="of:=NORMINV([.A953];10;3)" office:value-type="float" office:value="2.49643106693106" calcext:value-type="float">
            <text:p>2.4964310669</text:p>
          </table:table-cell>
          <table:table-cell table:formula="of:=COM.MICROSOFT.NORM.INV(RAND(); 0; 1)" office:value-type="float" office:value="0.153008697121688" calcext:value-type="float">
            <text:p>0.1530086971</text:p>
          </table:table-cell>
          <table:table-cell table:formula="of:=NORMINV(RAND(); 62; 4)" office:value-type="float" office:value="58.3648493125042" calcext:value-type="float">
            <text:p>58.3648493125</text:p>
          </table:table-cell>
          <table:table-cell table:formula="of:=12 + 3 * [.D953] + 5 * [.C953]" office:value-type="float" office:value="187.859591423121" calcext:value-type="float">
            <text:p>187.8595914231</text:p>
          </table:table-cell>
          <table:table-cell/>
        </table:table-row>
        <table:table-row table:style-name="ro1">
          <table:table-cell table:formula="of:=RAND()" office:value-type="float" office:value="0.429191046860069" calcext:value-type="float">
            <text:p>0.4291910469</text:p>
          </table:table-cell>
          <table:table-cell table:formula="of:=NORMINV([.A954];10;3)" office:value-type="float" office:value="9.46469778656215" calcext:value-type="float">
            <text:p>9.4646977866</text:p>
          </table:table-cell>
          <table:table-cell table:formula="of:=COM.MICROSOFT.NORM.INV(RAND(); 0; 1)" office:value-type="float" office:value="0.188683238862055" calcext:value-type="float">
            <text:p>0.1886832389</text:p>
          </table:table-cell>
          <table:table-cell table:formula="of:=NORMINV(RAND(); 62; 4)" office:value-type="float" office:value="61.8839542935803" calcext:value-type="float">
            <text:p>61.8839542936</text:p>
          </table:table-cell>
          <table:table-cell table:formula="of:=12 + 3 * [.D954] + 5 * [.C954]" office:value-type="float" office:value="198.595279075051" calcext:value-type="float">
            <text:p>198.5952790751</text:p>
          </table:table-cell>
          <table:table-cell/>
        </table:table-row>
        <table:table-row table:style-name="ro1">
          <table:table-cell table:formula="of:=RAND()" office:value-type="float" office:value="0.127389095025137" calcext:value-type="float">
            <text:p>0.127389095</text:p>
          </table:table-cell>
          <table:table-cell table:formula="of:=NORMINV([.A955];10;3)" office:value-type="float" office:value="6.58353965375481" calcext:value-type="float">
            <text:p>6.5835396538</text:p>
          </table:table-cell>
          <table:table-cell table:formula="of:=COM.MICROSOFT.NORM.INV(RAND(); 0; 1)" office:value-type="float" office:value="-1.14021091930952" calcext:value-type="float">
            <text:p>-1.1402109193</text:p>
          </table:table-cell>
          <table:table-cell table:formula="of:=NORMINV(RAND(); 62; 4)" office:value-type="float" office:value="66.0361550278915" calcext:value-type="float">
            <text:p>66.0361550279</text:p>
          </table:table-cell>
          <table:table-cell table:formula="of:=12 + 3 * [.D955] + 5 * [.C955]" office:value-type="float" office:value="204.407410487127" calcext:value-type="float">
            <text:p>204.4074104871</text:p>
          </table:table-cell>
          <table:table-cell/>
        </table:table-row>
        <table:table-row table:style-name="ro1">
          <table:table-cell table:formula="of:=RAND()" office:value-type="float" office:value="0.868245825637132" calcext:value-type="float">
            <text:p>0.8682458256</text:p>
          </table:table-cell>
          <table:table-cell table:formula="of:=NORMINV([.A956];10;3)" office:value-type="float" office:value="13.3544119650838" calcext:value-type="float">
            <text:p>13.3544119651</text:p>
          </table:table-cell>
          <table:table-cell table:formula="of:=COM.MICROSOFT.NORM.INV(RAND(); 0; 1)" office:value-type="float" office:value="-1.10443130086444" calcext:value-type="float">
            <text:p>-1.1044313009</text:p>
          </table:table-cell>
          <table:table-cell table:formula="of:=NORMINV(RAND(); 62; 4)" office:value-type="float" office:value="61.8003197626077" calcext:value-type="float">
            <text:p>61.8003197626</text:p>
          </table:table-cell>
          <table:table-cell table:formula="of:=12 + 3 * [.D956] + 5 * [.C956]" office:value-type="float" office:value="191.878802783501" calcext:value-type="float">
            <text:p>191.8788027835</text:p>
          </table:table-cell>
          <table:table-cell/>
        </table:table-row>
        <table:table-row table:style-name="ro1">
          <table:table-cell table:formula="of:=RAND()" office:value-type="float" office:value="0.449922167463228" calcext:value-type="float">
            <text:p>0.4499221675</text:p>
          </table:table-cell>
          <table:table-cell table:formula="of:=NORMINV([.A957];10;3)" office:value-type="float" office:value="9.62242602103462" calcext:value-type="float">
            <text:p>9.622426021</text:p>
          </table:table-cell>
          <table:table-cell table:formula="of:=COM.MICROSOFT.NORM.INV(RAND(); 0; 1)" office:value-type="float" office:value="0.779165993026401" calcext:value-type="float">
            <text:p>0.779165993</text:p>
          </table:table-cell>
          <table:table-cell table:formula="of:=NORMINV(RAND(); 62; 4)" office:value-type="float" office:value="59.9408777771792" calcext:value-type="float">
            <text:p>59.9408777772</text:p>
          </table:table-cell>
          <table:table-cell table:formula="of:=12 + 3 * [.D957] + 5 * [.C957]" office:value-type="float" office:value="195.71846329667" calcext:value-type="float">
            <text:p>195.7184632967</text:p>
          </table:table-cell>
          <table:table-cell/>
        </table:table-row>
        <table:table-row table:style-name="ro1">
          <table:table-cell table:formula="of:=RAND()" office:value-type="float" office:value="0.3947063900996" calcext:value-type="float">
            <text:p>0.3947063901</text:p>
          </table:table-cell>
          <table:table-cell table:formula="of:=NORMINV([.A958];10;3)" office:value-type="float" office:value="9.19878031642628" calcext:value-type="float">
            <text:p>9.1987803164</text:p>
          </table:table-cell>
          <table:table-cell table:formula="of:=COM.MICROSOFT.NORM.INV(RAND(); 0; 1)" office:value-type="float" office:value="0.532829801408113" calcext:value-type="float">
            <text:p>0.5328298014</text:p>
          </table:table-cell>
          <table:table-cell table:formula="of:=NORMINV(RAND(); 62; 4)" office:value-type="float" office:value="57.6795542292991" calcext:value-type="float">
            <text:p>57.6795542293</text:p>
          </table:table-cell>
          <table:table-cell table:formula="of:=12 + 3 * [.D958] + 5 * [.C958]" office:value-type="float" office:value="187.702811694938" calcext:value-type="float">
            <text:p>187.7028116949</text:p>
          </table:table-cell>
          <table:table-cell/>
        </table:table-row>
        <table:table-row table:style-name="ro1">
          <table:table-cell table:formula="of:=RAND()" office:value-type="float" office:value="0.482615953544155" calcext:value-type="float">
            <text:p>0.4826159535</text:p>
          </table:table-cell>
          <table:table-cell table:formula="of:=NORMINV([.A959];10;3)" office:value-type="float" office:value="9.86923257470399" calcext:value-type="float">
            <text:p>9.8692325747</text:p>
          </table:table-cell>
          <table:table-cell table:formula="of:=COM.MICROSOFT.NORM.INV(RAND(); 0; 1)" office:value-type="float" office:value="-1.32776685319209" calcext:value-type="float">
            <text:p>-1.3277668532</text:p>
          </table:table-cell>
          <table:table-cell table:formula="of:=NORMINV(RAND(); 62; 4)" office:value-type="float" office:value="64.6322679186257" calcext:value-type="float">
            <text:p>64.6322679186</text:p>
          </table:table-cell>
          <table:table-cell table:formula="of:=12 + 3 * [.D959] + 5 * [.C959]" office:value-type="float" office:value="199.257969489917" calcext:value-type="float">
            <text:p>199.2579694899</text:p>
          </table:table-cell>
          <table:table-cell/>
        </table:table-row>
        <table:table-row table:style-name="ro1">
          <table:table-cell table:formula="of:=RAND()" office:value-type="float" office:value="0.321824773214757" calcext:value-type="float">
            <text:p>0.3218247732</text:p>
          </table:table-cell>
          <table:table-cell table:formula="of:=NORMINV([.A960];10;3)" office:value-type="float" office:value="8.612193462788" calcext:value-type="float">
            <text:p>8.6121934628</text:p>
          </table:table-cell>
          <table:table-cell table:formula="of:=COM.MICROSOFT.NORM.INV(RAND(); 0; 1)" office:value-type="float" office:value="-0.439653719929036" calcext:value-type="float">
            <text:p>-0.4396537199</text:p>
          </table:table-cell>
          <table:table-cell table:formula="of:=NORMINV(RAND(); 62; 4)" office:value-type="float" office:value="61.9480165860684" calcext:value-type="float">
            <text:p>61.9480165861</text:p>
          </table:table-cell>
          <table:table-cell table:formula="of:=12 + 3 * [.D960] + 5 * [.C960]" office:value-type="float" office:value="195.64578115856" calcext:value-type="float">
            <text:p>195.6457811586</text:p>
          </table:table-cell>
          <table:table-cell/>
        </table:table-row>
        <table:table-row table:style-name="ro1">
          <table:table-cell table:formula="of:=RAND()" office:value-type="float" office:value="0.908024212811142" calcext:value-type="float">
            <text:p>0.9080242128</text:p>
          </table:table-cell>
          <table:table-cell table:formula="of:=NORMINV([.A961];10;3)" office:value-type="float" office:value="13.9860581026587" calcext:value-type="float">
            <text:p>13.9860581027</text:p>
          </table:table-cell>
          <table:table-cell table:formula="of:=COM.MICROSOFT.NORM.INV(RAND(); 0; 1)" office:value-type="float" office:value="1.60421075815997" calcext:value-type="float">
            <text:p>1.6042107582</text:p>
          </table:table-cell>
          <table:table-cell table:formula="of:=NORMINV(RAND(); 62; 4)" office:value-type="float" office:value="60.5933013606407" calcext:value-type="float">
            <text:p>60.5933013606</text:p>
          </table:table-cell>
          <table:table-cell table:formula="of:=12 + 3 * [.D961] + 5 * [.C961]" office:value-type="float" office:value="201.800957872722" calcext:value-type="float">
            <text:p>201.8009578727</text:p>
          </table:table-cell>
          <table:table-cell/>
        </table:table-row>
        <table:table-row table:style-name="ro1">
          <table:table-cell table:formula="of:=RAND()" office:value-type="float" office:value="0.737984280101955" calcext:value-type="float">
            <text:p>0.7379842801</text:p>
          </table:table-cell>
          <table:table-cell table:formula="of:=NORMINV([.A962];10;3)" office:value-type="float" office:value="11.9114302067331" calcext:value-type="float">
            <text:p>11.9114302067</text:p>
          </table:table-cell>
          <table:table-cell table:formula="of:=COM.MICROSOFT.NORM.INV(RAND(); 0; 1)" office:value-type="float" office:value="-0.222834648282307" calcext:value-type="float">
            <text:p>-0.2228346483</text:p>
          </table:table-cell>
          <table:table-cell table:formula="of:=NORMINV(RAND(); 62; 4)" office:value-type="float" office:value="66.1359351252973" calcext:value-type="float">
            <text:p>66.1359351253</text:p>
          </table:table-cell>
          <table:table-cell table:formula="of:=12 + 3 * [.D962] + 5 * [.C962]" office:value-type="float" office:value="209.29363213448" calcext:value-type="float">
            <text:p>209.2936321345</text:p>
          </table:table-cell>
          <table:table-cell/>
        </table:table-row>
        <table:table-row table:style-name="ro1">
          <table:table-cell table:formula="of:=RAND()" office:value-type="float" office:value="0.118129702284932" calcext:value-type="float">
            <text:p>0.1181297023</text:p>
          </table:table-cell>
          <table:table-cell table:formula="of:=NORMINV([.A963];10;3)" office:value-type="float" office:value="6.446835214209" calcext:value-type="float">
            <text:p>6.4468352142</text:p>
          </table:table-cell>
          <table:table-cell table:formula="of:=COM.MICROSOFT.NORM.INV(RAND(); 0; 1)" office:value-type="float" office:value="-0.678072594566622" calcext:value-type="float">
            <text:p>-0.6780725946</text:p>
          </table:table-cell>
          <table:table-cell table:formula="of:=NORMINV(RAND(); 62; 4)" office:value-type="float" office:value="60.1566442606084" calcext:value-type="float">
            <text:p>60.1566442606</text:p>
          </table:table-cell>
          <table:table-cell table:formula="of:=12 + 3 * [.D963] + 5 * [.C963]" office:value-type="float" office:value="189.079569808992" calcext:value-type="float">
            <text:p>189.079569809</text:p>
          </table:table-cell>
          <table:table-cell/>
        </table:table-row>
        <table:table-row table:style-name="ro1">
          <table:table-cell table:formula="of:=RAND()" office:value-type="float" office:value="0.67694311379455" calcext:value-type="float">
            <text:p>0.6769431138</text:p>
          </table:table-cell>
          <table:table-cell table:formula="of:=NORMINV([.A964];10;3)" office:value-type="float" office:value="11.3775029795715" calcext:value-type="float">
            <text:p>11.3775029796</text:p>
          </table:table-cell>
          <table:table-cell table:formula="of:=COM.MICROSOFT.NORM.INV(RAND(); 0; 1)" office:value-type="float" office:value="-0.979506199112699" calcext:value-type="float">
            <text:p>-0.9795061991</text:p>
          </table:table-cell>
          <table:table-cell table:formula="of:=NORMINV(RAND(); 62; 4)" office:value-type="float" office:value="65.4607959913789" calcext:value-type="float">
            <text:p>65.4607959914</text:p>
          </table:table-cell>
          <table:table-cell table:formula="of:=12 + 3 * [.D964] + 5 * [.C964]" office:value-type="float" office:value="203.484856978573" calcext:value-type="float">
            <text:p>203.4848569786</text:p>
          </table:table-cell>
          <table:table-cell/>
        </table:table-row>
        <table:table-row table:style-name="ro1">
          <table:table-cell table:formula="of:=RAND()" office:value-type="float" office:value="0.745014303829521" calcext:value-type="float">
            <text:p>0.7450143038</text:p>
          </table:table-cell>
          <table:table-cell table:formula="of:=NORMINV([.A965];10;3)" office:value-type="float" office:value="11.976646715099" calcext:value-type="float">
            <text:p>11.9766467151</text:p>
          </table:table-cell>
          <table:table-cell table:formula="of:=COM.MICROSOFT.NORM.INV(RAND(); 0; 1)" office:value-type="float" office:value="-1.983459129556" calcext:value-type="float">
            <text:p>-1.9834591296</text:p>
          </table:table-cell>
          <table:table-cell table:formula="of:=NORMINV(RAND(); 62; 4)" office:value-type="float" office:value="68.8458741886992" calcext:value-type="float">
            <text:p>68.8458741887</text:p>
          </table:table-cell>
          <table:table-cell table:formula="of:=12 + 3 * [.D965] + 5 * [.C965]" office:value-type="float" office:value="208.620326918318" calcext:value-type="float">
            <text:p>208.6203269183</text:p>
          </table:table-cell>
          <table:table-cell/>
        </table:table-row>
        <table:table-row table:style-name="ro1">
          <table:table-cell table:formula="of:=RAND()" office:value-type="float" office:value="0.468028757255524" calcext:value-type="float">
            <text:p>0.4680287573</text:p>
          </table:table-cell>
          <table:table-cell table:formula="of:=NORMINV([.A966];10;3)" office:value-type="float" office:value="9.75932201024301" calcext:value-type="float">
            <text:p>9.7593220102</text:p>
          </table:table-cell>
          <table:table-cell table:formula="of:=COM.MICROSOFT.NORM.INV(RAND(); 0; 1)" office:value-type="float" office:value="0.353316255356335" calcext:value-type="float">
            <text:p>0.3533162554</text:p>
          </table:table-cell>
          <table:table-cell table:formula="of:=NORMINV(RAND(); 62; 4)" office:value-type="float" office:value="65.9159115112959" calcext:value-type="float">
            <text:p>65.9159115113</text:p>
          </table:table-cell>
          <table:table-cell table:formula="of:=12 + 3 * [.D966] + 5 * [.C966]" office:value-type="float" office:value="211.514315810669" calcext:value-type="float">
            <text:p>211.5143158107</text:p>
          </table:table-cell>
          <table:table-cell/>
        </table:table-row>
        <table:table-row table:style-name="ro1">
          <table:table-cell table:formula="of:=RAND()" office:value-type="float" office:value="0.125139232492074" calcext:value-type="float">
            <text:p>0.1251392325</text:p>
          </table:table-cell>
          <table:table-cell table:formula="of:=NORMINV([.A967];10;3)" office:value-type="float" office:value="6.55098017043632" calcext:value-type="float">
            <text:p>6.5509801704</text:p>
          </table:table-cell>
          <table:table-cell table:formula="of:=COM.MICROSOFT.NORM.INV(RAND(); 0; 1)" office:value-type="float" office:value="0.464605985146341" calcext:value-type="float">
            <text:p>0.4646059851</text:p>
          </table:table-cell>
          <table:table-cell table:formula="of:=NORMINV(RAND(); 62; 4)" office:value-type="float" office:value="67.3390202115268" calcext:value-type="float">
            <text:p>67.3390202115</text:p>
          </table:table-cell>
          <table:table-cell table:formula="of:=12 + 3 * [.D967] + 5 * [.C967]" office:value-type="float" office:value="216.340090560312" calcext:value-type="float">
            <text:p>216.3400905603</text:p>
          </table:table-cell>
          <table:table-cell/>
        </table:table-row>
        <table:table-row table:style-name="ro1">
          <table:table-cell table:formula="of:=RAND()" office:value-type="float" office:value="0.561733077513054" calcext:value-type="float">
            <text:p>0.5617330775</text:p>
          </table:table-cell>
          <table:table-cell table:formula="of:=NORMINV([.A968];10;3)" office:value-type="float" office:value="10.466093972715" calcext:value-type="float">
            <text:p>10.4660939727</text:p>
          </table:table-cell>
          <table:table-cell table:formula="of:=COM.MICROSOFT.NORM.INV(RAND(); 0; 1)" office:value-type="float" office:value="1.05402924369651" calcext:value-type="float">
            <text:p>1.0540292437</text:p>
          </table:table-cell>
          <table:table-cell table:formula="of:=NORMINV(RAND(); 62; 4)" office:value-type="float" office:value="61.2333681630357" calcext:value-type="float">
            <text:p>61.233368163</text:p>
          </table:table-cell>
          <table:table-cell table:formula="of:=12 + 3 * [.D968] + 5 * [.C968]" office:value-type="float" office:value="200.97025070759" calcext:value-type="float">
            <text:p>200.9702507076</text:p>
          </table:table-cell>
          <table:table-cell/>
        </table:table-row>
        <table:table-row table:style-name="ro1">
          <table:table-cell table:formula="of:=RAND()" office:value-type="float" office:value="0.206136931898072" calcext:value-type="float">
            <text:p>0.2061369319</text:p>
          </table:table-cell>
          <table:table-cell table:formula="of:=NORMINV([.A969];10;3)" office:value-type="float" office:value="7.54030393083486" calcext:value-type="float">
            <text:p>7.5403039308</text:p>
          </table:table-cell>
          <table:table-cell table:formula="of:=COM.MICROSOFT.NORM.INV(RAND(); 0; 1)" office:value-type="float" office:value="-1.04283310849549" calcext:value-type="float">
            <text:p>-1.0428331085</text:p>
          </table:table-cell>
          <table:table-cell table:formula="of:=NORMINV(RAND(); 62; 4)" office:value-type="float" office:value="65.7906996214023" calcext:value-type="float">
            <text:p>65.7906996214</text:p>
          </table:table-cell>
          <table:table-cell table:formula="of:=12 + 3 * [.D969] + 5 * [.C969]" office:value-type="float" office:value="204.157933321729" calcext:value-type="float">
            <text:p>204.1579333217</text:p>
          </table:table-cell>
          <table:table-cell/>
        </table:table-row>
        <table:table-row table:style-name="ro1">
          <table:table-cell table:formula="of:=RAND()" office:value-type="float" office:value="0.390810877084732" calcext:value-type="float">
            <text:p>0.3908108771</text:p>
          </table:table-cell>
          <table:table-cell table:formula="of:=NORMINV([.A970];10;3)" office:value-type="float" office:value="9.16838130219056" calcext:value-type="float">
            <text:p>9.1683813022</text:p>
          </table:table-cell>
          <table:table-cell table:formula="of:=COM.MICROSOFT.NORM.INV(RAND(); 0; 1)" office:value-type="float" office:value="-0.928406135440434" calcext:value-type="float">
            <text:p>-0.9284061354</text:p>
          </table:table-cell>
          <table:table-cell table:formula="of:=NORMINV(RAND(); 62; 4)" office:value-type="float" office:value="65.9661735026723" calcext:value-type="float">
            <text:p>65.9661735027</text:p>
          </table:table-cell>
          <table:table-cell table:formula="of:=12 + 3 * [.D970] + 5 * [.C970]" office:value-type="float" office:value="205.256489830815" calcext:value-type="float">
            <text:p>205.2564898308</text:p>
          </table:table-cell>
          <table:table-cell/>
        </table:table-row>
        <table:table-row table:style-name="ro1">
          <table:table-cell table:formula="of:=RAND()" office:value-type="float" office:value="0.441879527410492" calcext:value-type="float">
            <text:p>0.4418795274</text:p>
          </table:table-cell>
          <table:table-cell table:formula="of:=NORMINV([.A971];10;3)" office:value-type="float" office:value="9.56138308566354" calcext:value-type="float">
            <text:p>9.5613830857</text:p>
          </table:table-cell>
          <table:table-cell table:formula="of:=COM.MICROSOFT.NORM.INV(RAND(); 0; 1)" office:value-type="float" office:value="0.451560278736194" calcext:value-type="float">
            <text:p>0.4515602787</text:p>
          </table:table-cell>
          <table:table-cell table:formula="of:=NORMINV(RAND(); 62; 4)" office:value-type="float" office:value="56.7391576709293" calcext:value-type="float">
            <text:p>56.7391576709</text:p>
          </table:table-cell>
          <table:table-cell table:formula="of:=12 + 3 * [.D971] + 5 * [.C971]" office:value-type="float" office:value="184.475274406469" calcext:value-type="float">
            <text:p>184.4752744065</text:p>
          </table:table-cell>
          <table:table-cell/>
        </table:table-row>
        <table:table-row table:style-name="ro1">
          <table:table-cell table:formula="of:=RAND()" office:value-type="float" office:value="0.165442968718708" calcext:value-type="float">
            <text:p>0.1654429687</text:p>
          </table:table-cell>
          <table:table-cell table:formula="of:=NORMINV([.A972];10;3)" office:value-type="float" office:value="7.08300718698373" calcext:value-type="float">
            <text:p>7.083007187</text:p>
          </table:table-cell>
          <table:table-cell table:formula="of:=COM.MICROSOFT.NORM.INV(RAND(); 0; 1)" office:value-type="float" office:value="2.01155972758855" calcext:value-type="float">
            <text:p>2.0115597276</text:p>
          </table:table-cell>
          <table:table-cell table:formula="of:=NORMINV(RAND(); 62; 4)" office:value-type="float" office:value="61.5499880579877" calcext:value-type="float">
            <text:p>61.549988058</text:p>
          </table:table-cell>
          <table:table-cell table:formula="of:=12 + 3 * [.D972] + 5 * [.C972]" office:value-type="float" office:value="206.707762811906" calcext:value-type="float">
            <text:p>206.7077628119</text:p>
          </table:table-cell>
          <table:table-cell/>
        </table:table-row>
        <table:table-row table:style-name="ro1">
          <table:table-cell table:formula="of:=RAND()" office:value-type="float" office:value="0.474583053262904" calcext:value-type="float">
            <text:p>0.4745830533</text:p>
          </table:table-cell>
          <table:table-cell table:formula="of:=NORMINV([.A973];10;3)" office:value-type="float" office:value="9.80873800054161" calcext:value-type="float">
            <text:p>9.8087380005</text:p>
          </table:table-cell>
          <table:table-cell table:formula="of:=COM.MICROSOFT.NORM.INV(RAND(); 0; 1)" office:value-type="float" office:value="-1.04805837430547" calcext:value-type="float">
            <text:p>-1.0480583743</text:p>
          </table:table-cell>
          <table:table-cell table:formula="of:=NORMINV(RAND(); 62; 4)" office:value-type="float" office:value="57.3453547645295" calcext:value-type="float">
            <text:p>57.3453547645</text:p>
          </table:table-cell>
          <table:table-cell table:formula="of:=12 + 3 * [.D973] + 5 * [.C973]" office:value-type="float" office:value="178.795772422061" calcext:value-type="float">
            <text:p>178.7957724221</text:p>
          </table:table-cell>
          <table:table-cell/>
        </table:table-row>
        <table:table-row table:style-name="ro1">
          <table:table-cell table:formula="of:=RAND()" office:value-type="float" office:value="0.843928738497198" calcext:value-type="float">
            <text:p>0.8439287385</text:p>
          </table:table-cell>
          <table:table-cell table:formula="of:=NORMINV([.A974];10;3)" office:value-type="float" office:value="13.0322097475778" calcext:value-type="float">
            <text:p>13.0322097476</text:p>
          </table:table-cell>
          <table:table-cell table:formula="of:=COM.MICROSOFT.NORM.INV(RAND(); 0; 1)" office:value-type="float" office:value="0.263568661901621" calcext:value-type="float">
            <text:p>0.2635686619</text:p>
          </table:table-cell>
          <table:table-cell table:formula="of:=NORMINV(RAND(); 62; 4)" office:value-type="float" office:value="66.889905203825" calcext:value-type="float">
            <text:p>66.8899052038</text:p>
          </table:table-cell>
          <table:table-cell table:formula="of:=12 + 3 * [.D974] + 5 * [.C974]" office:value-type="float" office:value="213.987558920983" calcext:value-type="float">
            <text:p>213.987558921</text:p>
          </table:table-cell>
          <table:table-cell/>
        </table:table-row>
        <table:table-row table:style-name="ro1">
          <table:table-cell table:formula="of:=RAND()" office:value-type="float" office:value="0.0760883898474276" calcext:value-type="float">
            <text:p>0.0760883898</text:p>
          </table:table-cell>
          <table:table-cell table:formula="of:=NORMINV([.A975];10;3)" office:value-type="float" office:value="5.70434546062585" calcext:value-type="float">
            <text:p>5.7043454606</text:p>
          </table:table-cell>
          <table:table-cell table:formula="of:=COM.MICROSOFT.NORM.INV(RAND(); 0; 1)" office:value-type="float" office:value="-0.931442227982733" calcext:value-type="float">
            <text:p>-0.931442228</text:p>
          </table:table-cell>
          <table:table-cell table:formula="of:=NORMINV(RAND(); 62; 4)" office:value-type="float" office:value="65.8316488694184" calcext:value-type="float">
            <text:p>65.8316488694</text:p>
          </table:table-cell>
          <table:table-cell table:formula="of:=12 + 3 * [.D975] + 5 * [.C975]" office:value-type="float" office:value="204.837735468342" calcext:value-type="float">
            <text:p>204.8377354683</text:p>
          </table:table-cell>
          <table:table-cell/>
        </table:table-row>
        <table:table-row table:style-name="ro1">
          <table:table-cell table:formula="of:=RAND()" office:value-type="float" office:value="0.412490707589313" calcext:value-type="float">
            <text:p>0.4124907076</text:p>
          </table:table-cell>
          <table:table-cell table:formula="of:=NORMINV([.A976];10;3)" office:value-type="float" office:value="9.33657225362199" calcext:value-type="float">
            <text:p>9.3365722536</text:p>
          </table:table-cell>
          <table:table-cell table:formula="of:=COM.MICROSOFT.NORM.INV(RAND(); 0; 1)" office:value-type="float" office:value="-0.562550442761255" calcext:value-type="float">
            <text:p>-0.5625504428</text:p>
          </table:table-cell>
          <table:table-cell table:formula="of:=NORMINV(RAND(); 62; 4)" office:value-type="float" office:value="64.9997261494616" calcext:value-type="float">
            <text:p>64.9997261495</text:p>
          </table:table-cell>
          <table:table-cell table:formula="of:=12 + 3 * [.D976] + 5 * [.C976]" office:value-type="float" office:value="204.186426234578" calcext:value-type="float">
            <text:p>204.1864262346</text:p>
          </table:table-cell>
          <table:table-cell/>
        </table:table-row>
        <table:table-row table:style-name="ro1">
          <table:table-cell table:formula="of:=RAND()" office:value-type="float" office:value="0.293147702002898" calcext:value-type="float">
            <text:p>0.293147702</text:p>
          </table:table-cell>
          <table:table-cell table:formula="of:=NORMINV([.A977];10;3)" office:value-type="float" office:value="8.36736316702318" calcext:value-type="float">
            <text:p>8.367363167</text:p>
          </table:table-cell>
          <table:table-cell table:formula="of:=COM.MICROSOFT.NORM.INV(RAND(); 0; 1)" office:value-type="float" office:value="-0.134934164387474" calcext:value-type="float">
            <text:p>-0.1349341644</text:p>
          </table:table-cell>
          <table:table-cell table:formula="of:=NORMINV(RAND(); 62; 4)" office:value-type="float" office:value="69.1466198467823" calcext:value-type="float">
            <text:p>69.1466198468</text:p>
          </table:table-cell>
          <table:table-cell table:formula="of:=12 + 3 * [.D977] + 5 * [.C977]" office:value-type="float" office:value="218.765188718409" calcext:value-type="float">
            <text:p>218.7651887184</text:p>
          </table:table-cell>
          <table:table-cell/>
        </table:table-row>
        <table:table-row table:style-name="ro1">
          <table:table-cell table:formula="of:=RAND()" office:value-type="float" office:value="0.5444438632112" calcext:value-type="float">
            <text:p>0.5444438632</text:p>
          </table:table-cell>
          <table:table-cell table:formula="of:=NORMINV([.A978];10;3)" office:value-type="float" office:value="10.3349070653927" calcext:value-type="float">
            <text:p>10.3349070654</text:p>
          </table:table-cell>
          <table:table-cell table:formula="of:=COM.MICROSOFT.NORM.INV(RAND(); 0; 1)" office:value-type="float" office:value="0.188564424602043" calcext:value-type="float">
            <text:p>0.1885644246</text:p>
          </table:table-cell>
          <table:table-cell table:formula="of:=NORMINV(RAND(); 62; 4)" office:value-type="float" office:value="63.4713184586591" calcext:value-type="float">
            <text:p>63.4713184587</text:p>
          </table:table-cell>
          <table:table-cell table:formula="of:=12 + 3 * [.D978] + 5 * [.C978]" office:value-type="float" office:value="203.356777498988" calcext:value-type="float">
            <text:p>203.356777499</text:p>
          </table:table-cell>
          <table:table-cell/>
        </table:table-row>
        <table:table-row table:style-name="ro1">
          <table:table-cell table:formula="of:=RAND()" office:value-type="float" office:value="0.725977349095047" calcext:value-type="float">
            <text:p>0.7259773491</text:p>
          </table:table-cell>
          <table:table-cell table:formula="of:=NORMINV([.A979];10;3)" office:value-type="float" office:value="11.8020753092101" calcext:value-type="float">
            <text:p>11.8020753092</text:p>
          </table:table-cell>
          <table:table-cell table:formula="of:=COM.MICROSOFT.NORM.INV(RAND(); 0; 1)" office:value-type="float" office:value="0.99467348519133" calcext:value-type="float">
            <text:p>0.9946734852</text:p>
          </table:table-cell>
          <table:table-cell table:formula="of:=NORMINV(RAND(); 62; 4)" office:value-type="float" office:value="64.1495769312372" calcext:value-type="float">
            <text:p>64.1495769312</text:p>
          </table:table-cell>
          <table:table-cell table:formula="of:=12 + 3 * [.D979] + 5 * [.C979]" office:value-type="float" office:value="209.422098219668" calcext:value-type="float">
            <text:p>209.4220982197</text:p>
          </table:table-cell>
          <table:table-cell/>
        </table:table-row>
        <table:table-row table:style-name="ro1">
          <table:table-cell table:formula="of:=RAND()" office:value-type="float" office:value="0.864479228155687" calcext:value-type="float">
            <text:p>0.8644792282</text:p>
          </table:table-cell>
          <table:table-cell table:formula="of:=NORMINV([.A980];10;3)" office:value-type="float" office:value="13.3020014823837" calcext:value-type="float">
            <text:p>13.3020014824</text:p>
          </table:table-cell>
          <table:table-cell table:formula="of:=COM.MICROSOFT.NORM.INV(RAND(); 0; 1)" office:value-type="float" office:value="0.439092538713823" calcext:value-type="float">
            <text:p>0.4390925387</text:p>
          </table:table-cell>
          <table:table-cell table:formula="of:=NORMINV(RAND(); 62; 4)" office:value-type="float" office:value="71.2410201694051" calcext:value-type="float">
            <text:p>71.2410201694</text:p>
          </table:table-cell>
          <table:table-cell table:formula="of:=12 + 3 * [.D980] + 5 * [.C980]" office:value-type="float" office:value="227.918523201784" calcext:value-type="float">
            <text:p>227.9185232018</text:p>
          </table:table-cell>
          <table:table-cell/>
        </table:table-row>
        <table:table-row table:style-name="ro1">
          <table:table-cell table:formula="of:=RAND()" office:value-type="float" office:value="0.724147740751505" calcext:value-type="float">
            <text:p>0.7241477408</text:p>
          </table:table-cell>
          <table:table-cell table:formula="of:=NORMINV([.A981];10;3)" office:value-type="float" office:value="11.7856236629347" calcext:value-type="float">
            <text:p>11.7856236629</text:p>
          </table:table-cell>
          <table:table-cell table:formula="of:=COM.MICROSOFT.NORM.INV(RAND(); 0; 1)" office:value-type="float" office:value="1.03009210561594" calcext:value-type="float">
            <text:p>1.0300921056</text:p>
          </table:table-cell>
          <table:table-cell table:formula="of:=NORMINV(RAND(); 62; 4)" office:value-type="float" office:value="66.0711904240073" calcext:value-type="float">
            <text:p>66.071190424</text:p>
          </table:table-cell>
          <table:table-cell table:formula="of:=12 + 3 * [.D981] + 5 * [.C981]" office:value-type="float" office:value="215.364031800102" calcext:value-type="float">
            <text:p>215.3640318001</text:p>
          </table:table-cell>
          <table:table-cell/>
        </table:table-row>
        <table:table-row table:style-name="ro1">
          <table:table-cell table:formula="of:=RAND()" office:value-type="float" office:value="0.797444903524593" calcext:value-type="float">
            <text:p>0.7974449035</text:p>
          </table:table-cell>
          <table:table-cell table:formula="of:=NORMINV([.A982];10;3)" office:value-type="float" office:value="12.4975881867284" calcext:value-type="float">
            <text:p>12.4975881867</text:p>
          </table:table-cell>
          <table:table-cell table:formula="of:=COM.MICROSOFT.NORM.INV(RAND(); 0; 1)" office:value-type="float" office:value="-1.90859907498656" calcext:value-type="float">
            <text:p>-1.908599075</text:p>
          </table:table-cell>
          <table:table-cell table:formula="of:=NORMINV(RAND(); 62; 4)" office:value-type="float" office:value="65.4145388417254" calcext:value-type="float">
            <text:p>65.4145388417</text:p>
          </table:table-cell>
          <table:table-cell table:formula="of:=12 + 3 * [.D982] + 5 * [.C982]" office:value-type="float" office:value="198.700621150243" calcext:value-type="float">
            <text:p>198.7006211502</text:p>
          </table:table-cell>
          <table:table-cell/>
        </table:table-row>
        <table:table-row table:style-name="ro1">
          <table:table-cell table:formula="of:=RAND()" office:value-type="float" office:value="0.440208784071729" calcext:value-type="float">
            <text:p>0.4402087841</text:p>
          </table:table-cell>
          <table:table-cell table:formula="of:=NORMINV([.A983];10;3)" office:value-type="float" office:value="9.54868031649572" calcext:value-type="float">
            <text:p>9.5486803165</text:p>
          </table:table-cell>
          <table:table-cell table:formula="of:=COM.MICROSOFT.NORM.INV(RAND(); 0; 1)" office:value-type="float" office:value="0.179615286962622" calcext:value-type="float">
            <text:p>0.179615287</text:p>
          </table:table-cell>
          <table:table-cell table:formula="of:=NORMINV(RAND(); 62; 4)" office:value-type="float" office:value="58.7406496397224" calcext:value-type="float">
            <text:p>58.7406496397</text:p>
          </table:table-cell>
          <table:table-cell table:formula="of:=12 + 3 * [.D983] + 5 * [.C983]" office:value-type="float" office:value="189.12002535398" calcext:value-type="float">
            <text:p>189.120025354</text:p>
          </table:table-cell>
          <table:table-cell/>
        </table:table-row>
        <table:table-row table:style-name="ro1">
          <table:table-cell table:formula="of:=RAND()" office:value-type="float" office:value="0.277176839997992" calcext:value-type="float">
            <text:p>0.27717684</text:p>
          </table:table-cell>
          <table:table-cell table:formula="of:=NORMINV([.A984];10;3)" office:value-type="float" office:value="8.22625337790008" calcext:value-type="float">
            <text:p>8.2262533779</text:p>
          </table:table-cell>
          <table:table-cell table:formula="of:=COM.MICROSOFT.NORM.INV(RAND(); 0; 1)" office:value-type="float" office:value="-0.194398621991649" calcext:value-type="float">
            <text:p>-0.194398622</text:p>
          </table:table-cell>
          <table:table-cell table:formula="of:=NORMINV(RAND(); 62; 4)" office:value-type="float" office:value="64.9724486832398" calcext:value-type="float">
            <text:p>64.9724486832</text:p>
          </table:table-cell>
          <table:table-cell table:formula="of:=12 + 3 * [.D984] + 5 * [.C984]" office:value-type="float" office:value="205.945352939761" calcext:value-type="float">
            <text:p>205.9453529398</text:p>
          </table:table-cell>
          <table:table-cell/>
        </table:table-row>
        <table:table-row table:style-name="ro1">
          <table:table-cell table:formula="of:=RAND()" office:value-type="float" office:value="0.392795245163143" calcext:value-type="float">
            <text:p>0.3927952452</text:p>
          </table:table-cell>
          <table:table-cell table:formula="of:=NORMINV([.A985];10;3)" office:value-type="float" office:value="9.18387698459782" calcext:value-type="float">
            <text:p>9.1838769846</text:p>
          </table:table-cell>
          <table:table-cell table:formula="of:=COM.MICROSOFT.NORM.INV(RAND(); 0; 1)" office:value-type="float" office:value="0.315483793172153" calcext:value-type="float">
            <text:p>0.3154837932</text:p>
          </table:table-cell>
          <table:table-cell table:formula="of:=NORMINV(RAND(); 62; 4)" office:value-type="float" office:value="58.3745469307863" calcext:value-type="float">
            <text:p>58.3745469308</text:p>
          </table:table-cell>
          <table:table-cell table:formula="of:=12 + 3 * [.D985] + 5 * [.C985]" office:value-type="float" office:value="188.70105975822" calcext:value-type="float">
            <text:p>188.7010597582</text:p>
          </table:table-cell>
          <table:table-cell/>
        </table:table-row>
        <table:table-row table:style-name="ro1">
          <table:table-cell table:formula="of:=RAND()" office:value-type="float" office:value="0.0935740652494133" calcext:value-type="float">
            <text:p>0.0935740652</text:p>
          </table:table-cell>
          <table:table-cell table:formula="of:=NORMINV([.A986];10;3)" office:value-type="float" office:value="6.04281170892787" calcext:value-type="float">
            <text:p>6.0428117089</text:p>
          </table:table-cell>
          <table:table-cell table:formula="of:=COM.MICROSOFT.NORM.INV(RAND(); 0; 1)" office:value-type="float" office:value="-0.214270639751389" calcext:value-type="float">
            <text:p>-0.2142706398</text:p>
          </table:table-cell>
          <table:table-cell table:formula="of:=NORMINV(RAND(); 62; 4)" office:value-type="float" office:value="60.9616042697521" calcext:value-type="float">
            <text:p>60.9616042698</text:p>
          </table:table-cell>
          <table:table-cell table:formula="of:=12 + 3 * [.D986] + 5 * [.C986]" office:value-type="float" office:value="193.813459610499" calcext:value-type="float">
            <text:p>193.8134596105</text:p>
          </table:table-cell>
          <table:table-cell/>
        </table:table-row>
        <table:table-row table:style-name="ro1">
          <table:table-cell table:formula="of:=RAND()" office:value-type="float" office:value="0.0113773876801133" calcext:value-type="float">
            <text:p>0.0113773877</text:p>
          </table:table-cell>
          <table:table-cell table:formula="of:=NORMINV([.A987];10;3)" office:value-type="float" office:value="3.16741905929634" calcext:value-type="float">
            <text:p>3.1674190593</text:p>
          </table:table-cell>
          <table:table-cell table:formula="of:=COM.MICROSOFT.NORM.INV(RAND(); 0; 1)" office:value-type="float" office:value="0.690723703655226" calcext:value-type="float">
            <text:p>0.6907237037</text:p>
          </table:table-cell>
          <table:table-cell table:formula="of:=NORMINV(RAND(); 62; 4)" office:value-type="float" office:value="60.9472265845768" calcext:value-type="float">
            <text:p>60.9472265846</text:p>
          </table:table-cell>
          <table:table-cell table:formula="of:=12 + 3 * [.D987] + 5 * [.C987]" office:value-type="float" office:value="198.295298272006" calcext:value-type="float">
            <text:p>198.295298272</text:p>
          </table:table-cell>
          <table:table-cell/>
        </table:table-row>
        <table:table-row table:style-name="ro1">
          <table:table-cell table:formula="of:=RAND()" office:value-type="float" office:value="0.0283754554111511" calcext:value-type="float">
            <text:p>0.0283754554</text:p>
          </table:table-cell>
          <table:table-cell table:formula="of:=NORMINV([.A988];10;3)" office:value-type="float" office:value="4.28432687071178" calcext:value-type="float">
            <text:p>4.2843268707</text:p>
          </table:table-cell>
          <table:table-cell table:formula="of:=COM.MICROSOFT.NORM.INV(RAND(); 0; 1)" office:value-type="float" office:value="-0.463496949480922" calcext:value-type="float">
            <text:p>-0.4634969495</text:p>
          </table:table-cell>
          <table:table-cell table:formula="of:=NORMINV(RAND(); 62; 4)" office:value-type="float" office:value="57.7959448588949" calcext:value-type="float">
            <text:p>57.7959448589</text:p>
          </table:table-cell>
          <table:table-cell table:formula="of:=12 + 3 * [.D988] + 5 * [.C988]" office:value-type="float" office:value="183.07034982928" calcext:value-type="float">
            <text:p>183.0703498293</text:p>
          </table:table-cell>
          <table:table-cell/>
        </table:table-row>
        <table:table-row table:style-name="ro1">
          <table:table-cell table:formula="of:=RAND()" office:value-type="float" office:value="0.478188321460038" calcext:value-type="float">
            <text:p>0.4781883215</text:p>
          </table:table-cell>
          <table:table-cell table:formula="of:=NORMINV([.A989];10;3)" office:value-type="float" office:value="9.83589688796483" calcext:value-type="float">
            <text:p>9.835896888</text:p>
          </table:table-cell>
          <table:table-cell table:formula="of:=COM.MICROSOFT.NORM.INV(RAND(); 0; 1)" office:value-type="float" office:value="-0.628289085251675" calcext:value-type="float">
            <text:p>-0.6282890853</text:p>
          </table:table-cell>
          <table:table-cell table:formula="of:=NORMINV(RAND(); 62; 4)" office:value-type="float" office:value="61.3547288791733" calcext:value-type="float">
            <text:p>61.3547288792</text:p>
          </table:table-cell>
          <table:table-cell table:formula="of:=12 + 3 * [.D989] + 5 * [.C989]" office:value-type="float" office:value="192.922741211261" calcext:value-type="float">
            <text:p>192.9227412113</text:p>
          </table:table-cell>
          <table:table-cell/>
        </table:table-row>
        <table:table-row table:style-name="ro1">
          <table:table-cell table:formula="of:=RAND()" office:value-type="float" office:value="0.743335625855252" calcext:value-type="float">
            <text:p>0.7433356259</text:p>
          </table:table-cell>
          <table:table-cell table:formula="of:=NORMINV([.A990];10;3)" office:value-type="float" office:value="11.9609899201076" calcext:value-type="float">
            <text:p>11.9609899201</text:p>
          </table:table-cell>
          <table:table-cell table:formula="of:=COM.MICROSOFT.NORM.INV(RAND(); 0; 1)" office:value-type="float" office:value="-1.83231025088301" calcext:value-type="float">
            <text:p>-1.8323102509</text:p>
          </table:table-cell>
          <table:table-cell table:formula="of:=NORMINV(RAND(); 62; 4)" office:value-type="float" office:value="63.0439239049866" calcext:value-type="float">
            <text:p>63.043923905</text:p>
          </table:table-cell>
          <table:table-cell table:formula="of:=12 + 3 * [.D990] + 5 * [.C990]" office:value-type="float" office:value="191.970220460545" calcext:value-type="float">
            <text:p>191.9702204605</text:p>
          </table:table-cell>
          <table:table-cell/>
        </table:table-row>
        <table:table-row table:style-name="ro1">
          <table:table-cell table:formula="of:=RAND()" office:value-type="float" office:value="0.525948631577194" calcext:value-type="float">
            <text:p>0.5259486316</text:p>
          </table:table-cell>
          <table:table-cell table:formula="of:=NORMINV([.A991];10;3)" office:value-type="float" office:value="10.1952685137364" calcext:value-type="float">
            <text:p>10.1952685137</text:p>
          </table:table-cell>
          <table:table-cell table:formula="of:=COM.MICROSOFT.NORM.INV(RAND(); 0; 1)" office:value-type="float" office:value="0.169388305234568" calcext:value-type="float">
            <text:p>0.1693883052</text:p>
          </table:table-cell>
          <table:table-cell table:formula="of:=NORMINV(RAND(); 62; 4)" office:value-type="float" office:value="60.3203179346978" calcext:value-type="float">
            <text:p>60.3203179347</text:p>
          </table:table-cell>
          <table:table-cell table:formula="of:=12 + 3 * [.D991] + 5 * [.C991]" office:value-type="float" office:value="193.807895330266" calcext:value-type="float">
            <text:p>193.8078953303</text:p>
          </table:table-cell>
          <table:table-cell/>
        </table:table-row>
        <table:table-row table:style-name="ro1">
          <table:table-cell table:formula="of:=RAND()" office:value-type="float" office:value="0.669670557370409" calcext:value-type="float">
            <text:p>0.6696705574</text:p>
          </table:table-cell>
          <table:table-cell table:formula="of:=NORMINV([.A992];10;3)" office:value-type="float" office:value="11.3170109761839" calcext:value-type="float">
            <text:p>11.3170109762</text:p>
          </table:table-cell>
          <table:table-cell table:formula="of:=COM.MICROSOFT.NORM.INV(RAND(); 0; 1)" office:value-type="float" office:value="1.30712634870425" calcext:value-type="float">
            <text:p>1.3071263487</text:p>
          </table:table-cell>
          <table:table-cell table:formula="of:=NORMINV(RAND(); 62; 4)" office:value-type="float" office:value="60.2115252830131" calcext:value-type="float">
            <text:p>60.211525283</text:p>
          </table:table-cell>
          <table:table-cell table:formula="of:=12 + 3 * [.D992] + 5 * [.C992]" office:value-type="float" office:value="199.17020759256" calcext:value-type="float">
            <text:p>199.1702075926</text:p>
          </table:table-cell>
          <table:table-cell/>
        </table:table-row>
        <table:table-row table:style-name="ro1">
          <table:table-cell table:formula="of:=RAND()" office:value-type="float" office:value="0.285392692079768" calcext:value-type="float">
            <text:p>0.2853926921</text:p>
          </table:table-cell>
          <table:table-cell table:formula="of:=NORMINV([.A993];10;3)" office:value-type="float" office:value="8.29931439400101" calcext:value-type="float">
            <text:p>8.299314394</text:p>
          </table:table-cell>
          <table:table-cell table:formula="of:=COM.MICROSOFT.NORM.INV(RAND(); 0; 1)" office:value-type="float" office:value="-0.912842694163247" calcext:value-type="float">
            <text:p>-0.9128426942</text:p>
          </table:table-cell>
          <table:table-cell table:formula="of:=NORMINV(RAND(); 62; 4)" office:value-type="float" office:value="59.9070481956235" calcext:value-type="float">
            <text:p>59.9070481956</text:p>
          </table:table-cell>
          <table:table-cell table:formula="of:=12 + 3 * [.D993] + 5 * [.C993]" office:value-type="float" office:value="187.156931116054" calcext:value-type="float">
            <text:p>187.1569311161</text:p>
          </table:table-cell>
          <table:table-cell/>
        </table:table-row>
        <table:table-row table:style-name="ro1">
          <table:table-cell table:formula="of:=RAND()" office:value-type="float" office:value="0.228860034840181" calcext:value-type="float">
            <text:p>0.2288600348</text:p>
          </table:table-cell>
          <table:table-cell table:formula="of:=NORMINV([.A994];10;3)" office:value-type="float" office:value="7.77218108258811" calcext:value-type="float">
            <text:p>7.7721810826</text:p>
          </table:table-cell>
          <table:table-cell table:formula="of:=COM.MICROSOFT.NORM.INV(RAND(); 0; 1)" office:value-type="float" office:value="1.00190228845393" calcext:value-type="float">
            <text:p>1.0019022885</text:p>
          </table:table-cell>
          <table:table-cell table:formula="of:=NORMINV(RAND(); 62; 4)" office:value-type="float" office:value="56.2496312149633" calcext:value-type="float">
            <text:p>56.249631215</text:p>
          </table:table-cell>
          <table:table-cell table:formula="of:=12 + 3 * [.D994] + 5 * [.C994]" office:value-type="float" office:value="185.75840508716" calcext:value-type="float">
            <text:p>185.7584050872</text:p>
          </table:table-cell>
          <table:table-cell/>
        </table:table-row>
        <table:table-row table:style-name="ro1">
          <table:table-cell table:formula="of:=RAND()" office:value-type="float" office:value="0.759857240831479" calcext:value-type="float">
            <text:p>0.7598572408</text:p>
          </table:table-cell>
          <table:table-cell table:formula="of:=NORMINV([.A995];10;3)" office:value-type="float" office:value="12.1175302520309" calcext:value-type="float">
            <text:p>12.117530252</text:p>
          </table:table-cell>
          <table:table-cell table:formula="of:=COM.MICROSOFT.NORM.INV(RAND(); 0; 1)" office:value-type="float" office:value="-0.139119507919965" calcext:value-type="float">
            <text:p>-0.1391195079</text:p>
          </table:table-cell>
          <table:table-cell table:formula="of:=NORMINV(RAND(); 62; 4)" office:value-type="float" office:value="57.0610229736654" calcext:value-type="float">
            <text:p>57.0610229737</text:p>
          </table:table-cell>
          <table:table-cell table:formula="of:=12 + 3 * [.D995] + 5 * [.C995]" office:value-type="float" office:value="182.487471381396" calcext:value-type="float">
            <text:p>182.4874713814</text:p>
          </table:table-cell>
          <table:table-cell/>
        </table:table-row>
        <table:table-row table:style-name="ro1">
          <table:table-cell table:formula="of:=RAND()" office:value-type="float" office:value="0.404709530761465" calcext:value-type="float">
            <text:p>0.4047095308</text:p>
          </table:table-cell>
          <table:table-cell table:formula="of:=NORMINV([.A996];10;3)" office:value-type="float" office:value="9.27647335614524" calcext:value-type="float">
            <text:p>9.2764733561</text:p>
          </table:table-cell>
          <table:table-cell table:formula="of:=COM.MICROSOFT.NORM.INV(RAND(); 0; 1)" office:value-type="float" office:value="1.29451233308133" calcext:value-type="float">
            <text:p>1.2945123331</text:p>
          </table:table-cell>
          <table:table-cell table:formula="of:=NORMINV(RAND(); 62; 4)" office:value-type="float" office:value="63.6812287465938" calcext:value-type="float">
            <text:p>63.6812287466</text:p>
          </table:table-cell>
          <table:table-cell table:formula="of:=12 + 3 * [.D996] + 5 * [.C996]" office:value-type="float" office:value="209.516247905188" calcext:value-type="float">
            <text:p>209.5162479052</text:p>
          </table:table-cell>
          <table:table-cell/>
        </table:table-row>
        <table:table-row table:style-name="ro1">
          <table:table-cell table:formula="of:=RAND()" office:value-type="float" office:value="0.39129450195469" calcext:value-type="float">
            <text:p>0.391294502</text:p>
          </table:table-cell>
          <table:table-cell table:formula="of:=NORMINV([.A997];10;3)" office:value-type="float" office:value="9.17215989783899" calcext:value-type="float">
            <text:p>9.1721598978</text:p>
          </table:table-cell>
          <table:table-cell table:formula="of:=COM.MICROSOFT.NORM.INV(RAND(); 0; 1)" office:value-type="float" office:value="-0.578470514246771" calcext:value-type="float">
            <text:p>-0.5784705142</text:p>
          </table:table-cell>
          <table:table-cell table:formula="of:=NORMINV(RAND(); 62; 4)" office:value-type="float" office:value="69.3608184137167" calcext:value-type="float">
            <text:p>69.3608184137</text:p>
          </table:table-cell>
          <table:table-cell table:formula="of:=12 + 3 * [.D997] + 5 * [.C997]" office:value-type="float" office:value="217.190102669916" calcext:value-type="float">
            <text:p>217.1901026699</text:p>
          </table:table-cell>
          <table:table-cell/>
        </table:table-row>
        <table:table-row table:style-name="ro1">
          <table:table-cell table:formula="of:=RAND()" office:value-type="float" office:value="0.465197169454768" calcext:value-type="float">
            <text:p>0.4651971695</text:p>
          </table:table-cell>
          <table:table-cell table:formula="of:=NORMINV([.A998];10;3)" office:value-type="float" office:value="9.73795387733492" calcext:value-type="float">
            <text:p>9.7379538773</text:p>
          </table:table-cell>
          <table:table-cell table:formula="of:=COM.MICROSOFT.NORM.INV(RAND(); 0; 1)" office:value-type="float" office:value="-1.33110057334679" calcext:value-type="float">
            <text:p>-1.3311005733</text:p>
          </table:table-cell>
          <table:table-cell table:formula="of:=NORMINV(RAND(); 62; 4)" office:value-type="float" office:value="64.0765738982445" calcext:value-type="float">
            <text:p>64.0765738982</text:p>
          </table:table-cell>
          <table:table-cell table:formula="of:=12 + 3 * [.D998] + 5 * [.C998]" office:value-type="float" office:value="197.574218827999" calcext:value-type="float">
            <text:p>197.574218828</text:p>
          </table:table-cell>
          <table:table-cell/>
        </table:table-row>
        <table:table-row table:style-name="ro1">
          <table:table-cell table:formula="of:=RAND()" office:value-type="float" office:value="0.955010367324576" calcext:value-type="float">
            <text:p>0.9550103673</text:p>
          </table:table-cell>
          <table:table-cell table:formula="of:=NORMINV([.A999];10;3)" office:value-type="float" office:value="15.0865212868602" calcext:value-type="float">
            <text:p>15.0865212869</text:p>
          </table:table-cell>
          <table:table-cell table:formula="of:=COM.MICROSOFT.NORM.INV(RAND(); 0; 1)" office:value-type="float" office:value="-0.011968809635536" calcext:value-type="float">
            <text:p>-0.0119688096</text:p>
          </table:table-cell>
          <table:table-cell table:formula="of:=NORMINV(RAND(); 62; 4)" office:value-type="float" office:value="64.835047758341" calcext:value-type="float">
            <text:p>64.8350477583</text:p>
          </table:table-cell>
          <table:table-cell table:formula="of:=12 + 3 * [.D999] + 5 * [.C999]" office:value-type="float" office:value="206.445299226846" calcext:value-type="float">
            <text:p>206.4452992268</text:p>
          </table:table-cell>
          <table:table-cell/>
        </table:table-row>
        <table:table-row table:style-name="ro1">
          <table:table-cell table:formula="of:=RAND()" office:value-type="float" office:value="0.911916839424521" calcext:value-type="float">
            <text:p>0.9119168394</text:p>
          </table:table-cell>
          <table:table-cell table:formula="of:=NORMINV([.A1000];10;3)" office:value-type="float" office:value="14.0579607918747" calcext:value-type="float">
            <text:p>14.0579607919</text:p>
          </table:table-cell>
          <table:table-cell table:formula="of:=COM.MICROSOFT.NORM.INV(RAND(); 0; 1)" office:value-type="float" office:value="1.35850337263196" calcext:value-type="float">
            <text:p>1.3585033726</text:p>
          </table:table-cell>
          <table:table-cell table:formula="of:=NORMINV(RAND(); 62; 4)" office:value-type="float" office:value="61.3355674219215" calcext:value-type="float">
            <text:p>61.3355674219</text:p>
          </table:table-cell>
          <table:table-cell table:formula="of:=12 + 3 * [.D1000] + 5 * [.C1000]" office:value-type="float" office:value="202.799219128924" calcext:value-type="float">
            <text:p>202.7992191289</text:p>
          </table:table-cell>
          <table:table-cell/>
        </table:table-row>
        <table:table-row table:style-name="ro1">
          <table:table-cell table:formula="of:=RAND()" office:value-type="float" office:value="0.00532649573870003" calcext:value-type="float">
            <text:p>0.0053264957</text:p>
          </table:table-cell>
          <table:table-cell table:formula="of:=NORMINV([.A1001];10;3)" office:value-type="float" office:value="2.33835951706023" calcext:value-type="float">
            <text:p>2.3383595171</text:p>
          </table:table-cell>
          <table:table-cell table:formula="of:=COM.MICROSOFT.NORM.INV(RAND(); 0; 1)" office:value-type="float" office:value="-0.387370651853208" calcext:value-type="float">
            <text:p>-0.3873706519</text:p>
          </table:table-cell>
          <table:table-cell table:formula="of:=NORMINV(RAND(); 62; 4)" office:value-type="float" office:value="56.719431960465" calcext:value-type="float">
            <text:p>56.7194319605</text:p>
          </table:table-cell>
          <table:table-cell table:formula="of:=12 + 3 * [.D1001] + 5 * [.C1001]" office:value-type="float" office:value="180.221442622129" calcext:value-type="float">
            <text:p>180.22144262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3:32:10.0048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55:25.830690000</meta:creation-date>
    <dc:date>2015-02-22T13:32:53.769619000</dc:date>
    <meta:editing-duration>PT12M37S</meta:editing-duration>
    <meta:editing-cycles>2</meta:editing-cycles>
    <meta:generator>LibreOffice/4.4.0.3$MacOSX_X86_64 LibreOffice_project/de093506bcdc5fafd9023ee680b8c60e3e0645d7</meta:generator>
    <meta:document-statistic meta:table-count="1" meta:cell-count="5005" meta:object-count="0"/>
  </office:meta>
</office:document-meta>
</file>